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able-cell-properties fo:background-color="#e6e64c"/>
    </style:style>
    <style:style style:name="ce5" style:family="table-cell" style:parent-style-name="Default">
      <style:table-cell-properties fo:background-color="#ff950e"/>
    </style:style>
    <style:style style:name="ce6" style:family="table-cell" style:parent-style-name="Default">
      <style:table-cell-properties fo:background-color="#aecf00"/>
    </style:style>
    <style:style style:name="ce7" style:family="table-cell" style:parent-style-name="Default">
      <style:table-cell-properties fo:background-color="#ffffc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7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DOY</text:p>
          </table:table-cell>
          <table:table-cell table:style-name="ce2" office:value-type="string">
            <text:p>YYYY-DDD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sum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mean</text:p>
          </table:table-cell>
          <table:table-cell/>
        </table:table-row>
        <table:table-row table:style-name="ro1">
          <table:table-cell office:value-type="float" office:value="2007001">
            <text:p>2007001</text:p>
          </table:table-cell>
          <table:table-cell table:formula="of:=[.A2]/1000" office:value-type="float" office:value="2007.001">
            <text:p>2007</text:p>
          </table:table-cell>
          <table:table-cell table:formula="of:=[.A2]-INT([.B2])*1000" office:value-type="float" office:value="1">
            <text:p>1</text:p>
          </table:table-cell>
          <table:table-cell table:formula="of:=CONCATENATE(INT([.B2]);&quot;-&quot;;[.C2])" office:value-type="string" office:string-value="2007-1">
            <text:p>2007-1</text:p>
          </table:table-cell>
          <table:table-cell table:number-columns-repeated="6"/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7002">
            <text:p>2007002</text:p>
          </table:table-cell>
          <table:table-cell table:formula="of:=[.A3]/1000" office:value-type="float" office:value="2007.002">
            <text:p>2007</text:p>
          </table:table-cell>
          <table:table-cell table:formula="of:=[.A3]-INT([.B3])*1000" office:value-type="float" office:value="2">
            <text:p>2</text:p>
          </table:table-cell>
          <table:table-cell table:formula="of:=CONCATENATE(INT([.B3]);&quot;-&quot;;[.C3])" office:value-type="string" office:string-value="2007-2">
            <text:p>2007-2</text:p>
          </table:table-cell>
          <table:table-cell table:number-columns-repeated="6"/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7003">
            <text:p>2007003</text:p>
          </table:table-cell>
          <table:table-cell table:formula="of:=[.A4]/1000" office:value-type="float" office:value="2007.003">
            <text:p>2007</text:p>
          </table:table-cell>
          <table:table-cell table:formula="of:=[.A4]-INT([.B4])*1000" office:value-type="float" office:value="3">
            <text:p>3</text:p>
          </table:table-cell>
          <table:table-cell table:formula="of:=CONCATENATE(INT([.B4]);&quot;-&quot;;[.C4])" office:value-type="string" office:string-value="2007-3">
            <text:p>2007-3</text:p>
          </table:table-cell>
          <table:table-cell office:value-type="float" office:value="587">
            <text:p>587</text:p>
          </table:table-cell>
          <table:table-cell office:value-type="float" office:value="4101.587402">
            <text:p>4101.587402</text:p>
          </table:table-cell>
          <table:table-cell office:value-type="float" office:value="5.716366">
            <text:p>5.716366</text:p>
          </table:table-cell>
          <table:table-cell office:value-type="float" office:value="8.964723">
            <text:p>8.964723</text:p>
          </table:table-cell>
          <table:table-cell office:value-type="float" office:value="2.643364">
            <text:p>2.643364</text:p>
          </table:table-cell>
          <table:table-cell office:value-type="float" office:value="6.987372">
            <text:p>6.987372</text:p>
          </table:table-cell>
          <table:table-cell table:style-name="ce4" office:value-type="float" office:value="3">
            <text:p>3</text:p>
          </table:table-cell>
        </table:table-row>
        <table:table-row table:style-name="ro1">
          <table:table-cell office:value-type="float" office:value="2007004">
            <text:p>2007004</text:p>
          </table:table-cell>
          <table:table-cell table:formula="of:=[.A5]/1000" office:value-type="float" office:value="2007.004">
            <text:p>2007</text:p>
          </table:table-cell>
          <table:table-cell table:formula="of:=[.A5]-INT([.B5])*1000" office:value-type="float" office:value="4">
            <text:p>4</text:p>
          </table:table-cell>
          <table:table-cell table:formula="of:=CONCATENATE(INT([.B5]);&quot;-&quot;;[.C5])" office:value-type="string" office:string-value="2007-4">
            <text:p>2007-4</text:p>
          </table:table-cell>
          <table:table-cell office:value-type="float" office:value="321">
            <text:p>321</text:p>
          </table:table-cell>
          <table:table-cell office:value-type="float" office:value="2839.136963">
            <text:p>2839.136963</text:p>
          </table:table-cell>
          <table:table-cell office:value-type="float" office:value="6.955611">
            <text:p>6.955611</text:p>
          </table:table-cell>
          <table:table-cell office:value-type="float" office:value="10.603024">
            <text:p>10.603024</text:p>
          </table:table-cell>
          <table:table-cell office:value-type="float" office:value="2.973998">
            <text:p>2.973998</text:p>
          </table:table-cell>
          <table:table-cell office:value-type="float" office:value="8.844664">
            <text:p>8.844664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005">
            <text:p>2007005</text:p>
          </table:table-cell>
          <table:table-cell table:formula="of:=[.A6]/1000" office:value-type="float" office:value="2007.005">
            <text:p>2007</text:p>
          </table:table-cell>
          <table:table-cell table:formula="of:=[.A6]-INT([.B6])*1000" office:value-type="float" office:value="5">
            <text:p>5</text:p>
          </table:table-cell>
          <table:table-cell table:formula="of:=CONCATENATE(INT([.B6]);&quot;-&quot;;[.C6])" office:value-type="string" office:string-value="2007-5">
            <text:p>2007-5</text:p>
          </table:table-cell>
          <table:table-cell office:value-type="float" office:value="491">
            <text:p>491</text:p>
          </table:table-cell>
          <table:table-cell office:value-type="float" office:value="2832.501465">
            <text:p>2832.501465</text:p>
          </table:table-cell>
          <table:table-cell office:value-type="float" office:value="3.145084">
            <text:p>3.145084</text:p>
          </table:table-cell>
          <table:table-cell office:value-type="float" office:value="9.019871">
            <text:p>9.019871</text:p>
          </table:table-cell>
          <table:table-cell office:value-type="float" office:value="2.401841">
            <text:p>2.401841</text:p>
          </table:table-cell>
          <table:table-cell office:value-type="float" office:value="5.768842">
            <text:p>5.768842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006">
            <text:p>2007006</text:p>
          </table:table-cell>
          <table:table-cell table:formula="of:=[.A7]/1000" office:value-type="float" office:value="2007.006">
            <text:p>2007</text:p>
          </table:table-cell>
          <table:table-cell table:formula="of:=[.A7]-INT([.B7])*1000" office:value-type="float" office:value="6">
            <text:p>6</text:p>
          </table:table-cell>
          <table:table-cell table:formula="of:=CONCATENATE(INT([.B7]);&quot;-&quot;;[.C7])" office:value-type="string" office:string-value="2007-6">
            <text:p>2007-6</text:p>
          </table:table-cell>
          <table:table-cell table:number-columns-repeated="6"/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7007">
            <text:p>2007007</text:p>
          </table:table-cell>
          <table:table-cell table:formula="of:=[.A8]/1000" office:value-type="float" office:value="2007.007">
            <text:p>2007</text:p>
          </table:table-cell>
          <table:table-cell table:formula="of:=[.A8]-INT([.B8])*1000" office:value-type="float" office:value="7">
            <text:p>7</text:p>
          </table:table-cell>
          <table:table-cell table:formula="of:=CONCATENATE(INT([.B8]);&quot;-&quot;;[.C8])" office:value-type="string" office:string-value="2007-7">
            <text:p>2007-7</text:p>
          </table:table-cell>
          <table:table-cell table:number-columns-repeated="6"/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7008">
            <text:p>2007008</text:p>
          </table:table-cell>
          <table:table-cell table:formula="of:=[.A9]/1000" office:value-type="float" office:value="2007.008">
            <text:p>2007</text:p>
          </table:table-cell>
          <table:table-cell table:formula="of:=[.A9]-INT([.B9])*1000" office:value-type="float" office:value="8">
            <text:p>8</text:p>
          </table:table-cell>
          <table:table-cell table:formula="of:=CONCATENATE(INT([.B9]);&quot;-&quot;;[.C9])" office:value-type="string" office:string-value="2007-8">
            <text:p>2007-8</text:p>
          </table:table-cell>
          <table:table-cell office:value-type="float" office:value="599">
            <text:p>599</text:p>
          </table:table-cell>
          <table:table-cell office:value-type="float" office:value="4703.458984">
            <text:p>4703.458984</text:p>
          </table:table-cell>
          <table:table-cell office:value-type="float" office:value="6.166305">
            <text:p>6.166305</text:p>
          </table:table-cell>
          <table:table-cell office:value-type="float" office:value="9.55384">
            <text:p>9.55384</text:p>
          </table:table-cell>
          <table:table-cell office:value-type="float" office:value="2.802175">
            <text:p>2.802175</text:p>
          </table:table-cell>
          <table:table-cell office:value-type="float" office:value="7.852185">
            <text:p>7.852185</text:p>
          </table:table-cell>
          <table:table-cell table:style-name="ce4" office:value-type="float" office:value="3">
            <text:p>3</text:p>
          </table:table-cell>
        </table:table-row>
        <table:table-row table:style-name="ro1">
          <table:table-cell office:value-type="float" office:value="2007009">
            <text:p>2007009</text:p>
          </table:table-cell>
          <table:table-cell table:formula="of:=[.A10]/1000" office:value-type="float" office:value="2007.009">
            <text:p>2007</text:p>
          </table:table-cell>
          <table:table-cell table:formula="of:=[.A10]-INT([.B10])*1000" office:value-type="float" office:value="9">
            <text:p>9</text:p>
          </table:table-cell>
          <table:table-cell table:formula="of:=CONCATENATE(INT([.B10]);&quot;-&quot;;[.C10])" office:value-type="string" office:string-value="2007-9">
            <text:p>2007-9</text:p>
          </table:table-cell>
          <table:table-cell table:number-columns-repeated="6"/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7010">
            <text:p>2007010</text:p>
          </table:table-cell>
          <table:table-cell table:formula="of:=[.A11]/1000" office:value-type="float" office:value="2007.01">
            <text:p>2007</text:p>
          </table:table-cell>
          <table:table-cell table:formula="of:=[.A11]-INT([.B11])*1000" office:value-type="float" office:value="10">
            <text:p>10</text:p>
          </table:table-cell>
          <table:table-cell table:formula="of:=CONCATENATE(INT([.B11]);&quot;-&quot;;[.C11])" office:value-type="string" office:string-value="2007-10">
            <text:p>2007-10</text:p>
          </table:table-cell>
          <table:table-cell office:value-type="float" office:value="599">
            <text:p>599</text:p>
          </table:table-cell>
          <table:table-cell office:value-type="float" office:value="3219.713135">
            <text:p>3219.713135</text:p>
          </table:table-cell>
          <table:table-cell office:value-type="float" office:value="3.643132">
            <text:p>3.643132</text:p>
          </table:table-cell>
          <table:table-cell office:value-type="float" office:value="7.412514">
            <text:p>7.412514</text:p>
          </table:table-cell>
          <table:table-cell office:value-type="float" office:value="2.318436">
            <text:p>2.318436</text:p>
          </table:table-cell>
          <table:table-cell office:value-type="float" office:value="5.375147">
            <text:p>5.375147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office:value-type="float" office:value="2007011">
            <text:p>2007011</text:p>
          </table:table-cell>
          <table:table-cell table:formula="of:=[.A12]/1000" office:value-type="float" office:value="2007.011">
            <text:p>2007</text:p>
          </table:table-cell>
          <table:table-cell table:formula="of:=[.A12]-INT([.B12])*1000" office:value-type="float" office:value="11">
            <text:p>11</text:p>
          </table:table-cell>
          <table:table-cell table:formula="of:=CONCATENATE(INT([.B12]);&quot;-&quot;;[.C12])" office:value-type="string" office:string-value="2007-11">
            <text:p>2007-11</text:p>
          </table:table-cell>
          <table:table-cell office:value-type="float" office:value="486">
            <text:p>486</text:p>
          </table:table-cell>
          <table:table-cell office:value-type="float" office:value="2268.882812">
            <text:p>2268.882812</text:p>
          </table:table-cell>
          <table:table-cell office:value-type="float" office:value="1.772084">
            <text:p>1.772084</text:p>
          </table:table-cell>
          <table:table-cell office:value-type="float" office:value="6.471902">
            <text:p>6.471902</text:p>
          </table:table-cell>
          <table:table-cell office:value-type="float" office:value="2.160667">
            <text:p>2.160667</text:p>
          </table:table-cell>
          <table:table-cell office:value-type="float" office:value="4.668483">
            <text:p>4.668483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012">
            <text:p>2007012</text:p>
          </table:table-cell>
          <table:table-cell table:formula="of:=[.A13]/1000" office:value-type="float" office:value="2007.012">
            <text:p>2007</text:p>
          </table:table-cell>
          <table:table-cell table:formula="of:=[.A13]-INT([.B13])*1000" office:value-type="float" office:value="12">
            <text:p>12</text:p>
          </table:table-cell>
          <table:table-cell table:formula="of:=CONCATENATE(INT([.B13]);&quot;-&quot;;[.C13])" office:value-type="string" office:string-value="2007-12">
            <text:p>2007-12</text:p>
          </table:table-cell>
          <table:table-cell office:value-type="float" office:value="114">
            <text:p>114</text:p>
          </table:table-cell>
          <table:table-cell office:value-type="float" office:value="791.451965">
            <text:p>791.451965</text:p>
          </table:table-cell>
          <table:table-cell office:value-type="float" office:value="5.493032">
            <text:p>5.493032</text:p>
          </table:table-cell>
          <table:table-cell office:value-type="float" office:value="9.34024">
            <text:p>9.34024</text:p>
          </table:table-cell>
          <table:table-cell office:value-type="float" office:value="2.634874">
            <text:p>2.634874</text:p>
          </table:table-cell>
          <table:table-cell office:value-type="float" office:value="6.942561">
            <text:p>6.942561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013">
            <text:p>2007013</text:p>
          </table:table-cell>
          <table:table-cell table:formula="of:=[.A14]/1000" office:value-type="float" office:value="2007.013">
            <text:p>2007</text:p>
          </table:table-cell>
          <table:table-cell table:formula="of:=[.A14]-INT([.B14])*1000" office:value-type="float" office:value="13">
            <text:p>13</text:p>
          </table:table-cell>
          <table:table-cell table:formula="of:=CONCATENATE(INT([.B14]);&quot;-&quot;;[.C14])" office:value-type="string" office:string-value="2007-13">
            <text:p>2007-13</text:p>
          </table:table-cell>
          <table:table-cell office:value-type="float" office:value="599">
            <text:p>599</text:p>
          </table:table-cell>
          <table:table-cell office:value-type="float" office:value="4068.099365">
            <text:p>4068.099365</text:p>
          </table:table-cell>
          <table:table-cell office:value-type="float" office:value="4.992731">
            <text:p>4.992731</text:p>
          </table:table-cell>
          <table:table-cell office:value-type="float" office:value="8.448309">
            <text:p>8.448309</text:p>
          </table:table-cell>
          <table:table-cell office:value-type="float" office:value="2.606048">
            <text:p>2.606048</text:p>
          </table:table-cell>
          <table:table-cell office:value-type="float" office:value="6.791485">
            <text:p>6.791485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014">
            <text:p>2007014</text:p>
          </table:table-cell>
          <table:table-cell table:formula="of:=[.A15]/1000" office:value-type="float" office:value="2007.014">
            <text:p>2007</text:p>
          </table:table-cell>
          <table:table-cell table:formula="of:=[.A15]-INT([.B15])*1000" office:value-type="float" office:value="14">
            <text:p>14</text:p>
          </table:table-cell>
          <table:table-cell table:formula="of:=CONCATENATE(INT([.B15]);&quot;-&quot;;[.C15])" office:value-type="string" office:string-value="2007-14">
            <text:p>2007-14</text:p>
          </table:table-cell>
          <table:table-cell office:value-type="float" office:value="599">
            <text:p>599</text:p>
          </table:table-cell>
          <table:table-cell office:value-type="float" office:value="3419.105225">
            <text:p>3419.105225</text:p>
          </table:table-cell>
          <table:table-cell office:value-type="float" office:value="3.932337">
            <text:p>3.932337</text:p>
          </table:table-cell>
          <table:table-cell office:value-type="float" office:value="7.439302">
            <text:p>7.439302</text:p>
          </table:table-cell>
          <table:table-cell office:value-type="float" office:value="2.389147">
            <text:p>2.389147</text:p>
          </table:table-cell>
          <table:table-cell office:value-type="float" office:value="5.708022">
            <text:p>5.708022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015">
            <text:p>2007015</text:p>
          </table:table-cell>
          <table:table-cell table:formula="of:=[.A16]/1000" office:value-type="float" office:value="2007.015">
            <text:p>2007</text:p>
          </table:table-cell>
          <table:table-cell table:formula="of:=[.A16]-INT([.B16])*1000" office:value-type="float" office:value="15">
            <text:p>15</text:p>
          </table:table-cell>
          <table:table-cell table:formula="of:=CONCATENATE(INT([.B16]);&quot;-&quot;;[.C16])" office:value-type="string" office:string-value="2007-15">
            <text:p>2007-15</text:p>
          </table:table-cell>
          <table:table-cell office:value-type="float" office:value="599">
            <text:p>599</text:p>
          </table:table-cell>
          <table:table-cell office:value-type="float" office:value="4117.79541">
            <text:p>4117.79541</text:p>
          </table:table-cell>
          <table:table-cell office:value-type="float" office:value="5.449647">
            <text:p>5.449647</text:p>
          </table:table-cell>
          <table:table-cell office:value-type="float" office:value="8.671414">
            <text:p>8.671414</text:p>
          </table:table-cell>
          <table:table-cell office:value-type="float" office:value="2.621917">
            <text:p>2.621917</text:p>
          </table:table-cell>
          <table:table-cell office:value-type="float" office:value="6.87445">
            <text:p>6.87445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016">
            <text:p>2007016</text:p>
          </table:table-cell>
          <table:table-cell table:formula="of:=[.A17]/1000" office:value-type="float" office:value="2007.016">
            <text:p>2007</text:p>
          </table:table-cell>
          <table:table-cell table:formula="of:=[.A17]-INT([.B17])*1000" office:value-type="float" office:value="16">
            <text:p>16</text:p>
          </table:table-cell>
          <table:table-cell table:formula="of:=CONCATENATE(INT([.B17]);&quot;-&quot;;[.C17])" office:value-type="string" office:string-value="2007-16">
            <text:p>2007-16</text:p>
          </table:table-cell>
          <table:table-cell table:number-columns-repeated="6"/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7097">
            <text:p>2007097</text:p>
          </table:table-cell>
          <table:table-cell table:formula="of:=[.A18]/1000" office:value-type="float" office:value="2007.097">
            <text:p>2007</text:p>
          </table:table-cell>
          <table:table-cell table:formula="of:=[.A18]-INT([.B18])*1000" office:value-type="float" office:value="97">
            <text:p>97</text:p>
          </table:table-cell>
          <table:table-cell table:formula="of:=CONCATENATE(INT([.B18]);&quot;-&quot;;[.C18])" office:value-type="string" office:string-value="2007-97">
            <text:p>2007-97</text:p>
          </table:table-cell>
          <table:table-cell office:value-type="float" office:value="599">
            <text:p>599</text:p>
          </table:table-cell>
          <table:table-cell office:value-type="float" office:value="2989.911621">
            <text:p>2989.911621</text:p>
          </table:table-cell>
          <table:table-cell office:value-type="float" office:value="3.124826">
            <text:p>3.124826</text:p>
          </table:table-cell>
          <table:table-cell office:value-type="float" office:value="6.052247">
            <text:p>6.052247</text:p>
          </table:table-cell>
          <table:table-cell office:value-type="float" office:value="2.234168">
            <text:p>2.234168</text:p>
          </table:table-cell>
          <table:table-cell office:value-type="float" office:value="4.991505">
            <text:p>4.991505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office:value-type="float" office:value="2007098">
            <text:p>2007098</text:p>
          </table:table-cell>
          <table:table-cell table:formula="of:=[.A19]/1000" office:value-type="float" office:value="2007.098">
            <text:p>2007</text:p>
          </table:table-cell>
          <table:table-cell table:formula="of:=[.A19]-INT([.B19])*1000" office:value-type="float" office:value="98">
            <text:p>98</text:p>
          </table:table-cell>
          <table:table-cell table:formula="of:=CONCATENATE(INT([.B19]);&quot;-&quot;;[.C19])" office:value-type="string" office:string-value="2007-98">
            <text:p>2007-98</text:p>
          </table:table-cell>
          <table:table-cell office:value-type="float" office:value="179">
            <text:p>179</text:p>
          </table:table-cell>
          <table:table-cell office:value-type="float" office:value="893.723694">
            <text:p>893.723694</text:p>
          </table:table-cell>
          <table:table-cell office:value-type="float" office:value="4.269433">
            <text:p>4.269433</text:p>
          </table:table-cell>
          <table:table-cell office:value-type="float" office:value="5.518203">
            <text:p>5.518203</text:p>
          </table:table-cell>
          <table:table-cell office:value-type="float" office:value="2.234473">
            <text:p>2.234473</text:p>
          </table:table-cell>
          <table:table-cell office:value-type="float" office:value="4.99287">
            <text:p>4.99287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099">
            <text:p>2007099</text:p>
          </table:table-cell>
          <table:table-cell table:formula="of:=[.A20]/1000" office:value-type="float" office:value="2007.099">
            <text:p>2007</text:p>
          </table:table-cell>
          <table:table-cell table:formula="of:=[.A20]-INT([.B20])*1000" office:value-type="float" office:value="99">
            <text:p>99</text:p>
          </table:table-cell>
          <table:table-cell table:formula="of:=CONCATENATE(INT([.B20]);&quot;-&quot;;[.C20])" office:value-type="string" office:string-value="2007-99">
            <text:p>2007-99</text:p>
          </table:table-cell>
          <table:table-cell office:value-type="float" office:value="599">
            <text:p>599</text:p>
          </table:table-cell>
          <table:table-cell office:value-type="float" office:value="2715.550537">
            <text:p>2715.550537</text:p>
          </table:table-cell>
          <table:table-cell office:value-type="float" office:value="2.384858">
            <text:p>2.384858</text:p>
          </table:table-cell>
          <table:table-cell office:value-type="float" office:value="5.677347">
            <text:p>5.677347</text:p>
          </table:table-cell>
          <table:table-cell office:value-type="float" office:value="2.129195">
            <text:p>2.129195</text:p>
          </table:table-cell>
          <table:table-cell office:value-type="float" office:value="4.533473">
            <text:p>4.533473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100">
            <text:p>2007100</text:p>
          </table:table-cell>
          <table:table-cell table:formula="of:=[.A21]/1000" office:value-type="float" office:value="2007.1">
            <text:p>2007</text:p>
          </table:table-cell>
          <table:table-cell table:formula="of:=[.A21]-INT([.B21])*1000" office:value-type="float" office:value="100">
            <text:p>100</text:p>
          </table:table-cell>
          <table:table-cell table:formula="of:=CONCATENATE(INT([.B21]);&quot;-&quot;;[.C21])" office:value-type="string" office:string-value="2007-100">
            <text:p>2007-100</text:p>
          </table:table-cell>
          <table:table-cell table:number-columns-repeated="6"/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7101">
            <text:p>2007101</text:p>
          </table:table-cell>
          <table:table-cell table:formula="of:=[.A22]/1000" office:value-type="float" office:value="2007.101">
            <text:p>2007</text:p>
          </table:table-cell>
          <table:table-cell table:formula="of:=[.A22]-INT([.B22])*1000" office:value-type="float" office:value="101">
            <text:p>101</text:p>
          </table:table-cell>
          <table:table-cell table:formula="of:=CONCATENATE(INT([.B22]);&quot;-&quot;;[.C22])" office:value-type="string" office:string-value="2007-101">
            <text:p>2007-101</text:p>
          </table:table-cell>
          <table:table-cell office:value-type="float" office:value="599">
            <text:p>599</text:p>
          </table:table-cell>
          <table:table-cell office:value-type="float" office:value="2386.56543">
            <text:p>2386.56543</text:p>
          </table:table-cell>
          <table:table-cell office:value-type="float" office:value="1.351575">
            <text:p>1.351575</text:p>
          </table:table-cell>
          <table:table-cell office:value-type="float" office:value="5.131389">
            <text:p>5.131389</text:p>
          </table:table-cell>
          <table:table-cell office:value-type="float" office:value="1.996058">
            <text:p>1.996058</text:p>
          </table:table-cell>
          <table:table-cell office:value-type="float" office:value="3.984249">
            <text:p>3.984249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office:value-type="float" office:value="2007102">
            <text:p>2007102</text:p>
          </table:table-cell>
          <table:table-cell table:formula="of:=[.A23]/1000" office:value-type="float" office:value="2007.102">
            <text:p>2007</text:p>
          </table:table-cell>
          <table:table-cell table:formula="of:=[.A23]-INT([.B23])*1000" office:value-type="float" office:value="102">
            <text:p>102</text:p>
          </table:table-cell>
          <table:table-cell table:formula="of:=CONCATENATE(INT([.B23]);&quot;-&quot;;[.C23])" office:value-type="string" office:string-value="2007-102">
            <text:p>2007-102</text:p>
          </table:table-cell>
          <table:table-cell office:value-type="float" office:value="599">
            <text:p>599</text:p>
          </table:table-cell>
          <table:table-cell office:value-type="float" office:value="2690.824219">
            <text:p>2690.824219</text:p>
          </table:table-cell>
          <table:table-cell office:value-type="float" office:value="2.51454">
            <text:p>2.51454</text:p>
          </table:table-cell>
          <table:table-cell office:value-type="float" office:value="5.506945">
            <text:p>5.506945</text:p>
          </table:table-cell>
          <table:table-cell office:value-type="float" office:value="2.11948">
            <text:p>2.11948</text:p>
          </table:table-cell>
          <table:table-cell office:value-type="float" office:value="4.492194">
            <text:p>4.492194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103">
            <text:p>2007103</text:p>
          </table:table-cell>
          <table:table-cell table:formula="of:=[.A24]/1000" office:value-type="float" office:value="2007.103">
            <text:p>2007</text:p>
          </table:table-cell>
          <table:table-cell table:formula="of:=[.A24]-INT([.B24])*1000" office:value-type="float" office:value="103">
            <text:p>103</text:p>
          </table:table-cell>
          <table:table-cell table:formula="of:=CONCATENATE(INT([.B24]);&quot;-&quot;;[.C24])" office:value-type="string" office:string-value="2007-103">
            <text:p>2007-103</text:p>
          </table:table-cell>
          <table:table-cell table:number-columns-repeated="6"/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7104">
            <text:p>2007104</text:p>
          </table:table-cell>
          <table:table-cell table:formula="of:=[.A25]/1000" office:value-type="float" office:value="2007.104">
            <text:p>2007</text:p>
          </table:table-cell>
          <table:table-cell table:formula="of:=[.A25]-INT([.B25])*1000" office:value-type="float" office:value="104">
            <text:p>104</text:p>
          </table:table-cell>
          <table:table-cell table:formula="of:=CONCATENATE(INT([.B25]);&quot;-&quot;;[.C25])" office:value-type="string" office:string-value="2007-104">
            <text:p>2007-104</text:p>
          </table:table-cell>
          <table:table-cell office:value-type="float" office:value="580">
            <text:p>580</text:p>
          </table:table-cell>
          <table:table-cell office:value-type="float" office:value="2291.179443">
            <text:p>2291.179443</text:p>
          </table:table-cell>
          <table:table-cell office:value-type="float" office:value="1.456106">
            <text:p>1.456106</text:p>
          </table:table-cell>
          <table:table-cell office:value-type="float" office:value="5.224175">
            <text:p>5.224175</text:p>
          </table:table-cell>
          <table:table-cell office:value-type="float" office:value="1.987538">
            <text:p>1.987538</text:p>
          </table:table-cell>
          <table:table-cell office:value-type="float" office:value="3.950309">
            <text:p>3.950309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office:value-type="float" office:value="2007105">
            <text:p>2007105</text:p>
          </table:table-cell>
          <table:table-cell table:formula="of:=[.A26]/1000" office:value-type="float" office:value="2007.105">
            <text:p>2007</text:p>
          </table:table-cell>
          <table:table-cell table:formula="of:=[.A26]-INT([.B26])*1000" office:value-type="float" office:value="105">
            <text:p>105</text:p>
          </table:table-cell>
          <table:table-cell table:formula="of:=CONCATENATE(INT([.B26]);&quot;-&quot;;[.C26])" office:value-type="string" office:string-value="2007-105">
            <text:p>2007-105</text:p>
          </table:table-cell>
          <table:table-cell table:number-columns-repeated="6"/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7106">
            <text:p>2007106</text:p>
          </table:table-cell>
          <table:table-cell table:formula="of:=[.A27]/1000" office:value-type="float" office:value="2007.106">
            <text:p>2007</text:p>
          </table:table-cell>
          <table:table-cell table:formula="of:=[.A27]-INT([.B27])*1000" office:value-type="float" office:value="106">
            <text:p>106</text:p>
          </table:table-cell>
          <table:table-cell table:formula="of:=CONCATENATE(INT([.B27]);&quot;-&quot;;[.C27])" office:value-type="string" office:string-value="2007-106">
            <text:p>2007-106</text:p>
          </table:table-cell>
          <table:table-cell office:value-type="float" office:value="599">
            <text:p>599</text:p>
          </table:table-cell>
          <table:table-cell office:value-type="float" office:value="2418.556152">
            <text:p>2418.556152</text:p>
          </table:table-cell>
          <table:table-cell office:value-type="float" office:value="2.152548">
            <text:p>2.152548</text:p>
          </table:table-cell>
          <table:table-cell office:value-type="float" office:value="4.926262">
            <text:p>4.926262</text:p>
          </table:table-cell>
          <table:table-cell office:value-type="float" office:value="2.009392">
            <text:p>2.009392</text:p>
          </table:table-cell>
          <table:table-cell office:value-type="float" office:value="4.037656">
            <text:p>4.037656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office:value-type="float" office:value="2007107">
            <text:p>2007107</text:p>
          </table:table-cell>
          <table:table-cell table:formula="of:=[.A28]/1000" office:value-type="float" office:value="2007.107">
            <text:p>2007</text:p>
          </table:table-cell>
          <table:table-cell table:formula="of:=[.A28]-INT([.B28])*1000" office:value-type="float" office:value="107">
            <text:p>107</text:p>
          </table:table-cell>
          <table:table-cell table:formula="of:=CONCATENATE(INT([.B28]);&quot;-&quot;;[.C28])" office:value-type="string" office:string-value="2007-107">
            <text:p>2007-107</text:p>
          </table:table-cell>
          <table:table-cell office:value-type="float" office:value="455">
            <text:p>455</text:p>
          </table:table-cell>
          <table:table-cell office:value-type="float" office:value="2171.253174">
            <text:p>2171.253174</text:p>
          </table:table-cell>
          <table:table-cell office:value-type="float" office:value="3.928059">
            <text:p>3.928059</text:p>
          </table:table-cell>
          <table:table-cell office:value-type="float" office:value="5.617669">
            <text:p>5.617669</text:p>
          </table:table-cell>
          <table:table-cell office:value-type="float" office:value="2.184487">
            <text:p>2.184487</text:p>
          </table:table-cell>
          <table:table-cell office:value-type="float" office:value="4.771985">
            <text:p>4.771985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108">
            <text:p>2007108</text:p>
          </table:table-cell>
          <table:table-cell table:formula="of:=[.A29]/1000" office:value-type="float" office:value="2007.108">
            <text:p>2007</text:p>
          </table:table-cell>
          <table:table-cell table:formula="of:=[.A29]-INT([.B29])*1000" office:value-type="float" office:value="108">
            <text:p>108</text:p>
          </table:table-cell>
          <table:table-cell table:formula="of:=CONCATENATE(INT([.B29]);&quot;-&quot;;[.C29])" office:value-type="string" office:string-value="2007-108">
            <text:p>2007-108</text:p>
          </table:table-cell>
          <table:table-cell office:value-type="float" office:value="599">
            <text:p>599</text:p>
          </table:table-cell>
          <table:table-cell office:value-type="float" office:value="1916.444336">
            <text:p>1916.444336</text:p>
          </table:table-cell>
          <table:table-cell office:value-type="float" office:value="0.595329">
            <text:p>0.595329</text:p>
          </table:table-cell>
          <table:table-cell office:value-type="float" office:value="4.244371">
            <text:p>4.244371</text:p>
          </table:table-cell>
          <table:table-cell office:value-type="float" office:value="1.788688">
            <text:p>1.788688</text:p>
          </table:table-cell>
          <table:table-cell office:value-type="float" office:value="3.199406">
            <text:p>3.199406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109">
            <text:p>2007109</text:p>
          </table:table-cell>
          <table:table-cell table:formula="of:=[.A30]/1000" office:value-type="float" office:value="2007.109">
            <text:p>2007</text:p>
          </table:table-cell>
          <table:table-cell table:formula="of:=[.A30]-INT([.B30])*1000" office:value-type="float" office:value="109">
            <text:p>109</text:p>
          </table:table-cell>
          <table:table-cell table:formula="of:=CONCATENATE(INT([.B30]);&quot;-&quot;;[.C30])" office:value-type="string" office:string-value="2007-109">
            <text:p>2007-109</text:p>
          </table:table-cell>
          <table:table-cell office:value-type="float" office:value="29">
            <text:p>29</text:p>
          </table:table-cell>
          <table:table-cell office:value-type="float" office:value="107.958168">
            <text:p>107.958168</text:p>
          </table:table-cell>
          <table:table-cell office:value-type="float" office:value="2.863249">
            <text:p>2.863249</text:p>
          </table:table-cell>
          <table:table-cell office:value-type="float" office:value="4.925243">
            <text:p>4.925243</text:p>
          </table:table-cell>
          <table:table-cell office:value-type="float" office:value="1.929429">
            <text:p>1.929429</text:p>
          </table:table-cell>
          <table:table-cell office:value-type="float" office:value="3.722695">
            <text:p>3.722695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110">
            <text:p>2007110</text:p>
          </table:table-cell>
          <table:table-cell table:formula="of:=[.A31]/1000" office:value-type="float" office:value="2007.11">
            <text:p>2007</text:p>
          </table:table-cell>
          <table:table-cell table:formula="of:=[.A31]-INT([.B31])*1000" office:value-type="float" office:value="110">
            <text:p>110</text:p>
          </table:table-cell>
          <table:table-cell table:formula="of:=CONCATENATE(INT([.B31]);&quot;-&quot;;[.C31])" office:value-type="string" office:string-value="2007-110">
            <text:p>2007-110</text:p>
          </table:table-cell>
          <table:table-cell office:value-type="float" office:value="599">
            <text:p>599</text:p>
          </table:table-cell>
          <table:table-cell office:value-type="float" office:value="2482.669434">
            <text:p>2482.669434</text:p>
          </table:table-cell>
          <table:table-cell office:value-type="float" office:value="2.771849">
            <text:p>2.771849</text:p>
          </table:table-cell>
          <table:table-cell office:value-type="float" office:value="4.872114">
            <text:p>4.872114</text:p>
          </table:table-cell>
          <table:table-cell office:value-type="float" office:value="2.035851">
            <text:p>2.035851</text:p>
          </table:table-cell>
          <table:table-cell office:value-type="float" office:value="4.14469">
            <text:p>4.14469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111">
            <text:p>2007111</text:p>
          </table:table-cell>
          <table:table-cell table:formula="of:=[.A32]/1000" office:value-type="float" office:value="2007.111">
            <text:p>2007</text:p>
          </table:table-cell>
          <table:table-cell table:formula="of:=[.A32]-INT([.B32])*1000" office:value-type="float" office:value="111">
            <text:p>111</text:p>
          </table:table-cell>
          <table:table-cell table:formula="of:=CONCATENATE(INT([.B32]);&quot;-&quot;;[.C32])" office:value-type="string" office:string-value="2007-111">
            <text:p>2007-111</text:p>
          </table:table-cell>
          <table:table-cell office:value-type="float" office:value="10">
            <text:p>10</text:p>
          </table:table-cell>
          <table:table-cell office:value-type="float" office:value="50.344131">
            <text:p>50.344131</text:p>
          </table:table-cell>
          <table:table-cell office:value-type="float" office:value="4.728525">
            <text:p>4.728525</text:p>
          </table:table-cell>
          <table:table-cell office:value-type="float" office:value="5.252417">
            <text:p>5.252417</text:p>
          </table:table-cell>
          <table:table-cell office:value-type="float" office:value="2.24375">
            <text:p>2.24375</text:p>
          </table:table-cell>
          <table:table-cell office:value-type="float" office:value="5.034413">
            <text:p>5.0344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12">
            <text:p>2007112</text:p>
          </table:table-cell>
          <table:table-cell table:formula="of:=[.A33]/1000" office:value-type="float" office:value="2007.112">
            <text:p>2007</text:p>
          </table:table-cell>
          <table:table-cell table:formula="of:=[.A33]-INT([.B33])*1000" office:value-type="float" office:value="112">
            <text:p>112</text:p>
          </table:table-cell>
          <table:table-cell table:formula="of:=CONCATENATE(INT([.B33]);&quot;-&quot;;[.C33])" office:value-type="string" office:string-value="2007-112">
            <text:p>2007-11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13">
            <text:p>2007113</text:p>
          </table:table-cell>
          <table:table-cell table:formula="of:=[.A34]/1000" office:value-type="float" office:value="2007.113">
            <text:p>2007</text:p>
          </table:table-cell>
          <table:table-cell table:formula="of:=[.A34]-INT([.B34])*1000" office:value-type="float" office:value="113">
            <text:p>113</text:p>
          </table:table-cell>
          <table:table-cell table:formula="of:=CONCATENATE(INT([.B34]);&quot;-&quot;;[.C34])" office:value-type="string" office:string-value="2007-113">
            <text:p>2007-113</text:p>
          </table:table-cell>
          <table:table-cell office:value-type="float" office:value="561">
            <text:p>561</text:p>
          </table:table-cell>
          <table:table-cell office:value-type="float" office:value="2170.137207">
            <text:p>2170.137207</text:p>
          </table:table-cell>
          <table:table-cell office:value-type="float" office:value="1.685497">
            <text:p>1.685497</text:p>
          </table:table-cell>
          <table:table-cell office:value-type="float" office:value="4.754184">
            <text:p>4.754184</text:p>
          </table:table-cell>
          <table:table-cell office:value-type="float" office:value="1.966809">
            <text:p>1.966809</text:p>
          </table:table-cell>
          <table:table-cell office:value-type="float" office:value="3.868337">
            <text:p>3.8683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14">
            <text:p>2007114</text:p>
          </table:table-cell>
          <table:table-cell table:formula="of:=[.A35]/1000" office:value-type="float" office:value="2007.114">
            <text:p>2007</text:p>
          </table:table-cell>
          <table:table-cell table:formula="of:=[.A35]-INT([.B35])*1000" office:value-type="float" office:value="114">
            <text:p>114</text:p>
          </table:table-cell>
          <table:table-cell table:formula="of:=CONCATENATE(INT([.B35]);&quot;-&quot;;[.C35])" office:value-type="string" office:string-value="2007-114">
            <text:p>2007-114</text:p>
          </table:table-cell>
          <table:table-cell office:value-type="float" office:value="126">
            <text:p>126</text:p>
          </table:table-cell>
          <table:table-cell office:value-type="float" office:value="554.111938">
            <text:p>554.111938</text:p>
          </table:table-cell>
          <table:table-cell office:value-type="float" office:value="3.90368">
            <text:p>3.90368</text:p>
          </table:table-cell>
          <table:table-cell office:value-type="float" office:value="4.895917">
            <text:p>4.895917</text:p>
          </table:table-cell>
          <table:table-cell office:value-type="float" office:value="2.097073">
            <text:p>2.097073</text:p>
          </table:table-cell>
          <table:table-cell office:value-type="float" office:value="4.397714">
            <text:p>4.3977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15">
            <text:p>2007115</text:p>
          </table:table-cell>
          <table:table-cell table:formula="of:=[.A36]/1000" office:value-type="float" office:value="2007.115">
            <text:p>2007</text:p>
          </table:table-cell>
          <table:table-cell table:formula="of:=[.A36]-INT([.B36])*1000" office:value-type="float" office:value="115">
            <text:p>115</text:p>
          </table:table-cell>
          <table:table-cell table:formula="of:=CONCATENATE(INT([.B36]);&quot;-&quot;;[.C36])" office:value-type="string" office:string-value="2007-115">
            <text:p>2007-115</text:p>
          </table:table-cell>
          <table:table-cell office:value-type="float" office:value="529">
            <text:p>529</text:p>
          </table:table-cell>
          <table:table-cell office:value-type="float" office:value="2012.807007">
            <text:p>2012.807007</text:p>
          </table:table-cell>
          <table:table-cell office:value-type="float" office:value="1.635711">
            <text:p>1.635711</text:p>
          </table:table-cell>
          <table:table-cell office:value-type="float" office:value="4.616011">
            <text:p>4.616011</text:p>
          </table:table-cell>
          <table:table-cell office:value-type="float" office:value="1.950622">
            <text:p>1.950622</text:p>
          </table:table-cell>
          <table:table-cell office:value-type="float" office:value="3.804928">
            <text:p>3.8049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16">
            <text:p>2007116</text:p>
          </table:table-cell>
          <table:table-cell table:formula="of:=[.A37]/1000" office:value-type="float" office:value="2007.116">
            <text:p>2007</text:p>
          </table:table-cell>
          <table:table-cell table:formula="of:=[.A37]-INT([.B37])*1000" office:value-type="float" office:value="116">
            <text:p>116</text:p>
          </table:table-cell>
          <table:table-cell table:formula="of:=CONCATENATE(INT([.B37]);&quot;-&quot;;[.C37])" office:value-type="string" office:string-value="2007-116">
            <text:p>2007-116</text:p>
          </table:table-cell>
          <table:table-cell office:value-type="float" office:value="224">
            <text:p>224</text:p>
          </table:table-cell>
          <table:table-cell office:value-type="float" office:value="922.882751">
            <text:p>922.882751</text:p>
          </table:table-cell>
          <table:table-cell office:value-type="float" office:value="2.752714">
            <text:p>2.752714</text:p>
          </table:table-cell>
          <table:table-cell office:value-type="float" office:value="4.983572">
            <text:p>4.983572</text:p>
          </table:table-cell>
          <table:table-cell office:value-type="float" office:value="2.029781">
            <text:p>2.029781</text:p>
          </table:table-cell>
          <table:table-cell office:value-type="float" office:value="4.120012">
            <text:p>4.1200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17">
            <text:p>2007117</text:p>
          </table:table-cell>
          <table:table-cell table:formula="of:=[.A38]/1000" office:value-type="float" office:value="2007.117">
            <text:p>2007</text:p>
          </table:table-cell>
          <table:table-cell table:formula="of:=[.A38]-INT([.B38])*1000" office:value-type="float" office:value="117">
            <text:p>117</text:p>
          </table:table-cell>
          <table:table-cell table:formula="of:=CONCATENATE(INT([.B38]);&quot;-&quot;;[.C38])" office:value-type="string" office:string-value="2007-117">
            <text:p>2007-11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18">
            <text:p>2007118</text:p>
          </table:table-cell>
          <table:table-cell table:formula="of:=[.A39]/1000" office:value-type="float" office:value="2007.118">
            <text:p>2007</text:p>
          </table:table-cell>
          <table:table-cell table:formula="of:=[.A39]-INT([.B39])*1000" office:value-type="float" office:value="118">
            <text:p>118</text:p>
          </table:table-cell>
          <table:table-cell table:formula="of:=CONCATENATE(INT([.B39]);&quot;-&quot;;[.C39])" office:value-type="string" office:string-value="2007-118">
            <text:p>2007-118</text:p>
          </table:table-cell>
          <table:table-cell office:value-type="float" office:value="358">
            <text:p>358</text:p>
          </table:table-cell>
          <table:table-cell office:value-type="float" office:value="1079.884766">
            <text:p>1079.884766</text:p>
          </table:table-cell>
          <table:table-cell office:value-type="float" office:value="0.004119">
            <text:p>0.004119</text:p>
          </table:table-cell>
          <table:table-cell office:value-type="float" office:value="4.137167">
            <text:p>4.137167</text:p>
          </table:table-cell>
          <table:table-cell office:value-type="float" office:value="1.73679">
            <text:p>1.73679</text:p>
          </table:table-cell>
          <table:table-cell office:value-type="float" office:value="3.016438">
            <text:p>3.0164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19">
            <text:p>2007119</text:p>
          </table:table-cell>
          <table:table-cell table:formula="of:=[.A40]/1000" office:value-type="float" office:value="2007.119">
            <text:p>2007</text:p>
          </table:table-cell>
          <table:table-cell table:formula="of:=[.A40]-INT([.B40])*1000" office:value-type="float" office:value="119">
            <text:p>119</text:p>
          </table:table-cell>
          <table:table-cell table:formula="of:=CONCATENATE(INT([.B40]);&quot;-&quot;;[.C40])" office:value-type="string" office:string-value="2007-119">
            <text:p>2007-11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20">
            <text:p>2007120</text:p>
          </table:table-cell>
          <table:table-cell table:formula="of:=[.A41]/1000" office:value-type="float" office:value="2007.12">
            <text:p>2007</text:p>
          </table:table-cell>
          <table:table-cell table:formula="of:=[.A41]-INT([.B41])*1000" office:value-type="float" office:value="120">
            <text:p>120</text:p>
          </table:table-cell>
          <table:table-cell table:formula="of:=CONCATENATE(INT([.B41]);&quot;-&quot;;[.C41])" office:value-type="string" office:string-value="2007-120">
            <text:p>2007-120</text:p>
          </table:table-cell>
          <table:table-cell office:value-type="float" office:value="5">
            <text:p>5</text:p>
          </table:table-cell>
          <table:table-cell office:value-type="float" office:value="21.860641">
            <text:p>21.860641</text:p>
          </table:table-cell>
          <table:table-cell office:value-type="float" office:value="4.258532">
            <text:p>4.258532</text:p>
          </table:table-cell>
          <table:table-cell office:value-type="float" office:value="4.567617">
            <text:p>4.567617</text:p>
          </table:table-cell>
          <table:table-cell office:value-type="float" office:value="2.090964">
            <text:p>2.090964</text:p>
          </table:table-cell>
          <table:table-cell office:value-type="float" office:value="4.372128">
            <text:p>4.3721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21">
            <text:p>2007121</text:p>
          </table:table-cell>
          <table:table-cell table:formula="of:=[.A42]/1000" office:value-type="float" office:value="2007.121">
            <text:p>2007</text:p>
          </table:table-cell>
          <table:table-cell table:formula="of:=[.A42]-INT([.B42])*1000" office:value-type="float" office:value="121">
            <text:p>121</text:p>
          </table:table-cell>
          <table:table-cell table:formula="of:=CONCATENATE(INT([.B42]);&quot;-&quot;;[.C42])" office:value-type="string" office:string-value="2007-121">
            <text:p>2007-12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22">
            <text:p>2007122</text:p>
          </table:table-cell>
          <table:table-cell table:formula="of:=[.A43]/1000" office:value-type="float" office:value="2007.122">
            <text:p>2007</text:p>
          </table:table-cell>
          <table:table-cell table:formula="of:=[.A43]-INT([.B43])*1000" office:value-type="float" office:value="122">
            <text:p>122</text:p>
          </table:table-cell>
          <table:table-cell table:formula="of:=CONCATENATE(INT([.B43]);&quot;-&quot;;[.C43])" office:value-type="string" office:string-value="2007-122">
            <text:p>2007-122</text:p>
          </table:table-cell>
          <table:table-cell office:value-type="float" office:value="234">
            <text:p>234</text:p>
          </table:table-cell>
          <table:table-cell office:value-type="float" office:value="972.060059">
            <text:p>972.060059</text:p>
          </table:table-cell>
          <table:table-cell office:value-type="float" office:value="3.313034">
            <text:p>3.313034</text:p>
          </table:table-cell>
          <table:table-cell office:value-type="float" office:value="4.978449">
            <text:p>4.978449</text:p>
          </table:table-cell>
          <table:table-cell office:value-type="float" office:value="2.038162">
            <text:p>2.038162</text:p>
          </table:table-cell>
          <table:table-cell office:value-type="float" office:value="4.154103">
            <text:p>4.1541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23">
            <text:p>2007123</text:p>
          </table:table-cell>
          <table:table-cell table:formula="of:=[.A44]/1000" office:value-type="float" office:value="2007.123">
            <text:p>2007</text:p>
          </table:table-cell>
          <table:table-cell table:formula="of:=[.A44]-INT([.B44])*1000" office:value-type="float" office:value="123">
            <text:p>123</text:p>
          </table:table-cell>
          <table:table-cell table:formula="of:=CONCATENATE(INT([.B44]);&quot;-&quot;;[.C44])" office:value-type="string" office:string-value="2007-123">
            <text:p>2007-123</text:p>
          </table:table-cell>
          <table:table-cell office:value-type="float" office:value="450">
            <text:p>450</text:p>
          </table:table-cell>
          <table:table-cell office:value-type="float" office:value="1619.075806">
            <text:p>1619.075806</text:p>
          </table:table-cell>
          <table:table-cell office:value-type="float" office:value="2.053469">
            <text:p>2.053469</text:p>
          </table:table-cell>
          <table:table-cell office:value-type="float" office:value="5.039209">
            <text:p>5.039209</text:p>
          </table:table-cell>
          <table:table-cell office:value-type="float" office:value="1.896825">
            <text:p>1.896825</text:p>
          </table:table-cell>
          <table:table-cell office:value-type="float" office:value="3.597946">
            <text:p>3.5979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24">
            <text:p>2007124</text:p>
          </table:table-cell>
          <table:table-cell table:formula="of:=[.A45]/1000" office:value-type="float" office:value="2007.124">
            <text:p>2007</text:p>
          </table:table-cell>
          <table:table-cell table:formula="of:=[.A45]-INT([.B45])*1000" office:value-type="float" office:value="124">
            <text:p>124</text:p>
          </table:table-cell>
          <table:table-cell table:formula="of:=CONCATENATE(INT([.B45]);&quot;-&quot;;[.C45])" office:value-type="string" office:string-value="2007-124">
            <text:p>2007-124</text:p>
          </table:table-cell>
          <table:table-cell office:value-type="float" office:value="570">
            <text:p>570</text:p>
          </table:table-cell>
          <table:table-cell office:value-type="float" office:value="1581.505615">
            <text:p>1581.505615</text:p>
          </table:table-cell>
          <table:table-cell office:value-type="float" office:value="0.025033">
            <text:p>0.025033</text:p>
          </table:table-cell>
          <table:table-cell office:value-type="float" office:value="3.833446">
            <text:p>3.833446</text:p>
          </table:table-cell>
          <table:table-cell office:value-type="float" office:value="1.665704">
            <text:p>1.665704</text:p>
          </table:table-cell>
          <table:table-cell office:value-type="float" office:value="2.774571">
            <text:p>2.7745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25">
            <text:p>2007125</text:p>
          </table:table-cell>
          <table:table-cell table:formula="of:=[.A46]/1000" office:value-type="float" office:value="2007.125">
            <text:p>2007</text:p>
          </table:table-cell>
          <table:table-cell table:formula="of:=[.A46]-INT([.B46])*1000" office:value-type="float" office:value="125">
            <text:p>125</text:p>
          </table:table-cell>
          <table:table-cell table:formula="of:=CONCATENATE(INT([.B46]);&quot;-&quot;;[.C46])" office:value-type="string" office:string-value="2007-125">
            <text:p>2007-125</text:p>
          </table:table-cell>
          <table:table-cell office:value-type="float" office:value="523">
            <text:p>523</text:p>
          </table:table-cell>
          <table:table-cell office:value-type="float" office:value="1877.835449">
            <text:p>1877.835449</text:p>
          </table:table-cell>
          <table:table-cell office:value-type="float" office:value="2.378304">
            <text:p>2.378304</text:p>
          </table:table-cell>
          <table:table-cell office:value-type="float" office:value="4.110329">
            <text:p>4.110329</text:p>
          </table:table-cell>
          <table:table-cell office:value-type="float" office:value="1.894863">
            <text:p>1.894863</text:p>
          </table:table-cell>
          <table:table-cell office:value-type="float" office:value="3.590508">
            <text:p>3.5905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26">
            <text:p>2007126</text:p>
          </table:table-cell>
          <table:table-cell table:formula="of:=[.A47]/1000" office:value-type="float" office:value="2007.126">
            <text:p>2007</text:p>
          </table:table-cell>
          <table:table-cell table:formula="of:=[.A47]-INT([.B47])*1000" office:value-type="float" office:value="126">
            <text:p>126</text:p>
          </table:table-cell>
          <table:table-cell table:formula="of:=CONCATENATE(INT([.B47]);&quot;-&quot;;[.C47])" office:value-type="string" office:string-value="2007-126">
            <text:p>2007-126</text:p>
          </table:table-cell>
          <table:table-cell office:value-type="float" office:value="534">
            <text:p>534</text:p>
          </table:table-cell>
          <table:table-cell office:value-type="float" office:value="1305.02417">
            <text:p>1305.02417</text:p>
          </table:table-cell>
          <table:table-cell office:value-type="float" office:value="0.01827">
            <text:p>0.01827</text:p>
          </table:table-cell>
          <table:table-cell office:value-type="float" office:value="3.406113">
            <text:p>3.406113</text:p>
          </table:table-cell>
          <table:table-cell office:value-type="float" office:value="1.563287">
            <text:p>1.563287</text:p>
          </table:table-cell>
          <table:table-cell office:value-type="float" office:value="2.443866">
            <text:p>2.4438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27">
            <text:p>2007127</text:p>
          </table:table-cell>
          <table:table-cell table:formula="of:=[.A48]/1000" office:value-type="float" office:value="2007.127">
            <text:p>2007</text:p>
          </table:table-cell>
          <table:table-cell table:formula="of:=[.A48]-INT([.B48])*1000" office:value-type="float" office:value="127">
            <text:p>127</text:p>
          </table:table-cell>
          <table:table-cell table:formula="of:=CONCATENATE(INT([.B48]);&quot;-&quot;;[.C48])" office:value-type="string" office:string-value="2007-127">
            <text:p>2007-127</text:p>
          </table:table-cell>
          <table:table-cell office:value-type="float" office:value="238">
            <text:p>238</text:p>
          </table:table-cell>
          <table:table-cell office:value-type="float" office:value="854.419678">
            <text:p>854.419678</text:p>
          </table:table-cell>
          <table:table-cell office:value-type="float" office:value="1.882156">
            <text:p>1.882156</text:p>
          </table:table-cell>
          <table:table-cell office:value-type="float" office:value="4.540143">
            <text:p>4.540143</text:p>
          </table:table-cell>
          <table:table-cell office:value-type="float" office:value="1.894729">
            <text:p>1.894729</text:p>
          </table:table-cell>
          <table:table-cell office:value-type="float" office:value="3.589999">
            <text:p>3.5899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28">
            <text:p>2007128</text:p>
          </table:table-cell>
          <table:table-cell table:formula="of:=[.A49]/1000" office:value-type="float" office:value="2007.128">
            <text:p>2007</text:p>
          </table:table-cell>
          <table:table-cell table:formula="of:=[.A49]-INT([.B49])*1000" office:value-type="float" office:value="128">
            <text:p>128</text:p>
          </table:table-cell>
          <table:table-cell table:formula="of:=CONCATENATE(INT([.B49]);&quot;-&quot;;[.C49])" office:value-type="string" office:string-value="2007-128">
            <text:p>2007-12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29">
            <text:p>2007129</text:p>
          </table:table-cell>
          <table:table-cell table:formula="of:=[.A50]/1000" office:value-type="float" office:value="2007.129">
            <text:p>2007</text:p>
          </table:table-cell>
          <table:table-cell table:formula="of:=[.A50]-INT([.B50])*1000" office:value-type="float" office:value="129">
            <text:p>129</text:p>
          </table:table-cell>
          <table:table-cell table:formula="of:=CONCATENATE(INT([.B50]);&quot;-&quot;;[.C50])" office:value-type="string" office:string-value="2007-129">
            <text:p>2007-129</text:p>
          </table:table-cell>
          <table:table-cell office:value-type="float" office:value="51">
            <text:p>51</text:p>
          </table:table-cell>
          <table:table-cell office:value-type="float" office:value="175.969742">
            <text:p>175.969742</text:p>
          </table:table-cell>
          <table:table-cell office:value-type="float" office:value="2.867959">
            <text:p>2.867959</text:p>
          </table:table-cell>
          <table:table-cell office:value-type="float" office:value="4.518404">
            <text:p>4.518404</text:p>
          </table:table-cell>
          <table:table-cell office:value-type="float" office:value="1.857522">
            <text:p>1.857522</text:p>
          </table:table-cell>
          <table:table-cell office:value-type="float" office:value="3.450387">
            <text:p>3.4503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30">
            <text:p>2007130</text:p>
          </table:table-cell>
          <table:table-cell table:formula="of:=[.A51]/1000" office:value-type="float" office:value="2007.13">
            <text:p>2007</text:p>
          </table:table-cell>
          <table:table-cell table:formula="of:=[.A51]-INT([.B51])*1000" office:value-type="float" office:value="130">
            <text:p>130</text:p>
          </table:table-cell>
          <table:table-cell table:formula="of:=CONCATENATE(INT([.B51]);&quot;-&quot;;[.C51])" office:value-type="string" office:string-value="2007-130">
            <text:p>2007-130</text:p>
          </table:table-cell>
          <table:table-cell office:value-type="float" office:value="202">
            <text:p>202</text:p>
          </table:table-cell>
          <table:table-cell office:value-type="float" office:value="480.18692">
            <text:p>480.18692</text:p>
          </table:table-cell>
          <table:table-cell office:value-type="float" office:value="1.97937">
            <text:p>1.97937</text:p>
          </table:table-cell>
          <table:table-cell office:value-type="float" office:value="2.751184">
            <text:p>2.751184</text:p>
          </table:table-cell>
          <table:table-cell office:value-type="float" office:value="1.541805">
            <text:p>1.541805</text:p>
          </table:table-cell>
          <table:table-cell office:value-type="float" office:value="2.377163">
            <text:p>2.3771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31">
            <text:p>2007131</text:p>
          </table:table-cell>
          <table:table-cell table:formula="of:=[.A52]/1000" office:value-type="float" office:value="2007.131">
            <text:p>2007</text:p>
          </table:table-cell>
          <table:table-cell table:formula="of:=[.A52]-INT([.B52])*1000" office:value-type="float" office:value="131">
            <text:p>131</text:p>
          </table:table-cell>
          <table:table-cell table:formula="of:=CONCATENATE(INT([.B52]);&quot;-&quot;;[.C52])" office:value-type="string" office:string-value="2007-131">
            <text:p>2007-131</text:p>
          </table:table-cell>
          <table:table-cell office:value-type="float" office:value="457">
            <text:p>457</text:p>
          </table:table-cell>
          <table:table-cell office:value-type="float" office:value="713.485535">
            <text:p>713.485535</text:p>
          </table:table-cell>
          <table:table-cell office:value-type="float" office:value="0.442406">
            <text:p>0.442406</text:p>
          </table:table-cell>
          <table:table-cell office:value-type="float" office:value="2.109595">
            <text:p>2.109595</text:p>
          </table:table-cell>
          <table:table-cell office:value-type="float" office:value="1.249495">
            <text:p>1.249495</text:p>
          </table:table-cell>
          <table:table-cell office:value-type="float" office:value="1.561237">
            <text:p>1.5612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32">
            <text:p>2007132</text:p>
          </table:table-cell>
          <table:table-cell table:formula="of:=[.A53]/1000" office:value-type="float" office:value="2007.132">
            <text:p>2007</text:p>
          </table:table-cell>
          <table:table-cell table:formula="of:=[.A53]-INT([.B53])*1000" office:value-type="float" office:value="132">
            <text:p>132</text:p>
          </table:table-cell>
          <table:table-cell table:formula="of:=CONCATENATE(INT([.B53]);&quot;-&quot;;[.C53])" office:value-type="string" office:string-value="2007-132">
            <text:p>2007-132</text:p>
          </table:table-cell>
          <table:table-cell office:value-type="float" office:value="463">
            <text:p>463</text:p>
          </table:table-cell>
          <table:table-cell office:value-type="float" office:value="1087.346924">
            <text:p>1087.346924</text:p>
          </table:table-cell>
          <table:table-cell office:value-type="float" office:value="0.054001">
            <text:p>0.054001</text:p>
          </table:table-cell>
          <table:table-cell office:value-type="float" office:value="2.725361">
            <text:p>2.725361</text:p>
          </table:table-cell>
          <table:table-cell office:value-type="float" office:value="1.532476">
            <text:p>1.532476</text:p>
          </table:table-cell>
          <table:table-cell office:value-type="float" office:value="2.348481">
            <text:p>2.3484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33">
            <text:p>2007133</text:p>
          </table:table-cell>
          <table:table-cell table:formula="of:=[.A54]/1000" office:value-type="float" office:value="2007.133">
            <text:p>2007</text:p>
          </table:table-cell>
          <table:table-cell table:formula="of:=[.A54]-INT([.B54])*1000" office:value-type="float" office:value="133">
            <text:p>133</text:p>
          </table:table-cell>
          <table:table-cell table:formula="of:=CONCATENATE(INT([.B54]);&quot;-&quot;;[.C54])" office:value-type="string" office:string-value="2007-133">
            <text:p>2007-133</text:p>
          </table:table-cell>
          <table:table-cell office:value-type="float" office:value="3">
            <text:p>3</text:p>
          </table:table-cell>
          <table:table-cell office:value-type="float" office:value="9.58141">
            <text:p>9.58141</text:p>
          </table:table-cell>
          <table:table-cell office:value-type="float" office:value="3.077354">
            <text:p>3.077354</text:p>
          </table:table-cell>
          <table:table-cell office:value-type="float" office:value="3.294643">
            <text:p>3.294643</text:p>
          </table:table-cell>
          <table:table-cell office:value-type="float" office:value="1.787122">
            <text:p>1.787122</text:p>
          </table:table-cell>
          <table:table-cell office:value-type="float" office:value="3.193804">
            <text:p>3.1938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34">
            <text:p>2007134</text:p>
          </table:table-cell>
          <table:table-cell table:formula="of:=[.A55]/1000" office:value-type="float" office:value="2007.134">
            <text:p>2007</text:p>
          </table:table-cell>
          <table:table-cell table:formula="of:=[.A55]-INT([.B55])*1000" office:value-type="float" office:value="134">
            <text:p>134</text:p>
          </table:table-cell>
          <table:table-cell table:formula="of:=CONCATENATE(INT([.B55]);&quot;-&quot;;[.C55])" office:value-type="string" office:string-value="2007-134">
            <text:p>2007-134</text:p>
          </table:table-cell>
          <table:table-cell office:value-type="float" office:value="524">
            <text:p>524</text:p>
          </table:table-cell>
          <table:table-cell office:value-type="float" office:value="1495.936768">
            <text:p>1495.936768</text:p>
          </table:table-cell>
          <table:table-cell office:value-type="float" office:value="0.418794">
            <text:p>0.418794</text:p>
          </table:table-cell>
          <table:table-cell office:value-type="float" office:value="4.095015">
            <text:p>4.095015</text:p>
          </table:table-cell>
          <table:table-cell office:value-type="float" office:value="1.689628">
            <text:p>1.689628</text:p>
          </table:table-cell>
          <table:table-cell office:value-type="float" office:value="2.854841">
            <text:p>2.8548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35">
            <text:p>2007135</text:p>
          </table:table-cell>
          <table:table-cell table:formula="of:=[.A56]/1000" office:value-type="float" office:value="2007.135">
            <text:p>2007</text:p>
          </table:table-cell>
          <table:table-cell table:formula="of:=[.A56]-INT([.B56])*1000" office:value-type="float" office:value="135">
            <text:p>135</text:p>
          </table:table-cell>
          <table:table-cell table:formula="of:=CONCATENATE(INT([.B56]);&quot;-&quot;;[.C56])" office:value-type="string" office:string-value="2007-135">
            <text:p>2007-13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36">
            <text:p>2007136</text:p>
          </table:table-cell>
          <table:table-cell table:formula="of:=[.A57]/1000" office:value-type="float" office:value="2007.136">
            <text:p>2007</text:p>
          </table:table-cell>
          <table:table-cell table:formula="of:=[.A57]-INT([.B57])*1000" office:value-type="float" office:value="136">
            <text:p>136</text:p>
          </table:table-cell>
          <table:table-cell table:formula="of:=CONCATENATE(INT([.B57]);&quot;-&quot;;[.C57])" office:value-type="string" office:string-value="2007-136">
            <text:p>2007-136</text:p>
          </table:table-cell>
          <table:table-cell office:value-type="float" office:value="586">
            <text:p>586</text:p>
          </table:table-cell>
          <table:table-cell office:value-type="float" office:value="1686.84375">
            <text:p>1686.84375</text:p>
          </table:table-cell>
          <table:table-cell office:value-type="float" office:value="1.20892">
            <text:p>1.20892</text:p>
          </table:table-cell>
          <table:table-cell office:value-type="float" office:value="3.604787">
            <text:p>3.604787</text:p>
          </table:table-cell>
          <table:table-cell office:value-type="float" office:value="1.696636">
            <text:p>1.696636</text:p>
          </table:table-cell>
          <table:table-cell office:value-type="float" office:value="2.878573">
            <text:p>2.87857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37">
            <text:p>2007137</text:p>
          </table:table-cell>
          <table:table-cell table:formula="of:=[.A58]/1000" office:value-type="float" office:value="2007.137">
            <text:p>2007</text:p>
          </table:table-cell>
          <table:table-cell table:formula="of:=[.A58]-INT([.B58])*1000" office:value-type="float" office:value="137">
            <text:p>137</text:p>
          </table:table-cell>
          <table:table-cell table:formula="of:=CONCATENATE(INT([.B58]);&quot;-&quot;;[.C58])" office:value-type="string" office:string-value="2007-137">
            <text:p>2007-13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38">
            <text:p>2007138</text:p>
          </table:table-cell>
          <table:table-cell table:formula="of:=[.A59]/1000" office:value-type="float" office:value="2007.138">
            <text:p>2007</text:p>
          </table:table-cell>
          <table:table-cell table:formula="of:=[.A59]-INT([.B59])*1000" office:value-type="float" office:value="138">
            <text:p>138</text:p>
          </table:table-cell>
          <table:table-cell table:formula="of:=CONCATENATE(INT([.B59]);&quot;-&quot;;[.C59])" office:value-type="string" office:string-value="2007-138">
            <text:p>2007-138</text:p>
          </table:table-cell>
          <table:table-cell office:value-type="float" office:value="233">
            <text:p>233</text:p>
          </table:table-cell>
          <table:table-cell office:value-type="float" office:value="821.16217">
            <text:p>821.16217</text:p>
          </table:table-cell>
          <table:table-cell office:value-type="float" office:value="2.470887">
            <text:p>2.470887</text:p>
          </table:table-cell>
          <table:table-cell office:value-type="float" office:value="4.387282">
            <text:p>4.387282</text:p>
          </table:table-cell>
          <table:table-cell office:value-type="float" office:value="1.877312">
            <text:p>1.877312</text:p>
          </table:table-cell>
          <table:table-cell office:value-type="float" office:value="3.524301">
            <text:p>3.5243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39">
            <text:p>2007139</text:p>
          </table:table-cell>
          <table:table-cell table:formula="of:=[.A60]/1000" office:value-type="float" office:value="2007.139">
            <text:p>2007</text:p>
          </table:table-cell>
          <table:table-cell table:formula="of:=[.A60]-INT([.B60])*1000" office:value-type="float" office:value="139">
            <text:p>139</text:p>
          </table:table-cell>
          <table:table-cell table:formula="of:=CONCATENATE(INT([.B60]);&quot;-&quot;;[.C60])" office:value-type="string" office:string-value="2007-139">
            <text:p>2007-139</text:p>
          </table:table-cell>
          <table:table-cell office:value-type="float" office:value="599">
            <text:p>599</text:p>
          </table:table-cell>
          <table:table-cell office:value-type="float" office:value="1925.607178">
            <text:p>1925.607178</text:p>
          </table:table-cell>
          <table:table-cell office:value-type="float" office:value="1.824422">
            <text:p>1.824422</text:p>
          </table:table-cell>
          <table:table-cell office:value-type="float" office:value="4.028506">
            <text:p>4.028506</text:p>
          </table:table-cell>
          <table:table-cell office:value-type="float" office:value="1.792959">
            <text:p>1.792959</text:p>
          </table:table-cell>
          <table:table-cell office:value-type="float" office:value="3.214703">
            <text:p>3.2147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40">
            <text:p>2007140</text:p>
          </table:table-cell>
          <table:table-cell table:formula="of:=[.A61]/1000" office:value-type="float" office:value="2007.14">
            <text:p>2007</text:p>
          </table:table-cell>
          <table:table-cell table:formula="of:=[.A61]-INT([.B61])*1000" office:value-type="float" office:value="140">
            <text:p>140</text:p>
          </table:table-cell>
          <table:table-cell table:formula="of:=CONCATENATE(INT([.B61]);&quot;-&quot;;[.C61])" office:value-type="string" office:string-value="2007-140">
            <text:p>2007-14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41">
            <text:p>2007141</text:p>
          </table:table-cell>
          <table:table-cell table:formula="of:=[.A62]/1000" office:value-type="float" office:value="2007.141">
            <text:p>2007</text:p>
          </table:table-cell>
          <table:table-cell table:formula="of:=[.A62]-INT([.B62])*1000" office:value-type="float" office:value="141">
            <text:p>141</text:p>
          </table:table-cell>
          <table:table-cell table:formula="of:=CONCATENATE(INT([.B62]);&quot;-&quot;;[.C62])" office:value-type="string" office:string-value="2007-141">
            <text:p>2007-141</text:p>
          </table:table-cell>
          <table:table-cell office:value-type="float" office:value="144">
            <text:p>144</text:p>
          </table:table-cell>
          <table:table-cell office:value-type="float" office:value="402.310059">
            <text:p>402.310059</text:p>
          </table:table-cell>
          <table:table-cell office:value-type="float" office:value="1.558991">
            <text:p>1.558991</text:p>
          </table:table-cell>
          <table:table-cell office:value-type="float" office:value="3.810832">
            <text:p>3.810832</text:p>
          </table:table-cell>
          <table:table-cell office:value-type="float" office:value="1.671472">
            <text:p>1.671472</text:p>
          </table:table-cell>
          <table:table-cell office:value-type="float" office:value="2.79382">
            <text:p>2.7938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42">
            <text:p>2007142</text:p>
          </table:table-cell>
          <table:table-cell table:formula="of:=[.A63]/1000" office:value-type="float" office:value="2007.142">
            <text:p>2007</text:p>
          </table:table-cell>
          <table:table-cell table:formula="of:=[.A63]-INT([.B63])*1000" office:value-type="float" office:value="142">
            <text:p>142</text:p>
          </table:table-cell>
          <table:table-cell table:formula="of:=CONCATENATE(INT([.B63]);&quot;-&quot;;[.C63])" office:value-type="string" office:string-value="2007-142">
            <text:p>2007-142</text:p>
          </table:table-cell>
          <table:table-cell office:value-type="float" office:value="589">
            <text:p>589</text:p>
          </table:table-cell>
          <table:table-cell office:value-type="float" office:value="1522.400757">
            <text:p>1522.400757</text:p>
          </table:table-cell>
          <table:table-cell office:value-type="float" office:value="0.039682">
            <text:p>0.039682</text:p>
          </table:table-cell>
          <table:table-cell office:value-type="float" office:value="3.281571">
            <text:p>3.281571</text:p>
          </table:table-cell>
          <table:table-cell office:value-type="float" office:value="1.607707">
            <text:p>1.607707</text:p>
          </table:table-cell>
          <table:table-cell office:value-type="float" office:value="2.584721">
            <text:p>2.5847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43">
            <text:p>2007143</text:p>
          </table:table-cell>
          <table:table-cell table:formula="of:=[.A64]/1000" office:value-type="float" office:value="2007.143">
            <text:p>2007</text:p>
          </table:table-cell>
          <table:table-cell table:formula="of:=[.A64]-INT([.B64])*1000" office:value-type="float" office:value="143">
            <text:p>143</text:p>
          </table:table-cell>
          <table:table-cell table:formula="of:=CONCATENATE(INT([.B64]);&quot;-&quot;;[.C64])" office:value-type="string" office:string-value="2007-143">
            <text:p>2007-143</text:p>
          </table:table-cell>
          <table:table-cell office:value-type="float" office:value="592">
            <text:p>592</text:p>
          </table:table-cell>
          <table:table-cell office:value-type="float" office:value="1852.781982">
            <text:p>1852.781982</text:p>
          </table:table-cell>
          <table:table-cell office:value-type="float" office:value="1.813558">
            <text:p>1.813558</text:p>
          </table:table-cell>
          <table:table-cell office:value-type="float" office:value="3.88181">
            <text:p>3.88181</text:p>
          </table:table-cell>
          <table:table-cell office:value-type="float" office:value="1.769096">
            <text:p>1.769096</text:p>
          </table:table-cell>
          <table:table-cell office:value-type="float" office:value="3.129699">
            <text:p>3.1296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44">
            <text:p>2007144</text:p>
          </table:table-cell>
          <table:table-cell table:formula="of:=[.A65]/1000" office:value-type="float" office:value="2007.144">
            <text:p>2007</text:p>
          </table:table-cell>
          <table:table-cell table:formula="of:=[.A65]-INT([.B65])*1000" office:value-type="float" office:value="144">
            <text:p>144</text:p>
          </table:table-cell>
          <table:table-cell table:formula="of:=CONCATENATE(INT([.B65]);&quot;-&quot;;[.C65])" office:value-type="string" office:string-value="2007-144">
            <text:p>2007-14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45">
            <text:p>2007145</text:p>
          </table:table-cell>
          <table:table-cell table:formula="of:=[.A66]/1000" office:value-type="float" office:value="2007.145">
            <text:p>2007</text:p>
          </table:table-cell>
          <table:table-cell table:formula="of:=[.A66]-INT([.B66])*1000" office:value-type="float" office:value="145">
            <text:p>145</text:p>
          </table:table-cell>
          <table:table-cell table:formula="of:=CONCATENATE(INT([.B66]);&quot;-&quot;;[.C66])" office:value-type="string" office:string-value="2007-145">
            <text:p>2007-145</text:p>
          </table:table-cell>
          <table:table-cell office:value-type="float" office:value="599">
            <text:p>599</text:p>
          </table:table-cell>
          <table:table-cell office:value-type="float" office:value="1854.857422">
            <text:p>1854.857422</text:p>
          </table:table-cell>
          <table:table-cell office:value-type="float" office:value="1.808254">
            <text:p>1.808254</text:p>
          </table:table-cell>
          <table:table-cell office:value-type="float" office:value="3.77463">
            <text:p>3.77463</text:p>
          </table:table-cell>
          <table:table-cell office:value-type="float" office:value="1.759713">
            <text:p>1.759713</text:p>
          </table:table-cell>
          <table:table-cell office:value-type="float" office:value="3.09659">
            <text:p>3.0965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46">
            <text:p>2007146</text:p>
          </table:table-cell>
          <table:table-cell table:formula="of:=[.A67]/1000" office:value-type="float" office:value="2007.146">
            <text:p>2007</text:p>
          </table:table-cell>
          <table:table-cell table:formula="of:=[.A67]-INT([.B67])*1000" office:value-type="float" office:value="146">
            <text:p>146</text:p>
          </table:table-cell>
          <table:table-cell table:formula="of:=CONCATENATE(INT([.B67]);&quot;-&quot;;[.C67])" office:value-type="string" office:string-value="2007-146">
            <text:p>2007-146</text:p>
          </table:table-cell>
          <table:table-cell office:value-type="float" office:value="313">
            <text:p>313</text:p>
          </table:table-cell>
          <table:table-cell office:value-type="float" office:value="827.753723">
            <text:p>827.753723</text:p>
          </table:table-cell>
          <table:table-cell office:value-type="float" office:value="0.180486">
            <text:p>0.180486</text:p>
          </table:table-cell>
          <table:table-cell office:value-type="float" office:value="2.976091">
            <text:p>2.976091</text:p>
          </table:table-cell>
          <table:table-cell office:value-type="float" office:value="1.626217">
            <text:p>1.626217</text:p>
          </table:table-cell>
          <table:table-cell office:value-type="float" office:value="2.644581">
            <text:p>2.6445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47">
            <text:p>2007147</text:p>
          </table:table-cell>
          <table:table-cell table:formula="of:=[.A68]/1000" office:value-type="float" office:value="2007.147">
            <text:p>2007</text:p>
          </table:table-cell>
          <table:table-cell table:formula="of:=[.A68]-INT([.B68])*1000" office:value-type="float" office:value="147">
            <text:p>147</text:p>
          </table:table-cell>
          <table:table-cell table:formula="of:=CONCATENATE(INT([.B68]);&quot;-&quot;;[.C68])" office:value-type="string" office:string-value="2007-147">
            <text:p>2007-147</text:p>
          </table:table-cell>
          <table:table-cell office:value-type="float" office:value="599">
            <text:p>599</text:p>
          </table:table-cell>
          <table:table-cell office:value-type="float" office:value="1703.161255">
            <text:p>1703.161255</text:p>
          </table:table-cell>
          <table:table-cell office:value-type="float" office:value="1.247687">
            <text:p>1.247687</text:p>
          </table:table-cell>
          <table:table-cell office:value-type="float" office:value="3.3425">
            <text:p>3.3425</text:p>
          </table:table-cell>
          <table:table-cell office:value-type="float" office:value="1.686221">
            <text:p>1.686221</text:p>
          </table:table-cell>
          <table:table-cell office:value-type="float" office:value="2.843341">
            <text:p>2.8433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48">
            <text:p>2007148</text:p>
          </table:table-cell>
          <table:table-cell table:formula="of:=[.A69]/1000" office:value-type="float" office:value="2007.148">
            <text:p>2007</text:p>
          </table:table-cell>
          <table:table-cell table:formula="of:=[.A69]-INT([.B69])*1000" office:value-type="float" office:value="148">
            <text:p>148</text:p>
          </table:table-cell>
          <table:table-cell table:formula="of:=CONCATENATE(INT([.B69]);&quot;-&quot;;[.C69])" office:value-type="string" office:string-value="2007-148">
            <text:p>2007-14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49">
            <text:p>2007149</text:p>
          </table:table-cell>
          <table:table-cell table:formula="of:=[.A70]/1000" office:value-type="float" office:value="2007.149">
            <text:p>2007</text:p>
          </table:table-cell>
          <table:table-cell table:formula="of:=[.A70]-INT([.B70])*1000" office:value-type="float" office:value="149">
            <text:p>149</text:p>
          </table:table-cell>
          <table:table-cell table:formula="of:=CONCATENATE(INT([.B70]);&quot;-&quot;;[.C70])" office:value-type="string" office:string-value="2007-149">
            <text:p>2007-149</text:p>
          </table:table-cell>
          <table:table-cell office:value-type="float" office:value="438">
            <text:p>438</text:p>
          </table:table-cell>
          <table:table-cell office:value-type="float" office:value="1184.932129">
            <text:p>1184.932129</text:p>
          </table:table-cell>
          <table:table-cell office:value-type="float" office:value="1.159723">
            <text:p>1.159723</text:p>
          </table:table-cell>
          <table:table-cell office:value-type="float" office:value="3.464959">
            <text:p>3.464959</text:p>
          </table:table-cell>
          <table:table-cell office:value-type="float" office:value="1.644787">
            <text:p>1.644787</text:p>
          </table:table-cell>
          <table:table-cell office:value-type="float" office:value="2.705324">
            <text:p>2.7053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50">
            <text:p>2007150</text:p>
          </table:table-cell>
          <table:table-cell table:formula="of:=[.A71]/1000" office:value-type="float" office:value="2007.15">
            <text:p>2007</text:p>
          </table:table-cell>
          <table:table-cell table:formula="of:=[.A71]-INT([.B71])*1000" office:value-type="float" office:value="150">
            <text:p>150</text:p>
          </table:table-cell>
          <table:table-cell table:formula="of:=CONCATENATE(INT([.B71]);&quot;-&quot;;[.C71])" office:value-type="string" office:string-value="2007-150">
            <text:p>2007-150</text:p>
          </table:table-cell>
          <table:table-cell office:value-type="float" office:value="599">
            <text:p>599</text:p>
          </table:table-cell>
          <table:table-cell office:value-type="float" office:value="1906.847046">
            <text:p>1906.847046</text:p>
          </table:table-cell>
          <table:table-cell office:value-type="float" office:value="2.282501">
            <text:p>2.282501</text:p>
          </table:table-cell>
          <table:table-cell office:value-type="float" office:value="3.646292">
            <text:p>3.646292</text:p>
          </table:table-cell>
          <table:table-cell office:value-type="float" office:value="1.784204">
            <text:p>1.784204</text:p>
          </table:table-cell>
          <table:table-cell office:value-type="float" office:value="3.183384">
            <text:p>3.1833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51">
            <text:p>2007151</text:p>
          </table:table-cell>
          <table:table-cell table:formula="of:=[.A72]/1000" office:value-type="float" office:value="2007.151">
            <text:p>2007</text:p>
          </table:table-cell>
          <table:table-cell table:formula="of:=[.A72]-INT([.B72])*1000" office:value-type="float" office:value="151">
            <text:p>151</text:p>
          </table:table-cell>
          <table:table-cell table:formula="of:=CONCATENATE(INT([.B72]);&quot;-&quot;;[.C72])" office:value-type="string" office:string-value="2007-151">
            <text:p>2007-15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52">
            <text:p>2007152</text:p>
          </table:table-cell>
          <table:table-cell table:formula="of:=[.A73]/1000" office:value-type="float" office:value="2007.152">
            <text:p>2007</text:p>
          </table:table-cell>
          <table:table-cell table:formula="of:=[.A73]-INT([.B73])*1000" office:value-type="float" office:value="152">
            <text:p>152</text:p>
          </table:table-cell>
          <table:table-cell table:formula="of:=CONCATENATE(INT([.B73]);&quot;-&quot;;[.C73])" office:value-type="string" office:string-value="2007-152">
            <text:p>2007-152</text:p>
          </table:table-cell>
          <table:table-cell office:value-type="float" office:value="60">
            <text:p>60</text:p>
          </table:table-cell>
          <table:table-cell office:value-type="float" office:value="181.638885">
            <text:p>181.638885</text:p>
          </table:table-cell>
          <table:table-cell office:value-type="float" office:value="2.181887">
            <text:p>2.181887</text:p>
          </table:table-cell>
          <table:table-cell office:value-type="float" office:value="3.395136">
            <text:p>3.395136</text:p>
          </table:table-cell>
          <table:table-cell office:value-type="float" office:value="1.739918">
            <text:p>1.739918</text:p>
          </table:table-cell>
          <table:table-cell office:value-type="float" office:value="3.027315">
            <text:p>3.0273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53">
            <text:p>2007153</text:p>
          </table:table-cell>
          <table:table-cell table:formula="of:=[.A74]/1000" office:value-type="float" office:value="2007.153">
            <text:p>2007</text:p>
          </table:table-cell>
          <table:table-cell table:formula="of:=[.A74]-INT([.B74])*1000" office:value-type="float" office:value="153">
            <text:p>153</text:p>
          </table:table-cell>
          <table:table-cell table:formula="of:=CONCATENATE(INT([.B74]);&quot;-&quot;;[.C74])" office:value-type="string" office:string-value="2007-153">
            <text:p>2007-15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54">
            <text:p>2007154</text:p>
          </table:table-cell>
          <table:table-cell table:formula="of:=[.A75]/1000" office:value-type="float" office:value="2007.154">
            <text:p>2007</text:p>
          </table:table-cell>
          <table:table-cell table:formula="of:=[.A75]-INT([.B75])*1000" office:value-type="float" office:value="154">
            <text:p>154</text:p>
          </table:table-cell>
          <table:table-cell table:formula="of:=CONCATENATE(INT([.B75]);&quot;-&quot;;[.C75])" office:value-type="string" office:string-value="2007-154">
            <text:p>2007-154</text:p>
          </table:table-cell>
          <table:table-cell office:value-type="float" office:value="39">
            <text:p>39</text:p>
          </table:table-cell>
          <table:table-cell office:value-type="float" office:value="119.978806">
            <text:p>119.978806</text:p>
          </table:table-cell>
          <table:table-cell office:value-type="float" office:value="2.820625">
            <text:p>2.820625</text:p>
          </table:table-cell>
          <table:table-cell office:value-type="float" office:value="3.2564">
            <text:p>3.2564</text:p>
          </table:table-cell>
          <table:table-cell office:value-type="float" office:value="1.753961">
            <text:p>1.753961</text:p>
          </table:table-cell>
          <table:table-cell office:value-type="float" office:value="3.07638">
            <text:p>3.076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55">
            <text:p>2007155</text:p>
          </table:table-cell>
          <table:table-cell table:formula="of:=[.A76]/1000" office:value-type="float" office:value="2007.155">
            <text:p>2007</text:p>
          </table:table-cell>
          <table:table-cell table:formula="of:=[.A76]-INT([.B76])*1000" office:value-type="float" office:value="155">
            <text:p>155</text:p>
          </table:table-cell>
          <table:table-cell table:formula="of:=CONCATENATE(INT([.B76]);&quot;-&quot;;[.C76])" office:value-type="string" office:string-value="2007-155">
            <text:p>2007-155</text:p>
          </table:table-cell>
          <table:table-cell office:value-type="float" office:value="366">
            <text:p>366</text:p>
          </table:table-cell>
          <table:table-cell office:value-type="float" office:value="1007.724976">
            <text:p>1007.724976</text:p>
          </table:table-cell>
          <table:table-cell office:value-type="float" office:value="1.738798">
            <text:p>1.738798</text:p>
          </table:table-cell>
          <table:table-cell office:value-type="float" office:value="3.218428">
            <text:p>3.218428</text:p>
          </table:table-cell>
          <table:table-cell office:value-type="float" office:value="1.659321">
            <text:p>1.659321</text:p>
          </table:table-cell>
          <table:table-cell office:value-type="float" office:value="2.753347">
            <text:p>2.7533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56">
            <text:p>2007156</text:p>
          </table:table-cell>
          <table:table-cell table:formula="of:=[.A77]/1000" office:value-type="float" office:value="2007.156">
            <text:p>2007</text:p>
          </table:table-cell>
          <table:table-cell table:formula="of:=[.A77]-INT([.B77])*1000" office:value-type="float" office:value="156">
            <text:p>156</text:p>
          </table:table-cell>
          <table:table-cell table:formula="of:=CONCATENATE(INT([.B77]);&quot;-&quot;;[.C77])" office:value-type="string" office:string-value="2007-156">
            <text:p>2007-156</text:p>
          </table:table-cell>
          <table:table-cell office:value-type="float" office:value="272">
            <text:p>272</text:p>
          </table:table-cell>
          <table:table-cell office:value-type="float" office:value="783.869751">
            <text:p>783.869751</text:p>
          </table:table-cell>
          <table:table-cell office:value-type="float" office:value="2.618148">
            <text:p>2.618148</text:p>
          </table:table-cell>
          <table:table-cell office:value-type="float" office:value="3.441806">
            <text:p>3.441806</text:p>
          </table:table-cell>
          <table:table-cell office:value-type="float" office:value="1.697608">
            <text:p>1.697608</text:p>
          </table:table-cell>
          <table:table-cell office:value-type="float" office:value="2.881874">
            <text:p>2.8818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57">
            <text:p>2007157</text:p>
          </table:table-cell>
          <table:table-cell table:formula="of:=[.A78]/1000" office:value-type="float" office:value="2007.157">
            <text:p>2007</text:p>
          </table:table-cell>
          <table:table-cell table:formula="of:=[.A78]-INT([.B78])*1000" office:value-type="float" office:value="157">
            <text:p>157</text:p>
          </table:table-cell>
          <table:table-cell table:formula="of:=CONCATENATE(INT([.B78]);&quot;-&quot;;[.C78])" office:value-type="string" office:string-value="2007-157">
            <text:p>2007-157</text:p>
          </table:table-cell>
          <table:table-cell office:value-type="float" office:value="599">
            <text:p>599</text:p>
          </table:table-cell>
          <table:table-cell office:value-type="float" office:value="1536.491455">
            <text:p>1536.491455</text:p>
          </table:table-cell>
          <table:table-cell office:value-type="float" office:value="1.229961">
            <text:p>1.229961</text:p>
          </table:table-cell>
          <table:table-cell office:value-type="float" office:value="3.123493">
            <text:p>3.123493</text:p>
          </table:table-cell>
          <table:table-cell office:value-type="float" office:value="1.601591">
            <text:p>1.601591</text:p>
          </table:table-cell>
          <table:table-cell office:value-type="float" office:value="2.565094">
            <text:p>2.5650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58">
            <text:p>2007158</text:p>
          </table:table-cell>
          <table:table-cell table:formula="of:=[.A79]/1000" office:value-type="float" office:value="2007.158">
            <text:p>2007</text:p>
          </table:table-cell>
          <table:table-cell table:formula="of:=[.A79]-INT([.B79])*1000" office:value-type="float" office:value="158">
            <text:p>158</text:p>
          </table:table-cell>
          <table:table-cell table:formula="of:=CONCATENATE(INT([.B79]);&quot;-&quot;;[.C79])" office:value-type="string" office:string-value="2007-158">
            <text:p>2007-158</text:p>
          </table:table-cell>
          <table:table-cell office:value-type="float" office:value="499">
            <text:p>499</text:p>
          </table:table-cell>
          <table:table-cell office:value-type="float" office:value="1343.511353">
            <text:p>1343.511353</text:p>
          </table:table-cell>
          <table:table-cell office:value-type="float" office:value="1.598585">
            <text:p>1.598585</text:p>
          </table:table-cell>
          <table:table-cell office:value-type="float" office:value="3.795459">
            <text:p>3.795459</text:p>
          </table:table-cell>
          <table:table-cell office:value-type="float" office:value="1.640856">
            <text:p>1.640856</text:p>
          </table:table-cell>
          <table:table-cell office:value-type="float" office:value="2.692408">
            <text:p>2.6924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59">
            <text:p>2007159</text:p>
          </table:table-cell>
          <table:table-cell table:formula="of:=[.A80]/1000" office:value-type="float" office:value="2007.159">
            <text:p>2007</text:p>
          </table:table-cell>
          <table:table-cell table:formula="of:=[.A80]-INT([.B80])*1000" office:value-type="float" office:value="159">
            <text:p>159</text:p>
          </table:table-cell>
          <table:table-cell table:formula="of:=CONCATENATE(INT([.B80]);&quot;-&quot;;[.C80])" office:value-type="string" office:string-value="2007-159">
            <text:p>2007-159</text:p>
          </table:table-cell>
          <table:table-cell office:value-type="float" office:value="599">
            <text:p>599</text:p>
          </table:table-cell>
          <table:table-cell office:value-type="float" office:value="1455.463257">
            <text:p>1455.463257</text:p>
          </table:table-cell>
          <table:table-cell office:value-type="float" office:value="0.625061">
            <text:p>0.625061</text:p>
          </table:table-cell>
          <table:table-cell office:value-type="float" office:value="3.057227">
            <text:p>3.057227</text:p>
          </table:table-cell>
          <table:table-cell office:value-type="float" office:value="1.558789">
            <text:p>1.558789</text:p>
          </table:table-cell>
          <table:table-cell office:value-type="float" office:value="2.429822">
            <text:p>2.4298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60">
            <text:p>2007160</text:p>
          </table:table-cell>
          <table:table-cell table:formula="of:=[.A81]/1000" office:value-type="float" office:value="2007.16">
            <text:p>2007</text:p>
          </table:table-cell>
          <table:table-cell table:formula="of:=[.A81]-INT([.B81])*1000" office:value-type="float" office:value="160">
            <text:p>160</text:p>
          </table:table-cell>
          <table:table-cell table:formula="of:=CONCATENATE(INT([.B81]);&quot;-&quot;;[.C81])" office:value-type="string" office:string-value="2007-160">
            <text:p>2007-16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61">
            <text:p>2007161</text:p>
          </table:table-cell>
          <table:table-cell table:formula="of:=[.A82]/1000" office:value-type="float" office:value="2007.161">
            <text:p>2007</text:p>
          </table:table-cell>
          <table:table-cell table:formula="of:=[.A82]-INT([.B82])*1000" office:value-type="float" office:value="161">
            <text:p>161</text:p>
          </table:table-cell>
          <table:table-cell table:formula="of:=CONCATENATE(INT([.B82]);&quot;-&quot;;[.C82])" office:value-type="string" office:string-value="2007-161">
            <text:p>2007-161</text:p>
          </table:table-cell>
          <table:table-cell office:value-type="float" office:value="599">
            <text:p>599</text:p>
          </table:table-cell>
          <table:table-cell office:value-type="float" office:value="1368.866455">
            <text:p>1368.866455</text:p>
          </table:table-cell>
          <table:table-cell office:value-type="float" office:value="0.749167">
            <text:p>0.749167</text:p>
          </table:table-cell>
          <table:table-cell office:value-type="float" office:value="2.851882">
            <text:p>2.851882</text:p>
          </table:table-cell>
          <table:table-cell office:value-type="float" office:value="1.511705">
            <text:p>1.511705</text:p>
          </table:table-cell>
          <table:table-cell office:value-type="float" office:value="2.285253">
            <text:p>2.28525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62">
            <text:p>2007162</text:p>
          </table:table-cell>
          <table:table-cell table:formula="of:=[.A83]/1000" office:value-type="float" office:value="2007.162">
            <text:p>2007</text:p>
          </table:table-cell>
          <table:table-cell table:formula="of:=[.A83]-INT([.B83])*1000" office:value-type="float" office:value="162">
            <text:p>162</text:p>
          </table:table-cell>
          <table:table-cell table:formula="of:=CONCATENATE(INT([.B83]);&quot;-&quot;;[.C83])" office:value-type="string" office:string-value="2007-162">
            <text:p>2007-162</text:p>
          </table:table-cell>
          <table:table-cell office:value-type="float" office:value="91">
            <text:p>91</text:p>
          </table:table-cell>
          <table:table-cell office:value-type="float" office:value="235.462128">
            <text:p>235.462128</text:p>
          </table:table-cell>
          <table:table-cell office:value-type="float" office:value="2.307751">
            <text:p>2.307751</text:p>
          </table:table-cell>
          <table:table-cell office:value-type="float" office:value="2.798534">
            <text:p>2.798534</text:p>
          </table:table-cell>
          <table:table-cell office:value-type="float" office:value="1.60857">
            <text:p>1.60857</text:p>
          </table:table-cell>
          <table:table-cell office:value-type="float" office:value="2.587496">
            <text:p>2.5874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63">
            <text:p>2007163</text:p>
          </table:table-cell>
          <table:table-cell table:formula="of:=[.A84]/1000" office:value-type="float" office:value="2007.163">
            <text:p>2007</text:p>
          </table:table-cell>
          <table:table-cell table:formula="of:=[.A84]-INT([.B84])*1000" office:value-type="float" office:value="163">
            <text:p>163</text:p>
          </table:table-cell>
          <table:table-cell table:formula="of:=CONCATENATE(INT([.B84]);&quot;-&quot;;[.C84])" office:value-type="string" office:string-value="2007-163">
            <text:p>2007-163</text:p>
          </table:table-cell>
          <table:table-cell office:value-type="float" office:value="475">
            <text:p>475</text:p>
          </table:table-cell>
          <table:table-cell office:value-type="float" office:value="951.194214">
            <text:p>951.194214</text:p>
          </table:table-cell>
          <table:table-cell office:value-type="float" office:value="0.570795">
            <text:p>0.570795</text:p>
          </table:table-cell>
          <table:table-cell office:value-type="float" office:value="2.258064">
            <text:p>2.258064</text:p>
          </table:table-cell>
          <table:table-cell office:value-type="float" office:value="1.415102">
            <text:p>1.415102</text:p>
          </table:table-cell>
          <table:table-cell office:value-type="float" office:value="2.002514">
            <text:p>2.0025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64">
            <text:p>2007164</text:p>
          </table:table-cell>
          <table:table-cell table:formula="of:=[.A85]/1000" office:value-type="float" office:value="2007.164">
            <text:p>2007</text:p>
          </table:table-cell>
          <table:table-cell table:formula="of:=[.A85]-INT([.B85])*1000" office:value-type="float" office:value="164">
            <text:p>164</text:p>
          </table:table-cell>
          <table:table-cell table:formula="of:=CONCATENATE(INT([.B85]);&quot;-&quot;;[.C85])" office:value-type="string" office:string-value="2007-164">
            <text:p>2007-164</text:p>
          </table:table-cell>
          <table:table-cell office:value-type="float" office:value="599">
            <text:p>599</text:p>
          </table:table-cell>
          <table:table-cell office:value-type="float" office:value="1386.373047">
            <text:p>1386.373047</text:p>
          </table:table-cell>
          <table:table-cell office:value-type="float" office:value="0.75416">
            <text:p>0.75416</text:p>
          </table:table-cell>
          <table:table-cell office:value-type="float" office:value="2.920689">
            <text:p>2.920689</text:p>
          </table:table-cell>
          <table:table-cell office:value-type="float" office:value="1.521341">
            <text:p>1.521341</text:p>
          </table:table-cell>
          <table:table-cell office:value-type="float" office:value="2.314479">
            <text:p>2.3144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65">
            <text:p>2007165</text:p>
          </table:table-cell>
          <table:table-cell table:formula="of:=[.A86]/1000" office:value-type="float" office:value="2007.165">
            <text:p>2007</text:p>
          </table:table-cell>
          <table:table-cell table:formula="of:=[.A86]-INT([.B86])*1000" office:value-type="float" office:value="165">
            <text:p>165</text:p>
          </table:table-cell>
          <table:table-cell table:formula="of:=CONCATENATE(INT([.B86]);&quot;-&quot;;[.C86])" office:value-type="string" office:string-value="2007-165">
            <text:p>2007-165</text:p>
          </table:table-cell>
          <table:table-cell office:value-type="float" office:value="599">
            <text:p>599</text:p>
          </table:table-cell>
          <table:table-cell office:value-type="float" office:value="1531.167236">
            <text:p>1531.167236</text:p>
          </table:table-cell>
          <table:table-cell office:value-type="float" office:value="1.460046">
            <text:p>1.460046</text:p>
          </table:table-cell>
          <table:table-cell office:value-type="float" office:value="3.07619">
            <text:p>3.07619</text:p>
          </table:table-cell>
          <table:table-cell office:value-type="float" office:value="1.598814">
            <text:p>1.598814</text:p>
          </table:table-cell>
          <table:table-cell office:value-type="float" office:value="2.556206">
            <text:p>2.5562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66">
            <text:p>2007166</text:p>
          </table:table-cell>
          <table:table-cell table:formula="of:=[.A87]/1000" office:value-type="float" office:value="2007.166">
            <text:p>2007</text:p>
          </table:table-cell>
          <table:table-cell table:formula="of:=[.A87]-INT([.B87])*1000" office:value-type="float" office:value="166">
            <text:p>166</text:p>
          </table:table-cell>
          <table:table-cell table:formula="of:=CONCATENATE(INT([.B87]);&quot;-&quot;;[.C87])" office:value-type="string" office:string-value="2007-166">
            <text:p>2007-166</text:p>
          </table:table-cell>
          <table:table-cell office:value-type="float" office:value="599">
            <text:p>599</text:p>
          </table:table-cell>
          <table:table-cell office:value-type="float" office:value="1445.817871">
            <text:p>1445.817871</text:p>
          </table:table-cell>
          <table:table-cell office:value-type="float" office:value="1.164032">
            <text:p>1.164032</text:p>
          </table:table-cell>
          <table:table-cell office:value-type="float" office:value="2.951218">
            <text:p>2.951218</text:p>
          </table:table-cell>
          <table:table-cell office:value-type="float" office:value="1.553615">
            <text:p>1.553615</text:p>
          </table:table-cell>
          <table:table-cell office:value-type="float" office:value="2.413719">
            <text:p>2.4137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67">
            <text:p>2007167</text:p>
          </table:table-cell>
          <table:table-cell table:formula="of:=[.A88]/1000" office:value-type="float" office:value="2007.167">
            <text:p>2007</text:p>
          </table:table-cell>
          <table:table-cell table:formula="of:=[.A88]-INT([.B88])*1000" office:value-type="float" office:value="167">
            <text:p>167</text:p>
          </table:table-cell>
          <table:table-cell table:formula="of:=CONCATENATE(INT([.B88]);&quot;-&quot;;[.C88])" office:value-type="string" office:string-value="2007-167">
            <text:p>2007-16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68">
            <text:p>2007168</text:p>
          </table:table-cell>
          <table:table-cell table:formula="of:=[.A89]/1000" office:value-type="float" office:value="2007.168">
            <text:p>2007</text:p>
          </table:table-cell>
          <table:table-cell table:formula="of:=[.A89]-INT([.B89])*1000" office:value-type="float" office:value="168">
            <text:p>168</text:p>
          </table:table-cell>
          <table:table-cell table:formula="of:=CONCATENATE(INT([.B89]);&quot;-&quot;;[.C89])" office:value-type="string" office:string-value="2007-168">
            <text:p>2007-168</text:p>
          </table:table-cell>
          <table:table-cell office:value-type="float" office:value="567">
            <text:p>567</text:p>
          </table:table-cell>
          <table:table-cell office:value-type="float" office:value="1556.401367">
            <text:p>1556.401367</text:p>
          </table:table-cell>
          <table:table-cell office:value-type="float" office:value="1.732646">
            <text:p>1.732646</text:p>
          </table:table-cell>
          <table:table-cell office:value-type="float" office:value="3.511987">
            <text:p>3.511987</text:p>
          </table:table-cell>
          <table:table-cell office:value-type="float" office:value="1.656797">
            <text:p>1.656797</text:p>
          </table:table-cell>
          <table:table-cell office:value-type="float" office:value="2.744976">
            <text:p>2.7449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69">
            <text:p>2007169</text:p>
          </table:table-cell>
          <table:table-cell table:formula="of:=[.A90]/1000" office:value-type="float" office:value="2007.169">
            <text:p>2007</text:p>
          </table:table-cell>
          <table:table-cell table:formula="of:=[.A90]-INT([.B90])*1000" office:value-type="float" office:value="169">
            <text:p>169</text:p>
          </table:table-cell>
          <table:table-cell table:formula="of:=CONCATENATE(INT([.B90]);&quot;-&quot;;[.C90])" office:value-type="string" office:string-value="2007-169">
            <text:p>2007-16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70">
            <text:p>2007170</text:p>
          </table:table-cell>
          <table:table-cell table:formula="of:=[.A91]/1000" office:value-type="float" office:value="2007.17">
            <text:p>2007</text:p>
          </table:table-cell>
          <table:table-cell table:formula="of:=[.A91]-INT([.B91])*1000" office:value-type="float" office:value="170">
            <text:p>170</text:p>
          </table:table-cell>
          <table:table-cell table:formula="of:=CONCATENATE(INT([.B91]);&quot;-&quot;;[.C91])" office:value-type="string" office:string-value="2007-170">
            <text:p>2007-170</text:p>
          </table:table-cell>
          <table:table-cell office:value-type="float" office:value="496">
            <text:p>496</text:p>
          </table:table-cell>
          <table:table-cell office:value-type="float" office:value="1352.823975">
            <text:p>1352.823975</text:p>
          </table:table-cell>
          <table:table-cell office:value-type="float" office:value="1.762337">
            <text:p>1.762337</text:p>
          </table:table-cell>
          <table:table-cell office:value-type="float" office:value="3.257267">
            <text:p>3.257267</text:p>
          </table:table-cell>
          <table:table-cell office:value-type="float" office:value="1.651505">
            <text:p>1.651505</text:p>
          </table:table-cell>
          <table:table-cell office:value-type="float" office:value="2.727468">
            <text:p>2.72746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71">
            <text:p>2007171</text:p>
          </table:table-cell>
          <table:table-cell table:formula="of:=[.A92]/1000" office:value-type="float" office:value="2007.171">
            <text:p>2007</text:p>
          </table:table-cell>
          <table:table-cell table:formula="of:=[.A92]-INT([.B92])*1000" office:value-type="float" office:value="171">
            <text:p>171</text:p>
          </table:table-cell>
          <table:table-cell table:formula="of:=CONCATENATE(INT([.B92]);&quot;-&quot;;[.C92])" office:value-type="string" office:string-value="2007-171">
            <text:p>2007-171</text:p>
          </table:table-cell>
          <table:table-cell office:value-type="float" office:value="511">
            <text:p>511</text:p>
          </table:table-cell>
          <table:table-cell office:value-type="float" office:value="1084.123535">
            <text:p>1084.123535</text:p>
          </table:table-cell>
          <table:table-cell office:value-type="float" office:value="0.015149">
            <text:p>0.015149</text:p>
          </table:table-cell>
          <table:table-cell office:value-type="float" office:value="2.521312">
            <text:p>2.521312</text:p>
          </table:table-cell>
          <table:table-cell office:value-type="float" office:value="1.456562">
            <text:p>1.456562</text:p>
          </table:table-cell>
          <table:table-cell office:value-type="float" office:value="2.121572">
            <text:p>2.1215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72">
            <text:p>2007172</text:p>
          </table:table-cell>
          <table:table-cell table:formula="of:=[.A93]/1000" office:value-type="float" office:value="2007.172">
            <text:p>2007</text:p>
          </table:table-cell>
          <table:table-cell table:formula="of:=[.A93]-INT([.B93])*1000" office:value-type="float" office:value="172">
            <text:p>172</text:p>
          </table:table-cell>
          <table:table-cell table:formula="of:=CONCATENATE(INT([.B93]);&quot;-&quot;;[.C93])" office:value-type="string" office:string-value="2007-172">
            <text:p>2007-172</text:p>
          </table:table-cell>
          <table:table-cell office:value-type="float" office:value="233">
            <text:p>233</text:p>
          </table:table-cell>
          <table:table-cell office:value-type="float" office:value="614.24115">
            <text:p>614.24115</text:p>
          </table:table-cell>
          <table:table-cell office:value-type="float" office:value="2.271037">
            <text:p>2.271037</text:p>
          </table:table-cell>
          <table:table-cell office:value-type="float" office:value="3.040181">
            <text:p>3.040181</text:p>
          </table:table-cell>
          <table:table-cell office:value-type="float" office:value="1.623646">
            <text:p>1.623646</text:p>
          </table:table-cell>
          <table:table-cell office:value-type="float" office:value="2.636228">
            <text:p>2.6362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73">
            <text:p>2007173</text:p>
          </table:table-cell>
          <table:table-cell table:formula="of:=[.A94]/1000" office:value-type="float" office:value="2007.173">
            <text:p>2007</text:p>
          </table:table-cell>
          <table:table-cell table:formula="of:=[.A94]-INT([.B94])*1000" office:value-type="float" office:value="173">
            <text:p>173</text:p>
          </table:table-cell>
          <table:table-cell table:formula="of:=CONCATENATE(INT([.B94]);&quot;-&quot;;[.C94])" office:value-type="string" office:string-value="2007-173">
            <text:p>2007-173</text:p>
          </table:table-cell>
          <table:table-cell office:value-type="float" office:value="599">
            <text:p>599</text:p>
          </table:table-cell>
          <table:table-cell office:value-type="float" office:value="1403.581177">
            <text:p>1403.581177</text:p>
          </table:table-cell>
          <table:table-cell office:value-type="float" office:value="0.950587">
            <text:p>0.950587</text:p>
          </table:table-cell>
          <table:table-cell office:value-type="float" office:value="2.960976">
            <text:p>2.960976</text:p>
          </table:table-cell>
          <table:table-cell office:value-type="float" office:value="1.530754">
            <text:p>1.530754</text:p>
          </table:table-cell>
          <table:table-cell office:value-type="float" office:value="2.343207">
            <text:p>2.3432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74">
            <text:p>2007174</text:p>
          </table:table-cell>
          <table:table-cell table:formula="of:=[.A95]/1000" office:value-type="float" office:value="2007.174">
            <text:p>2007</text:p>
          </table:table-cell>
          <table:table-cell table:formula="of:=[.A95]-INT([.B95])*1000" office:value-type="float" office:value="174">
            <text:p>174</text:p>
          </table:table-cell>
          <table:table-cell table:formula="of:=CONCATENATE(INT([.B95]);&quot;-&quot;;[.C95])" office:value-type="string" office:string-value="2007-174">
            <text:p>2007-174</text:p>
          </table:table-cell>
          <table:table-cell office:value-type="float" office:value="599">
            <text:p>599</text:p>
          </table:table-cell>
          <table:table-cell office:value-type="float" office:value="1280.953979">
            <text:p>1280.953979</text:p>
          </table:table-cell>
          <table:table-cell office:value-type="float" office:value="0.03948">
            <text:p>0.03948</text:p>
          </table:table-cell>
          <table:table-cell office:value-type="float" office:value="2.804647">
            <text:p>2.804647</text:p>
          </table:table-cell>
          <table:table-cell office:value-type="float" office:value="1.462357">
            <text:p>1.462357</text:p>
          </table:table-cell>
          <table:table-cell office:value-type="float" office:value="2.138487">
            <text:p>2.1384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75">
            <text:p>2007175</text:p>
          </table:table-cell>
          <table:table-cell table:formula="of:=[.A96]/1000" office:value-type="float" office:value="2007.175">
            <text:p>2007</text:p>
          </table:table-cell>
          <table:table-cell table:formula="of:=[.A96]-INT([.B96])*1000" office:value-type="float" office:value="175">
            <text:p>175</text:p>
          </table:table-cell>
          <table:table-cell table:formula="of:=CONCATENATE(INT([.B96]);&quot;-&quot;;[.C96])" office:value-type="string" office:string-value="2007-175">
            <text:p>2007-175</text:p>
          </table:table-cell>
          <table:table-cell office:value-type="float" office:value="599">
            <text:p>599</text:p>
          </table:table-cell>
          <table:table-cell office:value-type="float" office:value="1401.843262">
            <text:p>1401.843262</text:p>
          </table:table-cell>
          <table:table-cell office:value-type="float" office:value="0.889804">
            <text:p>0.889804</text:p>
          </table:table-cell>
          <table:table-cell office:value-type="float" office:value="2.887326">
            <text:p>2.887326</text:p>
          </table:table-cell>
          <table:table-cell office:value-type="float" office:value="1.529806">
            <text:p>1.529806</text:p>
          </table:table-cell>
          <table:table-cell office:value-type="float" office:value="2.340306">
            <text:p>2.3403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76">
            <text:p>2007176</text:p>
          </table:table-cell>
          <table:table-cell table:formula="of:=[.A97]/1000" office:value-type="float" office:value="2007.176">
            <text:p>2007</text:p>
          </table:table-cell>
          <table:table-cell table:formula="of:=[.A97]-INT([.B97])*1000" office:value-type="float" office:value="176">
            <text:p>176</text:p>
          </table:table-cell>
          <table:table-cell table:formula="of:=CONCATENATE(INT([.B97]);&quot;-&quot;;[.C97])" office:value-type="string" office:string-value="2007-176">
            <text:p>2007-17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77">
            <text:p>2007177</text:p>
          </table:table-cell>
          <table:table-cell table:formula="of:=[.A98]/1000" office:value-type="float" office:value="2007.177">
            <text:p>2007</text:p>
          </table:table-cell>
          <table:table-cell table:formula="of:=[.A98]-INT([.B98])*1000" office:value-type="float" office:value="177">
            <text:p>177</text:p>
          </table:table-cell>
          <table:table-cell table:formula="of:=CONCATENATE(INT([.B98]);&quot;-&quot;;[.C98])" office:value-type="string" office:string-value="2007-177">
            <text:p>2007-177</text:p>
          </table:table-cell>
          <table:table-cell office:value-type="float" office:value="555">
            <text:p>555</text:p>
          </table:table-cell>
          <table:table-cell office:value-type="float" office:value="1356.837646">
            <text:p>1356.837646</text:p>
          </table:table-cell>
          <table:table-cell office:value-type="float" office:value="1.188719">
            <text:p>1.188719</text:p>
          </table:table-cell>
          <table:table-cell office:value-type="float" office:value="3.297697">
            <text:p>3.297697</text:p>
          </table:table-cell>
          <table:table-cell office:value-type="float" office:value="1.56357">
            <text:p>1.56357</text:p>
          </table:table-cell>
          <table:table-cell office:value-type="float" office:value="2.444752">
            <text:p>2.44475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78">
            <text:p>2007178</text:p>
          </table:table-cell>
          <table:table-cell table:formula="of:=[.A99]/1000" office:value-type="float" office:value="2007.178">
            <text:p>2007</text:p>
          </table:table-cell>
          <table:table-cell table:formula="of:=[.A99]-INT([.B99])*1000" office:value-type="float" office:value="178">
            <text:p>178</text:p>
          </table:table-cell>
          <table:table-cell table:formula="of:=CONCATENATE(INT([.B99]);&quot;-&quot;;[.C99])" office:value-type="string" office:string-value="2007-178">
            <text:p>2007-17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79">
            <text:p>2007179</text:p>
          </table:table-cell>
          <table:table-cell table:formula="of:=[.A100]/1000" office:value-type="float" office:value="2007.179">
            <text:p>2007</text:p>
          </table:table-cell>
          <table:table-cell table:formula="of:=[.A100]-INT([.B100])*1000" office:value-type="float" office:value="179">
            <text:p>179</text:p>
          </table:table-cell>
          <table:table-cell table:formula="of:=CONCATENATE(INT([.B100]);&quot;-&quot;;[.C100])" office:value-type="string" office:string-value="2007-179">
            <text:p>2007-179</text:p>
          </table:table-cell>
          <table:table-cell office:value-type="float" office:value="522">
            <text:p>522</text:p>
          </table:table-cell>
          <table:table-cell office:value-type="float" office:value="1167.27417">
            <text:p>1167.27417</text:p>
          </table:table-cell>
          <table:table-cell office:value-type="float" office:value="0.076609">
            <text:p>0.076609</text:p>
          </table:table-cell>
          <table:table-cell office:value-type="float" office:value="3.309615">
            <text:p>3.309615</text:p>
          </table:table-cell>
          <table:table-cell office:value-type="float" office:value="1.495379">
            <text:p>1.495379</text:p>
          </table:table-cell>
          <table:table-cell office:value-type="float" office:value="2.236157">
            <text:p>2.2361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80">
            <text:p>2007180</text:p>
          </table:table-cell>
          <table:table-cell table:formula="of:=[.A101]/1000" office:value-type="float" office:value="2007.18">
            <text:p>2007</text:p>
          </table:table-cell>
          <table:table-cell table:formula="of:=[.A101]-INT([.B101])*1000" office:value-type="float" office:value="180">
            <text:p>180</text:p>
          </table:table-cell>
          <table:table-cell table:formula="of:=CONCATENATE(INT([.B101]);&quot;-&quot;;[.C101])" office:value-type="string" office:string-value="2007-180">
            <text:p>2007-180</text:p>
          </table:table-cell>
          <table:table-cell office:value-type="float" office:value="10">
            <text:p>10</text:p>
          </table:table-cell>
          <table:table-cell office:value-type="float" office:value="29.719242">
            <text:p>29.719242</text:p>
          </table:table-cell>
          <table:table-cell office:value-type="float" office:value="2.832217">
            <text:p>2.832217</text:p>
          </table:table-cell>
          <table:table-cell office:value-type="float" office:value="3.369734">
            <text:p>3.369734</text:p>
          </table:table-cell>
          <table:table-cell office:value-type="float" office:value="1.723927">
            <text:p>1.723927</text:p>
          </table:table-cell>
          <table:table-cell office:value-type="float" office:value="2.971924">
            <text:p>2.9719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81">
            <text:p>2007181</text:p>
          </table:table-cell>
          <table:table-cell table:formula="of:=[.A102]/1000" office:value-type="float" office:value="2007.181">
            <text:p>2007</text:p>
          </table:table-cell>
          <table:table-cell table:formula="of:=[.A102]-INT([.B102])*1000" office:value-type="float" office:value="181">
            <text:p>181</text:p>
          </table:table-cell>
          <table:table-cell table:formula="of:=CONCATENATE(INT([.B102]);&quot;-&quot;;[.C102])" office:value-type="string" office:string-value="2007-181">
            <text:p>2007-181</text:p>
          </table:table-cell>
          <table:table-cell office:value-type="float" office:value="311">
            <text:p>311</text:p>
          </table:table-cell>
          <table:table-cell office:value-type="float" office:value="775.181702">
            <text:p>775.181702</text:p>
          </table:table-cell>
          <table:table-cell office:value-type="float" office:value="1.273596">
            <text:p>1.273596</text:p>
          </table:table-cell>
          <table:table-cell office:value-type="float" office:value="3.362822">
            <text:p>3.362822</text:p>
          </table:table-cell>
          <table:table-cell office:value-type="float" office:value="1.57878">
            <text:p>1.57878</text:p>
          </table:table-cell>
          <table:table-cell office:value-type="float" office:value="2.492546">
            <text:p>2.4925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82">
            <text:p>2007182</text:p>
          </table:table-cell>
          <table:table-cell table:formula="of:=[.A103]/1000" office:value-type="float" office:value="2007.182">
            <text:p>2007</text:p>
          </table:table-cell>
          <table:table-cell table:formula="of:=[.A103]-INT([.B103])*1000" office:value-type="float" office:value="182">
            <text:p>182</text:p>
          </table:table-cell>
          <table:table-cell table:formula="of:=CONCATENATE(INT([.B103]);&quot;-&quot;;[.C103])" office:value-type="string" office:string-value="2007-182">
            <text:p>2007-182</text:p>
          </table:table-cell>
          <table:table-cell office:value-type="float" office:value="524">
            <text:p>524</text:p>
          </table:table-cell>
          <table:table-cell office:value-type="float" office:value="1346.657349">
            <text:p>1346.657349</text:p>
          </table:table-cell>
          <table:table-cell office:value-type="float" office:value="1.288738">
            <text:p>1.288738</text:p>
          </table:table-cell>
          <table:table-cell office:value-type="float" office:value="3.355323">
            <text:p>3.355323</text:p>
          </table:table-cell>
          <table:table-cell office:value-type="float" office:value="1.603109">
            <text:p>1.603109</text:p>
          </table:table-cell>
          <table:table-cell office:value-type="float" office:value="2.569957">
            <text:p>2.5699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83">
            <text:p>2007183</text:p>
          </table:table-cell>
          <table:table-cell table:formula="of:=[.A104]/1000" office:value-type="float" office:value="2007.183">
            <text:p>2007</text:p>
          </table:table-cell>
          <table:table-cell table:formula="of:=[.A104]-INT([.B104])*1000" office:value-type="float" office:value="183">
            <text:p>183</text:p>
          </table:table-cell>
          <table:table-cell table:formula="of:=CONCATENATE(INT([.B104]);&quot;-&quot;;[.C104])" office:value-type="string" office:string-value="2007-183">
            <text:p>2007-18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84">
            <text:p>2007184</text:p>
          </table:table-cell>
          <table:table-cell table:formula="of:=[.A105]/1000" office:value-type="float" office:value="2007.184">
            <text:p>2007</text:p>
          </table:table-cell>
          <table:table-cell table:formula="of:=[.A105]-INT([.B105])*1000" office:value-type="float" office:value="184">
            <text:p>184</text:p>
          </table:table-cell>
          <table:table-cell table:formula="of:=CONCATENATE(INT([.B105]);&quot;-&quot;;[.C105])" office:value-type="string" office:string-value="2007-184">
            <text:p>2007-184</text:p>
          </table:table-cell>
          <table:table-cell office:value-type="float" office:value="562">
            <text:p>562</text:p>
          </table:table-cell>
          <table:table-cell office:value-type="float" office:value="1345.957275">
            <text:p>1345.957275</text:p>
          </table:table-cell>
          <table:table-cell office:value-type="float" office:value="0.632304">
            <text:p>0.632304</text:p>
          </table:table-cell>
          <table:table-cell office:value-type="float" office:value="3.106786">
            <text:p>3.106786</text:p>
          </table:table-cell>
          <table:table-cell office:value-type="float" office:value="1.54756">
            <text:p>1.54756</text:p>
          </table:table-cell>
          <table:table-cell office:value-type="float" office:value="2.394942">
            <text:p>2.39494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85">
            <text:p>2007185</text:p>
          </table:table-cell>
          <table:table-cell table:formula="of:=[.A106]/1000" office:value-type="float" office:value="2007.185">
            <text:p>2007</text:p>
          </table:table-cell>
          <table:table-cell table:formula="of:=[.A106]-INT([.B106])*1000" office:value-type="float" office:value="185">
            <text:p>185</text:p>
          </table:table-cell>
          <table:table-cell table:formula="of:=CONCATENATE(INT([.B106]);&quot;-&quot;;[.C106])" office:value-type="string" office:string-value="2007-185">
            <text:p>2007-18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86">
            <text:p>2007186</text:p>
          </table:table-cell>
          <table:table-cell table:formula="of:=[.A107]/1000" office:value-type="float" office:value="2007.186">
            <text:p>2007</text:p>
          </table:table-cell>
          <table:table-cell table:formula="of:=[.A107]-INT([.B107])*1000" office:value-type="float" office:value="186">
            <text:p>186</text:p>
          </table:table-cell>
          <table:table-cell table:formula="of:=CONCATENATE(INT([.B107]);&quot;-&quot;;[.C107])" office:value-type="string" office:string-value="2007-186">
            <text:p>2007-186</text:p>
          </table:table-cell>
          <table:table-cell office:value-type="float" office:value="453">
            <text:p>453</text:p>
          </table:table-cell>
          <table:table-cell office:value-type="float" office:value="1364.285889">
            <text:p>1364.285889</text:p>
          </table:table-cell>
          <table:table-cell office:value-type="float" office:value="2.006429">
            <text:p>2.006429</text:p>
          </table:table-cell>
          <table:table-cell office:value-type="float" office:value="3.718967">
            <text:p>3.718967</text:p>
          </table:table-cell>
          <table:table-cell office:value-type="float" office:value="1.735416">
            <text:p>1.735416</text:p>
          </table:table-cell>
          <table:table-cell office:value-type="float" office:value="3.011669">
            <text:p>3.0116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87">
            <text:p>2007187</text:p>
          </table:table-cell>
          <table:table-cell table:formula="of:=[.A108]/1000" office:value-type="float" office:value="2007.187">
            <text:p>2007</text:p>
          </table:table-cell>
          <table:table-cell table:formula="of:=[.A108]-INT([.B108])*1000" office:value-type="float" office:value="187">
            <text:p>187</text:p>
          </table:table-cell>
          <table:table-cell table:formula="of:=CONCATENATE(INT([.B108]);&quot;-&quot;;[.C108])" office:value-type="string" office:string-value="2007-187">
            <text:p>2007-187</text:p>
          </table:table-cell>
          <table:table-cell office:value-type="float" office:value="220">
            <text:p>220</text:p>
          </table:table-cell>
          <table:table-cell office:value-type="float" office:value="678.040344">
            <text:p>678.040344</text:p>
          </table:table-cell>
          <table:table-cell office:value-type="float" office:value="2.350299">
            <text:p>2.350299</text:p>
          </table:table-cell>
          <table:table-cell office:value-type="float" office:value="3.563297">
            <text:p>3.563297</text:p>
          </table:table-cell>
          <table:table-cell office:value-type="float" office:value="1.755563">
            <text:p>1.755563</text:p>
          </table:table-cell>
          <table:table-cell office:value-type="float" office:value="3.082001">
            <text:p>3.0820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88">
            <text:p>2007188</text:p>
          </table:table-cell>
          <table:table-cell table:formula="of:=[.A109]/1000" office:value-type="float" office:value="2007.188">
            <text:p>2007</text:p>
          </table:table-cell>
          <table:table-cell table:formula="of:=[.A109]-INT([.B109])*1000" office:value-type="float" office:value="188">
            <text:p>188</text:p>
          </table:table-cell>
          <table:table-cell table:formula="of:=CONCATENATE(INT([.B109]);&quot;-&quot;;[.C109])" office:value-type="string" office:string-value="2007-188">
            <text:p>2007-18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89">
            <text:p>2007189</text:p>
          </table:table-cell>
          <table:table-cell table:formula="of:=[.A110]/1000" office:value-type="float" office:value="2007.189">
            <text:p>2007</text:p>
          </table:table-cell>
          <table:table-cell table:formula="of:=[.A110]-INT([.B110])*1000" office:value-type="float" office:value="189">
            <text:p>189</text:p>
          </table:table-cell>
          <table:table-cell table:formula="of:=CONCATENATE(INT([.B110]);&quot;-&quot;;[.C110])" office:value-type="string" office:string-value="2007-189">
            <text:p>2007-189</text:p>
          </table:table-cell>
          <table:table-cell office:value-type="float" office:value="320">
            <text:p>320</text:p>
          </table:table-cell>
          <table:table-cell office:value-type="float" office:value="948.510315">
            <text:p>948.510315</text:p>
          </table:table-cell>
          <table:table-cell office:value-type="float" office:value="2.640546">
            <text:p>2.640546</text:p>
          </table:table-cell>
          <table:table-cell office:value-type="float" office:value="3.306541">
            <text:p>3.306541</text:p>
          </table:table-cell>
          <table:table-cell office:value-type="float" office:value="1.721655">
            <text:p>1.721655</text:p>
          </table:table-cell>
          <table:table-cell office:value-type="float" office:value="2.964095">
            <text:p>2.9640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90">
            <text:p>2007190</text:p>
          </table:table-cell>
          <table:table-cell table:formula="of:=[.A111]/1000" office:value-type="float" office:value="2007.19">
            <text:p>2007</text:p>
          </table:table-cell>
          <table:table-cell table:formula="of:=[.A111]-INT([.B111])*1000" office:value-type="float" office:value="190">
            <text:p>190</text:p>
          </table:table-cell>
          <table:table-cell table:formula="of:=CONCATENATE(INT([.B111]);&quot;-&quot;;[.C111])" office:value-type="string" office:string-value="2007-190">
            <text:p>2007-190</text:p>
          </table:table-cell>
          <table:table-cell office:value-type="float" office:value="592">
            <text:p>592</text:p>
          </table:table-cell>
          <table:table-cell office:value-type="float" office:value="1392.139893">
            <text:p>1392.139893</text:p>
          </table:table-cell>
          <table:table-cell office:value-type="float" office:value="0.135948">
            <text:p>0.135948</text:p>
          </table:table-cell>
          <table:table-cell office:value-type="float" office:value="3.042944">
            <text:p>3.042944</text:p>
          </table:table-cell>
          <table:table-cell office:value-type="float" office:value="1.533489">
            <text:p>1.533489</text:p>
          </table:table-cell>
          <table:table-cell office:value-type="float" office:value="2.351588">
            <text:p>2.3515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91">
            <text:p>2007191</text:p>
          </table:table-cell>
          <table:table-cell table:formula="of:=[.A112]/1000" office:value-type="float" office:value="2007.191">
            <text:p>2007</text:p>
          </table:table-cell>
          <table:table-cell table:formula="of:=[.A112]-INT([.B112])*1000" office:value-type="float" office:value="191">
            <text:p>191</text:p>
          </table:table-cell>
          <table:table-cell table:formula="of:=CONCATENATE(INT([.B112]);&quot;-&quot;;[.C112])" office:value-type="string" office:string-value="2007-191">
            <text:p>2007-191</text:p>
          </table:table-cell>
          <table:table-cell office:value-type="float" office:value="599">
            <text:p>599</text:p>
          </table:table-cell>
          <table:table-cell office:value-type="float" office:value="1550.540161">
            <text:p>1550.540161</text:p>
          </table:table-cell>
          <table:table-cell office:value-type="float" office:value="0.591236">
            <text:p>0.591236</text:p>
          </table:table-cell>
          <table:table-cell office:value-type="float" office:value="3.418977">
            <text:p>3.418977</text:p>
          </table:table-cell>
          <table:table-cell office:value-type="float" office:value="1.608896">
            <text:p>1.608896</text:p>
          </table:table-cell>
          <table:table-cell office:value-type="float" office:value="2.588548">
            <text:p>2.5885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92">
            <text:p>2007192</text:p>
          </table:table-cell>
          <table:table-cell table:formula="of:=[.A113]/1000" office:value-type="float" office:value="2007.192">
            <text:p>2007</text:p>
          </table:table-cell>
          <table:table-cell table:formula="of:=[.A113]-INT([.B113])*1000" office:value-type="float" office:value="192">
            <text:p>192</text:p>
          </table:table-cell>
          <table:table-cell table:formula="of:=CONCATENATE(INT([.B113]);&quot;-&quot;;[.C113])" office:value-type="string" office:string-value="2007-192">
            <text:p>2007-19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93">
            <text:p>2007193</text:p>
          </table:table-cell>
          <table:table-cell table:formula="of:=[.A114]/1000" office:value-type="float" office:value="2007.193">
            <text:p>2007</text:p>
          </table:table-cell>
          <table:table-cell table:formula="of:=[.A114]-INT([.B114])*1000" office:value-type="float" office:value="193">
            <text:p>193</text:p>
          </table:table-cell>
          <table:table-cell table:formula="of:=CONCATENATE(INT([.B114]);&quot;-&quot;;[.C114])" office:value-type="string" office:string-value="2007-193">
            <text:p>2007-193</text:p>
          </table:table-cell>
          <table:table-cell office:value-type="float" office:value="584">
            <text:p>584</text:p>
          </table:table-cell>
          <table:table-cell office:value-type="float" office:value="1528.159912">
            <text:p>1528.159912</text:p>
          </table:table-cell>
          <table:table-cell office:value-type="float" office:value="0.567473">
            <text:p>0.567473</text:p>
          </table:table-cell>
          <table:table-cell office:value-type="float" office:value="3.294763">
            <text:p>3.294763</text:p>
          </table:table-cell>
          <table:table-cell office:value-type="float" office:value="1.617625">
            <text:p>1.617625</text:p>
          </table:table-cell>
          <table:table-cell office:value-type="float" office:value="2.616712">
            <text:p>2.6167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94">
            <text:p>2007194</text:p>
          </table:table-cell>
          <table:table-cell table:formula="of:=[.A115]/1000" office:value-type="float" office:value="2007.194">
            <text:p>2007</text:p>
          </table:table-cell>
          <table:table-cell table:formula="of:=[.A115]-INT([.B115])*1000" office:value-type="float" office:value="194">
            <text:p>194</text:p>
          </table:table-cell>
          <table:table-cell table:formula="of:=CONCATENATE(INT([.B115]);&quot;-&quot;;[.C115])" office:value-type="string" office:string-value="2007-194">
            <text:p>2007-194</text:p>
          </table:table-cell>
          <table:table-cell office:value-type="float" office:value="170">
            <text:p>170</text:p>
          </table:table-cell>
          <table:table-cell office:value-type="float" office:value="515.667603">
            <text:p>515.667603</text:p>
          </table:table-cell>
          <table:table-cell office:value-type="float" office:value="2.79238">
            <text:p>2.79238</text:p>
          </table:table-cell>
          <table:table-cell office:value-type="float" office:value="3.326838">
            <text:p>3.326838</text:p>
          </table:table-cell>
          <table:table-cell office:value-type="float" office:value="1.741648">
            <text:p>1.741648</text:p>
          </table:table-cell>
          <table:table-cell office:value-type="float" office:value="3.033339">
            <text:p>3.0333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95">
            <text:p>2007195</text:p>
          </table:table-cell>
          <table:table-cell table:formula="of:=[.A116]/1000" office:value-type="float" office:value="2007.195">
            <text:p>2007</text:p>
          </table:table-cell>
          <table:table-cell table:formula="of:=[.A116]-INT([.B116])*1000" office:value-type="float" office:value="195">
            <text:p>195</text:p>
          </table:table-cell>
          <table:table-cell table:formula="of:=CONCATENATE(INT([.B116]);&quot;-&quot;;[.C116])" office:value-type="string" office:string-value="2007-195">
            <text:p>2007-195</text:p>
          </table:table-cell>
          <table:table-cell office:value-type="float" office:value="583">
            <text:p>583</text:p>
          </table:table-cell>
          <table:table-cell office:value-type="float" office:value="1680.852539">
            <text:p>1680.852539</text:p>
          </table:table-cell>
          <table:table-cell office:value-type="float" office:value="1.31626">
            <text:p>1.31626</text:p>
          </table:table-cell>
          <table:table-cell office:value-type="float" office:value="3.464977">
            <text:p>3.464977</text:p>
          </table:table-cell>
          <table:table-cell office:value-type="float" office:value="1.697972">
            <text:p>1.697972</text:p>
          </table:table-cell>
          <table:table-cell office:value-type="float" office:value="2.883109">
            <text:p>2.8831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96">
            <text:p>2007196</text:p>
          </table:table-cell>
          <table:table-cell table:formula="of:=[.A117]/1000" office:value-type="float" office:value="2007.196">
            <text:p>2007</text:p>
          </table:table-cell>
          <table:table-cell table:formula="of:=[.A117]-INT([.B117])*1000" office:value-type="float" office:value="196">
            <text:p>196</text:p>
          </table:table-cell>
          <table:table-cell table:formula="of:=CONCATENATE(INT([.B117]);&quot;-&quot;;[.C117])" office:value-type="string" office:string-value="2007-196">
            <text:p>2007-196</text:p>
          </table:table-cell>
          <table:table-cell office:value-type="float" office:value="599">
            <text:p>599</text:p>
          </table:table-cell>
          <table:table-cell office:value-type="float" office:value="1692.365967">
            <text:p>1692.365967</text:p>
          </table:table-cell>
          <table:table-cell office:value-type="float" office:value="1.274782">
            <text:p>1.274782</text:p>
          </table:table-cell>
          <table:table-cell office:value-type="float" office:value="3.494326">
            <text:p>3.494326</text:p>
          </table:table-cell>
          <table:table-cell office:value-type="float" office:value="1.680869">
            <text:p>1.680869</text:p>
          </table:table-cell>
          <table:table-cell office:value-type="float" office:value="2.825319">
            <text:p>2.8253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97">
            <text:p>2007197</text:p>
          </table:table-cell>
          <table:table-cell table:formula="of:=[.A118]/1000" office:value-type="float" office:value="2007.197">
            <text:p>2007</text:p>
          </table:table-cell>
          <table:table-cell table:formula="of:=[.A118]-INT([.B118])*1000" office:value-type="float" office:value="197">
            <text:p>197</text:p>
          </table:table-cell>
          <table:table-cell table:formula="of:=CONCATENATE(INT([.B118]);&quot;-&quot;;[.C118])" office:value-type="string" office:string-value="2007-197">
            <text:p>2007-197</text:p>
          </table:table-cell>
          <table:table-cell office:value-type="float" office:value="6">
            <text:p>6</text:p>
          </table:table-cell>
          <table:table-cell office:value-type="float" office:value="22.193226">
            <text:p>22.193226</text:p>
          </table:table-cell>
          <table:table-cell office:value-type="float" office:value="3.414942">
            <text:p>3.414942</text:p>
          </table:table-cell>
          <table:table-cell office:value-type="float" office:value="3.932579">
            <text:p>3.932579</text:p>
          </table:table-cell>
          <table:table-cell office:value-type="float" office:value="1.923245">
            <text:p>1.923245</text:p>
          </table:table-cell>
          <table:table-cell office:value-type="float" office:value="3.698871">
            <text:p>3.6988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98">
            <text:p>2007198</text:p>
          </table:table-cell>
          <table:table-cell table:formula="of:=[.A119]/1000" office:value-type="float" office:value="2007.198">
            <text:p>2007</text:p>
          </table:table-cell>
          <table:table-cell table:formula="of:=[.A119]-INT([.B119])*1000" office:value-type="float" office:value="198">
            <text:p>198</text:p>
          </table:table-cell>
          <table:table-cell table:formula="of:=CONCATENATE(INT([.B119]);&quot;-&quot;;[.C119])" office:value-type="string" office:string-value="2007-198">
            <text:p>2007-198</text:p>
          </table:table-cell>
          <table:table-cell office:value-type="float" office:value="599">
            <text:p>599</text:p>
          </table:table-cell>
          <table:table-cell office:value-type="float" office:value="1811.601318">
            <text:p>1811.601318</text:p>
          </table:table-cell>
          <table:table-cell office:value-type="float" office:value="1.697781">
            <text:p>1.697781</text:p>
          </table:table-cell>
          <table:table-cell office:value-type="float" office:value="3.685894">
            <text:p>3.685894</text:p>
          </table:table-cell>
          <table:table-cell office:value-type="float" office:value="1.739073">
            <text:p>1.739073</text:p>
          </table:table-cell>
          <table:table-cell office:value-type="float" office:value="3.024376">
            <text:p>3.0243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99">
            <text:p>2007199</text:p>
          </table:table-cell>
          <table:table-cell table:formula="of:=[.A120]/1000" office:value-type="float" office:value="2007.199">
            <text:p>2007</text:p>
          </table:table-cell>
          <table:table-cell table:formula="of:=[.A120]-INT([.B120])*1000" office:value-type="float" office:value="199">
            <text:p>199</text:p>
          </table:table-cell>
          <table:table-cell table:formula="of:=CONCATENATE(INT([.B120]);&quot;-&quot;;[.C120])" office:value-type="string" office:string-value="2007-199">
            <text:p>2007-19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00">
            <text:p>2007200</text:p>
          </table:table-cell>
          <table:table-cell table:formula="of:=[.A121]/1000" office:value-type="float" office:value="2007.2">
            <text:p>2007</text:p>
          </table:table-cell>
          <table:table-cell table:formula="of:=[.A121]-INT([.B121])*1000" office:value-type="float" office:value="200">
            <text:p>200</text:p>
          </table:table-cell>
          <table:table-cell table:formula="of:=CONCATENATE(INT([.B121]);&quot;-&quot;;[.C121])" office:value-type="string" office:string-value="2007-200">
            <text:p>2007-200</text:p>
          </table:table-cell>
          <table:table-cell office:value-type="float" office:value="599">
            <text:p>599</text:p>
          </table:table-cell>
          <table:table-cell office:value-type="float" office:value="1857.192261">
            <text:p>1857.192261</text:p>
          </table:table-cell>
          <table:table-cell office:value-type="float" office:value="1.613033">
            <text:p>1.613033</text:p>
          </table:table-cell>
          <table:table-cell office:value-type="float" office:value="3.698917">
            <text:p>3.698917</text:p>
          </table:table-cell>
          <table:table-cell office:value-type="float" office:value="1.76082">
            <text:p>1.76082</text:p>
          </table:table-cell>
          <table:table-cell office:value-type="float" office:value="3.100488">
            <text:p>3.10048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01">
            <text:p>2007201</text:p>
          </table:table-cell>
          <table:table-cell table:formula="of:=[.A122]/1000" office:value-type="float" office:value="2007.201">
            <text:p>2007</text:p>
          </table:table-cell>
          <table:table-cell table:formula="of:=[.A122]-INT([.B122])*1000" office:value-type="float" office:value="201">
            <text:p>201</text:p>
          </table:table-cell>
          <table:table-cell table:formula="of:=CONCATENATE(INT([.B122]);&quot;-&quot;;[.C122])" office:value-type="string" office:string-value="2007-201">
            <text:p>2007-20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02">
            <text:p>2007202</text:p>
          </table:table-cell>
          <table:table-cell table:formula="of:=[.A123]/1000" office:value-type="float" office:value="2007.202">
            <text:p>2007</text:p>
          </table:table-cell>
          <table:table-cell table:formula="of:=[.A123]-INT([.B123])*1000" office:value-type="float" office:value="202">
            <text:p>202</text:p>
          </table:table-cell>
          <table:table-cell table:formula="of:=CONCATENATE(INT([.B123]);&quot;-&quot;;[.C123])" office:value-type="string" office:string-value="2007-202">
            <text:p>2007-202</text:p>
          </table:table-cell>
          <table:table-cell office:value-type="float" office:value="568">
            <text:p>568</text:p>
          </table:table-cell>
          <table:table-cell office:value-type="float" office:value="1698.290161">
            <text:p>1698.290161</text:p>
          </table:table-cell>
          <table:table-cell office:value-type="float" office:value="0.024539">
            <text:p>0.024539</text:p>
          </table:table-cell>
          <table:table-cell office:value-type="float" office:value="4.105641">
            <text:p>4.105641</text:p>
          </table:table-cell>
          <table:table-cell office:value-type="float" office:value="1.729146">
            <text:p>1.729146</text:p>
          </table:table-cell>
          <table:table-cell office:value-type="float" office:value="2.989948">
            <text:p>2.98994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03">
            <text:p>2007203</text:p>
          </table:table-cell>
          <table:table-cell table:formula="of:=[.A124]/1000" office:value-type="float" office:value="2007.203">
            <text:p>2007</text:p>
          </table:table-cell>
          <table:table-cell table:formula="of:=[.A124]-INT([.B124])*1000" office:value-type="float" office:value="203">
            <text:p>203</text:p>
          </table:table-cell>
          <table:table-cell table:formula="of:=CONCATENATE(INT([.B124]);&quot;-&quot;;[.C124])" office:value-type="string" office:string-value="2007-203">
            <text:p>2007-203</text:p>
          </table:table-cell>
          <table:table-cell office:value-type="float" office:value="599">
            <text:p>599</text:p>
          </table:table-cell>
          <table:table-cell office:value-type="float" office:value="1813.706665">
            <text:p>1813.706665</text:p>
          </table:table-cell>
          <table:table-cell office:value-type="float" office:value="1.541293">
            <text:p>1.541293</text:p>
          </table:table-cell>
          <table:table-cell office:value-type="float" office:value="3.740561">
            <text:p>3.740561</text:p>
          </table:table-cell>
          <table:table-cell office:value-type="float" office:value="1.740084">
            <text:p>1.740084</text:p>
          </table:table-cell>
          <table:table-cell office:value-type="float" office:value="3.027891">
            <text:p>3.0278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04">
            <text:p>2007204</text:p>
          </table:table-cell>
          <table:table-cell table:formula="of:=[.A125]/1000" office:value-type="float" office:value="2007.204">
            <text:p>2007</text:p>
          </table:table-cell>
          <table:table-cell table:formula="of:=[.A125]-INT([.B125])*1000" office:value-type="float" office:value="204">
            <text:p>204</text:p>
          </table:table-cell>
          <table:table-cell table:formula="of:=CONCATENATE(INT([.B125]);&quot;-&quot;;[.C125])" office:value-type="string" office:string-value="2007-204">
            <text:p>2007-204</text:p>
          </table:table-cell>
          <table:table-cell office:value-type="float" office:value="599">
            <text:p>599</text:p>
          </table:table-cell>
          <table:table-cell office:value-type="float" office:value="1872.996094">
            <text:p>1872.996094</text:p>
          </table:table-cell>
          <table:table-cell office:value-type="float" office:value="1.446126">
            <text:p>1.446126</text:p>
          </table:table-cell>
          <table:table-cell office:value-type="float" office:value="3.791852">
            <text:p>3.791852</text:p>
          </table:table-cell>
          <table:table-cell office:value-type="float" office:value="1.768296">
            <text:p>1.768296</text:p>
          </table:table-cell>
          <table:table-cell office:value-type="float" office:value="3.126872">
            <text:p>3.1268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05">
            <text:p>2007205</text:p>
          </table:table-cell>
          <table:table-cell table:formula="of:=[.A126]/1000" office:value-type="float" office:value="2007.205">
            <text:p>2007</text:p>
          </table:table-cell>
          <table:table-cell table:formula="of:=[.A126]-INT([.B126])*1000" office:value-type="float" office:value="205">
            <text:p>205</text:p>
          </table:table-cell>
          <table:table-cell table:formula="of:=CONCATENATE(INT([.B126]);&quot;-&quot;;[.C126])" office:value-type="string" office:string-value="2007-205">
            <text:p>2007-205</text:p>
          </table:table-cell>
          <table:table-cell office:value-type="float" office:value="237">
            <text:p>237</text:p>
          </table:table-cell>
          <table:table-cell office:value-type="float" office:value="542.714233">
            <text:p>542.714233</text:p>
          </table:table-cell>
          <table:table-cell office:value-type="float" office:value="0.409175">
            <text:p>0.409175</text:p>
          </table:table-cell>
          <table:table-cell office:value-type="float" office:value="3.885088">
            <text:p>3.885088</text:p>
          </table:table-cell>
          <table:table-cell office:value-type="float" office:value="1.513253">
            <text:p>1.513253</text:p>
          </table:table-cell>
          <table:table-cell office:value-type="float" office:value="2.289933">
            <text:p>2.2899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06">
            <text:p>2007206</text:p>
          </table:table-cell>
          <table:table-cell table:formula="of:=[.A127]/1000" office:value-type="float" office:value="2007.206">
            <text:p>2007</text:p>
          </table:table-cell>
          <table:table-cell table:formula="of:=[.A127]-INT([.B127])*1000" office:value-type="float" office:value="206">
            <text:p>206</text:p>
          </table:table-cell>
          <table:table-cell table:formula="of:=CONCATENATE(INT([.B127]);&quot;-&quot;;[.C127])" office:value-type="string" office:string-value="2007-206">
            <text:p>2007-206</text:p>
          </table:table-cell>
          <table:table-cell office:value-type="float" office:value="581">
            <text:p>581</text:p>
          </table:table-cell>
          <table:table-cell office:value-type="float" office:value="1545.500488">
            <text:p>1545.500488</text:p>
          </table:table-cell>
          <table:table-cell office:value-type="float" office:value="0.007562">
            <text:p>0.007562</text:p>
          </table:table-cell>
          <table:table-cell office:value-type="float" office:value="3.415867">
            <text:p>3.415867</text:p>
          </table:table-cell>
          <table:table-cell office:value-type="float" office:value="1.630972">
            <text:p>1.630972</text:p>
          </table:table-cell>
          <table:table-cell office:value-type="float" office:value="2.66007">
            <text:p>2.660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07">
            <text:p>2007207</text:p>
          </table:table-cell>
          <table:table-cell table:formula="of:=[.A128]/1000" office:value-type="float" office:value="2007.207">
            <text:p>2007</text:p>
          </table:table-cell>
          <table:table-cell table:formula="of:=[.A128]-INT([.B128])*1000" office:value-type="float" office:value="207">
            <text:p>207</text:p>
          </table:table-cell>
          <table:table-cell table:formula="of:=CONCATENATE(INT([.B128]);&quot;-&quot;;[.C128])" office:value-type="string" office:string-value="2007-207">
            <text:p>2007-207</text:p>
          </table:table-cell>
          <table:table-cell office:value-type="float" office:value="502">
            <text:p>502</text:p>
          </table:table-cell>
          <table:table-cell office:value-type="float" office:value="1692.455811">
            <text:p>1692.455811</text:p>
          </table:table-cell>
          <table:table-cell office:value-type="float" office:value="1.240261">
            <text:p>1.240261</text:p>
          </table:table-cell>
          <table:table-cell office:value-type="float" office:value="4.33352">
            <text:p>4.33352</text:p>
          </table:table-cell>
          <table:table-cell office:value-type="float" office:value="1.836144">
            <text:p>1.836144</text:p>
          </table:table-cell>
          <table:table-cell office:value-type="float" office:value="3.371426">
            <text:p>3.3714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08">
            <text:p>2007208</text:p>
          </table:table-cell>
          <table:table-cell table:formula="of:=[.A129]/1000" office:value-type="float" office:value="2007.208">
            <text:p>2007</text:p>
          </table:table-cell>
          <table:table-cell table:formula="of:=[.A129]-INT([.B129])*1000" office:value-type="float" office:value="208">
            <text:p>208</text:p>
          </table:table-cell>
          <table:table-cell table:formula="of:=CONCATENATE(INT([.B129]);&quot;-&quot;;[.C129])" office:value-type="string" office:string-value="2007-208">
            <text:p>2007-20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09">
            <text:p>2007209</text:p>
          </table:table-cell>
          <table:table-cell table:formula="of:=[.A130]/1000" office:value-type="float" office:value="2007.209">
            <text:p>2007</text:p>
          </table:table-cell>
          <table:table-cell table:formula="of:=[.A130]-INT([.B130])*1000" office:value-type="float" office:value="209">
            <text:p>209</text:p>
          </table:table-cell>
          <table:table-cell table:formula="of:=CONCATENATE(INT([.B130]);&quot;-&quot;;[.C130])" office:value-type="string" office:string-value="2007-209">
            <text:p>2007-209</text:p>
          </table:table-cell>
          <table:table-cell office:value-type="float" office:value="442">
            <text:p>442</text:p>
          </table:table-cell>
          <table:table-cell office:value-type="float" office:value="1525.713257">
            <text:p>1525.713257</text:p>
          </table:table-cell>
          <table:table-cell office:value-type="float" office:value="2.240459">
            <text:p>2.240459</text:p>
          </table:table-cell>
          <table:table-cell office:value-type="float" office:value="4.574841">
            <text:p>4.574841</text:p>
          </table:table-cell>
          <table:table-cell office:value-type="float" office:value="1.857913">
            <text:p>1.857913</text:p>
          </table:table-cell>
          <table:table-cell office:value-type="float" office:value="3.45184">
            <text:p>3.4518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10">
            <text:p>2007210</text:p>
          </table:table-cell>
          <table:table-cell table:formula="of:=[.A131]/1000" office:value-type="float" office:value="2007.21">
            <text:p>2007</text:p>
          </table:table-cell>
          <table:table-cell table:formula="of:=[.A131]-INT([.B131])*1000" office:value-type="float" office:value="210">
            <text:p>210</text:p>
          </table:table-cell>
          <table:table-cell table:formula="of:=CONCATENATE(INT([.B131]);&quot;-&quot;;[.C131])" office:value-type="string" office:string-value="2007-210">
            <text:p>2007-21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11">
            <text:p>2007211</text:p>
          </table:table-cell>
          <table:table-cell table:formula="of:=[.A132]/1000" office:value-type="float" office:value="2007.211">
            <text:p>2007</text:p>
          </table:table-cell>
          <table:table-cell table:formula="of:=[.A132]-INT([.B132])*1000" office:value-type="float" office:value="211">
            <text:p>211</text:p>
          </table:table-cell>
          <table:table-cell table:formula="of:=CONCATENATE(INT([.B132]);&quot;-&quot;;[.C132])" office:value-type="string" office:string-value="2007-211">
            <text:p>2007-211</text:p>
          </table:table-cell>
          <table:table-cell office:value-type="float" office:value="15">
            <text:p>15</text:p>
          </table:table-cell>
          <table:table-cell office:value-type="float" office:value="57.823071">
            <text:p>57.823071</text:p>
          </table:table-cell>
          <table:table-cell office:value-type="float" office:value="3.567651">
            <text:p>3.567651</text:p>
          </table:table-cell>
          <table:table-cell office:value-type="float" office:value="4.092629">
            <text:p>4.092629</text:p>
          </table:table-cell>
          <table:table-cell office:value-type="float" office:value="1.963383">
            <text:p>1.963383</text:p>
          </table:table-cell>
          <table:table-cell office:value-type="float" office:value="3.854871">
            <text:p>3.8548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12">
            <text:p>2007212</text:p>
          </table:table-cell>
          <table:table-cell table:formula="of:=[.A133]/1000" office:value-type="float" office:value="2007.212">
            <text:p>2007</text:p>
          </table:table-cell>
          <table:table-cell table:formula="of:=[.A133]-INT([.B133])*1000" office:value-type="float" office:value="212">
            <text:p>212</text:p>
          </table:table-cell>
          <table:table-cell table:formula="of:=CONCATENATE(INT([.B133]);&quot;-&quot;;[.C133])" office:value-type="string" office:string-value="2007-212">
            <text:p>2007-21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13">
            <text:p>2007213</text:p>
          </table:table-cell>
          <table:table-cell table:formula="of:=[.A134]/1000" office:value-type="float" office:value="2007.213">
            <text:p>2007</text:p>
          </table:table-cell>
          <table:table-cell table:formula="of:=[.A134]-INT([.B134])*1000" office:value-type="float" office:value="213">
            <text:p>213</text:p>
          </table:table-cell>
          <table:table-cell table:formula="of:=CONCATENATE(INT([.B134]);&quot;-&quot;;[.C134])" office:value-type="string" office:string-value="2007-213">
            <text:p>2007-213</text:p>
          </table:table-cell>
          <table:table-cell office:value-type="float" office:value="408">
            <text:p>408</text:p>
          </table:table-cell>
          <table:table-cell office:value-type="float" office:value="1512.275879">
            <text:p>1512.275879</text:p>
          </table:table-cell>
          <table:table-cell office:value-type="float" office:value="2.474855">
            <text:p>2.474855</text:p>
          </table:table-cell>
          <table:table-cell office:value-type="float" office:value="4.579881">
            <text:p>4.579881</text:p>
          </table:table-cell>
          <table:table-cell office:value-type="float" office:value="1.925242">
            <text:p>1.925242</text:p>
          </table:table-cell>
          <table:table-cell office:value-type="float" office:value="3.706558">
            <text:p>3.7065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14">
            <text:p>2007214</text:p>
          </table:table-cell>
          <table:table-cell table:formula="of:=[.A135]/1000" office:value-type="float" office:value="2007.214">
            <text:p>2007</text:p>
          </table:table-cell>
          <table:table-cell table:formula="of:=[.A135]-INT([.B135])*1000" office:value-type="float" office:value="214">
            <text:p>214</text:p>
          </table:table-cell>
          <table:table-cell table:formula="of:=CONCATENATE(INT([.B135]);&quot;-&quot;;[.C135])" office:value-type="string" office:string-value="2007-214">
            <text:p>2007-214</text:p>
          </table:table-cell>
          <table:table-cell office:value-type="float" office:value="565">
            <text:p>565</text:p>
          </table:table-cell>
          <table:table-cell office:value-type="float" office:value="2147.194092">
            <text:p>2147.194092</text:p>
          </table:table-cell>
          <table:table-cell office:value-type="float" office:value="2.212852">
            <text:p>2.212852</text:p>
          </table:table-cell>
          <table:table-cell office:value-type="float" office:value="4.856026">
            <text:p>4.856026</text:p>
          </table:table-cell>
          <table:table-cell office:value-type="float" office:value="1.949447">
            <text:p>1.949447</text:p>
          </table:table-cell>
          <table:table-cell office:value-type="float" office:value="3.800344">
            <text:p>3.8003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15">
            <text:p>2007215</text:p>
          </table:table-cell>
          <table:table-cell table:formula="of:=[.A136]/1000" office:value-type="float" office:value="2007.215">
            <text:p>2007</text:p>
          </table:table-cell>
          <table:table-cell table:formula="of:=[.A136]-INT([.B136])*1000" office:value-type="float" office:value="215">
            <text:p>215</text:p>
          </table:table-cell>
          <table:table-cell table:formula="of:=CONCATENATE(INT([.B136]);&quot;-&quot;;[.C136])" office:value-type="string" office:string-value="2007-215">
            <text:p>2007-21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16">
            <text:p>2007216</text:p>
          </table:table-cell>
          <table:table-cell table:formula="of:=[.A137]/1000" office:value-type="float" office:value="2007.216">
            <text:p>2007</text:p>
          </table:table-cell>
          <table:table-cell table:formula="of:=[.A137]-INT([.B137])*1000" office:value-type="float" office:value="216">
            <text:p>216</text:p>
          </table:table-cell>
          <table:table-cell table:formula="of:=CONCATENATE(INT([.B137]);&quot;-&quot;;[.C137])" office:value-type="string" office:string-value="2007-216">
            <text:p>2007-216</text:p>
          </table:table-cell>
          <table:table-cell office:value-type="float" office:value="599">
            <text:p>599</text:p>
          </table:table-cell>
          <table:table-cell office:value-type="float" office:value="2214.659424">
            <text:p>2214.659424</text:p>
          </table:table-cell>
          <table:table-cell office:value-type="float" office:value="1.910061">
            <text:p>1.910061</text:p>
          </table:table-cell>
          <table:table-cell office:value-type="float" office:value="4.857609">
            <text:p>4.857609</text:p>
          </table:table-cell>
          <table:table-cell office:value-type="float" office:value="1.922826">
            <text:p>1.922826</text:p>
          </table:table-cell>
          <table:table-cell office:value-type="float" office:value="3.697261">
            <text:p>3.69726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17">
            <text:p>2007217</text:p>
          </table:table-cell>
          <table:table-cell table:formula="of:=[.A138]/1000" office:value-type="float" office:value="2007.217">
            <text:p>2007</text:p>
          </table:table-cell>
          <table:table-cell table:formula="of:=[.A138]-INT([.B138])*1000" office:value-type="float" office:value="217">
            <text:p>217</text:p>
          </table:table-cell>
          <table:table-cell table:formula="of:=CONCATENATE(INT([.B138]);&quot;-&quot;;[.C138])" office:value-type="string" office:string-value="2007-217">
            <text:p>2007-21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18">
            <text:p>2007218</text:p>
          </table:table-cell>
          <table:table-cell table:formula="of:=[.A139]/1000" office:value-type="float" office:value="2007.218">
            <text:p>2007</text:p>
          </table:table-cell>
          <table:table-cell table:formula="of:=[.A139]-INT([.B139])*1000" office:value-type="float" office:value="218">
            <text:p>218</text:p>
          </table:table-cell>
          <table:table-cell table:formula="of:=CONCATENATE(INT([.B139]);&quot;-&quot;;[.C139])" office:value-type="string" office:string-value="2007-218">
            <text:p>2007-218</text:p>
          </table:table-cell>
          <table:table-cell office:value-type="float" office:value="599">
            <text:p>599</text:p>
          </table:table-cell>
          <table:table-cell office:value-type="float" office:value="2264.544189">
            <text:p>2264.544189</text:p>
          </table:table-cell>
          <table:table-cell office:value-type="float" office:value="1.921581">
            <text:p>1.921581</text:p>
          </table:table-cell>
          <table:table-cell office:value-type="float" office:value="5.064774">
            <text:p>5.064774</text:p>
          </table:table-cell>
          <table:table-cell office:value-type="float" office:value="1.944361">
            <text:p>1.944361</text:p>
          </table:table-cell>
          <table:table-cell office:value-type="float" office:value="3.780541">
            <text:p>3.78054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19">
            <text:p>2007219</text:p>
          </table:table-cell>
          <table:table-cell table:formula="of:=[.A140]/1000" office:value-type="float" office:value="2007.219">
            <text:p>2007</text:p>
          </table:table-cell>
          <table:table-cell table:formula="of:=[.A140]-INT([.B140])*1000" office:value-type="float" office:value="219">
            <text:p>219</text:p>
          </table:table-cell>
          <table:table-cell table:formula="of:=CONCATENATE(INT([.B140]);&quot;-&quot;;[.C140])" office:value-type="string" office:string-value="2007-219">
            <text:p>2007-219</text:p>
          </table:table-cell>
          <table:table-cell office:value-type="float" office:value="599">
            <text:p>599</text:p>
          </table:table-cell>
          <table:table-cell office:value-type="float" office:value="2127.306885">
            <text:p>2127.306885</text:p>
          </table:table-cell>
          <table:table-cell office:value-type="float" office:value="1.161218">
            <text:p>1.161218</text:p>
          </table:table-cell>
          <table:table-cell office:value-type="float" office:value="4.797247">
            <text:p>4.797247</text:p>
          </table:table-cell>
          <table:table-cell office:value-type="float" office:value="1.884524">
            <text:p>1.884524</text:p>
          </table:table-cell>
          <table:table-cell office:value-type="float" office:value="3.55143">
            <text:p>3.551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20">
            <text:p>2007220</text:p>
          </table:table-cell>
          <table:table-cell table:formula="of:=[.A141]/1000" office:value-type="float" office:value="2007.22">
            <text:p>2007</text:p>
          </table:table-cell>
          <table:table-cell table:formula="of:=[.A141]-INT([.B141])*1000" office:value-type="float" office:value="220">
            <text:p>220</text:p>
          </table:table-cell>
          <table:table-cell table:formula="of:=CONCATENATE(INT([.B141]);&quot;-&quot;;[.C141])" office:value-type="string" office:string-value="2007-220">
            <text:p>2007-220</text:p>
          </table:table-cell>
          <table:table-cell office:value-type="float" office:value="517">
            <text:p>517</text:p>
          </table:table-cell>
          <table:table-cell office:value-type="float" office:value="1851.500122">
            <text:p>1851.500122</text:p>
          </table:table-cell>
          <table:table-cell office:value-type="float" office:value="0.135405">
            <text:p>0.135405</text:p>
          </table:table-cell>
          <table:table-cell office:value-type="float" office:value="5.012165">
            <text:p>5.012165</text:p>
          </table:table-cell>
          <table:table-cell office:value-type="float" office:value="1.892416">
            <text:p>1.892416</text:p>
          </table:table-cell>
          <table:table-cell office:value-type="float" office:value="3.581238">
            <text:p>3.5812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21">
            <text:p>2007221</text:p>
          </table:table-cell>
          <table:table-cell table:formula="of:=[.A142]/1000" office:value-type="float" office:value="2007.221">
            <text:p>2007</text:p>
          </table:table-cell>
          <table:table-cell table:formula="of:=[.A142]-INT([.B142])*1000" office:value-type="float" office:value="221">
            <text:p>221</text:p>
          </table:table-cell>
          <table:table-cell table:formula="of:=CONCATENATE(INT([.B142]);&quot;-&quot;;[.C142])" office:value-type="string" office:string-value="2007-221">
            <text:p>2007-221</text:p>
          </table:table-cell>
          <table:table-cell office:value-type="float" office:value="599">
            <text:p>599</text:p>
          </table:table-cell>
          <table:table-cell office:value-type="float" office:value="2369.694336">
            <text:p>2369.694336</text:p>
          </table:table-cell>
          <table:table-cell office:value-type="float" office:value="2.095258">
            <text:p>2.095258</text:p>
          </table:table-cell>
          <table:table-cell office:value-type="float" office:value="5.210162">
            <text:p>5.210162</text:p>
          </table:table-cell>
          <table:table-cell office:value-type="float" office:value="1.988991">
            <text:p>1.988991</text:p>
          </table:table-cell>
          <table:table-cell office:value-type="float" office:value="3.956084">
            <text:p>3.9560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22">
            <text:p>2007222</text:p>
          </table:table-cell>
          <table:table-cell table:formula="of:=[.A143]/1000" office:value-type="float" office:value="2007.222">
            <text:p>2007</text:p>
          </table:table-cell>
          <table:table-cell table:formula="of:=[.A143]-INT([.B143])*1000" office:value-type="float" office:value="222">
            <text:p>222</text:p>
          </table:table-cell>
          <table:table-cell table:formula="of:=CONCATENATE(INT([.B143]);&quot;-&quot;;[.C143])" office:value-type="string" office:string-value="2007-222">
            <text:p>2007-222</text:p>
          </table:table-cell>
          <table:table-cell office:value-type="float" office:value="191">
            <text:p>191</text:p>
          </table:table-cell>
          <table:table-cell office:value-type="float" office:value="880.946289">
            <text:p>880.946289</text:p>
          </table:table-cell>
          <table:table-cell office:value-type="float" office:value="3.130048">
            <text:p>3.130048</text:p>
          </table:table-cell>
          <table:table-cell office:value-type="float" office:value="5.83235">
            <text:p>5.83235</text:p>
          </table:table-cell>
          <table:table-cell office:value-type="float" office:value="2.147623">
            <text:p>2.147623</text:p>
          </table:table-cell>
          <table:table-cell office:value-type="float" office:value="4.612284">
            <text:p>4.6122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23">
            <text:p>2007223</text:p>
          </table:table-cell>
          <table:table-cell table:formula="of:=[.A144]/1000" office:value-type="float" office:value="2007.223">
            <text:p>2007</text:p>
          </table:table-cell>
          <table:table-cell table:formula="of:=[.A144]-INT([.B144])*1000" office:value-type="float" office:value="223">
            <text:p>223</text:p>
          </table:table-cell>
          <table:table-cell table:formula="of:=CONCATENATE(INT([.B144]);&quot;-&quot;;[.C144])" office:value-type="string" office:string-value="2007-223">
            <text:p>2007-223</text:p>
          </table:table-cell>
          <table:table-cell office:value-type="float" office:value="599">
            <text:p>599</text:p>
          </table:table-cell>
          <table:table-cell office:value-type="float" office:value="2260.146729">
            <text:p>2260.146729</text:p>
          </table:table-cell>
          <table:table-cell office:value-type="float" office:value="1.544696">
            <text:p>1.544696</text:p>
          </table:table-cell>
          <table:table-cell office:value-type="float" office:value="5.309195">
            <text:p>5.309195</text:p>
          </table:table-cell>
          <table:table-cell office:value-type="float" office:value="1.942473">
            <text:p>1.942473</text:p>
          </table:table-cell>
          <table:table-cell office:value-type="float" office:value="3.7732">
            <text:p>3.77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24">
            <text:p>2007224</text:p>
          </table:table-cell>
          <table:table-cell table:formula="of:=[.A145]/1000" office:value-type="float" office:value="2007.224">
            <text:p>2007</text:p>
          </table:table-cell>
          <table:table-cell table:formula="of:=[.A145]-INT([.B145])*1000" office:value-type="float" office:value="224">
            <text:p>224</text:p>
          </table:table-cell>
          <table:table-cell table:formula="of:=CONCATENATE(INT([.B145]);&quot;-&quot;;[.C145])" office:value-type="string" office:string-value="2007-224">
            <text:p>2007-22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25">
            <text:p>2007225</text:p>
          </table:table-cell>
          <table:table-cell table:formula="of:=[.A146]/1000" office:value-type="float" office:value="2007.225">
            <text:p>2007</text:p>
          </table:table-cell>
          <table:table-cell table:formula="of:=[.A146]-INT([.B146])*1000" office:value-type="float" office:value="225">
            <text:p>225</text:p>
          </table:table-cell>
          <table:table-cell table:formula="of:=CONCATENATE(INT([.B146]);&quot;-&quot;;[.C146])" office:value-type="string" office:string-value="2007-225">
            <text:p>2007-225</text:p>
          </table:table-cell>
          <table:table-cell office:value-type="float" office:value="599">
            <text:p>599</text:p>
          </table:table-cell>
          <table:table-cell office:value-type="float" office:value="2523.175293">
            <text:p>2523.175293</text:p>
          </table:table-cell>
          <table:table-cell office:value-type="float" office:value="2.493107">
            <text:p>2.493107</text:p>
          </table:table-cell>
          <table:table-cell office:value-type="float" office:value="5.716939">
            <text:p>5.716939</text:p>
          </table:table-cell>
          <table:table-cell office:value-type="float" office:value="2.052392">
            <text:p>2.052392</text:p>
          </table:table-cell>
          <table:table-cell office:value-type="float" office:value="4.212313">
            <text:p>4.2123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26">
            <text:p>2007226</text:p>
          </table:table-cell>
          <table:table-cell table:formula="of:=[.A147]/1000" office:value-type="float" office:value="2007.226">
            <text:p>2007</text:p>
          </table:table-cell>
          <table:table-cell table:formula="of:=[.A147]-INT([.B147])*1000" office:value-type="float" office:value="226">
            <text:p>226</text:p>
          </table:table-cell>
          <table:table-cell table:formula="of:=CONCATENATE(INT([.B147]);&quot;-&quot;;[.C147])" office:value-type="string" office:string-value="2007-226">
            <text:p>2007-226</text:p>
          </table:table-cell>
          <table:table-cell office:value-type="float" office:value="133">
            <text:p>133</text:p>
          </table:table-cell>
          <table:table-cell office:value-type="float" office:value="544.94519">
            <text:p>544.94519</text:p>
          </table:table-cell>
          <table:table-cell office:value-type="float" office:value="3.861209">
            <text:p>3.861209</text:p>
          </table:table-cell>
          <table:table-cell office:value-type="float" office:value="4.380217">
            <text:p>4.380217</text:p>
          </table:table-cell>
          <table:table-cell office:value-type="float" office:value="2.024187">
            <text:p>2.024187</text:p>
          </table:table-cell>
          <table:table-cell office:value-type="float" office:value="4.097332">
            <text:p>4.0973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27">
            <text:p>2007227</text:p>
          </table:table-cell>
          <table:table-cell table:formula="of:=[.A148]/1000" office:value-type="float" office:value="2007.227">
            <text:p>2007</text:p>
          </table:table-cell>
          <table:table-cell table:formula="of:=[.A148]-INT([.B148])*1000" office:value-type="float" office:value="227">
            <text:p>227</text:p>
          </table:table-cell>
          <table:table-cell table:formula="of:=CONCATENATE(INT([.B148]);&quot;-&quot;;[.C148])" office:value-type="string" office:string-value="2007-227">
            <text:p>2007-227</text:p>
          </table:table-cell>
          <table:table-cell office:value-type="float" office:value="599">
            <text:p>599</text:p>
          </table:table-cell>
          <table:table-cell office:value-type="float" office:value="2513.37793">
            <text:p>2513.37793</text:p>
          </table:table-cell>
          <table:table-cell office:value-type="float" office:value="1.934761">
            <text:p>1.934761</text:p>
          </table:table-cell>
          <table:table-cell office:value-type="float" office:value="5.729012">
            <text:p>5.729012</text:p>
          </table:table-cell>
          <table:table-cell office:value-type="float" office:value="2.048404">
            <text:p>2.048404</text:p>
          </table:table-cell>
          <table:table-cell office:value-type="float" office:value="4.195957">
            <text:p>4.1959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28">
            <text:p>2007228</text:p>
          </table:table-cell>
          <table:table-cell table:formula="of:=[.A149]/1000" office:value-type="float" office:value="2007.228">
            <text:p>2007</text:p>
          </table:table-cell>
          <table:table-cell table:formula="of:=[.A149]-INT([.B149])*1000" office:value-type="float" office:value="228">
            <text:p>228</text:p>
          </table:table-cell>
          <table:table-cell table:formula="of:=CONCATENATE(INT([.B149]);&quot;-&quot;;[.C149])" office:value-type="string" office:string-value="2007-228">
            <text:p>2007-22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29">
            <text:p>2007229</text:p>
          </table:table-cell>
          <table:table-cell table:formula="of:=[.A150]/1000" office:value-type="float" office:value="2007.229">
            <text:p>2007</text:p>
          </table:table-cell>
          <table:table-cell table:formula="of:=[.A150]-INT([.B150])*1000" office:value-type="float" office:value="229">
            <text:p>229</text:p>
          </table:table-cell>
          <table:table-cell table:formula="of:=CONCATENATE(INT([.B150]);&quot;-&quot;;[.C150])" office:value-type="string" office:string-value="2007-229">
            <text:p>2007-22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30">
            <text:p>2007230</text:p>
          </table:table-cell>
          <table:table-cell table:formula="of:=[.A151]/1000" office:value-type="float" office:value="2007.23">
            <text:p>2007</text:p>
          </table:table-cell>
          <table:table-cell table:formula="of:=[.A151]-INT([.B151])*1000" office:value-type="float" office:value="230">
            <text:p>230</text:p>
          </table:table-cell>
          <table:table-cell table:formula="of:=CONCATENATE(INT([.B151]);&quot;-&quot;;[.C151])" office:value-type="string" office:string-value="2007-230">
            <text:p>2007-230</text:p>
          </table:table-cell>
          <table:table-cell office:value-type="float" office:value="597">
            <text:p>597</text:p>
          </table:table-cell>
          <table:table-cell office:value-type="float" office:value="2695.078857">
            <text:p>2695.078857</text:p>
          </table:table-cell>
          <table:table-cell office:value-type="float" office:value="2.266291">
            <text:p>2.266291</text:p>
          </table:table-cell>
          <table:table-cell office:value-type="float" office:value="6.133665">
            <text:p>6.133665</text:p>
          </table:table-cell>
          <table:table-cell office:value-type="float" office:value="2.124705">
            <text:p>2.124705</text:p>
          </table:table-cell>
          <table:table-cell office:value-type="float" office:value="4.51437">
            <text:p>4.5143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7231">
            <text:p>2007231</text:p>
          </table:table-cell>
          <table:table-cell table:formula="of:=[.A152]/1000" office:value-type="float" office:value="2007.231">
            <text:p>2007</text:p>
          </table:table-cell>
          <table:table-cell table:formula="of:=[.A152]-INT([.B152])*1000" office:value-type="float" office:value="231">
            <text:p>231</text:p>
          </table:table-cell>
          <table:table-cell table:formula="of:=CONCATENATE(INT([.B152]);&quot;-&quot;;[.C152])" office:value-type="string" office:string-value="2007-231">
            <text:p>2007-23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32">
            <text:p>2007232</text:p>
          </table:table-cell>
          <table:table-cell table:formula="of:=[.A153]/1000" office:value-type="float" office:value="2007.232">
            <text:p>2007</text:p>
          </table:table-cell>
          <table:table-cell table:formula="of:=[.A153]-INT([.B153])*1000" office:value-type="float" office:value="232">
            <text:p>232</text:p>
          </table:table-cell>
          <table:table-cell table:formula="of:=CONCATENATE(INT([.B153]);&quot;-&quot;;[.C153])" office:value-type="string" office:string-value="2007-232">
            <text:p>2007-232</text:p>
          </table:table-cell>
          <table:table-cell office:value-type="float" office:value="599">
            <text:p>599</text:p>
          </table:table-cell>
          <table:table-cell office:value-type="float" office:value="2379.42041">
            <text:p>2379.42041</text:p>
          </table:table-cell>
          <table:table-cell office:value-type="float" office:value="0.652605">
            <text:p>0.652605</text:p>
          </table:table-cell>
          <table:table-cell office:value-type="float" office:value="5.985267">
            <text:p>5.985267</text:p>
          </table:table-cell>
          <table:table-cell office:value-type="float" office:value="1.993068">
            <text:p>1.993068</text:p>
          </table:table-cell>
          <table:table-cell office:value-type="float" office:value="3.972321">
            <text:p>3.9723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33">
            <text:p>2007233</text:p>
          </table:table-cell>
          <table:table-cell table:formula="of:=[.A154]/1000" office:value-type="float" office:value="2007.233">
            <text:p>2007</text:p>
          </table:table-cell>
          <table:table-cell table:formula="of:=[.A154]-INT([.B154])*1000" office:value-type="float" office:value="233">
            <text:p>233</text:p>
          </table:table-cell>
          <table:table-cell table:formula="of:=CONCATENATE(INT([.B154]);&quot;-&quot;;[.C154])" office:value-type="string" office:string-value="2007-233">
            <text:p>2007-23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34">
            <text:p>2007234</text:p>
          </table:table-cell>
          <table:table-cell table:formula="of:=[.A155]/1000" office:value-type="float" office:value="2007.234">
            <text:p>2007</text:p>
          </table:table-cell>
          <table:table-cell table:formula="of:=[.A155]-INT([.B155])*1000" office:value-type="float" office:value="234">
            <text:p>234</text:p>
          </table:table-cell>
          <table:table-cell table:formula="of:=CONCATENATE(INT([.B155]);&quot;-&quot;;[.C155])" office:value-type="string" office:string-value="2007-234">
            <text:p>2007-234</text:p>
          </table:table-cell>
          <table:table-cell office:value-type="float" office:value="599">
            <text:p>599</text:p>
          </table:table-cell>
          <table:table-cell office:value-type="float" office:value="2667.886963">
            <text:p>2667.886963</text:p>
          </table:table-cell>
          <table:table-cell office:value-type="float" office:value="1.770708">
            <text:p>1.770708</text:p>
          </table:table-cell>
          <table:table-cell office:value-type="float" office:value="6.203424">
            <text:p>6.203424</text:p>
          </table:table-cell>
          <table:table-cell office:value-type="float" office:value="2.110427">
            <text:p>2.110427</text:p>
          </table:table-cell>
          <table:table-cell office:value-type="float" office:value="4.453901">
            <text:p>4.4539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35">
            <text:p>2007235</text:p>
          </table:table-cell>
          <table:table-cell table:formula="of:=[.A156]/1000" office:value-type="float" office:value="2007.235">
            <text:p>2007</text:p>
          </table:table-cell>
          <table:table-cell table:formula="of:=[.A156]-INT([.B156])*1000" office:value-type="float" office:value="235">
            <text:p>235</text:p>
          </table:table-cell>
          <table:table-cell table:formula="of:=CONCATENATE(INT([.B156]);&quot;-&quot;;[.C156])" office:value-type="string" office:string-value="2007-235">
            <text:p>2007-235</text:p>
          </table:table-cell>
          <table:table-cell office:value-type="float" office:value="10">
            <text:p>10</text:p>
          </table:table-cell>
          <table:table-cell office:value-type="float" office:value="49.199341">
            <text:p>49.199341</text:p>
          </table:table-cell>
          <table:table-cell office:value-type="float" office:value="3.977992">
            <text:p>3.977992</text:p>
          </table:table-cell>
          <table:table-cell office:value-type="float" office:value="5.557419">
            <text:p>5.557419</text:p>
          </table:table-cell>
          <table:table-cell office:value-type="float" office:value="2.218092">
            <text:p>2.218092</text:p>
          </table:table-cell>
          <table:table-cell office:value-type="float" office:value="4.919934">
            <text:p>4.9199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36">
            <text:p>2007236</text:p>
          </table:table-cell>
          <table:table-cell table:formula="of:=[.A157]/1000" office:value-type="float" office:value="2007.236">
            <text:p>2007</text:p>
          </table:table-cell>
          <table:table-cell table:formula="of:=[.A157]-INT([.B157])*1000" office:value-type="float" office:value="236">
            <text:p>236</text:p>
          </table:table-cell>
          <table:table-cell table:formula="of:=CONCATENATE(INT([.B157]);&quot;-&quot;;[.C157])" office:value-type="string" office:string-value="2007-236">
            <text:p>2007-236</text:p>
          </table:table-cell>
          <table:table-cell office:value-type="float" office:value="9">
            <text:p>9</text:p>
          </table:table-cell>
          <table:table-cell office:value-type="float" office:value="41.614826">
            <text:p>41.614826</text:p>
          </table:table-cell>
          <table:table-cell office:value-type="float" office:value="4.296277">
            <text:p>4.296277</text:p>
          </table:table-cell>
          <table:table-cell office:value-type="float" office:value="5.282947">
            <text:p>5.282947</text:p>
          </table:table-cell>
          <table:table-cell office:value-type="float" office:value="2.150318">
            <text:p>2.150318</text:p>
          </table:table-cell>
          <table:table-cell office:value-type="float" office:value="4.623869">
            <text:p>4.6238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37">
            <text:p>2007237</text:p>
          </table:table-cell>
          <table:table-cell table:formula="of:=[.A158]/1000" office:value-type="float" office:value="2007.237">
            <text:p>2007</text:p>
          </table:table-cell>
          <table:table-cell table:formula="of:=[.A158]-INT([.B158])*1000" office:value-type="float" office:value="237">
            <text:p>237</text:p>
          </table:table-cell>
          <table:table-cell table:formula="of:=CONCATENATE(INT([.B158]);&quot;-&quot;;[.C158])" office:value-type="string" office:string-value="2007-237">
            <text:p>2007-237</text:p>
          </table:table-cell>
          <table:table-cell office:value-type="float" office:value="599">
            <text:p>599</text:p>
          </table:table-cell>
          <table:table-cell office:value-type="float" office:value="2631.9021">
            <text:p>2631.9021</text:p>
          </table:table-cell>
          <table:table-cell office:value-type="float" office:value="1.384825">
            <text:p>1.384825</text:p>
          </table:table-cell>
          <table:table-cell office:value-type="float" office:value="6.405582">
            <text:p>6.405582</text:p>
          </table:table-cell>
          <table:table-cell office:value-type="float" office:value="2.096146">
            <text:p>2.096146</text:p>
          </table:table-cell>
          <table:table-cell office:value-type="float" office:value="4.393826">
            <text:p>4.3938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38">
            <text:p>2007238</text:p>
          </table:table-cell>
          <table:table-cell table:formula="of:=[.A159]/1000" office:value-type="float" office:value="2007.238">
            <text:p>2007</text:p>
          </table:table-cell>
          <table:table-cell table:formula="of:=[.A159]-INT([.B159])*1000" office:value-type="float" office:value="238">
            <text:p>238</text:p>
          </table:table-cell>
          <table:table-cell table:formula="of:=CONCATENATE(INT([.B159]);&quot;-&quot;;[.C159])" office:value-type="string" office:string-value="2007-238">
            <text:p>2007-238</text:p>
          </table:table-cell>
          <table:table-cell office:value-type="float" office:value="504">
            <text:p>504</text:p>
          </table:table-cell>
          <table:table-cell office:value-type="float" office:value="2142.070801">
            <text:p>2142.070801</text:p>
          </table:table-cell>
          <table:table-cell office:value-type="float" office:value="0.079127">
            <text:p>0.079127</text:p>
          </table:table-cell>
          <table:table-cell office:value-type="float" office:value="6.303416">
            <text:p>6.303416</text:p>
          </table:table-cell>
          <table:table-cell office:value-type="float" office:value="2.061587">
            <text:p>2.061587</text:p>
          </table:table-cell>
          <table:table-cell office:value-type="float" office:value="4.250141">
            <text:p>4.2501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39">
            <text:p>2007239</text:p>
          </table:table-cell>
          <table:table-cell table:formula="of:=[.A160]/1000" office:value-type="float" office:value="2007.239">
            <text:p>2007</text:p>
          </table:table-cell>
          <table:table-cell table:formula="of:=[.A160]-INT([.B160])*1000" office:value-type="float" office:value="239">
            <text:p>239</text:p>
          </table:table-cell>
          <table:table-cell table:formula="of:=CONCATENATE(INT([.B160]);&quot;-&quot;;[.C160])" office:value-type="string" office:string-value="2007-239">
            <text:p>2007-239</text:p>
          </table:table-cell>
          <table:table-cell office:value-type="float" office:value="598">
            <text:p>598</text:p>
          </table:table-cell>
          <table:table-cell office:value-type="float" office:value="2348.684082">
            <text:p>2348.684082</text:p>
          </table:table-cell>
          <table:table-cell office:value-type="float" office:value="0.030249">
            <text:p>0.030249</text:p>
          </table:table-cell>
          <table:table-cell office:value-type="float" office:value="6.225807">
            <text:p>6.225807</text:p>
          </table:table-cell>
          <table:table-cell office:value-type="float" office:value="1.981809">
            <text:p>1.981809</text:p>
          </table:table-cell>
          <table:table-cell office:value-type="float" office:value="3.927565">
            <text:p>3.9275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40">
            <text:p>2007240</text:p>
          </table:table-cell>
          <table:table-cell table:formula="of:=[.A161]/1000" office:value-type="float" office:value="2007.24">
            <text:p>2007</text:p>
          </table:table-cell>
          <table:table-cell table:formula="of:=[.A161]-INT([.B161])*1000" office:value-type="float" office:value="240">
            <text:p>240</text:p>
          </table:table-cell>
          <table:table-cell table:formula="of:=CONCATENATE(INT([.B161]);&quot;-&quot;;[.C161])" office:value-type="string" office:string-value="2007-240">
            <text:p>2007-24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41">
            <text:p>2007241</text:p>
          </table:table-cell>
          <table:table-cell table:formula="of:=[.A162]/1000" office:value-type="float" office:value="2007.241">
            <text:p>2007</text:p>
          </table:table-cell>
          <table:table-cell table:formula="of:=[.A162]-INT([.B162])*1000" office:value-type="float" office:value="241">
            <text:p>241</text:p>
          </table:table-cell>
          <table:table-cell table:formula="of:=CONCATENATE(INT([.B162]);&quot;-&quot;;[.C162])" office:value-type="string" office:string-value="2007-241">
            <text:p>2007-241</text:p>
          </table:table-cell>
          <table:table-cell office:value-type="float" office:value="599">
            <text:p>599</text:p>
          </table:table-cell>
          <table:table-cell office:value-type="float" office:value="2770.531738">
            <text:p>2770.531738</text:p>
          </table:table-cell>
          <table:table-cell office:value-type="float" office:value="2.07056">
            <text:p>2.07056</text:p>
          </table:table-cell>
          <table:table-cell office:value-type="float" office:value="6.019329">
            <text:p>6.019329</text:p>
          </table:table-cell>
          <table:table-cell office:value-type="float" office:value="2.150642">
            <text:p>2.150642</text:p>
          </table:table-cell>
          <table:table-cell office:value-type="float" office:value="4.625262">
            <text:p>4.62526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42">
            <text:p>2007242</text:p>
          </table:table-cell>
          <table:table-cell table:formula="of:=[.A163]/1000" office:value-type="float" office:value="2007.242">
            <text:p>2007</text:p>
          </table:table-cell>
          <table:table-cell table:formula="of:=[.A163]-INT([.B163])*1000" office:value-type="float" office:value="242">
            <text:p>242</text:p>
          </table:table-cell>
          <table:table-cell table:formula="of:=CONCATENATE(INT([.B163]);&quot;-&quot;;[.C163])" office:value-type="string" office:string-value="2007-242">
            <text:p>2007-242</text:p>
          </table:table-cell>
          <table:table-cell office:value-type="float" office:value="121">
            <text:p>121</text:p>
          </table:table-cell>
          <table:table-cell office:value-type="float" office:value="608.319458">
            <text:p>608.319458</text:p>
          </table:table-cell>
          <table:table-cell office:value-type="float" office:value="4.67077">
            <text:p>4.67077</text:p>
          </table:table-cell>
          <table:table-cell office:value-type="float" office:value="5.43042">
            <text:p>5.43042</text:p>
          </table:table-cell>
          <table:table-cell office:value-type="float" office:value="2.242194">
            <text:p>2.242194</text:p>
          </table:table-cell>
          <table:table-cell office:value-type="float" office:value="5.027433">
            <text:p>5.0274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43">
            <text:p>2007243</text:p>
          </table:table-cell>
          <table:table-cell table:formula="of:=[.A164]/1000" office:value-type="float" office:value="2007.243">
            <text:p>2007</text:p>
          </table:table-cell>
          <table:table-cell table:formula="of:=[.A164]-INT([.B164])*1000" office:value-type="float" office:value="243">
            <text:p>243</text:p>
          </table:table-cell>
          <table:table-cell table:formula="of:=CONCATENATE(INT([.B164]);&quot;-&quot;;[.C164])" office:value-type="string" office:string-value="2007-243">
            <text:p>2007-24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44">
            <text:p>2007244</text:p>
          </table:table-cell>
          <table:table-cell table:formula="of:=[.A165]/1000" office:value-type="float" office:value="2007.244">
            <text:p>2007</text:p>
          </table:table-cell>
          <table:table-cell table:formula="of:=[.A165]-INT([.B165])*1000" office:value-type="float" office:value="244">
            <text:p>244</text:p>
          </table:table-cell>
          <table:table-cell table:formula="of:=CONCATENATE(INT([.B165]);&quot;-&quot;;[.C165])" office:value-type="string" office:string-value="2007-244">
            <text:p>2007-244</text:p>
          </table:table-cell>
          <table:table-cell office:value-type="float" office:value="599">
            <text:p>599</text:p>
          </table:table-cell>
          <table:table-cell office:value-type="float" office:value="3181.094971">
            <text:p>3181.094971</text:p>
          </table:table-cell>
          <table:table-cell office:value-type="float" office:value="3.47559">
            <text:p>3.47559</text:p>
          </table:table-cell>
          <table:table-cell office:value-type="float" office:value="6.810652">
            <text:p>6.810652</text:p>
          </table:table-cell>
          <table:table-cell office:value-type="float" office:value="2.30449">
            <text:p>2.30449</text:p>
          </table:table-cell>
          <table:table-cell office:value-type="float" office:value="5.310676">
            <text:p>5.3106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45">
            <text:p>2007245</text:p>
          </table:table-cell>
          <table:table-cell table:formula="of:=[.A166]/1000" office:value-type="float" office:value="2007.245">
            <text:p>2007</text:p>
          </table:table-cell>
          <table:table-cell table:formula="of:=[.A166]-INT([.B166])*1000" office:value-type="float" office:value="245">
            <text:p>245</text:p>
          </table:table-cell>
          <table:table-cell table:formula="of:=CONCATENATE(INT([.B166]);&quot;-&quot;;[.C166])" office:value-type="string" office:string-value="2007-245">
            <text:p>2007-245</text:p>
          </table:table-cell>
          <table:table-cell office:value-type="float" office:value="594">
            <text:p>594</text:p>
          </table:table-cell>
          <table:table-cell office:value-type="float" office:value="2944.168701">
            <text:p>2944.168701</text:p>
          </table:table-cell>
          <table:table-cell office:value-type="float" office:value="2.164319">
            <text:p>2.164319</text:p>
          </table:table-cell>
          <table:table-cell office:value-type="float" office:value="6.670117">
            <text:p>6.670117</text:p>
          </table:table-cell>
          <table:table-cell office:value-type="float" office:value="2.226323">
            <text:p>2.226323</text:p>
          </table:table-cell>
          <table:table-cell office:value-type="float" office:value="4.956513">
            <text:p>4.9565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46">
            <text:p>2007246</text:p>
          </table:table-cell>
          <table:table-cell table:formula="of:=[.A167]/1000" office:value-type="float" office:value="2007.246">
            <text:p>2007</text:p>
          </table:table-cell>
          <table:table-cell table:formula="of:=[.A167]-INT([.B167])*1000" office:value-type="float" office:value="246">
            <text:p>246</text:p>
          </table:table-cell>
          <table:table-cell table:formula="of:=CONCATENATE(INT([.B167]);&quot;-&quot;;[.C167])" office:value-type="string" office:string-value="2007-246">
            <text:p>2007-246</text:p>
          </table:table-cell>
          <table:table-cell office:value-type="float" office:value="599">
            <text:p>599</text:p>
          </table:table-cell>
          <table:table-cell office:value-type="float" office:value="3201.469482">
            <text:p>3201.469482</text:p>
          </table:table-cell>
          <table:table-cell office:value-type="float" office:value="3.254457">
            <text:p>3.254457</text:p>
          </table:table-cell>
          <table:table-cell office:value-type="float" office:value="6.679758">
            <text:p>6.679758</text:p>
          </table:table-cell>
          <table:table-cell office:value-type="float" office:value="2.311859">
            <text:p>2.311859</text:p>
          </table:table-cell>
          <table:table-cell office:value-type="float" office:value="5.34469">
            <text:p>5.344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47">
            <text:p>2007247</text:p>
          </table:table-cell>
          <table:table-cell table:formula="of:=[.A168]/1000" office:value-type="float" office:value="2007.247">
            <text:p>2007</text:p>
          </table:table-cell>
          <table:table-cell table:formula="of:=[.A168]-INT([.B168])*1000" office:value-type="float" office:value="247">
            <text:p>247</text:p>
          </table:table-cell>
          <table:table-cell table:formula="of:=CONCATENATE(INT([.B168]);&quot;-&quot;;[.C168])" office:value-type="string" office:string-value="2007-247">
            <text:p>2007-24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48">
            <text:p>2007248</text:p>
          </table:table-cell>
          <table:table-cell table:formula="of:=[.A169]/1000" office:value-type="float" office:value="2007.248">
            <text:p>2007</text:p>
          </table:table-cell>
          <table:table-cell table:formula="of:=[.A169]-INT([.B169])*1000" office:value-type="float" office:value="248">
            <text:p>248</text:p>
          </table:table-cell>
          <table:table-cell table:formula="of:=CONCATENATE(INT([.B169]);&quot;-&quot;;[.C169])" office:value-type="string" office:string-value="2007-248">
            <text:p>2007-248</text:p>
          </table:table-cell>
          <table:table-cell office:value-type="float" office:value="599">
            <text:p>599</text:p>
          </table:table-cell>
          <table:table-cell office:value-type="float" office:value="3329.344238">
            <text:p>3329.344238</text:p>
          </table:table-cell>
          <table:table-cell office:value-type="float" office:value="3.373658">
            <text:p>3.373658</text:p>
          </table:table-cell>
          <table:table-cell office:value-type="float" office:value="7.364817">
            <text:p>7.364817</text:p>
          </table:table-cell>
          <table:table-cell office:value-type="float" office:value="2.357577">
            <text:p>2.357577</text:p>
          </table:table-cell>
          <table:table-cell office:value-type="float" office:value="5.558171">
            <text:p>5.5581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49">
            <text:p>2007249</text:p>
          </table:table-cell>
          <table:table-cell table:formula="of:=[.A170]/1000" office:value-type="float" office:value="2007.249">
            <text:p>2007</text:p>
          </table:table-cell>
          <table:table-cell table:formula="of:=[.A170]-INT([.B170])*1000" office:value-type="float" office:value="249">
            <text:p>249</text:p>
          </table:table-cell>
          <table:table-cell table:formula="of:=CONCATENATE(INT([.B170]);&quot;-&quot;;[.C170])" office:value-type="string" office:string-value="2007-249">
            <text:p>2007-24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50">
            <text:p>2007250</text:p>
          </table:table-cell>
          <table:table-cell table:formula="of:=[.A171]/1000" office:value-type="float" office:value="2007.25">
            <text:p>2007</text:p>
          </table:table-cell>
          <table:table-cell table:formula="of:=[.A171]-INT([.B171])*1000" office:value-type="float" office:value="250">
            <text:p>250</text:p>
          </table:table-cell>
          <table:table-cell table:formula="of:=CONCATENATE(INT([.B171]);&quot;-&quot;;[.C171])" office:value-type="string" office:string-value="2007-250">
            <text:p>2007-250</text:p>
          </table:table-cell>
          <table:table-cell office:value-type="float" office:value="599">
            <text:p>599</text:p>
          </table:table-cell>
          <table:table-cell office:value-type="float" office:value="2988.512207">
            <text:p>2988.512207</text:p>
          </table:table-cell>
          <table:table-cell office:value-type="float" office:value="1.596114">
            <text:p>1.596114</text:p>
          </table:table-cell>
          <table:table-cell office:value-type="float" office:value="6.796313">
            <text:p>6.796313</text:p>
          </table:table-cell>
          <table:table-cell office:value-type="float" office:value="2.233645">
            <text:p>2.233645</text:p>
          </table:table-cell>
          <table:table-cell office:value-type="float" office:value="4.989169">
            <text:p>4.9891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51">
            <text:p>2007251</text:p>
          </table:table-cell>
          <table:table-cell table:formula="of:=[.A172]/1000" office:value-type="float" office:value="2007.251">
            <text:p>2007</text:p>
          </table:table-cell>
          <table:table-cell table:formula="of:=[.A172]-INT([.B172])*1000" office:value-type="float" office:value="251">
            <text:p>251</text:p>
          </table:table-cell>
          <table:table-cell table:formula="of:=CONCATENATE(INT([.B172]);&quot;-&quot;;[.C172])" office:value-type="string" office:string-value="2007-251">
            <text:p>2007-251</text:p>
          </table:table-cell>
          <table:table-cell office:value-type="float" office:value="594">
            <text:p>594</text:p>
          </table:table-cell>
          <table:table-cell office:value-type="float" office:value="3174.298828">
            <text:p>3174.298828</text:p>
          </table:table-cell>
          <table:table-cell office:value-type="float" office:value="2.603511">
            <text:p>2.603511</text:p>
          </table:table-cell>
          <table:table-cell office:value-type="float" office:value="6.903376">
            <text:p>6.903376</text:p>
          </table:table-cell>
          <table:table-cell office:value-type="float" office:value="2.311696">
            <text:p>2.311696</text:p>
          </table:table-cell>
          <table:table-cell office:value-type="float" office:value="5.343937">
            <text:p>5.3439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52">
            <text:p>2007252</text:p>
          </table:table-cell>
          <table:table-cell table:formula="of:=[.A173]/1000" office:value-type="float" office:value="2007.252">
            <text:p>2007</text:p>
          </table:table-cell>
          <table:table-cell table:formula="of:=[.A173]-INT([.B173])*1000" office:value-type="float" office:value="252">
            <text:p>252</text:p>
          </table:table-cell>
          <table:table-cell table:formula="of:=CONCATENATE(INT([.B173]);&quot;-&quot;;[.C173])" office:value-type="string" office:string-value="2007-252">
            <text:p>2007-252</text:p>
          </table:table-cell>
          <table:table-cell office:value-type="float" office:value="599">
            <text:p>599</text:p>
          </table:table-cell>
          <table:table-cell office:value-type="float" office:value="3153.747559">
            <text:p>3153.747559</text:p>
          </table:table-cell>
          <table:table-cell office:value-type="float" office:value="2.170584">
            <text:p>2.170584</text:p>
          </table:table-cell>
          <table:table-cell office:value-type="float" office:value="7.046432">
            <text:p>7.046432</text:p>
          </table:table-cell>
          <table:table-cell office:value-type="float" office:value="2.294563">
            <text:p>2.294563</text:p>
          </table:table-cell>
          <table:table-cell office:value-type="float" office:value="5.265021">
            <text:p>5.265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53">
            <text:p>2007253</text:p>
          </table:table-cell>
          <table:table-cell table:formula="of:=[.A174]/1000" office:value-type="float" office:value="2007.253">
            <text:p>2007</text:p>
          </table:table-cell>
          <table:table-cell table:formula="of:=[.A174]-INT([.B174])*1000" office:value-type="float" office:value="253">
            <text:p>253</text:p>
          </table:table-cell>
          <table:table-cell table:formula="of:=CONCATENATE(INT([.B174]);&quot;-&quot;;[.C174])" office:value-type="string" office:string-value="2007-253">
            <text:p>2007-253</text:p>
          </table:table-cell>
          <table:table-cell office:value-type="float" office:value="60">
            <text:p>60</text:p>
          </table:table-cell>
          <table:table-cell office:value-type="float" office:value="380.1315">
            <text:p>380.1315</text:p>
          </table:table-cell>
          <table:table-cell office:value-type="float" office:value="5.890188">
            <text:p>5.890188</text:p>
          </table:table-cell>
          <table:table-cell office:value-type="float" office:value="6.943417">
            <text:p>6.943417</text:p>
          </table:table-cell>
          <table:table-cell office:value-type="float" office:value="2.517047">
            <text:p>2.517047</text:p>
          </table:table-cell>
          <table:table-cell office:value-type="float" office:value="6.335525">
            <text:p>6.3355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54">
            <text:p>2007254</text:p>
          </table:table-cell>
          <table:table-cell table:formula="of:=[.A175]/1000" office:value-type="float" office:value="2007.254">
            <text:p>2007</text:p>
          </table:table-cell>
          <table:table-cell table:formula="of:=[.A175]-INT([.B175])*1000" office:value-type="float" office:value="254">
            <text:p>254</text:p>
          </table:table-cell>
          <table:table-cell table:formula="of:=CONCATENATE(INT([.B175]);&quot;-&quot;;[.C175])" office:value-type="string" office:string-value="2007-254">
            <text:p>2007-25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55">
            <text:p>2007255</text:p>
          </table:table-cell>
          <table:table-cell table:formula="of:=[.A176]/1000" office:value-type="float" office:value="2007.255">
            <text:p>2007</text:p>
          </table:table-cell>
          <table:table-cell table:formula="of:=[.A176]-INT([.B176])*1000" office:value-type="float" office:value="255">
            <text:p>255</text:p>
          </table:table-cell>
          <table:table-cell table:formula="of:=CONCATENATE(INT([.B176]);&quot;-&quot;;[.C176])" office:value-type="string" office:string-value="2007-255">
            <text:p>2007-255</text:p>
          </table:table-cell>
          <table:table-cell office:value-type="float" office:value="588">
            <text:p>588</text:p>
          </table:table-cell>
          <table:table-cell office:value-type="float" office:value="3489.041992">
            <text:p>3489.041992</text:p>
          </table:table-cell>
          <table:table-cell office:value-type="float" office:value="2.976883">
            <text:p>2.976883</text:p>
          </table:table-cell>
          <table:table-cell office:value-type="float" office:value="7.547989">
            <text:p>7.547989</text:p>
          </table:table-cell>
          <table:table-cell office:value-type="float" office:value="2.435928">
            <text:p>2.435928</text:p>
          </table:table-cell>
          <table:table-cell office:value-type="float" office:value="5.933745">
            <text:p>5.9337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56">
            <text:p>2007256</text:p>
          </table:table-cell>
          <table:table-cell table:formula="of:=[.A177]/1000" office:value-type="float" office:value="2007.256">
            <text:p>2007</text:p>
          </table:table-cell>
          <table:table-cell table:formula="of:=[.A177]-INT([.B177])*1000" office:value-type="float" office:value="256">
            <text:p>256</text:p>
          </table:table-cell>
          <table:table-cell table:formula="of:=CONCATENATE(INT([.B177]);&quot;-&quot;;[.C177])" office:value-type="string" office:string-value="2007-256">
            <text:p>2007-25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57">
            <text:p>2007257</text:p>
          </table:table-cell>
          <table:table-cell table:formula="of:=[.A178]/1000" office:value-type="float" office:value="2007.257">
            <text:p>2007</text:p>
          </table:table-cell>
          <table:table-cell table:formula="of:=[.A178]-INT([.B178])*1000" office:value-type="float" office:value="257">
            <text:p>257</text:p>
          </table:table-cell>
          <table:table-cell table:formula="of:=CONCATENATE(INT([.B178]);&quot;-&quot;;[.C178])" office:value-type="string" office:string-value="2007-257">
            <text:p>2007-257</text:p>
          </table:table-cell>
          <table:table-cell office:value-type="float" office:value="514">
            <text:p>514</text:p>
          </table:table-cell>
          <table:table-cell office:value-type="float" office:value="3292.211182">
            <text:p>3292.211182</text:p>
          </table:table-cell>
          <table:table-cell office:value-type="float" office:value="4.394072">
            <text:p>4.394072</text:p>
          </table:table-cell>
          <table:table-cell office:value-type="float" office:value="8.558234">
            <text:p>8.558234</text:p>
          </table:table-cell>
          <table:table-cell office:value-type="float" office:value="2.530826">
            <text:p>2.530826</text:p>
          </table:table-cell>
          <table:table-cell office:value-type="float" office:value="6.40508">
            <text:p>6.4050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58">
            <text:p>2007258</text:p>
          </table:table-cell>
          <table:table-cell table:formula="of:=[.A179]/1000" office:value-type="float" office:value="2007.258">
            <text:p>2007</text:p>
          </table:table-cell>
          <table:table-cell table:formula="of:=[.A179]-INT([.B179])*1000" office:value-type="float" office:value="258">
            <text:p>258</text:p>
          </table:table-cell>
          <table:table-cell table:formula="of:=CONCATENATE(INT([.B179]);&quot;-&quot;;[.C179])" office:value-type="string" office:string-value="2007-258">
            <text:p>2007-258</text:p>
          </table:table-cell>
          <table:table-cell office:value-type="float" office:value="114">
            <text:p>114</text:p>
          </table:table-cell>
          <table:table-cell office:value-type="float" office:value="712.827271">
            <text:p>712.827271</text:p>
          </table:table-cell>
          <table:table-cell office:value-type="float" office:value="5.763882">
            <text:p>5.763882</text:p>
          </table:table-cell>
          <table:table-cell office:value-type="float" office:value="6.777821">
            <text:p>6.777821</text:p>
          </table:table-cell>
          <table:table-cell office:value-type="float" office:value="2.500574">
            <text:p>2.500574</text:p>
          </table:table-cell>
          <table:table-cell office:value-type="float" office:value="6.252871">
            <text:p>6.2528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59">
            <text:p>2007259</text:p>
          </table:table-cell>
          <table:table-cell table:formula="of:=[.A180]/1000" office:value-type="float" office:value="2007.259">
            <text:p>2007</text:p>
          </table:table-cell>
          <table:table-cell table:formula="of:=[.A180]-INT([.B180])*1000" office:value-type="float" office:value="259">
            <text:p>259</text:p>
          </table:table-cell>
          <table:table-cell table:formula="of:=CONCATENATE(INT([.B180]);&quot;-&quot;;[.C180])" office:value-type="string" office:string-value="2007-259">
            <text:p>2007-25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60">
            <text:p>2007260</text:p>
          </table:table-cell>
          <table:table-cell table:formula="of:=[.A181]/1000" office:value-type="float" office:value="2007.26">
            <text:p>2007</text:p>
          </table:table-cell>
          <table:table-cell table:formula="of:=[.A181]-INT([.B181])*1000" office:value-type="float" office:value="260">
            <text:p>260</text:p>
          </table:table-cell>
          <table:table-cell table:formula="of:=CONCATENATE(INT([.B181]);&quot;-&quot;;[.C181])" office:value-type="string" office:string-value="2007-260">
            <text:p>2007-260</text:p>
          </table:table-cell>
          <table:table-cell office:value-type="float" office:value="495">
            <text:p>495</text:p>
          </table:table-cell>
          <table:table-cell office:value-type="float" office:value="3408.152344">
            <text:p>3408.152344</text:p>
          </table:table-cell>
          <table:table-cell office:value-type="float" office:value="4.571608">
            <text:p>4.571608</text:p>
          </table:table-cell>
          <table:table-cell office:value-type="float" office:value="9.099844">
            <text:p>9.099844</text:p>
          </table:table-cell>
          <table:table-cell office:value-type="float" office:value="2.623958">
            <text:p>2.623958</text:p>
          </table:table-cell>
          <table:table-cell office:value-type="float" office:value="6.885156">
            <text:p>6.88515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61">
            <text:p>2007261</text:p>
          </table:table-cell>
          <table:table-cell table:formula="of:=[.A182]/1000" office:value-type="float" office:value="2007.261">
            <text:p>2007</text:p>
          </table:table-cell>
          <table:table-cell table:formula="of:=[.A182]-INT([.B182])*1000" office:value-type="float" office:value="261">
            <text:p>261</text:p>
          </table:table-cell>
          <table:table-cell table:formula="of:=CONCATENATE(INT([.B182]);&quot;-&quot;;[.C182])" office:value-type="string" office:string-value="2007-261">
            <text:p>2007-261</text:p>
          </table:table-cell>
          <table:table-cell office:value-type="float" office:value="599">
            <text:p>599</text:p>
          </table:table-cell>
          <table:table-cell office:value-type="float" office:value="3270.777588">
            <text:p>3270.777588</text:p>
          </table:table-cell>
          <table:table-cell office:value-type="float" office:value="2.634076">
            <text:p>2.634076</text:p>
          </table:table-cell>
          <table:table-cell office:value-type="float" office:value="7.924092">
            <text:p>7.924092</text:p>
          </table:table-cell>
          <table:table-cell office:value-type="float" office:value="2.336749">
            <text:p>2.336749</text:p>
          </table:table-cell>
          <table:table-cell office:value-type="float" office:value="5.460397">
            <text:p>5.4603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62">
            <text:p>2007262</text:p>
          </table:table-cell>
          <table:table-cell table:formula="of:=[.A183]/1000" office:value-type="float" office:value="2007.262">
            <text:p>2007</text:p>
          </table:table-cell>
          <table:table-cell table:formula="of:=[.A183]-INT([.B183])*1000" office:value-type="float" office:value="262">
            <text:p>262</text:p>
          </table:table-cell>
          <table:table-cell table:formula="of:=CONCATENATE(INT([.B183]);&quot;-&quot;;[.C183])" office:value-type="string" office:string-value="2007-262">
            <text:p>2007-262</text:p>
          </table:table-cell>
          <table:table-cell office:value-type="float" office:value="549">
            <text:p>549</text:p>
          </table:table-cell>
          <table:table-cell office:value-type="float" office:value="3907.917725">
            <text:p>3907.917725</text:p>
          </table:table-cell>
          <table:table-cell office:value-type="float" office:value="3.522768">
            <text:p>3.522768</text:p>
          </table:table-cell>
          <table:table-cell office:value-type="float" office:value="9.180126">
            <text:p>9.180126</text:p>
          </table:table-cell>
          <table:table-cell office:value-type="float" office:value="2.668004">
            <text:p>2.668004</text:p>
          </table:table-cell>
          <table:table-cell office:value-type="float" office:value="7.118247">
            <text:p>7.1182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63">
            <text:p>2007263</text:p>
          </table:table-cell>
          <table:table-cell table:formula="of:=[.A184]/1000" office:value-type="float" office:value="2007.263">
            <text:p>2007</text:p>
          </table:table-cell>
          <table:table-cell table:formula="of:=[.A184]-INT([.B184])*1000" office:value-type="float" office:value="263">
            <text:p>263</text:p>
          </table:table-cell>
          <table:table-cell table:formula="of:=CONCATENATE(INT([.B184]);&quot;-&quot;;[.C184])" office:value-type="string" office:string-value="2007-263">
            <text:p>2007-26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64">
            <text:p>2007264</text:p>
          </table:table-cell>
          <table:table-cell table:formula="of:=[.A185]/1000" office:value-type="float" office:value="2007.264">
            <text:p>2007</text:p>
          </table:table-cell>
          <table:table-cell table:formula="of:=[.A185]-INT([.B185])*1000" office:value-type="float" office:value="264">
            <text:p>264</text:p>
          </table:table-cell>
          <table:table-cell table:formula="of:=CONCATENATE(INT([.B185]);&quot;-&quot;;[.C185])" office:value-type="string" office:string-value="2007-264">
            <text:p>2007-264</text:p>
          </table:table-cell>
          <table:table-cell office:value-type="float" office:value="599">
            <text:p>599</text:p>
          </table:table-cell>
          <table:table-cell office:value-type="float" office:value="3673.712646">
            <text:p>3673.712646</text:p>
          </table:table-cell>
          <table:table-cell office:value-type="float" office:value="3.895902">
            <text:p>3.895902</text:p>
          </table:table-cell>
          <table:table-cell office:value-type="float" office:value="8.776085">
            <text:p>8.776085</text:p>
          </table:table-cell>
          <table:table-cell office:value-type="float" office:value="2.476505">
            <text:p>2.476505</text:p>
          </table:table-cell>
          <table:table-cell office:value-type="float" office:value="6.133076">
            <text:p>6.1330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65">
            <text:p>2007265</text:p>
          </table:table-cell>
          <table:table-cell table:formula="of:=[.A186]/1000" office:value-type="float" office:value="2007.265">
            <text:p>2007</text:p>
          </table:table-cell>
          <table:table-cell table:formula="of:=[.A186]-INT([.B186])*1000" office:value-type="float" office:value="265">
            <text:p>265</text:p>
          </table:table-cell>
          <table:table-cell table:formula="of:=CONCATENATE(INT([.B186]);&quot;-&quot;;[.C186])" office:value-type="string" office:string-value="2007-265">
            <text:p>2007-26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66">
            <text:p>2007266</text:p>
          </table:table-cell>
          <table:table-cell table:formula="of:=[.A187]/1000" office:value-type="float" office:value="2007.266">
            <text:p>2007</text:p>
          </table:table-cell>
          <table:table-cell table:formula="of:=[.A187]-INT([.B187])*1000" office:value-type="float" office:value="266">
            <text:p>266</text:p>
          </table:table-cell>
          <table:table-cell table:formula="of:=CONCATENATE(INT([.B187]);&quot;-&quot;;[.C187])" office:value-type="string" office:string-value="2007-266">
            <text:p>2007-266</text:p>
          </table:table-cell>
          <table:table-cell office:value-type="float" office:value="553">
            <text:p>553</text:p>
          </table:table-cell>
          <table:table-cell office:value-type="float" office:value="3432.735596">
            <text:p>3432.735596</text:p>
          </table:table-cell>
          <table:table-cell office:value-type="float" office:value="3.370787">
            <text:p>3.370787</text:p>
          </table:table-cell>
          <table:table-cell office:value-type="float" office:value="8.384829">
            <text:p>8.384829</text:p>
          </table:table-cell>
          <table:table-cell office:value-type="float" office:value="2.491481">
            <text:p>2.491481</text:p>
          </table:table-cell>
          <table:table-cell office:value-type="float" office:value="6.207479">
            <text:p>6.2074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67">
            <text:p>2007267</text:p>
          </table:table-cell>
          <table:table-cell table:formula="of:=[.A188]/1000" office:value-type="float" office:value="2007.267">
            <text:p>2007</text:p>
          </table:table-cell>
          <table:table-cell table:formula="of:=[.A188]-INT([.B188])*1000" office:value-type="float" office:value="267">
            <text:p>267</text:p>
          </table:table-cell>
          <table:table-cell table:formula="of:=CONCATENATE(INT([.B188]);&quot;-&quot;;[.C188])" office:value-type="string" office:string-value="2007-267">
            <text:p>2007-267</text:p>
          </table:table-cell>
          <table:table-cell office:value-type="float" office:value="599">
            <text:p>599</text:p>
          </table:table-cell>
          <table:table-cell office:value-type="float" office:value="4121.608887">
            <text:p>4121.608887</text:p>
          </table:table-cell>
          <table:table-cell office:value-type="float" office:value="4.339769">
            <text:p>4.339769</text:p>
          </table:table-cell>
          <table:table-cell office:value-type="float" office:value="9.051573">
            <text:p>9.051573</text:p>
          </table:table-cell>
          <table:table-cell office:value-type="float" office:value="2.623131">
            <text:p>2.623131</text:p>
          </table:table-cell>
          <table:table-cell office:value-type="float" office:value="6.880816">
            <text:p>6.8808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68">
            <text:p>2007268</text:p>
          </table:table-cell>
          <table:table-cell table:formula="of:=[.A189]/1000" office:value-type="float" office:value="2007.268">
            <text:p>2007</text:p>
          </table:table-cell>
          <table:table-cell table:formula="of:=[.A189]-INT([.B189])*1000" office:value-type="float" office:value="268">
            <text:p>268</text:p>
          </table:table-cell>
          <table:table-cell table:formula="of:=CONCATENATE(INT([.B189]);&quot;-&quot;;[.C189])" office:value-type="string" office:string-value="2007-268">
            <text:p>2007-268</text:p>
          </table:table-cell>
          <table:table-cell office:value-type="float" office:value="599">
            <text:p>599</text:p>
          </table:table-cell>
          <table:table-cell office:value-type="float" office:value="3831.150391">
            <text:p>3831.150391</text:p>
          </table:table-cell>
          <table:table-cell office:value-type="float" office:value="3.719505">
            <text:p>3.719505</text:p>
          </table:table-cell>
          <table:table-cell office:value-type="float" office:value="8.660589">
            <text:p>8.660589</text:p>
          </table:table-cell>
          <table:table-cell office:value-type="float" office:value="2.529014">
            <text:p>2.529014</text:p>
          </table:table-cell>
          <table:table-cell office:value-type="float" office:value="6.395911">
            <text:p>6.3959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69">
            <text:p>2007269</text:p>
          </table:table-cell>
          <table:table-cell table:formula="of:=[.A190]/1000" office:value-type="float" office:value="2007.269">
            <text:p>2007</text:p>
          </table:table-cell>
          <table:table-cell table:formula="of:=[.A190]-INT([.B190])*1000" office:value-type="float" office:value="269">
            <text:p>269</text:p>
          </table:table-cell>
          <table:table-cell table:formula="of:=CONCATENATE(INT([.B190]);&quot;-&quot;;[.C190])" office:value-type="string" office:string-value="2007-269">
            <text:p>2007-26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70">
            <text:p>2007270</text:p>
          </table:table-cell>
          <table:table-cell table:formula="of:=[.A191]/1000" office:value-type="float" office:value="2007.27">
            <text:p>2007</text:p>
          </table:table-cell>
          <table:table-cell table:formula="of:=[.A191]-INT([.B191])*1000" office:value-type="float" office:value="270">
            <text:p>270</text:p>
          </table:table-cell>
          <table:table-cell table:formula="of:=CONCATENATE(INT([.B191]);&quot;-&quot;;[.C191])" office:value-type="string" office:string-value="2007-270">
            <text:p>2007-270</text:p>
          </table:table-cell>
          <table:table-cell office:value-type="float" office:value="599">
            <text:p>599</text:p>
          </table:table-cell>
          <table:table-cell office:value-type="float" office:value="3804.459473">
            <text:p>3804.459473</text:p>
          </table:table-cell>
          <table:table-cell office:value-type="float" office:value="3.409728">
            <text:p>3.409728</text:p>
          </table:table-cell>
          <table:table-cell office:value-type="float" office:value="9.294688">
            <text:p>9.294688</text:p>
          </table:table-cell>
          <table:table-cell office:value-type="float" office:value="2.520189">
            <text:p>2.520189</text:p>
          </table:table-cell>
          <table:table-cell office:value-type="float" office:value="6.351351">
            <text:p>6.3513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71">
            <text:p>2007271</text:p>
          </table:table-cell>
          <table:table-cell table:formula="of:=[.A192]/1000" office:value-type="float" office:value="2007.271">
            <text:p>2007</text:p>
          </table:table-cell>
          <table:table-cell table:formula="of:=[.A192]-INT([.B192])*1000" office:value-type="float" office:value="271">
            <text:p>271</text:p>
          </table:table-cell>
          <table:table-cell table:formula="of:=CONCATENATE(INT([.B192]);&quot;-&quot;;[.C192])" office:value-type="string" office:string-value="2007-271">
            <text:p>2007-271</text:p>
          </table:table-cell>
          <table:table-cell office:value-type="float" office:value="529">
            <text:p>529</text:p>
          </table:table-cell>
          <table:table-cell office:value-type="float" office:value="4054.919434">
            <text:p>4054.919434</text:p>
          </table:table-cell>
          <table:table-cell office:value-type="float" office:value="5.487805">
            <text:p>5.487805</text:p>
          </table:table-cell>
          <table:table-cell office:value-type="float" office:value="10.169688">
            <text:p>10.169688</text:p>
          </table:table-cell>
          <table:table-cell office:value-type="float" office:value="2.76862">
            <text:p>2.76862</text:p>
          </table:table-cell>
          <table:table-cell office:value-type="float" office:value="7.665254">
            <text:p>7.6652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72">
            <text:p>2007272</text:p>
          </table:table-cell>
          <table:table-cell table:formula="of:=[.A193]/1000" office:value-type="float" office:value="2007.272">
            <text:p>2007</text:p>
          </table:table-cell>
          <table:table-cell table:formula="of:=[.A193]-INT([.B193])*1000" office:value-type="float" office:value="272">
            <text:p>272</text:p>
          </table:table-cell>
          <table:table-cell table:formula="of:=CONCATENATE(INT([.B193]);&quot;-&quot;;[.C193])" office:value-type="string" office:string-value="2007-272">
            <text:p>2007-27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73">
            <text:p>2007273</text:p>
          </table:table-cell>
          <table:table-cell table:formula="of:=[.A194]/1000" office:value-type="float" office:value="2007.273">
            <text:p>2007</text:p>
          </table:table-cell>
          <table:table-cell table:formula="of:=[.A194]-INT([.B194])*1000" office:value-type="float" office:value="273">
            <text:p>273</text:p>
          </table:table-cell>
          <table:table-cell table:formula="of:=CONCATENATE(INT([.B194]);&quot;-&quot;;[.C194])" office:value-type="string" office:string-value="2007-273">
            <text:p>2007-273</text:p>
          </table:table-cell>
          <table:table-cell office:value-type="float" office:value="499">
            <text:p>499</text:p>
          </table:table-cell>
          <table:table-cell office:value-type="float" office:value="3537.381836">
            <text:p>3537.381836</text:p>
          </table:table-cell>
          <table:table-cell office:value-type="float" office:value="4.713645">
            <text:p>4.713645</text:p>
          </table:table-cell>
          <table:table-cell office:value-type="float" office:value="8.907923">
            <text:p>8.907923</text:p>
          </table:table-cell>
          <table:table-cell office:value-type="float" office:value="2.662507">
            <text:p>2.662507</text:p>
          </table:table-cell>
          <table:table-cell office:value-type="float" office:value="7.088942">
            <text:p>7.08894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74">
            <text:p>2007274</text:p>
          </table:table-cell>
          <table:table-cell table:formula="of:=[.A195]/1000" office:value-type="float" office:value="2007.274">
            <text:p>2007</text:p>
          </table:table-cell>
          <table:table-cell table:formula="of:=[.A195]-INT([.B195])*1000" office:value-type="float" office:value="274">
            <text:p>274</text:p>
          </table:table-cell>
          <table:table-cell table:formula="of:=CONCATENATE(INT([.B195]);&quot;-&quot;;[.C195])" office:value-type="string" office:string-value="2007-274">
            <text:p>2007-274</text:p>
          </table:table-cell>
          <table:table-cell office:value-type="float" office:value="115">
            <text:p>115</text:p>
          </table:table-cell>
          <table:table-cell office:value-type="float" office:value="795.319397">
            <text:p>795.319397</text:p>
          </table:table-cell>
          <table:table-cell office:value-type="float" office:value="6.43077">
            <text:p>6.43077</text:p>
          </table:table-cell>
          <table:table-cell office:value-type="float" office:value="7.619074">
            <text:p>7.619074</text:p>
          </table:table-cell>
          <table:table-cell office:value-type="float" office:value="2.629795">
            <text:p>2.629795</text:p>
          </table:table-cell>
          <table:table-cell office:value-type="float" office:value="6.915821">
            <text:p>6.9158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75">
            <text:p>2007275</text:p>
          </table:table-cell>
          <table:table-cell table:formula="of:=[.A196]/1000" office:value-type="float" office:value="2007.275">
            <text:p>2007</text:p>
          </table:table-cell>
          <table:table-cell table:formula="of:=[.A196]-INT([.B196])*1000" office:value-type="float" office:value="275">
            <text:p>275</text:p>
          </table:table-cell>
          <table:table-cell table:formula="of:=CONCATENATE(INT([.B196]);&quot;-&quot;;[.C196])" office:value-type="string" office:string-value="2007-275">
            <text:p>2007-275</text:p>
          </table:table-cell>
          <table:table-cell office:value-type="float" office:value="599">
            <text:p>599</text:p>
          </table:table-cell>
          <table:table-cell office:value-type="float" office:value="3816.011963">
            <text:p>3816.011963</text:p>
          </table:table-cell>
          <table:table-cell office:value-type="float" office:value="3.662091">
            <text:p>3.662091</text:p>
          </table:table-cell>
          <table:table-cell office:value-type="float" office:value="8.530645">
            <text:p>8.530645</text:p>
          </table:table-cell>
          <table:table-cell office:value-type="float" office:value="2.524012">
            <text:p>2.524012</text:p>
          </table:table-cell>
          <table:table-cell office:value-type="float" office:value="6.370638">
            <text:p>6.3706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76">
            <text:p>2007276</text:p>
          </table:table-cell>
          <table:table-cell table:formula="of:=[.A197]/1000" office:value-type="float" office:value="2007.276">
            <text:p>2007</text:p>
          </table:table-cell>
          <table:table-cell table:formula="of:=[.A197]-INT([.B197])*1000" office:value-type="float" office:value="276">
            <text:p>276</text:p>
          </table:table-cell>
          <table:table-cell table:formula="of:=CONCATENATE(INT([.B197]);&quot;-&quot;;[.C197])" office:value-type="string" office:string-value="2007-276">
            <text:p>2007-276</text:p>
          </table:table-cell>
          <table:table-cell office:value-type="float" office:value="599">
            <text:p>599</text:p>
          </table:table-cell>
          <table:table-cell office:value-type="float" office:value="4169.367188">
            <text:p>4169.367188</text:p>
          </table:table-cell>
          <table:table-cell office:value-type="float" office:value="4.557661">
            <text:p>4.557661</text:p>
          </table:table-cell>
          <table:table-cell office:value-type="float" office:value="8.758383">
            <text:p>8.758383</text:p>
          </table:table-cell>
          <table:table-cell office:value-type="float" office:value="2.638285">
            <text:p>2.638285</text:p>
          </table:table-cell>
          <table:table-cell office:value-type="float" office:value="6.960546">
            <text:p>6.9605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77">
            <text:p>2007277</text:p>
          </table:table-cell>
          <table:table-cell table:formula="of:=[.A198]/1000" office:value-type="float" office:value="2007.277">
            <text:p>2007</text:p>
          </table:table-cell>
          <table:table-cell table:formula="of:=[.A198]-INT([.B198])*1000" office:value-type="float" office:value="277">
            <text:p>277</text:p>
          </table:table-cell>
          <table:table-cell table:formula="of:=CONCATENATE(INT([.B198]);&quot;-&quot;;[.C198])" office:value-type="string" office:string-value="2007-277">
            <text:p>2007-277</text:p>
          </table:table-cell>
          <table:table-cell office:value-type="float" office:value="599">
            <text:p>599</text:p>
          </table:table-cell>
          <table:table-cell office:value-type="float" office:value="4071.746338">
            <text:p>4071.746338</text:p>
          </table:table-cell>
          <table:table-cell office:value-type="float" office:value="4.300856">
            <text:p>4.300856</text:p>
          </table:table-cell>
          <table:table-cell office:value-type="float" office:value="9.381032">
            <text:p>9.381032</text:p>
          </table:table-cell>
          <table:table-cell office:value-type="float" office:value="2.607216">
            <text:p>2.607216</text:p>
          </table:table-cell>
          <table:table-cell office:value-type="float" office:value="6.797573">
            <text:p>6.7975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78">
            <text:p>2007278</text:p>
          </table:table-cell>
          <table:table-cell table:formula="of:=[.A199]/1000" office:value-type="float" office:value="2007.278">
            <text:p>2007</text:p>
          </table:table-cell>
          <table:table-cell table:formula="of:=[.A199]-INT([.B199])*1000" office:value-type="float" office:value="278">
            <text:p>278</text:p>
          </table:table-cell>
          <table:table-cell table:formula="of:=CONCATENATE(INT([.B199]);&quot;-&quot;;[.C199])" office:value-type="string" office:string-value="2007-278">
            <text:p>2007-278</text:p>
          </table:table-cell>
          <table:table-cell office:value-type="float" office:value="411">
            <text:p>411</text:p>
          </table:table-cell>
          <table:table-cell office:value-type="float" office:value="3147.495605">
            <text:p>3147.495605</text:p>
          </table:table-cell>
          <table:table-cell office:value-type="float" office:value="5.838514">
            <text:p>5.838514</text:p>
          </table:table-cell>
          <table:table-cell office:value-type="float" office:value="9.901047">
            <text:p>9.901047</text:p>
          </table:table-cell>
          <table:table-cell office:value-type="float" office:value="2.767334">
            <text:p>2.767334</text:p>
          </table:table-cell>
          <table:table-cell office:value-type="float" office:value="7.65814">
            <text:p>7.658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79">
            <text:p>2007279</text:p>
          </table:table-cell>
          <table:table-cell table:formula="of:=[.A200]/1000" office:value-type="float" office:value="2007.279">
            <text:p>2007</text:p>
          </table:table-cell>
          <table:table-cell table:formula="of:=[.A200]-INT([.B200])*1000" office:value-type="float" office:value="279">
            <text:p>279</text:p>
          </table:table-cell>
          <table:table-cell table:formula="of:=CONCATENATE(INT([.B200]);&quot;-&quot;;[.C200])" office:value-type="string" office:string-value="2007-279">
            <text:p>2007-27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80">
            <text:p>2007280</text:p>
          </table:table-cell>
          <table:table-cell table:formula="of:=[.A201]/1000" office:value-type="float" office:value="2007.28">
            <text:p>2007</text:p>
          </table:table-cell>
          <table:table-cell table:formula="of:=[.A201]-INT([.B201])*1000" office:value-type="float" office:value="280">
            <text:p>280</text:p>
          </table:table-cell>
          <table:table-cell table:formula="of:=CONCATENATE(INT([.B201]);&quot;-&quot;;[.C201])" office:value-type="string" office:string-value="2007-280">
            <text:p>2007-280</text:p>
          </table:table-cell>
          <table:table-cell office:value-type="float" office:value="599">
            <text:p>599</text:p>
          </table:table-cell>
          <table:table-cell office:value-type="float" office:value="4029.118408">
            <text:p>4029.118408</text:p>
          </table:table-cell>
          <table:table-cell office:value-type="float" office:value="3.780052">
            <text:p>3.780052</text:p>
          </table:table-cell>
          <table:table-cell office:value-type="float" office:value="8.806881">
            <text:p>8.806881</text:p>
          </table:table-cell>
          <table:table-cell office:value-type="float" office:value="2.593532">
            <text:p>2.593532</text:p>
          </table:table-cell>
          <table:table-cell office:value-type="float" office:value="6.726408">
            <text:p>6.72640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81">
            <text:p>2007281</text:p>
          </table:table-cell>
          <table:table-cell table:formula="of:=[.A202]/1000" office:value-type="float" office:value="2007.281">
            <text:p>2007</text:p>
          </table:table-cell>
          <table:table-cell table:formula="of:=[.A202]-INT([.B202])*1000" office:value-type="float" office:value="281">
            <text:p>281</text:p>
          </table:table-cell>
          <table:table-cell table:formula="of:=CONCATENATE(INT([.B202]);&quot;-&quot;;[.C202])" office:value-type="string" office:string-value="2007-281">
            <text:p>2007-28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82">
            <text:p>2007282</text:p>
          </table:table-cell>
          <table:table-cell table:formula="of:=[.A203]/1000" office:value-type="float" office:value="2007.282">
            <text:p>2007</text:p>
          </table:table-cell>
          <table:table-cell table:formula="of:=[.A203]-INT([.B203])*1000" office:value-type="float" office:value="282">
            <text:p>282</text:p>
          </table:table-cell>
          <table:table-cell table:formula="of:=CONCATENATE(INT([.B203]);&quot;-&quot;;[.C203])" office:value-type="string" office:string-value="2007-282">
            <text:p>2007-282</text:p>
          </table:table-cell>
          <table:table-cell office:value-type="float" office:value="599">
            <text:p>599</text:p>
          </table:table-cell>
          <table:table-cell office:value-type="float" office:value="3807.54834">
            <text:p>3807.54834</text:p>
          </table:table-cell>
          <table:table-cell office:value-type="float" office:value="3.591405">
            <text:p>3.591405</text:p>
          </table:table-cell>
          <table:table-cell office:value-type="float" office:value="8.604658">
            <text:p>8.604658</text:p>
          </table:table-cell>
          <table:table-cell office:value-type="float" office:value="2.521212">
            <text:p>2.521212</text:p>
          </table:table-cell>
          <table:table-cell office:value-type="float" office:value="6.356508">
            <text:p>6.35650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83">
            <text:p>2007283</text:p>
          </table:table-cell>
          <table:table-cell table:formula="of:=[.A204]/1000" office:value-type="float" office:value="2007.283">
            <text:p>2007</text:p>
          </table:table-cell>
          <table:table-cell table:formula="of:=[.A204]-INT([.B204])*1000" office:value-type="float" office:value="283">
            <text:p>283</text:p>
          </table:table-cell>
          <table:table-cell table:formula="of:=CONCATENATE(INT([.B204]);&quot;-&quot;;[.C204])" office:value-type="string" office:string-value="2007-283">
            <text:p>2007-283</text:p>
          </table:table-cell>
          <table:table-cell office:value-type="float" office:value="39">
            <text:p>39</text:p>
          </table:table-cell>
          <table:table-cell office:value-type="float" office:value="299.620331">
            <text:p>299.620331</text:p>
          </table:table-cell>
          <table:table-cell office:value-type="float" office:value="6.108042">
            <text:p>6.108042</text:p>
          </table:table-cell>
          <table:table-cell office:value-type="float" office:value="8.527271">
            <text:p>8.527271</text:p>
          </table:table-cell>
          <table:table-cell office:value-type="float" office:value="2.771745">
            <text:p>2.771745</text:p>
          </table:table-cell>
          <table:table-cell office:value-type="float" office:value="7.682572">
            <text:p>7.6825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84">
            <text:p>2007284</text:p>
          </table:table-cell>
          <table:table-cell table:formula="of:=[.A205]/1000" office:value-type="float" office:value="2007.284">
            <text:p>2007</text:p>
          </table:table-cell>
          <table:table-cell table:formula="of:=[.A205]-INT([.B205])*1000" office:value-type="float" office:value="284">
            <text:p>284</text:p>
          </table:table-cell>
          <table:table-cell table:formula="of:=CONCATENATE(INT([.B205]);&quot;-&quot;;[.C205])" office:value-type="string" office:string-value="2007-284">
            <text:p>2007-284</text:p>
          </table:table-cell>
          <table:table-cell office:value-type="float" office:value="535">
            <text:p>535</text:p>
          </table:table-cell>
          <table:table-cell office:value-type="float" office:value="2837.554932">
            <text:p>2837.554932</text:p>
          </table:table-cell>
          <table:table-cell office:value-type="float" office:value="0.905077">
            <text:p>0.905077</text:p>
          </table:table-cell>
          <table:table-cell office:value-type="float" office:value="9.055699">
            <text:p>9.055699</text:p>
          </table:table-cell>
          <table:table-cell office:value-type="float" office:value="2.303007">
            <text:p>2.303007</text:p>
          </table:table-cell>
          <table:table-cell office:value-type="float" office:value="5.303841">
            <text:p>5.3038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85">
            <text:p>2007285</text:p>
          </table:table-cell>
          <table:table-cell table:formula="of:=[.A206]/1000" office:value-type="float" office:value="2007.285">
            <text:p>2007</text:p>
          </table:table-cell>
          <table:table-cell table:formula="of:=[.A206]-INT([.B206])*1000" office:value-type="float" office:value="285">
            <text:p>285</text:p>
          </table:table-cell>
          <table:table-cell table:formula="of:=CONCATENATE(INT([.B206]);&quot;-&quot;;[.C206])" office:value-type="string" office:string-value="2007-285">
            <text:p>2007-285</text:p>
          </table:table-cell>
          <table:table-cell office:value-type="float" office:value="573">
            <text:p>573</text:p>
          </table:table-cell>
          <table:table-cell office:value-type="float" office:value="4146.284668">
            <text:p>4146.284668</text:p>
          </table:table-cell>
          <table:table-cell office:value-type="float" office:value="4.663187">
            <text:p>4.663187</text:p>
          </table:table-cell>
          <table:table-cell office:value-type="float" office:value="9.495146">
            <text:p>9.495146</text:p>
          </table:table-cell>
          <table:table-cell office:value-type="float" office:value="2.69">
            <text:p>2.69</text:p>
          </table:table-cell>
          <table:table-cell office:value-type="float" office:value="7.236099">
            <text:p>7.2360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86">
            <text:p>2007286</text:p>
          </table:table-cell>
          <table:table-cell table:formula="of:=[.A207]/1000" office:value-type="float" office:value="2007.286">
            <text:p>2007</text:p>
          </table:table-cell>
          <table:table-cell table:formula="of:=[.A207]-INT([.B207])*1000" office:value-type="float" office:value="286">
            <text:p>286</text:p>
          </table:table-cell>
          <table:table-cell table:formula="of:=CONCATENATE(INT([.B207]);&quot;-&quot;;[.C207])" office:value-type="string" office:string-value="2007-286">
            <text:p>2007-286</text:p>
          </table:table-cell>
          <table:table-cell office:value-type="float" office:value="530">
            <text:p>530</text:p>
          </table:table-cell>
          <table:table-cell office:value-type="float" office:value="3268.91626">
            <text:p>3268.91626</text:p>
          </table:table-cell>
          <table:table-cell office:value-type="float" office:value="1.903548">
            <text:p>1.903548</text:p>
          </table:table-cell>
          <table:table-cell office:value-type="float" office:value="7.994864">
            <text:p>7.994864</text:p>
          </table:table-cell>
          <table:table-cell office:value-type="float" office:value="2.483499">
            <text:p>2.483499</text:p>
          </table:table-cell>
          <table:table-cell office:value-type="float" office:value="6.167767">
            <text:p>6.1677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87">
            <text:p>2007287</text:p>
          </table:table-cell>
          <table:table-cell table:formula="of:=[.A208]/1000" office:value-type="float" office:value="2007.287">
            <text:p>2007</text:p>
          </table:table-cell>
          <table:table-cell table:formula="of:=[.A208]-INT([.B208])*1000" office:value-type="float" office:value="287">
            <text:p>287</text:p>
          </table:table-cell>
          <table:table-cell table:formula="of:=CONCATENATE(INT([.B208]);&quot;-&quot;;[.C208])" office:value-type="string" office:string-value="2007-287">
            <text:p>2007-287</text:p>
          </table:table-cell>
          <table:table-cell office:value-type="float" office:value="599">
            <text:p>599</text:p>
          </table:table-cell>
          <table:table-cell office:value-type="float" office:value="3961.303467">
            <text:p>3961.303467</text:p>
          </table:table-cell>
          <table:table-cell office:value-type="float" office:value="3.439095">
            <text:p>3.439095</text:p>
          </table:table-cell>
          <table:table-cell office:value-type="float" office:value="8.825994">
            <text:p>8.825994</text:p>
          </table:table-cell>
          <table:table-cell office:value-type="float" office:value="2.571613">
            <text:p>2.571613</text:p>
          </table:table-cell>
          <table:table-cell office:value-type="float" office:value="6.613194">
            <text:p>6.6131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88">
            <text:p>2007288</text:p>
          </table:table-cell>
          <table:table-cell table:formula="of:=[.A209]/1000" office:value-type="float" office:value="2007.288">
            <text:p>2007</text:p>
          </table:table-cell>
          <table:table-cell table:formula="of:=[.A209]-INT([.B209])*1000" office:value-type="float" office:value="288">
            <text:p>288</text:p>
          </table:table-cell>
          <table:table-cell table:formula="of:=CONCATENATE(INT([.B209]);&quot;-&quot;;[.C209])" office:value-type="string" office:string-value="2007-288">
            <text:p>2007-28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89">
            <text:p>2007289</text:p>
          </table:table-cell>
          <table:table-cell table:formula="of:=[.A210]/1000" office:value-type="float" office:value="2007.289">
            <text:p>2007</text:p>
          </table:table-cell>
          <table:table-cell table:formula="of:=[.A210]-INT([.B210])*1000" office:value-type="float" office:value="289">
            <text:p>289</text:p>
          </table:table-cell>
          <table:table-cell table:formula="of:=CONCATENATE(INT([.B210]);&quot;-&quot;;[.C210])" office:value-type="string" office:string-value="2007-289">
            <text:p>2007-289</text:p>
          </table:table-cell>
          <table:table-cell office:value-type="float" office:value="599">
            <text:p>599</text:p>
          </table:table-cell>
          <table:table-cell office:value-type="float" office:value="4475.268555">
            <text:p>4475.268555</text:p>
          </table:table-cell>
          <table:table-cell office:value-type="float" office:value="5.36054">
            <text:p>5.36054</text:p>
          </table:table-cell>
          <table:table-cell office:value-type="float" office:value="9.098784">
            <text:p>9.098784</text:p>
          </table:table-cell>
          <table:table-cell office:value-type="float" office:value="2.733356">
            <text:p>2.733356</text:p>
          </table:table-cell>
          <table:table-cell office:value-type="float" office:value="7.471233">
            <text:p>7.4712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90">
            <text:p>2007290</text:p>
          </table:table-cell>
          <table:table-cell table:formula="of:=[.A211]/1000" office:value-type="float" office:value="2007.29">
            <text:p>2007</text:p>
          </table:table-cell>
          <table:table-cell table:formula="of:=[.A211]-INT([.B211])*1000" office:value-type="float" office:value="290">
            <text:p>290</text:p>
          </table:table-cell>
          <table:table-cell table:formula="of:=CONCATENATE(INT([.B211]);&quot;-&quot;;[.C211])" office:value-type="string" office:string-value="2007-290">
            <text:p>2007-290</text:p>
          </table:table-cell>
          <table:table-cell office:value-type="float" office:value="124">
            <text:p>124</text:p>
          </table:table-cell>
          <table:table-cell office:value-type="float" office:value="955.152344">
            <text:p>955.152344</text:p>
          </table:table-cell>
          <table:table-cell office:value-type="float" office:value="6.997901">
            <text:p>6.997901</text:p>
          </table:table-cell>
          <table:table-cell office:value-type="float" office:value="8.572309">
            <text:p>8.572309</text:p>
          </table:table-cell>
          <table:table-cell office:value-type="float" office:value="2.775399">
            <text:p>2.775399</text:p>
          </table:table-cell>
          <table:table-cell office:value-type="float" office:value="7.702841">
            <text:p>7.7028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91">
            <text:p>2007291</text:p>
          </table:table-cell>
          <table:table-cell table:formula="of:=[.A212]/1000" office:value-type="float" office:value="2007.291">
            <text:p>2007</text:p>
          </table:table-cell>
          <table:table-cell table:formula="of:=[.A212]-INT([.B212])*1000" office:value-type="float" office:value="291">
            <text:p>291</text:p>
          </table:table-cell>
          <table:table-cell table:formula="of:=CONCATENATE(INT([.B212]);&quot;-&quot;;[.C212])" office:value-type="string" office:string-value="2007-291">
            <text:p>2007-291</text:p>
          </table:table-cell>
          <table:table-cell office:value-type="float" office:value="599">
            <text:p>599</text:p>
          </table:table-cell>
          <table:table-cell office:value-type="float" office:value="4262.506348">
            <text:p>4262.506348</text:p>
          </table:table-cell>
          <table:table-cell office:value-type="float" office:value="4.779071">
            <text:p>4.779071</text:p>
          </table:table-cell>
          <table:table-cell office:value-type="float" office:value="8.979458">
            <text:p>8.979458</text:p>
          </table:table-cell>
          <table:table-cell office:value-type="float" office:value="2.66759">
            <text:p>2.66759</text:p>
          </table:table-cell>
          <table:table-cell office:value-type="float" office:value="7.116037">
            <text:p>7.1160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92">
            <text:p>2007292</text:p>
          </table:table-cell>
          <table:table-cell table:formula="of:=[.A213]/1000" office:value-type="float" office:value="2007.292">
            <text:p>2007</text:p>
          </table:table-cell>
          <table:table-cell table:formula="of:=[.A213]-INT([.B213])*1000" office:value-type="float" office:value="292">
            <text:p>292</text:p>
          </table:table-cell>
          <table:table-cell table:formula="of:=CONCATENATE(INT([.B213]);&quot;-&quot;;[.C213])" office:value-type="string" office:string-value="2007-292">
            <text:p>2007-292</text:p>
          </table:table-cell>
          <table:table-cell office:value-type="float" office:value="598">
            <text:p>598</text:p>
          </table:table-cell>
          <table:table-cell office:value-type="float" office:value="2922.723633">
            <text:p>2922.723633</text:p>
          </table:table-cell>
          <table:table-cell office:value-type="float" office:value="1.331714">
            <text:p>1.331714</text:p>
          </table:table-cell>
          <table:table-cell office:value-type="float" office:value="6.682854">
            <text:p>6.682854</text:p>
          </table:table-cell>
          <table:table-cell office:value-type="float" office:value="2.210769">
            <text:p>2.210769</text:p>
          </table:table-cell>
          <table:table-cell office:value-type="float" office:value="4.887498">
            <text:p>4.8874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93">
            <text:p>2007293</text:p>
          </table:table-cell>
          <table:table-cell table:formula="of:=[.A214]/1000" office:value-type="float" office:value="2007.293">
            <text:p>2007</text:p>
          </table:table-cell>
          <table:table-cell table:formula="of:=[.A214]-INT([.B214])*1000" office:value-type="float" office:value="293">
            <text:p>293</text:p>
          </table:table-cell>
          <table:table-cell table:formula="of:=CONCATENATE(INT([.B214]);&quot;-&quot;;[.C214])" office:value-type="string" office:string-value="2007-293">
            <text:p>2007-293</text:p>
          </table:table-cell>
          <table:table-cell office:value-type="float" office:value="599">
            <text:p>599</text:p>
          </table:table-cell>
          <table:table-cell office:value-type="float" office:value="3460.781494">
            <text:p>3460.781494</text:p>
          </table:table-cell>
          <table:table-cell office:value-type="float" office:value="2.495042">
            <text:p>2.495042</text:p>
          </table:table-cell>
          <table:table-cell office:value-type="float" office:value="8.193375">
            <text:p>8.193375</text:p>
          </table:table-cell>
          <table:table-cell office:value-type="float" office:value="2.403664">
            <text:p>2.403664</text:p>
          </table:table-cell>
          <table:table-cell office:value-type="float" office:value="5.777598">
            <text:p>5.7775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94">
            <text:p>2007294</text:p>
          </table:table-cell>
          <table:table-cell table:formula="of:=[.A215]/1000" office:value-type="float" office:value="2007.294">
            <text:p>2007</text:p>
          </table:table-cell>
          <table:table-cell table:formula="of:=[.A215]-INT([.B215])*1000" office:value-type="float" office:value="294">
            <text:p>294</text:p>
          </table:table-cell>
          <table:table-cell table:formula="of:=CONCATENATE(INT([.B215]);&quot;-&quot;;[.C215])" office:value-type="string" office:string-value="2007-294">
            <text:p>2007-294</text:p>
          </table:table-cell>
          <table:table-cell office:value-type="float" office:value="599">
            <text:p>599</text:p>
          </table:table-cell>
          <table:table-cell office:value-type="float" office:value="3437.901611">
            <text:p>3437.901611</text:p>
          </table:table-cell>
          <table:table-cell office:value-type="float" office:value="2.413264">
            <text:p>2.413264</text:p>
          </table:table-cell>
          <table:table-cell office:value-type="float" office:value="7.708283">
            <text:p>7.708283</text:p>
          </table:table-cell>
          <table:table-cell office:value-type="float" office:value="2.395705">
            <text:p>2.395705</text:p>
          </table:table-cell>
          <table:table-cell office:value-type="float" office:value="5.739402">
            <text:p>5.7394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95">
            <text:p>2007295</text:p>
          </table:table-cell>
          <table:table-cell table:formula="of:=[.A216]/1000" office:value-type="float" office:value="2007.295">
            <text:p>2007</text:p>
          </table:table-cell>
          <table:table-cell table:formula="of:=[.A216]-INT([.B216])*1000" office:value-type="float" office:value="295">
            <text:p>295</text:p>
          </table:table-cell>
          <table:table-cell table:formula="of:=CONCATENATE(INT([.B216]);&quot;-&quot;;[.C216])" office:value-type="string" office:string-value="2007-295">
            <text:p>2007-29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96">
            <text:p>2007296</text:p>
          </table:table-cell>
          <table:table-cell table:formula="of:=[.A217]/1000" office:value-type="float" office:value="2007.296">
            <text:p>2007</text:p>
          </table:table-cell>
          <table:table-cell table:formula="of:=[.A217]-INT([.B217])*1000" office:value-type="float" office:value="296">
            <text:p>296</text:p>
          </table:table-cell>
          <table:table-cell table:formula="of:=CONCATENATE(INT([.B217]);&quot;-&quot;;[.C217])" office:value-type="string" office:string-value="2007-296">
            <text:p>2007-29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97">
            <text:p>2007297</text:p>
          </table:table-cell>
          <table:table-cell table:formula="of:=[.A218]/1000" office:value-type="float" office:value="2007.297">
            <text:p>2007</text:p>
          </table:table-cell>
          <table:table-cell table:formula="of:=[.A218]-INT([.B218])*1000" office:value-type="float" office:value="297">
            <text:p>297</text:p>
          </table:table-cell>
          <table:table-cell table:formula="of:=CONCATENATE(INT([.B218]);&quot;-&quot;;[.C218])" office:value-type="string" office:string-value="2007-297">
            <text:p>2007-29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98">
            <text:p>2007298</text:p>
          </table:table-cell>
          <table:table-cell table:formula="of:=[.A219]/1000" office:value-type="float" office:value="2007.298">
            <text:p>2007</text:p>
          </table:table-cell>
          <table:table-cell table:formula="of:=[.A219]-INT([.B219])*1000" office:value-type="float" office:value="298">
            <text:p>298</text:p>
          </table:table-cell>
          <table:table-cell table:formula="of:=CONCATENATE(INT([.B219]);&quot;-&quot;;[.C219])" office:value-type="string" office:string-value="2007-298">
            <text:p>2007-29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99">
            <text:p>2007299</text:p>
          </table:table-cell>
          <table:table-cell table:formula="of:=[.A220]/1000" office:value-type="float" office:value="2007.299">
            <text:p>2007</text:p>
          </table:table-cell>
          <table:table-cell table:formula="of:=[.A220]-INT([.B220])*1000" office:value-type="float" office:value="299">
            <text:p>299</text:p>
          </table:table-cell>
          <table:table-cell table:formula="of:=CONCATENATE(INT([.B220]);&quot;-&quot;;[.C220])" office:value-type="string" office:string-value="2007-299">
            <text:p>2007-29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00">
            <text:p>2007300</text:p>
          </table:table-cell>
          <table:table-cell table:formula="of:=[.A221]/1000" office:value-type="float" office:value="2007.3">
            <text:p>2007</text:p>
          </table:table-cell>
          <table:table-cell table:formula="of:=[.A221]-INT([.B221])*1000" office:value-type="float" office:value="300">
            <text:p>300</text:p>
          </table:table-cell>
          <table:table-cell table:formula="of:=CONCATENATE(INT([.B221]);&quot;-&quot;;[.C221])" office:value-type="string" office:string-value="2007-300">
            <text:p>2007-300</text:p>
          </table:table-cell>
          <table:table-cell office:value-type="float" office:value="599">
            <text:p>599</text:p>
          </table:table-cell>
          <table:table-cell office:value-type="float" office:value="4418.921387">
            <text:p>4418.921387</text:p>
          </table:table-cell>
          <table:table-cell office:value-type="float" office:value="4.351522">
            <text:p>4.351522</text:p>
          </table:table-cell>
          <table:table-cell office:value-type="float" office:value="9.422039">
            <text:p>9.422039</text:p>
          </table:table-cell>
          <table:table-cell office:value-type="float" office:value="2.716094">
            <text:p>2.716094</text:p>
          </table:table-cell>
          <table:table-cell office:value-type="float" office:value="7.377164">
            <text:p>7.37716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07301">
            <text:p>2007301</text:p>
          </table:table-cell>
          <table:table-cell table:formula="of:=[.A222]/1000" office:value-type="float" office:value="2007.301">
            <text:p>2007</text:p>
          </table:table-cell>
          <table:table-cell table:formula="of:=[.A222]-INT([.B222])*1000" office:value-type="float" office:value="301">
            <text:p>301</text:p>
          </table:table-cell>
          <table:table-cell table:formula="of:=CONCATENATE(INT([.B222]);&quot;-&quot;;[.C222])" office:value-type="string" office:string-value="2007-301">
            <text:p>2007-30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02">
            <text:p>2007302</text:p>
          </table:table-cell>
          <table:table-cell table:formula="of:=[.A223]/1000" office:value-type="float" office:value="2007.302">
            <text:p>2007</text:p>
          </table:table-cell>
          <table:table-cell table:formula="of:=[.A223]-INT([.B223])*1000" office:value-type="float" office:value="302">
            <text:p>302</text:p>
          </table:table-cell>
          <table:table-cell table:formula="of:=CONCATENATE(INT([.B223]);&quot;-&quot;;[.C223])" office:value-type="string" office:string-value="2007-302">
            <text:p>2007-302</text:p>
          </table:table-cell>
          <table:table-cell office:value-type="float" office:value="599">
            <text:p>599</text:p>
          </table:table-cell>
          <table:table-cell office:value-type="float" office:value="4404.333496">
            <text:p>4404.333496</text:p>
          </table:table-cell>
          <table:table-cell office:value-type="float" office:value="5.202065">
            <text:p>5.202065</text:p>
          </table:table-cell>
          <table:table-cell office:value-type="float" office:value="9.23597">
            <text:p>9.23597</text:p>
          </table:table-cell>
          <table:table-cell office:value-type="float" office:value="2.711607">
            <text:p>2.711607</text:p>
          </table:table-cell>
          <table:table-cell office:value-type="float" office:value="7.35281">
            <text:p>7.352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03">
            <text:p>2007303</text:p>
          </table:table-cell>
          <table:table-cell table:formula="of:=[.A224]/1000" office:value-type="float" office:value="2007.303">
            <text:p>2007</text:p>
          </table:table-cell>
          <table:table-cell table:formula="of:=[.A224]-INT([.B224])*1000" office:value-type="float" office:value="303">
            <text:p>303</text:p>
          </table:table-cell>
          <table:table-cell table:formula="of:=CONCATENATE(INT([.B224]);&quot;-&quot;;[.C224])" office:value-type="string" office:string-value="2007-303">
            <text:p>2007-303</text:p>
          </table:table-cell>
          <table:table-cell office:value-type="float" office:value="599">
            <text:p>599</text:p>
          </table:table-cell>
          <table:table-cell office:value-type="float" office:value="4269.775391">
            <text:p>4269.775391</text:p>
          </table:table-cell>
          <table:table-cell office:value-type="float" office:value="4.106702">
            <text:p>4.106702</text:p>
          </table:table-cell>
          <table:table-cell office:value-type="float" office:value="8.903151">
            <text:p>8.903151</text:p>
          </table:table-cell>
          <table:table-cell office:value-type="float" office:value="2.669864">
            <text:p>2.669864</text:p>
          </table:table-cell>
          <table:table-cell office:value-type="float" office:value="7.128172">
            <text:p>7.1281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04">
            <text:p>2007304</text:p>
          </table:table-cell>
          <table:table-cell table:formula="of:=[.A225]/1000" office:value-type="float" office:value="2007.304">
            <text:p>2007</text:p>
          </table:table-cell>
          <table:table-cell table:formula="of:=[.A225]-INT([.B225])*1000" office:value-type="float" office:value="304">
            <text:p>304</text:p>
          </table:table-cell>
          <table:table-cell table:formula="of:=CONCATENATE(INT([.B225]);&quot;-&quot;;[.C225])" office:value-type="string" office:string-value="2007-304">
            <text:p>2007-30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05">
            <text:p>2007305</text:p>
          </table:table-cell>
          <table:table-cell table:formula="of:=[.A226]/1000" office:value-type="float" office:value="2007.305">
            <text:p>2007</text:p>
          </table:table-cell>
          <table:table-cell table:formula="of:=[.A226]-INT([.B226])*1000" office:value-type="float" office:value="305">
            <text:p>305</text:p>
          </table:table-cell>
          <table:table-cell table:formula="of:=CONCATENATE(INT([.B226]);&quot;-&quot;;[.C226])" office:value-type="string" office:string-value="2007-305">
            <text:p>2007-305</text:p>
          </table:table-cell>
          <table:table-cell office:value-type="float" office:value="586">
            <text:p>586</text:p>
          </table:table-cell>
          <table:table-cell office:value-type="float" office:value="4097.917969">
            <text:p>4097.917969</text:p>
          </table:table-cell>
          <table:table-cell office:value-type="float" office:value="4.355214">
            <text:p>4.355214</text:p>
          </table:table-cell>
          <table:table-cell office:value-type="float" office:value="8.778043">
            <text:p>8.778043</text:p>
          </table:table-cell>
          <table:table-cell office:value-type="float" office:value="2.644434">
            <text:p>2.644434</text:p>
          </table:table-cell>
          <table:table-cell office:value-type="float" office:value="6.993034">
            <text:p>6.9930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06">
            <text:p>2007306</text:p>
          </table:table-cell>
          <table:table-cell table:formula="of:=[.A227]/1000" office:value-type="float" office:value="2007.306">
            <text:p>2007</text:p>
          </table:table-cell>
          <table:table-cell table:formula="of:=[.A227]-INT([.B227])*1000" office:value-type="float" office:value="306">
            <text:p>306</text:p>
          </table:table-cell>
          <table:table-cell table:formula="of:=CONCATENATE(INT([.B227]);&quot;-&quot;;[.C227])" office:value-type="string" office:string-value="2007-306">
            <text:p>2007-30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07">
            <text:p>2007307</text:p>
          </table:table-cell>
          <table:table-cell table:formula="of:=[.A228]/1000" office:value-type="float" office:value="2007.307">
            <text:p>2007</text:p>
          </table:table-cell>
          <table:table-cell table:formula="of:=[.A228]-INT([.B228])*1000" office:value-type="float" office:value="307">
            <text:p>307</text:p>
          </table:table-cell>
          <table:table-cell table:formula="of:=CONCATENATE(INT([.B228]);&quot;-&quot;;[.C228])" office:value-type="string" office:string-value="2007-307">
            <text:p>2007-307</text:p>
          </table:table-cell>
          <table:table-cell office:value-type="float" office:value="1">
            <text:p>1</text:p>
          </table:table-cell>
          <table:table-cell table:number-columns-repeated="3" office:value-type="float" office:value="10.320477">
            <text:p>10.320477</text:p>
          </table:table-cell>
          <table:table-cell office:value-type="float" office:value="3.21255">
            <text:p>3.21255</text:p>
          </table:table-cell>
          <table:table-cell office:value-type="float" office:value="10.320477">
            <text:p>10.32047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08">
            <text:p>2007308</text:p>
          </table:table-cell>
          <table:table-cell table:formula="of:=[.A229]/1000" office:value-type="float" office:value="2007.308">
            <text:p>2007</text:p>
          </table:table-cell>
          <table:table-cell table:formula="of:=[.A229]-INT([.B229])*1000" office:value-type="float" office:value="308">
            <text:p>308</text:p>
          </table:table-cell>
          <table:table-cell table:formula="of:=CONCATENATE(INT([.B229]);&quot;-&quot;;[.C229])" office:value-type="string" office:string-value="2007-308">
            <text:p>2007-30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09">
            <text:p>2007309</text:p>
          </table:table-cell>
          <table:table-cell table:formula="of:=[.A230]/1000" office:value-type="float" office:value="2007.309">
            <text:p>2007</text:p>
          </table:table-cell>
          <table:table-cell table:formula="of:=[.A230]-INT([.B230])*1000" office:value-type="float" office:value="309">
            <text:p>309</text:p>
          </table:table-cell>
          <table:table-cell table:formula="of:=CONCATENATE(INT([.B230]);&quot;-&quot;;[.C230])" office:value-type="string" office:string-value="2007-309">
            <text:p>2007-309</text:p>
          </table:table-cell>
          <table:table-cell office:value-type="float" office:value="241">
            <text:p>241</text:p>
          </table:table-cell>
          <table:table-cell office:value-type="float" office:value="2233.285889">
            <text:p>2233.285889</text:p>
          </table:table-cell>
          <table:table-cell office:value-type="float" office:value="7.811509">
            <text:p>7.811509</text:p>
          </table:table-cell>
          <table:table-cell office:value-type="float" office:value="10.429568">
            <text:p>10.429568</text:p>
          </table:table-cell>
          <table:table-cell office:value-type="float" office:value="3.044133">
            <text:p>3.044133</text:p>
          </table:table-cell>
          <table:table-cell office:value-type="float" office:value="9.266747">
            <text:p>9.2667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10">
            <text:p>2007310</text:p>
          </table:table-cell>
          <table:table-cell table:formula="of:=[.A231]/1000" office:value-type="float" office:value="2007.31">
            <text:p>2007</text:p>
          </table:table-cell>
          <table:table-cell table:formula="of:=[.A231]-INT([.B231])*1000" office:value-type="float" office:value="310">
            <text:p>310</text:p>
          </table:table-cell>
          <table:table-cell table:formula="of:=CONCATENATE(INT([.B231]);&quot;-&quot;;[.C231])" office:value-type="string" office:string-value="2007-310">
            <text:p>2007-310</text:p>
          </table:table-cell>
          <table:table-cell office:value-type="float" office:value="380">
            <text:p>380</text:p>
          </table:table-cell>
          <table:table-cell office:value-type="float" office:value="2957.650391">
            <text:p>2957.650391</text:p>
          </table:table-cell>
          <table:table-cell office:value-type="float" office:value="5.604146">
            <text:p>5.604146</text:p>
          </table:table-cell>
          <table:table-cell office:value-type="float" office:value="10.459799">
            <text:p>10.459799</text:p>
          </table:table-cell>
          <table:table-cell office:value-type="float" office:value="2.789855">
            <text:p>2.789855</text:p>
          </table:table-cell>
          <table:table-cell office:value-type="float" office:value="7.78329">
            <text:p>7.783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11">
            <text:p>2007311</text:p>
          </table:table-cell>
          <table:table-cell table:formula="of:=[.A232]/1000" office:value-type="float" office:value="2007.311">
            <text:p>2007</text:p>
          </table:table-cell>
          <table:table-cell table:formula="of:=[.A232]-INT([.B232])*1000" office:value-type="float" office:value="311">
            <text:p>311</text:p>
          </table:table-cell>
          <table:table-cell table:formula="of:=CONCATENATE(INT([.B232]);&quot;-&quot;;[.C232])" office:value-type="string" office:string-value="2007-311">
            <text:p>2007-31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12">
            <text:p>2007312</text:p>
          </table:table-cell>
          <table:table-cell table:formula="of:=[.A233]/1000" office:value-type="float" office:value="2007.312">
            <text:p>2007</text:p>
          </table:table-cell>
          <table:table-cell table:formula="of:=[.A233]-INT([.B233])*1000" office:value-type="float" office:value="312">
            <text:p>312</text:p>
          </table:table-cell>
          <table:table-cell table:formula="of:=CONCATENATE(INT([.B233]);&quot;-&quot;;[.C233])" office:value-type="string" office:string-value="2007-312">
            <text:p>2007-312</text:p>
          </table:table-cell>
          <table:table-cell office:value-type="float" office:value="599">
            <text:p>599</text:p>
          </table:table-cell>
          <table:table-cell office:value-type="float" office:value="4414.257324">
            <text:p>4414.257324</text:p>
          </table:table-cell>
          <table:table-cell office:value-type="float" office:value="5.015809">
            <text:p>5.015809</text:p>
          </table:table-cell>
          <table:table-cell office:value-type="float" office:value="8.91879">
            <text:p>8.91879</text:p>
          </table:table-cell>
          <table:table-cell office:value-type="float" office:value="2.71466">
            <text:p>2.71466</text:p>
          </table:table-cell>
          <table:table-cell office:value-type="float" office:value="7.369378">
            <text:p>7.36937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13">
            <text:p>2007313</text:p>
          </table:table-cell>
          <table:table-cell table:formula="of:=[.A234]/1000" office:value-type="float" office:value="2007.313">
            <text:p>2007</text:p>
          </table:table-cell>
          <table:table-cell table:formula="of:=[.A234]-INT([.B234])*1000" office:value-type="float" office:value="313">
            <text:p>313</text:p>
          </table:table-cell>
          <table:table-cell table:formula="of:=CONCATENATE(INT([.B234]);&quot;-&quot;;[.C234])" office:value-type="string" office:string-value="2007-313">
            <text:p>2007-31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14">
            <text:p>2007314</text:p>
          </table:table-cell>
          <table:table-cell table:formula="of:=[.A235]/1000" office:value-type="float" office:value="2007.314">
            <text:p>2007</text:p>
          </table:table-cell>
          <table:table-cell table:formula="of:=[.A235]-INT([.B235])*1000" office:value-type="float" office:value="314">
            <text:p>314</text:p>
          </table:table-cell>
          <table:table-cell table:formula="of:=CONCATENATE(INT([.B235]);&quot;-&quot;;[.C235])" office:value-type="string" office:string-value="2007-314">
            <text:p>2007-314</text:p>
          </table:table-cell>
          <table:table-cell office:value-type="float" office:value="599">
            <text:p>599</text:p>
          </table:table-cell>
          <table:table-cell office:value-type="float" office:value="4514.554199">
            <text:p>4514.554199</text:p>
          </table:table-cell>
          <table:table-cell office:value-type="float" office:value="4.567643">
            <text:p>4.567643</text:p>
          </table:table-cell>
          <table:table-cell office:value-type="float" office:value="8.842214">
            <text:p>8.842214</text:p>
          </table:table-cell>
          <table:table-cell office:value-type="float" office:value="2.745327">
            <text:p>2.745327</text:p>
          </table:table-cell>
          <table:table-cell office:value-type="float" office:value="7.536819">
            <text:p>7.5368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15">
            <text:p>2007315</text:p>
          </table:table-cell>
          <table:table-cell table:formula="of:=[.A236]/1000" office:value-type="float" office:value="2007.315">
            <text:p>2007</text:p>
          </table:table-cell>
          <table:table-cell table:formula="of:=[.A236]-INT([.B236])*1000" office:value-type="float" office:value="315">
            <text:p>315</text:p>
          </table:table-cell>
          <table:table-cell table:formula="of:=CONCATENATE(INT([.B236]);&quot;-&quot;;[.C236])" office:value-type="string" office:string-value="2007-315">
            <text:p>2007-315</text:p>
          </table:table-cell>
          <table:table-cell office:value-type="float" office:value="598">
            <text:p>598</text:p>
          </table:table-cell>
          <table:table-cell office:value-type="float" office:value="4029.031982">
            <text:p>4029.031982</text:p>
          </table:table-cell>
          <table:table-cell office:value-type="float" office:value="3.218841">
            <text:p>3.218841</text:p>
          </table:table-cell>
          <table:table-cell office:value-type="float" office:value="8.405763">
            <text:p>8.405763</text:p>
          </table:table-cell>
          <table:table-cell office:value-type="float" office:value="2.595672">
            <text:p>2.595672</text:p>
          </table:table-cell>
          <table:table-cell office:value-type="float" office:value="6.737512">
            <text:p>6.7375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16">
            <text:p>2007316</text:p>
          </table:table-cell>
          <table:table-cell table:formula="of:=[.A237]/1000" office:value-type="float" office:value="2007.316">
            <text:p>2007</text:p>
          </table:table-cell>
          <table:table-cell table:formula="of:=[.A237]-INT([.B237])*1000" office:value-type="float" office:value="316">
            <text:p>316</text:p>
          </table:table-cell>
          <table:table-cell table:formula="of:=CONCATENATE(INT([.B237]);&quot;-&quot;;[.C237])" office:value-type="string" office:string-value="2007-316">
            <text:p>2007-316</text:p>
          </table:table-cell>
          <table:table-cell office:value-type="float" office:value="599">
            <text:p>599</text:p>
          </table:table-cell>
          <table:table-cell office:value-type="float" office:value="3339.93335">
            <text:p>3339.93335</text:p>
          </table:table-cell>
          <table:table-cell office:value-type="float" office:value="1.860088">
            <text:p>1.860088</text:p>
          </table:table-cell>
          <table:table-cell office:value-type="float" office:value="7.984764">
            <text:p>7.984764</text:p>
          </table:table-cell>
          <table:table-cell office:value-type="float" office:value="2.361324">
            <text:p>2.361324</text:p>
          </table:table-cell>
          <table:table-cell office:value-type="float" office:value="5.575849">
            <text:p>5.5758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18">
            <text:p>2007318</text:p>
          </table:table-cell>
          <table:table-cell table:formula="of:=[.A238]/1000" office:value-type="float" office:value="2007.318">
            <text:p>2007</text:p>
          </table:table-cell>
          <table:table-cell table:formula="of:=[.A238]-INT([.B238])*1000" office:value-type="float" office:value="318">
            <text:p>318</text:p>
          </table:table-cell>
          <table:table-cell table:formula="of:=CONCATENATE(INT([.B238]);&quot;-&quot;;[.C238])" office:value-type="string" office:string-value="2007-318">
            <text:p>2007-318</text:p>
          </table:table-cell>
          <table:table-cell office:value-type="float" office:value="595">
            <text:p>595</text:p>
          </table:table-cell>
          <table:table-cell office:value-type="float" office:value="4268.242188">
            <text:p>4268.242188</text:p>
          </table:table-cell>
          <table:table-cell office:value-type="float" office:value="4.510432">
            <text:p>4.510432</text:p>
          </table:table-cell>
          <table:table-cell office:value-type="float" office:value="9.153886">
            <text:p>9.153886</text:p>
          </table:table-cell>
          <table:table-cell office:value-type="float" office:value="2.678342">
            <text:p>2.678342</text:p>
          </table:table-cell>
          <table:table-cell office:value-type="float" office:value="7.173516">
            <text:p>7.1735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19">
            <text:p>2007319</text:p>
          </table:table-cell>
          <table:table-cell table:formula="of:=[.A239]/1000" office:value-type="float" office:value="2007.319">
            <text:p>2007</text:p>
          </table:table-cell>
          <table:table-cell table:formula="of:=[.A239]-INT([.B239])*1000" office:value-type="float" office:value="319">
            <text:p>319</text:p>
          </table:table-cell>
          <table:table-cell table:formula="of:=CONCATENATE(INT([.B239]);&quot;-&quot;;[.C239])" office:value-type="string" office:string-value="2007-319">
            <text:p>2007-319</text:p>
          </table:table-cell>
          <table:table-cell office:value-type="float" office:value="599">
            <text:p>599</text:p>
          </table:table-cell>
          <table:table-cell office:value-type="float" office:value="3107.537598">
            <text:p>3107.537598</text:p>
          </table:table-cell>
          <table:table-cell office:value-type="float" office:value="0.842674">
            <text:p>0.842674</text:p>
          </table:table-cell>
          <table:table-cell office:value-type="float" office:value="7.559125">
            <text:p>7.559125</text:p>
          </table:table-cell>
          <table:table-cell office:value-type="float" office:value="2.277691">
            <text:p>2.277691</text:p>
          </table:table-cell>
          <table:table-cell office:value-type="float" office:value="5.187876">
            <text:p>5.1878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20">
            <text:p>2007320</text:p>
          </table:table-cell>
          <table:table-cell table:formula="of:=[.A240]/1000" office:value-type="float" office:value="2007.32">
            <text:p>2007</text:p>
          </table:table-cell>
          <table:table-cell table:formula="of:=[.A240]-INT([.B240])*1000" office:value-type="float" office:value="320">
            <text:p>320</text:p>
          </table:table-cell>
          <table:table-cell table:formula="of:=CONCATENATE(INT([.B240]);&quot;-&quot;;[.C240])" office:value-type="string" office:string-value="2007-320">
            <text:p>2007-32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21">
            <text:p>2007321</text:p>
          </table:table-cell>
          <table:table-cell table:formula="of:=[.A241]/1000" office:value-type="float" office:value="2007.321">
            <text:p>2007</text:p>
          </table:table-cell>
          <table:table-cell table:formula="of:=[.A241]-INT([.B241])*1000" office:value-type="float" office:value="321">
            <text:p>321</text:p>
          </table:table-cell>
          <table:table-cell table:formula="of:=CONCATENATE(INT([.B241]);&quot;-&quot;;[.C241])" office:value-type="string" office:string-value="2007-321">
            <text:p>2007-321</text:p>
          </table:table-cell>
          <table:table-cell office:value-type="float" office:value="351">
            <text:p>351</text:p>
          </table:table-cell>
          <table:table-cell office:value-type="float" office:value="2908.994141">
            <text:p>2908.994141</text:p>
          </table:table-cell>
          <table:table-cell office:value-type="float" office:value="6.166377">
            <text:p>6.166377</text:p>
          </table:table-cell>
          <table:table-cell office:value-type="float" office:value="10.413672">
            <text:p>10.413672</text:p>
          </table:table-cell>
          <table:table-cell office:value-type="float" office:value="2.878842">
            <text:p>2.878842</text:p>
          </table:table-cell>
          <table:table-cell office:value-type="float" office:value="8.287732">
            <text:p>8.28773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22">
            <text:p>2007322</text:p>
          </table:table-cell>
          <table:table-cell table:formula="of:=[.A242]/1000" office:value-type="float" office:value="2007.322">
            <text:p>2007</text:p>
          </table:table-cell>
          <table:table-cell table:formula="of:=[.A242]-INT([.B242])*1000" office:value-type="float" office:value="322">
            <text:p>322</text:p>
          </table:table-cell>
          <table:table-cell table:formula="of:=CONCATENATE(INT([.B242]);&quot;-&quot;;[.C242])" office:value-type="string" office:string-value="2007-322">
            <text:p>2007-32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23">
            <text:p>2007323</text:p>
          </table:table-cell>
          <table:table-cell table:formula="of:=[.A243]/1000" office:value-type="float" office:value="2007.323">
            <text:p>2007</text:p>
          </table:table-cell>
          <table:table-cell table:formula="of:=[.A243]-INT([.B243])*1000" office:value-type="float" office:value="323">
            <text:p>323</text:p>
          </table:table-cell>
          <table:table-cell table:formula="of:=CONCATENATE(INT([.B243]);&quot;-&quot;;[.C243])" office:value-type="string" office:string-value="2007-323">
            <text:p>2007-323</text:p>
          </table:table-cell>
          <table:table-cell office:value-type="float" office:value="588">
            <text:p>588</text:p>
          </table:table-cell>
          <table:table-cell office:value-type="float" office:value="4196.249512">
            <text:p>4196.249512</text:p>
          </table:table-cell>
          <table:table-cell office:value-type="float" office:value="4.127268">
            <text:p>4.127268</text:p>
          </table:table-cell>
          <table:table-cell office:value-type="float" office:value="9.0925">
            <text:p>9.0925</text:p>
          </table:table-cell>
          <table:table-cell office:value-type="float" office:value="2.671419">
            <text:p>2.671419</text:p>
          </table:table-cell>
          <table:table-cell office:value-type="float" office:value="7.136479">
            <text:p>7.1364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24">
            <text:p>2007324</text:p>
          </table:table-cell>
          <table:table-cell table:formula="of:=[.A244]/1000" office:value-type="float" office:value="2007.324">
            <text:p>2007</text:p>
          </table:table-cell>
          <table:table-cell table:formula="of:=[.A244]-INT([.B244])*1000" office:value-type="float" office:value="324">
            <text:p>324</text:p>
          </table:table-cell>
          <table:table-cell table:formula="of:=CONCATENATE(INT([.B244]);&quot;-&quot;;[.C244])" office:value-type="string" office:string-value="2007-324">
            <text:p>2007-324</text:p>
          </table:table-cell>
          <table:table-cell office:value-type="float" office:value="599">
            <text:p>599</text:p>
          </table:table-cell>
          <table:table-cell office:value-type="float" office:value="4244.229004">
            <text:p>4244.229004</text:p>
          </table:table-cell>
          <table:table-cell office:value-type="float" office:value="3.991865">
            <text:p>3.991865</text:p>
          </table:table-cell>
          <table:table-cell office:value-type="float" office:value="8.604819">
            <text:p>8.604819</text:p>
          </table:table-cell>
          <table:table-cell office:value-type="float" office:value="2.661865">
            <text:p>2.661865</text:p>
          </table:table-cell>
          <table:table-cell office:value-type="float" office:value="7.085524">
            <text:p>7.0855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25">
            <text:p>2007325</text:p>
          </table:table-cell>
          <table:table-cell table:formula="of:=[.A245]/1000" office:value-type="float" office:value="2007.325">
            <text:p>2007</text:p>
          </table:table-cell>
          <table:table-cell table:formula="of:=[.A245]-INT([.B245])*1000" office:value-type="float" office:value="325">
            <text:p>325</text:p>
          </table:table-cell>
          <table:table-cell table:formula="of:=CONCATENATE(INT([.B245]);&quot;-&quot;;[.C245])" office:value-type="string" office:string-value="2007-325">
            <text:p>2007-325</text:p>
          </table:table-cell>
          <table:table-cell office:value-type="float" office:value="29">
            <text:p>29</text:p>
          </table:table-cell>
          <table:table-cell office:value-type="float" office:value="271.786682">
            <text:p>271.786682</text:p>
          </table:table-cell>
          <table:table-cell office:value-type="float" office:value="8.879191">
            <text:p>8.879191</text:p>
          </table:table-cell>
          <table:table-cell office:value-type="float" office:value="9.861179">
            <text:p>9.861179</text:p>
          </table:table-cell>
          <table:table-cell office:value-type="float" office:value="3.061365">
            <text:p>3.061365</text:p>
          </table:table-cell>
          <table:table-cell office:value-type="float" office:value="9.371955">
            <text:p>9.3719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26">
            <text:p>2007326</text:p>
          </table:table-cell>
          <table:table-cell table:formula="of:=[.A246]/1000" office:value-type="float" office:value="2007.326">
            <text:p>2007</text:p>
          </table:table-cell>
          <table:table-cell table:formula="of:=[.A246]-INT([.B246])*1000" office:value-type="float" office:value="326">
            <text:p>326</text:p>
          </table:table-cell>
          <table:table-cell table:formula="of:=CONCATENATE(INT([.B246]);&quot;-&quot;;[.C246])" office:value-type="string" office:string-value="2007-326">
            <text:p>2007-326</text:p>
          </table:table-cell>
          <table:table-cell office:value-type="float" office:value="1">
            <text:p>1</text:p>
          </table:table-cell>
          <table:table-cell table:number-columns-repeated="3" office:value-type="float" office:value="10.513052">
            <text:p>10.513052</text:p>
          </table:table-cell>
          <table:table-cell office:value-type="float" office:value="3.242384">
            <text:p>3.242384</text:p>
          </table:table-cell>
          <table:table-cell office:value-type="float" office:value="10.513052">
            <text:p>10.5130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27">
            <text:p>2007327</text:p>
          </table:table-cell>
          <table:table-cell table:formula="of:=[.A247]/1000" office:value-type="float" office:value="2007.327">
            <text:p>2007</text:p>
          </table:table-cell>
          <table:table-cell table:formula="of:=[.A247]-INT([.B247])*1000" office:value-type="float" office:value="327">
            <text:p>327</text:p>
          </table:table-cell>
          <table:table-cell table:formula="of:=CONCATENATE(INT([.B247]);&quot;-&quot;;[.C247])" office:value-type="string" office:string-value="2007-327">
            <text:p>2007-32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28">
            <text:p>2007328</text:p>
          </table:table-cell>
          <table:table-cell table:formula="of:=[.A248]/1000" office:value-type="float" office:value="2007.328">
            <text:p>2007</text:p>
          </table:table-cell>
          <table:table-cell table:formula="of:=[.A248]-INT([.B248])*1000" office:value-type="float" office:value="328">
            <text:p>328</text:p>
          </table:table-cell>
          <table:table-cell table:formula="of:=CONCATENATE(INT([.B248]);&quot;-&quot;;[.C248])" office:value-type="string" office:string-value="2007-328">
            <text:p>2007-328</text:p>
          </table:table-cell>
          <table:table-cell office:value-type="float" office:value="592">
            <text:p>592</text:p>
          </table:table-cell>
          <table:table-cell office:value-type="float" office:value="4218.65332">
            <text:p>4218.65332</text:p>
          </table:table-cell>
          <table:table-cell office:value-type="float" office:value="4.162307">
            <text:p>4.162307</text:p>
          </table:table-cell>
          <table:table-cell office:value-type="float" office:value="8.991443">
            <text:p>8.991443</text:p>
          </table:table-cell>
          <table:table-cell office:value-type="float" office:value="2.669476">
            <text:p>2.669476</text:p>
          </table:table-cell>
          <table:table-cell office:value-type="float" office:value="7.126103">
            <text:p>7.1261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29">
            <text:p>2007329</text:p>
          </table:table-cell>
          <table:table-cell table:formula="of:=[.A249]/1000" office:value-type="float" office:value="2007.329">
            <text:p>2007</text:p>
          </table:table-cell>
          <table:table-cell table:formula="of:=[.A249]-INT([.B249])*1000" office:value-type="float" office:value="329">
            <text:p>329</text:p>
          </table:table-cell>
          <table:table-cell table:formula="of:=CONCATENATE(INT([.B249]);&quot;-&quot;;[.C249])" office:value-type="string" office:string-value="2007-329">
            <text:p>2007-32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30">
            <text:p>2007330</text:p>
          </table:table-cell>
          <table:table-cell table:formula="of:=[.A250]/1000" office:value-type="float" office:value="2007.33">
            <text:p>2007</text:p>
          </table:table-cell>
          <table:table-cell table:formula="of:=[.A250]-INT([.B250])*1000" office:value-type="float" office:value="330">
            <text:p>330</text:p>
          </table:table-cell>
          <table:table-cell table:formula="of:=CONCATENATE(INT([.B250]);&quot;-&quot;;[.C250])" office:value-type="string" office:string-value="2007-330">
            <text:p>2007-330</text:p>
          </table:table-cell>
          <table:table-cell office:value-type="float" office:value="135">
            <text:p>135</text:p>
          </table:table-cell>
          <table:table-cell office:value-type="float" office:value="1098.88147">
            <text:p>1098.88147</text:p>
          </table:table-cell>
          <table:table-cell office:value-type="float" office:value="4.988634">
            <text:p>4.988634</text:p>
          </table:table-cell>
          <table:table-cell office:value-type="float" office:value="9.508271">
            <text:p>9.508271</text:p>
          </table:table-cell>
          <table:table-cell office:value-type="float" office:value="2.853045">
            <text:p>2.853045</text:p>
          </table:table-cell>
          <table:table-cell office:value-type="float" office:value="8.139863">
            <text:p>8.13986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31">
            <text:p>2007331</text:p>
          </table:table-cell>
          <table:table-cell table:formula="of:=[.A251]/1000" office:value-type="float" office:value="2007.331">
            <text:p>2007</text:p>
          </table:table-cell>
          <table:table-cell table:formula="of:=[.A251]-INT([.B251])*1000" office:value-type="float" office:value="331">
            <text:p>331</text:p>
          </table:table-cell>
          <table:table-cell table:formula="of:=CONCATENATE(INT([.B251]);&quot;-&quot;;[.C251])" office:value-type="string" office:string-value="2007-331">
            <text:p>2007-33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32">
            <text:p>2007332</text:p>
          </table:table-cell>
          <table:table-cell table:formula="of:=[.A252]/1000" office:value-type="float" office:value="2007.332">
            <text:p>2007</text:p>
          </table:table-cell>
          <table:table-cell table:formula="of:=[.A252]-INT([.B252])*1000" office:value-type="float" office:value="332">
            <text:p>332</text:p>
          </table:table-cell>
          <table:table-cell table:formula="of:=CONCATENATE(INT([.B252]);&quot;-&quot;;[.C252])" office:value-type="string" office:string-value="2007-332">
            <text:p>2007-33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33">
            <text:p>2007333</text:p>
          </table:table-cell>
          <table:table-cell table:formula="of:=[.A253]/1000" office:value-type="float" office:value="2007.333">
            <text:p>2007</text:p>
          </table:table-cell>
          <table:table-cell table:formula="of:=[.A253]-INT([.B253])*1000" office:value-type="float" office:value="333">
            <text:p>333</text:p>
          </table:table-cell>
          <table:table-cell table:formula="of:=CONCATENATE(INT([.B253]);&quot;-&quot;;[.C253])" office:value-type="string" office:string-value="2007-333">
            <text:p>2007-333</text:p>
          </table:table-cell>
          <table:table-cell office:value-type="float" office:value="20">
            <text:p>20</text:p>
          </table:table-cell>
          <table:table-cell office:value-type="float" office:value="212.24968">
            <text:p>212.24968</text:p>
          </table:table-cell>
          <table:table-cell office:value-type="float" office:value="10.095642">
            <text:p>10.095642</text:p>
          </table:table-cell>
          <table:table-cell office:value-type="float" office:value="10.987582">
            <text:p>10.987582</text:p>
          </table:table-cell>
          <table:table-cell office:value-type="float" office:value="3.257681">
            <text:p>3.257681</text:p>
          </table:table-cell>
          <table:table-cell office:value-type="float" office:value="10.612484">
            <text:p>10.61248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7334">
            <text:p>2007334</text:p>
          </table:table-cell>
          <table:table-cell table:formula="of:=[.A254]/1000" office:value-type="float" office:value="2007.334">
            <text:p>2007</text:p>
          </table:table-cell>
          <table:table-cell table:formula="of:=[.A254]-INT([.B254])*1000" office:value-type="float" office:value="334">
            <text:p>334</text:p>
          </table:table-cell>
          <table:table-cell table:formula="of:=CONCATENATE(INT([.B254]);&quot;-&quot;;[.C254])" office:value-type="string" office:string-value="2007-334">
            <text:p>2007-334</text:p>
          </table:table-cell>
          <table:table-cell office:value-type="float" office:value="185">
            <text:p>185</text:p>
          </table:table-cell>
          <table:table-cell office:value-type="float" office:value="1669.111328">
            <text:p>1669.111328</text:p>
          </table:table-cell>
          <table:table-cell office:value-type="float" office:value="7.642728">
            <text:p>7.642728</text:p>
          </table:table-cell>
          <table:table-cell office:value-type="float" office:value="10.51937">
            <text:p>10.51937</text:p>
          </table:table-cell>
          <table:table-cell office:value-type="float" office:value="3.003702">
            <text:p>3.003702</text:p>
          </table:table-cell>
          <table:table-cell office:value-type="float" office:value="9.022223">
            <text:p>9.0222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35">
            <text:p>2007335</text:p>
          </table:table-cell>
          <table:table-cell table:formula="of:=[.A255]/1000" office:value-type="float" office:value="2007.335">
            <text:p>2007</text:p>
          </table:table-cell>
          <table:table-cell table:formula="of:=[.A255]-INT([.B255])*1000" office:value-type="float" office:value="335">
            <text:p>335</text:p>
          </table:table-cell>
          <table:table-cell table:formula="of:=CONCATENATE(INT([.B255]);&quot;-&quot;;[.C255])" office:value-type="string" office:string-value="2007-335">
            <text:p>2007-335</text:p>
          </table:table-cell>
          <table:table-cell office:value-type="float" office:value="559">
            <text:p>559</text:p>
          </table:table-cell>
          <table:table-cell office:value-type="float" office:value="5406.974609">
            <text:p>5406.974609</text:p>
          </table:table-cell>
          <table:table-cell office:value-type="float" office:value="6.946768">
            <text:p>6.946768</text:p>
          </table:table-cell>
          <table:table-cell office:value-type="float" office:value="11.364867">
            <text:p>11.364867</text:p>
          </table:table-cell>
          <table:table-cell office:value-type="float" office:value="3.110078">
            <text:p>3.110078</text:p>
          </table:table-cell>
          <table:table-cell office:value-type="float" office:value="9.672585">
            <text:p>9.6725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36">
            <text:p>2007336</text:p>
          </table:table-cell>
          <table:table-cell table:formula="of:=[.A256]/1000" office:value-type="float" office:value="2007.336">
            <text:p>2007</text:p>
          </table:table-cell>
          <table:table-cell table:formula="of:=[.A256]-INT([.B256])*1000" office:value-type="float" office:value="336">
            <text:p>336</text:p>
          </table:table-cell>
          <table:table-cell table:formula="of:=CONCATENATE(INT([.B256]);&quot;-&quot;;[.C256])" office:value-type="string" office:string-value="2007-336">
            <text:p>2007-33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37">
            <text:p>2007337</text:p>
          </table:table-cell>
          <table:table-cell table:formula="of:=[.A257]/1000" office:value-type="float" office:value="2007.337">
            <text:p>2007</text:p>
          </table:table-cell>
          <table:table-cell table:formula="of:=[.A257]-INT([.B257])*1000" office:value-type="float" office:value="337">
            <text:p>337</text:p>
          </table:table-cell>
          <table:table-cell table:formula="of:=CONCATENATE(INT([.B257]);&quot;-&quot;;[.C257])" office:value-type="string" office:string-value="2007-337">
            <text:p>2007-337</text:p>
          </table:table-cell>
          <table:table-cell office:value-type="float" office:value="598">
            <text:p>598</text:p>
          </table:table-cell>
          <table:table-cell office:value-type="float" office:value="5072.268066">
            <text:p>5072.268066</text:p>
          </table:table-cell>
          <table:table-cell office:value-type="float" office:value="4.065581">
            <text:p>4.065581</text:p>
          </table:table-cell>
          <table:table-cell office:value-type="float" office:value="10.692878">
            <text:p>10.692878</text:p>
          </table:table-cell>
          <table:table-cell office:value-type="float" office:value="2.912397">
            <text:p>2.912397</text:p>
          </table:table-cell>
          <table:table-cell office:value-type="float" office:value="8.482054">
            <text:p>8.48205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38">
            <text:p>2007338</text:p>
          </table:table-cell>
          <table:table-cell table:formula="of:=[.A258]/1000" office:value-type="float" office:value="2007.338">
            <text:p>2007</text:p>
          </table:table-cell>
          <table:table-cell table:formula="of:=[.A258]-INT([.B258])*1000" office:value-type="float" office:value="338">
            <text:p>338</text:p>
          </table:table-cell>
          <table:table-cell table:formula="of:=CONCATENATE(INT([.B258]);&quot;-&quot;;[.C258])" office:value-type="string" office:string-value="2007-338">
            <text:p>2007-338</text:p>
          </table:table-cell>
          <table:table-cell office:value-type="float" office:value="223">
            <text:p>223</text:p>
          </table:table-cell>
          <table:table-cell office:value-type="float" office:value="2280.515137">
            <text:p>2280.515137</text:p>
          </table:table-cell>
          <table:table-cell office:value-type="float" office:value="8.574054">
            <text:p>8.574054</text:p>
          </table:table-cell>
          <table:table-cell office:value-type="float" office:value="11.506577">
            <text:p>11.506577</text:p>
          </table:table-cell>
          <table:table-cell office:value-type="float" office:value="3.197894">
            <text:p>3.197894</text:p>
          </table:table-cell>
          <table:table-cell office:value-type="float" office:value="10.226525">
            <text:p>10.2265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39">
            <text:p>2007339</text:p>
          </table:table-cell>
          <table:table-cell table:formula="of:=[.A259]/1000" office:value-type="float" office:value="2007.339">
            <text:p>2007</text:p>
          </table:table-cell>
          <table:table-cell table:formula="of:=[.A259]-INT([.B259])*1000" office:value-type="float" office:value="339">
            <text:p>339</text:p>
          </table:table-cell>
          <table:table-cell table:formula="of:=CONCATENATE(INT([.B259]);&quot;-&quot;;[.C259])" office:value-type="string" office:string-value="2007-339">
            <text:p>2007-339</text:p>
          </table:table-cell>
          <table:table-cell office:value-type="float" office:value="599">
            <text:p>599</text:p>
          </table:table-cell>
          <table:table-cell office:value-type="float" office:value="4466.693359">
            <text:p>4466.693359</text:p>
          </table:table-cell>
          <table:table-cell office:value-type="float" office:value="3.792385">
            <text:p>3.792385</text:p>
          </table:table-cell>
          <table:table-cell office:value-type="float" office:value="9.892685">
            <text:p>9.892685</text:p>
          </table:table-cell>
          <table:table-cell office:value-type="float" office:value="2.730736">
            <text:p>2.730736</text:p>
          </table:table-cell>
          <table:table-cell office:value-type="float" office:value="7.456917">
            <text:p>7.4569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40">
            <text:p>2007340</text:p>
          </table:table-cell>
          <table:table-cell table:formula="of:=[.A260]/1000" office:value-type="float" office:value="2007.34">
            <text:p>2007</text:p>
          </table:table-cell>
          <table:table-cell table:formula="of:=[.A260]-INT([.B260])*1000" office:value-type="float" office:value="340">
            <text:p>340</text:p>
          </table:table-cell>
          <table:table-cell table:formula="of:=CONCATENATE(INT([.B260]);&quot;-&quot;;[.C260])" office:value-type="string" office:string-value="2007-340">
            <text:p>2007-340</text:p>
          </table:table-cell>
          <table:table-cell office:value-type="float" office:value="220">
            <text:p>220</text:p>
          </table:table-cell>
          <table:table-cell office:value-type="float" office:value="2403.759521">
            <text:p>2403.759521</text:p>
          </table:table-cell>
          <table:table-cell office:value-type="float" office:value="10.02659">
            <text:p>10.02659</text:p>
          </table:table-cell>
          <table:table-cell office:value-type="float" office:value="12.050481">
            <text:p>12.050481</text:p>
          </table:table-cell>
          <table:table-cell office:value-type="float" office:value="3.305477">
            <text:p>3.305477</text:p>
          </table:table-cell>
          <table:table-cell office:value-type="float" office:value="10.92618">
            <text:p>10.926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41">
            <text:p>2007341</text:p>
          </table:table-cell>
          <table:table-cell table:formula="of:=[.A261]/1000" office:value-type="float" office:value="2007.341">
            <text:p>2007</text:p>
          </table:table-cell>
          <table:table-cell table:formula="of:=[.A261]-INT([.B261])*1000" office:value-type="float" office:value="341">
            <text:p>341</text:p>
          </table:table-cell>
          <table:table-cell table:formula="of:=CONCATENATE(INT([.B261]);&quot;-&quot;;[.C261])" office:value-type="string" office:string-value="2007-341">
            <text:p>2007-34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42">
            <text:p>2007342</text:p>
          </table:table-cell>
          <table:table-cell table:formula="of:=[.A262]/1000" office:value-type="float" office:value="2007.342">
            <text:p>2007</text:p>
          </table:table-cell>
          <table:table-cell table:formula="of:=[.A262]-INT([.B262])*1000" office:value-type="float" office:value="342">
            <text:p>342</text:p>
          </table:table-cell>
          <table:table-cell table:formula="of:=CONCATENATE(INT([.B262]);&quot;-&quot;;[.C262])" office:value-type="string" office:string-value="2007-342">
            <text:p>2007-342</text:p>
          </table:table-cell>
          <table:table-cell office:value-type="float" office:value="599">
            <text:p>599</text:p>
          </table:table-cell>
          <table:table-cell office:value-type="float" office:value="5928.456055">
            <text:p>5928.456055</text:p>
          </table:table-cell>
          <table:table-cell office:value-type="float" office:value="7.069579">
            <text:p>7.069579</text:p>
          </table:table-cell>
          <table:table-cell office:value-type="float" office:value="12.317408">
            <text:p>12.317408</text:p>
          </table:table-cell>
          <table:table-cell office:value-type="float" office:value="3.14599">
            <text:p>3.14599</text:p>
          </table:table-cell>
          <table:table-cell office:value-type="float" office:value="9.897256">
            <text:p>9.89725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43">
            <text:p>2007343</text:p>
          </table:table-cell>
          <table:table-cell table:formula="of:=[.A263]/1000" office:value-type="float" office:value="2007.343">
            <text:p>2007</text:p>
          </table:table-cell>
          <table:table-cell table:formula="of:=[.A263]-INT([.B263])*1000" office:value-type="float" office:value="343">
            <text:p>343</text:p>
          </table:table-cell>
          <table:table-cell table:formula="of:=CONCATENATE(INT([.B263]);&quot;-&quot;;[.C263])" office:value-type="string" office:string-value="2007-343">
            <text:p>2007-34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44">
            <text:p>2007344</text:p>
          </table:table-cell>
          <table:table-cell table:formula="of:=[.A264]/1000" office:value-type="float" office:value="2007.344">
            <text:p>2007</text:p>
          </table:table-cell>
          <table:table-cell table:formula="of:=[.A264]-INT([.B264])*1000" office:value-type="float" office:value="344">
            <text:p>344</text:p>
          </table:table-cell>
          <table:table-cell table:formula="of:=CONCATENATE(INT([.B264]);&quot;-&quot;;[.C264])" office:value-type="string" office:string-value="2007-344">
            <text:p>2007-344</text:p>
          </table:table-cell>
          <table:table-cell office:value-type="float" office:value="599">
            <text:p>599</text:p>
          </table:table-cell>
          <table:table-cell office:value-type="float" office:value="5881.367676">
            <text:p>5881.367676</text:p>
          </table:table-cell>
          <table:table-cell office:value-type="float" office:value="7.38379">
            <text:p>7.38379</text:p>
          </table:table-cell>
          <table:table-cell office:value-type="float" office:value="11.246024">
            <text:p>11.246024</text:p>
          </table:table-cell>
          <table:table-cell office:value-type="float" office:value="3.133471">
            <text:p>3.133471</text:p>
          </table:table-cell>
          <table:table-cell office:value-type="float" office:value="9.818644">
            <text:p>9.8186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45">
            <text:p>2007345</text:p>
          </table:table-cell>
          <table:table-cell table:formula="of:=[.A265]/1000" office:value-type="float" office:value="2007.345">
            <text:p>2007</text:p>
          </table:table-cell>
          <table:table-cell table:formula="of:=[.A265]-INT([.B265])*1000" office:value-type="float" office:value="345">
            <text:p>345</text:p>
          </table:table-cell>
          <table:table-cell table:formula="of:=CONCATENATE(INT([.B265]);&quot;-&quot;;[.C265])" office:value-type="string" office:string-value="2007-345">
            <text:p>2007-34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46">
            <text:p>2007346</text:p>
          </table:table-cell>
          <table:table-cell table:formula="of:=[.A266]/1000" office:value-type="float" office:value="2007.346">
            <text:p>2007</text:p>
          </table:table-cell>
          <table:table-cell table:formula="of:=[.A266]-INT([.B266])*1000" office:value-type="float" office:value="346">
            <text:p>346</text:p>
          </table:table-cell>
          <table:table-cell table:formula="of:=CONCATENATE(INT([.B266]);&quot;-&quot;;[.C266])" office:value-type="string" office:string-value="2007-346">
            <text:p>2007-346</text:p>
          </table:table-cell>
          <table:table-cell office:value-type="float" office:value="599">
            <text:p>599</text:p>
          </table:table-cell>
          <table:table-cell office:value-type="float" office:value="4073.039795">
            <text:p>4073.039795</text:p>
          </table:table-cell>
          <table:table-cell office:value-type="float" office:value="2.221055">
            <text:p>2.221055</text:p>
          </table:table-cell>
          <table:table-cell office:value-type="float" office:value="9.811457">
            <text:p>9.811457</text:p>
          </table:table-cell>
          <table:table-cell office:value-type="float" office:value="2.60763">
            <text:p>2.60763</text:p>
          </table:table-cell>
          <table:table-cell office:value-type="float" office:value="6.799733">
            <text:p>6.7997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47">
            <text:p>2007347</text:p>
          </table:table-cell>
          <table:table-cell table:formula="of:=[.A267]/1000" office:value-type="float" office:value="2007.347">
            <text:p>2007</text:p>
          </table:table-cell>
          <table:table-cell table:formula="of:=[.A267]-INT([.B267])*1000" office:value-type="float" office:value="347">
            <text:p>347</text:p>
          </table:table-cell>
          <table:table-cell table:formula="of:=CONCATENATE(INT([.B267]);&quot;-&quot;;[.C267])" office:value-type="string" office:string-value="2007-347">
            <text:p>2007-347</text:p>
          </table:table-cell>
          <table:table-cell office:value-type="float" office:value="4">
            <text:p>4</text:p>
          </table:table-cell>
          <table:table-cell office:value-type="float" office:value="39.101978">
            <text:p>39.101978</text:p>
          </table:table-cell>
          <table:table-cell office:value-type="float" office:value="9.12357">
            <text:p>9.12357</text:p>
          </table:table-cell>
          <table:table-cell office:value-type="float" office:value="10.3281">
            <text:p>10.3281</text:p>
          </table:table-cell>
          <table:table-cell office:value-type="float" office:value="3.126579">
            <text:p>3.126579</text:p>
          </table:table-cell>
          <table:table-cell office:value-type="float" office:value="9.775495">
            <text:p>9.7754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48">
            <text:p>2007348</text:p>
          </table:table-cell>
          <table:table-cell table:formula="of:=[.A268]/1000" office:value-type="float" office:value="2007.348">
            <text:p>2007</text:p>
          </table:table-cell>
          <table:table-cell table:formula="of:=[.A268]-INT([.B268])*1000" office:value-type="float" office:value="348">
            <text:p>348</text:p>
          </table:table-cell>
          <table:table-cell table:formula="of:=CONCATENATE(INT([.B268]);&quot;-&quot;;[.C268])" office:value-type="string" office:string-value="2007-348">
            <text:p>2007-348</text:p>
          </table:table-cell>
          <table:table-cell office:value-type="float" office:value="599">
            <text:p>599</text:p>
          </table:table-cell>
          <table:table-cell office:value-type="float" office:value="4878.376465">
            <text:p>4878.376465</text:p>
          </table:table-cell>
          <table:table-cell office:value-type="float" office:value="4.343265">
            <text:p>4.343265</text:p>
          </table:table-cell>
          <table:table-cell office:value-type="float" office:value="9.662774">
            <text:p>9.662774</text:p>
          </table:table-cell>
          <table:table-cell office:value-type="float" office:value="2.853805">
            <text:p>2.853805</text:p>
          </table:table-cell>
          <table:table-cell office:value-type="float" office:value="8.144201">
            <text:p>8.1442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49">
            <text:p>2007349</text:p>
          </table:table-cell>
          <table:table-cell table:formula="of:=[.A269]/1000" office:value-type="float" office:value="2007.349">
            <text:p>2007</text:p>
          </table:table-cell>
          <table:table-cell table:formula="of:=[.A269]-INT([.B269])*1000" office:value-type="float" office:value="349">
            <text:p>349</text:p>
          </table:table-cell>
          <table:table-cell table:formula="of:=CONCATENATE(INT([.B269]);&quot;-&quot;;[.C269])" office:value-type="string" office:string-value="2007-349">
            <text:p>2007-349</text:p>
          </table:table-cell>
          <table:table-cell office:value-type="float" office:value="9">
            <text:p>9</text:p>
          </table:table-cell>
          <table:table-cell office:value-type="float" office:value="102.125549">
            <text:p>102.125549</text:p>
          </table:table-cell>
          <table:table-cell office:value-type="float" office:value="10.835049">
            <text:p>10.835049</text:p>
          </table:table-cell>
          <table:table-cell office:value-type="float" office:value="11.579224">
            <text:p>11.579224</text:p>
          </table:table-cell>
          <table:table-cell office:value-type="float" office:value="3.368573">
            <text:p>3.368573</text:p>
          </table:table-cell>
          <table:table-cell office:value-type="float" office:value="11.347283">
            <text:p>11.3472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50">
            <text:p>2007350</text:p>
          </table:table-cell>
          <table:table-cell table:formula="of:=[.A270]/1000" office:value-type="float" office:value="2007.35">
            <text:p>2007</text:p>
          </table:table-cell>
          <table:table-cell table:formula="of:=[.A270]-INT([.B270])*1000" office:value-type="float" office:value="350">
            <text:p>350</text:p>
          </table:table-cell>
          <table:table-cell table:formula="of:=CONCATENATE(INT([.B270]);&quot;-&quot;;[.C270])" office:value-type="string" office:string-value="2007-350">
            <text:p>2007-35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51">
            <text:p>2007351</text:p>
          </table:table-cell>
          <table:table-cell table:formula="of:=[.A271]/1000" office:value-type="float" office:value="2007.351">
            <text:p>2007</text:p>
          </table:table-cell>
          <table:table-cell table:formula="of:=[.A271]-INT([.B271])*1000" office:value-type="float" office:value="351">
            <text:p>351</text:p>
          </table:table-cell>
          <table:table-cell table:formula="of:=CONCATENATE(INT([.B271]);&quot;-&quot;;[.C271])" office:value-type="string" office:string-value="2007-351">
            <text:p>2007-351</text:p>
          </table:table-cell>
          <table:table-cell office:value-type="float" office:value="599">
            <text:p>599</text:p>
          </table:table-cell>
          <table:table-cell office:value-type="float" office:value="5758.013184">
            <text:p>5758.013184</text:p>
          </table:table-cell>
          <table:table-cell office:value-type="float" office:value="8.288105">
            <text:p>8.288105</text:p>
          </table:table-cell>
          <table:table-cell office:value-type="float" office:value="11.037875">
            <text:p>11.037875</text:p>
          </table:table-cell>
          <table:table-cell office:value-type="float" office:value="3.100437">
            <text:p>3.100437</text:p>
          </table:table-cell>
          <table:table-cell office:value-type="float" office:value="9.61271">
            <text:p>9.612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52">
            <text:p>2007352</text:p>
          </table:table-cell>
          <table:table-cell table:formula="of:=[.A272]/1000" office:value-type="float" office:value="2007.352">
            <text:p>2007</text:p>
          </table:table-cell>
          <table:table-cell table:formula="of:=[.A272]-INT([.B272])*1000" office:value-type="float" office:value="352">
            <text:p>352</text:p>
          </table:table-cell>
          <table:table-cell table:formula="of:=CONCATENATE(INT([.B272]);&quot;-&quot;;[.C272])" office:value-type="string" office:string-value="2007-352">
            <text:p>2007-35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53">
            <text:p>2007353</text:p>
          </table:table-cell>
          <table:table-cell table:formula="of:=[.A273]/1000" office:value-type="float" office:value="2007.353">
            <text:p>2007</text:p>
          </table:table-cell>
          <table:table-cell table:formula="of:=[.A273]-INT([.B273])*1000" office:value-type="float" office:value="353">
            <text:p>353</text:p>
          </table:table-cell>
          <table:table-cell table:formula="of:=CONCATENATE(INT([.B273]);&quot;-&quot;;[.C273])" office:value-type="string" office:string-value="2007-353">
            <text:p>2007-35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54">
            <text:p>2007354</text:p>
          </table:table-cell>
          <table:table-cell table:formula="of:=[.A274]/1000" office:value-type="float" office:value="2007.354">
            <text:p>2007</text:p>
          </table:table-cell>
          <table:table-cell table:formula="of:=[.A274]-INT([.B274])*1000" office:value-type="float" office:value="354">
            <text:p>354</text:p>
          </table:table-cell>
          <table:table-cell table:formula="of:=CONCATENATE(INT([.B274]);&quot;-&quot;;[.C274])" office:value-type="string" office:string-value="2007-354">
            <text:p>2007-35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55">
            <text:p>2007355</text:p>
          </table:table-cell>
          <table:table-cell table:formula="of:=[.A275]/1000" office:value-type="float" office:value="2007.355">
            <text:p>2007</text:p>
          </table:table-cell>
          <table:table-cell table:formula="of:=[.A275]-INT([.B275])*1000" office:value-type="float" office:value="355">
            <text:p>355</text:p>
          </table:table-cell>
          <table:table-cell table:formula="of:=CONCATENATE(INT([.B275]);&quot;-&quot;;[.C275])" office:value-type="string" office:string-value="2007-355">
            <text:p>2007-355</text:p>
          </table:table-cell>
          <table:table-cell office:value-type="float" office:value="525">
            <text:p>525</text:p>
          </table:table-cell>
          <table:table-cell office:value-type="float" office:value="4723.859375">
            <text:p>4723.859375</text:p>
          </table:table-cell>
          <table:table-cell office:value-type="float" office:value="6.180397">
            <text:p>6.180397</text:p>
          </table:table-cell>
          <table:table-cell office:value-type="float" office:value="10.555287">
            <text:p>10.555287</text:p>
          </table:table-cell>
          <table:table-cell office:value-type="float" office:value="2.999638">
            <text:p>2.999638</text:p>
          </table:table-cell>
          <table:table-cell office:value-type="float" office:value="8.997828">
            <text:p>8.9978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7356">
            <text:p>2007356</text:p>
          </table:table-cell>
          <table:table-cell table:formula="of:=[.A276]/1000" office:value-type="float" office:value="2007.356">
            <text:p>2007</text:p>
          </table:table-cell>
          <table:table-cell table:formula="of:=[.A276]-INT([.B276])*1000" office:value-type="float" office:value="356">
            <text:p>356</text:p>
          </table:table-cell>
          <table:table-cell table:formula="of:=CONCATENATE(INT([.B276]);&quot;-&quot;;[.C276])" office:value-type="string" office:string-value="2007-356">
            <text:p>2007-356</text:p>
          </table:table-cell>
          <table:table-cell office:value-type="float" office:value="13">
            <text:p>13</text:p>
          </table:table-cell>
          <table:table-cell office:value-type="float" office:value="135.649811">
            <text:p>135.649811</text:p>
          </table:table-cell>
          <table:table-cell office:value-type="float" office:value="9.736129">
            <text:p>9.736129</text:p>
          </table:table-cell>
          <table:table-cell office:value-type="float" office:value="11.221558">
            <text:p>11.221558</text:p>
          </table:table-cell>
          <table:table-cell office:value-type="float" office:value="3.230263">
            <text:p>3.230263</text:p>
          </table:table-cell>
          <table:table-cell office:value-type="float" office:value="10.434601">
            <text:p>10.4346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57">
            <text:p>2007357</text:p>
          </table:table-cell>
          <table:table-cell table:formula="of:=[.A277]/1000" office:value-type="float" office:value="2007.357">
            <text:p>2007</text:p>
          </table:table-cell>
          <table:table-cell table:formula="of:=[.A277]-INT([.B277])*1000" office:value-type="float" office:value="357">
            <text:p>357</text:p>
          </table:table-cell>
          <table:table-cell table:formula="of:=CONCATENATE(INT([.B277]);&quot;-&quot;;[.C277])" office:value-type="string" office:string-value="2007-357">
            <text:p>2007-357</text:p>
          </table:table-cell>
          <table:table-cell office:value-type="float" office:value="566">
            <text:p>566</text:p>
          </table:table-cell>
          <table:table-cell office:value-type="float" office:value="5389.773926">
            <text:p>5389.773926</text:p>
          </table:table-cell>
          <table:table-cell office:value-type="float" office:value="6.55635">
            <text:p>6.55635</text:p>
          </table:table-cell>
          <table:table-cell office:value-type="float" office:value="10.695077">
            <text:p>10.695077</text:p>
          </table:table-cell>
          <table:table-cell office:value-type="float" office:value="3.085866">
            <text:p>3.085866</text:p>
          </table:table-cell>
          <table:table-cell office:value-type="float" office:value="9.522569">
            <text:p>9.5225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58">
            <text:p>2007358</text:p>
          </table:table-cell>
          <table:table-cell table:formula="of:=[.A278]/1000" office:value-type="float" office:value="2007.358">
            <text:p>2007</text:p>
          </table:table-cell>
          <table:table-cell table:formula="of:=[.A278]-INT([.B278])*1000" office:value-type="float" office:value="358">
            <text:p>358</text:p>
          </table:table-cell>
          <table:table-cell table:formula="of:=CONCATENATE(INT([.B278]);&quot;-&quot;;[.C278])" office:value-type="string" office:string-value="2007-358">
            <text:p>2007-358</text:p>
          </table:table-cell>
          <table:table-cell office:value-type="float" office:value="599">
            <text:p>599</text:p>
          </table:table-cell>
          <table:table-cell office:value-type="float" office:value="5240.814941">
            <text:p>5240.814941</text:p>
          </table:table-cell>
          <table:table-cell office:value-type="float" office:value="5.444106">
            <text:p>5.444106</text:p>
          </table:table-cell>
          <table:table-cell office:value-type="float" office:value="10.194693">
            <text:p>10.194693</text:p>
          </table:table-cell>
          <table:table-cell office:value-type="float" office:value="2.957917">
            <text:p>2.957917</text:p>
          </table:table-cell>
          <table:table-cell office:value-type="float" office:value="8.749273">
            <text:p>8.7492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59">
            <text:p>2007359</text:p>
          </table:table-cell>
          <table:table-cell table:formula="of:=[.A279]/1000" office:value-type="float" office:value="2007.359">
            <text:p>2007</text:p>
          </table:table-cell>
          <table:table-cell table:formula="of:=[.A279]-INT([.B279])*1000" office:value-type="float" office:value="359">
            <text:p>359</text:p>
          </table:table-cell>
          <table:table-cell table:formula="of:=CONCATENATE(INT([.B279]);&quot;-&quot;;[.C279])" office:value-type="string" office:string-value="2007-359">
            <text:p>2007-35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60">
            <text:p>2007360</text:p>
          </table:table-cell>
          <table:table-cell table:formula="of:=[.A280]/1000" office:value-type="float" office:value="2007.36">
            <text:p>2007</text:p>
          </table:table-cell>
          <table:table-cell table:formula="of:=[.A280]-INT([.B280])*1000" office:value-type="float" office:value="360">
            <text:p>360</text:p>
          </table:table-cell>
          <table:table-cell table:formula="of:=CONCATENATE(INT([.B280]);&quot;-&quot;;[.C280])" office:value-type="string" office:string-value="2007-360">
            <text:p>2007-360</text:p>
          </table:table-cell>
          <table:table-cell office:value-type="float" office:value="599">
            <text:p>599</text:p>
          </table:table-cell>
          <table:table-cell office:value-type="float" office:value="4856.484863">
            <text:p>4856.484863</text:p>
          </table:table-cell>
          <table:table-cell office:value-type="float" office:value="4.905229">
            <text:p>4.905229</text:p>
          </table:table-cell>
          <table:table-cell office:value-type="float" office:value="9.715651">
            <text:p>9.715651</text:p>
          </table:table-cell>
          <table:table-cell office:value-type="float" office:value="2.847394">
            <text:p>2.847394</text:p>
          </table:table-cell>
          <table:table-cell office:value-type="float" office:value="8.107655">
            <text:p>8.1076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61">
            <text:p>2007361</text:p>
          </table:table-cell>
          <table:table-cell table:formula="of:=[.A281]/1000" office:value-type="float" office:value="2007.361">
            <text:p>2007</text:p>
          </table:table-cell>
          <table:table-cell table:formula="of:=[.A281]-INT([.B281])*1000" office:value-type="float" office:value="361">
            <text:p>361</text:p>
          </table:table-cell>
          <table:table-cell table:formula="of:=CONCATENATE(INT([.B281]);&quot;-&quot;;[.C281])" office:value-type="string" office:string-value="2007-361">
            <text:p>2007-36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62">
            <text:p>2007362</text:p>
          </table:table-cell>
          <table:table-cell table:formula="of:=[.A282]/1000" office:value-type="float" office:value="2007.362">
            <text:p>2007</text:p>
          </table:table-cell>
          <table:table-cell table:formula="of:=[.A282]-INT([.B282])*1000" office:value-type="float" office:value="362">
            <text:p>362</text:p>
          </table:table-cell>
          <table:table-cell table:formula="of:=CONCATENATE(INT([.B282]);&quot;-&quot;;[.C282])" office:value-type="string" office:string-value="2007-362">
            <text:p>2007-362</text:p>
          </table:table-cell>
          <table:table-cell office:value-type="float" office:value="599">
            <text:p>599</text:p>
          </table:table-cell>
          <table:table-cell office:value-type="float" office:value="3807.860596">
            <text:p>3807.860596</text:p>
          </table:table-cell>
          <table:table-cell office:value-type="float" office:value="2.277666">
            <text:p>2.277666</text:p>
          </table:table-cell>
          <table:table-cell office:value-type="float" office:value="8.3909">
            <text:p>8.3909</text:p>
          </table:table-cell>
          <table:table-cell office:value-type="float" office:value="2.521315">
            <text:p>2.521315</text:p>
          </table:table-cell>
          <table:table-cell office:value-type="float" office:value="6.357029">
            <text:p>6.3570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63">
            <text:p>2007363</text:p>
          </table:table-cell>
          <table:table-cell table:formula="of:=[.A283]/1000" office:value-type="float" office:value="2007.363">
            <text:p>2007</text:p>
          </table:table-cell>
          <table:table-cell table:formula="of:=[.A283]-INT([.B283])*1000" office:value-type="float" office:value="363">
            <text:p>363</text:p>
          </table:table-cell>
          <table:table-cell table:formula="of:=CONCATENATE(INT([.B283]);&quot;-&quot;;[.C283])" office:value-type="string" office:string-value="2007-363">
            <text:p>2007-363</text:p>
          </table:table-cell>
          <table:table-cell office:value-type="float" office:value="599">
            <text:p>599</text:p>
          </table:table-cell>
          <table:table-cell office:value-type="float" office:value="4766.393066">
            <text:p>4766.393066</text:p>
          </table:table-cell>
          <table:table-cell office:value-type="float" office:value="4.544893">
            <text:p>4.544893</text:p>
          </table:table-cell>
          <table:table-cell office:value-type="float" office:value="9.614912">
            <text:p>9.614912</text:p>
          </table:table-cell>
          <table:table-cell office:value-type="float" office:value="2.82086">
            <text:p>2.82086</text:p>
          </table:table-cell>
          <table:table-cell office:value-type="float" office:value="7.957251">
            <text:p>7.9572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64">
            <text:p>2007364</text:p>
          </table:table-cell>
          <table:table-cell table:formula="of:=[.A284]/1000" office:value-type="float" office:value="2007.364">
            <text:p>2007</text:p>
          </table:table-cell>
          <table:table-cell table:formula="of:=[.A284]-INT([.B284])*1000" office:value-type="float" office:value="364">
            <text:p>364</text:p>
          </table:table-cell>
          <table:table-cell table:formula="of:=CONCATENATE(INT([.B284]);&quot;-&quot;;[.C284])" office:value-type="string" office:string-value="2007-364">
            <text:p>2007-364</text:p>
          </table:table-cell>
          <table:table-cell office:value-type="float" office:value="599">
            <text:p>599</text:p>
          </table:table-cell>
          <table:table-cell office:value-type="float" office:value="3881.472412">
            <text:p>3881.472412</text:p>
          </table:table-cell>
          <table:table-cell office:value-type="float" office:value="2.763262">
            <text:p>2.763262</text:p>
          </table:table-cell>
          <table:table-cell office:value-type="float" office:value="8.398012">
            <text:p>8.398012</text:p>
          </table:table-cell>
          <table:table-cell office:value-type="float" office:value="2.545569">
            <text:p>2.545569</text:p>
          </table:table-cell>
          <table:table-cell office:value-type="float" office:value="6.47992">
            <text:p>6.479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65">
            <text:p>2007365</text:p>
          </table:table-cell>
          <table:table-cell table:formula="of:=[.A285]/1000" office:value-type="float" office:value="2007.365">
            <text:p>2007</text:p>
          </table:table-cell>
          <table:table-cell table:formula="of:=[.A285]-INT([.B285])*1000" office:value-type="float" office:value="365">
            <text:p>365</text:p>
          </table:table-cell>
          <table:table-cell table:formula="of:=CONCATENATE(INT([.B285]);&quot;-&quot;;[.C285])" office:value-type="string" office:string-value="2007-365">
            <text:p>2007-365</text:p>
          </table:table-cell>
          <table:table-cell office:value-type="float" office:value="599">
            <text:p>599</text:p>
          </table:table-cell>
          <table:table-cell office:value-type="float" office:value="4608.875977">
            <text:p>4608.875977</text:p>
          </table:table-cell>
          <table:table-cell office:value-type="float" office:value="4.475105">
            <text:p>4.475105</text:p>
          </table:table-cell>
          <table:table-cell office:value-type="float" office:value="9.271092">
            <text:p>9.271092</text:p>
          </table:table-cell>
          <table:table-cell office:value-type="float" office:value="2.773857">
            <text:p>2.773857</text:p>
          </table:table-cell>
          <table:table-cell office:value-type="float" office:value="7.694284">
            <text:p>7.6942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01">
            <text:p>2008001</text:p>
          </table:table-cell>
          <table:table-cell table:formula="of:=[.A286]/1000" office:value-type="float" office:value="2008.001">
            <text:p>2008</text:p>
          </table:table-cell>
          <table:table-cell table:formula="of:=[.A286]-INT([.B286])*1000" office:value-type="float" office:value="1">
            <text:p>1</text:p>
          </table:table-cell>
          <table:table-cell table:formula="of:=CONCATENATE(INT([.B286]);&quot;-&quot;;[.C286])" office:value-type="string" office:string-value="2008-1">
            <text:p>2008-1</text:p>
          </table:table-cell>
          <table:table-cell office:value-type="float" office:value="599">
            <text:p>599</text:p>
          </table:table-cell>
          <table:table-cell office:value-type="float" office:value="4858.182129">
            <text:p>4858.182129</text:p>
          </table:table-cell>
          <table:table-cell office:value-type="float" office:value="5.289635">
            <text:p>5.289635</text:p>
          </table:table-cell>
          <table:table-cell office:value-type="float" office:value="9.759419">
            <text:p>9.759419</text:p>
          </table:table-cell>
          <table:table-cell office:value-type="float" office:value="2.847892">
            <text:p>2.847892</text:p>
          </table:table-cell>
          <table:table-cell office:value-type="float" office:value="8.110488">
            <text:p>8.110488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02">
            <text:p>2008002</text:p>
          </table:table-cell>
          <table:table-cell table:formula="of:=[.A287]/1000" office:value-type="float" office:value="2008.002">
            <text:p>2008</text:p>
          </table:table-cell>
          <table:table-cell table:formula="of:=[.A287]-INT([.B287])*1000" office:value-type="float" office:value="2">
            <text:p>2</text:p>
          </table:table-cell>
          <table:table-cell table:formula="of:=CONCATENATE(INT([.B287]);&quot;-&quot;;[.C287])" office:value-type="string" office:string-value="2008-2">
            <text:p>2008-2</text:p>
          </table:table-cell>
          <table:table-cell office:value-type="float" office:value="599">
            <text:p>599</text:p>
          </table:table-cell>
          <table:table-cell office:value-type="float" office:value="4312.535645">
            <text:p>4312.535645</text:p>
          </table:table-cell>
          <table:table-cell office:value-type="float" office:value="3.625846">
            <text:p>3.625846</text:p>
          </table:table-cell>
          <table:table-cell office:value-type="float" office:value="8.941859">
            <text:p>8.941859</text:p>
          </table:table-cell>
          <table:table-cell office:value-type="float" office:value="2.683199">
            <text:p>2.683199</text:p>
          </table:table-cell>
          <table:table-cell office:value-type="float" office:value="7.199559">
            <text:p>7.199559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03">
            <text:p>2008003</text:p>
          </table:table-cell>
          <table:table-cell table:formula="of:=[.A288]/1000" office:value-type="float" office:value="2008.003">
            <text:p>2008</text:p>
          </table:table-cell>
          <table:table-cell table:formula="of:=[.A288]-INT([.B288])*1000" office:value-type="float" office:value="3">
            <text:p>3</text:p>
          </table:table-cell>
          <table:table-cell table:formula="of:=CONCATENATE(INT([.B288]);&quot;-&quot;;[.C288])" office:value-type="string" office:string-value="2008-3">
            <text:p>2008-3</text:p>
          </table:table-cell>
          <table:table-cell table:number-columns-repeated="6"/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04">
            <text:p>2008004</text:p>
          </table:table-cell>
          <table:table-cell table:formula="of:=[.A289]/1000" office:value-type="float" office:value="2008.004">
            <text:p>2008</text:p>
          </table:table-cell>
          <table:table-cell table:formula="of:=[.A289]-INT([.B289])*1000" office:value-type="float" office:value="4">
            <text:p>4</text:p>
          </table:table-cell>
          <table:table-cell table:formula="of:=CONCATENATE(INT([.B289]);&quot;-&quot;;[.C289])" office:value-type="string" office:string-value="2008-4">
            <text:p>2008-4</text:p>
          </table:table-cell>
          <table:table-cell office:value-type="float" office:value="599">
            <text:p>599</text:p>
          </table:table-cell>
          <table:table-cell office:value-type="float" office:value="4151.560547">
            <text:p>4151.560547</text:p>
          </table:table-cell>
          <table:table-cell office:value-type="float" office:value="2.471152">
            <text:p>2.471152</text:p>
          </table:table-cell>
          <table:table-cell office:value-type="float" office:value="8.941007">
            <text:p>8.941007</text:p>
          </table:table-cell>
          <table:table-cell office:value-type="float" office:value="2.632645">
            <text:p>2.632645</text:p>
          </table:table-cell>
          <table:table-cell office:value-type="float" office:value="6.930819">
            <text:p>6.930819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float" office:value="2008005">
            <text:p>2008005</text:p>
          </table:table-cell>
          <table:table-cell table:formula="of:=[.A290]/1000" office:value-type="float" office:value="2008.005">
            <text:p>2008</text:p>
          </table:table-cell>
          <table:table-cell table:formula="of:=[.A290]-INT([.B290])*1000" office:value-type="float" office:value="5">
            <text:p>5</text:p>
          </table:table-cell>
          <table:table-cell table:formula="of:=CONCATENATE(INT([.B290]);&quot;-&quot;;[.C290])" office:value-type="string" office:string-value="2008-5">
            <text:p>2008-5</text:p>
          </table:table-cell>
          <table:table-cell office:value-type="float" office:value="158">
            <text:p>158</text:p>
          </table:table-cell>
          <table:table-cell office:value-type="float" office:value="1312.630859">
            <text:p>1312.630859</text:p>
          </table:table-cell>
          <table:table-cell office:value-type="float" office:value="6.898664">
            <text:p>6.898664</text:p>
          </table:table-cell>
          <table:table-cell office:value-type="float" office:value="9.353137">
            <text:p>9.353137</text:p>
          </table:table-cell>
          <table:table-cell office:value-type="float" office:value="2.882324">
            <text:p>2.882324</text:p>
          </table:table-cell>
          <table:table-cell office:value-type="float" office:value="8.30779">
            <text:p>8.30779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06">
            <text:p>2008006</text:p>
          </table:table-cell>
          <table:table-cell table:formula="of:=[.A291]/1000" office:value-type="float" office:value="2008.006">
            <text:p>2008</text:p>
          </table:table-cell>
          <table:table-cell table:formula="of:=[.A291]-INT([.B291])*1000" office:value-type="float" office:value="6">
            <text:p>6</text:p>
          </table:table-cell>
          <table:table-cell table:formula="of:=CONCATENATE(INT([.B291]);&quot;-&quot;;[.C291])" office:value-type="string" office:string-value="2008-6">
            <text:p>2008-6</text:p>
          </table:table-cell>
          <table:table-cell office:value-type="float" office:value="599">
            <text:p>599</text:p>
          </table:table-cell>
          <table:table-cell office:value-type="float" office:value="4097.859863">
            <text:p>4097.859863</text:p>
          </table:table-cell>
          <table:table-cell office:value-type="float" office:value="2.404356">
            <text:p>2.404356</text:p>
          </table:table-cell>
          <table:table-cell office:value-type="float" office:value="8.678897">
            <text:p>8.678897</text:p>
          </table:table-cell>
          <table:table-cell office:value-type="float" office:value="2.615563">
            <text:p>2.615563</text:p>
          </table:table-cell>
          <table:table-cell office:value-type="float" office:value="6.841168">
            <text:p>6.841168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07">
            <text:p>2008007</text:p>
          </table:table-cell>
          <table:table-cell table:formula="of:=[.A292]/1000" office:value-type="float" office:value="2008.007">
            <text:p>2008</text:p>
          </table:table-cell>
          <table:table-cell table:formula="of:=[.A292]-INT([.B292])*1000" office:value-type="float" office:value="7">
            <text:p>7</text:p>
          </table:table-cell>
          <table:table-cell table:formula="of:=CONCATENATE(INT([.B292]);&quot;-&quot;;[.C292])" office:value-type="string" office:string-value="2008-7">
            <text:p>2008-7</text:p>
          </table:table-cell>
          <table:table-cell office:value-type="float" office:value="599">
            <text:p>599</text:p>
          </table:table-cell>
          <table:table-cell office:value-type="float" office:value="4994.01123">
            <text:p>4994.01123</text:p>
          </table:table-cell>
          <table:table-cell office:value-type="float" office:value="4.988947">
            <text:p>4.988947</text:p>
          </table:table-cell>
          <table:table-cell office:value-type="float" office:value="9.932187">
            <text:p>9.932187</text:p>
          </table:table-cell>
          <table:table-cell office:value-type="float" office:value="2.887429">
            <text:p>2.887429</text:p>
          </table:table-cell>
          <table:table-cell office:value-type="float" office:value="8.337248">
            <text:p>8.337248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08">
            <text:p>2008008</text:p>
          </table:table-cell>
          <table:table-cell table:formula="of:=[.A293]/1000" office:value-type="float" office:value="2008.008">
            <text:p>2008</text:p>
          </table:table-cell>
          <table:table-cell table:formula="of:=[.A293]-INT([.B293])*1000" office:value-type="float" office:value="8">
            <text:p>8</text:p>
          </table:table-cell>
          <table:table-cell table:formula="of:=CONCATENATE(INT([.B293]);&quot;-&quot;;[.C293])" office:value-type="string" office:string-value="2008-8">
            <text:p>2008-8</text:p>
          </table:table-cell>
          <table:table-cell office:value-type="float" office:value="599">
            <text:p>599</text:p>
          </table:table-cell>
          <table:table-cell office:value-type="float" office:value="3950.371826">
            <text:p>3950.371826</text:p>
          </table:table-cell>
          <table:table-cell office:value-type="float" office:value="1.871026">
            <text:p>1.871026</text:p>
          </table:table-cell>
          <table:table-cell office:value-type="float" office:value="8.512431">
            <text:p>8.512431</text:p>
          </table:table-cell>
          <table:table-cell office:value-type="float" office:value="2.568062">
            <text:p>2.568062</text:p>
          </table:table-cell>
          <table:table-cell office:value-type="float" office:value="6.594944">
            <text:p>6.594944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09">
            <text:p>2008009</text:p>
          </table:table-cell>
          <table:table-cell table:formula="of:=[.A294]/1000" office:value-type="float" office:value="2008.009">
            <text:p>2008</text:p>
          </table:table-cell>
          <table:table-cell table:formula="of:=[.A294]-INT([.B294])*1000" office:value-type="float" office:value="9">
            <text:p>9</text:p>
          </table:table-cell>
          <table:table-cell table:formula="of:=CONCATENATE(INT([.B294]);&quot;-&quot;;[.C294])" office:value-type="string" office:string-value="2008-9">
            <text:p>2008-9</text:p>
          </table:table-cell>
          <table:table-cell office:value-type="float" office:value="535">
            <text:p>535</text:p>
          </table:table-cell>
          <table:table-cell office:value-type="float" office:value="3699.436279">
            <text:p>3699.436279</text:p>
          </table:table-cell>
          <table:table-cell office:value-type="float" office:value="2.84584">
            <text:p>2.84584</text:p>
          </table:table-cell>
          <table:table-cell office:value-type="float" office:value="8.997661">
            <text:p>8.997661</text:p>
          </table:table-cell>
          <table:table-cell office:value-type="float" office:value="2.629607">
            <text:p>2.629607</text:p>
          </table:table-cell>
          <table:table-cell office:value-type="float" office:value="6.914834">
            <text:p>6.914834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10">
            <text:p>2008010</text:p>
          </table:table-cell>
          <table:table-cell table:formula="of:=[.A295]/1000" office:value-type="float" office:value="2008.01">
            <text:p>2008</text:p>
          </table:table-cell>
          <table:table-cell table:formula="of:=[.A295]-INT([.B295])*1000" office:value-type="float" office:value="10">
            <text:p>10</text:p>
          </table:table-cell>
          <table:table-cell table:formula="of:=CONCATENATE(INT([.B295]);&quot;-&quot;;[.C295])" office:value-type="string" office:string-value="2008-10">
            <text:p>2008-10</text:p>
          </table:table-cell>
          <table:table-cell table:number-columns-repeated="6"/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11">
            <text:p>2008011</text:p>
          </table:table-cell>
          <table:table-cell table:formula="of:=[.A296]/1000" office:value-type="float" office:value="2008.011">
            <text:p>2008</text:p>
          </table:table-cell>
          <table:table-cell table:formula="of:=[.A296]-INT([.B296])*1000" office:value-type="float" office:value="11">
            <text:p>11</text:p>
          </table:table-cell>
          <table:table-cell table:formula="of:=CONCATENATE(INT([.B296]);&quot;-&quot;;[.C296])" office:value-type="string" office:string-value="2008-11">
            <text:p>2008-11</text:p>
          </table:table-cell>
          <table:table-cell office:value-type="float" office:value="598">
            <text:p>598</text:p>
          </table:table-cell>
          <table:table-cell office:value-type="float" office:value="3759.663574">
            <text:p>3759.663574</text:p>
          </table:table-cell>
          <table:table-cell office:value-type="float" office:value="0.309682">
            <text:p>0.309682</text:p>
          </table:table-cell>
          <table:table-cell office:value-type="float" office:value="9.605235">
            <text:p>9.605235</text:p>
          </table:table-cell>
          <table:table-cell office:value-type="float" office:value="2.507401">
            <text:p>2.507401</text:p>
          </table:table-cell>
          <table:table-cell office:value-type="float" office:value="6.287063">
            <text:p>6.287063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float" office:value="2008012">
            <text:p>2008012</text:p>
          </table:table-cell>
          <table:table-cell table:formula="of:=[.A297]/1000" office:value-type="float" office:value="2008.012">
            <text:p>2008</text:p>
          </table:table-cell>
          <table:table-cell table:formula="of:=[.A297]-INT([.B297])*1000" office:value-type="float" office:value="12">
            <text:p>12</text:p>
          </table:table-cell>
          <table:table-cell table:formula="of:=CONCATENATE(INT([.B297]);&quot;-&quot;;[.C297])" office:value-type="string" office:string-value="2008-12">
            <text:p>2008-12</text:p>
          </table:table-cell>
          <table:table-cell table:number-columns-repeated="6"/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13">
            <text:p>2008013</text:p>
          </table:table-cell>
          <table:table-cell table:formula="of:=[.A298]/1000" office:value-type="float" office:value="2008.013">
            <text:p>2008</text:p>
          </table:table-cell>
          <table:table-cell table:formula="of:=[.A298]-INT([.B298])*1000" office:value-type="float" office:value="13">
            <text:p>13</text:p>
          </table:table-cell>
          <table:table-cell table:formula="of:=CONCATENATE(INT([.B298]);&quot;-&quot;;[.C298])" office:value-type="string" office:string-value="2008-13">
            <text:p>2008-13</text:p>
          </table:table-cell>
          <table:table-cell office:value-type="float" office:value="599">
            <text:p>599</text:p>
          </table:table-cell>
          <table:table-cell office:value-type="float" office:value="4812.387207">
            <text:p>4812.387207</text:p>
          </table:table-cell>
          <table:table-cell office:value-type="float" office:value="4.069146">
            <text:p>4.069146</text:p>
          </table:table-cell>
          <table:table-cell office:value-type="float" office:value="9.601197">
            <text:p>9.601197</text:p>
          </table:table-cell>
          <table:table-cell office:value-type="float" office:value="2.834437">
            <text:p>2.834437</text:p>
          </table:table-cell>
          <table:table-cell office:value-type="float" office:value="8.034036">
            <text:p>8.034036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float" office:value="2008014">
            <text:p>2008014</text:p>
          </table:table-cell>
          <table:table-cell table:formula="of:=[.A299]/1000" office:value-type="float" office:value="2008.014">
            <text:p>2008</text:p>
          </table:table-cell>
          <table:table-cell table:formula="of:=[.A299]-INT([.B299])*1000" office:value-type="float" office:value="14">
            <text:p>14</text:p>
          </table:table-cell>
          <table:table-cell table:formula="of:=CONCATENATE(INT([.B299]);&quot;-&quot;;[.C299])" office:value-type="string" office:string-value="2008-14">
            <text:p>2008-14</text:p>
          </table:table-cell>
          <table:table-cell office:value-type="float" office:value="599">
            <text:p>599</text:p>
          </table:table-cell>
          <table:table-cell office:value-type="float" office:value="4925.018066">
            <text:p>4925.018066</text:p>
          </table:table-cell>
          <table:table-cell office:value-type="float" office:value="5.014176">
            <text:p>5.014176</text:p>
          </table:table-cell>
          <table:table-cell office:value-type="float" office:value="9.768335">
            <text:p>9.768335</text:p>
          </table:table-cell>
          <table:table-cell office:value-type="float" office:value="2.867415">
            <text:p>2.867415</text:p>
          </table:table-cell>
          <table:table-cell office:value-type="float" office:value="8.222067">
            <text:p>8.222067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15">
            <text:p>2008015</text:p>
          </table:table-cell>
          <table:table-cell table:formula="of:=[.A300]/1000" office:value-type="float" office:value="2008.015">
            <text:p>2008</text:p>
          </table:table-cell>
          <table:table-cell table:formula="of:=[.A300]-INT([.B300])*1000" office:value-type="float" office:value="15">
            <text:p>15</text:p>
          </table:table-cell>
          <table:table-cell table:formula="of:=CONCATENATE(INT([.B300]);&quot;-&quot;;[.C300])" office:value-type="string" office:string-value="2008-15">
            <text:p>2008-15</text:p>
          </table:table-cell>
          <table:table-cell office:value-type="float" office:value="599">
            <text:p>599</text:p>
          </table:table-cell>
          <table:table-cell office:value-type="float" office:value="3961.574463">
            <text:p>3961.574463</text:p>
          </table:table-cell>
          <table:table-cell office:value-type="float" office:value="1.800947">
            <text:p>1.800947</text:p>
          </table:table-cell>
          <table:table-cell office:value-type="float" office:value="8.446462">
            <text:p>8.446462</text:p>
          </table:table-cell>
          <table:table-cell office:value-type="float" office:value="2.571701">
            <text:p>2.571701</text:p>
          </table:table-cell>
          <table:table-cell office:value-type="float" office:value="6.613647">
            <text:p>6.613647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16">
            <text:p>2008016</text:p>
          </table:table-cell>
          <table:table-cell table:formula="of:=[.A301]/1000" office:value-type="float" office:value="2008.016">
            <text:p>2008</text:p>
          </table:table-cell>
          <table:table-cell table:formula="of:=[.A301]-INT([.B301])*1000" office:value-type="float" office:value="16">
            <text:p>16</text:p>
          </table:table-cell>
          <table:table-cell table:formula="of:=CONCATENATE(INT([.B301]);&quot;-&quot;;[.C301])" office:value-type="string" office:string-value="2008-16">
            <text:p>2008-16</text:p>
          </table:table-cell>
          <table:table-cell office:value-type="float" office:value="590">
            <text:p>590</text:p>
          </table:table-cell>
          <table:table-cell office:value-type="float" office:value="2796.945557">
            <text:p>2796.945557</text:p>
          </table:table-cell>
          <table:table-cell office:value-type="float" office:value="0.088121">
            <text:p>0.088121</text:p>
          </table:table-cell>
          <table:table-cell office:value-type="float" office:value="6.774723">
            <text:p>6.774723</text:p>
          </table:table-cell>
          <table:table-cell office:value-type="float" office:value="2.177289">
            <text:p>2.177289</text:p>
          </table:table-cell>
          <table:table-cell office:value-type="float" office:value="4.740586">
            <text:p>4.740586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17">
            <text:p>2008017</text:p>
          </table:table-cell>
          <table:table-cell table:formula="of:=[.A302]/1000" office:value-type="float" office:value="2008.017">
            <text:p>2008</text:p>
          </table:table-cell>
          <table:table-cell table:formula="of:=[.A302]-INT([.B302])*1000" office:value-type="float" office:value="17">
            <text:p>17</text:p>
          </table:table-cell>
          <table:table-cell table:formula="of:=CONCATENATE(INT([.B302]);&quot;-&quot;;[.C302])" office:value-type="string" office:string-value="2008-17">
            <text:p>2008-17</text:p>
          </table:table-cell>
          <table:table-cell office:value-type="float" office:value="484">
            <text:p>484</text:p>
          </table:table-cell>
          <table:table-cell office:value-type="float" office:value="4287.613281">
            <text:p>4287.613281</text:p>
          </table:table-cell>
          <table:table-cell office:value-type="float" office:value="4.998172">
            <text:p>4.998172</text:p>
          </table:table-cell>
          <table:table-cell office:value-type="float" office:value="10.053555">
            <text:p>10.053555</text:p>
          </table:table-cell>
          <table:table-cell office:value-type="float" office:value="2.976358">
            <text:p>2.976358</text:p>
          </table:table-cell>
          <table:table-cell office:value-type="float" office:value="8.858706">
            <text:p>8.858706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18">
            <text:p>2008018</text:p>
          </table:table-cell>
          <table:table-cell table:formula="of:=[.A303]/1000" office:value-type="float" office:value="2008.018">
            <text:p>2008</text:p>
          </table:table-cell>
          <table:table-cell table:formula="of:=[.A303]-INT([.B303])*1000" office:value-type="float" office:value="18">
            <text:p>18</text:p>
          </table:table-cell>
          <table:table-cell table:formula="of:=CONCATENATE(INT([.B303]);&quot;-&quot;;[.C303])" office:value-type="string" office:string-value="2008-18">
            <text:p>2008-18</text:p>
          </table:table-cell>
          <table:table-cell table:number-columns-repeated="6"/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19">
            <text:p>2008019</text:p>
          </table:table-cell>
          <table:table-cell table:formula="of:=[.A304]/1000" office:value-type="float" office:value="2008.019">
            <text:p>2008</text:p>
          </table:table-cell>
          <table:table-cell table:formula="of:=[.A304]-INT([.B304])*1000" office:value-type="float" office:value="19">
            <text:p>19</text:p>
          </table:table-cell>
          <table:table-cell table:formula="of:=CONCATENATE(INT([.B304]);&quot;-&quot;;[.C304])" office:value-type="string" office:string-value="2008-19">
            <text:p>2008-19</text:p>
          </table:table-cell>
          <table:table-cell table:number-columns-repeated="6"/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20">
            <text:p>2008020</text:p>
          </table:table-cell>
          <table:table-cell table:formula="of:=[.A305]/1000" office:value-type="float" office:value="2008.02">
            <text:p>2008</text:p>
          </table:table-cell>
          <table:table-cell table:formula="of:=[.A305]-INT([.B305])*1000" office:value-type="float" office:value="20">
            <text:p>20</text:p>
          </table:table-cell>
          <table:table-cell table:formula="of:=CONCATENATE(INT([.B305]);&quot;-&quot;;[.C305])" office:value-type="string" office:string-value="2008-20">
            <text:p>2008-20</text:p>
          </table:table-cell>
          <table:table-cell table:number-columns-repeated="6"/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21">
            <text:p>2008021</text:p>
          </table:table-cell>
          <table:table-cell table:formula="of:=[.A306]/1000" office:value-type="float" office:value="2008.021">
            <text:p>2008</text:p>
          </table:table-cell>
          <table:table-cell table:formula="of:=[.A306]-INT([.B306])*1000" office:value-type="float" office:value="21">
            <text:p>21</text:p>
          </table:table-cell>
          <table:table-cell table:formula="of:=CONCATENATE(INT([.B306]);&quot;-&quot;;[.C306])" office:value-type="string" office:string-value="2008-21">
            <text:p>2008-21</text:p>
          </table:table-cell>
          <table:table-cell table:number-columns-repeated="6"/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22">
            <text:p>2008022</text:p>
          </table:table-cell>
          <table:table-cell table:formula="of:=[.A307]/1000" office:value-type="float" office:value="2008.022">
            <text:p>2008</text:p>
          </table:table-cell>
          <table:table-cell table:formula="of:=[.A307]-INT([.B307])*1000" office:value-type="float" office:value="22">
            <text:p>22</text:p>
          </table:table-cell>
          <table:table-cell table:formula="of:=CONCATENATE(INT([.B307]);&quot;-&quot;;[.C307])" office:value-type="string" office:string-value="2008-22">
            <text:p>2008-22</text:p>
          </table:table-cell>
          <table:table-cell office:value-type="float" office:value="98">
            <text:p>98</text:p>
          </table:table-cell>
          <table:table-cell office:value-type="float" office:value="869.357117">
            <text:p>869.357117</text:p>
          </table:table-cell>
          <table:table-cell office:value-type="float" office:value="6.642326">
            <text:p>6.642326</text:p>
          </table:table-cell>
          <table:table-cell office:value-type="float" office:value="10.171228">
            <text:p>10.171228</text:p>
          </table:table-cell>
          <table:table-cell office:value-type="float" office:value="2.978421">
            <text:p>2.978421</text:p>
          </table:table-cell>
          <table:table-cell office:value-type="float" office:value="8.870991">
            <text:p>8.870991</text:p>
          </table:table-cell>
          <table:table-cell table:style-name="ce5" office:value-type="float" office:value="5">
            <text:p>5</text:p>
          </table:table-cell>
        </table:table-row>
        <table:table-row table:style-name="ro1">
          <table:table-cell office:value-type="float" office:value="2008023">
            <text:p>2008023</text:p>
          </table:table-cell>
          <table:table-cell table:formula="of:=[.A308]/1000" office:value-type="float" office:value="2008.023">
            <text:p>2008</text:p>
          </table:table-cell>
          <table:table-cell table:formula="of:=[.A308]-INT([.B308])*1000" office:value-type="float" office:value="23">
            <text:p>23</text:p>
          </table:table-cell>
          <table:table-cell table:formula="of:=CONCATENATE(INT([.B308]);&quot;-&quot;;[.C308])" office:value-type="string" office:string-value="2008-23">
            <text:p>2008-23</text:p>
          </table:table-cell>
          <table:table-cell office:value-type="float" office:value="598">
            <text:p>598</text:p>
          </table:table-cell>
          <table:table-cell office:value-type="float" office:value="5386.310547">
            <text:p>5386.310547</text:p>
          </table:table-cell>
          <table:table-cell office:value-type="float" office:value="5.758339">
            <text:p>5.758339</text:p>
          </table:table-cell>
          <table:table-cell office:value-type="float" office:value="10.390813">
            <text:p>10.390813</text:p>
          </table:table-cell>
          <table:table-cell office:value-type="float" office:value="3.001201">
            <text:p>3.001201</text:p>
          </table:table-cell>
          <table:table-cell office:value-type="float" office:value="9.007208">
            <text:p>9.007208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24">
            <text:p>2008024</text:p>
          </table:table-cell>
          <table:table-cell table:formula="of:=[.A309]/1000" office:value-type="float" office:value="2008.024">
            <text:p>2008</text:p>
          </table:table-cell>
          <table:table-cell table:formula="of:=[.A309]-INT([.B309])*1000" office:value-type="float" office:value="24">
            <text:p>24</text:p>
          </table:table-cell>
          <table:table-cell table:formula="of:=CONCATENATE(INT([.B309]);&quot;-&quot;;[.C309])" office:value-type="string" office:string-value="2008-24">
            <text:p>2008-24</text:p>
          </table:table-cell>
          <table:table-cell office:value-type="float" office:value="338">
            <text:p>338</text:p>
          </table:table-cell>
          <table:table-cell office:value-type="float" office:value="2528.31958">
            <text:p>2528.31958</text:p>
          </table:table-cell>
          <table:table-cell office:value-type="float" office:value="3.342722">
            <text:p>3.342722</text:p>
          </table:table-cell>
          <table:table-cell office:value-type="float" office:value="10.399061">
            <text:p>10.399061</text:p>
          </table:table-cell>
          <table:table-cell office:value-type="float" office:value="2.735002">
            <text:p>2.735002</text:p>
          </table:table-cell>
          <table:table-cell office:value-type="float" office:value="7.480236">
            <text:p>7.480236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25">
            <text:p>2008025</text:p>
          </table:table-cell>
          <table:table-cell table:formula="of:=[.A310]/1000" office:value-type="float" office:value="2008.025">
            <text:p>2008</text:p>
          </table:table-cell>
          <table:table-cell table:formula="of:=[.A310]-INT([.B310])*1000" office:value-type="float" office:value="25">
            <text:p>25</text:p>
          </table:table-cell>
          <table:table-cell table:formula="of:=CONCATENATE(INT([.B310]);&quot;-&quot;;[.C310])" office:value-type="string" office:string-value="2008-25">
            <text:p>2008-25</text:p>
          </table:table-cell>
          <table:table-cell office:value-type="float" office:value="599">
            <text:p>599</text:p>
          </table:table-cell>
          <table:table-cell office:value-type="float" office:value="4930.617676">
            <text:p>4930.617676</text:p>
          </table:table-cell>
          <table:table-cell office:value-type="float" office:value="5.206547">
            <text:p>5.206547</text:p>
          </table:table-cell>
          <table:table-cell office:value-type="float" office:value="9.840348">
            <text:p>9.840348</text:p>
          </table:table-cell>
          <table:table-cell office:value-type="float" office:value="2.869044">
            <text:p>2.869044</text:p>
          </table:table-cell>
          <table:table-cell office:value-type="float" office:value="8.231415">
            <text:p>8.231415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26">
            <text:p>2008026</text:p>
          </table:table-cell>
          <table:table-cell table:formula="of:=[.A311]/1000" office:value-type="float" office:value="2008.026">
            <text:p>2008</text:p>
          </table:table-cell>
          <table:table-cell table:formula="of:=[.A311]-INT([.B311])*1000" office:value-type="float" office:value="26">
            <text:p>26</text:p>
          </table:table-cell>
          <table:table-cell table:formula="of:=CONCATENATE(INT([.B311]);&quot;-&quot;;[.C311])" office:value-type="string" office:string-value="2008-26">
            <text:p>2008-26</text:p>
          </table:table-cell>
          <table:table-cell table:number-columns-repeated="6"/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27">
            <text:p>2008027</text:p>
          </table:table-cell>
          <table:table-cell table:formula="of:=[.A312]/1000" office:value-type="float" office:value="2008.027">
            <text:p>2008</text:p>
          </table:table-cell>
          <table:table-cell table:formula="of:=[.A312]-INT([.B312])*1000" office:value-type="float" office:value="27">
            <text:p>27</text:p>
          </table:table-cell>
          <table:table-cell table:formula="of:=CONCATENATE(INT([.B312]);&quot;-&quot;;[.C312])" office:value-type="string" office:string-value="2008-27">
            <text:p>2008-27</text:p>
          </table:table-cell>
          <table:table-cell office:value-type="float" office:value="599">
            <text:p>599</text:p>
          </table:table-cell>
          <table:table-cell office:value-type="float" office:value="3820.81543">
            <text:p>3820.81543</text:p>
          </table:table-cell>
          <table:table-cell office:value-type="float" office:value="2.120332">
            <text:p>2.120332</text:p>
          </table:table-cell>
          <table:table-cell office:value-type="float" office:value="8.020141">
            <text:p>8.020141</text:p>
          </table:table-cell>
          <table:table-cell office:value-type="float" office:value="2.5256">
            <text:p>2.5256</text:p>
          </table:table-cell>
          <table:table-cell office:value-type="float" office:value="6.378657">
            <text:p>6.378657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float" office:value="2008028">
            <text:p>2008028</text:p>
          </table:table-cell>
          <table:table-cell table:formula="of:=[.A313]/1000" office:value-type="float" office:value="2008.028">
            <text:p>2008</text:p>
          </table:table-cell>
          <table:table-cell table:formula="of:=[.A313]-INT([.B313])*1000" office:value-type="float" office:value="28">
            <text:p>28</text:p>
          </table:table-cell>
          <table:table-cell table:formula="of:=CONCATENATE(INT([.B313]);&quot;-&quot;;[.C313])" office:value-type="string" office:string-value="2008-28">
            <text:p>2008-28</text:p>
          </table:table-cell>
          <table:table-cell table:number-columns-repeated="6"/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29">
            <text:p>2008029</text:p>
          </table:table-cell>
          <table:table-cell table:formula="of:=[.A314]/1000" office:value-type="float" office:value="2008.029">
            <text:p>2008</text:p>
          </table:table-cell>
          <table:table-cell table:formula="of:=[.A314]-INT([.B314])*1000" office:value-type="float" office:value="29">
            <text:p>29</text:p>
          </table:table-cell>
          <table:table-cell table:formula="of:=CONCATENATE(INT([.B314]);&quot;-&quot;;[.C314])" office:value-type="string" office:string-value="2008-29">
            <text:p>2008-29</text:p>
          </table:table-cell>
          <table:table-cell office:value-type="float" office:value="599">
            <text:p>599</text:p>
          </table:table-cell>
          <table:table-cell office:value-type="float" office:value="4001.186768">
            <text:p>4001.186768</text:p>
          </table:table-cell>
          <table:table-cell office:value-type="float" office:value="3.091796">
            <text:p>3.091796</text:p>
          </table:table-cell>
          <table:table-cell office:value-type="float" office:value="8.531534">
            <text:p>8.531534</text:p>
          </table:table-cell>
          <table:table-cell office:value-type="float" office:value="2.584527">
            <text:p>2.584527</text:p>
          </table:table-cell>
          <table:table-cell office:value-type="float" office:value="6.679778">
            <text:p>6.679778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float" office:value="2008030">
            <text:p>2008030</text:p>
          </table:table-cell>
          <table:table-cell table:formula="of:=[.A315]/1000" office:value-type="float" office:value="2008.03">
            <text:p>2008</text:p>
          </table:table-cell>
          <table:table-cell table:formula="of:=[.A315]-INT([.B315])*1000" office:value-type="float" office:value="30">
            <text:p>30</text:p>
          </table:table-cell>
          <table:table-cell table:formula="of:=CONCATENATE(INT([.B315]);&quot;-&quot;;[.C315])" office:value-type="string" office:string-value="2008-30">
            <text:p>2008-30</text:p>
          </table:table-cell>
          <table:table-cell office:value-type="float" office:value="117">
            <text:p>117</text:p>
          </table:table-cell>
          <table:table-cell office:value-type="float" office:value="1152.464722">
            <text:p>1152.464722</text:p>
          </table:table-cell>
          <table:table-cell office:value-type="float" office:value="7.233005">
            <text:p>7.233005</text:p>
          </table:table-cell>
          <table:table-cell office:value-type="float" office:value="10.7639">
            <text:p>10.7639</text:p>
          </table:table-cell>
          <table:table-cell office:value-type="float" office:value="3.138491">
            <text:p>3.138491</text:p>
          </table:table-cell>
          <table:table-cell office:value-type="float" office:value="9.850126">
            <text:p>9.850126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float" office:value="2008031">
            <text:p>2008031</text:p>
          </table:table-cell>
          <table:table-cell table:formula="of:=[.A316]/1000" office:value-type="float" office:value="2008.031">
            <text:p>2008</text:p>
          </table:table-cell>
          <table:table-cell table:formula="of:=[.A316]-INT([.B316])*1000" office:value-type="float" office:value="31">
            <text:p>31</text:p>
          </table:table-cell>
          <table:table-cell table:formula="of:=CONCATENATE(INT([.B316]);&quot;-&quot;;[.C316])" office:value-type="string" office:string-value="2008-31">
            <text:p>2008-31</text:p>
          </table:table-cell>
          <table:table-cell table:number-columns-repeated="6"/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32">
            <text:p>2008032</text:p>
          </table:table-cell>
          <table:table-cell table:formula="of:=[.A317]/1000" office:value-type="float" office:value="2008.032">
            <text:p>2008</text:p>
          </table:table-cell>
          <table:table-cell table:formula="of:=[.A317]-INT([.B317])*1000" office:value-type="float" office:value="32">
            <text:p>32</text:p>
          </table:table-cell>
          <table:table-cell table:formula="of:=CONCATENATE(INT([.B317]);&quot;-&quot;;[.C317])" office:value-type="string" office:string-value="2008-32">
            <text:p>2008-32</text:p>
          </table:table-cell>
          <table:table-cell office:value-type="float" office:value="599">
            <text:p>599</text:p>
          </table:table-cell>
          <table:table-cell office:value-type="float" office:value="4726.62207">
            <text:p>4726.62207</text:p>
          </table:table-cell>
          <table:table-cell office:value-type="float" office:value="5.216876">
            <text:p>5.216876</text:p>
          </table:table-cell>
          <table:table-cell office:value-type="float" office:value="9.303236">
            <text:p>9.303236</text:p>
          </table:table-cell>
          <table:table-cell office:value-type="float" office:value="2.809067">
            <text:p>2.809067</text:p>
          </table:table-cell>
          <table:table-cell office:value-type="float" office:value="7.890855">
            <text:p>7.8908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33">
            <text:p>2008033</text:p>
          </table:table-cell>
          <table:table-cell table:formula="of:=[.A318]/1000" office:value-type="float" office:value="2008.033">
            <text:p>2008</text:p>
          </table:table-cell>
          <table:table-cell table:formula="of:=[.A318]-INT([.B318])*1000" office:value-type="float" office:value="33">
            <text:p>33</text:p>
          </table:table-cell>
          <table:table-cell table:formula="of:=CONCATENATE(INT([.B318]);&quot;-&quot;;[.C318])" office:value-type="string" office:string-value="2008-33">
            <text:p>2008-33</text:p>
          </table:table-cell>
          <table:table-cell office:value-type="float" office:value="598">
            <text:p>598</text:p>
          </table:table-cell>
          <table:table-cell office:value-type="float" office:value="3768.206299">
            <text:p>3768.206299</text:p>
          </table:table-cell>
          <table:table-cell office:value-type="float" office:value="2.293366">
            <text:p>2.293366</text:p>
          </table:table-cell>
          <table:table-cell office:value-type="float" office:value="8.028152">
            <text:p>8.028152</text:p>
          </table:table-cell>
          <table:table-cell office:value-type="float" office:value="2.510249">
            <text:p>2.510249</text:p>
          </table:table-cell>
          <table:table-cell office:value-type="float" office:value="6.301348">
            <text:p>6.3013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34">
            <text:p>2008034</text:p>
          </table:table-cell>
          <table:table-cell table:formula="of:=[.A319]/1000" office:value-type="float" office:value="2008.034">
            <text:p>2008</text:p>
          </table:table-cell>
          <table:table-cell table:formula="of:=[.A319]-INT([.B319])*1000" office:value-type="float" office:value="34">
            <text:p>34</text:p>
          </table:table-cell>
          <table:table-cell table:formula="of:=CONCATENATE(INT([.B319]);&quot;-&quot;;[.C319])" office:value-type="string" office:string-value="2008-34">
            <text:p>2008-34</text:p>
          </table:table-cell>
          <table:table-cell office:value-type="float" office:value="108">
            <text:p>108</text:p>
          </table:table-cell>
          <table:table-cell office:value-type="float" office:value="811.168335">
            <text:p>811.168335</text:p>
          </table:table-cell>
          <table:table-cell office:value-type="float" office:value="3.694834">
            <text:p>3.694834</text:p>
          </table:table-cell>
          <table:table-cell office:value-type="float" office:value="9.2988">
            <text:p>9.2988</text:p>
          </table:table-cell>
          <table:table-cell office:value-type="float" office:value="2.740587">
            <text:p>2.740587</text:p>
          </table:table-cell>
          <table:table-cell office:value-type="float" office:value="7.510818">
            <text:p>7.5108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35">
            <text:p>2008035</text:p>
          </table:table-cell>
          <table:table-cell table:formula="of:=[.A320]/1000" office:value-type="float" office:value="2008.035">
            <text:p>2008</text:p>
          </table:table-cell>
          <table:table-cell table:formula="of:=[.A320]-INT([.B320])*1000" office:value-type="float" office:value="35">
            <text:p>35</text:p>
          </table:table-cell>
          <table:table-cell table:formula="of:=CONCATENATE(INT([.B320]);&quot;-&quot;;[.C320])" office:value-type="string" office:string-value="2008-35">
            <text:p>2008-3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36">
            <text:p>2008036</text:p>
          </table:table-cell>
          <table:table-cell table:formula="of:=[.A321]/1000" office:value-type="float" office:value="2008.036">
            <text:p>2008</text:p>
          </table:table-cell>
          <table:table-cell table:formula="of:=[.A321]-INT([.B321])*1000" office:value-type="float" office:value="36">
            <text:p>36</text:p>
          </table:table-cell>
          <table:table-cell table:formula="of:=CONCATENATE(INT([.B321]);&quot;-&quot;;[.C321])" office:value-type="string" office:string-value="2008-36">
            <text:p>2008-36</text:p>
          </table:table-cell>
          <table:table-cell office:value-type="float" office:value="559">
            <text:p>559</text:p>
          </table:table-cell>
          <table:table-cell office:value-type="float" office:value="3965.639648">
            <text:p>3965.639648</text:p>
          </table:table-cell>
          <table:table-cell office:value-type="float" office:value="2.945977">
            <text:p>2.945977</text:p>
          </table:table-cell>
          <table:table-cell office:value-type="float" office:value="8.945489">
            <text:p>8.945489</text:p>
          </table:table-cell>
          <table:table-cell office:value-type="float" office:value="2.663488">
            <text:p>2.663488</text:p>
          </table:table-cell>
          <table:table-cell office:value-type="float" office:value="7.094168">
            <text:p>7.09416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37">
            <text:p>2008037</text:p>
          </table:table-cell>
          <table:table-cell table:formula="of:=[.A322]/1000" office:value-type="float" office:value="2008.037">
            <text:p>2008</text:p>
          </table:table-cell>
          <table:table-cell table:formula="of:=[.A322]-INT([.B322])*1000" office:value-type="float" office:value="37">
            <text:p>37</text:p>
          </table:table-cell>
          <table:table-cell table:formula="of:=CONCATENATE(INT([.B322]);&quot;-&quot;;[.C322])" office:value-type="string" office:string-value="2008-37">
            <text:p>2008-3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38">
            <text:p>2008038</text:p>
          </table:table-cell>
          <table:table-cell table:formula="of:=[.A323]/1000" office:value-type="float" office:value="2008.038">
            <text:p>2008</text:p>
          </table:table-cell>
          <table:table-cell table:formula="of:=[.A323]-INT([.B323])*1000" office:value-type="float" office:value="38">
            <text:p>38</text:p>
          </table:table-cell>
          <table:table-cell table:formula="of:=CONCATENATE(INT([.B323]);&quot;-&quot;;[.C323])" office:value-type="string" office:string-value="2008-38">
            <text:p>2008-38</text:p>
          </table:table-cell>
          <table:table-cell office:value-type="float" office:value="236">
            <text:p>236</text:p>
          </table:table-cell>
          <table:table-cell office:value-type="float" office:value="1883.56958">
            <text:p>1883.56958</text:p>
          </table:table-cell>
          <table:table-cell office:value-type="float" office:value="4.616623">
            <text:p>4.616623</text:p>
          </table:table-cell>
          <table:table-cell office:value-type="float" office:value="9.559243">
            <text:p>9.559243</text:p>
          </table:table-cell>
          <table:table-cell office:value-type="float" office:value="2.825107">
            <text:p>2.825107</text:p>
          </table:table-cell>
          <table:table-cell office:value-type="float" office:value="7.981227">
            <text:p>7.9812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39">
            <text:p>2008039</text:p>
          </table:table-cell>
          <table:table-cell table:formula="of:=[.A324]/1000" office:value-type="float" office:value="2008.039">
            <text:p>2008</text:p>
          </table:table-cell>
          <table:table-cell table:formula="of:=[.A324]-INT([.B324])*1000" office:value-type="float" office:value="39">
            <text:p>39</text:p>
          </table:table-cell>
          <table:table-cell table:formula="of:=CONCATENATE(INT([.B324]);&quot;-&quot;;[.C324])" office:value-type="string" office:string-value="2008-39">
            <text:p>2008-39</text:p>
          </table:table-cell>
          <table:table-cell office:value-type="float" office:value="13">
            <text:p>13</text:p>
          </table:table-cell>
          <table:table-cell office:value-type="float" office:value="111.512787">
            <text:p>111.512787</text:p>
          </table:table-cell>
          <table:table-cell office:value-type="float" office:value="7.782715">
            <text:p>7.782715</text:p>
          </table:table-cell>
          <table:table-cell office:value-type="float" office:value="9.523416">
            <text:p>9.523416</text:p>
          </table:table-cell>
          <table:table-cell office:value-type="float" office:value="2.928806">
            <text:p>2.928806</text:p>
          </table:table-cell>
          <table:table-cell office:value-type="float" office:value="8.577907">
            <text:p>8.5779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40">
            <text:p>2008040</text:p>
          </table:table-cell>
          <table:table-cell table:formula="of:=[.A325]/1000" office:value-type="float" office:value="2008.04">
            <text:p>2008</text:p>
          </table:table-cell>
          <table:table-cell table:formula="of:=[.A325]-INT([.B325])*1000" office:value-type="float" office:value="40">
            <text:p>40</text:p>
          </table:table-cell>
          <table:table-cell table:formula="of:=CONCATENATE(INT([.B325]);&quot;-&quot;;[.C325])" office:value-type="string" office:string-value="2008-40">
            <text:p>2008-40</text:p>
          </table:table-cell>
          <table:table-cell office:value-type="float" office:value="599">
            <text:p>599</text:p>
          </table:table-cell>
          <table:table-cell office:value-type="float" office:value="4503.859375">
            <text:p>4503.859375</text:p>
          </table:table-cell>
          <table:table-cell office:value-type="float" office:value="3.874228">
            <text:p>3.874228</text:p>
          </table:table-cell>
          <table:table-cell office:value-type="float" office:value="9.407036">
            <text:p>9.407036</text:p>
          </table:table-cell>
          <table:table-cell office:value-type="float" office:value="2.742073">
            <text:p>2.742073</text:p>
          </table:table-cell>
          <table:table-cell office:value-type="float" office:value="7.518964">
            <text:p>7.5189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41">
            <text:p>2008041</text:p>
          </table:table-cell>
          <table:table-cell table:formula="of:=[.A326]/1000" office:value-type="float" office:value="2008.041">
            <text:p>2008</text:p>
          </table:table-cell>
          <table:table-cell table:formula="of:=[.A326]-INT([.B326])*1000" office:value-type="float" office:value="41">
            <text:p>41</text:p>
          </table:table-cell>
          <table:table-cell table:formula="of:=CONCATENATE(INT([.B326]);&quot;-&quot;;[.C326])" office:value-type="string" office:string-value="2008-41">
            <text:p>2008-41</text:p>
          </table:table-cell>
          <table:table-cell office:value-type="float" office:value="584">
            <text:p>584</text:p>
          </table:table-cell>
          <table:table-cell office:value-type="float" office:value="4416.701172">
            <text:p>4416.701172</text:p>
          </table:table-cell>
          <table:table-cell office:value-type="float" office:value="4.019634">
            <text:p>4.019634</text:p>
          </table:table-cell>
          <table:table-cell office:value-type="float" office:value="10.073343">
            <text:p>10.073343</text:p>
          </table:table-cell>
          <table:table-cell office:value-type="float" office:value="2.750063">
            <text:p>2.750063</text:p>
          </table:table-cell>
          <table:table-cell office:value-type="float" office:value="7.562844">
            <text:p>7.5628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42">
            <text:p>2008042</text:p>
          </table:table-cell>
          <table:table-cell table:formula="of:=[.A327]/1000" office:value-type="float" office:value="2008.042">
            <text:p>2008</text:p>
          </table:table-cell>
          <table:table-cell table:formula="of:=[.A327]-INT([.B327])*1000" office:value-type="float" office:value="42">
            <text:p>42</text:p>
          </table:table-cell>
          <table:table-cell table:formula="of:=CONCATENATE(INT([.B327]);&quot;-&quot;;[.C327])" office:value-type="string" office:string-value="2008-42">
            <text:p>2008-4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43">
            <text:p>2008043</text:p>
          </table:table-cell>
          <table:table-cell table:formula="of:=[.A328]/1000" office:value-type="float" office:value="2008.043">
            <text:p>2008</text:p>
          </table:table-cell>
          <table:table-cell table:formula="of:=[.A328]-INT([.B328])*1000" office:value-type="float" office:value="43">
            <text:p>43</text:p>
          </table:table-cell>
          <table:table-cell table:formula="of:=CONCATENATE(INT([.B328]);&quot;-&quot;;[.C328])" office:value-type="string" office:string-value="2008-43">
            <text:p>2008-43</text:p>
          </table:table-cell>
          <table:table-cell office:value-type="float" office:value="592">
            <text:p>592</text:p>
          </table:table-cell>
          <table:table-cell office:value-type="float" office:value="4432.860352">
            <text:p>4432.860352</text:p>
          </table:table-cell>
          <table:table-cell office:value-type="float" office:value="4.359565">
            <text:p>4.359565</text:p>
          </table:table-cell>
          <table:table-cell office:value-type="float" office:value="9.181776">
            <text:p>9.181776</text:p>
          </table:table-cell>
          <table:table-cell office:value-type="float" office:value="2.73641">
            <text:p>2.73641</text:p>
          </table:table-cell>
          <table:table-cell office:value-type="float" office:value="7.48794">
            <text:p>7.487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44">
            <text:p>2008044</text:p>
          </table:table-cell>
          <table:table-cell table:formula="of:=[.A329]/1000" office:value-type="float" office:value="2008.044">
            <text:p>2008</text:p>
          </table:table-cell>
          <table:table-cell table:formula="of:=[.A329]-INT([.B329])*1000" office:value-type="float" office:value="44">
            <text:p>44</text:p>
          </table:table-cell>
          <table:table-cell table:formula="of:=CONCATENATE(INT([.B329]);&quot;-&quot;;[.C329])" office:value-type="string" office:string-value="2008-44">
            <text:p>2008-4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45">
            <text:p>2008045</text:p>
          </table:table-cell>
          <table:table-cell table:formula="of:=[.A330]/1000" office:value-type="float" office:value="2008.045">
            <text:p>2008</text:p>
          </table:table-cell>
          <table:table-cell table:formula="of:=[.A330]-INT([.B330])*1000" office:value-type="float" office:value="45">
            <text:p>45</text:p>
          </table:table-cell>
          <table:table-cell table:formula="of:=CONCATENATE(INT([.B330]);&quot;-&quot;;[.C330])" office:value-type="string" office:string-value="2008-45">
            <text:p>2008-45</text:p>
          </table:table-cell>
          <table:table-cell office:value-type="float" office:value="599">
            <text:p>599</text:p>
          </table:table-cell>
          <table:table-cell office:value-type="float" office:value="3893.844482">
            <text:p>3893.844482</text:p>
          </table:table-cell>
          <table:table-cell office:value-type="float" office:value="2.50373">
            <text:p>2.50373</text:p>
          </table:table-cell>
          <table:table-cell office:value-type="float" office:value="8.245432">
            <text:p>8.245432</text:p>
          </table:table-cell>
          <table:table-cell office:value-type="float" office:value="2.549623">
            <text:p>2.549623</text:p>
          </table:table-cell>
          <table:table-cell office:value-type="float" office:value="6.500575">
            <text:p>6.5005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46">
            <text:p>2008046</text:p>
          </table:table-cell>
          <table:table-cell table:formula="of:=[.A331]/1000" office:value-type="float" office:value="2008.046">
            <text:p>2008</text:p>
          </table:table-cell>
          <table:table-cell table:formula="of:=[.A331]-INT([.B331])*1000" office:value-type="float" office:value="46">
            <text:p>46</text:p>
          </table:table-cell>
          <table:table-cell table:formula="of:=CONCATENATE(INT([.B331]);&quot;-&quot;;[.C331])" office:value-type="string" office:string-value="2008-46">
            <text:p>2008-46</text:p>
          </table:table-cell>
          <table:table-cell office:value-type="float" office:value="599">
            <text:p>599</text:p>
          </table:table-cell>
          <table:table-cell office:value-type="float" office:value="5108.185059">
            <text:p>5108.185059</text:p>
          </table:table-cell>
          <table:table-cell office:value-type="float" office:value="6.364658">
            <text:p>6.364658</text:p>
          </table:table-cell>
          <table:table-cell office:value-type="float" office:value="9.721742">
            <text:p>9.721742</text:p>
          </table:table-cell>
          <table:table-cell office:value-type="float" office:value="2.920249">
            <text:p>2.920249</text:p>
          </table:table-cell>
          <table:table-cell office:value-type="float" office:value="8.527855">
            <text:p>8.5278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47">
            <text:p>2008047</text:p>
          </table:table-cell>
          <table:table-cell table:formula="of:=[.A332]/1000" office:value-type="float" office:value="2008.047">
            <text:p>2008</text:p>
          </table:table-cell>
          <table:table-cell table:formula="of:=[.A332]-INT([.B332])*1000" office:value-type="float" office:value="47">
            <text:p>47</text:p>
          </table:table-cell>
          <table:table-cell table:formula="of:=CONCATENATE(INT([.B332]);&quot;-&quot;;[.C332])" office:value-type="string" office:string-value="2008-47">
            <text:p>2008-47</text:p>
          </table:table-cell>
          <table:table-cell office:value-type="float" office:value="599">
            <text:p>599</text:p>
          </table:table-cell>
          <table:table-cell office:value-type="float" office:value="3448.411133">
            <text:p>3448.411133</text:p>
          </table:table-cell>
          <table:table-cell office:value-type="float" office:value="1.534106">
            <text:p>1.534106</text:p>
          </table:table-cell>
          <table:table-cell office:value-type="float" office:value="7.735866">
            <text:p>7.735866</text:p>
          </table:table-cell>
          <table:table-cell office:value-type="float" office:value="2.399364">
            <text:p>2.399364</text:p>
          </table:table-cell>
          <table:table-cell office:value-type="float" office:value="5.756947">
            <text:p>5.7569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48">
            <text:p>2008048</text:p>
          </table:table-cell>
          <table:table-cell table:formula="of:=[.A333]/1000" office:value-type="float" office:value="2008.048">
            <text:p>2008</text:p>
          </table:table-cell>
          <table:table-cell table:formula="of:=[.A333]-INT([.B333])*1000" office:value-type="float" office:value="48">
            <text:p>48</text:p>
          </table:table-cell>
          <table:table-cell table:formula="of:=CONCATENATE(INT([.B333]);&quot;-&quot;;[.C333])" office:value-type="string" office:string-value="2008-48">
            <text:p>2008-48</text:p>
          </table:table-cell>
          <table:table-cell office:value-type="float" office:value="599">
            <text:p>599</text:p>
          </table:table-cell>
          <table:table-cell office:value-type="float" office:value="3969.36084">
            <text:p>3969.36084</text:p>
          </table:table-cell>
          <table:table-cell office:value-type="float" office:value="3.162246">
            <text:p>3.162246</text:p>
          </table:table-cell>
          <table:table-cell office:value-type="float" office:value="8.187782">
            <text:p>8.187782</text:p>
          </table:table-cell>
          <table:table-cell office:value-type="float" office:value="2.574227">
            <text:p>2.574227</text:p>
          </table:table-cell>
          <table:table-cell office:value-type="float" office:value="6.626646">
            <text:p>6.6266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49">
            <text:p>2008049</text:p>
          </table:table-cell>
          <table:table-cell table:formula="of:=[.A334]/1000" office:value-type="float" office:value="2008.049">
            <text:p>2008</text:p>
          </table:table-cell>
          <table:table-cell table:formula="of:=[.A334]-INT([.B334])*1000" office:value-type="float" office:value="49">
            <text:p>49</text:p>
          </table:table-cell>
          <table:table-cell table:formula="of:=CONCATENATE(INT([.B334]);&quot;-&quot;;[.C334])" office:value-type="string" office:string-value="2008-49">
            <text:p>2008-49</text:p>
          </table:table-cell>
          <table:table-cell office:value-type="float" office:value="454">
            <text:p>454</text:p>
          </table:table-cell>
          <table:table-cell office:value-type="float" office:value="1844.185181">
            <text:p>1844.185181</text:p>
          </table:table-cell>
          <table:table-cell office:value-type="float" office:value="2.16309">
            <text:p>2.16309</text:p>
          </table:table-cell>
          <table:table-cell office:value-type="float" office:value="7.583272">
            <text:p>7.583272</text:p>
          </table:table-cell>
          <table:table-cell office:value-type="float" office:value="2.015461">
            <text:p>2.015461</text:p>
          </table:table-cell>
          <table:table-cell office:value-type="float" office:value="4.062082">
            <text:p>4.0620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50">
            <text:p>2008050</text:p>
          </table:table-cell>
          <table:table-cell table:formula="of:=[.A335]/1000" office:value-type="float" office:value="2008.05">
            <text:p>2008</text:p>
          </table:table-cell>
          <table:table-cell table:formula="of:=[.A335]-INT([.B335])*1000" office:value-type="float" office:value="50">
            <text:p>50</text:p>
          </table:table-cell>
          <table:table-cell table:formula="of:=CONCATENATE(INT([.B335]);&quot;-&quot;;[.C335])" office:value-type="string" office:string-value="2008-50">
            <text:p>2008-50</text:p>
          </table:table-cell>
          <table:table-cell office:value-type="float" office:value="599">
            <text:p>599</text:p>
          </table:table-cell>
          <table:table-cell office:value-type="float" office:value="2756.142334">
            <text:p>2756.142334</text:p>
          </table:table-cell>
          <table:table-cell office:value-type="float" office:value="3.109668">
            <text:p>3.109668</text:p>
          </table:table-cell>
          <table:table-cell office:value-type="float" office:value="6.551659">
            <text:p>6.551659</text:p>
          </table:table-cell>
          <table:table-cell office:value-type="float" office:value="2.14505">
            <text:p>2.14505</text:p>
          </table:table-cell>
          <table:table-cell office:value-type="float" office:value="4.601239">
            <text:p>4.6012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51">
            <text:p>2008051</text:p>
          </table:table-cell>
          <table:table-cell table:formula="of:=[.A336]/1000" office:value-type="float" office:value="2008.051">
            <text:p>2008</text:p>
          </table:table-cell>
          <table:table-cell table:formula="of:=[.A336]-INT([.B336])*1000" office:value-type="float" office:value="51">
            <text:p>51</text:p>
          </table:table-cell>
          <table:table-cell table:formula="of:=CONCATENATE(INT([.B336]);&quot;-&quot;;[.C336])" office:value-type="string" office:string-value="2008-51">
            <text:p>2008-5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52">
            <text:p>2008052</text:p>
          </table:table-cell>
          <table:table-cell table:formula="of:=[.A337]/1000" office:value-type="float" office:value="2008.052">
            <text:p>2008</text:p>
          </table:table-cell>
          <table:table-cell table:formula="of:=[.A337]-INT([.B337])*1000" office:value-type="float" office:value="52">
            <text:p>52</text:p>
          </table:table-cell>
          <table:table-cell table:formula="of:=CONCATENATE(INT([.B337]);&quot;-&quot;;[.C337])" office:value-type="string" office:string-value="2008-52">
            <text:p>2008-52</text:p>
          </table:table-cell>
          <table:table-cell office:value-type="float" office:value="599">
            <text:p>599</text:p>
          </table:table-cell>
          <table:table-cell office:value-type="float" office:value="2519.628174">
            <text:p>2519.628174</text:p>
          </table:table-cell>
          <table:table-cell office:value-type="float" office:value="2.31865">
            <text:p>2.31865</text:p>
          </table:table-cell>
          <table:table-cell office:value-type="float" office:value="6.048026">
            <text:p>6.048026</text:p>
          </table:table-cell>
          <table:table-cell office:value-type="float" office:value="2.050949">
            <text:p>2.050949</text:p>
          </table:table-cell>
          <table:table-cell office:value-type="float" office:value="4.206391">
            <text:p>4.20639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53">
            <text:p>2008053</text:p>
          </table:table-cell>
          <table:table-cell table:formula="of:=[.A338]/1000" office:value-type="float" office:value="2008.053">
            <text:p>2008</text:p>
          </table:table-cell>
          <table:table-cell table:formula="of:=[.A338]-INT([.B338])*1000" office:value-type="float" office:value="53">
            <text:p>53</text:p>
          </table:table-cell>
          <table:table-cell table:formula="of:=CONCATENATE(INT([.B338]);&quot;-&quot;;[.C338])" office:value-type="string" office:string-value="2008-53">
            <text:p>2008-5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54">
            <text:p>2008054</text:p>
          </table:table-cell>
          <table:table-cell table:formula="of:=[.A339]/1000" office:value-type="float" office:value="2008.054">
            <text:p>2008</text:p>
          </table:table-cell>
          <table:table-cell table:formula="of:=[.A339]-INT([.B339])*1000" office:value-type="float" office:value="54">
            <text:p>54</text:p>
          </table:table-cell>
          <table:table-cell table:formula="of:=CONCATENATE(INT([.B339]);&quot;-&quot;;[.C339])" office:value-type="string" office:string-value="2008-54">
            <text:p>2008-54</text:p>
          </table:table-cell>
          <table:table-cell office:value-type="float" office:value="599">
            <text:p>599</text:p>
          </table:table-cell>
          <table:table-cell office:value-type="float" office:value="3396.213867">
            <text:p>3396.213867</text:p>
          </table:table-cell>
          <table:table-cell office:value-type="float" office:value="4.454042">
            <text:p>4.454042</text:p>
          </table:table-cell>
          <table:table-cell office:value-type="float" office:value="7.315358">
            <text:p>7.315358</text:p>
          </table:table-cell>
          <table:table-cell office:value-type="float" office:value="2.381135">
            <text:p>2.381135</text:p>
          </table:table-cell>
          <table:table-cell office:value-type="float" office:value="5.669806">
            <text:p>5.6698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55">
            <text:p>2008055</text:p>
          </table:table-cell>
          <table:table-cell table:formula="of:=[.A340]/1000" office:value-type="float" office:value="2008.055">
            <text:p>2008</text:p>
          </table:table-cell>
          <table:table-cell table:formula="of:=[.A340]-INT([.B340])*1000" office:value-type="float" office:value="55">
            <text:p>55</text:p>
          </table:table-cell>
          <table:table-cell table:formula="of:=CONCATENATE(INT([.B340]);&quot;-&quot;;[.C340])" office:value-type="string" office:string-value="2008-55">
            <text:p>2008-55</text:p>
          </table:table-cell>
          <table:table-cell office:value-type="float" office:value="599">
            <text:p>599</text:p>
          </table:table-cell>
          <table:table-cell office:value-type="float" office:value="3836.233398">
            <text:p>3836.233398</text:p>
          </table:table-cell>
          <table:table-cell office:value-type="float" office:value="5.102729">
            <text:p>5.102729</text:p>
          </table:table-cell>
          <table:table-cell office:value-type="float" office:value="8.122157">
            <text:p>8.122157</text:p>
          </table:table-cell>
          <table:table-cell office:value-type="float" office:value="2.530691">
            <text:p>2.530691</text:p>
          </table:table-cell>
          <table:table-cell office:value-type="float" office:value="6.404397">
            <text:p>6.4043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56">
            <text:p>2008056</text:p>
          </table:table-cell>
          <table:table-cell table:formula="of:=[.A341]/1000" office:value-type="float" office:value="2008.056">
            <text:p>2008</text:p>
          </table:table-cell>
          <table:table-cell table:formula="of:=[.A341]-INT([.B341])*1000" office:value-type="float" office:value="56">
            <text:p>56</text:p>
          </table:table-cell>
          <table:table-cell table:formula="of:=CONCATENATE(INT([.B341]);&quot;-&quot;;[.C341])" office:value-type="string" office:string-value="2008-56">
            <text:p>2008-56</text:p>
          </table:table-cell>
          <table:table-cell office:value-type="float" office:value="599">
            <text:p>599</text:p>
          </table:table-cell>
          <table:table-cell office:value-type="float" office:value="2467.346436">
            <text:p>2467.346436</text:p>
          </table:table-cell>
          <table:table-cell office:value-type="float" office:value="2.017309">
            <text:p>2.017309</text:p>
          </table:table-cell>
          <table:table-cell office:value-type="float" office:value="5.814565">
            <text:p>5.814565</text:p>
          </table:table-cell>
          <table:table-cell office:value-type="float" office:value="2.029559">
            <text:p>2.029559</text:p>
          </table:table-cell>
          <table:table-cell office:value-type="float" office:value="4.119109">
            <text:p>4.1191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57">
            <text:p>2008057</text:p>
          </table:table-cell>
          <table:table-cell table:formula="of:=[.A342]/1000" office:value-type="float" office:value="2008.057">
            <text:p>2008</text:p>
          </table:table-cell>
          <table:table-cell table:formula="of:=[.A342]-INT([.B342])*1000" office:value-type="float" office:value="57">
            <text:p>57</text:p>
          </table:table-cell>
          <table:table-cell table:formula="of:=CONCATENATE(INT([.B342]);&quot;-&quot;;[.C342])" office:value-type="string" office:string-value="2008-57">
            <text:p>2008-57</text:p>
          </table:table-cell>
          <table:table-cell office:value-type="float" office:value="527">
            <text:p>527</text:p>
          </table:table-cell>
          <table:table-cell office:value-type="float" office:value="2752.930664">
            <text:p>2752.930664</text:p>
          </table:table-cell>
          <table:table-cell office:value-type="float" office:value="2.656383">
            <text:p>2.656383</text:p>
          </table:table-cell>
          <table:table-cell office:value-type="float" office:value="8.121124">
            <text:p>8.121124</text:p>
          </table:table-cell>
          <table:table-cell office:value-type="float" office:value="2.285558">
            <text:p>2.285558</text:p>
          </table:table-cell>
          <table:table-cell office:value-type="float" office:value="5.223777">
            <text:p>5.2237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58">
            <text:p>2008058</text:p>
          </table:table-cell>
          <table:table-cell table:formula="of:=[.A343]/1000" office:value-type="float" office:value="2008.058">
            <text:p>2008</text:p>
          </table:table-cell>
          <table:table-cell table:formula="of:=[.A343]-INT([.B343])*1000" office:value-type="float" office:value="58">
            <text:p>58</text:p>
          </table:table-cell>
          <table:table-cell table:formula="of:=CONCATENATE(INT([.B343]);&quot;-&quot;;[.C343])" office:value-type="string" office:string-value="2008-58">
            <text:p>2008-5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59">
            <text:p>2008059</text:p>
          </table:table-cell>
          <table:table-cell table:formula="of:=[.A344]/1000" office:value-type="float" office:value="2008.059">
            <text:p>2008</text:p>
          </table:table-cell>
          <table:table-cell table:formula="of:=[.A344]-INT([.B344])*1000" office:value-type="float" office:value="59">
            <text:p>59</text:p>
          </table:table-cell>
          <table:table-cell table:formula="of:=CONCATENATE(INT([.B344]);&quot;-&quot;;[.C344])" office:value-type="string" office:string-value="2008-59">
            <text:p>2008-59</text:p>
          </table:table-cell>
          <table:table-cell office:value-type="float" office:value="567">
            <text:p>567</text:p>
          </table:table-cell>
          <table:table-cell office:value-type="float" office:value="4026.292969">
            <text:p>4026.292969</text:p>
          </table:table-cell>
          <table:table-cell office:value-type="float" office:value="6.076462">
            <text:p>6.076462</text:p>
          </table:table-cell>
          <table:table-cell office:value-type="float" office:value="8.169802">
            <text:p>8.169802</text:p>
          </table:table-cell>
          <table:table-cell office:value-type="float" office:value="2.664779">
            <text:p>2.664779</text:p>
          </table:table-cell>
          <table:table-cell office:value-type="float" office:value="7.101046">
            <text:p>7.10104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60">
            <text:p>2008060</text:p>
          </table:table-cell>
          <table:table-cell table:formula="of:=[.A345]/1000" office:value-type="float" office:value="2008.06">
            <text:p>2008</text:p>
          </table:table-cell>
          <table:table-cell table:formula="of:=[.A345]-INT([.B345])*1000" office:value-type="float" office:value="60">
            <text:p>60</text:p>
          </table:table-cell>
          <table:table-cell table:formula="of:=CONCATENATE(INT([.B345]);&quot;-&quot;;[.C345])" office:value-type="string" office:string-value="2008-60">
            <text:p>2008-6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61">
            <text:p>2008061</text:p>
          </table:table-cell>
          <table:table-cell table:formula="of:=[.A346]/1000" office:value-type="float" office:value="2008.061">
            <text:p>2008</text:p>
          </table:table-cell>
          <table:table-cell table:formula="of:=[.A346]-INT([.B346])*1000" office:value-type="float" office:value="61">
            <text:p>61</text:p>
          </table:table-cell>
          <table:table-cell table:formula="of:=CONCATENATE(INT([.B346]);&quot;-&quot;;[.C346])" office:value-type="string" office:string-value="2008-61">
            <text:p>2008-61</text:p>
          </table:table-cell>
          <table:table-cell office:value-type="float" office:value="599">
            <text:p>599</text:p>
          </table:table-cell>
          <table:table-cell office:value-type="float" office:value="1657.285889">
            <text:p>1657.285889</text:p>
          </table:table-cell>
          <table:table-cell office:value-type="float" office:value="0.731226">
            <text:p>0.731226</text:p>
          </table:table-cell>
          <table:table-cell office:value-type="float" office:value="4.596994">
            <text:p>4.596994</text:p>
          </table:table-cell>
          <table:table-cell office:value-type="float" office:value="1.663356">
            <text:p>1.663356</text:p>
          </table:table-cell>
          <table:table-cell office:value-type="float" office:value="2.766754">
            <text:p>2.76675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62">
            <text:p>2008062</text:p>
          </table:table-cell>
          <table:table-cell table:formula="of:=[.A347]/1000" office:value-type="float" office:value="2008.062">
            <text:p>2008</text:p>
          </table:table-cell>
          <table:table-cell table:formula="of:=[.A347]-INT([.B347])*1000" office:value-type="float" office:value="62">
            <text:p>62</text:p>
          </table:table-cell>
          <table:table-cell table:formula="of:=CONCATENATE(INT([.B347]);&quot;-&quot;;[.C347])" office:value-type="string" office:string-value="2008-62">
            <text:p>2008-62</text:p>
          </table:table-cell>
          <table:table-cell office:value-type="float" office:value="599">
            <text:p>599</text:p>
          </table:table-cell>
          <table:table-cell office:value-type="float" office:value="3801.075684">
            <text:p>3801.075684</text:p>
          </table:table-cell>
          <table:table-cell office:value-type="float" office:value="5.116201">
            <text:p>5.116201</text:p>
          </table:table-cell>
          <table:table-cell office:value-type="float" office:value="8.048165">
            <text:p>8.048165</text:p>
          </table:table-cell>
          <table:table-cell office:value-type="float" office:value="2.519068">
            <text:p>2.519068</text:p>
          </table:table-cell>
          <table:table-cell office:value-type="float" office:value="6.345702">
            <text:p>6.3457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63">
            <text:p>2008063</text:p>
          </table:table-cell>
          <table:table-cell table:formula="of:=[.A348]/1000" office:value-type="float" office:value="2008.063">
            <text:p>2008</text:p>
          </table:table-cell>
          <table:table-cell table:formula="of:=[.A348]-INT([.B348])*1000" office:value-type="float" office:value="63">
            <text:p>63</text:p>
          </table:table-cell>
          <table:table-cell table:formula="of:=CONCATENATE(INT([.B348]);&quot;-&quot;;[.C348])" office:value-type="string" office:string-value="2008-63">
            <text:p>2008-63</text:p>
          </table:table-cell>
          <table:table-cell office:value-type="float" office:value="599">
            <text:p>599</text:p>
          </table:table-cell>
          <table:table-cell office:value-type="float" office:value="1391.650513">
            <text:p>1391.650513</text:p>
          </table:table-cell>
          <table:table-cell office:value-type="float" office:value="0.479386">
            <text:p>0.479386</text:p>
          </table:table-cell>
          <table:table-cell office:value-type="float" office:value="4.661548">
            <text:p>4.661548</text:p>
          </table:table-cell>
          <table:table-cell office:value-type="float" office:value="1.524234">
            <text:p>1.524234</text:p>
          </table:table-cell>
          <table:table-cell office:value-type="float" office:value="2.32329">
            <text:p>2.323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64">
            <text:p>2008064</text:p>
          </table:table-cell>
          <table:table-cell table:formula="of:=[.A349]/1000" office:value-type="float" office:value="2008.064">
            <text:p>2008</text:p>
          </table:table-cell>
          <table:table-cell table:formula="of:=[.A349]-INT([.B349])*1000" office:value-type="float" office:value="64">
            <text:p>64</text:p>
          </table:table-cell>
          <table:table-cell table:formula="of:=CONCATENATE(INT([.B349]);&quot;-&quot;;[.C349])" office:value-type="string" office:string-value="2008-64">
            <text:p>2008-64</text:p>
          </table:table-cell>
          <table:table-cell office:value-type="float" office:value="599">
            <text:p>599</text:p>
          </table:table-cell>
          <table:table-cell office:value-type="float" office:value="2629.304443">
            <text:p>2629.304443</text:p>
          </table:table-cell>
          <table:table-cell office:value-type="float" office:value="3.117576">
            <text:p>3.117576</text:p>
          </table:table-cell>
          <table:table-cell office:value-type="float" office:value="5.757861">
            <text:p>5.757861</text:p>
          </table:table-cell>
          <table:table-cell office:value-type="float" office:value="2.095111">
            <text:p>2.095111</text:p>
          </table:table-cell>
          <table:table-cell office:value-type="float" office:value="4.38949">
            <text:p>4.389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65">
            <text:p>2008065</text:p>
          </table:table-cell>
          <table:table-cell table:formula="of:=[.A350]/1000" office:value-type="float" office:value="2008.065">
            <text:p>2008</text:p>
          </table:table-cell>
          <table:table-cell table:formula="of:=[.A350]-INT([.B350])*1000" office:value-type="float" office:value="65">
            <text:p>65</text:p>
          </table:table-cell>
          <table:table-cell table:formula="of:=CONCATENATE(INT([.B350]);&quot;-&quot;;[.C350])" office:value-type="string" office:string-value="2008-65">
            <text:p>2008-65</text:p>
          </table:table-cell>
          <table:table-cell office:value-type="float" office:value="599">
            <text:p>599</text:p>
          </table:table-cell>
          <table:table-cell office:value-type="float" office:value="1996.453613">
            <text:p>1996.453613</text:p>
          </table:table-cell>
          <table:table-cell office:value-type="float" office:value="2.047877">
            <text:p>2.047877</text:p>
          </table:table-cell>
          <table:table-cell office:value-type="float" office:value="4.862481">
            <text:p>4.862481</text:p>
          </table:table-cell>
          <table:table-cell office:value-type="float" office:value="1.825644">
            <text:p>1.825644</text:p>
          </table:table-cell>
          <table:table-cell office:value-type="float" office:value="3.332978">
            <text:p>3.3329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66">
            <text:p>2008066</text:p>
          </table:table-cell>
          <table:table-cell table:formula="of:=[.A351]/1000" office:value-type="float" office:value="2008.066">
            <text:p>2008</text:p>
          </table:table-cell>
          <table:table-cell table:formula="of:=[.A351]-INT([.B351])*1000" office:value-type="float" office:value="66">
            <text:p>66</text:p>
          </table:table-cell>
          <table:table-cell table:formula="of:=CONCATENATE(INT([.B351]);&quot;-&quot;;[.C351])" office:value-type="string" office:string-value="2008-66">
            <text:p>2008-66</text:p>
          </table:table-cell>
          <table:table-cell office:value-type="float" office:value="599">
            <text:p>599</text:p>
          </table:table-cell>
          <table:table-cell office:value-type="float" office:value="2775.170166">
            <text:p>2775.170166</text:p>
          </table:table-cell>
          <table:table-cell office:value-type="float" office:value="2.384644">
            <text:p>2.384644</text:p>
          </table:table-cell>
          <table:table-cell office:value-type="float" office:value="6.873497">
            <text:p>6.873497</text:p>
          </table:table-cell>
          <table:table-cell office:value-type="float" office:value="2.152442">
            <text:p>2.152442</text:p>
          </table:table-cell>
          <table:table-cell office:value-type="float" office:value="4.633005">
            <text:p>4.6330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67">
            <text:p>2008067</text:p>
          </table:table-cell>
          <table:table-cell table:formula="of:=[.A352]/1000" office:value-type="float" office:value="2008.067">
            <text:p>2008</text:p>
          </table:table-cell>
          <table:table-cell table:formula="of:=[.A352]-INT([.B352])*1000" office:value-type="float" office:value="67">
            <text:p>67</text:p>
          </table:table-cell>
          <table:table-cell table:formula="of:=CONCATENATE(INT([.B352]);&quot;-&quot;;[.C352])" office:value-type="string" office:string-value="2008-67">
            <text:p>2008-6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68">
            <text:p>2008068</text:p>
          </table:table-cell>
          <table:table-cell table:formula="of:=[.A353]/1000" office:value-type="float" office:value="2008.068">
            <text:p>2008</text:p>
          </table:table-cell>
          <table:table-cell table:formula="of:=[.A353]-INT([.B353])*1000" office:value-type="float" office:value="68">
            <text:p>68</text:p>
          </table:table-cell>
          <table:table-cell table:formula="of:=CONCATENATE(INT([.B353]);&quot;-&quot;;[.C353])" office:value-type="string" office:string-value="2008-68">
            <text:p>2008-68</text:p>
          </table:table-cell>
          <table:table-cell office:value-type="float" office:value="599">
            <text:p>599</text:p>
          </table:table-cell>
          <table:table-cell office:value-type="float" office:value="2434.153564">
            <text:p>2434.153564</text:p>
          </table:table-cell>
          <table:table-cell office:value-type="float" office:value="2.964444">
            <text:p>2.964444</text:p>
          </table:table-cell>
          <table:table-cell office:value-type="float" office:value="5.330298">
            <text:p>5.330298</text:p>
          </table:table-cell>
          <table:table-cell office:value-type="float" office:value="2.015861">
            <text:p>2.015861</text:p>
          </table:table-cell>
          <table:table-cell office:value-type="float" office:value="4.063695">
            <text:p>4.0636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69">
            <text:p>2008069</text:p>
          </table:table-cell>
          <table:table-cell table:formula="of:=[.A354]/1000" office:value-type="float" office:value="2008.069">
            <text:p>2008</text:p>
          </table:table-cell>
          <table:table-cell table:formula="of:=[.A354]-INT([.B354])*1000" office:value-type="float" office:value="69">
            <text:p>69</text:p>
          </table:table-cell>
          <table:table-cell table:formula="of:=CONCATENATE(INT([.B354]);&quot;-&quot;;[.C354])" office:value-type="string" office:string-value="2008-69">
            <text:p>2008-69</text:p>
          </table:table-cell>
          <table:table-cell office:value-type="float" office:value="297">
            <text:p>297</text:p>
          </table:table-cell>
          <table:table-cell office:value-type="float" office:value="1263.641602">
            <text:p>1263.641602</text:p>
          </table:table-cell>
          <table:table-cell office:value-type="float" office:value="2.692381">
            <text:p>2.692381</text:p>
          </table:table-cell>
          <table:table-cell office:value-type="float" office:value="5.504799">
            <text:p>5.504799</text:p>
          </table:table-cell>
          <table:table-cell office:value-type="float" office:value="2.062689">
            <text:p>2.062689</text:p>
          </table:table-cell>
          <table:table-cell office:value-type="float" office:value="4.254685">
            <text:p>4.2546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70">
            <text:p>2008070</text:p>
          </table:table-cell>
          <table:table-cell table:formula="of:=[.A355]/1000" office:value-type="float" office:value="2008.07">
            <text:p>2008</text:p>
          </table:table-cell>
          <table:table-cell table:formula="of:=[.A355]-INT([.B355])*1000" office:value-type="float" office:value="70">
            <text:p>70</text:p>
          </table:table-cell>
          <table:table-cell table:formula="of:=CONCATENATE(INT([.B355]);&quot;-&quot;;[.C355])" office:value-type="string" office:string-value="2008-70">
            <text:p>2008-70</text:p>
          </table:table-cell>
          <table:table-cell office:value-type="float" office:value="599">
            <text:p>599</text:p>
          </table:table-cell>
          <table:table-cell office:value-type="float" office:value="2200.598877">
            <text:p>2200.598877</text:p>
          </table:table-cell>
          <table:table-cell office:value-type="float" office:value="2.629903">
            <text:p>2.629903</text:p>
          </table:table-cell>
          <table:table-cell office:value-type="float" office:value="5.046661">
            <text:p>5.046661</text:p>
          </table:table-cell>
          <table:table-cell office:value-type="float" office:value="1.916713">
            <text:p>1.916713</text:p>
          </table:table-cell>
          <table:table-cell office:value-type="float" office:value="3.673788">
            <text:p>3.6737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71">
            <text:p>2008071</text:p>
          </table:table-cell>
          <table:table-cell table:formula="of:=[.A356]/1000" office:value-type="float" office:value="2008.071">
            <text:p>2008</text:p>
          </table:table-cell>
          <table:table-cell table:formula="of:=[.A356]-INT([.B356])*1000" office:value-type="float" office:value="71">
            <text:p>71</text:p>
          </table:table-cell>
          <table:table-cell table:formula="of:=CONCATENATE(INT([.B356]);&quot;-&quot;;[.C356])" office:value-type="string" office:string-value="2008-71">
            <text:p>2008-71</text:p>
          </table:table-cell>
          <table:table-cell office:value-type="float" office:value="599">
            <text:p>599</text:p>
          </table:table-cell>
          <table:table-cell office:value-type="float" office:value="1559.920898">
            <text:p>1559.920898</text:p>
          </table:table-cell>
          <table:table-cell office:value-type="float" office:value="1.072114">
            <text:p>1.072114</text:p>
          </table:table-cell>
          <table:table-cell office:value-type="float" office:value="4.401752">
            <text:p>4.401752</text:p>
          </table:table-cell>
          <table:table-cell office:value-type="float" office:value="1.613756">
            <text:p>1.613756</text:p>
          </table:table-cell>
          <table:table-cell office:value-type="float" office:value="2.604208">
            <text:p>2.6042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72">
            <text:p>2008072</text:p>
          </table:table-cell>
          <table:table-cell table:formula="of:=[.A357]/1000" office:value-type="float" office:value="2008.072">
            <text:p>2008</text:p>
          </table:table-cell>
          <table:table-cell table:formula="of:=[.A357]-INT([.B357])*1000" office:value-type="float" office:value="72">
            <text:p>72</text:p>
          </table:table-cell>
          <table:table-cell table:formula="of:=CONCATENATE(INT([.B357]);&quot;-&quot;;[.C357])" office:value-type="string" office:string-value="2008-72">
            <text:p>2008-72</text:p>
          </table:table-cell>
          <table:table-cell office:value-type="float" office:value="528">
            <text:p>528</text:p>
          </table:table-cell>
          <table:table-cell office:value-type="float" office:value="2686.612793">
            <text:p>2686.612793</text:p>
          </table:table-cell>
          <table:table-cell office:value-type="float" office:value="3.764235">
            <text:p>3.764235</text:p>
          </table:table-cell>
          <table:table-cell office:value-type="float" office:value="6.733648">
            <text:p>6.733648</text:p>
          </table:table-cell>
          <table:table-cell office:value-type="float" office:value="2.255722">
            <text:p>2.255722</text:p>
          </table:table-cell>
          <table:table-cell office:value-type="float" office:value="5.088282">
            <text:p>5.0882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73">
            <text:p>2008073</text:p>
          </table:table-cell>
          <table:table-cell table:formula="of:=[.A358]/1000" office:value-type="float" office:value="2008.073">
            <text:p>2008</text:p>
          </table:table-cell>
          <table:table-cell table:formula="of:=[.A358]-INT([.B358])*1000" office:value-type="float" office:value="73">
            <text:p>73</text:p>
          </table:table-cell>
          <table:table-cell table:formula="of:=CONCATENATE(INT([.B358]);&quot;-&quot;;[.C358])" office:value-type="string" office:string-value="2008-73">
            <text:p>2008-73</text:p>
          </table:table-cell>
          <table:table-cell office:value-type="float" office:value="599">
            <text:p>599</text:p>
          </table:table-cell>
          <table:table-cell office:value-type="float" office:value="1565.04126">
            <text:p>1565.04126</text:p>
          </table:table-cell>
          <table:table-cell office:value-type="float" office:value="1.398401">
            <text:p>1.398401</text:p>
          </table:table-cell>
          <table:table-cell office:value-type="float" office:value="4.344449">
            <text:p>4.344449</text:p>
          </table:table-cell>
          <table:table-cell office:value-type="float" office:value="1.616402">
            <text:p>1.616402</text:p>
          </table:table-cell>
          <table:table-cell office:value-type="float" office:value="2.612757">
            <text:p>2.6127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74">
            <text:p>2008074</text:p>
          </table:table-cell>
          <table:table-cell table:formula="of:=[.A359]/1000" office:value-type="float" office:value="2008.074">
            <text:p>2008</text:p>
          </table:table-cell>
          <table:table-cell table:formula="of:=[.A359]-INT([.B359])*1000" office:value-type="float" office:value="74">
            <text:p>74</text:p>
          </table:table-cell>
          <table:table-cell table:formula="of:=CONCATENATE(INT([.B359]);&quot;-&quot;;[.C359])" office:value-type="string" office:string-value="2008-74">
            <text:p>2008-7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75">
            <text:p>2008075</text:p>
          </table:table-cell>
          <table:table-cell table:formula="of:=[.A360]/1000" office:value-type="float" office:value="2008.075">
            <text:p>2008</text:p>
          </table:table-cell>
          <table:table-cell table:formula="of:=[.A360]-INT([.B360])*1000" office:value-type="float" office:value="75">
            <text:p>75</text:p>
          </table:table-cell>
          <table:table-cell table:formula="of:=CONCATENATE(INT([.B360]);&quot;-&quot;;[.C360])" office:value-type="string" office:string-value="2008-75">
            <text:p>2008-75</text:p>
          </table:table-cell>
          <table:table-cell office:value-type="float" office:value="598">
            <text:p>598</text:p>
          </table:table-cell>
          <table:table-cell office:value-type="float" office:value="1731.887207">
            <text:p>1731.887207</text:p>
          </table:table-cell>
          <table:table-cell office:value-type="float" office:value="0.636445">
            <text:p>0.636445</text:p>
          </table:table-cell>
          <table:table-cell office:value-type="float" office:value="6.02262">
            <text:p>6.02262</text:p>
          </table:table-cell>
          <table:table-cell office:value-type="float" office:value="1.701803">
            <text:p>1.701803</text:p>
          </table:table-cell>
          <table:table-cell office:value-type="float" office:value="2.896132">
            <text:p>2.89613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76">
            <text:p>2008076</text:p>
          </table:table-cell>
          <table:table-cell table:formula="of:=[.A361]/1000" office:value-type="float" office:value="2008.076">
            <text:p>2008</text:p>
          </table:table-cell>
          <table:table-cell table:formula="of:=[.A361]-INT([.B361])*1000" office:value-type="float" office:value="76">
            <text:p>76</text:p>
          </table:table-cell>
          <table:table-cell table:formula="of:=CONCATENATE(INT([.B361]);&quot;-&quot;;[.C361])" office:value-type="string" office:string-value="2008-76">
            <text:p>2008-7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77">
            <text:p>2008077</text:p>
          </table:table-cell>
          <table:table-cell table:formula="of:=[.A362]/1000" office:value-type="float" office:value="2008.077">
            <text:p>2008</text:p>
          </table:table-cell>
          <table:table-cell table:formula="of:=[.A362]-INT([.B362])*1000" office:value-type="float" office:value="77">
            <text:p>77</text:p>
          </table:table-cell>
          <table:table-cell table:formula="of:=CONCATENATE(INT([.B362]);&quot;-&quot;;[.C362])" office:value-type="string" office:string-value="2008-77">
            <text:p>2008-77</text:p>
          </table:table-cell>
          <table:table-cell office:value-type="float" office:value="599">
            <text:p>599</text:p>
          </table:table-cell>
          <table:table-cell office:value-type="float" office:value="2076.015869">
            <text:p>2076.015869</text:p>
          </table:table-cell>
          <table:table-cell office:value-type="float" office:value="2.247301">
            <text:p>2.247301</text:p>
          </table:table-cell>
          <table:table-cell office:value-type="float" office:value="4.67918">
            <text:p>4.67918</text:p>
          </table:table-cell>
          <table:table-cell office:value-type="float" office:value="1.861667">
            <text:p>1.861667</text:p>
          </table:table-cell>
          <table:table-cell office:value-type="float" office:value="3.465803">
            <text:p>3.4658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78">
            <text:p>2008078</text:p>
          </table:table-cell>
          <table:table-cell table:formula="of:=[.A363]/1000" office:value-type="float" office:value="2008.078">
            <text:p>2008</text:p>
          </table:table-cell>
          <table:table-cell table:formula="of:=[.A363]-INT([.B363])*1000" office:value-type="float" office:value="78">
            <text:p>78</text:p>
          </table:table-cell>
          <table:table-cell table:formula="of:=CONCATENATE(INT([.B363]);&quot;-&quot;;[.C363])" office:value-type="string" office:string-value="2008-78">
            <text:p>2008-78</text:p>
          </table:table-cell>
          <table:table-cell office:value-type="float" office:value="440">
            <text:p>440</text:p>
          </table:table-cell>
          <table:table-cell office:value-type="float" office:value="2138.842529">
            <text:p>2138.842529</text:p>
          </table:table-cell>
          <table:table-cell office:value-type="float" office:value="3.563981">
            <text:p>3.563981</text:p>
          </table:table-cell>
          <table:table-cell office:value-type="float" office:value="6.160505">
            <text:p>6.160505</text:p>
          </table:table-cell>
          <table:table-cell office:value-type="float" office:value="2.204769">
            <text:p>2.204769</text:p>
          </table:table-cell>
          <table:table-cell office:value-type="float" office:value="4.861006">
            <text:p>4.8610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79">
            <text:p>2008079</text:p>
          </table:table-cell>
          <table:table-cell table:formula="of:=[.A364]/1000" office:value-type="float" office:value="2008.079">
            <text:p>2008</text:p>
          </table:table-cell>
          <table:table-cell table:formula="of:=[.A364]-INT([.B364])*1000" office:value-type="float" office:value="79">
            <text:p>79</text:p>
          </table:table-cell>
          <table:table-cell table:formula="of:=CONCATENATE(INT([.B364]);&quot;-&quot;;[.C364])" office:value-type="string" office:string-value="2008-79">
            <text:p>2008-79</text:p>
          </table:table-cell>
          <table:table-cell office:value-type="float" office:value="536">
            <text:p>536</text:p>
          </table:table-cell>
          <table:table-cell office:value-type="float" office:value="1795.37146">
            <text:p>1795.37146</text:p>
          </table:table-cell>
          <table:table-cell office:value-type="float" office:value="2.139107">
            <text:p>2.139107</text:p>
          </table:table-cell>
          <table:table-cell office:value-type="float" office:value="5.475474">
            <text:p>5.475474</text:p>
          </table:table-cell>
          <table:table-cell office:value-type="float" office:value="1.830184">
            <text:p>1.830184</text:p>
          </table:table-cell>
          <table:table-cell office:value-type="float" office:value="3.349574">
            <text:p>3.3495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80">
            <text:p>2008080</text:p>
          </table:table-cell>
          <table:table-cell table:formula="of:=[.A365]/1000" office:value-type="float" office:value="2008.08">
            <text:p>2008</text:p>
          </table:table-cell>
          <table:table-cell table:formula="of:=[.A365]-INT([.B365])*1000" office:value-type="float" office:value="80">
            <text:p>80</text:p>
          </table:table-cell>
          <table:table-cell table:formula="of:=CONCATENATE(INT([.B365]);&quot;-&quot;;[.C365])" office:value-type="string" office:string-value="2008-80">
            <text:p>2008-80</text:p>
          </table:table-cell>
          <table:table-cell office:value-type="float" office:value="286">
            <text:p>286</text:p>
          </table:table-cell>
          <table:table-cell office:value-type="float" office:value="1441.910645">
            <text:p>1441.910645</text:p>
          </table:table-cell>
          <table:table-cell office:value-type="float" office:value="3.672173">
            <text:p>3.672173</text:p>
          </table:table-cell>
          <table:table-cell office:value-type="float" office:value="6.431418">
            <text:p>6.431418</text:p>
          </table:table-cell>
          <table:table-cell office:value-type="float" office:value="2.245361">
            <text:p>2.245361</text:p>
          </table:table-cell>
          <table:table-cell office:value-type="float" office:value="5.041646">
            <text:p>5.0416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81">
            <text:p>2008081</text:p>
          </table:table-cell>
          <table:table-cell table:formula="of:=[.A366]/1000" office:value-type="float" office:value="2008.081">
            <text:p>2008</text:p>
          </table:table-cell>
          <table:table-cell table:formula="of:=[.A366]-INT([.B366])*1000" office:value-type="float" office:value="81">
            <text:p>81</text:p>
          </table:table-cell>
          <table:table-cell table:formula="of:=CONCATENATE(INT([.B366]);&quot;-&quot;;[.C366])" office:value-type="string" office:string-value="2008-81">
            <text:p>2008-81</text:p>
          </table:table-cell>
          <table:table-cell office:value-type="float" office:value="238">
            <text:p>238</text:p>
          </table:table-cell>
          <table:table-cell office:value-type="float" office:value="1303.759644">
            <text:p>1303.759644</text:p>
          </table:table-cell>
          <table:table-cell office:value-type="float" office:value="4.494826">
            <text:p>4.494826</text:p>
          </table:table-cell>
          <table:table-cell office:value-type="float" office:value="6.538659">
            <text:p>6.538659</text:p>
          </table:table-cell>
          <table:table-cell office:value-type="float" office:value="2.340509">
            <text:p>2.340509</text:p>
          </table:table-cell>
          <table:table-cell office:value-type="float" office:value="5.477982">
            <text:p>5.4779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82">
            <text:p>2008082</text:p>
          </table:table-cell>
          <table:table-cell table:formula="of:=[.A367]/1000" office:value-type="float" office:value="2008.082">
            <text:p>2008</text:p>
          </table:table-cell>
          <table:table-cell table:formula="of:=[.A367]-INT([.B367])*1000" office:value-type="float" office:value="82">
            <text:p>82</text:p>
          </table:table-cell>
          <table:table-cell table:formula="of:=CONCATENATE(INT([.B367]);&quot;-&quot;;[.C367])" office:value-type="string" office:string-value="2008-82">
            <text:p>2008-82</text:p>
          </table:table-cell>
          <table:table-cell office:value-type="float" office:value="589">
            <text:p>589</text:p>
          </table:table-cell>
          <table:table-cell office:value-type="float" office:value="2921.615723">
            <text:p>2921.615723</text:p>
          </table:table-cell>
          <table:table-cell office:value-type="float" office:value="3.817229">
            <text:p>3.817229</text:p>
          </table:table-cell>
          <table:table-cell office:value-type="float" office:value="6.01091">
            <text:p>6.01091</text:p>
          </table:table-cell>
          <table:table-cell office:value-type="float" office:value="2.227173">
            <text:p>2.227173</text:p>
          </table:table-cell>
          <table:table-cell office:value-type="float" office:value="4.960299">
            <text:p>4.9602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83">
            <text:p>2008083</text:p>
          </table:table-cell>
          <table:table-cell table:formula="of:=[.A368]/1000" office:value-type="float" office:value="2008.083">
            <text:p>2008</text:p>
          </table:table-cell>
          <table:table-cell table:formula="of:=[.A368]-INT([.B368])*1000" office:value-type="float" office:value="83">
            <text:p>83</text:p>
          </table:table-cell>
          <table:table-cell table:formula="of:=CONCATENATE(INT([.B368]);&quot;-&quot;;[.C368])" office:value-type="string" office:string-value="2008-83">
            <text:p>2008-8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84">
            <text:p>2008084</text:p>
          </table:table-cell>
          <table:table-cell table:formula="of:=[.A369]/1000" office:value-type="float" office:value="2008.084">
            <text:p>2008</text:p>
          </table:table-cell>
          <table:table-cell table:formula="of:=[.A369]-INT([.B369])*1000" office:value-type="float" office:value="84">
            <text:p>84</text:p>
          </table:table-cell>
          <table:table-cell table:formula="of:=CONCATENATE(INT([.B369]);&quot;-&quot;;[.C369])" office:value-type="string" office:string-value="2008-84">
            <text:p>2008-8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85">
            <text:p>2008085</text:p>
          </table:table-cell>
          <table:table-cell table:formula="of:=[.A370]/1000" office:value-type="float" office:value="2008.085">
            <text:p>2008</text:p>
          </table:table-cell>
          <table:table-cell table:formula="of:=[.A370]-INT([.B370])*1000" office:value-type="float" office:value="85">
            <text:p>85</text:p>
          </table:table-cell>
          <table:table-cell table:formula="of:=CONCATENATE(INT([.B370]);&quot;-&quot;;[.C370])" office:value-type="string" office:string-value="2008-85">
            <text:p>2008-8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86">
            <text:p>2008086</text:p>
          </table:table-cell>
          <table:table-cell table:formula="of:=[.A371]/1000" office:value-type="float" office:value="2008.086">
            <text:p>2008</text:p>
          </table:table-cell>
          <table:table-cell table:formula="of:=[.A371]-INT([.B371])*1000" office:value-type="float" office:value="86">
            <text:p>86</text:p>
          </table:table-cell>
          <table:table-cell table:formula="of:=CONCATENATE(INT([.B371]);&quot;-&quot;;[.C371])" office:value-type="string" office:string-value="2008-86">
            <text:p>2008-86</text:p>
          </table:table-cell>
          <table:table-cell office:value-type="float" office:value="33">
            <text:p>33</text:p>
          </table:table-cell>
          <table:table-cell office:value-type="float" office:value="189.389954">
            <text:p>189.389954</text:p>
          </table:table-cell>
          <table:table-cell office:value-type="float" office:value="5.284643">
            <text:p>5.284643</text:p>
          </table:table-cell>
          <table:table-cell office:value-type="float" office:value="6.772581">
            <text:p>6.772581</text:p>
          </table:table-cell>
          <table:table-cell office:value-type="float" office:value="2.39564">
            <text:p>2.39564</text:p>
          </table:table-cell>
          <table:table-cell office:value-type="float" office:value="5.739089">
            <text:p>5.73908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8087">
            <text:p>2008087</text:p>
          </table:table-cell>
          <table:table-cell table:formula="of:=[.A372]/1000" office:value-type="float" office:value="2008.087">
            <text:p>2008</text:p>
          </table:table-cell>
          <table:table-cell table:formula="of:=[.A372]-INT([.B372])*1000" office:value-type="float" office:value="87">
            <text:p>87</text:p>
          </table:table-cell>
          <table:table-cell table:formula="of:=CONCATENATE(INT([.B372]);&quot;-&quot;;[.C372])" office:value-type="string" office:string-value="2008-87">
            <text:p>2008-87</text:p>
          </table:table-cell>
          <table:table-cell office:value-type="float" office:value="204">
            <text:p>204</text:p>
          </table:table-cell>
          <table:table-cell office:value-type="float" office:value="1122.065186">
            <text:p>1122.065186</text:p>
          </table:table-cell>
          <table:table-cell office:value-type="float" office:value="4.58521">
            <text:p>4.58521</text:p>
          </table:table-cell>
          <table:table-cell office:value-type="float" office:value="6.594319">
            <text:p>6.594319</text:p>
          </table:table-cell>
          <table:table-cell office:value-type="float" office:value="2.345276">
            <text:p>2.345276</text:p>
          </table:table-cell>
          <table:table-cell office:value-type="float" office:value="5.500319">
            <text:p>5.5003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88">
            <text:p>2008088</text:p>
          </table:table-cell>
          <table:table-cell table:formula="of:=[.A373]/1000" office:value-type="float" office:value="2008.088">
            <text:p>2008</text:p>
          </table:table-cell>
          <table:table-cell table:formula="of:=[.A373]-INT([.B373])*1000" office:value-type="float" office:value="88">
            <text:p>88</text:p>
          </table:table-cell>
          <table:table-cell table:formula="of:=CONCATENATE(INT([.B373]);&quot;-&quot;;[.C373])" office:value-type="string" office:string-value="2008-88">
            <text:p>2008-88</text:p>
          </table:table-cell>
          <table:table-cell office:value-type="float" office:value="465">
            <text:p>465</text:p>
          </table:table-cell>
          <table:table-cell office:value-type="float" office:value="2119.83374">
            <text:p>2119.83374</text:p>
          </table:table-cell>
          <table:table-cell office:value-type="float" office:value="3.523298">
            <text:p>3.523298</text:p>
          </table:table-cell>
          <table:table-cell office:value-type="float" office:value="5.323255">
            <text:p>5.323255</text:p>
          </table:table-cell>
          <table:table-cell office:value-type="float" office:value="2.13513">
            <text:p>2.13513</text:p>
          </table:table-cell>
          <table:table-cell office:value-type="float" office:value="4.558782">
            <text:p>4.5587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89">
            <text:p>2008089</text:p>
          </table:table-cell>
          <table:table-cell table:formula="of:=[.A374]/1000" office:value-type="float" office:value="2008.089">
            <text:p>2008</text:p>
          </table:table-cell>
          <table:table-cell table:formula="of:=[.A374]-INT([.B374])*1000" office:value-type="float" office:value="89">
            <text:p>89</text:p>
          </table:table-cell>
          <table:table-cell table:formula="of:=CONCATENATE(INT([.B374]);&quot;-&quot;;[.C374])" office:value-type="string" office:string-value="2008-89">
            <text:p>2008-89</text:p>
          </table:table-cell>
          <table:table-cell office:value-type="float" office:value="595">
            <text:p>595</text:p>
          </table:table-cell>
          <table:table-cell office:value-type="float" office:value="2613.008301">
            <text:p>2613.008301</text:p>
          </table:table-cell>
          <table:table-cell office:value-type="float" office:value="2.942222">
            <text:p>2.942222</text:p>
          </table:table-cell>
          <table:table-cell office:value-type="float" office:value="5.334401">
            <text:p>5.334401</text:p>
          </table:table-cell>
          <table:table-cell office:value-type="float" office:value="2.095617">
            <text:p>2.095617</text:p>
          </table:table-cell>
          <table:table-cell office:value-type="float" office:value="4.391611">
            <text:p>4.3916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90">
            <text:p>2008090</text:p>
          </table:table-cell>
          <table:table-cell table:formula="of:=[.A375]/1000" office:value-type="float" office:value="2008.09">
            <text:p>2008</text:p>
          </table:table-cell>
          <table:table-cell table:formula="of:=[.A375]-INT([.B375])*1000" office:value-type="float" office:value="90">
            <text:p>90</text:p>
          </table:table-cell>
          <table:table-cell table:formula="of:=CONCATENATE(INT([.B375]);&quot;-&quot;;[.C375])" office:value-type="string" office:string-value="2008-90">
            <text:p>2008-9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91">
            <text:p>2008091</text:p>
          </table:table-cell>
          <table:table-cell table:formula="of:=[.A376]/1000" office:value-type="float" office:value="2008.091">
            <text:p>2008</text:p>
          </table:table-cell>
          <table:table-cell table:formula="of:=[.A376]-INT([.B376])*1000" office:value-type="float" office:value="91">
            <text:p>91</text:p>
          </table:table-cell>
          <table:table-cell table:formula="of:=CONCATENATE(INT([.B376]);&quot;-&quot;;[.C376])" office:value-type="string" office:string-value="2008-91">
            <text:p>2008-91</text:p>
          </table:table-cell>
          <table:table-cell office:value-type="float" office:value="575">
            <text:p>575</text:p>
          </table:table-cell>
          <table:table-cell office:value-type="float" office:value="2705.915039">
            <text:p>2705.915039</text:p>
          </table:table-cell>
          <table:table-cell office:value-type="float" office:value="3.375645">
            <text:p>3.375645</text:p>
          </table:table-cell>
          <table:table-cell office:value-type="float" office:value="6.449184">
            <text:p>6.449184</text:p>
          </table:table-cell>
          <table:table-cell office:value-type="float" office:value="2.169318">
            <text:p>2.169318</text:p>
          </table:table-cell>
          <table:table-cell office:value-type="float" office:value="4.705939">
            <text:p>4.7059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92">
            <text:p>2008092</text:p>
          </table:table-cell>
          <table:table-cell table:formula="of:=[.A377]/1000" office:value-type="float" office:value="2008.092">
            <text:p>2008</text:p>
          </table:table-cell>
          <table:table-cell table:formula="of:=[.A377]-INT([.B377])*1000" office:value-type="float" office:value="92">
            <text:p>92</text:p>
          </table:table-cell>
          <table:table-cell table:formula="of:=CONCATENATE(INT([.B377]);&quot;-&quot;;[.C377])" office:value-type="string" office:string-value="2008-92">
            <text:p>2008-9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93">
            <text:p>2008093</text:p>
          </table:table-cell>
          <table:table-cell table:formula="of:=[.A378]/1000" office:value-type="float" office:value="2008.093">
            <text:p>2008</text:p>
          </table:table-cell>
          <table:table-cell table:formula="of:=[.A378]-INT([.B378])*1000" office:value-type="float" office:value="93">
            <text:p>93</text:p>
          </table:table-cell>
          <table:table-cell table:formula="of:=CONCATENATE(INT([.B378]);&quot;-&quot;;[.C378])" office:value-type="string" office:string-value="2008-93">
            <text:p>2008-93</text:p>
          </table:table-cell>
          <table:table-cell office:value-type="float" office:value="70">
            <text:p>70</text:p>
          </table:table-cell>
          <table:table-cell office:value-type="float" office:value="446.315948">
            <text:p>446.315948</text:p>
          </table:table-cell>
          <table:table-cell office:value-type="float" office:value="5.724034">
            <text:p>5.724034</text:p>
          </table:table-cell>
          <table:table-cell office:value-type="float" office:value="7.03015">
            <text:p>7.03015</text:p>
          </table:table-cell>
          <table:table-cell office:value-type="float" office:value="2.525063">
            <text:p>2.525063</text:p>
          </table:table-cell>
          <table:table-cell office:value-type="float" office:value="6.375942">
            <text:p>6.37594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94">
            <text:p>2008094</text:p>
          </table:table-cell>
          <table:table-cell table:formula="of:=[.A379]/1000" office:value-type="float" office:value="2008.094">
            <text:p>2008</text:p>
          </table:table-cell>
          <table:table-cell table:formula="of:=[.A379]-INT([.B379])*1000" office:value-type="float" office:value="94">
            <text:p>94</text:p>
          </table:table-cell>
          <table:table-cell table:formula="of:=CONCATENATE(INT([.B379]);&quot;-&quot;;[.C379])" office:value-type="string" office:string-value="2008-94">
            <text:p>2008-94</text:p>
          </table:table-cell>
          <table:table-cell office:value-type="float" office:value="450">
            <text:p>450</text:p>
          </table:table-cell>
          <table:table-cell office:value-type="float" office:value="2543.891357">
            <text:p>2543.891357</text:p>
          </table:table-cell>
          <table:table-cell office:value-type="float" office:value="4.483109">
            <text:p>4.483109</text:p>
          </table:table-cell>
          <table:table-cell office:value-type="float" office:value="6.646696">
            <text:p>6.646696</text:p>
          </table:table-cell>
          <table:table-cell office:value-type="float" office:value="2.377623">
            <text:p>2.377623</text:p>
          </table:table-cell>
          <table:table-cell office:value-type="float" office:value="5.653092">
            <text:p>5.6530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95">
            <text:p>2008095</text:p>
          </table:table-cell>
          <table:table-cell table:formula="of:=[.A380]/1000" office:value-type="float" office:value="2008.095">
            <text:p>2008</text:p>
          </table:table-cell>
          <table:table-cell table:formula="of:=[.A380]-INT([.B380])*1000" office:value-type="float" office:value="95">
            <text:p>95</text:p>
          </table:table-cell>
          <table:table-cell table:formula="of:=CONCATENATE(INT([.B380]);&quot;-&quot;;[.C380])" office:value-type="string" office:string-value="2008-95">
            <text:p>2008-95</text:p>
          </table:table-cell>
          <table:table-cell office:value-type="float" office:value="513">
            <text:p>513</text:p>
          </table:table-cell>
          <table:table-cell office:value-type="float" office:value="2026.86145">
            <text:p>2026.86145</text:p>
          </table:table-cell>
          <table:table-cell office:value-type="float" office:value="2.733165">
            <text:p>2.733165</text:p>
          </table:table-cell>
          <table:table-cell office:value-type="float" office:value="4.702254">
            <text:p>4.702254</text:p>
          </table:table-cell>
          <table:table-cell office:value-type="float" office:value="1.987711">
            <text:p>1.987711</text:p>
          </table:table-cell>
          <table:table-cell office:value-type="float" office:value="3.950997">
            <text:p>3.9509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96">
            <text:p>2008096</text:p>
          </table:table-cell>
          <table:table-cell table:formula="of:=[.A381]/1000" office:value-type="float" office:value="2008.096">
            <text:p>2008</text:p>
          </table:table-cell>
          <table:table-cell table:formula="of:=[.A381]-INT([.B381])*1000" office:value-type="float" office:value="96">
            <text:p>96</text:p>
          </table:table-cell>
          <table:table-cell table:formula="of:=CONCATENATE(INT([.B381]);&quot;-&quot;;[.C381])" office:value-type="string" office:string-value="2008-96">
            <text:p>2008-96</text:p>
          </table:table-cell>
          <table:table-cell office:value-type="float" office:value="489">
            <text:p>489</text:p>
          </table:table-cell>
          <table:table-cell office:value-type="float" office:value="1493.890259">
            <text:p>1493.890259</text:p>
          </table:table-cell>
          <table:table-cell office:value-type="float" office:value="2.115149">
            <text:p>2.115149</text:p>
          </table:table-cell>
          <table:table-cell office:value-type="float" office:value="4.444513">
            <text:p>4.444513</text:p>
          </table:table-cell>
          <table:table-cell office:value-type="float" office:value="1.747853">
            <text:p>1.747853</text:p>
          </table:table-cell>
          <table:table-cell office:value-type="float" office:value="3.05499">
            <text:p>3.054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97">
            <text:p>2008097</text:p>
          </table:table-cell>
          <table:table-cell table:formula="of:=[.A382]/1000" office:value-type="float" office:value="2008.097">
            <text:p>2008</text:p>
          </table:table-cell>
          <table:table-cell table:formula="of:=[.A382]-INT([.B382])*1000" office:value-type="float" office:value="97">
            <text:p>97</text:p>
          </table:table-cell>
          <table:table-cell table:formula="of:=CONCATENATE(INT([.B382]);&quot;-&quot;;[.C382])" office:value-type="string" office:string-value="2008-97">
            <text:p>2008-97</text:p>
          </table:table-cell>
          <table:table-cell office:value-type="float" office:value="598">
            <text:p>598</text:p>
          </table:table-cell>
          <table:table-cell office:value-type="float" office:value="1793.407959">
            <text:p>1793.407959</text:p>
          </table:table-cell>
          <table:table-cell office:value-type="float" office:value="1.872512">
            <text:p>1.872512</text:p>
          </table:table-cell>
          <table:table-cell office:value-type="float" office:value="3.980614">
            <text:p>3.980614</text:p>
          </table:table-cell>
          <table:table-cell office:value-type="float" office:value="1.731765">
            <text:p>1.731765</text:p>
          </table:table-cell>
          <table:table-cell office:value-type="float" office:value="2.99901">
            <text:p>2.999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98">
            <text:p>2008098</text:p>
          </table:table-cell>
          <table:table-cell table:formula="of:=[.A383]/1000" office:value-type="float" office:value="2008.098">
            <text:p>2008</text:p>
          </table:table-cell>
          <table:table-cell table:formula="of:=[.A383]-INT([.B383])*1000" office:value-type="float" office:value="98">
            <text:p>98</text:p>
          </table:table-cell>
          <table:table-cell table:formula="of:=CONCATENATE(INT([.B383]);&quot;-&quot;;[.C383])" office:value-type="string" office:string-value="2008-98">
            <text:p>2008-98</text:p>
          </table:table-cell>
          <table:table-cell office:value-type="float" office:value="599">
            <text:p>599</text:p>
          </table:table-cell>
          <table:table-cell office:value-type="float" office:value="1945.939697">
            <text:p>1945.939697</text:p>
          </table:table-cell>
          <table:table-cell office:value-type="float" office:value="2.230249">
            <text:p>2.230249</text:p>
          </table:table-cell>
          <table:table-cell office:value-type="float" office:value="4.166354">
            <text:p>4.166354</text:p>
          </table:table-cell>
          <table:table-cell office:value-type="float" office:value="1.8024">
            <text:p>1.8024</text:p>
          </table:table-cell>
          <table:table-cell office:value-type="float" office:value="3.248647">
            <text:p>3.2486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99">
            <text:p>2008099</text:p>
          </table:table-cell>
          <table:table-cell table:formula="of:=[.A384]/1000" office:value-type="float" office:value="2008.099">
            <text:p>2008</text:p>
          </table:table-cell>
          <table:table-cell table:formula="of:=[.A384]-INT([.B384])*1000" office:value-type="float" office:value="99">
            <text:p>99</text:p>
          </table:table-cell>
          <table:table-cell table:formula="of:=CONCATENATE(INT([.B384]);&quot;-&quot;;[.C384])" office:value-type="string" office:string-value="2008-99">
            <text:p>2008-9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00">
            <text:p>2008100</text:p>
          </table:table-cell>
          <table:table-cell table:formula="of:=[.A385]/1000" office:value-type="float" office:value="2008.1">
            <text:p>2008</text:p>
          </table:table-cell>
          <table:table-cell table:formula="of:=[.A385]-INT([.B385])*1000" office:value-type="float" office:value="100">
            <text:p>100</text:p>
          </table:table-cell>
          <table:table-cell table:formula="of:=CONCATENATE(INT([.B385]);&quot;-&quot;;[.C385])" office:value-type="string" office:string-value="2008-100">
            <text:p>2008-100</text:p>
          </table:table-cell>
          <table:table-cell office:value-type="float" office:value="588">
            <text:p>588</text:p>
          </table:table-cell>
          <table:table-cell office:value-type="float" office:value="2158.427734">
            <text:p>2158.427734</text:p>
          </table:table-cell>
          <table:table-cell office:value-type="float" office:value="2.721664">
            <text:p>2.721664</text:p>
          </table:table-cell>
          <table:table-cell office:value-type="float" office:value="4.778249">
            <text:p>4.778249</text:p>
          </table:table-cell>
          <table:table-cell office:value-type="float" office:value="1.915932">
            <text:p>1.915932</text:p>
          </table:table-cell>
          <table:table-cell office:value-type="float" office:value="3.670795">
            <text:p>3.6707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01">
            <text:p>2008101</text:p>
          </table:table-cell>
          <table:table-cell table:formula="of:=[.A386]/1000" office:value-type="float" office:value="2008.101">
            <text:p>2008</text:p>
          </table:table-cell>
          <table:table-cell table:formula="of:=[.A386]-INT([.B386])*1000" office:value-type="float" office:value="101">
            <text:p>101</text:p>
          </table:table-cell>
          <table:table-cell table:formula="of:=CONCATENATE(INT([.B386]);&quot;-&quot;;[.C386])" office:value-type="string" office:string-value="2008-101">
            <text:p>2008-101</text:p>
          </table:table-cell>
          <table:table-cell office:value-type="float" office:value="232">
            <text:p>232</text:p>
          </table:table-cell>
          <table:table-cell office:value-type="float" office:value="858.025024">
            <text:p>858.025024</text:p>
          </table:table-cell>
          <table:table-cell office:value-type="float" office:value="2.236109">
            <text:p>2.236109</text:p>
          </table:table-cell>
          <table:table-cell office:value-type="float" office:value="5.110805">
            <text:p>5.110805</text:p>
          </table:table-cell>
          <table:table-cell office:value-type="float" office:value="1.923118">
            <text:p>1.923118</text:p>
          </table:table-cell>
          <table:table-cell office:value-type="float" office:value="3.698384">
            <text:p>3.6983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02">
            <text:p>2008102</text:p>
          </table:table-cell>
          <table:table-cell table:formula="of:=[.A387]/1000" office:value-type="float" office:value="2008.102">
            <text:p>2008</text:p>
          </table:table-cell>
          <table:table-cell table:formula="of:=[.A387]-INT([.B387])*1000" office:value-type="float" office:value="102">
            <text:p>102</text:p>
          </table:table-cell>
          <table:table-cell table:formula="of:=CONCATENATE(INT([.B387]);&quot;-&quot;;[.C387])" office:value-type="string" office:string-value="2008-102">
            <text:p>2008-102</text:p>
          </table:table-cell>
          <table:table-cell office:value-type="float" office:value="569">
            <text:p>569</text:p>
          </table:table-cell>
          <table:table-cell office:value-type="float" office:value="1571.487061">
            <text:p>1571.487061</text:p>
          </table:table-cell>
          <table:table-cell office:value-type="float" office:value="1.59713">
            <text:p>1.59713</text:p>
          </table:table-cell>
          <table:table-cell office:value-type="float" office:value="3.911769">
            <text:p>3.911769</text:p>
          </table:table-cell>
          <table:table-cell office:value-type="float" office:value="1.661878">
            <text:p>1.661878</text:p>
          </table:table-cell>
          <table:table-cell office:value-type="float" office:value="2.76184">
            <text:p>2.761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03">
            <text:p>2008103</text:p>
          </table:table-cell>
          <table:table-cell table:formula="of:=[.A388]/1000" office:value-type="float" office:value="2008.103">
            <text:p>2008</text:p>
          </table:table-cell>
          <table:table-cell table:formula="of:=[.A388]-INT([.B388])*1000" office:value-type="float" office:value="103">
            <text:p>103</text:p>
          </table:table-cell>
          <table:table-cell table:formula="of:=CONCATENATE(INT([.B388]);&quot;-&quot;;[.C388])" office:value-type="string" office:string-value="2008-103">
            <text:p>2008-103</text:p>
          </table:table-cell>
          <table:table-cell office:value-type="float" office:value="83">
            <text:p>83</text:p>
          </table:table-cell>
          <table:table-cell office:value-type="float" office:value="341.700745">
            <text:p>341.700745</text:p>
          </table:table-cell>
          <table:table-cell office:value-type="float" office:value="3.043859">
            <text:p>3.043859</text:p>
          </table:table-cell>
          <table:table-cell office:value-type="float" office:value="5.152196">
            <text:p>5.152196</text:p>
          </table:table-cell>
          <table:table-cell office:value-type="float" office:value="2.029009">
            <text:p>2.029009</text:p>
          </table:table-cell>
          <table:table-cell office:value-type="float" office:value="4.116877">
            <text:p>4.1168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04">
            <text:p>2008104</text:p>
          </table:table-cell>
          <table:table-cell table:formula="of:=[.A389]/1000" office:value-type="float" office:value="2008.104">
            <text:p>2008</text:p>
          </table:table-cell>
          <table:table-cell table:formula="of:=[.A389]-INT([.B389])*1000" office:value-type="float" office:value="104">
            <text:p>104</text:p>
          </table:table-cell>
          <table:table-cell table:formula="of:=CONCATENATE(INT([.B389]);&quot;-&quot;;[.C389])" office:value-type="string" office:string-value="2008-104">
            <text:p>2008-104</text:p>
          </table:table-cell>
          <table:table-cell office:value-type="float" office:value="558">
            <text:p>558</text:p>
          </table:table-cell>
          <table:table-cell office:value-type="float" office:value="2062.55835">
            <text:p>2062.55835</text:p>
          </table:table-cell>
          <table:table-cell office:value-type="float" office:value="2.826678">
            <text:p>2.826678</text:p>
          </table:table-cell>
          <table:table-cell office:value-type="float" office:value="4.435182">
            <text:p>4.435182</text:p>
          </table:table-cell>
          <table:table-cell office:value-type="float" office:value="1.922587">
            <text:p>1.922587</text:p>
          </table:table-cell>
          <table:table-cell office:value-type="float" office:value="3.696341">
            <text:p>3.6963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05">
            <text:p>2008105</text:p>
          </table:table-cell>
          <table:table-cell table:formula="of:=[.A390]/1000" office:value-type="float" office:value="2008.105">
            <text:p>2008</text:p>
          </table:table-cell>
          <table:table-cell table:formula="of:=[.A390]-INT([.B390])*1000" office:value-type="float" office:value="105">
            <text:p>105</text:p>
          </table:table-cell>
          <table:table-cell table:formula="of:=CONCATENATE(INT([.B390]);&quot;-&quot;;[.C390])" office:value-type="string" office:string-value="2008-105">
            <text:p>2008-105</text:p>
          </table:table-cell>
          <table:table-cell office:value-type="float" office:value="595">
            <text:p>595</text:p>
          </table:table-cell>
          <table:table-cell office:value-type="float" office:value="1818.488159">
            <text:p>1818.488159</text:p>
          </table:table-cell>
          <table:table-cell office:value-type="float" office:value="2.180735">
            <text:p>2.180735</text:p>
          </table:table-cell>
          <table:table-cell office:value-type="float" office:value="4.085318">
            <text:p>4.085318</text:p>
          </table:table-cell>
          <table:table-cell office:value-type="float" office:value="1.748223">
            <text:p>1.748223</text:p>
          </table:table-cell>
          <table:table-cell office:value-type="float" office:value="3.056283">
            <text:p>3.0562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06">
            <text:p>2008106</text:p>
          </table:table-cell>
          <table:table-cell table:formula="of:=[.A391]/1000" office:value-type="float" office:value="2008.106">
            <text:p>2008</text:p>
          </table:table-cell>
          <table:table-cell table:formula="of:=[.A391]-INT([.B391])*1000" office:value-type="float" office:value="106">
            <text:p>106</text:p>
          </table:table-cell>
          <table:table-cell table:formula="of:=CONCATENATE(INT([.B391]);&quot;-&quot;;[.C391])" office:value-type="string" office:string-value="2008-106">
            <text:p>2008-10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07">
            <text:p>2008107</text:p>
          </table:table-cell>
          <table:table-cell table:formula="of:=[.A392]/1000" office:value-type="float" office:value="2008.107">
            <text:p>2008</text:p>
          </table:table-cell>
          <table:table-cell table:formula="of:=[.A392]-INT([.B392])*1000" office:value-type="float" office:value="107">
            <text:p>107</text:p>
          </table:table-cell>
          <table:table-cell table:formula="of:=CONCATENATE(INT([.B392]);&quot;-&quot;;[.C392])" office:value-type="string" office:string-value="2008-107">
            <text:p>2008-107</text:p>
          </table:table-cell>
          <table:table-cell office:value-type="float" office:value="599">
            <text:p>599</text:p>
          </table:table-cell>
          <table:table-cell office:value-type="float" office:value="1667.075195">
            <text:p>1667.075195</text:p>
          </table:table-cell>
          <table:table-cell office:value-type="float" office:value="1.544247">
            <text:p>1.544247</text:p>
          </table:table-cell>
          <table:table-cell office:value-type="float" office:value="4.27201">
            <text:p>4.27201</text:p>
          </table:table-cell>
          <table:table-cell office:value-type="float" office:value="1.668262">
            <text:p>1.668262</text:p>
          </table:table-cell>
          <table:table-cell office:value-type="float" office:value="2.783097">
            <text:p>2.7830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08">
            <text:p>2008108</text:p>
          </table:table-cell>
          <table:table-cell table:formula="of:=[.A393]/1000" office:value-type="float" office:value="2008.108">
            <text:p>2008</text:p>
          </table:table-cell>
          <table:table-cell table:formula="of:=[.A393]-INT([.B393])*1000" office:value-type="float" office:value="108">
            <text:p>108</text:p>
          </table:table-cell>
          <table:table-cell table:formula="of:=CONCATENATE(INT([.B393]);&quot;-&quot;;[.C393])" office:value-type="string" office:string-value="2008-108">
            <text:p>2008-10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09">
            <text:p>2008109</text:p>
          </table:table-cell>
          <table:table-cell table:formula="of:=[.A394]/1000" office:value-type="float" office:value="2008.109">
            <text:p>2008</text:p>
          </table:table-cell>
          <table:table-cell table:formula="of:=[.A394]-INT([.B394])*1000" office:value-type="float" office:value="109">
            <text:p>109</text:p>
          </table:table-cell>
          <table:table-cell table:formula="of:=CONCATENATE(INT([.B394]);&quot;-&quot;;[.C394])" office:value-type="string" office:string-value="2008-109">
            <text:p>2008-109</text:p>
          </table:table-cell>
          <table:table-cell office:value-type="float" office:value="599">
            <text:p>599</text:p>
          </table:table-cell>
          <table:table-cell office:value-type="float" office:value="1242.354858">
            <text:p>1242.354858</text:p>
          </table:table-cell>
          <table:table-cell office:value-type="float" office:value="1.192321">
            <text:p>1.192321</text:p>
          </table:table-cell>
          <table:table-cell office:value-type="float" office:value="3.362132">
            <text:p>3.362132</text:p>
          </table:table-cell>
          <table:table-cell office:value-type="float" office:value="1.440156">
            <text:p>1.440156</text:p>
          </table:table-cell>
          <table:table-cell office:value-type="float" office:value="2.074048">
            <text:p>2.07404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10">
            <text:p>2008110</text:p>
          </table:table-cell>
          <table:table-cell table:formula="of:=[.A395]/1000" office:value-type="float" office:value="2008.11">
            <text:p>2008</text:p>
          </table:table-cell>
          <table:table-cell table:formula="of:=[.A395]-INT([.B395])*1000" office:value-type="float" office:value="110">
            <text:p>110</text:p>
          </table:table-cell>
          <table:table-cell table:formula="of:=CONCATENATE(INT([.B395]);&quot;-&quot;;[.C395])" office:value-type="string" office:string-value="2008-110">
            <text:p>2008-110</text:p>
          </table:table-cell>
          <table:table-cell office:value-type="float" office:value="457">
            <text:p>457</text:p>
          </table:table-cell>
          <table:table-cell office:value-type="float" office:value="1839.284424">
            <text:p>1839.284424</text:p>
          </table:table-cell>
          <table:table-cell office:value-type="float" office:value="3.23039">
            <text:p>3.23039</text:p>
          </table:table-cell>
          <table:table-cell office:value-type="float" office:value="4.922394">
            <text:p>4.922394</text:p>
          </table:table-cell>
          <table:table-cell office:value-type="float" office:value="2.006164">
            <text:p>2.006164</text:p>
          </table:table-cell>
          <table:table-cell office:value-type="float" office:value="4.024693">
            <text:p>4.0246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11">
            <text:p>2008111</text:p>
          </table:table-cell>
          <table:table-cell table:formula="of:=[.A396]/1000" office:value-type="float" office:value="2008.111">
            <text:p>2008</text:p>
          </table:table-cell>
          <table:table-cell table:formula="of:=[.A396]-INT([.B396])*1000" office:value-type="float" office:value="111">
            <text:p>111</text:p>
          </table:table-cell>
          <table:table-cell table:formula="of:=CONCATENATE(INT([.B396]);&quot;-&quot;;[.C396])" office:value-type="string" office:string-value="2008-111">
            <text:p>2008-111</text:p>
          </table:table-cell>
          <table:table-cell office:value-type="float" office:value="432">
            <text:p>432</text:p>
          </table:table-cell>
          <table:table-cell office:value-type="float" office:value="1437.126343">
            <text:p>1437.126343</text:p>
          </table:table-cell>
          <table:table-cell office:value-type="float" office:value="2.486774">
            <text:p>2.486774</text:p>
          </table:table-cell>
          <table:table-cell office:value-type="float" office:value="4.639661">
            <text:p>4.639661</text:p>
          </table:table-cell>
          <table:table-cell office:value-type="float" office:value="1.823919">
            <text:p>1.823919</text:p>
          </table:table-cell>
          <table:table-cell office:value-type="float" office:value="3.326681">
            <text:p>3.3266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12">
            <text:p>2008112</text:p>
          </table:table-cell>
          <table:table-cell table:formula="of:=[.A397]/1000" office:value-type="float" office:value="2008.112">
            <text:p>2008</text:p>
          </table:table-cell>
          <table:table-cell table:formula="of:=[.A397]-INT([.B397])*1000" office:value-type="float" office:value="112">
            <text:p>112</text:p>
          </table:table-cell>
          <table:table-cell table:formula="of:=CONCATENATE(INT([.B397]);&quot;-&quot;;[.C397])" office:value-type="string" office:string-value="2008-112">
            <text:p>2008-112</text:p>
          </table:table-cell>
          <table:table-cell office:value-type="float" office:value="586">
            <text:p>586</text:p>
          </table:table-cell>
          <table:table-cell office:value-type="float" office:value="1533.325928">
            <text:p>1533.325928</text:p>
          </table:table-cell>
          <table:table-cell office:value-type="float" office:value="1.65902">
            <text:p>1.65902</text:p>
          </table:table-cell>
          <table:table-cell office:value-type="float" office:value="5.24173">
            <text:p>5.24173</text:p>
          </table:table-cell>
          <table:table-cell office:value-type="float" office:value="1.61759">
            <text:p>1.61759</text:p>
          </table:table-cell>
          <table:table-cell office:value-type="float" office:value="2.616597">
            <text:p>2.6165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13">
            <text:p>2008113</text:p>
          </table:table-cell>
          <table:table-cell table:formula="of:=[.A398]/1000" office:value-type="float" office:value="2008.113">
            <text:p>2008</text:p>
          </table:table-cell>
          <table:table-cell table:formula="of:=[.A398]-INT([.B398])*1000" office:value-type="float" office:value="113">
            <text:p>113</text:p>
          </table:table-cell>
          <table:table-cell table:formula="of:=CONCATENATE(INT([.B398]);&quot;-&quot;;[.C398])" office:value-type="string" office:string-value="2008-113">
            <text:p>2008-113</text:p>
          </table:table-cell>
          <table:table-cell office:value-type="float" office:value="320">
            <text:p>320</text:p>
          </table:table-cell>
          <table:table-cell office:value-type="float" office:value="908.854675">
            <text:p>908.854675</text:p>
          </table:table-cell>
          <table:table-cell office:value-type="float" office:value="1.945634">
            <text:p>1.945634</text:p>
          </table:table-cell>
          <table:table-cell office:value-type="float" office:value="3.818583">
            <text:p>3.818583</text:p>
          </table:table-cell>
          <table:table-cell office:value-type="float" office:value="1.685281">
            <text:p>1.685281</text:p>
          </table:table-cell>
          <table:table-cell office:value-type="float" office:value="2.840171">
            <text:p>2.8401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14">
            <text:p>2008114</text:p>
          </table:table-cell>
          <table:table-cell table:formula="of:=[.A399]/1000" office:value-type="float" office:value="2008.114">
            <text:p>2008</text:p>
          </table:table-cell>
          <table:table-cell table:formula="of:=[.A399]-INT([.B399])*1000" office:value-type="float" office:value="114">
            <text:p>114</text:p>
          </table:table-cell>
          <table:table-cell table:formula="of:=CONCATENATE(INT([.B399]);&quot;-&quot;;[.C399])" office:value-type="string" office:string-value="2008-114">
            <text:p>2008-114</text:p>
          </table:table-cell>
          <table:table-cell office:value-type="float" office:value="597">
            <text:p>597</text:p>
          </table:table-cell>
          <table:table-cell office:value-type="float" office:value="1226.722168">
            <text:p>1226.722168</text:p>
          </table:table-cell>
          <table:table-cell office:value-type="float" office:value="1.227152">
            <text:p>1.227152</text:p>
          </table:table-cell>
          <table:table-cell office:value-type="float" office:value="3.019802">
            <text:p>3.019802</text:p>
          </table:table-cell>
          <table:table-cell office:value-type="float" office:value="1.433461">
            <text:p>1.433461</text:p>
          </table:table-cell>
          <table:table-cell office:value-type="float" office:value="2.054811">
            <text:p>2.0548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15">
            <text:p>2008115</text:p>
          </table:table-cell>
          <table:table-cell table:formula="of:=[.A400]/1000" office:value-type="float" office:value="2008.115">
            <text:p>2008</text:p>
          </table:table-cell>
          <table:table-cell table:formula="of:=[.A400]-INT([.B400])*1000" office:value-type="float" office:value="115">
            <text:p>115</text:p>
          </table:table-cell>
          <table:table-cell table:formula="of:=CONCATENATE(INT([.B400]);&quot;-&quot;;[.C400])" office:value-type="string" office:string-value="2008-115">
            <text:p>2008-11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17">
            <text:p>2008117</text:p>
          </table:table-cell>
          <table:table-cell table:formula="of:=[.A401]/1000" office:value-type="float" office:value="2008.117">
            <text:p>2008</text:p>
          </table:table-cell>
          <table:table-cell table:formula="of:=[.A401]-INT([.B401])*1000" office:value-type="float" office:value="117">
            <text:p>117</text:p>
          </table:table-cell>
          <table:table-cell table:formula="of:=CONCATENATE(INT([.B401]);&quot;-&quot;;[.C401])" office:value-type="string" office:string-value="2008-117">
            <text:p>2008-117</text:p>
          </table:table-cell>
          <table:table-cell office:value-type="float" office:value="124">
            <text:p>124</text:p>
          </table:table-cell>
          <table:table-cell office:value-type="float" office:value="468.119629">
            <text:p>468.119629</text:p>
          </table:table-cell>
          <table:table-cell office:value-type="float" office:value="2.578811">
            <text:p>2.578811</text:p>
          </table:table-cell>
          <table:table-cell office:value-type="float" office:value="4.718409">
            <text:p>4.718409</text:p>
          </table:table-cell>
          <table:table-cell office:value-type="float" office:value="1.942977">
            <text:p>1.942977</text:p>
          </table:table-cell>
          <table:table-cell office:value-type="float" office:value="3.775158">
            <text:p>3.7751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18">
            <text:p>2008118</text:p>
          </table:table-cell>
          <table:table-cell table:formula="of:=[.A402]/1000" office:value-type="float" office:value="2008.118">
            <text:p>2008</text:p>
          </table:table-cell>
          <table:table-cell table:formula="of:=[.A402]-INT([.B402])*1000" office:value-type="float" office:value="118">
            <text:p>118</text:p>
          </table:table-cell>
          <table:table-cell table:formula="of:=CONCATENATE(INT([.B402]);&quot;-&quot;;[.C402])" office:value-type="string" office:string-value="2008-118">
            <text:p>2008-11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19">
            <text:p>2008119</text:p>
          </table:table-cell>
          <table:table-cell table:formula="of:=[.A403]/1000" office:value-type="float" office:value="2008.119">
            <text:p>2008</text:p>
          </table:table-cell>
          <table:table-cell table:formula="of:=[.A403]-INT([.B403])*1000" office:value-type="float" office:value="119">
            <text:p>119</text:p>
          </table:table-cell>
          <table:table-cell table:formula="of:=CONCATENATE(INT([.B403]);&quot;-&quot;;[.C403])" office:value-type="string" office:string-value="2008-119">
            <text:p>2008-11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20">
            <text:p>2008120</text:p>
          </table:table-cell>
          <table:table-cell table:formula="of:=[.A404]/1000" office:value-type="float" office:value="2008.12">
            <text:p>2008</text:p>
          </table:table-cell>
          <table:table-cell table:formula="of:=[.A404]-INT([.B404])*1000" office:value-type="float" office:value="120">
            <text:p>120</text:p>
          </table:table-cell>
          <table:table-cell table:formula="of:=CONCATENATE(INT([.B404]);&quot;-&quot;;[.C404])" office:value-type="string" office:string-value="2008-120">
            <text:p>2008-120</text:p>
          </table:table-cell>
          <table:table-cell office:value-type="float" office:value="42">
            <text:p>42</text:p>
          </table:table-cell>
          <table:table-cell office:value-type="float" office:value="157.190948">
            <text:p>157.190948</text:p>
          </table:table-cell>
          <table:table-cell office:value-type="float" office:value="3.207951">
            <text:p>3.207951</text:p>
          </table:table-cell>
          <table:table-cell office:value-type="float" office:value="4.144645">
            <text:p>4.144645</text:p>
          </table:table-cell>
          <table:table-cell office:value-type="float" office:value="1.934591">
            <text:p>1.934591</text:p>
          </table:table-cell>
          <table:table-cell office:value-type="float" office:value="3.742642">
            <text:p>3.74264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8121">
            <text:p>2008121</text:p>
          </table:table-cell>
          <table:table-cell table:formula="of:=[.A405]/1000" office:value-type="float" office:value="2008.121">
            <text:p>2008</text:p>
          </table:table-cell>
          <table:table-cell table:formula="of:=[.A405]-INT([.B405])*1000" office:value-type="float" office:value="121">
            <text:p>121</text:p>
          </table:table-cell>
          <table:table-cell table:formula="of:=CONCATENATE(INT([.B405]);&quot;-&quot;;[.C405])" office:value-type="string" office:string-value="2008-121">
            <text:p>2008-121</text:p>
          </table:table-cell>
          <table:table-cell office:value-type="float" office:value="122">
            <text:p>122</text:p>
          </table:table-cell>
          <table:table-cell office:value-type="float" office:value="406.955017">
            <text:p>406.955017</text:p>
          </table:table-cell>
          <table:table-cell office:value-type="float" office:value="2.894871">
            <text:p>2.894871</text:p>
          </table:table-cell>
          <table:table-cell office:value-type="float" office:value="3.985518">
            <text:p>3.985518</text:p>
          </table:table-cell>
          <table:table-cell office:value-type="float" office:value="1.826389">
            <text:p>1.826389</text:p>
          </table:table-cell>
          <table:table-cell office:value-type="float" office:value="3.335697">
            <text:p>3.3356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22">
            <text:p>2008122</text:p>
          </table:table-cell>
          <table:table-cell table:formula="of:=[.A406]/1000" office:value-type="float" office:value="2008.122">
            <text:p>2008</text:p>
          </table:table-cell>
          <table:table-cell table:formula="of:=[.A406]-INT([.B406])*1000" office:value-type="float" office:value="122">
            <text:p>122</text:p>
          </table:table-cell>
          <table:table-cell table:formula="of:=CONCATENATE(INT([.B406]);&quot;-&quot;;[.C406])" office:value-type="string" office:string-value="2008-122">
            <text:p>2008-12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23">
            <text:p>2008123</text:p>
          </table:table-cell>
          <table:table-cell table:formula="of:=[.A407]/1000" office:value-type="float" office:value="2008.123">
            <text:p>2008</text:p>
          </table:table-cell>
          <table:table-cell table:formula="of:=[.A407]-INT([.B407])*1000" office:value-type="float" office:value="123">
            <text:p>123</text:p>
          </table:table-cell>
          <table:table-cell table:formula="of:=CONCATENATE(INT([.B407]);&quot;-&quot;;[.C407])" office:value-type="string" office:string-value="2008-123">
            <text:p>2008-123</text:p>
          </table:table-cell>
          <table:table-cell office:value-type="float" office:value="506">
            <text:p>506</text:p>
          </table:table-cell>
          <table:table-cell office:value-type="float" office:value="1571.746338">
            <text:p>1571.746338</text:p>
          </table:table-cell>
          <table:table-cell office:value-type="float" office:value="2.352324">
            <text:p>2.352324</text:p>
          </table:table-cell>
          <table:table-cell office:value-type="float" office:value="4.152872">
            <text:p>4.152872</text:p>
          </table:table-cell>
          <table:table-cell office:value-type="float" office:value="1.762447">
            <text:p>1.762447</text:p>
          </table:table-cell>
          <table:table-cell office:value-type="float" office:value="3.106218">
            <text:p>3.1062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24">
            <text:p>2008124</text:p>
          </table:table-cell>
          <table:table-cell table:formula="of:=[.A408]/1000" office:value-type="float" office:value="2008.124">
            <text:p>2008</text:p>
          </table:table-cell>
          <table:table-cell table:formula="of:=[.A408]-INT([.B408])*1000" office:value-type="float" office:value="124">
            <text:p>124</text:p>
          </table:table-cell>
          <table:table-cell table:formula="of:=CONCATENATE(INT([.B408]);&quot;-&quot;;[.C408])" office:value-type="string" office:string-value="2008-124">
            <text:p>2008-12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25">
            <text:p>2008125</text:p>
          </table:table-cell>
          <table:table-cell table:formula="of:=[.A409]/1000" office:value-type="float" office:value="2008.125">
            <text:p>2008</text:p>
          </table:table-cell>
          <table:table-cell table:formula="of:=[.A409]-INT([.B409])*1000" office:value-type="float" office:value="125">
            <text:p>125</text:p>
          </table:table-cell>
          <table:table-cell table:formula="of:=CONCATENATE(INT([.B409]);&quot;-&quot;;[.C409])" office:value-type="string" office:string-value="2008-125">
            <text:p>2008-125</text:p>
          </table:table-cell>
          <table:table-cell office:value-type="float" office:value="540">
            <text:p>540</text:p>
          </table:table-cell>
          <table:table-cell office:value-type="float" office:value="1263.672729">
            <text:p>1263.672729</text:p>
          </table:table-cell>
          <table:table-cell office:value-type="float" office:value="1.698987">
            <text:p>1.698987</text:p>
          </table:table-cell>
          <table:table-cell office:value-type="float" office:value="2.983869">
            <text:p>2.983869</text:p>
          </table:table-cell>
          <table:table-cell office:value-type="float" office:value="1.52975">
            <text:p>1.52975</text:p>
          </table:table-cell>
          <table:table-cell office:value-type="float" office:value="2.340135">
            <text:p>2.3401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26">
            <text:p>2008126</text:p>
          </table:table-cell>
          <table:table-cell table:formula="of:=[.A410]/1000" office:value-type="float" office:value="2008.126">
            <text:p>2008</text:p>
          </table:table-cell>
          <table:table-cell table:formula="of:=[.A410]-INT([.B410])*1000" office:value-type="float" office:value="126">
            <text:p>126</text:p>
          </table:table-cell>
          <table:table-cell table:formula="of:=CONCATENATE(INT([.B410]);&quot;-&quot;;[.C410])" office:value-type="string" office:string-value="2008-126">
            <text:p>2008-126</text:p>
          </table:table-cell>
          <table:table-cell office:value-type="float" office:value="49">
            <text:p>49</text:p>
          </table:table-cell>
          <table:table-cell office:value-type="float" office:value="147.275131">
            <text:p>147.275131</text:p>
          </table:table-cell>
          <table:table-cell office:value-type="float" office:value="2.42963">
            <text:p>2.42963</text:p>
          </table:table-cell>
          <table:table-cell office:value-type="float" office:value="3.847245">
            <text:p>3.847245</text:p>
          </table:table-cell>
          <table:table-cell office:value-type="float" office:value="1.733671">
            <text:p>1.733671</text:p>
          </table:table-cell>
          <table:table-cell office:value-type="float" office:value="3.005615">
            <text:p>3.0056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27">
            <text:p>2008127</text:p>
          </table:table-cell>
          <table:table-cell table:formula="of:=[.A411]/1000" office:value-type="float" office:value="2008.127">
            <text:p>2008</text:p>
          </table:table-cell>
          <table:table-cell table:formula="of:=[.A411]-INT([.B411])*1000" office:value-type="float" office:value="127">
            <text:p>127</text:p>
          </table:table-cell>
          <table:table-cell table:formula="of:=CONCATENATE(INT([.B411]);&quot;-&quot;;[.C411])" office:value-type="string" office:string-value="2008-127">
            <text:p>2008-127</text:p>
          </table:table-cell>
          <table:table-cell office:value-type="float" office:value="97">
            <text:p>97</text:p>
          </table:table-cell>
          <table:table-cell office:value-type="float" office:value="343.570007">
            <text:p>343.570007</text:p>
          </table:table-cell>
          <table:table-cell office:value-type="float" office:value="2.673407">
            <text:p>2.673407</text:p>
          </table:table-cell>
          <table:table-cell office:value-type="float" office:value="4.562075">
            <text:p>4.562075</text:p>
          </table:table-cell>
          <table:table-cell office:value-type="float" office:value="1.882009">
            <text:p>1.882009</text:p>
          </table:table-cell>
          <table:table-cell office:value-type="float" office:value="3.541959">
            <text:p>3.5419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28">
            <text:p>2008128</text:p>
          </table:table-cell>
          <table:table-cell table:formula="of:=[.A412]/1000" office:value-type="float" office:value="2008.128">
            <text:p>2008</text:p>
          </table:table-cell>
          <table:table-cell table:formula="of:=[.A412]-INT([.B412])*1000" office:value-type="float" office:value="128">
            <text:p>128</text:p>
          </table:table-cell>
          <table:table-cell table:formula="of:=CONCATENATE(INT([.B412]);&quot;-&quot;;[.C412])" office:value-type="string" office:string-value="2008-128">
            <text:p>2008-128</text:p>
          </table:table-cell>
          <table:table-cell office:value-type="float" office:value="62">
            <text:p>62</text:p>
          </table:table-cell>
          <table:table-cell office:value-type="float" office:value="219.817368">
            <text:p>219.817368</text:p>
          </table:table-cell>
          <table:table-cell office:value-type="float" office:value="2.649975">
            <text:p>2.649975</text:p>
          </table:table-cell>
          <table:table-cell office:value-type="float" office:value="4.337998">
            <text:p>4.337998</text:p>
          </table:table-cell>
          <table:table-cell office:value-type="float" office:value="1.882934">
            <text:p>1.882934</text:p>
          </table:table-cell>
          <table:table-cell office:value-type="float" office:value="3.545441">
            <text:p>3.5454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29">
            <text:p>2008129</text:p>
          </table:table-cell>
          <table:table-cell table:formula="of:=[.A413]/1000" office:value-type="float" office:value="2008.129">
            <text:p>2008</text:p>
          </table:table-cell>
          <table:table-cell table:formula="of:=[.A413]-INT([.B413])*1000" office:value-type="float" office:value="129">
            <text:p>129</text:p>
          </table:table-cell>
          <table:table-cell table:formula="of:=CONCATENATE(INT([.B413]);&quot;-&quot;;[.C413])" office:value-type="string" office:string-value="2008-129">
            <text:p>2008-129</text:p>
          </table:table-cell>
          <table:table-cell office:value-type="float" office:value="443">
            <text:p>443</text:p>
          </table:table-cell>
          <table:table-cell office:value-type="float" office:value="1475.289429">
            <text:p>1475.289429</text:p>
          </table:table-cell>
          <table:table-cell office:value-type="float" office:value="2.726725">
            <text:p>2.726725</text:p>
          </table:table-cell>
          <table:table-cell office:value-type="float" office:value="3.789876">
            <text:p>3.789876</text:p>
          </table:table-cell>
          <table:table-cell office:value-type="float" office:value="1.82489">
            <text:p>1.82489</text:p>
          </table:table-cell>
          <table:table-cell office:value-type="float" office:value="3.330225">
            <text:p>3.3302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30">
            <text:p>2008130</text:p>
          </table:table-cell>
          <table:table-cell table:formula="of:=[.A414]/1000" office:value-type="float" office:value="2008.13">
            <text:p>2008</text:p>
          </table:table-cell>
          <table:table-cell table:formula="of:=[.A414]-INT([.B414])*1000" office:value-type="float" office:value="130">
            <text:p>130</text:p>
          </table:table-cell>
          <table:table-cell table:formula="of:=CONCATENATE(INT([.B414]);&quot;-&quot;;[.C414])" office:value-type="string" office:string-value="2008-130">
            <text:p>2008-130</text:p>
          </table:table-cell>
          <table:table-cell office:value-type="float" office:value="517">
            <text:p>517</text:p>
          </table:table-cell>
          <table:table-cell office:value-type="float" office:value="1183.801025">
            <text:p>1183.801025</text:p>
          </table:table-cell>
          <table:table-cell office:value-type="float" office:value="1.638989">
            <text:p>1.638989</text:p>
          </table:table-cell>
          <table:table-cell office:value-type="float" office:value="2.890276">
            <text:p>2.890276</text:p>
          </table:table-cell>
          <table:table-cell office:value-type="float" office:value="1.513192">
            <text:p>1.513192</text:p>
          </table:table-cell>
          <table:table-cell office:value-type="float" office:value="2.289751">
            <text:p>2.2897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31">
            <text:p>2008131</text:p>
          </table:table-cell>
          <table:table-cell table:formula="of:=[.A415]/1000" office:value-type="float" office:value="2008.131">
            <text:p>2008</text:p>
          </table:table-cell>
          <table:table-cell table:formula="of:=[.A415]-INT([.B415])*1000" office:value-type="float" office:value="131">
            <text:p>131</text:p>
          </table:table-cell>
          <table:table-cell table:formula="of:=CONCATENATE(INT([.B415]);&quot;-&quot;;[.C415])" office:value-type="string" office:string-value="2008-131">
            <text:p>2008-13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32">
            <text:p>2008132</text:p>
          </table:table-cell>
          <table:table-cell table:formula="of:=[.A416]/1000" office:value-type="float" office:value="2008.132">
            <text:p>2008</text:p>
          </table:table-cell>
          <table:table-cell table:formula="of:=[.A416]-INT([.B416])*1000" office:value-type="float" office:value="132">
            <text:p>132</text:p>
          </table:table-cell>
          <table:table-cell table:formula="of:=CONCATENATE(INT([.B416]);&quot;-&quot;;[.C416])" office:value-type="string" office:string-value="2008-132">
            <text:p>2008-132</text:p>
          </table:table-cell>
          <table:table-cell office:value-type="float" office:value="516">
            <text:p>516</text:p>
          </table:table-cell>
          <table:table-cell office:value-type="float" office:value="1203.089722">
            <text:p>1203.089722</text:p>
          </table:table-cell>
          <table:table-cell office:value-type="float" office:value="1.710411">
            <text:p>1.710411</text:p>
          </table:table-cell>
          <table:table-cell office:value-type="float" office:value="2.961445">
            <text:p>2.961445</text:p>
          </table:table-cell>
          <table:table-cell office:value-type="float" office:value="1.526948">
            <text:p>1.526948</text:p>
          </table:table-cell>
          <table:table-cell office:value-type="float" office:value="2.331569">
            <text:p>2.3315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33">
            <text:p>2008133</text:p>
          </table:table-cell>
          <table:table-cell table:formula="of:=[.A417]/1000" office:value-type="float" office:value="2008.133">
            <text:p>2008</text:p>
          </table:table-cell>
          <table:table-cell table:formula="of:=[.A417]-INT([.B417])*1000" office:value-type="float" office:value="133">
            <text:p>133</text:p>
          </table:table-cell>
          <table:table-cell table:formula="of:=CONCATENATE(INT([.B417]);&quot;-&quot;;[.C417])" office:value-type="string" office:string-value="2008-133">
            <text:p>2008-133</text:p>
          </table:table-cell>
          <table:table-cell office:value-type="float" office:value="158">
            <text:p>158</text:p>
          </table:table-cell>
          <table:table-cell office:value-type="float" office:value="475.240051">
            <text:p>475.240051</text:p>
          </table:table-cell>
          <table:table-cell office:value-type="float" office:value="2.429436">
            <text:p>2.429436</text:p>
          </table:table-cell>
          <table:table-cell office:value-type="float" office:value="3.604332">
            <text:p>3.604332</text:p>
          </table:table-cell>
          <table:table-cell office:value-type="float" office:value="1.734315">
            <text:p>1.734315</text:p>
          </table:table-cell>
          <table:table-cell office:value-type="float" office:value="3.007849">
            <text:p>3.0078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34">
            <text:p>2008134</text:p>
          </table:table-cell>
          <table:table-cell table:formula="of:=[.A418]/1000" office:value-type="float" office:value="2008.134">
            <text:p>2008</text:p>
          </table:table-cell>
          <table:table-cell table:formula="of:=[.A418]-INT([.B418])*1000" office:value-type="float" office:value="134">
            <text:p>134</text:p>
          </table:table-cell>
          <table:table-cell table:formula="of:=CONCATENATE(INT([.B418]);&quot;-&quot;;[.C418])" office:value-type="string" office:string-value="2008-134">
            <text:p>2008-134</text:p>
          </table:table-cell>
          <table:table-cell office:value-type="float" office:value="501">
            <text:p>501</text:p>
          </table:table-cell>
          <table:table-cell office:value-type="float" office:value="1121.214844">
            <text:p>1121.214844</text:p>
          </table:table-cell>
          <table:table-cell office:value-type="float" office:value="1.600724">
            <text:p>1.600724</text:p>
          </table:table-cell>
          <table:table-cell office:value-type="float" office:value="2.970788">
            <text:p>2.970788</text:p>
          </table:table-cell>
          <table:table-cell office:value-type="float" office:value="1.495979">
            <text:p>1.495979</text:p>
          </table:table-cell>
          <table:table-cell office:value-type="float" office:value="2.237954">
            <text:p>2.2379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35">
            <text:p>2008135</text:p>
          </table:table-cell>
          <table:table-cell table:formula="of:=[.A419]/1000" office:value-type="float" office:value="2008.135">
            <text:p>2008</text:p>
          </table:table-cell>
          <table:table-cell table:formula="of:=[.A419]-INT([.B419])*1000" office:value-type="float" office:value="135">
            <text:p>135</text:p>
          </table:table-cell>
          <table:table-cell table:formula="of:=CONCATENATE(INT([.B419]);&quot;-&quot;;[.C419])" office:value-type="string" office:string-value="2008-135">
            <text:p>2008-135</text:p>
          </table:table-cell>
          <table:table-cell office:value-type="float" office:value="471">
            <text:p>471</text:p>
          </table:table-cell>
          <table:table-cell office:value-type="float" office:value="1087.205078">
            <text:p>1087.205078</text:p>
          </table:table-cell>
          <table:table-cell office:value-type="float" office:value="1.655309">
            <text:p>1.655309</text:p>
          </table:table-cell>
          <table:table-cell office:value-type="float" office:value="2.974443">
            <text:p>2.974443</text:p>
          </table:table-cell>
          <table:table-cell office:value-type="float" office:value="1.519306">
            <text:p>1.519306</text:p>
          </table:table-cell>
          <table:table-cell office:value-type="float" office:value="2.308291">
            <text:p>2.3082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36">
            <text:p>2008136</text:p>
          </table:table-cell>
          <table:table-cell table:formula="of:=[.A420]/1000" office:value-type="float" office:value="2008.136">
            <text:p>2008</text:p>
          </table:table-cell>
          <table:table-cell table:formula="of:=[.A420]-INT([.B420])*1000" office:value-type="float" office:value="136">
            <text:p>136</text:p>
          </table:table-cell>
          <table:table-cell table:formula="of:=CONCATENATE(INT([.B420]);&quot;-&quot;;[.C420])" office:value-type="string" office:string-value="2008-136">
            <text:p>2008-136</text:p>
          </table:table-cell>
          <table:table-cell office:value-type="float" office:value="457">
            <text:p>457</text:p>
          </table:table-cell>
          <table:table-cell office:value-type="float" office:value="1091.838745">
            <text:p>1091.838745</text:p>
          </table:table-cell>
          <table:table-cell office:value-type="float" office:value="1.827497">
            <text:p>1.827497</text:p>
          </table:table-cell>
          <table:table-cell office:value-type="float" office:value="3.056449">
            <text:p>3.056449</text:p>
          </table:table-cell>
          <table:table-cell office:value-type="float" office:value="1.545686">
            <text:p>1.545686</text:p>
          </table:table-cell>
          <table:table-cell office:value-type="float" office:value="2.389144">
            <text:p>2.3891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37">
            <text:p>2008137</text:p>
          </table:table-cell>
          <table:table-cell table:formula="of:=[.A421]/1000" office:value-type="float" office:value="2008.137">
            <text:p>2008</text:p>
          </table:table-cell>
          <table:table-cell table:formula="of:=[.A421]-INT([.B421])*1000" office:value-type="float" office:value="137">
            <text:p>137</text:p>
          </table:table-cell>
          <table:table-cell table:formula="of:=CONCATENATE(INT([.B421]);&quot;-&quot;;[.C421])" office:value-type="string" office:string-value="2008-137">
            <text:p>2008-137</text:p>
          </table:table-cell>
          <table:table-cell office:value-type="float" office:value="11">
            <text:p>11</text:p>
          </table:table-cell>
          <table:table-cell office:value-type="float" office:value="33.755146">
            <text:p>33.755146</text:p>
          </table:table-cell>
          <table:table-cell office:value-type="float" office:value="2.712033">
            <text:p>2.712033</text:p>
          </table:table-cell>
          <table:table-cell office:value-type="float" office:value="3.352422">
            <text:p>3.352422</text:p>
          </table:table-cell>
          <table:table-cell office:value-type="float" office:value="1.751756">
            <text:p>1.751756</text:p>
          </table:table-cell>
          <table:table-cell office:value-type="float" office:value="3.06865">
            <text:p>3.068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38">
            <text:p>2008138</text:p>
          </table:table-cell>
          <table:table-cell table:formula="of:=[.A422]/1000" office:value-type="float" office:value="2008.138">
            <text:p>2008</text:p>
          </table:table-cell>
          <table:table-cell table:formula="of:=[.A422]-INT([.B422])*1000" office:value-type="float" office:value="138">
            <text:p>138</text:p>
          </table:table-cell>
          <table:table-cell table:formula="of:=CONCATENATE(INT([.B422]);&quot;-&quot;;[.C422])" office:value-type="string" office:string-value="2008-138">
            <text:p>2008-13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39">
            <text:p>2008139</text:p>
          </table:table-cell>
          <table:table-cell table:formula="of:=[.A423]/1000" office:value-type="float" office:value="2008.139">
            <text:p>2008</text:p>
          </table:table-cell>
          <table:table-cell table:formula="of:=[.A423]-INT([.B423])*1000" office:value-type="float" office:value="139">
            <text:p>139</text:p>
          </table:table-cell>
          <table:table-cell table:formula="of:=CONCATENATE(INT([.B423]);&quot;-&quot;;[.C423])" office:value-type="string" office:string-value="2008-139">
            <text:p>2008-139</text:p>
          </table:table-cell>
          <table:table-cell office:value-type="float" office:value="190">
            <text:p>190</text:p>
          </table:table-cell>
          <table:table-cell office:value-type="float" office:value="542.113281">
            <text:p>542.113281</text:p>
          </table:table-cell>
          <table:table-cell office:value-type="float" office:value="2.472178">
            <text:p>2.472178</text:p>
          </table:table-cell>
          <table:table-cell office:value-type="float" office:value="3.31513">
            <text:p>3.31513</text:p>
          </table:table-cell>
          <table:table-cell office:value-type="float" office:value="1.68915">
            <text:p>1.68915</text:p>
          </table:table-cell>
          <table:table-cell office:value-type="float" office:value="2.853228">
            <text:p>2.8532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40">
            <text:p>2008140</text:p>
          </table:table-cell>
          <table:table-cell table:formula="of:=[.A424]/1000" office:value-type="float" office:value="2008.14">
            <text:p>2008</text:p>
          </table:table-cell>
          <table:table-cell table:formula="of:=[.A424]-INT([.B424])*1000" office:value-type="float" office:value="140">
            <text:p>140</text:p>
          </table:table-cell>
          <table:table-cell table:formula="of:=CONCATENATE(INT([.B424]);&quot;-&quot;;[.C424])" office:value-type="string" office:string-value="2008-140">
            <text:p>2008-14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41">
            <text:p>2008141</text:p>
          </table:table-cell>
          <table:table-cell table:formula="of:=[.A425]/1000" office:value-type="float" office:value="2008.141">
            <text:p>2008</text:p>
          </table:table-cell>
          <table:table-cell table:formula="of:=[.A425]-INT([.B425])*1000" office:value-type="float" office:value="141">
            <text:p>141</text:p>
          </table:table-cell>
          <table:table-cell table:formula="of:=CONCATENATE(INT([.B425]);&quot;-&quot;;[.C425])" office:value-type="string" office:string-value="2008-141">
            <text:p>2008-141</text:p>
          </table:table-cell>
          <table:table-cell office:value-type="float" office:value="11">
            <text:p>11</text:p>
          </table:table-cell>
          <table:table-cell office:value-type="float" office:value="33.716171">
            <text:p>33.716171</text:p>
          </table:table-cell>
          <table:table-cell office:value-type="float" office:value="2.735623">
            <text:p>2.735623</text:p>
          </table:table-cell>
          <table:table-cell office:value-type="float" office:value="3.378484">
            <text:p>3.378484</text:p>
          </table:table-cell>
          <table:table-cell office:value-type="float" office:value="1.750745">
            <text:p>1.750745</text:p>
          </table:table-cell>
          <table:table-cell office:value-type="float" office:value="3.065106">
            <text:p>3.0651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42">
            <text:p>2008142</text:p>
          </table:table-cell>
          <table:table-cell table:formula="of:=[.A426]/1000" office:value-type="float" office:value="2008.142">
            <text:p>2008</text:p>
          </table:table-cell>
          <table:table-cell table:formula="of:=[.A426]-INT([.B426])*1000" office:value-type="float" office:value="142">
            <text:p>142</text:p>
          </table:table-cell>
          <table:table-cell table:formula="of:=CONCATENATE(INT([.B426]);&quot;-&quot;;[.C426])" office:value-type="string" office:string-value="2008-142">
            <text:p>2008-142</text:p>
          </table:table-cell>
          <table:table-cell office:value-type="float" office:value="350">
            <text:p>350</text:p>
          </table:table-cell>
          <table:table-cell office:value-type="float" office:value="860.482971">
            <text:p>860.482971</text:p>
          </table:table-cell>
          <table:table-cell office:value-type="float" office:value="1.649717">
            <text:p>1.649717</text:p>
          </table:table-cell>
          <table:table-cell office:value-type="float" office:value="3.47383">
            <text:p>3.47383</text:p>
          </table:table-cell>
          <table:table-cell office:value-type="float" office:value="1.567968">
            <text:p>1.567968</text:p>
          </table:table-cell>
          <table:table-cell office:value-type="float" office:value="2.458523">
            <text:p>2.4585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43">
            <text:p>2008143</text:p>
          </table:table-cell>
          <table:table-cell table:formula="of:=[.A427]/1000" office:value-type="float" office:value="2008.143">
            <text:p>2008</text:p>
          </table:table-cell>
          <table:table-cell table:formula="of:=[.A427]-INT([.B427])*1000" office:value-type="float" office:value="143">
            <text:p>143</text:p>
          </table:table-cell>
          <table:table-cell table:formula="of:=CONCATENATE(INT([.B427]);&quot;-&quot;;[.C427])" office:value-type="string" office:string-value="2008-143">
            <text:p>2008-143</text:p>
          </table:table-cell>
          <table:table-cell office:value-type="float" office:value="520">
            <text:p>520</text:p>
          </table:table-cell>
          <table:table-cell office:value-type="float" office:value="1245.230347">
            <text:p>1245.230347</text:p>
          </table:table-cell>
          <table:table-cell office:value-type="float" office:value="1.737899">
            <text:p>1.737899</text:p>
          </table:table-cell>
          <table:table-cell office:value-type="float" office:value="2.949302">
            <text:p>2.949302</text:p>
          </table:table-cell>
          <table:table-cell office:value-type="float" office:value="1.547473">
            <text:p>1.547473</text:p>
          </table:table-cell>
          <table:table-cell office:value-type="float" office:value="2.394674">
            <text:p>2.3946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44">
            <text:p>2008144</text:p>
          </table:table-cell>
          <table:table-cell table:formula="of:=[.A428]/1000" office:value-type="float" office:value="2008.144">
            <text:p>2008</text:p>
          </table:table-cell>
          <table:table-cell table:formula="of:=[.A428]-INT([.B428])*1000" office:value-type="float" office:value="144">
            <text:p>144</text:p>
          </table:table-cell>
          <table:table-cell table:formula="of:=CONCATENATE(INT([.B428]);&quot;-&quot;;[.C428])" office:value-type="string" office:string-value="2008-144">
            <text:p>2008-144</text:p>
          </table:table-cell>
          <table:table-cell office:value-type="float" office:value="532">
            <text:p>532</text:p>
          </table:table-cell>
          <table:table-cell office:value-type="float" office:value="1131.140015">
            <text:p>1131.140015</text:p>
          </table:table-cell>
          <table:table-cell office:value-type="float" office:value="1.513255">
            <text:p>1.513255</text:p>
          </table:table-cell>
          <table:table-cell office:value-type="float" office:value="2.660888">
            <text:p>2.660888</text:p>
          </table:table-cell>
          <table:table-cell office:value-type="float" office:value="1.458151">
            <text:p>1.458151</text:p>
          </table:table-cell>
          <table:table-cell office:value-type="float" office:value="2.126203">
            <text:p>2.1262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45">
            <text:p>2008145</text:p>
          </table:table-cell>
          <table:table-cell table:formula="of:=[.A429]/1000" office:value-type="float" office:value="2008.145">
            <text:p>2008</text:p>
          </table:table-cell>
          <table:table-cell table:formula="of:=[.A429]-INT([.B429])*1000" office:value-type="float" office:value="145">
            <text:p>145</text:p>
          </table:table-cell>
          <table:table-cell table:formula="of:=CONCATENATE(INT([.B429]);&quot;-&quot;;[.C429])" office:value-type="string" office:string-value="2008-145">
            <text:p>2008-145</text:p>
          </table:table-cell>
          <table:table-cell office:value-type="float" office:value="196">
            <text:p>196</text:p>
          </table:table-cell>
          <table:table-cell office:value-type="float" office:value="404.580505">
            <text:p>404.580505</text:p>
          </table:table-cell>
          <table:table-cell office:value-type="float" office:value="0.838606">
            <text:p>0.838606</text:p>
          </table:table-cell>
          <table:table-cell office:value-type="float" office:value="3.476365">
            <text:p>3.476365</text:p>
          </table:table-cell>
          <table:table-cell office:value-type="float" office:value="1.436728">
            <text:p>1.436728</text:p>
          </table:table-cell>
          <table:table-cell office:value-type="float" office:value="2.064186">
            <text:p>2.0641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46">
            <text:p>2008146</text:p>
          </table:table-cell>
          <table:table-cell table:formula="of:=[.A430]/1000" office:value-type="float" office:value="2008.146">
            <text:p>2008</text:p>
          </table:table-cell>
          <table:table-cell table:formula="of:=[.A430]-INT([.B430])*1000" office:value-type="float" office:value="146">
            <text:p>146</text:p>
          </table:table-cell>
          <table:table-cell table:formula="of:=CONCATENATE(INT([.B430]);&quot;-&quot;;[.C430])" office:value-type="string" office:string-value="2008-146">
            <text:p>2008-146</text:p>
          </table:table-cell>
          <table:table-cell office:value-type="float" office:value="300">
            <text:p>300</text:p>
          </table:table-cell>
          <table:table-cell office:value-type="float" office:value="655.718628">
            <text:p>655.718628</text:p>
          </table:table-cell>
          <table:table-cell office:value-type="float" office:value="1.641143">
            <text:p>1.641143</text:p>
          </table:table-cell>
          <table:table-cell office:value-type="float" office:value="2.79307">
            <text:p>2.79307</text:p>
          </table:table-cell>
          <table:table-cell office:value-type="float" office:value="1.478421">
            <text:p>1.478421</text:p>
          </table:table-cell>
          <table:table-cell office:value-type="float" office:value="2.185729">
            <text:p>2.1857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47">
            <text:p>2008147</text:p>
          </table:table-cell>
          <table:table-cell table:formula="of:=[.A431]/1000" office:value-type="float" office:value="2008.147">
            <text:p>2008</text:p>
          </table:table-cell>
          <table:table-cell table:formula="of:=[.A431]-INT([.B431])*1000" office:value-type="float" office:value="147">
            <text:p>147</text:p>
          </table:table-cell>
          <table:table-cell table:formula="of:=CONCATENATE(INT([.B431]);&quot;-&quot;;[.C431])" office:value-type="string" office:string-value="2008-147">
            <text:p>2008-14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48">
            <text:p>2008148</text:p>
          </table:table-cell>
          <table:table-cell table:formula="of:=[.A432]/1000" office:value-type="float" office:value="2008.148">
            <text:p>2008</text:p>
          </table:table-cell>
          <table:table-cell table:formula="of:=[.A432]-INT([.B432])*1000" office:value-type="float" office:value="148">
            <text:p>148</text:p>
          </table:table-cell>
          <table:table-cell table:formula="of:=CONCATENATE(INT([.B432]);&quot;-&quot;;[.C432])" office:value-type="string" office:string-value="2008-148">
            <text:p>2008-148</text:p>
          </table:table-cell>
          <table:table-cell office:value-type="float" office:value="538">
            <text:p>538</text:p>
          </table:table-cell>
          <table:table-cell office:value-type="float" office:value="964.668945">
            <text:p>964.668945</text:p>
          </table:table-cell>
          <table:table-cell office:value-type="float" office:value="1.225935">
            <text:p>1.225935</text:p>
          </table:table-cell>
          <table:table-cell office:value-type="float" office:value="2.864957">
            <text:p>2.864957</text:p>
          </table:table-cell>
          <table:table-cell office:value-type="float" office:value="1.339054">
            <text:p>1.339054</text:p>
          </table:table-cell>
          <table:table-cell office:value-type="float" office:value="1.793065">
            <text:p>1.7930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49">
            <text:p>2008149</text:p>
          </table:table-cell>
          <table:table-cell table:formula="of:=[.A433]/1000" office:value-type="float" office:value="2008.149">
            <text:p>2008</text:p>
          </table:table-cell>
          <table:table-cell table:formula="of:=[.A433]-INT([.B433])*1000" office:value-type="float" office:value="149">
            <text:p>149</text:p>
          </table:table-cell>
          <table:table-cell table:formula="of:=CONCATENATE(INT([.B433]);&quot;-&quot;;[.C433])" office:value-type="string" office:string-value="2008-149">
            <text:p>2008-149</text:p>
          </table:table-cell>
          <table:table-cell office:value-type="float" office:value="150">
            <text:p>150</text:p>
          </table:table-cell>
          <table:table-cell office:value-type="float" office:value="374.697296">
            <text:p>374.697296</text:p>
          </table:table-cell>
          <table:table-cell office:value-type="float" office:value="1.988985">
            <text:p>1.988985</text:p>
          </table:table-cell>
          <table:table-cell office:value-type="float" office:value="2.94672">
            <text:p>2.94672</text:p>
          </table:table-cell>
          <table:table-cell office:value-type="float" office:value="1.580501">
            <text:p>1.580501</text:p>
          </table:table-cell>
          <table:table-cell office:value-type="float" office:value="2.497982">
            <text:p>2.4979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50">
            <text:p>2008150</text:p>
          </table:table-cell>
          <table:table-cell table:formula="of:=[.A434]/1000" office:value-type="float" office:value="2008.15">
            <text:p>2008</text:p>
          </table:table-cell>
          <table:table-cell table:formula="of:=[.A434]-INT([.B434])*1000" office:value-type="float" office:value="150">
            <text:p>150</text:p>
          </table:table-cell>
          <table:table-cell table:formula="of:=CONCATENATE(INT([.B434]);&quot;-&quot;;[.C434])" office:value-type="string" office:string-value="2008-150">
            <text:p>2008-150</text:p>
          </table:table-cell>
          <table:table-cell office:value-type="float" office:value="531">
            <text:p>531</text:p>
          </table:table-cell>
          <table:table-cell office:value-type="float" office:value="900.127747">
            <text:p>900.127747</text:p>
          </table:table-cell>
          <table:table-cell office:value-type="float" office:value="1.15091">
            <text:p>1.15091</text:p>
          </table:table-cell>
          <table:table-cell office:value-type="float" office:value="2.134162">
            <text:p>2.134162</text:p>
          </table:table-cell>
          <table:table-cell office:value-type="float" office:value="1.301982">
            <text:p>1.301982</text:p>
          </table:table-cell>
          <table:table-cell office:value-type="float" office:value="1.695156">
            <text:p>1.6951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51">
            <text:p>2008151</text:p>
          </table:table-cell>
          <table:table-cell table:formula="of:=[.A435]/1000" office:value-type="float" office:value="2008.151">
            <text:p>2008</text:p>
          </table:table-cell>
          <table:table-cell table:formula="of:=[.A435]-INT([.B435])*1000" office:value-type="float" office:value="151">
            <text:p>151</text:p>
          </table:table-cell>
          <table:table-cell table:formula="of:=CONCATENATE(INT([.B435]);&quot;-&quot;;[.C435])" office:value-type="string" office:string-value="2008-151">
            <text:p>2008-151</text:p>
          </table:table-cell>
          <table:table-cell office:value-type="float" office:value="537">
            <text:p>537</text:p>
          </table:table-cell>
          <table:table-cell office:value-type="float" office:value="605.899414">
            <text:p>605.899414</text:p>
          </table:table-cell>
          <table:table-cell office:value-type="float" office:value="0.395162">
            <text:p>0.395162</text:p>
          </table:table-cell>
          <table:table-cell office:value-type="float" office:value="1.608894">
            <text:p>1.608894</text:p>
          </table:table-cell>
          <table:table-cell office:value-type="float" office:value="1.062217">
            <text:p>1.062217</text:p>
          </table:table-cell>
          <table:table-cell office:value-type="float" office:value="1.128304">
            <text:p>1.1283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52">
            <text:p>2008152</text:p>
          </table:table-cell>
          <table:table-cell table:formula="of:=[.A436]/1000" office:value-type="float" office:value="2008.152">
            <text:p>2008</text:p>
          </table:table-cell>
          <table:table-cell table:formula="of:=[.A436]-INT([.B436])*1000" office:value-type="float" office:value="152">
            <text:p>152</text:p>
          </table:table-cell>
          <table:table-cell table:formula="of:=CONCATENATE(INT([.B436]);&quot;-&quot;;[.C436])" office:value-type="string" office:string-value="2008-152">
            <text:p>2008-152</text:p>
          </table:table-cell>
          <table:table-cell office:value-type="float" office:value="494">
            <text:p>494</text:p>
          </table:table-cell>
          <table:table-cell office:value-type="float" office:value="913.600037">
            <text:p>913.600037</text:p>
          </table:table-cell>
          <table:table-cell office:value-type="float" office:value="1.303917">
            <text:p>1.303917</text:p>
          </table:table-cell>
          <table:table-cell office:value-type="float" office:value="2.645535">
            <text:p>2.645535</text:p>
          </table:table-cell>
          <table:table-cell office:value-type="float" office:value="1.359924">
            <text:p>1.359924</text:p>
          </table:table-cell>
          <table:table-cell office:value-type="float" office:value="1.849393">
            <text:p>1.8493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53">
            <text:p>2008153</text:p>
          </table:table-cell>
          <table:table-cell table:formula="of:=[.A437]/1000" office:value-type="float" office:value="2008.153">
            <text:p>2008</text:p>
          </table:table-cell>
          <table:table-cell table:formula="of:=[.A437]-INT([.B437])*1000" office:value-type="float" office:value="153">
            <text:p>153</text:p>
          </table:table-cell>
          <table:table-cell table:formula="of:=CONCATENATE(INT([.B437]);&quot;-&quot;;[.C437])" office:value-type="string" office:string-value="2008-153">
            <text:p>2008-153</text:p>
          </table:table-cell>
          <table:table-cell office:value-type="float" office:value="522">
            <text:p>522</text:p>
          </table:table-cell>
          <table:table-cell office:value-type="float" office:value="911.454468">
            <text:p>911.454468</text:p>
          </table:table-cell>
          <table:table-cell office:value-type="float" office:value="1.210752">
            <text:p>1.210752</text:p>
          </table:table-cell>
          <table:table-cell office:value-type="float" office:value="2.189118">
            <text:p>2.189118</text:p>
          </table:table-cell>
          <table:table-cell office:value-type="float" office:value="1.321394">
            <text:p>1.321394</text:p>
          </table:table-cell>
          <table:table-cell office:value-type="float" office:value="1.746081">
            <text:p>1.7460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54">
            <text:p>2008154</text:p>
          </table:table-cell>
          <table:table-cell table:formula="of:=[.A438]/1000" office:value-type="float" office:value="2008.154">
            <text:p>2008</text:p>
          </table:table-cell>
          <table:table-cell table:formula="of:=[.A438]-INT([.B438])*1000" office:value-type="float" office:value="154">
            <text:p>154</text:p>
          </table:table-cell>
          <table:table-cell table:formula="of:=CONCATENATE(INT([.B438]);&quot;-&quot;;[.C438])" office:value-type="string" office:string-value="2008-154">
            <text:p>2008-15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55">
            <text:p>2008155</text:p>
          </table:table-cell>
          <table:table-cell table:formula="of:=[.A439]/1000" office:value-type="float" office:value="2008.155">
            <text:p>2008</text:p>
          </table:table-cell>
          <table:table-cell table:formula="of:=[.A439]-INT([.B439])*1000" office:value-type="float" office:value="155">
            <text:p>155</text:p>
          </table:table-cell>
          <table:table-cell table:formula="of:=CONCATENATE(INT([.B439]);&quot;-&quot;;[.C439])" office:value-type="string" office:string-value="2008-155">
            <text:p>2008-155</text:p>
          </table:table-cell>
          <table:table-cell office:value-type="float" office:value="149">
            <text:p>149</text:p>
          </table:table-cell>
          <table:table-cell office:value-type="float" office:value="348.147888">
            <text:p>348.147888</text:p>
          </table:table-cell>
          <table:table-cell office:value-type="float" office:value="1.853744">
            <text:p>1.853744</text:p>
          </table:table-cell>
          <table:table-cell office:value-type="float" office:value="2.825259">
            <text:p>2.825259</text:p>
          </table:table-cell>
          <table:table-cell office:value-type="float" office:value="1.528582">
            <text:p>1.528582</text:p>
          </table:table-cell>
          <table:table-cell office:value-type="float" office:value="2.336563">
            <text:p>2.33656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56">
            <text:p>2008156</text:p>
          </table:table-cell>
          <table:table-cell table:formula="of:=[.A440]/1000" office:value-type="float" office:value="2008.156">
            <text:p>2008</text:p>
          </table:table-cell>
          <table:table-cell table:formula="of:=[.A440]-INT([.B440])*1000" office:value-type="float" office:value="156">
            <text:p>156</text:p>
          </table:table-cell>
          <table:table-cell table:formula="of:=CONCATENATE(INT([.B440]);&quot;-&quot;;[.C440])" office:value-type="string" office:string-value="2008-156">
            <text:p>2008-15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57">
            <text:p>2008157</text:p>
          </table:table-cell>
          <table:table-cell table:formula="of:=[.A441]/1000" office:value-type="float" office:value="2008.157">
            <text:p>2008</text:p>
          </table:table-cell>
          <table:table-cell table:formula="of:=[.A441]-INT([.B441])*1000" office:value-type="float" office:value="157">
            <text:p>157</text:p>
          </table:table-cell>
          <table:table-cell table:formula="of:=CONCATENATE(INT([.B441]);&quot;-&quot;;[.C441])" office:value-type="string" office:string-value="2008-157">
            <text:p>2008-157</text:p>
          </table:table-cell>
          <table:table-cell office:value-type="float" office:value="529">
            <text:p>529</text:p>
          </table:table-cell>
          <table:table-cell office:value-type="float" office:value="675.158264">
            <text:p>675.158264</text:p>
          </table:table-cell>
          <table:table-cell office:value-type="float" office:value="0.631506">
            <text:p>0.631506</text:p>
          </table:table-cell>
          <table:table-cell office:value-type="float" office:value="1.789097">
            <text:p>1.789097</text:p>
          </table:table-cell>
          <table:table-cell office:value-type="float" office:value="1.129731">
            <text:p>1.129731</text:p>
          </table:table-cell>
          <table:table-cell office:value-type="float" office:value="1.276292">
            <text:p>1.27629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58">
            <text:p>2008158</text:p>
          </table:table-cell>
          <table:table-cell table:formula="of:=[.A442]/1000" office:value-type="float" office:value="2008.158">
            <text:p>2008</text:p>
          </table:table-cell>
          <table:table-cell table:formula="of:=[.A442]-INT([.B442])*1000" office:value-type="float" office:value="158">
            <text:p>158</text:p>
          </table:table-cell>
          <table:table-cell table:formula="of:=CONCATENATE(INT([.B442]);&quot;-&quot;;[.C442])" office:value-type="string" office:string-value="2008-158">
            <text:p>2008-158</text:p>
          </table:table-cell>
          <table:table-cell office:value-type="float" office:value="9">
            <text:p>9</text:p>
          </table:table-cell>
          <table:table-cell office:value-type="float" office:value="4.865594">
            <text:p>4.865594</text:p>
          </table:table-cell>
          <table:table-cell office:value-type="float" office:value="0.018655">
            <text:p>0.018655</text:p>
          </table:table-cell>
          <table:table-cell office:value-type="float" office:value="1.041643">
            <text:p>1.041643</text:p>
          </table:table-cell>
          <table:table-cell office:value-type="float" office:value="0.73527">
            <text:p>0.73527</text:p>
          </table:table-cell>
          <table:table-cell office:value-type="float" office:value="0.540622">
            <text:p>0.5406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59">
            <text:p>2008159</text:p>
          </table:table-cell>
          <table:table-cell table:formula="of:=[.A443]/1000" office:value-type="float" office:value="2008.159">
            <text:p>2008</text:p>
          </table:table-cell>
          <table:table-cell table:formula="of:=[.A443]-INT([.B443])*1000" office:value-type="float" office:value="159">
            <text:p>159</text:p>
          </table:table-cell>
          <table:table-cell table:formula="of:=CONCATENATE(INT([.B443]);&quot;-&quot;;[.C443])" office:value-type="string" office:string-value="2008-159">
            <text:p>2008-159</text:p>
          </table:table-cell>
          <table:table-cell office:value-type="float" office:value="534">
            <text:p>534</text:p>
          </table:table-cell>
          <table:table-cell office:value-type="float" office:value="814.928589">
            <text:p>814.928589</text:p>
          </table:table-cell>
          <table:table-cell office:value-type="float" office:value="0.991663">
            <text:p>0.991663</text:p>
          </table:table-cell>
          <table:table-cell office:value-type="float" office:value="1.976004">
            <text:p>1.976004</text:p>
          </table:table-cell>
          <table:table-cell office:value-type="float" office:value="1.235348">
            <text:p>1.235348</text:p>
          </table:table-cell>
          <table:table-cell office:value-type="float" office:value="1.526083">
            <text:p>1.5260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60">
            <text:p>2008160</text:p>
          </table:table-cell>
          <table:table-cell table:formula="of:=[.A444]/1000" office:value-type="float" office:value="2008.16">
            <text:p>2008</text:p>
          </table:table-cell>
          <table:table-cell table:formula="of:=[.A444]-INT([.B444])*1000" office:value-type="float" office:value="160">
            <text:p>160</text:p>
          </table:table-cell>
          <table:table-cell table:formula="of:=CONCATENATE(INT([.B444]);&quot;-&quot;;[.C444])" office:value-type="string" office:string-value="2008-160">
            <text:p>2008-160</text:p>
          </table:table-cell>
          <table:table-cell office:value-type="float" office:value="539">
            <text:p>539</text:p>
          </table:table-cell>
          <table:table-cell office:value-type="float" office:value="793.039124">
            <text:p>793.039124</text:p>
          </table:table-cell>
          <table:table-cell office:value-type="float" office:value="0.971708">
            <text:p>0.971708</text:p>
          </table:table-cell>
          <table:table-cell office:value-type="float" office:value="1.937208">
            <text:p>1.937208</text:p>
          </table:table-cell>
          <table:table-cell office:value-type="float" office:value="1.212978">
            <text:p>1.212978</text:p>
          </table:table-cell>
          <table:table-cell office:value-type="float" office:value="1.471316">
            <text:p>1.4713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61">
            <text:p>2008161</text:p>
          </table:table-cell>
          <table:table-cell table:formula="of:=[.A445]/1000" office:value-type="float" office:value="2008.161">
            <text:p>2008</text:p>
          </table:table-cell>
          <table:table-cell table:formula="of:=[.A445]-INT([.B445])*1000" office:value-type="float" office:value="161">
            <text:p>161</text:p>
          </table:table-cell>
          <table:table-cell table:formula="of:=CONCATENATE(INT([.B445]);&quot;-&quot;;[.C445])" office:value-type="string" office:string-value="2008-161">
            <text:p>2008-16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62">
            <text:p>2008162</text:p>
          </table:table-cell>
          <table:table-cell table:formula="of:=[.A446]/1000" office:value-type="float" office:value="2008.162">
            <text:p>2008</text:p>
          </table:table-cell>
          <table:table-cell table:formula="of:=[.A446]-INT([.B446])*1000" office:value-type="float" office:value="162">
            <text:p>162</text:p>
          </table:table-cell>
          <table:table-cell table:formula="of:=CONCATENATE(INT([.B446]);&quot;-&quot;;[.C446])" office:value-type="string" office:string-value="2008-162">
            <text:p>2008-162</text:p>
          </table:table-cell>
          <table:table-cell office:value-type="float" office:value="77">
            <text:p>77</text:p>
          </table:table-cell>
          <table:table-cell office:value-type="float" office:value="122.80146">
            <text:p>122.80146</text:p>
          </table:table-cell>
          <table:table-cell office:value-type="float" office:value="0.844544">
            <text:p>0.844544</text:p>
          </table:table-cell>
          <table:table-cell office:value-type="float" office:value="2.638379">
            <text:p>2.638379</text:p>
          </table:table-cell>
          <table:table-cell office:value-type="float" office:value="1.262864">
            <text:p>1.262864</text:p>
          </table:table-cell>
          <table:table-cell office:value-type="float" office:value="1.594824">
            <text:p>1.5948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63">
            <text:p>2008163</text:p>
          </table:table-cell>
          <table:table-cell table:formula="of:=[.A447]/1000" office:value-type="float" office:value="2008.163">
            <text:p>2008</text:p>
          </table:table-cell>
          <table:table-cell table:formula="of:=[.A447]-INT([.B447])*1000" office:value-type="float" office:value="163">
            <text:p>163</text:p>
          </table:table-cell>
          <table:table-cell table:formula="of:=CONCATENATE(INT([.B447]);&quot;-&quot;;[.C447])" office:value-type="string" office:string-value="2008-163">
            <text:p>2008-16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64">
            <text:p>2008164</text:p>
          </table:table-cell>
          <table:table-cell table:formula="of:=[.A448]/1000" office:value-type="float" office:value="2008.164">
            <text:p>2008</text:p>
          </table:table-cell>
          <table:table-cell table:formula="of:=[.A448]-INT([.B448])*1000" office:value-type="float" office:value="164">
            <text:p>164</text:p>
          </table:table-cell>
          <table:table-cell table:formula="of:=CONCATENATE(INT([.B448]);&quot;-&quot;;[.C448])" office:value-type="string" office:string-value="2008-164">
            <text:p>2008-164</text:p>
          </table:table-cell>
          <table:table-cell office:value-type="float" office:value="323">
            <text:p>323</text:p>
          </table:table-cell>
          <table:table-cell office:value-type="float" office:value="686.689697">
            <text:p>686.689697</text:p>
          </table:table-cell>
          <table:table-cell office:value-type="float" office:value="1.308476">
            <text:p>1.308476</text:p>
          </table:table-cell>
          <table:table-cell office:value-type="float" office:value="2.602264">
            <text:p>2.602264</text:p>
          </table:table-cell>
          <table:table-cell office:value-type="float" office:value="1.458072">
            <text:p>1.458072</text:p>
          </table:table-cell>
          <table:table-cell office:value-type="float" office:value="2.125974">
            <text:p>2.12597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65">
            <text:p>2008165</text:p>
          </table:table-cell>
          <table:table-cell table:formula="of:=[.A449]/1000" office:value-type="float" office:value="2008.165">
            <text:p>2008</text:p>
          </table:table-cell>
          <table:table-cell table:formula="of:=[.A449]-INT([.B449])*1000" office:value-type="float" office:value="165">
            <text:p>165</text:p>
          </table:table-cell>
          <table:table-cell table:formula="of:=CONCATENATE(INT([.B449]);&quot;-&quot;;[.C449])" office:value-type="string" office:string-value="2008-165">
            <text:p>2008-165</text:p>
          </table:table-cell>
          <table:table-cell office:value-type="float" office:value="111">
            <text:p>111</text:p>
          </table:table-cell>
          <table:table-cell office:value-type="float" office:value="261.013641">
            <text:p>261.013641</text:p>
          </table:table-cell>
          <table:table-cell office:value-type="float" office:value="1.686703">
            <text:p>1.686703</text:p>
          </table:table-cell>
          <table:table-cell office:value-type="float" office:value="2.744169">
            <text:p>2.744169</text:p>
          </table:table-cell>
          <table:table-cell office:value-type="float" office:value="1.533452">
            <text:p>1.533452</text:p>
          </table:table-cell>
          <table:table-cell office:value-type="float" office:value="2.351474">
            <text:p>2.3514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66">
            <text:p>2008166</text:p>
          </table:table-cell>
          <table:table-cell table:formula="of:=[.A450]/1000" office:value-type="float" office:value="2008.166">
            <text:p>2008</text:p>
          </table:table-cell>
          <table:table-cell table:formula="of:=[.A450]-INT([.B450])*1000" office:value-type="float" office:value="166">
            <text:p>166</text:p>
          </table:table-cell>
          <table:table-cell table:formula="of:=CONCATENATE(INT([.B450]);&quot;-&quot;;[.C450])" office:value-type="string" office:string-value="2008-166">
            <text:p>2008-166</text:p>
          </table:table-cell>
          <table:table-cell office:value-type="float" office:value="566">
            <text:p>566</text:p>
          </table:table-cell>
          <table:table-cell office:value-type="float" office:value="1057.565674">
            <text:p>1057.565674</text:p>
          </table:table-cell>
          <table:table-cell office:value-type="float" office:value="1.198509">
            <text:p>1.198509</text:p>
          </table:table-cell>
          <table:table-cell office:value-type="float" office:value="2.250918">
            <text:p>2.250918</text:p>
          </table:table-cell>
          <table:table-cell office:value-type="float" office:value="1.366927">
            <text:p>1.366927</text:p>
          </table:table-cell>
          <table:table-cell office:value-type="float" office:value="1.868491">
            <text:p>1.8684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67">
            <text:p>2008167</text:p>
          </table:table-cell>
          <table:table-cell table:formula="of:=[.A451]/1000" office:value-type="float" office:value="2008.167">
            <text:p>2008</text:p>
          </table:table-cell>
          <table:table-cell table:formula="of:=[.A451]-INT([.B451])*1000" office:value-type="float" office:value="167">
            <text:p>167</text:p>
          </table:table-cell>
          <table:table-cell table:formula="of:=CONCATENATE(INT([.B451]);&quot;-&quot;;[.C451])" office:value-type="string" office:string-value="2008-167">
            <text:p>2008-167</text:p>
          </table:table-cell>
          <table:table-cell office:value-type="float" office:value="563">
            <text:p>563</text:p>
          </table:table-cell>
          <table:table-cell office:value-type="float" office:value="1035.183105">
            <text:p>1035.183105</text:p>
          </table:table-cell>
          <table:table-cell office:value-type="float" office:value="1.225689">
            <text:p>1.225689</text:p>
          </table:table-cell>
          <table:table-cell office:value-type="float" office:value="2.290263">
            <text:p>2.290263</text:p>
          </table:table-cell>
          <table:table-cell office:value-type="float" office:value="1.355983">
            <text:p>1.355983</text:p>
          </table:table-cell>
          <table:table-cell office:value-type="float" office:value="1.838691">
            <text:p>1.8386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68">
            <text:p>2008168</text:p>
          </table:table-cell>
          <table:table-cell table:formula="of:=[.A452]/1000" office:value-type="float" office:value="2008.168">
            <text:p>2008</text:p>
          </table:table-cell>
          <table:table-cell table:formula="of:=[.A452]-INT([.B452])*1000" office:value-type="float" office:value="168">
            <text:p>168</text:p>
          </table:table-cell>
          <table:table-cell table:formula="of:=CONCATENATE(INT([.B452]);&quot;-&quot;;[.C452])" office:value-type="string" office:string-value="2008-168">
            <text:p>2008-168</text:p>
          </table:table-cell>
          <table:table-cell office:value-type="float" office:value="559">
            <text:p>559</text:p>
          </table:table-cell>
          <table:table-cell office:value-type="float" office:value="993.621582">
            <text:p>993.621582</text:p>
          </table:table-cell>
          <table:table-cell office:value-type="float" office:value="1.181163">
            <text:p>1.181163</text:p>
          </table:table-cell>
          <table:table-cell office:value-type="float" office:value="2.1818">
            <text:p>2.1818</text:p>
          </table:table-cell>
          <table:table-cell office:value-type="float" office:value="1.333229">
            <text:p>1.333229</text:p>
          </table:table-cell>
          <table:table-cell office:value-type="float" office:value="1.777498">
            <text:p>1.7774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69">
            <text:p>2008169</text:p>
          </table:table-cell>
          <table:table-cell table:formula="of:=[.A453]/1000" office:value-type="float" office:value="2008.169">
            <text:p>2008</text:p>
          </table:table-cell>
          <table:table-cell table:formula="of:=[.A453]-INT([.B453])*1000" office:value-type="float" office:value="169">
            <text:p>169</text:p>
          </table:table-cell>
          <table:table-cell table:formula="of:=CONCATENATE(INT([.B453]);&quot;-&quot;;[.C453])" office:value-type="string" office:string-value="2008-169">
            <text:p>2008-169</text:p>
          </table:table-cell>
          <table:table-cell office:value-type="float" office:value="570">
            <text:p>570</text:p>
          </table:table-cell>
          <table:table-cell office:value-type="float" office:value="765.356384">
            <text:p>765.356384</text:p>
          </table:table-cell>
          <table:table-cell office:value-type="float" office:value="0.59649">
            <text:p>0.59649</text:p>
          </table:table-cell>
          <table:table-cell office:value-type="float" office:value="1.822148">
            <text:p>1.822148</text:p>
          </table:table-cell>
          <table:table-cell office:value-type="float" office:value="1.158762">
            <text:p>1.158762</text:p>
          </table:table-cell>
          <table:table-cell office:value-type="float" office:value="1.342731">
            <text:p>1.3427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70">
            <text:p>2008170</text:p>
          </table:table-cell>
          <table:table-cell table:formula="of:=[.A454]/1000" office:value-type="float" office:value="2008.17">
            <text:p>2008</text:p>
          </table:table-cell>
          <table:table-cell table:formula="of:=[.A454]-INT([.B454])*1000" office:value-type="float" office:value="170">
            <text:p>170</text:p>
          </table:table-cell>
          <table:table-cell table:formula="of:=CONCATENATE(INT([.B454]);&quot;-&quot;;[.C454])" office:value-type="string" office:string-value="2008-170">
            <text:p>2008-17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71">
            <text:p>2008171</text:p>
          </table:table-cell>
          <table:table-cell table:formula="of:=[.A455]/1000" office:value-type="float" office:value="2008.171">
            <text:p>2008</text:p>
          </table:table-cell>
          <table:table-cell table:formula="of:=[.A455]-INT([.B455])*1000" office:value-type="float" office:value="171">
            <text:p>171</text:p>
          </table:table-cell>
          <table:table-cell table:formula="of:=CONCATENATE(INT([.B455]);&quot;-&quot;;[.C455])" office:value-type="string" office:string-value="2008-171">
            <text:p>2008-171</text:p>
          </table:table-cell>
          <table:table-cell office:value-type="float" office:value="122">
            <text:p>122</text:p>
          </table:table-cell>
          <table:table-cell office:value-type="float" office:value="210.958237">
            <text:p>210.958237</text:p>
          </table:table-cell>
          <table:table-cell office:value-type="float" office:value="0.487806">
            <text:p>0.487806</text:p>
          </table:table-cell>
          <table:table-cell office:value-type="float" office:value="2.440177">
            <text:p>2.440177</text:p>
          </table:table-cell>
          <table:table-cell office:value-type="float" office:value="1.314978">
            <text:p>1.314978</text:p>
          </table:table-cell>
          <table:table-cell office:value-type="float" office:value="1.729166">
            <text:p>1.72916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72">
            <text:p>2008172</text:p>
          </table:table-cell>
          <table:table-cell table:formula="of:=[.A456]/1000" office:value-type="float" office:value="2008.172">
            <text:p>2008</text:p>
          </table:table-cell>
          <table:table-cell table:formula="of:=[.A456]-INT([.B456])*1000" office:value-type="float" office:value="172">
            <text:p>172</text:p>
          </table:table-cell>
          <table:table-cell table:formula="of:=CONCATENATE(INT([.B456]);&quot;-&quot;;[.C456])" office:value-type="string" office:string-value="2008-172">
            <text:p>2008-17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73">
            <text:p>2008173</text:p>
          </table:table-cell>
          <table:table-cell table:formula="of:=[.A457]/1000" office:value-type="float" office:value="2008.173">
            <text:p>2008</text:p>
          </table:table-cell>
          <table:table-cell table:formula="of:=[.A457]-INT([.B457])*1000" office:value-type="float" office:value="173">
            <text:p>173</text:p>
          </table:table-cell>
          <table:table-cell table:formula="of:=CONCATENATE(INT([.B457]);&quot;-&quot;;[.C457])" office:value-type="string" office:string-value="2008-173">
            <text:p>2008-173</text:p>
          </table:table-cell>
          <table:table-cell office:value-type="float" office:value="570">
            <text:p>570</text:p>
          </table:table-cell>
          <table:table-cell office:value-type="float" office:value="973.911499">
            <text:p>973.911499</text:p>
          </table:table-cell>
          <table:table-cell office:value-type="float" office:value="0.959873">
            <text:p>0.959873</text:p>
          </table:table-cell>
          <table:table-cell office:value-type="float" office:value="2.496788">
            <text:p>2.496788</text:p>
          </table:table-cell>
          <table:table-cell office:value-type="float" office:value="1.307141">
            <text:p>1.307141</text:p>
          </table:table-cell>
          <table:table-cell office:value-type="float" office:value="1.708617">
            <text:p>1.7086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74">
            <text:p>2008174</text:p>
          </table:table-cell>
          <table:table-cell table:formula="of:=[.A458]/1000" office:value-type="float" office:value="2008.174">
            <text:p>2008</text:p>
          </table:table-cell>
          <table:table-cell table:formula="of:=[.A458]-INT([.B458])*1000" office:value-type="float" office:value="174">
            <text:p>174</text:p>
          </table:table-cell>
          <table:table-cell table:formula="of:=CONCATENATE(INT([.B458]);&quot;-&quot;;[.C458])" office:value-type="string" office:string-value="2008-174">
            <text:p>2008-174</text:p>
          </table:table-cell>
          <table:table-cell office:value-type="float" office:value="571">
            <text:p>571</text:p>
          </table:table-cell>
          <table:table-cell office:value-type="float" office:value="989.847473">
            <text:p>989.847473</text:p>
          </table:table-cell>
          <table:table-cell office:value-type="float" office:value="1.135654">
            <text:p>1.135654</text:p>
          </table:table-cell>
          <table:table-cell office:value-type="float" office:value="2.268728">
            <text:p>2.268728</text:p>
          </table:table-cell>
          <table:table-cell office:value-type="float" office:value="1.316637">
            <text:p>1.316637</text:p>
          </table:table-cell>
          <table:table-cell office:value-type="float" office:value="1.733533">
            <text:p>1.7335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75">
            <text:p>2008175</text:p>
          </table:table-cell>
          <table:table-cell table:formula="of:=[.A459]/1000" office:value-type="float" office:value="2008.175">
            <text:p>2008</text:p>
          </table:table-cell>
          <table:table-cell table:formula="of:=[.A459]-INT([.B459])*1000" office:value-type="float" office:value="175">
            <text:p>175</text:p>
          </table:table-cell>
          <table:table-cell table:formula="of:=CONCATENATE(INT([.B459]);&quot;-&quot;;[.C459])" office:value-type="string" office:string-value="2008-175">
            <text:p>2008-17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76">
            <text:p>2008176</text:p>
          </table:table-cell>
          <table:table-cell table:formula="of:=[.A460]/1000" office:value-type="float" office:value="2008.176">
            <text:p>2008</text:p>
          </table:table-cell>
          <table:table-cell table:formula="of:=[.A460]-INT([.B460])*1000" office:value-type="float" office:value="176">
            <text:p>176</text:p>
          </table:table-cell>
          <table:table-cell table:formula="of:=CONCATENATE(INT([.B460]);&quot;-&quot;;[.C460])" office:value-type="string" office:string-value="2008-176">
            <text:p>2008-176</text:p>
          </table:table-cell>
          <table:table-cell office:value-type="float" office:value="8">
            <text:p>8</text:p>
          </table:table-cell>
          <table:table-cell office:value-type="float" office:value="17.222607">
            <text:p>17.222607</text:p>
          </table:table-cell>
          <table:table-cell office:value-type="float" office:value="1.673535">
            <text:p>1.673535</text:p>
          </table:table-cell>
          <table:table-cell office:value-type="float" office:value="2.609497">
            <text:p>2.609497</text:p>
          </table:table-cell>
          <table:table-cell office:value-type="float" office:value="1.467251">
            <text:p>1.467251</text:p>
          </table:table-cell>
          <table:table-cell office:value-type="float" office:value="2.152826">
            <text:p>2.15282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77">
            <text:p>2008177</text:p>
          </table:table-cell>
          <table:table-cell table:formula="of:=[.A461]/1000" office:value-type="float" office:value="2008.177">
            <text:p>2008</text:p>
          </table:table-cell>
          <table:table-cell table:formula="of:=[.A461]-INT([.B461])*1000" office:value-type="float" office:value="177">
            <text:p>177</text:p>
          </table:table-cell>
          <table:table-cell table:formula="of:=CONCATENATE(INT([.B461]);&quot;-&quot;;[.C461])" office:value-type="string" office:string-value="2008-177">
            <text:p>2008-177</text:p>
          </table:table-cell>
          <table:table-cell office:value-type="float" office:value="492">
            <text:p>492</text:p>
          </table:table-cell>
          <table:table-cell office:value-type="float" office:value="976.985535">
            <text:p>976.985535</text:p>
          </table:table-cell>
          <table:table-cell office:value-type="float" office:value="1.258803">
            <text:p>1.258803</text:p>
          </table:table-cell>
          <table:table-cell office:value-type="float" office:value="2.444248">
            <text:p>2.444248</text:p>
          </table:table-cell>
          <table:table-cell office:value-type="float" office:value="1.409164">
            <text:p>1.409164</text:p>
          </table:table-cell>
          <table:table-cell office:value-type="float" office:value="1.985743">
            <text:p>1.9857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78">
            <text:p>2008178</text:p>
          </table:table-cell>
          <table:table-cell table:formula="of:=[.A462]/1000" office:value-type="float" office:value="2008.178">
            <text:p>2008</text:p>
          </table:table-cell>
          <table:table-cell table:formula="of:=[.A462]-INT([.B462])*1000" office:value-type="float" office:value="178">
            <text:p>178</text:p>
          </table:table-cell>
          <table:table-cell table:formula="of:=CONCATENATE(INT([.B462]);&quot;-&quot;;[.C462])" office:value-type="string" office:string-value="2008-178">
            <text:p>2008-178</text:p>
          </table:table-cell>
          <table:table-cell office:value-type="float" office:value="564">
            <text:p>564</text:p>
          </table:table-cell>
          <table:table-cell office:value-type="float" office:value="893.463745">
            <text:p>893.463745</text:p>
          </table:table-cell>
          <table:table-cell office:value-type="float" office:value="0.799576">
            <text:p>0.799576</text:p>
          </table:table-cell>
          <table:table-cell office:value-type="float" office:value="2.045845">
            <text:p>2.045845</text:p>
          </table:table-cell>
          <table:table-cell office:value-type="float" office:value="1.258632">
            <text:p>1.258632</text:p>
          </table:table-cell>
          <table:table-cell office:value-type="float" office:value="1.584156">
            <text:p>1.5841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79">
            <text:p>2008179</text:p>
          </table:table-cell>
          <table:table-cell table:formula="of:=[.A463]/1000" office:value-type="float" office:value="2008.179">
            <text:p>2008</text:p>
          </table:table-cell>
          <table:table-cell table:formula="of:=[.A463]-INT([.B463])*1000" office:value-type="float" office:value="179">
            <text:p>179</text:p>
          </table:table-cell>
          <table:table-cell table:formula="of:=CONCATENATE(INT([.B463]);&quot;-&quot;;[.C463])" office:value-type="string" office:string-value="2008-179">
            <text:p>2008-17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80">
            <text:p>2008180</text:p>
          </table:table-cell>
          <table:table-cell table:formula="of:=[.A464]/1000" office:value-type="float" office:value="2008.18">
            <text:p>2008</text:p>
          </table:table-cell>
          <table:table-cell table:formula="of:=[.A464]-INT([.B464])*1000" office:value-type="float" office:value="180">
            <text:p>180</text:p>
          </table:table-cell>
          <table:table-cell table:formula="of:=CONCATENATE(INT([.B464]);&quot;-&quot;;[.C464])" office:value-type="string" office:string-value="2008-180">
            <text:p>2008-180</text:p>
          </table:table-cell>
          <table:table-cell office:value-type="float" office:value="452">
            <text:p>452</text:p>
          </table:table-cell>
          <table:table-cell office:value-type="float" office:value="887.034302">
            <text:p>887.034302</text:p>
          </table:table-cell>
          <table:table-cell office:value-type="float" office:value="1.024669">
            <text:p>1.024669</text:p>
          </table:table-cell>
          <table:table-cell office:value-type="float" office:value="3.075687">
            <text:p>3.075687</text:p>
          </table:table-cell>
          <table:table-cell office:value-type="float" office:value="1.40088">
            <text:p>1.40088</text:p>
          </table:table-cell>
          <table:table-cell office:value-type="float" office:value="1.962465">
            <text:p>1.9624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81">
            <text:p>2008181</text:p>
          </table:table-cell>
          <table:table-cell table:formula="of:=[.A465]/1000" office:value-type="float" office:value="2008.181">
            <text:p>2008</text:p>
          </table:table-cell>
          <table:table-cell table:formula="of:=[.A465]-INT([.B465])*1000" office:value-type="float" office:value="181">
            <text:p>181</text:p>
          </table:table-cell>
          <table:table-cell table:formula="of:=CONCATENATE(INT([.B465]);&quot;-&quot;;[.C465])" office:value-type="string" office:string-value="2008-181">
            <text:p>2008-181</text:p>
          </table:table-cell>
          <table:table-cell office:value-type="float" office:value="10">
            <text:p>10</text:p>
          </table:table-cell>
          <table:table-cell office:value-type="float" office:value="18.610662">
            <text:p>18.610662</text:p>
          </table:table-cell>
          <table:table-cell office:value-type="float" office:value="1.491187">
            <text:p>1.491187</text:p>
          </table:table-cell>
          <table:table-cell office:value-type="float" office:value="2.256262">
            <text:p>2.256262</text:p>
          </table:table-cell>
          <table:table-cell office:value-type="float" office:value="1.364209">
            <text:p>1.364209</text:p>
          </table:table-cell>
          <table:table-cell office:value-type="float" office:value="1.861066">
            <text:p>1.8610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82">
            <text:p>2008182</text:p>
          </table:table-cell>
          <table:table-cell table:formula="of:=[.A466]/1000" office:value-type="float" office:value="2008.182">
            <text:p>2008</text:p>
          </table:table-cell>
          <table:table-cell table:formula="of:=[.A466]-INT([.B466])*1000" office:value-type="float" office:value="182">
            <text:p>182</text:p>
          </table:table-cell>
          <table:table-cell table:formula="of:=CONCATENATE(INT([.B466]);&quot;-&quot;;[.C466])" office:value-type="string" office:string-value="2008-182">
            <text:p>2008-182</text:p>
          </table:table-cell>
          <table:table-cell office:value-type="float" office:value="3">
            <text:p>3</text:p>
          </table:table-cell>
          <table:table-cell office:value-type="float" office:value="7.646443">
            <text:p>7.646443</text:p>
          </table:table-cell>
          <table:table-cell office:value-type="float" office:value="2.373297">
            <text:p>2.373297</text:p>
          </table:table-cell>
          <table:table-cell office:value-type="float" office:value="2.77822">
            <text:p>2.77822</text:p>
          </table:table-cell>
          <table:table-cell office:value-type="float" office:value="1.596501">
            <text:p>1.596501</text:p>
          </table:table-cell>
          <table:table-cell office:value-type="float" office:value="2.548815">
            <text:p>2.5488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83">
            <text:p>2008183</text:p>
          </table:table-cell>
          <table:table-cell table:formula="of:=[.A467]/1000" office:value-type="float" office:value="2008.183">
            <text:p>2008</text:p>
          </table:table-cell>
          <table:table-cell table:formula="of:=[.A467]-INT([.B467])*1000" office:value-type="float" office:value="183">
            <text:p>183</text:p>
          </table:table-cell>
          <table:table-cell table:formula="of:=CONCATENATE(INT([.B467]);&quot;-&quot;;[.C467])" office:value-type="string" office:string-value="2008-183">
            <text:p>2008-183</text:p>
          </table:table-cell>
          <table:table-cell office:value-type="float" office:value="37">
            <text:p>37</text:p>
          </table:table-cell>
          <table:table-cell office:value-type="float" office:value="94.264877">
            <text:p>94.264877</text:p>
          </table:table-cell>
          <table:table-cell office:value-type="float" office:value="1.903748">
            <text:p>1.903748</text:p>
          </table:table-cell>
          <table:table-cell office:value-type="float" office:value="3.042976">
            <text:p>3.042976</text:p>
          </table:table-cell>
          <table:table-cell office:value-type="float" office:value="1.596151">
            <text:p>1.596151</text:p>
          </table:table-cell>
          <table:table-cell office:value-type="float" office:value="2.547699">
            <text:p>2.5476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84">
            <text:p>2008184</text:p>
          </table:table-cell>
          <table:table-cell table:formula="of:=[.A468]/1000" office:value-type="float" office:value="2008.184">
            <text:p>2008</text:p>
          </table:table-cell>
          <table:table-cell table:formula="of:=[.A468]-INT([.B468])*1000" office:value-type="float" office:value="184">
            <text:p>184</text:p>
          </table:table-cell>
          <table:table-cell table:formula="of:=CONCATENATE(INT([.B468]);&quot;-&quot;;[.C468])" office:value-type="string" office:string-value="2008-184">
            <text:p>2008-184</text:p>
          </table:table-cell>
          <table:table-cell office:value-type="float" office:value="135">
            <text:p>135</text:p>
          </table:table-cell>
          <table:table-cell office:value-type="float" office:value="324.187683">
            <text:p>324.187683</text:p>
          </table:table-cell>
          <table:table-cell office:value-type="float" office:value="0.907398">
            <text:p>0.907398</text:p>
          </table:table-cell>
          <table:table-cell office:value-type="float" office:value="3.340073">
            <text:p>3.340073</text:p>
          </table:table-cell>
          <table:table-cell office:value-type="float" office:value="1.549642">
            <text:p>1.549642</text:p>
          </table:table-cell>
          <table:table-cell office:value-type="float" office:value="2.40139">
            <text:p>2.401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85">
            <text:p>2008185</text:p>
          </table:table-cell>
          <table:table-cell table:formula="of:=[.A469]/1000" office:value-type="float" office:value="2008.185">
            <text:p>2008</text:p>
          </table:table-cell>
          <table:table-cell table:formula="of:=[.A469]-INT([.B469])*1000" office:value-type="float" office:value="185">
            <text:p>185</text:p>
          </table:table-cell>
          <table:table-cell table:formula="of:=CONCATENATE(INT([.B469]);&quot;-&quot;;[.C469])" office:value-type="string" office:string-value="2008-185">
            <text:p>2008-185</text:p>
          </table:table-cell>
          <table:table-cell office:value-type="float" office:value="560">
            <text:p>560</text:p>
          </table:table-cell>
          <table:table-cell office:value-type="float" office:value="974.49408">
            <text:p>974.49408</text:p>
          </table:table-cell>
          <table:table-cell office:value-type="float" office:value="0.886774">
            <text:p>0.886774</text:p>
          </table:table-cell>
          <table:table-cell office:value-type="float" office:value="2.155046">
            <text:p>2.155046</text:p>
          </table:table-cell>
          <table:table-cell office:value-type="float" office:value="1.319154">
            <text:p>1.319154</text:p>
          </table:table-cell>
          <table:table-cell office:value-type="float" office:value="1.740168">
            <text:p>1.7401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86">
            <text:p>2008186</text:p>
          </table:table-cell>
          <table:table-cell table:formula="of:=[.A470]/1000" office:value-type="float" office:value="2008.186">
            <text:p>2008</text:p>
          </table:table-cell>
          <table:table-cell table:formula="of:=[.A470]-INT([.B470])*1000" office:value-type="float" office:value="186">
            <text:p>186</text:p>
          </table:table-cell>
          <table:table-cell table:formula="of:=CONCATENATE(INT([.B470]);&quot;-&quot;;[.C470])" office:value-type="string" office:string-value="2008-186">
            <text:p>2008-18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87">
            <text:p>2008187</text:p>
          </table:table-cell>
          <table:table-cell table:formula="of:=[.A471]/1000" office:value-type="float" office:value="2008.187">
            <text:p>2008</text:p>
          </table:table-cell>
          <table:table-cell table:formula="of:=[.A471]-INT([.B471])*1000" office:value-type="float" office:value="187">
            <text:p>187</text:p>
          </table:table-cell>
          <table:table-cell table:formula="of:=CONCATENATE(INT([.B471]);&quot;-&quot;;[.C471])" office:value-type="string" office:string-value="2008-187">
            <text:p>2008-187</text:p>
          </table:table-cell>
          <table:table-cell office:value-type="float" office:value="508">
            <text:p>508</text:p>
          </table:table-cell>
          <table:table-cell office:value-type="float" office:value="889.077637">
            <text:p>889.077637</text:p>
          </table:table-cell>
          <table:table-cell office:value-type="float" office:value="0.835718">
            <text:p>0.835718</text:p>
          </table:table-cell>
          <table:table-cell office:value-type="float" office:value="3.804862">
            <text:p>3.804862</text:p>
          </table:table-cell>
          <table:table-cell office:value-type="float" office:value="1.322933">
            <text:p>1.322933</text:p>
          </table:table-cell>
          <table:table-cell office:value-type="float" office:value="1.750153">
            <text:p>1.75015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88">
            <text:p>2008188</text:p>
          </table:table-cell>
          <table:table-cell table:formula="of:=[.A472]/1000" office:value-type="float" office:value="2008.188">
            <text:p>2008</text:p>
          </table:table-cell>
          <table:table-cell table:formula="of:=[.A472]-INT([.B472])*1000" office:value-type="float" office:value="188">
            <text:p>188</text:p>
          </table:table-cell>
          <table:table-cell table:formula="of:=CONCATENATE(INT([.B472]);&quot;-&quot;;[.C472])" office:value-type="string" office:string-value="2008-188">
            <text:p>2008-18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89">
            <text:p>2008189</text:p>
          </table:table-cell>
          <table:table-cell table:formula="of:=[.A473]/1000" office:value-type="float" office:value="2008.189">
            <text:p>2008</text:p>
          </table:table-cell>
          <table:table-cell table:formula="of:=[.A473]-INT([.B473])*1000" office:value-type="float" office:value="189">
            <text:p>189</text:p>
          </table:table-cell>
          <table:table-cell table:formula="of:=CONCATENATE(INT([.B473]);&quot;-&quot;;[.C473])" office:value-type="string" office:string-value="2008-189">
            <text:p>2008-18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90">
            <text:p>2008190</text:p>
          </table:table-cell>
          <table:table-cell table:formula="of:=[.A474]/1000" office:value-type="float" office:value="2008.19">
            <text:p>2008</text:p>
          </table:table-cell>
          <table:table-cell table:formula="of:=[.A474]-INT([.B474])*1000" office:value-type="float" office:value="190">
            <text:p>190</text:p>
          </table:table-cell>
          <table:table-cell table:formula="of:=CONCATENATE(INT([.B474]);&quot;-&quot;;[.C474])" office:value-type="string" office:string-value="2008-190">
            <text:p>2008-190</text:p>
          </table:table-cell>
          <table:table-cell office:value-type="float" office:value="88">
            <text:p>88</text:p>
          </table:table-cell>
          <table:table-cell office:value-type="float" office:value="237.958145">
            <text:p>237.958145</text:p>
          </table:table-cell>
          <table:table-cell office:value-type="float" office:value="2.090311">
            <text:p>2.090311</text:p>
          </table:table-cell>
          <table:table-cell office:value-type="float" office:value="3.329175">
            <text:p>3.329175</text:p>
          </table:table-cell>
          <table:table-cell office:value-type="float" office:value="1.644406">
            <text:p>1.644406</text:p>
          </table:table-cell>
          <table:table-cell office:value-type="float" office:value="2.70407">
            <text:p>2.7040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8191">
            <text:p>2008191</text:p>
          </table:table-cell>
          <table:table-cell table:formula="of:=[.A475]/1000" office:value-type="float" office:value="2008.191">
            <text:p>2008</text:p>
          </table:table-cell>
          <table:table-cell table:formula="of:=[.A475]-INT([.B475])*1000" office:value-type="float" office:value="191">
            <text:p>191</text:p>
          </table:table-cell>
          <table:table-cell table:formula="of:=CONCATENATE(INT([.B475]);&quot;-&quot;;[.C475])" office:value-type="string" office:string-value="2008-191">
            <text:p>2008-191</text:p>
          </table:table-cell>
          <table:table-cell office:value-type="float" office:value="80">
            <text:p>80</text:p>
          </table:table-cell>
          <table:table-cell office:value-type="float" office:value="196.812119">
            <text:p>196.812119</text:p>
          </table:table-cell>
          <table:table-cell office:value-type="float" office:value="1.780991">
            <text:p>1.780991</text:p>
          </table:table-cell>
          <table:table-cell office:value-type="float" office:value="3.236082">
            <text:p>3.236082</text:p>
          </table:table-cell>
          <table:table-cell office:value-type="float" office:value="1.568487">
            <text:p>1.568487</text:p>
          </table:table-cell>
          <table:table-cell office:value-type="float" office:value="2.460151">
            <text:p>2.4601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92">
            <text:p>2008192</text:p>
          </table:table-cell>
          <table:table-cell table:formula="of:=[.A476]/1000" office:value-type="float" office:value="2008.192">
            <text:p>2008</text:p>
          </table:table-cell>
          <table:table-cell table:formula="of:=[.A476]-INT([.B476])*1000" office:value-type="float" office:value="192">
            <text:p>192</text:p>
          </table:table-cell>
          <table:table-cell table:formula="of:=CONCATENATE(INT([.B476]);&quot;-&quot;;[.C476])" office:value-type="string" office:string-value="2008-192">
            <text:p>2008-19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93">
            <text:p>2008193</text:p>
          </table:table-cell>
          <table:table-cell table:formula="of:=[.A477]/1000" office:value-type="float" office:value="2008.193">
            <text:p>2008</text:p>
          </table:table-cell>
          <table:table-cell table:formula="of:=[.A477]-INT([.B477])*1000" office:value-type="float" office:value="193">
            <text:p>193</text:p>
          </table:table-cell>
          <table:table-cell table:formula="of:=CONCATENATE(INT([.B477]);&quot;-&quot;;[.C477])" office:value-type="string" office:string-value="2008-193">
            <text:p>2008-193</text:p>
          </table:table-cell>
          <table:table-cell office:value-type="float" office:value="575">
            <text:p>575</text:p>
          </table:table-cell>
          <table:table-cell office:value-type="float" office:value="1525.347656">
            <text:p>1525.347656</text:p>
          </table:table-cell>
          <table:table-cell office:value-type="float" office:value="1.796142">
            <text:p>1.796142</text:p>
          </table:table-cell>
          <table:table-cell office:value-type="float" office:value="3.099499">
            <text:p>3.099499</text:p>
          </table:table-cell>
          <table:table-cell office:value-type="float" office:value="1.628735">
            <text:p>1.628735</text:p>
          </table:table-cell>
          <table:table-cell office:value-type="float" office:value="2.652779">
            <text:p>2.6527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94">
            <text:p>2008194</text:p>
          </table:table-cell>
          <table:table-cell table:formula="of:=[.A478]/1000" office:value-type="float" office:value="2008.194">
            <text:p>2008</text:p>
          </table:table-cell>
          <table:table-cell table:formula="of:=[.A478]-INT([.B478])*1000" office:value-type="float" office:value="194">
            <text:p>194</text:p>
          </table:table-cell>
          <table:table-cell table:formula="of:=CONCATENATE(INT([.B478]);&quot;-&quot;;[.C478])" office:value-type="string" office:string-value="2008-194">
            <text:p>2008-194</text:p>
          </table:table-cell>
          <table:table-cell office:value-type="float" office:value="409">
            <text:p>409</text:p>
          </table:table-cell>
          <table:table-cell office:value-type="float" office:value="1187.561157">
            <text:p>1187.561157</text:p>
          </table:table-cell>
          <table:table-cell office:value-type="float" office:value="1.812376">
            <text:p>1.812376</text:p>
          </table:table-cell>
          <table:table-cell office:value-type="float" office:value="3.928535">
            <text:p>3.928535</text:p>
          </table:table-cell>
          <table:table-cell office:value-type="float" office:value="1.703987">
            <text:p>1.703987</text:p>
          </table:table-cell>
          <table:table-cell office:value-type="float" office:value="2.903573">
            <text:p>2.9035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95">
            <text:p>2008195</text:p>
          </table:table-cell>
          <table:table-cell table:formula="of:=[.A479]/1000" office:value-type="float" office:value="2008.195">
            <text:p>2008</text:p>
          </table:table-cell>
          <table:table-cell table:formula="of:=[.A479]-INT([.B479])*1000" office:value-type="float" office:value="195">
            <text:p>195</text:p>
          </table:table-cell>
          <table:table-cell table:formula="of:=CONCATENATE(INT([.B479]);&quot;-&quot;;[.C479])" office:value-type="string" office:string-value="2008-195">
            <text:p>2008-19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96">
            <text:p>2008196</text:p>
          </table:table-cell>
          <table:table-cell table:formula="of:=[.A480]/1000" office:value-type="float" office:value="2008.196">
            <text:p>2008</text:p>
          </table:table-cell>
          <table:table-cell table:formula="of:=[.A480]-INT([.B480])*1000" office:value-type="float" office:value="196">
            <text:p>196</text:p>
          </table:table-cell>
          <table:table-cell table:formula="of:=CONCATENATE(INT([.B480]);&quot;-&quot;;[.C480])" office:value-type="string" office:string-value="2008-196">
            <text:p>2008-196</text:p>
          </table:table-cell>
          <table:table-cell office:value-type="float" office:value="574">
            <text:p>574</text:p>
          </table:table-cell>
          <table:table-cell office:value-type="float" office:value="1117.526611">
            <text:p>1117.526611</text:p>
          </table:table-cell>
          <table:table-cell office:value-type="float" office:value="0.911158">
            <text:p>0.911158</text:p>
          </table:table-cell>
          <table:table-cell office:value-type="float" office:value="2.608391">
            <text:p>2.608391</text:p>
          </table:table-cell>
          <table:table-cell office:value-type="float" office:value="1.395317">
            <text:p>1.395317</text:p>
          </table:table-cell>
          <table:table-cell office:value-type="float" office:value="1.946911">
            <text:p>1.9469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97">
            <text:p>2008197</text:p>
          </table:table-cell>
          <table:table-cell table:formula="of:=[.A481]/1000" office:value-type="float" office:value="2008.197">
            <text:p>2008</text:p>
          </table:table-cell>
          <table:table-cell table:formula="of:=[.A481]-INT([.B481])*1000" office:value-type="float" office:value="197">
            <text:p>197</text:p>
          </table:table-cell>
          <table:table-cell table:formula="of:=CONCATENATE(INT([.B481]);&quot;-&quot;;[.C481])" office:value-type="string" office:string-value="2008-197">
            <text:p>2008-197</text:p>
          </table:table-cell>
          <table:table-cell office:value-type="float" office:value="7">
            <text:p>7</text:p>
          </table:table-cell>
          <table:table-cell office:value-type="float" office:value="21.60107">
            <text:p>21.60107</text:p>
          </table:table-cell>
          <table:table-cell office:value-type="float" office:value="2.920144">
            <text:p>2.920144</text:p>
          </table:table-cell>
          <table:table-cell office:value-type="float" office:value="3.248588">
            <text:p>3.248588</text:p>
          </table:table-cell>
          <table:table-cell office:value-type="float" office:value="1.756664">
            <text:p>1.756664</text:p>
          </table:table-cell>
          <table:table-cell office:value-type="float" office:value="3.085867">
            <text:p>3.0858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98">
            <text:p>2008198</text:p>
          </table:table-cell>
          <table:table-cell table:formula="of:=[.A482]/1000" office:value-type="float" office:value="2008.198">
            <text:p>2008</text:p>
          </table:table-cell>
          <table:table-cell table:formula="of:=[.A482]-INT([.B482])*1000" office:value-type="float" office:value="198">
            <text:p>198</text:p>
          </table:table-cell>
          <table:table-cell table:formula="of:=CONCATENATE(INT([.B482]);&quot;-&quot;;[.C482])" office:value-type="string" office:string-value="2008-198">
            <text:p>2008-198</text:p>
          </table:table-cell>
          <table:table-cell office:value-type="float" office:value="91">
            <text:p>91</text:p>
          </table:table-cell>
          <table:table-cell office:value-type="float" office:value="182.50383">
            <text:p>182.50383</text:p>
          </table:table-cell>
          <table:table-cell office:value-type="float" office:value="1.200759">
            <text:p>1.200759</text:p>
          </table:table-cell>
          <table:table-cell office:value-type="float" office:value="3.003636">
            <text:p>3.003636</text:p>
          </table:table-cell>
          <table:table-cell office:value-type="float" office:value="1.41617">
            <text:p>1.41617</text:p>
          </table:table-cell>
          <table:table-cell office:value-type="float" office:value="2.005537">
            <text:p>2.0055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99">
            <text:p>2008199</text:p>
          </table:table-cell>
          <table:table-cell table:formula="of:=[.A483]/1000" office:value-type="float" office:value="2008.199">
            <text:p>2008</text:p>
          </table:table-cell>
          <table:table-cell table:formula="of:=[.A483]-INT([.B483])*1000" office:value-type="float" office:value="199">
            <text:p>199</text:p>
          </table:table-cell>
          <table:table-cell table:formula="of:=CONCATENATE(INT([.B483]);&quot;-&quot;;[.C483])" office:value-type="string" office:string-value="2008-199">
            <text:p>2008-199</text:p>
          </table:table-cell>
          <table:table-cell office:value-type="float" office:value="544">
            <text:p>544</text:p>
          </table:table-cell>
          <table:table-cell office:value-type="float" office:value="1481.659302">
            <text:p>1481.659302</text:p>
          </table:table-cell>
          <table:table-cell office:value-type="float" office:value="1.803177">
            <text:p>1.803177</text:p>
          </table:table-cell>
          <table:table-cell office:value-type="float" office:value="3.984677">
            <text:p>3.984677</text:p>
          </table:table-cell>
          <table:table-cell office:value-type="float" office:value="1.650345">
            <text:p>1.650345</text:p>
          </table:table-cell>
          <table:table-cell office:value-type="float" office:value="2.723639">
            <text:p>2.7236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00">
            <text:p>2008200</text:p>
          </table:table-cell>
          <table:table-cell table:formula="of:=[.A484]/1000" office:value-type="float" office:value="2008.2">
            <text:p>2008</text:p>
          </table:table-cell>
          <table:table-cell table:formula="of:=[.A484]-INT([.B484])*1000" office:value-type="float" office:value="200">
            <text:p>200</text:p>
          </table:table-cell>
          <table:table-cell table:formula="of:=CONCATENATE(INT([.B484]);&quot;-&quot;;[.C484])" office:value-type="string" office:string-value="2008-200">
            <text:p>2008-200</text:p>
          </table:table-cell>
          <table:table-cell office:value-type="float" office:value="1">
            <text:p>1</text:p>
          </table:table-cell>
          <table:table-cell table:number-columns-repeated="3" office:value-type="float" office:value="3.518121">
            <text:p>3.518121</text:p>
          </table:table-cell>
          <table:table-cell office:value-type="float" office:value="1.875666">
            <text:p>1.875666</text:p>
          </table:table-cell>
          <table:table-cell office:value-type="float" office:value="3.518121">
            <text:p>3.5181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01">
            <text:p>2008201</text:p>
          </table:table-cell>
          <table:table-cell table:formula="of:=[.A485]/1000" office:value-type="float" office:value="2008.201">
            <text:p>2008</text:p>
          </table:table-cell>
          <table:table-cell table:formula="of:=[.A485]-INT([.B485])*1000" office:value-type="float" office:value="201">
            <text:p>201</text:p>
          </table:table-cell>
          <table:table-cell table:formula="of:=CONCATENATE(INT([.B485]);&quot;-&quot;;[.C485])" office:value-type="string" office:string-value="2008-201">
            <text:p>2008-201</text:p>
          </table:table-cell>
          <table:table-cell office:value-type="float" office:value="419">
            <text:p>419</text:p>
          </table:table-cell>
          <table:table-cell office:value-type="float" office:value="1055.117065">
            <text:p>1055.117065</text:p>
          </table:table-cell>
          <table:table-cell office:value-type="float" office:value="1.501125">
            <text:p>1.501125</text:p>
          </table:table-cell>
          <table:table-cell office:value-type="float" office:value="3.776611">
            <text:p>3.776611</text:p>
          </table:table-cell>
          <table:table-cell office:value-type="float" office:value="1.586877">
            <text:p>1.586877</text:p>
          </table:table-cell>
          <table:table-cell office:value-type="float" office:value="2.518179">
            <text:p>2.5181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02">
            <text:p>2008202</text:p>
          </table:table-cell>
          <table:table-cell table:formula="of:=[.A486]/1000" office:value-type="float" office:value="2008.202">
            <text:p>2008</text:p>
          </table:table-cell>
          <table:table-cell table:formula="of:=[.A486]-INT([.B486])*1000" office:value-type="float" office:value="202">
            <text:p>202</text:p>
          </table:table-cell>
          <table:table-cell table:formula="of:=CONCATENATE(INT([.B486]);&quot;-&quot;;[.C486])" office:value-type="string" office:string-value="2008-202">
            <text:p>2008-20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03">
            <text:p>2008203</text:p>
          </table:table-cell>
          <table:table-cell table:formula="of:=[.A487]/1000" office:value-type="float" office:value="2008.203">
            <text:p>2008</text:p>
          </table:table-cell>
          <table:table-cell table:formula="of:=[.A487]-INT([.B487])*1000" office:value-type="float" office:value="203">
            <text:p>203</text:p>
          </table:table-cell>
          <table:table-cell table:formula="of:=CONCATENATE(INT([.B487]);&quot;-&quot;;[.C487])" office:value-type="string" office:string-value="2008-203">
            <text:p>2008-203</text:p>
          </table:table-cell>
          <table:table-cell office:value-type="float" office:value="588">
            <text:p>588</text:p>
          </table:table-cell>
          <table:table-cell office:value-type="float" office:value="1713.793335">
            <text:p>1713.793335</text:p>
          </table:table-cell>
          <table:table-cell office:value-type="float" office:value="0.906971">
            <text:p>0.906971</text:p>
          </table:table-cell>
          <table:table-cell office:value-type="float" office:value="3.47602">
            <text:p>3.47602</text:p>
          </table:table-cell>
          <table:table-cell office:value-type="float" office:value="1.707224">
            <text:p>1.707224</text:p>
          </table:table-cell>
          <table:table-cell office:value-type="float" office:value="2.914614">
            <text:p>2.9146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04">
            <text:p>2008204</text:p>
          </table:table-cell>
          <table:table-cell table:formula="of:=[.A488]/1000" office:value-type="float" office:value="2008.204">
            <text:p>2008</text:p>
          </table:table-cell>
          <table:table-cell table:formula="of:=[.A488]-INT([.B488])*1000" office:value-type="float" office:value="204">
            <text:p>204</text:p>
          </table:table-cell>
          <table:table-cell table:formula="of:=CONCATENATE(INT([.B488]);&quot;-&quot;;[.C488])" office:value-type="string" office:string-value="2008-204">
            <text:p>2008-20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05">
            <text:p>2008205</text:p>
          </table:table-cell>
          <table:table-cell table:formula="of:=[.A489]/1000" office:value-type="float" office:value="2008.205">
            <text:p>2008</text:p>
          </table:table-cell>
          <table:table-cell table:formula="of:=[.A489]-INT([.B489])*1000" office:value-type="float" office:value="205">
            <text:p>205</text:p>
          </table:table-cell>
          <table:table-cell table:formula="of:=CONCATENATE(INT([.B489]);&quot;-&quot;;[.C489])" office:value-type="string" office:string-value="2008-205">
            <text:p>2008-205</text:p>
          </table:table-cell>
          <table:table-cell office:value-type="float" office:value="587">
            <text:p>587</text:p>
          </table:table-cell>
          <table:table-cell office:value-type="float" office:value="1444.251343">
            <text:p>1444.251343</text:p>
          </table:table-cell>
          <table:table-cell office:value-type="float" office:value="1.203416">
            <text:p>1.203416</text:p>
          </table:table-cell>
          <table:table-cell office:value-type="float" office:value="3.251181">
            <text:p>3.251181</text:p>
          </table:table-cell>
          <table:table-cell office:value-type="float" office:value="1.568564">
            <text:p>1.568564</text:p>
          </table:table-cell>
          <table:table-cell office:value-type="float" office:value="2.460394">
            <text:p>2.4603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06">
            <text:p>2008206</text:p>
          </table:table-cell>
          <table:table-cell table:formula="of:=[.A490]/1000" office:value-type="float" office:value="2008.206">
            <text:p>2008</text:p>
          </table:table-cell>
          <table:table-cell table:formula="of:=[.A490]-INT([.B490])*1000" office:value-type="float" office:value="206">
            <text:p>206</text:p>
          </table:table-cell>
          <table:table-cell table:formula="of:=CONCATENATE(INT([.B490]);&quot;-&quot;;[.C490])" office:value-type="string" office:string-value="2008-206">
            <text:p>2008-206</text:p>
          </table:table-cell>
          <table:table-cell office:value-type="float" office:value="579">
            <text:p>579</text:p>
          </table:table-cell>
          <table:table-cell office:value-type="float" office:value="1451.657593">
            <text:p>1451.657593</text:p>
          </table:table-cell>
          <table:table-cell office:value-type="float" office:value="1.164576">
            <text:p>1.164576</text:p>
          </table:table-cell>
          <table:table-cell office:value-type="float" office:value="3.340581">
            <text:p>3.340581</text:p>
          </table:table-cell>
          <table:table-cell office:value-type="float" office:value="1.583408">
            <text:p>1.583408</text:p>
          </table:table-cell>
          <table:table-cell office:value-type="float" office:value="2.507181">
            <text:p>2.5071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07">
            <text:p>2008207</text:p>
          </table:table-cell>
          <table:table-cell table:formula="of:=[.A491]/1000" office:value-type="float" office:value="2008.207">
            <text:p>2008</text:p>
          </table:table-cell>
          <table:table-cell table:formula="of:=[.A491]-INT([.B491])*1000" office:value-type="float" office:value="207">
            <text:p>207</text:p>
          </table:table-cell>
          <table:table-cell table:formula="of:=CONCATENATE(INT([.B491]);&quot;-&quot;;[.C491])" office:value-type="string" office:string-value="2008-207">
            <text:p>2008-207</text:p>
          </table:table-cell>
          <table:table-cell office:value-type="float" office:value="38">
            <text:p>38</text:p>
          </table:table-cell>
          <table:table-cell office:value-type="float" office:value="136.011246">
            <text:p>136.011246</text:p>
          </table:table-cell>
          <table:table-cell office:value-type="float" office:value="2.765837">
            <text:p>2.765837</text:p>
          </table:table-cell>
          <table:table-cell office:value-type="float" office:value="4.094308">
            <text:p>4.094308</text:p>
          </table:table-cell>
          <table:table-cell office:value-type="float" office:value="1.891889">
            <text:p>1.891889</text:p>
          </table:table-cell>
          <table:table-cell office:value-type="float" office:value="3.579243">
            <text:p>3.5792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08">
            <text:p>2008208</text:p>
          </table:table-cell>
          <table:table-cell table:formula="of:=[.A492]/1000" office:value-type="float" office:value="2008.208">
            <text:p>2008</text:p>
          </table:table-cell>
          <table:table-cell table:formula="of:=[.A492]-INT([.B492])*1000" office:value-type="float" office:value="208">
            <text:p>208</text:p>
          </table:table-cell>
          <table:table-cell table:formula="of:=CONCATENATE(INT([.B492]);&quot;-&quot;;[.C492])" office:value-type="string" office:string-value="2008-208">
            <text:p>2008-208</text:p>
          </table:table-cell>
          <table:table-cell office:value-type="float" office:value="577">
            <text:p>577</text:p>
          </table:table-cell>
          <table:table-cell office:value-type="float" office:value="1536.427246">
            <text:p>1536.427246</text:p>
          </table:table-cell>
          <table:table-cell office:value-type="float" office:value="1.376808">
            <text:p>1.376808</text:p>
          </table:table-cell>
          <table:table-cell office:value-type="float" office:value="3.440862">
            <text:p>3.440862</text:p>
          </table:table-cell>
          <table:table-cell office:value-type="float" office:value="1.631804">
            <text:p>1.631804</text:p>
          </table:table-cell>
          <table:table-cell office:value-type="float" office:value="2.662786">
            <text:p>2.6627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09">
            <text:p>2008209</text:p>
          </table:table-cell>
          <table:table-cell table:formula="of:=[.A493]/1000" office:value-type="float" office:value="2008.209">
            <text:p>2008</text:p>
          </table:table-cell>
          <table:table-cell table:formula="of:=[.A493]-INT([.B493])*1000" office:value-type="float" office:value="209">
            <text:p>209</text:p>
          </table:table-cell>
          <table:table-cell table:formula="of:=CONCATENATE(INT([.B493]);&quot;-&quot;;[.C493])" office:value-type="string" office:string-value="2008-209">
            <text:p>2008-20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10">
            <text:p>2008210</text:p>
          </table:table-cell>
          <table:table-cell table:formula="of:=[.A494]/1000" office:value-type="float" office:value="2008.21">
            <text:p>2008</text:p>
          </table:table-cell>
          <table:table-cell table:formula="of:=[.A494]-INT([.B494])*1000" office:value-type="float" office:value="210">
            <text:p>210</text:p>
          </table:table-cell>
          <table:table-cell table:formula="of:=CONCATENATE(INT([.B494]);&quot;-&quot;;[.C494])" office:value-type="string" office:string-value="2008-210">
            <text:p>2008-210</text:p>
          </table:table-cell>
          <table:table-cell office:value-type="float" office:value="574">
            <text:p>574</text:p>
          </table:table-cell>
          <table:table-cell office:value-type="float" office:value="1345.650879">
            <text:p>1345.650879</text:p>
          </table:table-cell>
          <table:table-cell office:value-type="float" office:value="0.997324">
            <text:p>0.997324</text:p>
          </table:table-cell>
          <table:table-cell office:value-type="float" office:value="3.464382">
            <text:p>3.464382</text:p>
          </table:table-cell>
          <table:table-cell office:value-type="float" office:value="1.531124">
            <text:p>1.531124</text:p>
          </table:table-cell>
          <table:table-cell office:value-type="float" office:value="2.34434">
            <text:p>2.344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11">
            <text:p>2008211</text:p>
          </table:table-cell>
          <table:table-cell table:formula="of:=[.A495]/1000" office:value-type="float" office:value="2008.211">
            <text:p>2008</text:p>
          </table:table-cell>
          <table:table-cell table:formula="of:=[.A495]-INT([.B495])*1000" office:value-type="float" office:value="211">
            <text:p>211</text:p>
          </table:table-cell>
          <table:table-cell table:formula="of:=CONCATENATE(INT([.B495]);&quot;-&quot;;[.C495])" office:value-type="string" office:string-value="2008-211">
            <text:p>2008-21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12">
            <text:p>2008212</text:p>
          </table:table-cell>
          <table:table-cell table:formula="of:=[.A496]/1000" office:value-type="float" office:value="2008.212">
            <text:p>2008</text:p>
          </table:table-cell>
          <table:table-cell table:formula="of:=[.A496]-INT([.B496])*1000" office:value-type="float" office:value="212">
            <text:p>212</text:p>
          </table:table-cell>
          <table:table-cell table:formula="of:=CONCATENATE(INT([.B496]);&quot;-&quot;;[.C496])" office:value-type="string" office:string-value="2008-212">
            <text:p>2008-212</text:p>
          </table:table-cell>
          <table:table-cell office:value-type="float" office:value="461">
            <text:p>461</text:p>
          </table:table-cell>
          <table:table-cell office:value-type="float" office:value="1247.264282">
            <text:p>1247.264282</text:p>
          </table:table-cell>
          <table:table-cell office:value-type="float" office:value="1.334157">
            <text:p>1.334157</text:p>
          </table:table-cell>
          <table:table-cell office:value-type="float" office:value="3.697808">
            <text:p>3.697808</text:p>
          </table:table-cell>
          <table:table-cell office:value-type="float" office:value="1.644859">
            <text:p>1.644859</text:p>
          </table:table-cell>
          <table:table-cell office:value-type="float" office:value="2.705562">
            <text:p>2.70556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13">
            <text:p>2008213</text:p>
          </table:table-cell>
          <table:table-cell table:formula="of:=[.A497]/1000" office:value-type="float" office:value="2008.213">
            <text:p>2008</text:p>
          </table:table-cell>
          <table:table-cell table:formula="of:=[.A497]-INT([.B497])*1000" office:value-type="float" office:value="213">
            <text:p>213</text:p>
          </table:table-cell>
          <table:table-cell table:formula="of:=CONCATENATE(INT([.B497]);&quot;-&quot;;[.C497])" office:value-type="string" office:string-value="2008-213">
            <text:p>2008-213</text:p>
          </table:table-cell>
          <table:table-cell office:value-type="float" office:value="7">
            <text:p>7</text:p>
          </table:table-cell>
          <table:table-cell office:value-type="float" office:value="31.204735">
            <text:p>31.204735</text:p>
          </table:table-cell>
          <table:table-cell office:value-type="float" office:value="4.391276">
            <text:p>4.391276</text:p>
          </table:table-cell>
          <table:table-cell office:value-type="float" office:value="4.506611">
            <text:p>4.506611</text:p>
          </table:table-cell>
          <table:table-cell office:value-type="float" office:value="2.111355">
            <text:p>2.111355</text:p>
          </table:table-cell>
          <table:table-cell office:value-type="float" office:value="4.457819">
            <text:p>4.4578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14">
            <text:p>2008214</text:p>
          </table:table-cell>
          <table:table-cell table:formula="of:=[.A498]/1000" office:value-type="float" office:value="2008.214">
            <text:p>2008</text:p>
          </table:table-cell>
          <table:table-cell table:formula="of:=[.A498]-INT([.B498])*1000" office:value-type="float" office:value="214">
            <text:p>214</text:p>
          </table:table-cell>
          <table:table-cell table:formula="of:=CONCATENATE(INT([.B498]);&quot;-&quot;;[.C498])" office:value-type="string" office:string-value="2008-214">
            <text:p>2008-21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15">
            <text:p>2008215</text:p>
          </table:table-cell>
          <table:table-cell table:formula="of:=[.A499]/1000" office:value-type="float" office:value="2008.215">
            <text:p>2008</text:p>
          </table:table-cell>
          <table:table-cell table:formula="of:=[.A499]-INT([.B499])*1000" office:value-type="float" office:value="215">
            <text:p>215</text:p>
          </table:table-cell>
          <table:table-cell table:formula="of:=CONCATENATE(INT([.B499]);&quot;-&quot;;[.C499])" office:value-type="string" office:string-value="2008-215">
            <text:p>2008-215</text:p>
          </table:table-cell>
          <table:table-cell office:value-type="float" office:value="543">
            <text:p>543</text:p>
          </table:table-cell>
          <table:table-cell office:value-type="float" office:value="1609.719116">
            <text:p>1609.719116</text:p>
          </table:table-cell>
          <table:table-cell office:value-type="float" office:value="1.822371">
            <text:p>1.822371</text:p>
          </table:table-cell>
          <table:table-cell office:value-type="float" office:value="3.591026">
            <text:p>3.591026</text:p>
          </table:table-cell>
          <table:table-cell office:value-type="float" office:value="1.72177">
            <text:p>1.72177</text:p>
          </table:table-cell>
          <table:table-cell office:value-type="float" office:value="2.964492">
            <text:p>2.96449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16">
            <text:p>2008216</text:p>
          </table:table-cell>
          <table:table-cell table:formula="of:=[.A500]/1000" office:value-type="float" office:value="2008.216">
            <text:p>2008</text:p>
          </table:table-cell>
          <table:table-cell table:formula="of:=[.A500]-INT([.B500])*1000" office:value-type="float" office:value="216">
            <text:p>216</text:p>
          </table:table-cell>
          <table:table-cell table:formula="of:=CONCATENATE(INT([.B500]);&quot;-&quot;;[.C500])" office:value-type="string" office:string-value="2008-216">
            <text:p>2008-21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17">
            <text:p>2008217</text:p>
          </table:table-cell>
          <table:table-cell table:formula="of:=[.A501]/1000" office:value-type="float" office:value="2008.217">
            <text:p>2008</text:p>
          </table:table-cell>
          <table:table-cell table:formula="of:=[.A501]-INT([.B501])*1000" office:value-type="float" office:value="217">
            <text:p>217</text:p>
          </table:table-cell>
          <table:table-cell table:formula="of:=CONCATENATE(INT([.B501]);&quot;-&quot;;[.C501])" office:value-type="string" office:string-value="2008-217">
            <text:p>2008-217</text:p>
          </table:table-cell>
          <table:table-cell office:value-type="float" office:value="536">
            <text:p>536</text:p>
          </table:table-cell>
          <table:table-cell office:value-type="float" office:value="1835.504639">
            <text:p>1835.504639</text:p>
          </table:table-cell>
          <table:table-cell office:value-type="float" office:value="2.441835">
            <text:p>2.441835</text:p>
          </table:table-cell>
          <table:table-cell office:value-type="float" office:value="4.239418">
            <text:p>4.239418</text:p>
          </table:table-cell>
          <table:table-cell office:value-type="float" office:value="1.850527">
            <text:p>1.850527</text:p>
          </table:table-cell>
          <table:table-cell office:value-type="float" office:value="3.424449">
            <text:p>3.4244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18">
            <text:p>2008218</text:p>
          </table:table-cell>
          <table:table-cell table:formula="of:=[.A502]/1000" office:value-type="float" office:value="2008.218">
            <text:p>2008</text:p>
          </table:table-cell>
          <table:table-cell table:formula="of:=[.A502]-INT([.B502])*1000" office:value-type="float" office:value="218">
            <text:p>218</text:p>
          </table:table-cell>
          <table:table-cell table:formula="of:=CONCATENATE(INT([.B502]);&quot;-&quot;;[.C502])" office:value-type="string" office:string-value="2008-218">
            <text:p>2008-21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19">
            <text:p>2008219</text:p>
          </table:table-cell>
          <table:table-cell table:formula="of:=[.A503]/1000" office:value-type="float" office:value="2008.219">
            <text:p>2008</text:p>
          </table:table-cell>
          <table:table-cell table:formula="of:=[.A503]-INT([.B503])*1000" office:value-type="float" office:value="219">
            <text:p>219</text:p>
          </table:table-cell>
          <table:table-cell table:formula="of:=CONCATENATE(INT([.B503]);&quot;-&quot;;[.C503])" office:value-type="string" office:string-value="2008-219">
            <text:p>2008-219</text:p>
          </table:table-cell>
          <table:table-cell office:value-type="float" office:value="570">
            <text:p>570</text:p>
          </table:table-cell>
          <table:table-cell office:value-type="float" office:value="1364.707397">
            <text:p>1364.707397</text:p>
          </table:table-cell>
          <table:table-cell office:value-type="float" office:value="1.044918">
            <text:p>1.044918</text:p>
          </table:table-cell>
          <table:table-cell office:value-type="float" office:value="3.799957">
            <text:p>3.799957</text:p>
          </table:table-cell>
          <table:table-cell office:value-type="float" office:value="1.547328">
            <text:p>1.547328</text:p>
          </table:table-cell>
          <table:table-cell office:value-type="float" office:value="2.394223">
            <text:p>2.3942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20">
            <text:p>2008220</text:p>
          </table:table-cell>
          <table:table-cell table:formula="of:=[.A504]/1000" office:value-type="float" office:value="2008.22">
            <text:p>2008</text:p>
          </table:table-cell>
          <table:table-cell table:formula="of:=[.A504]-INT([.B504])*1000" office:value-type="float" office:value="220">
            <text:p>220</text:p>
          </table:table-cell>
          <table:table-cell table:formula="of:=CONCATENATE(INT([.B504]);&quot;-&quot;;[.C504])" office:value-type="string" office:string-value="2008-220">
            <text:p>2008-22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21">
            <text:p>2008221</text:p>
          </table:table-cell>
          <table:table-cell table:formula="of:=[.A505]/1000" office:value-type="float" office:value="2008.221">
            <text:p>2008</text:p>
          </table:table-cell>
          <table:table-cell table:formula="of:=[.A505]-INT([.B505])*1000" office:value-type="float" office:value="221">
            <text:p>221</text:p>
          </table:table-cell>
          <table:table-cell table:formula="of:=CONCATENATE(INT([.B505]);&quot;-&quot;;[.C505])" office:value-type="string" office:string-value="2008-221">
            <text:p>2008-221</text:p>
          </table:table-cell>
          <table:table-cell office:value-type="float" office:value="574">
            <text:p>574</text:p>
          </table:table-cell>
          <table:table-cell office:value-type="float" office:value="1731.068604">
            <text:p>1731.068604</text:p>
          </table:table-cell>
          <table:table-cell office:value-type="float" office:value="1.596707">
            <text:p>1.596707</text:p>
          </table:table-cell>
          <table:table-cell office:value-type="float" office:value="4.108671">
            <text:p>4.108671</text:p>
          </table:table-cell>
          <table:table-cell office:value-type="float" office:value="1.736606">
            <text:p>1.736606</text:p>
          </table:table-cell>
          <table:table-cell office:value-type="float" office:value="3.015799">
            <text:p>3.0157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22">
            <text:p>2008222</text:p>
          </table:table-cell>
          <table:table-cell table:formula="of:=[.A506]/1000" office:value-type="float" office:value="2008.222">
            <text:p>2008</text:p>
          </table:table-cell>
          <table:table-cell table:formula="of:=[.A506]-INT([.B506])*1000" office:value-type="float" office:value="222">
            <text:p>222</text:p>
          </table:table-cell>
          <table:table-cell table:formula="of:=CONCATENATE(INT([.B506]);&quot;-&quot;;[.C506])" office:value-type="string" office:string-value="2008-222">
            <text:p>2008-222</text:p>
          </table:table-cell>
          <table:table-cell office:value-type="float" office:value="423">
            <text:p>423</text:p>
          </table:table-cell>
          <table:table-cell office:value-type="float" office:value="1454.78125">
            <text:p>1454.78125</text:p>
          </table:table-cell>
          <table:table-cell office:value-type="float" office:value="2.198879">
            <text:p>2.198879</text:p>
          </table:table-cell>
          <table:table-cell office:value-type="float" office:value="4.495798">
            <text:p>4.495798</text:p>
          </table:table-cell>
          <table:table-cell office:value-type="float" office:value="1.854508">
            <text:p>1.854508</text:p>
          </table:table-cell>
          <table:table-cell office:value-type="float" office:value="3.439199">
            <text:p>3.4391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23">
            <text:p>2008223</text:p>
          </table:table-cell>
          <table:table-cell table:formula="of:=[.A507]/1000" office:value-type="float" office:value="2008.223">
            <text:p>2008</text:p>
          </table:table-cell>
          <table:table-cell table:formula="of:=[.A507]-INT([.B507])*1000" office:value-type="float" office:value="223">
            <text:p>223</text:p>
          </table:table-cell>
          <table:table-cell table:formula="of:=CONCATENATE(INT([.B507]);&quot;-&quot;;[.C507])" office:value-type="string" office:string-value="2008-223">
            <text:p>2008-223</text:p>
          </table:table-cell>
          <table:table-cell office:value-type="float" office:value="155">
            <text:p>155</text:p>
          </table:table-cell>
          <table:table-cell office:value-type="float" office:value="673.440735">
            <text:p>673.440735</text:p>
          </table:table-cell>
          <table:table-cell office:value-type="float" office:value="3.122602">
            <text:p>3.122602</text:p>
          </table:table-cell>
          <table:table-cell office:value-type="float" office:value="5.487745">
            <text:p>5.487745</text:p>
          </table:table-cell>
          <table:table-cell office:value-type="float" office:value="2.084413">
            <text:p>2.084413</text:p>
          </table:table-cell>
          <table:table-cell office:value-type="float" office:value="4.344779">
            <text:p>4.3447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24">
            <text:p>2008224</text:p>
          </table:table-cell>
          <table:table-cell table:formula="of:=[.A508]/1000" office:value-type="float" office:value="2008.224">
            <text:p>2008</text:p>
          </table:table-cell>
          <table:table-cell table:formula="of:=[.A508]-INT([.B508])*1000" office:value-type="float" office:value="224">
            <text:p>224</text:p>
          </table:table-cell>
          <table:table-cell table:formula="of:=CONCATENATE(INT([.B508]);&quot;-&quot;;[.C508])" office:value-type="string" office:string-value="2008-224">
            <text:p>2008-224</text:p>
          </table:table-cell>
          <table:table-cell office:value-type="float" office:value="116">
            <text:p>116</text:p>
          </table:table-cell>
          <table:table-cell office:value-type="float" office:value="525.36554">
            <text:p>525.36554</text:p>
          </table:table-cell>
          <table:table-cell office:value-type="float" office:value="3.456662">
            <text:p>3.456662</text:p>
          </table:table-cell>
          <table:table-cell office:value-type="float" office:value="5.335351">
            <text:p>5.335351</text:p>
          </table:table-cell>
          <table:table-cell office:value-type="float" office:value="2.128148">
            <text:p>2.128148</text:p>
          </table:table-cell>
          <table:table-cell office:value-type="float" office:value="4.529013">
            <text:p>4.5290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25">
            <text:p>2008225</text:p>
          </table:table-cell>
          <table:table-cell table:formula="of:=[.A509]/1000" office:value-type="float" office:value="2008.225">
            <text:p>2008</text:p>
          </table:table-cell>
          <table:table-cell table:formula="of:=[.A509]-INT([.B509])*1000" office:value-type="float" office:value="225">
            <text:p>225</text:p>
          </table:table-cell>
          <table:table-cell table:formula="of:=CONCATENATE(INT([.B509]);&quot;-&quot;;[.C509])" office:value-type="string" office:string-value="2008-225">
            <text:p>2008-225</text:p>
          </table:table-cell>
          <table:table-cell office:value-type="float" office:value="508">
            <text:p>508</text:p>
          </table:table-cell>
          <table:table-cell office:value-type="float" office:value="2125.601074">
            <text:p>2125.601074</text:p>
          </table:table-cell>
          <table:table-cell office:value-type="float" office:value="3.456041">
            <text:p>3.456041</text:p>
          </table:table-cell>
          <table:table-cell office:value-type="float" office:value="4.848887">
            <text:p>4.848887</text:p>
          </table:table-cell>
          <table:table-cell office:value-type="float" office:value="2.045545">
            <text:p>2.045545</text:p>
          </table:table-cell>
          <table:table-cell office:value-type="float" office:value="4.184254">
            <text:p>4.1842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26">
            <text:p>2008226</text:p>
          </table:table-cell>
          <table:table-cell table:formula="of:=[.A510]/1000" office:value-type="float" office:value="2008.226">
            <text:p>2008</text:p>
          </table:table-cell>
          <table:table-cell table:formula="of:=[.A510]-INT([.B510])*1000" office:value-type="float" office:value="226">
            <text:p>226</text:p>
          </table:table-cell>
          <table:table-cell table:formula="of:=CONCATENATE(INT([.B510]);&quot;-&quot;;[.C510])" office:value-type="string" office:string-value="2008-226">
            <text:p>2008-226</text:p>
          </table:table-cell>
          <table:table-cell office:value-type="float" office:value="567">
            <text:p>567</text:p>
          </table:table-cell>
          <table:table-cell office:value-type="float" office:value="1869.940918">
            <text:p>1869.940918</text:p>
          </table:table-cell>
          <table:table-cell office:value-type="float" office:value="2.133564">
            <text:p>2.133564</text:p>
          </table:table-cell>
          <table:table-cell office:value-type="float" office:value="4.081096">
            <text:p>4.081096</text:p>
          </table:table-cell>
          <table:table-cell office:value-type="float" office:value="1.816028">
            <text:p>1.816028</text:p>
          </table:table-cell>
          <table:table-cell office:value-type="float" office:value="3.297956">
            <text:p>3.2979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27">
            <text:p>2008227</text:p>
          </table:table-cell>
          <table:table-cell table:formula="of:=[.A511]/1000" office:value-type="float" office:value="2008.227">
            <text:p>2008</text:p>
          </table:table-cell>
          <table:table-cell table:formula="of:=[.A511]-INT([.B511])*1000" office:value-type="float" office:value="227">
            <text:p>227</text:p>
          </table:table-cell>
          <table:table-cell table:formula="of:=CONCATENATE(INT([.B511]);&quot;-&quot;;[.C511])" office:value-type="string" office:string-value="2008-227">
            <text:p>2008-22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28">
            <text:p>2008228</text:p>
          </table:table-cell>
          <table:table-cell table:formula="of:=[.A512]/1000" office:value-type="float" office:value="2008.228">
            <text:p>2008</text:p>
          </table:table-cell>
          <table:table-cell table:formula="of:=[.A512]-INT([.B512])*1000" office:value-type="float" office:value="228">
            <text:p>228</text:p>
          </table:table-cell>
          <table:table-cell table:formula="of:=CONCATENATE(INT([.B512]);&quot;-&quot;;[.C512])" office:value-type="string" office:string-value="2008-228">
            <text:p>2008-228</text:p>
          </table:table-cell>
          <table:table-cell office:value-type="float" office:value="424">
            <text:p>424</text:p>
          </table:table-cell>
          <table:table-cell office:value-type="float" office:value="1513.93811">
            <text:p>1513.93811</text:p>
          </table:table-cell>
          <table:table-cell office:value-type="float" office:value="1.898543">
            <text:p>1.898543</text:p>
          </table:table-cell>
          <table:table-cell office:value-type="float" office:value="5.325221">
            <text:p>5.325221</text:p>
          </table:table-cell>
          <table:table-cell office:value-type="float" office:value="1.889606">
            <text:p>1.889606</text:p>
          </table:table-cell>
          <table:table-cell office:value-type="float" office:value="3.570609">
            <text:p>3.5706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29">
            <text:p>2008229</text:p>
          </table:table-cell>
          <table:table-cell table:formula="of:=[.A513]/1000" office:value-type="float" office:value="2008.229">
            <text:p>2008</text:p>
          </table:table-cell>
          <table:table-cell table:formula="of:=[.A513]-INT([.B513])*1000" office:value-type="float" office:value="229">
            <text:p>229</text:p>
          </table:table-cell>
          <table:table-cell table:formula="of:=CONCATENATE(INT([.B513]);&quot;-&quot;;[.C513])" office:value-type="string" office:string-value="2008-229">
            <text:p>2008-22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30">
            <text:p>2008230</text:p>
          </table:table-cell>
          <table:table-cell table:formula="of:=[.A514]/1000" office:value-type="float" office:value="2008.23">
            <text:p>2008</text:p>
          </table:table-cell>
          <table:table-cell table:formula="of:=[.A514]-INT([.B514])*1000" office:value-type="float" office:value="230">
            <text:p>230</text:p>
          </table:table-cell>
          <table:table-cell table:formula="of:=CONCATENATE(INT([.B514]);&quot;-&quot;;[.C514])" office:value-type="string" office:string-value="2008-230">
            <text:p>2008-230</text:p>
          </table:table-cell>
          <table:table-cell office:value-type="float" office:value="506">
            <text:p>506</text:p>
          </table:table-cell>
          <table:table-cell office:value-type="float" office:value="1718.224731">
            <text:p>1718.224731</text:p>
          </table:table-cell>
          <table:table-cell office:value-type="float" office:value="1.62103">
            <text:p>1.62103</text:p>
          </table:table-cell>
          <table:table-cell office:value-type="float" office:value="4.510509">
            <text:p>4.510509</text:p>
          </table:table-cell>
          <table:table-cell office:value-type="float" office:value="1.842743">
            <text:p>1.842743</text:p>
          </table:table-cell>
          <table:table-cell office:value-type="float" office:value="3.395701">
            <text:p>3.3957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31">
            <text:p>2008231</text:p>
          </table:table-cell>
          <table:table-cell table:formula="of:=[.A515]/1000" office:value-type="float" office:value="2008.231">
            <text:p>2008</text:p>
          </table:table-cell>
          <table:table-cell table:formula="of:=[.A515]-INT([.B515])*1000" office:value-type="float" office:value="231">
            <text:p>231</text:p>
          </table:table-cell>
          <table:table-cell table:formula="of:=CONCATENATE(INT([.B515]);&quot;-&quot;;[.C515])" office:value-type="string" office:string-value="2008-231">
            <text:p>2008-231</text:p>
          </table:table-cell>
          <table:table-cell office:value-type="float" office:value="319">
            <text:p>319</text:p>
          </table:table-cell>
          <table:table-cell office:value-type="float" office:value="1245.573242">
            <text:p>1245.573242</text:p>
          </table:table-cell>
          <table:table-cell office:value-type="float" office:value="2.497229">
            <text:p>2.497229</text:p>
          </table:table-cell>
          <table:table-cell office:value-type="float" office:value="5.157351">
            <text:p>5.157351</text:p>
          </table:table-cell>
          <table:table-cell office:value-type="float" office:value="1.976011">
            <text:p>1.976011</text:p>
          </table:table-cell>
          <table:table-cell office:value-type="float" office:value="3.904618">
            <text:p>3.9046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32">
            <text:p>2008232</text:p>
          </table:table-cell>
          <table:table-cell table:formula="of:=[.A516]/1000" office:value-type="float" office:value="2008.232">
            <text:p>2008</text:p>
          </table:table-cell>
          <table:table-cell table:formula="of:=[.A516]-INT([.B516])*1000" office:value-type="float" office:value="232">
            <text:p>232</text:p>
          </table:table-cell>
          <table:table-cell table:formula="of:=CONCATENATE(INT([.B516]);&quot;-&quot;;[.C516])" office:value-type="string" office:string-value="2008-232">
            <text:p>2008-232</text:p>
          </table:table-cell>
          <table:table-cell office:value-type="float" office:value="540">
            <text:p>540</text:p>
          </table:table-cell>
          <table:table-cell office:value-type="float" office:value="1427.805298">
            <text:p>1427.805298</text:p>
          </table:table-cell>
          <table:table-cell office:value-type="float" office:value="1.024683">
            <text:p>1.024683</text:p>
          </table:table-cell>
          <table:table-cell office:value-type="float" office:value="3.670929">
            <text:p>3.670929</text:p>
          </table:table-cell>
          <table:table-cell office:value-type="float" office:value="1.626064">
            <text:p>1.626064</text:p>
          </table:table-cell>
          <table:table-cell office:value-type="float" office:value="2.644084">
            <text:p>2.6440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33">
            <text:p>2008233</text:p>
          </table:table-cell>
          <table:table-cell table:formula="of:=[.A517]/1000" office:value-type="float" office:value="2008.233">
            <text:p>2008</text:p>
          </table:table-cell>
          <table:table-cell table:formula="of:=[.A517]-INT([.B517])*1000" office:value-type="float" office:value="233">
            <text:p>233</text:p>
          </table:table-cell>
          <table:table-cell table:formula="of:=CONCATENATE(INT([.B517]);&quot;-&quot;;[.C517])" office:value-type="string" office:string-value="2008-233">
            <text:p>2008-23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34">
            <text:p>2008234</text:p>
          </table:table-cell>
          <table:table-cell table:formula="of:=[.A518]/1000" office:value-type="float" office:value="2008.234">
            <text:p>2008</text:p>
          </table:table-cell>
          <table:table-cell table:formula="of:=[.A518]-INT([.B518])*1000" office:value-type="float" office:value="234">
            <text:p>234</text:p>
          </table:table-cell>
          <table:table-cell table:formula="of:=CONCATENATE(INT([.B518]);&quot;-&quot;;[.C518])" office:value-type="string" office:string-value="2008-234">
            <text:p>2008-23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35">
            <text:p>2008235</text:p>
          </table:table-cell>
          <table:table-cell table:formula="of:=[.A519]/1000" office:value-type="float" office:value="2008.235">
            <text:p>2008</text:p>
          </table:table-cell>
          <table:table-cell table:formula="of:=[.A519]-INT([.B519])*1000" office:value-type="float" office:value="235">
            <text:p>235</text:p>
          </table:table-cell>
          <table:table-cell table:formula="of:=CONCATENATE(INT([.B519]);&quot;-&quot;;[.C519])" office:value-type="string" office:string-value="2008-235">
            <text:p>2008-235</text:p>
          </table:table-cell>
          <table:table-cell office:value-type="float" office:value="563">
            <text:p>563</text:p>
          </table:table-cell>
          <table:table-cell office:value-type="float" office:value="2222.184326">
            <text:p>2222.184326</text:p>
          </table:table-cell>
          <table:table-cell office:value-type="float" office:value="2.35453">
            <text:p>2.35453</text:p>
          </table:table-cell>
          <table:table-cell office:value-type="float" office:value="4.981015">
            <text:p>4.981015</text:p>
          </table:table-cell>
          <table:table-cell office:value-type="float" office:value="1.986716">
            <text:p>1.986716</text:p>
          </table:table-cell>
          <table:table-cell office:value-type="float" office:value="3.947042">
            <text:p>3.94704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8236">
            <text:p>2008236</text:p>
          </table:table-cell>
          <table:table-cell table:formula="of:=[.A520]/1000" office:value-type="float" office:value="2008.236">
            <text:p>2008</text:p>
          </table:table-cell>
          <table:table-cell table:formula="of:=[.A520]-INT([.B520])*1000" office:value-type="float" office:value="236">
            <text:p>236</text:p>
          </table:table-cell>
          <table:table-cell table:formula="of:=CONCATENATE(INT([.B520]);&quot;-&quot;;[.C520])" office:value-type="string" office:string-value="2008-236">
            <text:p>2008-23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37">
            <text:p>2008237</text:p>
          </table:table-cell>
          <table:table-cell table:formula="of:=[.A521]/1000" office:value-type="float" office:value="2008.237">
            <text:p>2008</text:p>
          </table:table-cell>
          <table:table-cell table:formula="of:=[.A521]-INT([.B521])*1000" office:value-type="float" office:value="237">
            <text:p>237</text:p>
          </table:table-cell>
          <table:table-cell table:formula="of:=CONCATENATE(INT([.B521]);&quot;-&quot;;[.C521])" office:value-type="string" office:string-value="2008-237">
            <text:p>2008-237</text:p>
          </table:table-cell>
          <table:table-cell office:value-type="float" office:value="564">
            <text:p>564</text:p>
          </table:table-cell>
          <table:table-cell office:value-type="float" office:value="1557.466675">
            <text:p>1557.466675</text:p>
          </table:table-cell>
          <table:table-cell office:value-type="float" office:value="0.707788">
            <text:p>0.707788</text:p>
          </table:table-cell>
          <table:table-cell office:value-type="float" office:value="3.992081">
            <text:p>3.992081</text:p>
          </table:table-cell>
          <table:table-cell office:value-type="float" office:value="1.661766">
            <text:p>1.661766</text:p>
          </table:table-cell>
          <table:table-cell office:value-type="float" office:value="2.761466">
            <text:p>2.76146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38">
            <text:p>2008238</text:p>
          </table:table-cell>
          <table:table-cell table:formula="of:=[.A522]/1000" office:value-type="float" office:value="2008.238">
            <text:p>2008</text:p>
          </table:table-cell>
          <table:table-cell table:formula="of:=[.A522]-INT([.B522])*1000" office:value-type="float" office:value="238">
            <text:p>238</text:p>
          </table:table-cell>
          <table:table-cell table:formula="of:=CONCATENATE(INT([.B522]);&quot;-&quot;;[.C522])" office:value-type="string" office:string-value="2008-238">
            <text:p>2008-238</text:p>
          </table:table-cell>
          <table:table-cell office:value-type="float" office:value="489">
            <text:p>489</text:p>
          </table:table-cell>
          <table:table-cell office:value-type="float" office:value="1833.276367">
            <text:p>1833.276367</text:p>
          </table:table-cell>
          <table:table-cell office:value-type="float" office:value="1.261431">
            <text:p>1.261431</text:p>
          </table:table-cell>
          <table:table-cell office:value-type="float" office:value="5.776274">
            <text:p>5.776274</text:p>
          </table:table-cell>
          <table:table-cell office:value-type="float" office:value="1.936242">
            <text:p>1.936242</text:p>
          </table:table-cell>
          <table:table-cell office:value-type="float" office:value="3.749032">
            <text:p>3.7490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39">
            <text:p>2008239</text:p>
          </table:table-cell>
          <table:table-cell table:formula="of:=[.A523]/1000" office:value-type="float" office:value="2008.239">
            <text:p>2008</text:p>
          </table:table-cell>
          <table:table-cell table:formula="of:=[.A523]-INT([.B523])*1000" office:value-type="float" office:value="239">
            <text:p>239</text:p>
          </table:table-cell>
          <table:table-cell table:formula="of:=CONCATENATE(INT([.B523]);&quot;-&quot;;[.C523])" office:value-type="string" office:string-value="2008-239">
            <text:p>2008-239</text:p>
          </table:table-cell>
          <table:table-cell office:value-type="float" office:value="539">
            <text:p>539</text:p>
          </table:table-cell>
          <table:table-cell office:value-type="float" office:value="1543.349365">
            <text:p>1543.349365</text:p>
          </table:table-cell>
          <table:table-cell office:value-type="float" office:value="1.34268">
            <text:p>1.34268</text:p>
          </table:table-cell>
          <table:table-cell office:value-type="float" office:value="4.825217">
            <text:p>4.825217</text:p>
          </table:table-cell>
          <table:table-cell office:value-type="float" office:value="1.692146">
            <text:p>1.692146</text:p>
          </table:table-cell>
          <table:table-cell office:value-type="float" office:value="2.863357">
            <text:p>2.8633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40">
            <text:p>2008240</text:p>
          </table:table-cell>
          <table:table-cell table:formula="of:=[.A524]/1000" office:value-type="float" office:value="2008.24">
            <text:p>2008</text:p>
          </table:table-cell>
          <table:table-cell table:formula="of:=[.A524]-INT([.B524])*1000" office:value-type="float" office:value="240">
            <text:p>240</text:p>
          </table:table-cell>
          <table:table-cell table:formula="of:=CONCATENATE(INT([.B524]);&quot;-&quot;;[.C524])" office:value-type="string" office:string-value="2008-240">
            <text:p>2008-240</text:p>
          </table:table-cell>
          <table:table-cell office:value-type="float" office:value="565">
            <text:p>565</text:p>
          </table:table-cell>
          <table:table-cell office:value-type="float" office:value="2227.448486">
            <text:p>2227.448486</text:p>
          </table:table-cell>
          <table:table-cell office:value-type="float" office:value="2.14841">
            <text:p>2.14841</text:p>
          </table:table-cell>
          <table:table-cell office:value-type="float" office:value="4.969774">
            <text:p>4.969774</text:p>
          </table:table-cell>
          <table:table-cell office:value-type="float" office:value="1.985544">
            <text:p>1.985544</text:p>
          </table:table-cell>
          <table:table-cell office:value-type="float" office:value="3.942387">
            <text:p>3.9423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41">
            <text:p>2008241</text:p>
          </table:table-cell>
          <table:table-cell table:formula="of:=[.A525]/1000" office:value-type="float" office:value="2008.241">
            <text:p>2008</text:p>
          </table:table-cell>
          <table:table-cell table:formula="of:=[.A525]-INT([.B525])*1000" office:value-type="float" office:value="241">
            <text:p>241</text:p>
          </table:table-cell>
          <table:table-cell table:formula="of:=CONCATENATE(INT([.B525]);&quot;-&quot;;[.C525])" office:value-type="string" office:string-value="2008-241">
            <text:p>2008-241</text:p>
          </table:table-cell>
          <table:table-cell office:value-type="float" office:value="497">
            <text:p>497</text:p>
          </table:table-cell>
          <table:table-cell office:value-type="float" office:value="2027.310059">
            <text:p>2027.310059</text:p>
          </table:table-cell>
          <table:table-cell office:value-type="float" office:value="2.634477">
            <text:p>2.634477</text:p>
          </table:table-cell>
          <table:table-cell office:value-type="float" office:value="4.937783">
            <text:p>4.937783</text:p>
          </table:table-cell>
          <table:table-cell office:value-type="float" office:value="2.019677">
            <text:p>2.019677</text:p>
          </table:table-cell>
          <table:table-cell office:value-type="float" office:value="4.079095">
            <text:p>4.0790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42">
            <text:p>2008242</text:p>
          </table:table-cell>
          <table:table-cell table:formula="of:=[.A526]/1000" office:value-type="float" office:value="2008.242">
            <text:p>2008</text:p>
          </table:table-cell>
          <table:table-cell table:formula="of:=[.A526]-INT([.B526])*1000" office:value-type="float" office:value="242">
            <text:p>242</text:p>
          </table:table-cell>
          <table:table-cell table:formula="of:=CONCATENATE(INT([.B526]);&quot;-&quot;;[.C526])" office:value-type="string" office:string-value="2008-242">
            <text:p>2008-242</text:p>
          </table:table-cell>
          <table:table-cell office:value-type="float" office:value="570">
            <text:p>570</text:p>
          </table:table-cell>
          <table:table-cell office:value-type="float" office:value="2405.869385">
            <text:p>2405.869385</text:p>
          </table:table-cell>
          <table:table-cell office:value-type="float" office:value="3.150886">
            <text:p>3.150886</text:p>
          </table:table-cell>
          <table:table-cell office:value-type="float" office:value="5.110682">
            <text:p>5.110682</text:p>
          </table:table-cell>
          <table:table-cell office:value-type="float" office:value="2.054464">
            <text:p>2.054464</text:p>
          </table:table-cell>
          <table:table-cell office:value-type="float" office:value="4.220823">
            <text:p>4.2208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43">
            <text:p>2008243</text:p>
          </table:table-cell>
          <table:table-cell table:formula="of:=[.A527]/1000" office:value-type="float" office:value="2008.243">
            <text:p>2008</text:p>
          </table:table-cell>
          <table:table-cell table:formula="of:=[.A527]-INT([.B527])*1000" office:value-type="float" office:value="243">
            <text:p>243</text:p>
          </table:table-cell>
          <table:table-cell table:formula="of:=CONCATENATE(INT([.B527]);&quot;-&quot;;[.C527])" office:value-type="string" office:string-value="2008-243">
            <text:p>2008-24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44">
            <text:p>2008244</text:p>
          </table:table-cell>
          <table:table-cell table:formula="of:=[.A528]/1000" office:value-type="float" office:value="2008.244">
            <text:p>2008</text:p>
          </table:table-cell>
          <table:table-cell table:formula="of:=[.A528]-INT([.B528])*1000" office:value-type="float" office:value="244">
            <text:p>244</text:p>
          </table:table-cell>
          <table:table-cell table:formula="of:=CONCATENATE(INT([.B528]);&quot;-&quot;;[.C528])" office:value-type="string" office:string-value="2008-244">
            <text:p>2008-244</text:p>
          </table:table-cell>
          <table:table-cell office:value-type="float" office:value="543">
            <text:p>543</text:p>
          </table:table-cell>
          <table:table-cell office:value-type="float" office:value="2480.864258">
            <text:p>2480.864258</text:p>
          </table:table-cell>
          <table:table-cell office:value-type="float" office:value="2.818993">
            <text:p>2.818993</text:p>
          </table:table-cell>
          <table:table-cell office:value-type="float" office:value="5.588782">
            <text:p>5.588782</text:p>
          </table:table-cell>
          <table:table-cell office:value-type="float" office:value="2.137478">
            <text:p>2.137478</text:p>
          </table:table-cell>
          <table:table-cell office:value-type="float" office:value="4.568811">
            <text:p>4.5688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45">
            <text:p>2008245</text:p>
          </table:table-cell>
          <table:table-cell table:formula="of:=[.A529]/1000" office:value-type="float" office:value="2008.245">
            <text:p>2008</text:p>
          </table:table-cell>
          <table:table-cell table:formula="of:=[.A529]-INT([.B529])*1000" office:value-type="float" office:value="245">
            <text:p>245</text:p>
          </table:table-cell>
          <table:table-cell table:formula="of:=CONCATENATE(INT([.B529]);&quot;-&quot;;[.C529])" office:value-type="string" office:string-value="2008-245">
            <text:p>2008-245</text:p>
          </table:table-cell>
          <table:table-cell office:value-type="float" office:value="177">
            <text:p>177</text:p>
          </table:table-cell>
          <table:table-cell office:value-type="float" office:value="893.498596">
            <text:p>893.498596</text:p>
          </table:table-cell>
          <table:table-cell office:value-type="float" office:value="3.551528">
            <text:p>3.551528</text:p>
          </table:table-cell>
          <table:table-cell office:value-type="float" office:value="5.662682">
            <text:p>5.662682</text:p>
          </table:table-cell>
          <table:table-cell office:value-type="float" office:value="2.246779">
            <text:p>2.246779</text:p>
          </table:table-cell>
          <table:table-cell office:value-type="float" office:value="5.048015">
            <text:p>5.0480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46">
            <text:p>2008246</text:p>
          </table:table-cell>
          <table:table-cell table:formula="of:=[.A530]/1000" office:value-type="float" office:value="2008.246">
            <text:p>2008</text:p>
          </table:table-cell>
          <table:table-cell table:formula="of:=[.A530]-INT([.B530])*1000" office:value-type="float" office:value="246">
            <text:p>246</text:p>
          </table:table-cell>
          <table:table-cell table:formula="of:=CONCATENATE(INT([.B530]);&quot;-&quot;;[.C530])" office:value-type="string" office:string-value="2008-246">
            <text:p>2008-246</text:p>
          </table:table-cell>
          <table:table-cell office:value-type="float" office:value="569">
            <text:p>569</text:p>
          </table:table-cell>
          <table:table-cell office:value-type="float" office:value="2041.171997">
            <text:p>2041.171997</text:p>
          </table:table-cell>
          <table:table-cell office:value-type="float" office:value="1.851239">
            <text:p>1.851239</text:p>
          </table:table-cell>
          <table:table-cell office:value-type="float" office:value="4.590622">
            <text:p>4.590622</text:p>
          </table:table-cell>
          <table:table-cell office:value-type="float" office:value="1.894016">
            <text:p>1.894016</text:p>
          </table:table-cell>
          <table:table-cell office:value-type="float" office:value="3.587297">
            <text:p>3.5872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47">
            <text:p>2008247</text:p>
          </table:table-cell>
          <table:table-cell table:formula="of:=[.A531]/1000" office:value-type="float" office:value="2008.247">
            <text:p>2008</text:p>
          </table:table-cell>
          <table:table-cell table:formula="of:=[.A531]-INT([.B531])*1000" office:value-type="float" office:value="247">
            <text:p>247</text:p>
          </table:table-cell>
          <table:table-cell table:formula="of:=CONCATENATE(INT([.B531]);&quot;-&quot;;[.C531])" office:value-type="string" office:string-value="2008-247">
            <text:p>2008-247</text:p>
          </table:table-cell>
          <table:table-cell office:value-type="float" office:value="572">
            <text:p>572</text:p>
          </table:table-cell>
          <table:table-cell office:value-type="float" office:value="2344.175049">
            <text:p>2344.175049</text:p>
          </table:table-cell>
          <table:table-cell office:value-type="float" office:value="2.328747">
            <text:p>2.328747</text:p>
          </table:table-cell>
          <table:table-cell office:value-type="float" office:value="5.000078">
            <text:p>5.000078</text:p>
          </table:table-cell>
          <table:table-cell office:value-type="float" office:value="2.024403">
            <text:p>2.024403</text:p>
          </table:table-cell>
          <table:table-cell office:value-type="float" office:value="4.098208">
            <text:p>4.0982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48">
            <text:p>2008248</text:p>
          </table:table-cell>
          <table:table-cell table:formula="of:=[.A532]/1000" office:value-type="float" office:value="2008.248">
            <text:p>2008</text:p>
          </table:table-cell>
          <table:table-cell table:formula="of:=[.A532]-INT([.B532])*1000" office:value-type="float" office:value="248">
            <text:p>248</text:p>
          </table:table-cell>
          <table:table-cell table:formula="of:=CONCATENATE(INT([.B532]);&quot;-&quot;;[.C532])" office:value-type="string" office:string-value="2008-248">
            <text:p>2008-248</text:p>
          </table:table-cell>
          <table:table-cell office:value-type="float" office:value="528">
            <text:p>528</text:p>
          </table:table-cell>
          <table:table-cell office:value-type="float" office:value="2165.811768">
            <text:p>2165.811768</text:p>
          </table:table-cell>
          <table:table-cell office:value-type="float" office:value="2.012411">
            <text:p>2.012411</text:p>
          </table:table-cell>
          <table:table-cell office:value-type="float" office:value="6.059485">
            <text:p>6.059485</text:p>
          </table:table-cell>
          <table:table-cell office:value-type="float" office:value="2.025319">
            <text:p>2.025319</text:p>
          </table:table-cell>
          <table:table-cell office:value-type="float" office:value="4.101916">
            <text:p>4.1019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49">
            <text:p>2008249</text:p>
          </table:table-cell>
          <table:table-cell table:formula="of:=[.A533]/1000" office:value-type="float" office:value="2008.249">
            <text:p>2008</text:p>
          </table:table-cell>
          <table:table-cell table:formula="of:=[.A533]-INT([.B533])*1000" office:value-type="float" office:value="249">
            <text:p>249</text:p>
          </table:table-cell>
          <table:table-cell table:formula="of:=CONCATENATE(INT([.B533]);&quot;-&quot;;[.C533])" office:value-type="string" office:string-value="2008-249">
            <text:p>2008-249</text:p>
          </table:table-cell>
          <table:table-cell office:value-type="float" office:value="528">
            <text:p>528</text:p>
          </table:table-cell>
          <table:table-cell office:value-type="float" office:value="2452.777344">
            <text:p>2452.777344</text:p>
          </table:table-cell>
          <table:table-cell office:value-type="float" office:value="3.188443">
            <text:p>3.188443</text:p>
          </table:table-cell>
          <table:table-cell office:value-type="float" office:value="6.630913">
            <text:p>6.630913</text:p>
          </table:table-cell>
          <table:table-cell office:value-type="float" office:value="2.155322">
            <text:p>2.155322</text:p>
          </table:table-cell>
          <table:table-cell office:value-type="float" office:value="4.645411">
            <text:p>4.6454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50">
            <text:p>2008250</text:p>
          </table:table-cell>
          <table:table-cell table:formula="of:=[.A534]/1000" office:value-type="float" office:value="2008.25">
            <text:p>2008</text:p>
          </table:table-cell>
          <table:table-cell table:formula="of:=[.A534]-INT([.B534])*1000" office:value-type="float" office:value="250">
            <text:p>250</text:p>
          </table:table-cell>
          <table:table-cell table:formula="of:=CONCATENATE(INT([.B534]);&quot;-&quot;;[.C534])" office:value-type="string" office:string-value="2008-250">
            <text:p>2008-25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51">
            <text:p>2008251</text:p>
          </table:table-cell>
          <table:table-cell table:formula="of:=[.A535]/1000" office:value-type="float" office:value="2008.251">
            <text:p>2008</text:p>
          </table:table-cell>
          <table:table-cell table:formula="of:=[.A535]-INT([.B535])*1000" office:value-type="float" office:value="251">
            <text:p>251</text:p>
          </table:table-cell>
          <table:table-cell table:formula="of:=CONCATENATE(INT([.B535]);&quot;-&quot;;[.C535])" office:value-type="string" office:string-value="2008-251">
            <text:p>2008-251</text:p>
          </table:table-cell>
          <table:table-cell office:value-type="float" office:value="475">
            <text:p>475</text:p>
          </table:table-cell>
          <table:table-cell office:value-type="float" office:value="1800.609009">
            <text:p>1800.609009</text:p>
          </table:table-cell>
          <table:table-cell office:value-type="float" office:value="1.555812">
            <text:p>1.555812</text:p>
          </table:table-cell>
          <table:table-cell office:value-type="float" office:value="5.193926">
            <text:p>5.193926</text:p>
          </table:table-cell>
          <table:table-cell office:value-type="float" office:value="1.946986">
            <text:p>1.946986</text:p>
          </table:table-cell>
          <table:table-cell office:value-type="float" office:value="3.790756">
            <text:p>3.79075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52">
            <text:p>2008252</text:p>
          </table:table-cell>
          <table:table-cell table:formula="of:=[.A536]/1000" office:value-type="float" office:value="2008.252">
            <text:p>2008</text:p>
          </table:table-cell>
          <table:table-cell table:formula="of:=[.A536]-INT([.B536])*1000" office:value-type="float" office:value="252">
            <text:p>252</text:p>
          </table:table-cell>
          <table:table-cell table:formula="of:=CONCATENATE(INT([.B536]);&quot;-&quot;;[.C536])" office:value-type="string" office:string-value="2008-252">
            <text:p>2008-25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53">
            <text:p>2008253</text:p>
          </table:table-cell>
          <table:table-cell table:formula="of:=[.A537]/1000" office:value-type="float" office:value="2008.253">
            <text:p>2008</text:p>
          </table:table-cell>
          <table:table-cell table:formula="of:=[.A537]-INT([.B537])*1000" office:value-type="float" office:value="253">
            <text:p>253</text:p>
          </table:table-cell>
          <table:table-cell table:formula="of:=CONCATENATE(INT([.B537]);&quot;-&quot;;[.C537])" office:value-type="string" office:string-value="2008-253">
            <text:p>2008-253</text:p>
          </table:table-cell>
          <table:table-cell office:value-type="float" office:value="570">
            <text:p>570</text:p>
          </table:table-cell>
          <table:table-cell office:value-type="float" office:value="1995.026123">
            <text:p>1995.026123</text:p>
          </table:table-cell>
          <table:table-cell office:value-type="float" office:value="2.13369">
            <text:p>2.13369</text:p>
          </table:table-cell>
          <table:table-cell office:value-type="float" office:value="4.828542">
            <text:p>4.828542</text:p>
          </table:table-cell>
          <table:table-cell office:value-type="float" office:value="1.870841">
            <text:p>1.870841</text:p>
          </table:table-cell>
          <table:table-cell office:value-type="float" office:value="3.500046">
            <text:p>3.50004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54">
            <text:p>2008254</text:p>
          </table:table-cell>
          <table:table-cell table:formula="of:=[.A538]/1000" office:value-type="float" office:value="2008.254">
            <text:p>2008</text:p>
          </table:table-cell>
          <table:table-cell table:formula="of:=[.A538]-INT([.B538])*1000" office:value-type="float" office:value="254">
            <text:p>254</text:p>
          </table:table-cell>
          <table:table-cell table:formula="of:=CONCATENATE(INT([.B538]);&quot;-&quot;;[.C538])" office:value-type="string" office:string-value="2008-254">
            <text:p>2008-254</text:p>
          </table:table-cell>
          <table:table-cell office:value-type="float" office:value="577">
            <text:p>577</text:p>
          </table:table-cell>
          <table:table-cell office:value-type="float" office:value="2141.713379">
            <text:p>2141.713379</text:p>
          </table:table-cell>
          <table:table-cell office:value-type="float" office:value="1.350716">
            <text:p>1.350716</text:p>
          </table:table-cell>
          <table:table-cell office:value-type="float" office:value="5.08249">
            <text:p>5.08249</text:p>
          </table:table-cell>
          <table:table-cell office:value-type="float" office:value="1.926605">
            <text:p>1.926605</text:p>
          </table:table-cell>
          <table:table-cell office:value-type="float" office:value="3.711808">
            <text:p>3.7118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55">
            <text:p>2008255</text:p>
          </table:table-cell>
          <table:table-cell table:formula="of:=[.A539]/1000" office:value-type="float" office:value="2008.255">
            <text:p>2008</text:p>
          </table:table-cell>
          <table:table-cell table:formula="of:=[.A539]-INT([.B539])*1000" office:value-type="float" office:value="255">
            <text:p>255</text:p>
          </table:table-cell>
          <table:table-cell table:formula="of:=CONCATENATE(INT([.B539]);&quot;-&quot;;[.C539])" office:value-type="string" office:string-value="2008-255">
            <text:p>2008-255</text:p>
          </table:table-cell>
          <table:table-cell office:value-type="float" office:value="527">
            <text:p>527</text:p>
          </table:table-cell>
          <table:table-cell office:value-type="float" office:value="1896.5354">
            <text:p>1896.5354</text:p>
          </table:table-cell>
          <table:table-cell office:value-type="float" office:value="1.776109">
            <text:p>1.776109</text:p>
          </table:table-cell>
          <table:table-cell office:value-type="float" office:value="6.662933">
            <text:p>6.662933</text:p>
          </table:table-cell>
          <table:table-cell office:value-type="float" office:value="1.897034">
            <text:p>1.897034</text:p>
          </table:table-cell>
          <table:table-cell office:value-type="float" office:value="3.598739">
            <text:p>3.5987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56">
            <text:p>2008256</text:p>
          </table:table-cell>
          <table:table-cell table:formula="of:=[.A540]/1000" office:value-type="float" office:value="2008.256">
            <text:p>2008</text:p>
          </table:table-cell>
          <table:table-cell table:formula="of:=[.A540]-INT([.B540])*1000" office:value-type="float" office:value="256">
            <text:p>256</text:p>
          </table:table-cell>
          <table:table-cell table:formula="of:=CONCATENATE(INT([.B540]);&quot;-&quot;;[.C540])" office:value-type="string" office:string-value="2008-256">
            <text:p>2008-256</text:p>
          </table:table-cell>
          <table:table-cell office:value-type="float" office:value="534">
            <text:p>534</text:p>
          </table:table-cell>
          <table:table-cell office:value-type="float" office:value="2219.239746">
            <text:p>2219.239746</text:p>
          </table:table-cell>
          <table:table-cell office:value-type="float" office:value="2.027467">
            <text:p>2.027467</text:p>
          </table:table-cell>
          <table:table-cell office:value-type="float" office:value="5.905532">
            <text:p>5.905532</text:p>
          </table:table-cell>
          <table:table-cell office:value-type="float" office:value="2.038597">
            <text:p>2.038597</text:p>
          </table:table-cell>
          <table:table-cell office:value-type="float" office:value="4.155879">
            <text:p>4.1558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57">
            <text:p>2008257</text:p>
          </table:table-cell>
          <table:table-cell table:formula="of:=[.A541]/1000" office:value-type="float" office:value="2008.257">
            <text:p>2008</text:p>
          </table:table-cell>
          <table:table-cell table:formula="of:=[.A541]-INT([.B541])*1000" office:value-type="float" office:value="257">
            <text:p>257</text:p>
          </table:table-cell>
          <table:table-cell table:formula="of:=CONCATENATE(INT([.B541]);&quot;-&quot;;[.C541])" office:value-type="string" office:string-value="2008-257">
            <text:p>2008-257</text:p>
          </table:table-cell>
          <table:table-cell office:value-type="float" office:value="599">
            <text:p>599</text:p>
          </table:table-cell>
          <table:table-cell office:value-type="float" office:value="1563.768677">
            <text:p>1563.768677</text:p>
          </table:table-cell>
          <table:table-cell office:value-type="float" office:value="0.661985">
            <text:p>0.661985</text:p>
          </table:table-cell>
          <table:table-cell office:value-type="float" office:value="4.171154">
            <text:p>4.171154</text:p>
          </table:table-cell>
          <table:table-cell office:value-type="float" office:value="1.615745">
            <text:p>1.615745</text:p>
          </table:table-cell>
          <table:table-cell office:value-type="float" office:value="2.610632">
            <text:p>2.6106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58">
            <text:p>2008258</text:p>
          </table:table-cell>
          <table:table-cell table:formula="of:=[.A542]/1000" office:value-type="float" office:value="2008.258">
            <text:p>2008</text:p>
          </table:table-cell>
          <table:table-cell table:formula="of:=[.A542]-INT([.B542])*1000" office:value-type="float" office:value="258">
            <text:p>258</text:p>
          </table:table-cell>
          <table:table-cell table:formula="of:=CONCATENATE(INT([.B542]);&quot;-&quot;;[.C542])" office:value-type="string" office:string-value="2008-258">
            <text:p>2008-258</text:p>
          </table:table-cell>
          <table:table-cell office:value-type="float" office:value="576">
            <text:p>576</text:p>
          </table:table-cell>
          <table:table-cell office:value-type="float" office:value="2551.228271">
            <text:p>2551.228271</text:p>
          </table:table-cell>
          <table:table-cell office:value-type="float" office:value="2.076302">
            <text:p>2.076302</text:p>
          </table:table-cell>
          <table:table-cell office:value-type="float" office:value="6.083236">
            <text:p>6.083236</text:p>
          </table:table-cell>
          <table:table-cell office:value-type="float" office:value="2.10457">
            <text:p>2.10457</text:p>
          </table:table-cell>
          <table:table-cell office:value-type="float" office:value="4.429216">
            <text:p>4.4292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59">
            <text:p>2008259</text:p>
          </table:table-cell>
          <table:table-cell table:formula="of:=[.A543]/1000" office:value-type="float" office:value="2008.259">
            <text:p>2008</text:p>
          </table:table-cell>
          <table:table-cell table:formula="of:=[.A543]-INT([.B543])*1000" office:value-type="float" office:value="259">
            <text:p>259</text:p>
          </table:table-cell>
          <table:table-cell table:formula="of:=CONCATENATE(INT([.B543]);&quot;-&quot;;[.C543])" office:value-type="string" office:string-value="2008-259">
            <text:p>2008-25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60">
            <text:p>2008260</text:p>
          </table:table-cell>
          <table:table-cell table:formula="of:=[.A544]/1000" office:value-type="float" office:value="2008.26">
            <text:p>2008</text:p>
          </table:table-cell>
          <table:table-cell table:formula="of:=[.A544]-INT([.B544])*1000" office:value-type="float" office:value="260">
            <text:p>260</text:p>
          </table:table-cell>
          <table:table-cell table:formula="of:=CONCATENATE(INT([.B544]);&quot;-&quot;;[.C544])" office:value-type="string" office:string-value="2008-260">
            <text:p>2008-260</text:p>
          </table:table-cell>
          <table:table-cell office:value-type="float" office:value="562">
            <text:p>562</text:p>
          </table:table-cell>
          <table:table-cell office:value-type="float" office:value="2487.842529">
            <text:p>2487.842529</text:p>
          </table:table-cell>
          <table:table-cell office:value-type="float" office:value="2.983889">
            <text:p>2.983889</text:p>
          </table:table-cell>
          <table:table-cell office:value-type="float" office:value="6.220379">
            <text:p>6.220379</text:p>
          </table:table-cell>
          <table:table-cell office:value-type="float" office:value="2.103988">
            <text:p>2.103988</text:p>
          </table:table-cell>
          <table:table-cell office:value-type="float" office:value="4.426766">
            <text:p>4.42676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61">
            <text:p>2008261</text:p>
          </table:table-cell>
          <table:table-cell table:formula="of:=[.A545]/1000" office:value-type="float" office:value="2008.261">
            <text:p>2008</text:p>
          </table:table-cell>
          <table:table-cell table:formula="of:=[.A545]-INT([.B545])*1000" office:value-type="float" office:value="261">
            <text:p>261</text:p>
          </table:table-cell>
          <table:table-cell table:formula="of:=CONCATENATE(INT([.B545]);&quot;-&quot;;[.C545])" office:value-type="string" office:string-value="2008-261">
            <text:p>2008-261</text:p>
          </table:table-cell>
          <table:table-cell office:value-type="float" office:value="196">
            <text:p>196</text:p>
          </table:table-cell>
          <table:table-cell office:value-type="float" office:value="877.160095">
            <text:p>877.160095</text:p>
          </table:table-cell>
          <table:table-cell office:value-type="float" office:value="3.253416">
            <text:p>3.253416</text:p>
          </table:table-cell>
          <table:table-cell office:value-type="float" office:value="5.536475">
            <text:p>5.536475</text:p>
          </table:table-cell>
          <table:table-cell office:value-type="float" office:value="2.115492">
            <text:p>2.115492</text:p>
          </table:table-cell>
          <table:table-cell office:value-type="float" office:value="4.475307">
            <text:p>4.4753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62">
            <text:p>2008262</text:p>
          </table:table-cell>
          <table:table-cell table:formula="of:=[.A546]/1000" office:value-type="float" office:value="2008.262">
            <text:p>2008</text:p>
          </table:table-cell>
          <table:table-cell table:formula="of:=[.A546]-INT([.B546])*1000" office:value-type="float" office:value="262">
            <text:p>262</text:p>
          </table:table-cell>
          <table:table-cell table:formula="of:=CONCATENATE(INT([.B546]);&quot;-&quot;;[.C546])" office:value-type="string" office:string-value="2008-262">
            <text:p>2008-262</text:p>
          </table:table-cell>
          <table:table-cell office:value-type="float" office:value="599">
            <text:p>599</text:p>
          </table:table-cell>
          <table:table-cell office:value-type="float" office:value="2556.328369">
            <text:p>2556.328369</text:p>
          </table:table-cell>
          <table:table-cell office:value-type="float" office:value="2.935998">
            <text:p>2.935998</text:p>
          </table:table-cell>
          <table:table-cell office:value-type="float" office:value="5.453707">
            <text:p>5.453707</text:p>
          </table:table-cell>
          <table:table-cell office:value-type="float" office:value="2.065832">
            <text:p>2.065832</text:p>
          </table:table-cell>
          <table:table-cell office:value-type="float" office:value="4.26766">
            <text:p>4.267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63">
            <text:p>2008263</text:p>
          </table:table-cell>
          <table:table-cell table:formula="of:=[.A547]/1000" office:value-type="float" office:value="2008.263">
            <text:p>2008</text:p>
          </table:table-cell>
          <table:table-cell table:formula="of:=[.A547]-INT([.B547])*1000" office:value-type="float" office:value="263">
            <text:p>263</text:p>
          </table:table-cell>
          <table:table-cell table:formula="of:=CONCATENATE(INT([.B547]);&quot;-&quot;;[.C547])" office:value-type="string" office:string-value="2008-263">
            <text:p>2008-263</text:p>
          </table:table-cell>
          <table:table-cell office:value-type="float" office:value="599">
            <text:p>599</text:p>
          </table:table-cell>
          <table:table-cell office:value-type="float" office:value="2822.404785">
            <text:p>2822.404785</text:p>
          </table:table-cell>
          <table:table-cell office:value-type="float" office:value="3.097377">
            <text:p>3.097377</text:p>
          </table:table-cell>
          <table:table-cell office:value-type="float" office:value="5.997167">
            <text:p>5.997167</text:p>
          </table:table-cell>
          <table:table-cell office:value-type="float" office:value="2.170682">
            <text:p>2.170682</text:p>
          </table:table-cell>
          <table:table-cell office:value-type="float" office:value="4.711861">
            <text:p>4.7118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64">
            <text:p>2008264</text:p>
          </table:table-cell>
          <table:table-cell table:formula="of:=[.A548]/1000" office:value-type="float" office:value="2008.264">
            <text:p>2008</text:p>
          </table:table-cell>
          <table:table-cell table:formula="of:=[.A548]-INT([.B548])*1000" office:value-type="float" office:value="264">
            <text:p>264</text:p>
          </table:table-cell>
          <table:table-cell table:formula="of:=CONCATENATE(INT([.B548]);&quot;-&quot;;[.C548])" office:value-type="string" office:string-value="2008-264">
            <text:p>2008-264</text:p>
          </table:table-cell>
          <table:table-cell office:value-type="float" office:value="599">
            <text:p>599</text:p>
          </table:table-cell>
          <table:table-cell office:value-type="float" office:value="2770.6875">
            <text:p>2770.6875</text:p>
          </table:table-cell>
          <table:table-cell office:value-type="float" office:value="3.338436">
            <text:p>3.338436</text:p>
          </table:table-cell>
          <table:table-cell office:value-type="float" office:value="6.047675">
            <text:p>6.047675</text:p>
          </table:table-cell>
          <table:table-cell office:value-type="float" office:value="2.150703">
            <text:p>2.150703</text:p>
          </table:table-cell>
          <table:table-cell office:value-type="float" office:value="4.625522">
            <text:p>4.6255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65">
            <text:p>2008265</text:p>
          </table:table-cell>
          <table:table-cell table:formula="of:=[.A549]/1000" office:value-type="float" office:value="2008.265">
            <text:p>2008</text:p>
          </table:table-cell>
          <table:table-cell table:formula="of:=[.A549]-INT([.B549])*1000" office:value-type="float" office:value="265">
            <text:p>265</text:p>
          </table:table-cell>
          <table:table-cell table:formula="of:=CONCATENATE(INT([.B549]);&quot;-&quot;;[.C549])" office:value-type="string" office:string-value="2008-265">
            <text:p>2008-265</text:p>
          </table:table-cell>
          <table:table-cell office:value-type="float" office:value="599">
            <text:p>599</text:p>
          </table:table-cell>
          <table:table-cell office:value-type="float" office:value="2754.170166">
            <text:p>2754.170166</text:p>
          </table:table-cell>
          <table:table-cell office:value-type="float" office:value="3.165375">
            <text:p>3.165375</text:p>
          </table:table-cell>
          <table:table-cell office:value-type="float" office:value="6.159184">
            <text:p>6.159184</text:p>
          </table:table-cell>
          <table:table-cell office:value-type="float" office:value="2.144282">
            <text:p>2.144282</text:p>
          </table:table-cell>
          <table:table-cell office:value-type="float" office:value="4.597947">
            <text:p>4.5979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66">
            <text:p>2008266</text:p>
          </table:table-cell>
          <table:table-cell table:formula="of:=[.A550]/1000" office:value-type="float" office:value="2008.266">
            <text:p>2008</text:p>
          </table:table-cell>
          <table:table-cell table:formula="of:=[.A550]-INT([.B550])*1000" office:value-type="float" office:value="266">
            <text:p>266</text:p>
          </table:table-cell>
          <table:table-cell table:formula="of:=CONCATENATE(INT([.B550]);&quot;-&quot;;[.C550])" office:value-type="string" office:string-value="2008-266">
            <text:p>2008-26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67">
            <text:p>2008267</text:p>
          </table:table-cell>
          <table:table-cell table:formula="of:=[.A551]/1000" office:value-type="float" office:value="2008.267">
            <text:p>2008</text:p>
          </table:table-cell>
          <table:table-cell table:formula="of:=[.A551]-INT([.B551])*1000" office:value-type="float" office:value="267">
            <text:p>267</text:p>
          </table:table-cell>
          <table:table-cell table:formula="of:=CONCATENATE(INT([.B551]);&quot;-&quot;;[.C551])" office:value-type="string" office:string-value="2008-267">
            <text:p>2008-267</text:p>
          </table:table-cell>
          <table:table-cell office:value-type="float" office:value="313">
            <text:p>313</text:p>
          </table:table-cell>
          <table:table-cell office:value-type="float" office:value="1812.740112">
            <text:p>1812.740112</text:p>
          </table:table-cell>
          <table:table-cell office:value-type="float" office:value="4.394657">
            <text:p>4.394657</text:p>
          </table:table-cell>
          <table:table-cell office:value-type="float" office:value="7.046204">
            <text:p>7.046204</text:p>
          </table:table-cell>
          <table:table-cell office:value-type="float" office:value="2.406554">
            <text:p>2.406554</text:p>
          </table:table-cell>
          <table:table-cell office:value-type="float" office:value="5.791502">
            <text:p>5.7915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68">
            <text:p>2008268</text:p>
          </table:table-cell>
          <table:table-cell table:formula="of:=[.A552]/1000" office:value-type="float" office:value="2008.268">
            <text:p>2008</text:p>
          </table:table-cell>
          <table:table-cell table:formula="of:=[.A552]-INT([.B552])*1000" office:value-type="float" office:value="268">
            <text:p>268</text:p>
          </table:table-cell>
          <table:table-cell table:formula="of:=CONCATENATE(INT([.B552]);&quot;-&quot;;[.C552])" office:value-type="string" office:string-value="2008-268">
            <text:p>2008-26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69">
            <text:p>2008269</text:p>
          </table:table-cell>
          <table:table-cell table:formula="of:=[.A553]/1000" office:value-type="float" office:value="2008.269">
            <text:p>2008</text:p>
          </table:table-cell>
          <table:table-cell table:formula="of:=[.A553]-INT([.B553])*1000" office:value-type="float" office:value="269">
            <text:p>269</text:p>
          </table:table-cell>
          <table:table-cell table:formula="of:=CONCATENATE(INT([.B553]);&quot;-&quot;;[.C553])" office:value-type="string" office:string-value="2008-269">
            <text:p>2008-269</text:p>
          </table:table-cell>
          <table:table-cell office:value-type="float" office:value="597">
            <text:p>597</text:p>
          </table:table-cell>
          <table:table-cell office:value-type="float" office:value="2662.253174">
            <text:p>2662.253174</text:p>
          </table:table-cell>
          <table:table-cell office:value-type="float" office:value="2.630049">
            <text:p>2.630049</text:p>
          </table:table-cell>
          <table:table-cell office:value-type="float" office:value="6.146337">
            <text:p>6.146337</text:p>
          </table:table-cell>
          <table:table-cell office:value-type="float" office:value="2.111726">
            <text:p>2.111726</text:p>
          </table:table-cell>
          <table:table-cell office:value-type="float" office:value="4.459385">
            <text:p>4.4593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70">
            <text:p>2008270</text:p>
          </table:table-cell>
          <table:table-cell table:formula="of:=[.A554]/1000" office:value-type="float" office:value="2008.27">
            <text:p>2008</text:p>
          </table:table-cell>
          <table:table-cell table:formula="of:=[.A554]-INT([.B554])*1000" office:value-type="float" office:value="270">
            <text:p>270</text:p>
          </table:table-cell>
          <table:table-cell table:formula="of:=CONCATENATE(INT([.B554]);&quot;-&quot;;[.C554])" office:value-type="string" office:string-value="2008-270">
            <text:p>2008-270</text:p>
          </table:table-cell>
          <table:table-cell office:value-type="float" office:value="599">
            <text:p>599</text:p>
          </table:table-cell>
          <table:table-cell office:value-type="float" office:value="2957.772217">
            <text:p>2957.772217</text:p>
          </table:table-cell>
          <table:table-cell office:value-type="float" office:value="2.870925">
            <text:p>2.870925</text:p>
          </table:table-cell>
          <table:table-cell office:value-type="float" office:value="6.251778">
            <text:p>6.251778</text:p>
          </table:table-cell>
          <table:table-cell office:value-type="float" office:value="2.222127">
            <text:p>2.222127</text:p>
          </table:table-cell>
          <table:table-cell office:value-type="float" office:value="4.93785">
            <text:p>4.937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71">
            <text:p>2008271</text:p>
          </table:table-cell>
          <table:table-cell table:formula="of:=[.A555]/1000" office:value-type="float" office:value="2008.271">
            <text:p>2008</text:p>
          </table:table-cell>
          <table:table-cell table:formula="of:=[.A555]-INT([.B555])*1000" office:value-type="float" office:value="271">
            <text:p>271</text:p>
          </table:table-cell>
          <table:table-cell table:formula="of:=CONCATENATE(INT([.B555]);&quot;-&quot;;[.C555])" office:value-type="string" office:string-value="2008-271">
            <text:p>2008-271</text:p>
          </table:table-cell>
          <table:table-cell office:value-type="float" office:value="599">
            <text:p>599</text:p>
          </table:table-cell>
          <table:table-cell office:value-type="float" office:value="1900.220581">
            <text:p>1900.220581</text:p>
          </table:table-cell>
          <table:table-cell office:value-type="float" office:value="1.012134">
            <text:p>1.012134</text:p>
          </table:table-cell>
          <table:table-cell office:value-type="float" office:value="4.789393">
            <text:p>4.789393</text:p>
          </table:table-cell>
          <table:table-cell office:value-type="float" office:value="1.781101">
            <text:p>1.781101</text:p>
          </table:table-cell>
          <table:table-cell office:value-type="float" office:value="3.172322">
            <text:p>3.1723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72">
            <text:p>2008272</text:p>
          </table:table-cell>
          <table:table-cell table:formula="of:=[.A556]/1000" office:value-type="float" office:value="2008.272">
            <text:p>2008</text:p>
          </table:table-cell>
          <table:table-cell table:formula="of:=[.A556]-INT([.B556])*1000" office:value-type="float" office:value="272">
            <text:p>272</text:p>
          </table:table-cell>
          <table:table-cell table:formula="of:=CONCATENATE(INT([.B556]);&quot;-&quot;;[.C556])" office:value-type="string" office:string-value="2008-272">
            <text:p>2008-272</text:p>
          </table:table-cell>
          <table:table-cell office:value-type="float" office:value="599">
            <text:p>599</text:p>
          </table:table-cell>
          <table:table-cell office:value-type="float" office:value="3256.369629">
            <text:p>3256.369629</text:p>
          </table:table-cell>
          <table:table-cell office:value-type="float" office:value="4.050557">
            <text:p>4.050557</text:p>
          </table:table-cell>
          <table:table-cell office:value-type="float" office:value="6.894695">
            <text:p>6.894695</text:p>
          </table:table-cell>
          <table:table-cell office:value-type="float" office:value="2.331597">
            <text:p>2.331597</text:p>
          </table:table-cell>
          <table:table-cell office:value-type="float" office:value="5.436343">
            <text:p>5.4363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73">
            <text:p>2008273</text:p>
          </table:table-cell>
          <table:table-cell table:formula="of:=[.A557]/1000" office:value-type="float" office:value="2008.273">
            <text:p>2008</text:p>
          </table:table-cell>
          <table:table-cell table:formula="of:=[.A557]-INT([.B557])*1000" office:value-type="float" office:value="273">
            <text:p>273</text:p>
          </table:table-cell>
          <table:table-cell table:formula="of:=CONCATENATE(INT([.B557]);&quot;-&quot;;[.C557])" office:value-type="string" office:string-value="2008-273">
            <text:p>2008-273</text:p>
          </table:table-cell>
          <table:table-cell office:value-type="float" office:value="220">
            <text:p>220</text:p>
          </table:table-cell>
          <table:table-cell office:value-type="float" office:value="1423.153564">
            <text:p>1423.153564</text:p>
          </table:table-cell>
          <table:table-cell office:value-type="float" office:value="4.947599">
            <text:p>4.947599</text:p>
          </table:table-cell>
          <table:table-cell office:value-type="float" office:value="7.704544">
            <text:p>7.704544</text:p>
          </table:table-cell>
          <table:table-cell office:value-type="float" office:value="2.543399">
            <text:p>2.543399</text:p>
          </table:table-cell>
          <table:table-cell office:value-type="float" office:value="6.46888">
            <text:p>6.468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74">
            <text:p>2008274</text:p>
          </table:table-cell>
          <table:table-cell table:formula="of:=[.A558]/1000" office:value-type="float" office:value="2008.274">
            <text:p>2008</text:p>
          </table:table-cell>
          <table:table-cell table:formula="of:=[.A558]-INT([.B558])*1000" office:value-type="float" office:value="274">
            <text:p>274</text:p>
          </table:table-cell>
          <table:table-cell table:formula="of:=CONCATENATE(INT([.B558]);&quot;-&quot;;[.C558])" office:value-type="string" office:string-value="2008-274">
            <text:p>2008-274</text:p>
          </table:table-cell>
          <table:table-cell office:value-type="float" office:value="599">
            <text:p>599</text:p>
          </table:table-cell>
          <table:table-cell office:value-type="float" office:value="2894.30835">
            <text:p>2894.30835</text:p>
          </table:table-cell>
          <table:table-cell office:value-type="float" office:value="3.278743">
            <text:p>3.278743</text:p>
          </table:table-cell>
          <table:table-cell office:value-type="float" office:value="6.46901">
            <text:p>6.46901</text:p>
          </table:table-cell>
          <table:table-cell office:value-type="float" office:value="2.198159">
            <text:p>2.198159</text:p>
          </table:table-cell>
          <table:table-cell office:value-type="float" office:value="4.831901">
            <text:p>4.8319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75">
            <text:p>2008275</text:p>
          </table:table-cell>
          <table:table-cell table:formula="of:=[.A559]/1000" office:value-type="float" office:value="2008.275">
            <text:p>2008</text:p>
          </table:table-cell>
          <table:table-cell table:formula="of:=[.A559]-INT([.B559])*1000" office:value-type="float" office:value="275">
            <text:p>275</text:p>
          </table:table-cell>
          <table:table-cell table:formula="of:=CONCATENATE(INT([.B559]);&quot;-&quot;;[.C559])" office:value-type="string" office:string-value="2008-275">
            <text:p>2008-27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76">
            <text:p>2008276</text:p>
          </table:table-cell>
          <table:table-cell table:formula="of:=[.A560]/1000" office:value-type="float" office:value="2008.276">
            <text:p>2008</text:p>
          </table:table-cell>
          <table:table-cell table:formula="of:=[.A560]-INT([.B560])*1000" office:value-type="float" office:value="276">
            <text:p>276</text:p>
          </table:table-cell>
          <table:table-cell table:formula="of:=CONCATENATE(INT([.B560]);&quot;-&quot;;[.C560])" office:value-type="string" office:string-value="2008-276">
            <text:p>2008-276</text:p>
          </table:table-cell>
          <table:table-cell office:value-type="float" office:value="599">
            <text:p>599</text:p>
          </table:table-cell>
          <table:table-cell office:value-type="float" office:value="3439.958496">
            <text:p>3439.958496</text:p>
          </table:table-cell>
          <table:table-cell office:value-type="float" office:value="4.194937">
            <text:p>4.194937</text:p>
          </table:table-cell>
          <table:table-cell office:value-type="float" office:value="7.565181">
            <text:p>7.565181</text:p>
          </table:table-cell>
          <table:table-cell office:value-type="float" office:value="2.396421">
            <text:p>2.396421</text:p>
          </table:table-cell>
          <table:table-cell office:value-type="float" office:value="5.742836">
            <text:p>5.7428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77">
            <text:p>2008277</text:p>
          </table:table-cell>
          <table:table-cell table:formula="of:=[.A561]/1000" office:value-type="float" office:value="2008.277">
            <text:p>2008</text:p>
          </table:table-cell>
          <table:table-cell table:formula="of:=[.A561]-INT([.B561])*1000" office:value-type="float" office:value="277">
            <text:p>277</text:p>
          </table:table-cell>
          <table:table-cell table:formula="of:=CONCATENATE(INT([.B561]);&quot;-&quot;;[.C561])" office:value-type="string" office:string-value="2008-277">
            <text:p>2008-277</text:p>
          </table:table-cell>
          <table:table-cell office:value-type="float" office:value="202">
            <text:p>202</text:p>
          </table:table-cell>
          <table:table-cell office:value-type="float" office:value="1231.580933">
            <text:p>1231.580933</text:p>
          </table:table-cell>
          <table:table-cell office:value-type="float" office:value="4.452561">
            <text:p>4.452561</text:p>
          </table:table-cell>
          <table:table-cell office:value-type="float" office:value="7.381354">
            <text:p>7.381354</text:p>
          </table:table-cell>
          <table:table-cell office:value-type="float" office:value="2.469197">
            <text:p>2.469197</text:p>
          </table:table-cell>
          <table:table-cell office:value-type="float" office:value="6.096935">
            <text:p>6.0969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78">
            <text:p>2008278</text:p>
          </table:table-cell>
          <table:table-cell table:formula="of:=[.A562]/1000" office:value-type="float" office:value="2008.278">
            <text:p>2008</text:p>
          </table:table-cell>
          <table:table-cell table:formula="of:=[.A562]-INT([.B562])*1000" office:value-type="float" office:value="278">
            <text:p>278</text:p>
          </table:table-cell>
          <table:table-cell table:formula="of:=CONCATENATE(INT([.B562]);&quot;-&quot;;[.C562])" office:value-type="string" office:string-value="2008-278">
            <text:p>2008-27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79">
            <text:p>2008279</text:p>
          </table:table-cell>
          <table:table-cell table:formula="of:=[.A563]/1000" office:value-type="float" office:value="2008.279">
            <text:p>2008</text:p>
          </table:table-cell>
          <table:table-cell table:formula="of:=[.A563]-INT([.B563])*1000" office:value-type="float" office:value="279">
            <text:p>279</text:p>
          </table:table-cell>
          <table:table-cell table:formula="of:=CONCATENATE(INT([.B563]);&quot;-&quot;;[.C563])" office:value-type="string" office:string-value="2008-279">
            <text:p>2008-279</text:p>
          </table:table-cell>
          <table:table-cell office:value-type="float" office:value="599">
            <text:p>599</text:p>
          </table:table-cell>
          <table:table-cell office:value-type="float" office:value="3948.726807">
            <text:p>3948.726807</text:p>
          </table:table-cell>
          <table:table-cell office:value-type="float" office:value="4.628693">
            <text:p>4.628693</text:p>
          </table:table-cell>
          <table:table-cell office:value-type="float" office:value="8.257857">
            <text:p>8.257857</text:p>
          </table:table-cell>
          <table:table-cell office:value-type="float" office:value="2.567528">
            <text:p>2.567528</text:p>
          </table:table-cell>
          <table:table-cell office:value-type="float" office:value="6.592198">
            <text:p>6.5921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80">
            <text:p>2008280</text:p>
          </table:table-cell>
          <table:table-cell table:formula="of:=[.A564]/1000" office:value-type="float" office:value="2008.28">
            <text:p>2008</text:p>
          </table:table-cell>
          <table:table-cell table:formula="of:=[.A564]-INT([.B564])*1000" office:value-type="float" office:value="280">
            <text:p>280</text:p>
          </table:table-cell>
          <table:table-cell table:formula="of:=CONCATENATE(INT([.B564]);&quot;-&quot;;[.C564])" office:value-type="string" office:string-value="2008-280">
            <text:p>2008-280</text:p>
          </table:table-cell>
          <table:table-cell office:value-type="float" office:value="2">
            <text:p>2</text:p>
          </table:table-cell>
          <table:table-cell office:value-type="float" office:value="14.760649">
            <text:p>14.760649</text:p>
          </table:table-cell>
          <table:table-cell office:value-type="float" office:value="6.21874">
            <text:p>6.21874</text:p>
          </table:table-cell>
          <table:table-cell office:value-type="float" office:value="8.541909">
            <text:p>8.541909</text:p>
          </table:table-cell>
          <table:table-cell office:value-type="float" office:value="2.716675">
            <text:p>2.716675</text:p>
          </table:table-cell>
          <table:table-cell office:value-type="float" office:value="7.380324">
            <text:p>7.3803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81">
            <text:p>2008281</text:p>
          </table:table-cell>
          <table:table-cell table:formula="of:=[.A565]/1000" office:value-type="float" office:value="2008.281">
            <text:p>2008</text:p>
          </table:table-cell>
          <table:table-cell table:formula="of:=[.A565]-INT([.B565])*1000" office:value-type="float" office:value="281">
            <text:p>281</text:p>
          </table:table-cell>
          <table:table-cell table:formula="of:=CONCATENATE(INT([.B565]);&quot;-&quot;;[.C565])" office:value-type="string" office:string-value="2008-281">
            <text:p>2008-281</text:p>
          </table:table-cell>
          <table:table-cell office:value-type="float" office:value="498">
            <text:p>498</text:p>
          </table:table-cell>
          <table:table-cell office:value-type="float" office:value="3139.109375">
            <text:p>3139.109375</text:p>
          </table:table-cell>
          <table:table-cell office:value-type="float" office:value="4.49359">
            <text:p>4.49359</text:p>
          </table:table-cell>
          <table:table-cell office:value-type="float" office:value="8.055419">
            <text:p>8.055419</text:p>
          </table:table-cell>
          <table:table-cell office:value-type="float" office:value="2.510664">
            <text:p>2.510664</text:p>
          </table:table-cell>
          <table:table-cell office:value-type="float" office:value="6.303432">
            <text:p>6.3034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82">
            <text:p>2008282</text:p>
          </table:table-cell>
          <table:table-cell table:formula="of:=[.A566]/1000" office:value-type="float" office:value="2008.282">
            <text:p>2008</text:p>
          </table:table-cell>
          <table:table-cell table:formula="of:=[.A566]-INT([.B566])*1000" office:value-type="float" office:value="282">
            <text:p>282</text:p>
          </table:table-cell>
          <table:table-cell table:formula="of:=CONCATENATE(INT([.B566]);&quot;-&quot;;[.C566])" office:value-type="string" office:string-value="2008-282">
            <text:p>2008-28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83">
            <text:p>2008283</text:p>
          </table:table-cell>
          <table:table-cell table:formula="of:=[.A567]/1000" office:value-type="float" office:value="2008.283">
            <text:p>2008</text:p>
          </table:table-cell>
          <table:table-cell table:formula="of:=[.A567]-INT([.B567])*1000" office:value-type="float" office:value="283">
            <text:p>283</text:p>
          </table:table-cell>
          <table:table-cell table:formula="of:=CONCATENATE(INT([.B567]);&quot;-&quot;;[.C567])" office:value-type="string" office:string-value="2008-283">
            <text:p>2008-283</text:p>
          </table:table-cell>
          <table:table-cell office:value-type="float" office:value="599">
            <text:p>599</text:p>
          </table:table-cell>
          <table:table-cell office:value-type="float" office:value="2940.591064">
            <text:p>2940.591064</text:p>
          </table:table-cell>
          <table:table-cell office:value-type="float" office:value="2.657184">
            <text:p>2.657184</text:p>
          </table:table-cell>
          <table:table-cell office:value-type="float" office:value="6.799322">
            <text:p>6.799322</text:p>
          </table:table-cell>
          <table:table-cell office:value-type="float" office:value="2.215664">
            <text:p>2.215664</text:p>
          </table:table-cell>
          <table:table-cell office:value-type="float" office:value="4.909167">
            <text:p>4.9091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84">
            <text:p>2008284</text:p>
          </table:table-cell>
          <table:table-cell table:formula="of:=[.A568]/1000" office:value-type="float" office:value="2008.284">
            <text:p>2008</text:p>
          </table:table-cell>
          <table:table-cell table:formula="of:=[.A568]-INT([.B568])*1000" office:value-type="float" office:value="284">
            <text:p>284</text:p>
          </table:table-cell>
          <table:table-cell table:formula="of:=CONCATENATE(INT([.B568]);&quot;-&quot;;[.C568])" office:value-type="string" office:string-value="2008-284">
            <text:p>2008-28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85">
            <text:p>2008285</text:p>
          </table:table-cell>
          <table:table-cell table:formula="of:=[.A569]/1000" office:value-type="float" office:value="2008.285">
            <text:p>2008</text:p>
          </table:table-cell>
          <table:table-cell table:formula="of:=[.A569]-INT([.B569])*1000" office:value-type="float" office:value="285">
            <text:p>285</text:p>
          </table:table-cell>
          <table:table-cell table:formula="of:=CONCATENATE(INT([.B569]);&quot;-&quot;;[.C569])" office:value-type="string" office:string-value="2008-285">
            <text:p>2008-285</text:p>
          </table:table-cell>
          <table:table-cell office:value-type="float" office:value="599">
            <text:p>599</text:p>
          </table:table-cell>
          <table:table-cell office:value-type="float" office:value="2222.080566">
            <text:p>2222.080566</text:p>
          </table:table-cell>
          <table:table-cell office:value-type="float" office:value="1.690104">
            <text:p>1.690104</text:p>
          </table:table-cell>
          <table:table-cell office:value-type="float" office:value="5.977897">
            <text:p>5.977897</text:p>
          </table:table-cell>
          <table:table-cell office:value-type="float" office:value="1.926045">
            <text:p>1.926045</text:p>
          </table:table-cell>
          <table:table-cell office:value-type="float" office:value="3.70965">
            <text:p>3.709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86">
            <text:p>2008286</text:p>
          </table:table-cell>
          <table:table-cell table:formula="of:=[.A570]/1000" office:value-type="float" office:value="2008.286">
            <text:p>2008</text:p>
          </table:table-cell>
          <table:table-cell table:formula="of:=[.A570]-INT([.B570])*1000" office:value-type="float" office:value="286">
            <text:p>286</text:p>
          </table:table-cell>
          <table:table-cell table:formula="of:=CONCATENATE(INT([.B570]);&quot;-&quot;;[.C570])" office:value-type="string" office:string-value="2008-286">
            <text:p>2008-286</text:p>
          </table:table-cell>
          <table:table-cell office:value-type="float" office:value="302">
            <text:p>302</text:p>
          </table:table-cell>
          <table:table-cell office:value-type="float" office:value="1727.821411">
            <text:p>1727.821411</text:p>
          </table:table-cell>
          <table:table-cell office:value-type="float" office:value="3.241415">
            <text:p>3.241415</text:p>
          </table:table-cell>
          <table:table-cell office:value-type="float" office:value="8.232388">
            <text:p>8.232388</text:p>
          </table:table-cell>
          <table:table-cell office:value-type="float" office:value="2.391916">
            <text:p>2.391916</text:p>
          </table:table-cell>
          <table:table-cell office:value-type="float" office:value="5.721263">
            <text:p>5.7212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87">
            <text:p>2008287</text:p>
          </table:table-cell>
          <table:table-cell table:formula="of:=[.A571]/1000" office:value-type="float" office:value="2008.287">
            <text:p>2008</text:p>
          </table:table-cell>
          <table:table-cell table:formula="of:=[.A571]-INT([.B571])*1000" office:value-type="float" office:value="287">
            <text:p>287</text:p>
          </table:table-cell>
          <table:table-cell table:formula="of:=CONCATENATE(INT([.B571]);&quot;-&quot;;[.C571])" office:value-type="string" office:string-value="2008-287">
            <text:p>2008-287</text:p>
          </table:table-cell>
          <table:table-cell office:value-type="float" office:value="287">
            <text:p>287</text:p>
          </table:table-cell>
          <table:table-cell office:value-type="float" office:value="1673.137939">
            <text:p>1673.137939</text:p>
          </table:table-cell>
          <table:table-cell office:value-type="float" office:value="3.43625">
            <text:p>3.43625</text:p>
          </table:table-cell>
          <table:table-cell office:value-type="float" office:value="8.719486">
            <text:p>8.719486</text:p>
          </table:table-cell>
          <table:table-cell office:value-type="float" office:value="2.414487">
            <text:p>2.414487</text:p>
          </table:table-cell>
          <table:table-cell office:value-type="float" office:value="5.829749">
            <text:p>5.8297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88">
            <text:p>2008288</text:p>
          </table:table-cell>
          <table:table-cell table:formula="of:=[.A572]/1000" office:value-type="float" office:value="2008.288">
            <text:p>2008</text:p>
          </table:table-cell>
          <table:table-cell table:formula="of:=[.A572]-INT([.B572])*1000" office:value-type="float" office:value="288">
            <text:p>288</text:p>
          </table:table-cell>
          <table:table-cell table:formula="of:=CONCATENATE(INT([.B572]);&quot;-&quot;;[.C572])" office:value-type="string" office:string-value="2008-288">
            <text:p>2008-288</text:p>
          </table:table-cell>
          <table:table-cell office:value-type="float" office:value="599">
            <text:p>599</text:p>
          </table:table-cell>
          <table:table-cell office:value-type="float" office:value="3823.376709">
            <text:p>3823.376709</text:p>
          </table:table-cell>
          <table:table-cell office:value-type="float" office:value="4.723825">
            <text:p>4.723825</text:p>
          </table:table-cell>
          <table:table-cell office:value-type="float" office:value="7.884813">
            <text:p>7.884813</text:p>
          </table:table-cell>
          <table:table-cell office:value-type="float" office:value="2.526447">
            <text:p>2.526447</text:p>
          </table:table-cell>
          <table:table-cell office:value-type="float" office:value="6.382933">
            <text:p>6.3829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89">
            <text:p>2008289</text:p>
          </table:table-cell>
          <table:table-cell table:formula="of:=[.A573]/1000" office:value-type="float" office:value="2008.289">
            <text:p>2008</text:p>
          </table:table-cell>
          <table:table-cell table:formula="of:=[.A573]-INT([.B573])*1000" office:value-type="float" office:value="289">
            <text:p>289</text:p>
          </table:table-cell>
          <table:table-cell table:formula="of:=CONCATENATE(INT([.B573]);&quot;-&quot;;[.C573])" office:value-type="string" office:string-value="2008-289">
            <text:p>2008-289</text:p>
          </table:table-cell>
          <table:table-cell office:value-type="float" office:value="599">
            <text:p>599</text:p>
          </table:table-cell>
          <table:table-cell office:value-type="float" office:value="3642.747803">
            <text:p>3642.747803</text:p>
          </table:table-cell>
          <table:table-cell office:value-type="float" office:value="4.409626">
            <text:p>4.409626</text:p>
          </table:table-cell>
          <table:table-cell office:value-type="float" office:value="7.594116">
            <text:p>7.594116</text:p>
          </table:table-cell>
          <table:table-cell office:value-type="float" office:value="2.466046">
            <text:p>2.466046</text:p>
          </table:table-cell>
          <table:table-cell office:value-type="float" office:value="6.081382">
            <text:p>6.0813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90">
            <text:p>2008290</text:p>
          </table:table-cell>
          <table:table-cell table:formula="of:=[.A574]/1000" office:value-type="float" office:value="2008.29">
            <text:p>2008</text:p>
          </table:table-cell>
          <table:table-cell table:formula="of:=[.A574]-INT([.B574])*1000" office:value-type="float" office:value="290">
            <text:p>290</text:p>
          </table:table-cell>
          <table:table-cell table:formula="of:=CONCATENATE(INT([.B574]);&quot;-&quot;;[.C574])" office:value-type="string" office:string-value="2008-290">
            <text:p>2008-290</text:p>
          </table:table-cell>
          <table:table-cell office:value-type="float" office:value="599">
            <text:p>599</text:p>
          </table:table-cell>
          <table:table-cell office:value-type="float" office:value="2304.016113">
            <text:p>2304.016113</text:p>
          </table:table-cell>
          <table:table-cell office:value-type="float" office:value="1.946497">
            <text:p>1.946497</text:p>
          </table:table-cell>
          <table:table-cell office:value-type="float" office:value="6.037752">
            <text:p>6.037752</text:p>
          </table:table-cell>
          <table:table-cell office:value-type="float" office:value="1.961234">
            <text:p>1.961234</text:p>
          </table:table-cell>
          <table:table-cell office:value-type="float" office:value="3.846438">
            <text:p>3.8464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91">
            <text:p>2008291</text:p>
          </table:table-cell>
          <table:table-cell table:formula="of:=[.A575]/1000" office:value-type="float" office:value="2008.291">
            <text:p>2008</text:p>
          </table:table-cell>
          <table:table-cell table:formula="of:=[.A575]-INT([.B575])*1000" office:value-type="float" office:value="291">
            <text:p>291</text:p>
          </table:table-cell>
          <table:table-cell table:formula="of:=CONCATENATE(INT([.B575]);&quot;-&quot;;[.C575])" office:value-type="string" office:string-value="2008-291">
            <text:p>2008-29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92">
            <text:p>2008292</text:p>
          </table:table-cell>
          <table:table-cell table:formula="of:=[.A576]/1000" office:value-type="float" office:value="2008.292">
            <text:p>2008</text:p>
          </table:table-cell>
          <table:table-cell table:formula="of:=[.A576]-INT([.B576])*1000" office:value-type="float" office:value="292">
            <text:p>292</text:p>
          </table:table-cell>
          <table:table-cell table:formula="of:=CONCATENATE(INT([.B576]);&quot;-&quot;;[.C576])" office:value-type="string" office:string-value="2008-292">
            <text:p>2008-292</text:p>
          </table:table-cell>
          <table:table-cell office:value-type="float" office:value="599">
            <text:p>599</text:p>
          </table:table-cell>
          <table:table-cell office:value-type="float" office:value="1821.363281">
            <text:p>1821.363281</text:p>
          </table:table-cell>
          <table:table-cell office:value-type="float" office:value="0.784579">
            <text:p>0.784579</text:p>
          </table:table-cell>
          <table:table-cell office:value-type="float" office:value="5.559613">
            <text:p>5.559613</text:p>
          </table:table-cell>
          <table:table-cell office:value-type="float" office:value="1.743753">
            <text:p>1.743753</text:p>
          </table:table-cell>
          <table:table-cell office:value-type="float" office:value="3.040673">
            <text:p>3.04067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93">
            <text:p>2008293</text:p>
          </table:table-cell>
          <table:table-cell table:formula="of:=[.A577]/1000" office:value-type="float" office:value="2008.293">
            <text:p>2008</text:p>
          </table:table-cell>
          <table:table-cell table:formula="of:=[.A577]-INT([.B577])*1000" office:value-type="float" office:value="293">
            <text:p>293</text:p>
          </table:table-cell>
          <table:table-cell table:formula="of:=CONCATENATE(INT([.B577]);&quot;-&quot;;[.C577])" office:value-type="string" office:string-value="2008-293">
            <text:p>2008-293</text:p>
          </table:table-cell>
          <table:table-cell office:value-type="float" office:value="192">
            <text:p>192</text:p>
          </table:table-cell>
          <table:table-cell office:value-type="float" office:value="1435.611816">
            <text:p>1435.611816</text:p>
          </table:table-cell>
          <table:table-cell office:value-type="float" office:value="6.058001">
            <text:p>6.058001</text:p>
          </table:table-cell>
          <table:table-cell office:value-type="float" office:value="8.8974">
            <text:p>8.8974</text:p>
          </table:table-cell>
          <table:table-cell office:value-type="float" office:value="2.734437">
            <text:p>2.734437</text:p>
          </table:table-cell>
          <table:table-cell office:value-type="float" office:value="7.477145">
            <text:p>7.4771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94">
            <text:p>2008294</text:p>
          </table:table-cell>
          <table:table-cell table:formula="of:=[.A578]/1000" office:value-type="float" office:value="2008.294">
            <text:p>2008</text:p>
          </table:table-cell>
          <table:table-cell table:formula="of:=[.A578]-INT([.B578])*1000" office:value-type="float" office:value="294">
            <text:p>294</text:p>
          </table:table-cell>
          <table:table-cell table:formula="of:=CONCATENATE(INT([.B578]);&quot;-&quot;;[.C578])" office:value-type="string" office:string-value="2008-294">
            <text:p>2008-294</text:p>
          </table:table-cell>
          <table:table-cell office:value-type="float" office:value="599">
            <text:p>599</text:p>
          </table:table-cell>
          <table:table-cell office:value-type="float" office:value="3621.259521">
            <text:p>3621.259521</text:p>
          </table:table-cell>
          <table:table-cell office:value-type="float" office:value="4.591153">
            <text:p>4.591153</text:p>
          </table:table-cell>
          <table:table-cell office:value-type="float" office:value="7.600118">
            <text:p>7.600118</text:p>
          </table:table-cell>
          <table:table-cell office:value-type="float" office:value="2.458761">
            <text:p>2.458761</text:p>
          </table:table-cell>
          <table:table-cell office:value-type="float" office:value="6.045508">
            <text:p>6.0455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95">
            <text:p>2008295</text:p>
          </table:table-cell>
          <table:table-cell table:formula="of:=[.A579]/1000" office:value-type="float" office:value="2008.295">
            <text:p>2008</text:p>
          </table:table-cell>
          <table:table-cell table:formula="of:=[.A579]-INT([.B579])*1000" office:value-type="float" office:value="295">
            <text:p>295</text:p>
          </table:table-cell>
          <table:table-cell table:formula="of:=CONCATENATE(INT([.B579]);&quot;-&quot;;[.C579])" office:value-type="string" office:string-value="2008-295">
            <text:p>2008-295</text:p>
          </table:table-cell>
          <table:table-cell office:value-type="float" office:value="599">
            <text:p>599</text:p>
          </table:table-cell>
          <table:table-cell office:value-type="float" office:value="4521.956543">
            <text:p>4521.956543</text:p>
          </table:table-cell>
          <table:table-cell office:value-type="float" office:value="6.157679">
            <text:p>6.157679</text:p>
          </table:table-cell>
          <table:table-cell office:value-type="float" office:value="8.999407">
            <text:p>8.999407</text:p>
          </table:table-cell>
          <table:table-cell office:value-type="float" office:value="2.747576">
            <text:p>2.747576</text:p>
          </table:table-cell>
          <table:table-cell office:value-type="float" office:value="7.549176">
            <text:p>7.5491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96">
            <text:p>2008296</text:p>
          </table:table-cell>
          <table:table-cell table:formula="of:=[.A580]/1000" office:value-type="float" office:value="2008.296">
            <text:p>2008</text:p>
          </table:table-cell>
          <table:table-cell table:formula="of:=[.A580]-INT([.B580])*1000" office:value-type="float" office:value="296">
            <text:p>296</text:p>
          </table:table-cell>
          <table:table-cell table:formula="of:=CONCATENATE(INT([.B580]);&quot;-&quot;;[.C580])" office:value-type="string" office:string-value="2008-296">
            <text:p>2008-296</text:p>
          </table:table-cell>
          <table:table-cell office:value-type="float" office:value="599">
            <text:p>599</text:p>
          </table:table-cell>
          <table:table-cell office:value-type="float" office:value="3280.821533">
            <text:p>3280.821533</text:p>
          </table:table-cell>
          <table:table-cell office:value-type="float" office:value="3.548911">
            <text:p>3.548911</text:p>
          </table:table-cell>
          <table:table-cell office:value-type="float" office:value="7.275267">
            <text:p>7.275267</text:p>
          </table:table-cell>
          <table:table-cell office:value-type="float" office:value="2.340334">
            <text:p>2.340334</text:p>
          </table:table-cell>
          <table:table-cell office:value-type="float" office:value="5.477164">
            <text:p>5.4771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97">
            <text:p>2008297</text:p>
          </table:table-cell>
          <table:table-cell table:formula="of:=[.A581]/1000" office:value-type="float" office:value="2008.297">
            <text:p>2008</text:p>
          </table:table-cell>
          <table:table-cell table:formula="of:=[.A581]-INT([.B581])*1000" office:value-type="float" office:value="297">
            <text:p>297</text:p>
          </table:table-cell>
          <table:table-cell table:formula="of:=CONCATENATE(INT([.B581]);&quot;-&quot;;[.C581])" office:value-type="string" office:string-value="2008-297">
            <text:p>2008-297</text:p>
          </table:table-cell>
          <table:table-cell office:value-type="float" office:value="599">
            <text:p>599</text:p>
          </table:table-cell>
          <table:table-cell office:value-type="float" office:value="2383.98584">
            <text:p>2383.98584</text:p>
          </table:table-cell>
          <table:table-cell office:value-type="float" office:value="0.944044">
            <text:p>0.944044</text:p>
          </table:table-cell>
          <table:table-cell office:value-type="float" office:value="6.632202">
            <text:p>6.632202</text:p>
          </table:table-cell>
          <table:table-cell office:value-type="float" office:value="1.99498">
            <text:p>1.99498</text:p>
          </table:table-cell>
          <table:table-cell office:value-type="float" office:value="3.979943">
            <text:p>3.9799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98">
            <text:p>2008298</text:p>
          </table:table-cell>
          <table:table-cell table:formula="of:=[.A582]/1000" office:value-type="float" office:value="2008.298">
            <text:p>2008</text:p>
          </table:table-cell>
          <table:table-cell table:formula="of:=[.A582]-INT([.B582])*1000" office:value-type="float" office:value="298">
            <text:p>298</text:p>
          </table:table-cell>
          <table:table-cell table:formula="of:=CONCATENATE(INT([.B582]);&quot;-&quot;;[.C582])" office:value-type="string" office:string-value="2008-298">
            <text:p>2008-29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99">
            <text:p>2008299</text:p>
          </table:table-cell>
          <table:table-cell table:formula="of:=[.A583]/1000" office:value-type="float" office:value="2008.299">
            <text:p>2008</text:p>
          </table:table-cell>
          <table:table-cell table:formula="of:=[.A583]-INT([.B583])*1000" office:value-type="float" office:value="299">
            <text:p>299</text:p>
          </table:table-cell>
          <table:table-cell table:formula="of:=CONCATENATE(INT([.B583]);&quot;-&quot;;[.C583])" office:value-type="string" office:string-value="2008-299">
            <text:p>2008-299</text:p>
          </table:table-cell>
          <table:table-cell office:value-type="float" office:value="599">
            <text:p>599</text:p>
          </table:table-cell>
          <table:table-cell office:value-type="float" office:value="2915.539307">
            <text:p>2915.539307</text:p>
          </table:table-cell>
          <table:table-cell office:value-type="float" office:value="2.900251">
            <text:p>2.900251</text:p>
          </table:table-cell>
          <table:table-cell office:value-type="float" office:value="6.947232">
            <text:p>6.947232</text:p>
          </table:table-cell>
          <table:table-cell office:value-type="float" office:value="2.206206">
            <text:p>2.206206</text:p>
          </table:table-cell>
          <table:table-cell office:value-type="float" office:value="4.867344">
            <text:p>4.8673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00">
            <text:p>2008300</text:p>
          </table:table-cell>
          <table:table-cell table:formula="of:=[.A584]/1000" office:value-type="float" office:value="2008.3">
            <text:p>2008</text:p>
          </table:table-cell>
          <table:table-cell table:formula="of:=[.A584]-INT([.B584])*1000" office:value-type="float" office:value="300">
            <text:p>300</text:p>
          </table:table-cell>
          <table:table-cell table:formula="of:=CONCATENATE(INT([.B584]);&quot;-&quot;;[.C584])" office:value-type="string" office:string-value="2008-300">
            <text:p>2008-30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01">
            <text:p>2008301</text:p>
          </table:table-cell>
          <table:table-cell table:formula="of:=[.A585]/1000" office:value-type="float" office:value="2008.301">
            <text:p>2008</text:p>
          </table:table-cell>
          <table:table-cell table:formula="of:=[.A585]-INT([.B585])*1000" office:value-type="float" office:value="301">
            <text:p>301</text:p>
          </table:table-cell>
          <table:table-cell table:formula="of:=CONCATENATE(INT([.B585]);&quot;-&quot;;[.C585])" office:value-type="string" office:string-value="2008-301">
            <text:p>2008-301</text:p>
          </table:table-cell>
          <table:table-cell office:value-type="float" office:value="599">
            <text:p>599</text:p>
          </table:table-cell>
          <table:table-cell office:value-type="float" office:value="3077.469482">
            <text:p>3077.469482</text:p>
          </table:table-cell>
          <table:table-cell office:value-type="float" office:value="2.949661">
            <text:p>2.949661</text:p>
          </table:table-cell>
          <table:table-cell office:value-type="float" office:value="7.115803">
            <text:p>7.115803</text:p>
          </table:table-cell>
          <table:table-cell office:value-type="float" office:value="2.266645">
            <text:p>2.266645</text:p>
          </table:table-cell>
          <table:table-cell office:value-type="float" office:value="5.137679">
            <text:p>5.1376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02">
            <text:p>2008302</text:p>
          </table:table-cell>
          <table:table-cell table:formula="of:=[.A586]/1000" office:value-type="float" office:value="2008.302">
            <text:p>2008</text:p>
          </table:table-cell>
          <table:table-cell table:formula="of:=[.A586]-INT([.B586])*1000" office:value-type="float" office:value="302">
            <text:p>302</text:p>
          </table:table-cell>
          <table:table-cell table:formula="of:=CONCATENATE(INT([.B586]);&quot;-&quot;;[.C586])" office:value-type="string" office:string-value="2008-302">
            <text:p>2008-302</text:p>
          </table:table-cell>
          <table:table-cell office:value-type="float" office:value="599">
            <text:p>599</text:p>
          </table:table-cell>
          <table:table-cell office:value-type="float" office:value="2298.886963">
            <text:p>2298.886963</text:p>
          </table:table-cell>
          <table:table-cell office:value-type="float" office:value="0.439178">
            <text:p>0.439178</text:p>
          </table:table-cell>
          <table:table-cell office:value-type="float" office:value="6.29563">
            <text:p>6.29563</text:p>
          </table:table-cell>
          <table:table-cell office:value-type="float" office:value="1.959049">
            <text:p>1.959049</text:p>
          </table:table-cell>
          <table:table-cell office:value-type="float" office:value="3.837875">
            <text:p>3.837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03">
            <text:p>2008303</text:p>
          </table:table-cell>
          <table:table-cell table:formula="of:=[.A587]/1000" office:value-type="float" office:value="2008.303">
            <text:p>2008</text:p>
          </table:table-cell>
          <table:table-cell table:formula="of:=[.A587]-INT([.B587])*1000" office:value-type="float" office:value="303">
            <text:p>303</text:p>
          </table:table-cell>
          <table:table-cell table:formula="of:=CONCATENATE(INT([.B587]);&quot;-&quot;;[.C587])" office:value-type="string" office:string-value="2008-303">
            <text:p>2008-303</text:p>
          </table:table-cell>
          <table:table-cell office:value-type="float" office:value="599">
            <text:p>599</text:p>
          </table:table-cell>
          <table:table-cell office:value-type="float" office:value="2930.205811">
            <text:p>2930.205811</text:p>
          </table:table-cell>
          <table:table-cell office:value-type="float" office:value="2.700272">
            <text:p>2.700272</text:p>
          </table:table-cell>
          <table:table-cell office:value-type="float" office:value="7.250666">
            <text:p>7.250666</text:p>
          </table:table-cell>
          <table:table-cell office:value-type="float" office:value="2.211748">
            <text:p>2.211748</text:p>
          </table:table-cell>
          <table:table-cell office:value-type="float" office:value="4.891829">
            <text:p>4.8918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04">
            <text:p>2008304</text:p>
          </table:table-cell>
          <table:table-cell table:formula="of:=[.A588]/1000" office:value-type="float" office:value="2008.304">
            <text:p>2008</text:p>
          </table:table-cell>
          <table:table-cell table:formula="of:=[.A588]-INT([.B588])*1000" office:value-type="float" office:value="304">
            <text:p>304</text:p>
          </table:table-cell>
          <table:table-cell table:formula="of:=CONCATENATE(INT([.B588]);&quot;-&quot;;[.C588])" office:value-type="string" office:string-value="2008-304">
            <text:p>2008-30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05">
            <text:p>2008305</text:p>
          </table:table-cell>
          <table:table-cell table:formula="of:=[.A589]/1000" office:value-type="float" office:value="2008.305">
            <text:p>2008</text:p>
          </table:table-cell>
          <table:table-cell table:formula="of:=[.A589]-INT([.B589])*1000" office:value-type="float" office:value="305">
            <text:p>305</text:p>
          </table:table-cell>
          <table:table-cell table:formula="of:=CONCATENATE(INT([.B589]);&quot;-&quot;;[.C589])" office:value-type="string" office:string-value="2008-305">
            <text:p>2008-305</text:p>
          </table:table-cell>
          <table:table-cell office:value-type="float" office:value="357">
            <text:p>357</text:p>
          </table:table-cell>
          <table:table-cell office:value-type="float" office:value="2635.43457">
            <text:p>2635.43457</text:p>
          </table:table-cell>
          <table:table-cell office:value-type="float" office:value="5.541384">
            <text:p>5.541384</text:p>
          </table:table-cell>
          <table:table-cell office:value-type="float" office:value="9.398527">
            <text:p>9.398527</text:p>
          </table:table-cell>
          <table:table-cell office:value-type="float" office:value="2.717015">
            <text:p>2.717015</text:p>
          </table:table-cell>
          <table:table-cell office:value-type="float" office:value="7.38217">
            <text:p>7.382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06">
            <text:p>2008306</text:p>
          </table:table-cell>
          <table:table-cell table:formula="of:=[.A590]/1000" office:value-type="float" office:value="2008.306">
            <text:p>2008</text:p>
          </table:table-cell>
          <table:table-cell table:formula="of:=[.A590]-INT([.B590])*1000" office:value-type="float" office:value="306">
            <text:p>306</text:p>
          </table:table-cell>
          <table:table-cell table:formula="of:=CONCATENATE(INT([.B590]);&quot;-&quot;;[.C590])" office:value-type="string" office:string-value="2008-306">
            <text:p>2008-306</text:p>
          </table:table-cell>
          <table:table-cell office:value-type="float" office:value="599">
            <text:p>599</text:p>
          </table:table-cell>
          <table:table-cell office:value-type="float" office:value="3590.449463">
            <text:p>3590.449463</text:p>
          </table:table-cell>
          <table:table-cell office:value-type="float" office:value="3.527308">
            <text:p>3.527308</text:p>
          </table:table-cell>
          <table:table-cell office:value-type="float" office:value="7.938425">
            <text:p>7.938425</text:p>
          </table:table-cell>
          <table:table-cell office:value-type="float" office:value="2.448279">
            <text:p>2.448279</text:p>
          </table:table-cell>
          <table:table-cell office:value-type="float" office:value="5.994072">
            <text:p>5.9940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07">
            <text:p>2008307</text:p>
          </table:table-cell>
          <table:table-cell table:formula="of:=[.A591]/1000" office:value-type="float" office:value="2008.307">
            <text:p>2008</text:p>
          </table:table-cell>
          <table:table-cell table:formula="of:=[.A591]-INT([.B591])*1000" office:value-type="float" office:value="307">
            <text:p>307</text:p>
          </table:table-cell>
          <table:table-cell table:formula="of:=CONCATENATE(INT([.B591]);&quot;-&quot;;[.C591])" office:value-type="string" office:string-value="2008-307">
            <text:p>2008-30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08">
            <text:p>2008308</text:p>
          </table:table-cell>
          <table:table-cell table:formula="of:=[.A592]/1000" office:value-type="float" office:value="2008.308">
            <text:p>2008</text:p>
          </table:table-cell>
          <table:table-cell table:formula="of:=[.A592]-INT([.B592])*1000" office:value-type="float" office:value="308">
            <text:p>308</text:p>
          </table:table-cell>
          <table:table-cell table:formula="of:=CONCATENATE(INT([.B592]);&quot;-&quot;;[.C592])" office:value-type="string" office:string-value="2008-308">
            <text:p>2008-308</text:p>
          </table:table-cell>
          <table:table-cell office:value-type="float" office:value="65">
            <text:p>65</text:p>
          </table:table-cell>
          <table:table-cell office:value-type="float" office:value="502.788025">
            <text:p>502.788025</text:p>
          </table:table-cell>
          <table:table-cell office:value-type="float" office:value="6.319816">
            <text:p>6.319816</text:p>
          </table:table-cell>
          <table:table-cell office:value-type="float" office:value="8.963383">
            <text:p>8.963383</text:p>
          </table:table-cell>
          <table:table-cell office:value-type="float" office:value="2.781223">
            <text:p>2.781223</text:p>
          </table:table-cell>
          <table:table-cell office:value-type="float" office:value="7.7352">
            <text:p>7.735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09">
            <text:p>2008309</text:p>
          </table:table-cell>
          <table:table-cell table:formula="of:=[.A593]/1000" office:value-type="float" office:value="2008.309">
            <text:p>2008</text:p>
          </table:table-cell>
          <table:table-cell table:formula="of:=[.A593]-INT([.B593])*1000" office:value-type="float" office:value="309">
            <text:p>309</text:p>
          </table:table-cell>
          <table:table-cell table:formula="of:=CONCATENATE(INT([.B593]);&quot;-&quot;;[.C593])" office:value-type="string" office:string-value="2008-309">
            <text:p>2008-309</text:p>
          </table:table-cell>
          <table:table-cell office:value-type="float" office:value="274">
            <text:p>274</text:p>
          </table:table-cell>
          <table:table-cell office:value-type="float" office:value="1793.281006">
            <text:p>1793.281006</text:p>
          </table:table-cell>
          <table:table-cell office:value-type="float" office:value="4.255816">
            <text:p>4.255816</text:p>
          </table:table-cell>
          <table:table-cell office:value-type="float" office:value="8.16861">
            <text:p>8.16861</text:p>
          </table:table-cell>
          <table:table-cell office:value-type="float" office:value="2.558285">
            <text:p>2.558285</text:p>
          </table:table-cell>
          <table:table-cell office:value-type="float" office:value="6.544821">
            <text:p>6.5448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10">
            <text:p>2008310</text:p>
          </table:table-cell>
          <table:table-cell table:formula="of:=[.A594]/1000" office:value-type="float" office:value="2008.31">
            <text:p>2008</text:p>
          </table:table-cell>
          <table:table-cell table:formula="of:=[.A594]-INT([.B594])*1000" office:value-type="float" office:value="310">
            <text:p>310</text:p>
          </table:table-cell>
          <table:table-cell table:formula="of:=CONCATENATE(INT([.B594]);&quot;-&quot;;[.C594])" office:value-type="string" office:string-value="2008-310">
            <text:p>2008-31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11">
            <text:p>2008311</text:p>
          </table:table-cell>
          <table:table-cell table:formula="of:=[.A595]/1000" office:value-type="float" office:value="2008.311">
            <text:p>2008</text:p>
          </table:table-cell>
          <table:table-cell table:formula="of:=[.A595]-INT([.B595])*1000" office:value-type="float" office:value="311">
            <text:p>311</text:p>
          </table:table-cell>
          <table:table-cell table:formula="of:=CONCATENATE(INT([.B595]);&quot;-&quot;;[.C595])" office:value-type="string" office:string-value="2008-311">
            <text:p>2008-311</text:p>
          </table:table-cell>
          <table:table-cell office:value-type="float" office:value="174">
            <text:p>174</text:p>
          </table:table-cell>
          <table:table-cell office:value-type="float" office:value="1330.145996">
            <text:p>1330.145996</text:p>
          </table:table-cell>
          <table:table-cell office:value-type="float" office:value="5.421603">
            <text:p>5.421603</text:p>
          </table:table-cell>
          <table:table-cell office:value-type="float" office:value="9.801519">
            <text:p>9.801519</text:p>
          </table:table-cell>
          <table:table-cell office:value-type="float" office:value="2.764872">
            <text:p>2.764872</text:p>
          </table:table-cell>
          <table:table-cell office:value-type="float" office:value="7.644517">
            <text:p>7.6445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12">
            <text:p>2008312</text:p>
          </table:table-cell>
          <table:table-cell table:formula="of:=[.A596]/1000" office:value-type="float" office:value="2008.312">
            <text:p>2008</text:p>
          </table:table-cell>
          <table:table-cell table:formula="of:=[.A596]-INT([.B596])*1000" office:value-type="float" office:value="312">
            <text:p>312</text:p>
          </table:table-cell>
          <table:table-cell table:formula="of:=CONCATENATE(INT([.B596]);&quot;-&quot;;[.C596])" office:value-type="string" office:string-value="2008-312">
            <text:p>2008-31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13">
            <text:p>2008313</text:p>
          </table:table-cell>
          <table:table-cell table:formula="of:=[.A597]/1000" office:value-type="float" office:value="2008.313">
            <text:p>2008</text:p>
          </table:table-cell>
          <table:table-cell table:formula="of:=[.A597]-INT([.B597])*1000" office:value-type="float" office:value="313">
            <text:p>313</text:p>
          </table:table-cell>
          <table:table-cell table:formula="of:=CONCATENATE(INT([.B597]);&quot;-&quot;;[.C597])" office:value-type="string" office:string-value="2008-313">
            <text:p>2008-313</text:p>
          </table:table-cell>
          <table:table-cell office:value-type="float" office:value="467">
            <text:p>467</text:p>
          </table:table-cell>
          <table:table-cell office:value-type="float" office:value="3396.508789">
            <text:p>3396.508789</text:p>
          </table:table-cell>
          <table:table-cell office:value-type="float" office:value="5.189225">
            <text:p>5.189225</text:p>
          </table:table-cell>
          <table:table-cell office:value-type="float" office:value="8.736139">
            <text:p>8.736139</text:p>
          </table:table-cell>
          <table:table-cell office:value-type="float" office:value="2.696857">
            <text:p>2.696857</text:p>
          </table:table-cell>
          <table:table-cell office:value-type="float" office:value="7.273038">
            <text:p>7.2730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14">
            <text:p>2008314</text:p>
          </table:table-cell>
          <table:table-cell table:formula="of:=[.A598]/1000" office:value-type="float" office:value="2008.314">
            <text:p>2008</text:p>
          </table:table-cell>
          <table:table-cell table:formula="of:=[.A598]-INT([.B598])*1000" office:value-type="float" office:value="314">
            <text:p>314</text:p>
          </table:table-cell>
          <table:table-cell table:formula="of:=CONCATENATE(INT([.B598]);&quot;-&quot;;[.C598])" office:value-type="string" office:string-value="2008-314">
            <text:p>2008-31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15">
            <text:p>2008315</text:p>
          </table:table-cell>
          <table:table-cell table:formula="of:=[.A599]/1000" office:value-type="float" office:value="2008.315">
            <text:p>2008</text:p>
          </table:table-cell>
          <table:table-cell table:formula="of:=[.A599]-INT([.B599])*1000" office:value-type="float" office:value="315">
            <text:p>315</text:p>
          </table:table-cell>
          <table:table-cell table:formula="of:=CONCATENATE(INT([.B599]);&quot;-&quot;;[.C599])" office:value-type="string" office:string-value="2008-315">
            <text:p>2008-315</text:p>
          </table:table-cell>
          <table:table-cell office:value-type="float" office:value="599">
            <text:p>599</text:p>
          </table:table-cell>
          <table:table-cell office:value-type="float" office:value="3520.04126">
            <text:p>3520.04126</text:p>
          </table:table-cell>
          <table:table-cell office:value-type="float" office:value="2.919483">
            <text:p>2.919483</text:p>
          </table:table-cell>
          <table:table-cell office:value-type="float" office:value="9.665191">
            <text:p>9.665191</text:p>
          </table:table-cell>
          <table:table-cell office:value-type="float" office:value="2.424155">
            <text:p>2.424155</text:p>
          </table:table-cell>
          <table:table-cell office:value-type="float" office:value="5.87653">
            <text:p>5.8765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16">
            <text:p>2008316</text:p>
          </table:table-cell>
          <table:table-cell table:formula="of:=[.A600]/1000" office:value-type="float" office:value="2008.316">
            <text:p>2008</text:p>
          </table:table-cell>
          <table:table-cell table:formula="of:=[.A600]-INT([.B600])*1000" office:value-type="float" office:value="316">
            <text:p>316</text:p>
          </table:table-cell>
          <table:table-cell table:formula="of:=CONCATENATE(INT([.B600]);&quot;-&quot;;[.C600])" office:value-type="string" office:string-value="2008-316">
            <text:p>2008-31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17">
            <text:p>2008317</text:p>
          </table:table-cell>
          <table:table-cell table:formula="of:=[.A601]/1000" office:value-type="float" office:value="2008.317">
            <text:p>2008</text:p>
          </table:table-cell>
          <table:table-cell table:formula="of:=[.A601]-INT([.B601])*1000" office:value-type="float" office:value="317">
            <text:p>317</text:p>
          </table:table-cell>
          <table:table-cell table:formula="of:=CONCATENATE(INT([.B601]);&quot;-&quot;;[.C601])" office:value-type="string" office:string-value="2008-317">
            <text:p>2008-317</text:p>
          </table:table-cell>
          <table:table-cell office:value-type="float" office:value="599">
            <text:p>599</text:p>
          </table:table-cell>
          <table:table-cell office:value-type="float" office:value="2613.50708">
            <text:p>2613.50708</text:p>
          </table:table-cell>
          <table:table-cell office:value-type="float" office:value="2.109542">
            <text:p>2.109542</text:p>
          </table:table-cell>
          <table:table-cell office:value-type="float" office:value="6.649995">
            <text:p>6.649995</text:p>
          </table:table-cell>
          <table:table-cell office:value-type="float" office:value="2.088808">
            <text:p>2.088808</text:p>
          </table:table-cell>
          <table:table-cell office:value-type="float" office:value="4.363117">
            <text:p>4.3631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18">
            <text:p>2008318</text:p>
          </table:table-cell>
          <table:table-cell table:formula="of:=[.A602]/1000" office:value-type="float" office:value="2008.318">
            <text:p>2008</text:p>
          </table:table-cell>
          <table:table-cell table:formula="of:=[.A602]-INT([.B602])*1000" office:value-type="float" office:value="318">
            <text:p>318</text:p>
          </table:table-cell>
          <table:table-cell table:formula="of:=CONCATENATE(INT([.B602]);&quot;-&quot;;[.C602])" office:value-type="string" office:string-value="2008-318">
            <text:p>2008-31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19">
            <text:p>2008319</text:p>
          </table:table-cell>
          <table:table-cell table:formula="of:=[.A603]/1000" office:value-type="float" office:value="2008.319">
            <text:p>2008</text:p>
          </table:table-cell>
          <table:table-cell table:formula="of:=[.A603]-INT([.B603])*1000" office:value-type="float" office:value="319">
            <text:p>319</text:p>
          </table:table-cell>
          <table:table-cell table:formula="of:=CONCATENATE(INT([.B603]);&quot;-&quot;;[.C603])" office:value-type="string" office:string-value="2008-319">
            <text:p>2008-319</text:p>
          </table:table-cell>
          <table:table-cell office:value-type="float" office:value="141">
            <text:p>141</text:p>
          </table:table-cell>
          <table:table-cell office:value-type="float" office:value="1207.977539">
            <text:p>1207.977539</text:p>
          </table:table-cell>
          <table:table-cell office:value-type="float" office:value="6.743666">
            <text:p>6.743666</text:p>
          </table:table-cell>
          <table:table-cell office:value-type="float" office:value="10.214555">
            <text:p>10.214555</text:p>
          </table:table-cell>
          <table:table-cell office:value-type="float" office:value="2.926981">
            <text:p>2.926981</text:p>
          </table:table-cell>
          <table:table-cell office:value-type="float" office:value="8.567217">
            <text:p>8.5672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20">
            <text:p>2008320</text:p>
          </table:table-cell>
          <table:table-cell table:formula="of:=[.A604]/1000" office:value-type="float" office:value="2008.32">
            <text:p>2008</text:p>
          </table:table-cell>
          <table:table-cell table:formula="of:=[.A604]-INT([.B604])*1000" office:value-type="float" office:value="320">
            <text:p>320</text:p>
          </table:table-cell>
          <table:table-cell table:formula="of:=CONCATENATE(INT([.B604]);&quot;-&quot;;[.C604])" office:value-type="string" office:string-value="2008-320">
            <text:p>2008-320</text:p>
          </table:table-cell>
          <table:table-cell office:value-type="float" office:value="124">
            <text:p>124</text:p>
          </table:table-cell>
          <table:table-cell office:value-type="float" office:value="908.272583">
            <text:p>908.272583</text:p>
          </table:table-cell>
          <table:table-cell office:value-type="float" office:value="5.460328">
            <text:p>5.460328</text:p>
          </table:table-cell>
          <table:table-cell office:value-type="float" office:value="9.203268">
            <text:p>9.203268</text:p>
          </table:table-cell>
          <table:table-cell office:value-type="float" office:value="2.706433">
            <text:p>2.706433</text:p>
          </table:table-cell>
          <table:table-cell office:value-type="float" office:value="7.324779">
            <text:p>7.3247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21">
            <text:p>2008321</text:p>
          </table:table-cell>
          <table:table-cell table:formula="of:=[.A605]/1000" office:value-type="float" office:value="2008.321">
            <text:p>2008</text:p>
          </table:table-cell>
          <table:table-cell table:formula="of:=[.A605]-INT([.B605])*1000" office:value-type="float" office:value="321">
            <text:p>321</text:p>
          </table:table-cell>
          <table:table-cell table:formula="of:=CONCATENATE(INT([.B605]);&quot;-&quot;;[.C605])" office:value-type="string" office:string-value="2008-321">
            <text:p>2008-321</text:p>
          </table:table-cell>
          <table:table-cell office:value-type="float" office:value="433">
            <text:p>433</text:p>
          </table:table-cell>
          <table:table-cell office:value-type="float" office:value="2998.26123">
            <text:p>2998.26123</text:p>
          </table:table-cell>
          <table:table-cell office:value-type="float" office:value="5.53693">
            <text:p>5.53693</text:p>
          </table:table-cell>
          <table:table-cell office:value-type="float" office:value="9.898455">
            <text:p>9.898455</text:p>
          </table:table-cell>
          <table:table-cell office:value-type="float" office:value="2.631424">
            <text:p>2.631424</text:p>
          </table:table-cell>
          <table:table-cell office:value-type="float" office:value="6.924391">
            <text:p>6.9243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22">
            <text:p>2008322</text:p>
          </table:table-cell>
          <table:table-cell table:formula="of:=[.A606]/1000" office:value-type="float" office:value="2008.322">
            <text:p>2008</text:p>
          </table:table-cell>
          <table:table-cell table:formula="of:=[.A606]-INT([.B606])*1000" office:value-type="float" office:value="322">
            <text:p>322</text:p>
          </table:table-cell>
          <table:table-cell table:formula="of:=CONCATENATE(INT([.B606]);&quot;-&quot;;[.C606])" office:value-type="string" office:string-value="2008-322">
            <text:p>2008-322</text:p>
          </table:table-cell>
          <table:table-cell office:value-type="float" office:value="188">
            <text:p>188</text:p>
          </table:table-cell>
          <table:table-cell office:value-type="float" office:value="1427.510986">
            <text:p>1427.510986</text:p>
          </table:table-cell>
          <table:table-cell office:value-type="float" office:value="5.775292">
            <text:p>5.775292</text:p>
          </table:table-cell>
          <table:table-cell office:value-type="float" office:value="10.512815">
            <text:p>10.512815</text:p>
          </table:table-cell>
          <table:table-cell office:value-type="float" office:value="2.755566">
            <text:p>2.755566</text:p>
          </table:table-cell>
          <table:table-cell office:value-type="float" office:value="7.593143">
            <text:p>7.5931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23">
            <text:p>2008323</text:p>
          </table:table-cell>
          <table:table-cell table:formula="of:=[.A607]/1000" office:value-type="float" office:value="2008.323">
            <text:p>2008</text:p>
          </table:table-cell>
          <table:table-cell table:formula="of:=[.A607]-INT([.B607])*1000" office:value-type="float" office:value="323">
            <text:p>323</text:p>
          </table:table-cell>
          <table:table-cell table:formula="of:=CONCATENATE(INT([.B607]);&quot;-&quot;;[.C607])" office:value-type="string" office:string-value="2008-323">
            <text:p>2008-32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24">
            <text:p>2008324</text:p>
          </table:table-cell>
          <table:table-cell table:formula="of:=[.A608]/1000" office:value-type="float" office:value="2008.324">
            <text:p>2008</text:p>
          </table:table-cell>
          <table:table-cell table:formula="of:=[.A608]-INT([.B608])*1000" office:value-type="float" office:value="324">
            <text:p>324</text:p>
          </table:table-cell>
          <table:table-cell table:formula="of:=CONCATENATE(INT([.B608]);&quot;-&quot;;[.C608])" office:value-type="string" office:string-value="2008-324">
            <text:p>2008-32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25">
            <text:p>2008325</text:p>
          </table:table-cell>
          <table:table-cell table:formula="of:=[.A609]/1000" office:value-type="float" office:value="2008.325">
            <text:p>2008</text:p>
          </table:table-cell>
          <table:table-cell table:formula="of:=[.A609]-INT([.B609])*1000" office:value-type="float" office:value="325">
            <text:p>325</text:p>
          </table:table-cell>
          <table:table-cell table:formula="of:=CONCATENATE(INT([.B609]);&quot;-&quot;;[.C609])" office:value-type="string" office:string-value="2008-325">
            <text:p>2008-32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26">
            <text:p>2008326</text:p>
          </table:table-cell>
          <table:table-cell table:formula="of:=[.A610]/1000" office:value-type="float" office:value="2008.326">
            <text:p>2008</text:p>
          </table:table-cell>
          <table:table-cell table:formula="of:=[.A610]-INT([.B610])*1000" office:value-type="float" office:value="326">
            <text:p>326</text:p>
          </table:table-cell>
          <table:table-cell table:formula="of:=CONCATENATE(INT([.B610]);&quot;-&quot;;[.C610])" office:value-type="string" office:string-value="2008-326">
            <text:p>2008-326</text:p>
          </table:table-cell>
          <table:table-cell office:value-type="float" office:value="200">
            <text:p>200</text:p>
          </table:table-cell>
          <table:table-cell office:value-type="float" office:value="1627.301758">
            <text:p>1627.301758</text:p>
          </table:table-cell>
          <table:table-cell office:value-type="float" office:value="6.414407">
            <text:p>6.414407</text:p>
          </table:table-cell>
          <table:table-cell office:value-type="float" office:value="11.162854">
            <text:p>11.162854</text:p>
          </table:table-cell>
          <table:table-cell office:value-type="float" office:value="2.852457">
            <text:p>2.852457</text:p>
          </table:table-cell>
          <table:table-cell office:value-type="float" office:value="8.136509">
            <text:p>8.13650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8327">
            <text:p>2008327</text:p>
          </table:table-cell>
          <table:table-cell table:formula="of:=[.A611]/1000" office:value-type="float" office:value="2008.327">
            <text:p>2008</text:p>
          </table:table-cell>
          <table:table-cell table:formula="of:=[.A611]-INT([.B611])*1000" office:value-type="float" office:value="327">
            <text:p>327</text:p>
          </table:table-cell>
          <table:table-cell table:formula="of:=CONCATENATE(INT([.B611]);&quot;-&quot;;[.C611])" office:value-type="string" office:string-value="2008-327">
            <text:p>2008-327</text:p>
          </table:table-cell>
          <table:table-cell office:value-type="float" office:value="1">
            <text:p>1</text:p>
          </table:table-cell>
          <table:table-cell table:number-columns-repeated="3" office:value-type="float" office:value="11.171793">
            <text:p>11.171793</text:p>
          </table:table-cell>
          <table:table-cell office:value-type="float" office:value="3.342423">
            <text:p>3.342423</text:p>
          </table:table-cell>
          <table:table-cell office:value-type="float" office:value="11.171793">
            <text:p>11.1717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28">
            <text:p>2008328</text:p>
          </table:table-cell>
          <table:table-cell table:formula="of:=[.A612]/1000" office:value-type="float" office:value="2008.328">
            <text:p>2008</text:p>
          </table:table-cell>
          <table:table-cell table:formula="of:=[.A612]-INT([.B612])*1000" office:value-type="float" office:value="328">
            <text:p>328</text:p>
          </table:table-cell>
          <table:table-cell table:formula="of:=CONCATENATE(INT([.B612]);&quot;-&quot;;[.C612])" office:value-type="string" office:string-value="2008-328">
            <text:p>2008-328</text:p>
          </table:table-cell>
          <table:table-cell office:value-type="float" office:value="4">
            <text:p>4</text:p>
          </table:table-cell>
          <table:table-cell office:value-type="float" office:value="34.226906">
            <text:p>34.226906</text:p>
          </table:table-cell>
          <table:table-cell office:value-type="float" office:value="8.343225">
            <text:p>8.343225</text:p>
          </table:table-cell>
          <table:table-cell office:value-type="float" office:value="8.921636">
            <text:p>8.921636</text:p>
          </table:table-cell>
          <table:table-cell office:value-type="float" office:value="2.925188">
            <text:p>2.925188</text:p>
          </table:table-cell>
          <table:table-cell office:value-type="float" office:value="8.556726">
            <text:p>8.5567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29">
            <text:p>2008329</text:p>
          </table:table-cell>
          <table:table-cell table:formula="of:=[.A613]/1000" office:value-type="float" office:value="2008.329">
            <text:p>2008</text:p>
          </table:table-cell>
          <table:table-cell table:formula="of:=[.A613]-INT([.B613])*1000" office:value-type="float" office:value="329">
            <text:p>329</text:p>
          </table:table-cell>
          <table:table-cell table:formula="of:=CONCATENATE(INT([.B613]);&quot;-&quot;;[.C613])" office:value-type="string" office:string-value="2008-329">
            <text:p>2008-329</text:p>
          </table:table-cell>
          <table:table-cell office:value-type="float" office:value="593">
            <text:p>593</text:p>
          </table:table-cell>
          <table:table-cell office:value-type="float" office:value="4489.902344">
            <text:p>4489.902344</text:p>
          </table:table-cell>
          <table:table-cell office:value-type="float" office:value="5.673881">
            <text:p>5.673881</text:p>
          </table:table-cell>
          <table:table-cell office:value-type="float" office:value="11.842293">
            <text:p>11.842293</text:p>
          </table:table-cell>
          <table:table-cell office:value-type="float" office:value="2.751637">
            <text:p>2.751637</text:p>
          </table:table-cell>
          <table:table-cell office:value-type="float" office:value="7.571505">
            <text:p>7.5715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30">
            <text:p>2008330</text:p>
          </table:table-cell>
          <table:table-cell table:formula="of:=[.A614]/1000" office:value-type="float" office:value="2008.33">
            <text:p>2008</text:p>
          </table:table-cell>
          <table:table-cell table:formula="of:=[.A614]-INT([.B614])*1000" office:value-type="float" office:value="330">
            <text:p>330</text:p>
          </table:table-cell>
          <table:table-cell table:formula="of:=CONCATENATE(INT([.B614]);&quot;-&quot;;[.C614])" office:value-type="string" office:string-value="2008-330">
            <text:p>2008-33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31">
            <text:p>2008331</text:p>
          </table:table-cell>
          <table:table-cell table:formula="of:=[.A615]/1000" office:value-type="float" office:value="2008.331">
            <text:p>2008</text:p>
          </table:table-cell>
          <table:table-cell table:formula="of:=[.A615]-INT([.B615])*1000" office:value-type="float" office:value="331">
            <text:p>331</text:p>
          </table:table-cell>
          <table:table-cell table:formula="of:=CONCATENATE(INT([.B615]);&quot;-&quot;;[.C615])" office:value-type="string" office:string-value="2008-331">
            <text:p>2008-331</text:p>
          </table:table-cell>
          <table:table-cell office:value-type="float" office:value="236">
            <text:p>236</text:p>
          </table:table-cell>
          <table:table-cell office:value-type="float" office:value="1992.285156">
            <text:p>1992.285156</text:p>
          </table:table-cell>
          <table:table-cell office:value-type="float" office:value="6.964288">
            <text:p>6.964288</text:p>
          </table:table-cell>
          <table:table-cell office:value-type="float" office:value="10.737929">
            <text:p>10.737929</text:p>
          </table:table-cell>
          <table:table-cell office:value-type="float" office:value="2.905492">
            <text:p>2.905492</text:p>
          </table:table-cell>
          <table:table-cell office:value-type="float" office:value="8.441886">
            <text:p>8.44188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32">
            <text:p>2008332</text:p>
          </table:table-cell>
          <table:table-cell table:formula="of:=[.A616]/1000" office:value-type="float" office:value="2008.332">
            <text:p>2008</text:p>
          </table:table-cell>
          <table:table-cell table:formula="of:=[.A616]-INT([.B616])*1000" office:value-type="float" office:value="332">
            <text:p>332</text:p>
          </table:table-cell>
          <table:table-cell table:formula="of:=CONCATENATE(INT([.B616]);&quot;-&quot;;[.C616])" office:value-type="string" office:string-value="2008-332">
            <text:p>2008-33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33">
            <text:p>2008333</text:p>
          </table:table-cell>
          <table:table-cell table:formula="of:=[.A617]/1000" office:value-type="float" office:value="2008.333">
            <text:p>2008</text:p>
          </table:table-cell>
          <table:table-cell table:formula="of:=[.A617]-INT([.B617])*1000" office:value-type="float" office:value="333">
            <text:p>333</text:p>
          </table:table-cell>
          <table:table-cell table:formula="of:=CONCATENATE(INT([.B617]);&quot;-&quot;;[.C617])" office:value-type="string" office:string-value="2008-333">
            <text:p>2008-33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34">
            <text:p>2008334</text:p>
          </table:table-cell>
          <table:table-cell table:formula="of:=[.A618]/1000" office:value-type="float" office:value="2008.334">
            <text:p>2008</text:p>
          </table:table-cell>
          <table:table-cell table:formula="of:=[.A618]-INT([.B618])*1000" office:value-type="float" office:value="334">
            <text:p>334</text:p>
          </table:table-cell>
          <table:table-cell table:formula="of:=CONCATENATE(INT([.B618]);&quot;-&quot;;[.C618])" office:value-type="string" office:string-value="2008-334">
            <text:p>2008-33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35">
            <text:p>2008335</text:p>
          </table:table-cell>
          <table:table-cell table:formula="of:=[.A619]/1000" office:value-type="float" office:value="2008.335">
            <text:p>2008</text:p>
          </table:table-cell>
          <table:table-cell table:formula="of:=[.A619]-INT([.B619])*1000" office:value-type="float" office:value="335">
            <text:p>335</text:p>
          </table:table-cell>
          <table:table-cell table:formula="of:=CONCATENATE(INT([.B619]);&quot;-&quot;;[.C619])" office:value-type="string" office:string-value="2008-335">
            <text:p>2008-335</text:p>
          </table:table-cell>
          <table:table-cell office:value-type="float" office:value="598">
            <text:p>598</text:p>
          </table:table-cell>
          <table:table-cell office:value-type="float" office:value="4184.305664">
            <text:p>4184.305664</text:p>
          </table:table-cell>
          <table:table-cell office:value-type="float" office:value="5.260173">
            <text:p>5.260173</text:p>
          </table:table-cell>
          <table:table-cell office:value-type="float" office:value="9.277983">
            <text:p>9.277983</text:p>
          </table:table-cell>
          <table:table-cell office:value-type="float" office:value="2.645216">
            <text:p>2.645216</text:p>
          </table:table-cell>
          <table:table-cell office:value-type="float" office:value="6.997167">
            <text:p>6.99716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8336">
            <text:p>2008336</text:p>
          </table:table-cell>
          <table:table-cell table:formula="of:=[.A620]/1000" office:value-type="float" office:value="2008.336">
            <text:p>2008</text:p>
          </table:table-cell>
          <table:table-cell table:formula="of:=[.A620]-INT([.B620])*1000" office:value-type="float" office:value="336">
            <text:p>336</text:p>
          </table:table-cell>
          <table:table-cell table:formula="of:=CONCATENATE(INT([.B620]);&quot;-&quot;;[.C620])" office:value-type="string" office:string-value="2008-336">
            <text:p>2008-336</text:p>
          </table:table-cell>
          <table:table-cell office:value-type="float" office:value="368">
            <text:p>368</text:p>
          </table:table-cell>
          <table:table-cell office:value-type="float" office:value="3242.678223">
            <text:p>3242.678223</text:p>
          </table:table-cell>
          <table:table-cell office:value-type="float" office:value="7.299922">
            <text:p>7.299922</text:p>
          </table:table-cell>
          <table:table-cell office:value-type="float" office:value="10.68113">
            <text:p>10.68113</text:p>
          </table:table-cell>
          <table:table-cell office:value-type="float" office:value="2.968438">
            <text:p>2.968438</text:p>
          </table:table-cell>
          <table:table-cell office:value-type="float" office:value="8.811625">
            <text:p>8.811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37">
            <text:p>2008337</text:p>
          </table:table-cell>
          <table:table-cell table:formula="of:=[.A621]/1000" office:value-type="float" office:value="2008.337">
            <text:p>2008</text:p>
          </table:table-cell>
          <table:table-cell table:formula="of:=[.A621]-INT([.B621])*1000" office:value-type="float" office:value="337">
            <text:p>337</text:p>
          </table:table-cell>
          <table:table-cell table:formula="of:=CONCATENATE(INT([.B621]);&quot;-&quot;;[.C621])" office:value-type="string" office:string-value="2008-337">
            <text:p>2008-337</text:p>
          </table:table-cell>
          <table:table-cell office:value-type="float" office:value="599">
            <text:p>599</text:p>
          </table:table-cell>
          <table:table-cell office:value-type="float" office:value="3223.625244">
            <text:p>3223.625244</text:p>
          </table:table-cell>
          <table:table-cell office:value-type="float" office:value="2.711401">
            <text:p>2.711401</text:p>
          </table:table-cell>
          <table:table-cell office:value-type="float" office:value="7.367155">
            <text:p>7.367155</text:p>
          </table:table-cell>
          <table:table-cell office:value-type="float" office:value="2.319844">
            <text:p>2.319844</text:p>
          </table:table-cell>
          <table:table-cell office:value-type="float" office:value="5.381678">
            <text:p>5.3816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38">
            <text:p>2008338</text:p>
          </table:table-cell>
          <table:table-cell table:formula="of:=[.A622]/1000" office:value-type="float" office:value="2008.338">
            <text:p>2008</text:p>
          </table:table-cell>
          <table:table-cell table:formula="of:=[.A622]-INT([.B622])*1000" office:value-type="float" office:value="338">
            <text:p>338</text:p>
          </table:table-cell>
          <table:table-cell table:formula="of:=CONCATENATE(INT([.B622]);&quot;-&quot;;[.C622])" office:value-type="string" office:string-value="2008-338">
            <text:p>2008-338</text:p>
          </table:table-cell>
          <table:table-cell office:value-type="float" office:value="597">
            <text:p>597</text:p>
          </table:table-cell>
          <table:table-cell office:value-type="float" office:value="5234.353027">
            <text:p>5234.353027</text:p>
          </table:table-cell>
          <table:table-cell office:value-type="float" office:value="7.271553">
            <text:p>7.271553</text:p>
          </table:table-cell>
          <table:table-cell office:value-type="float" office:value="10.699162">
            <text:p>10.699162</text:p>
          </table:table-cell>
          <table:table-cell office:value-type="float" office:value="2.96104">
            <text:p>2.96104</text:p>
          </table:table-cell>
          <table:table-cell office:value-type="float" office:value="8.76776">
            <text:p>8.767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39">
            <text:p>2008339</text:p>
          </table:table-cell>
          <table:table-cell table:formula="of:=[.A623]/1000" office:value-type="float" office:value="2008.339">
            <text:p>2008</text:p>
          </table:table-cell>
          <table:table-cell table:formula="of:=[.A623]-INT([.B623])*1000" office:value-type="float" office:value="339">
            <text:p>339</text:p>
          </table:table-cell>
          <table:table-cell table:formula="of:=CONCATENATE(INT([.B623]);&quot;-&quot;;[.C623])" office:value-type="string" office:string-value="2008-339">
            <text:p>2008-33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40">
            <text:p>2008340</text:p>
          </table:table-cell>
          <table:table-cell table:formula="of:=[.A624]/1000" office:value-type="float" office:value="2008.34">
            <text:p>2008</text:p>
          </table:table-cell>
          <table:table-cell table:formula="of:=[.A624]-INT([.B624])*1000" office:value-type="float" office:value="340">
            <text:p>340</text:p>
          </table:table-cell>
          <table:table-cell table:formula="of:=CONCATENATE(INT([.B624]);&quot;-&quot;;[.C624])" office:value-type="string" office:string-value="2008-340">
            <text:p>2008-340</text:p>
          </table:table-cell>
          <table:table-cell office:value-type="float" office:value="432">
            <text:p>432</text:p>
          </table:table-cell>
          <table:table-cell office:value-type="float" office:value="3626.25">
            <text:p>3626.25</text:p>
          </table:table-cell>
          <table:table-cell office:value-type="float" office:value="6.201338">
            <text:p>6.201338</text:p>
          </table:table-cell>
          <table:table-cell office:value-type="float" office:value="11.5667">
            <text:p>11.5667</text:p>
          </table:table-cell>
          <table:table-cell office:value-type="float" office:value="2.897257">
            <text:p>2.897257</text:p>
          </table:table-cell>
          <table:table-cell office:value-type="float" office:value="8.394097">
            <text:p>8.3940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41">
            <text:p>2008341</text:p>
          </table:table-cell>
          <table:table-cell table:formula="of:=[.A625]/1000" office:value-type="float" office:value="2008.341">
            <text:p>2008</text:p>
          </table:table-cell>
          <table:table-cell table:formula="of:=[.A625]-INT([.B625])*1000" office:value-type="float" office:value="341">
            <text:p>341</text:p>
          </table:table-cell>
          <table:table-cell table:formula="of:=CONCATENATE(INT([.B625]);&quot;-&quot;;[.C625])" office:value-type="string" office:string-value="2008-341">
            <text:p>2008-34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42">
            <text:p>2008342</text:p>
          </table:table-cell>
          <table:table-cell table:formula="of:=[.A626]/1000" office:value-type="float" office:value="2008.342">
            <text:p>2008</text:p>
          </table:table-cell>
          <table:table-cell table:formula="of:=[.A626]-INT([.B626])*1000" office:value-type="float" office:value="342">
            <text:p>342</text:p>
          </table:table-cell>
          <table:table-cell table:formula="of:=CONCATENATE(INT([.B626]);&quot;-&quot;;[.C626])" office:value-type="string" office:string-value="2008-342">
            <text:p>2008-342</text:p>
          </table:table-cell>
          <table:table-cell office:value-type="float" office:value="599">
            <text:p>599</text:p>
          </table:table-cell>
          <table:table-cell office:value-type="float" office:value="4174.535156">
            <text:p>4174.535156</text:p>
          </table:table-cell>
          <table:table-cell office:value-type="float" office:value="5.423367">
            <text:p>5.423367</text:p>
          </table:table-cell>
          <table:table-cell office:value-type="float" office:value="9.340881">
            <text:p>9.340881</text:p>
          </table:table-cell>
          <table:table-cell office:value-type="float" office:value="2.639919">
            <text:p>2.639919</text:p>
          </table:table-cell>
          <table:table-cell office:value-type="float" office:value="6.969174">
            <text:p>6.96917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43">
            <text:p>2008343</text:p>
          </table:table-cell>
          <table:table-cell table:formula="of:=[.A627]/1000" office:value-type="float" office:value="2008.343">
            <text:p>2008</text:p>
          </table:table-cell>
          <table:table-cell table:formula="of:=[.A627]-INT([.B627])*1000" office:value-type="float" office:value="343">
            <text:p>343</text:p>
          </table:table-cell>
          <table:table-cell table:formula="of:=CONCATENATE(INT([.B627]);&quot;-&quot;;[.C627])" office:value-type="string" office:string-value="2008-343">
            <text:p>2008-343</text:p>
          </table:table-cell>
          <table:table-cell office:value-type="float" office:value="599">
            <text:p>599</text:p>
          </table:table-cell>
          <table:table-cell office:value-type="float" office:value="4092.111084">
            <text:p>4092.111084</text:p>
          </table:table-cell>
          <table:table-cell office:value-type="float" office:value="4.985722">
            <text:p>4.985722</text:p>
          </table:table-cell>
          <table:table-cell office:value-type="float" office:value="8.961147">
            <text:p>8.961147</text:p>
          </table:table-cell>
          <table:table-cell office:value-type="float" office:value="2.613727">
            <text:p>2.613727</text:p>
          </table:table-cell>
          <table:table-cell office:value-type="float" office:value="6.831571">
            <text:p>6.8315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44">
            <text:p>2008344</text:p>
          </table:table-cell>
          <table:table-cell table:formula="of:=[.A628]/1000" office:value-type="float" office:value="2008.344">
            <text:p>2008</text:p>
          </table:table-cell>
          <table:table-cell table:formula="of:=[.A628]-INT([.B628])*1000" office:value-type="float" office:value="344">
            <text:p>344</text:p>
          </table:table-cell>
          <table:table-cell table:formula="of:=CONCATENATE(INT([.B628]);&quot;-&quot;;[.C628])" office:value-type="string" office:string-value="2008-344">
            <text:p>2008-344</text:p>
          </table:table-cell>
          <table:table-cell office:value-type="float" office:value="433">
            <text:p>433</text:p>
          </table:table-cell>
          <table:table-cell office:value-type="float" office:value="3292.782227">
            <text:p>3292.782227</text:p>
          </table:table-cell>
          <table:table-cell office:value-type="float" office:value="5.623227">
            <text:p>5.623227</text:p>
          </table:table-cell>
          <table:table-cell office:value-type="float" office:value="10.168353">
            <text:p>10.168353</text:p>
          </table:table-cell>
          <table:table-cell office:value-type="float" office:value="2.75764">
            <text:p>2.75764</text:p>
          </table:table-cell>
          <table:table-cell office:value-type="float" office:value="7.604578">
            <text:p>7.6045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45">
            <text:p>2008345</text:p>
          </table:table-cell>
          <table:table-cell table:formula="of:=[.A629]/1000" office:value-type="float" office:value="2008.345">
            <text:p>2008</text:p>
          </table:table-cell>
          <table:table-cell table:formula="of:=[.A629]-INT([.B629])*1000" office:value-type="float" office:value="345">
            <text:p>345</text:p>
          </table:table-cell>
          <table:table-cell table:formula="of:=CONCATENATE(INT([.B629]);&quot;-&quot;;[.C629])" office:value-type="string" office:string-value="2008-345">
            <text:p>2008-345</text:p>
          </table:table-cell>
          <table:table-cell office:value-type="float" office:value="599">
            <text:p>599</text:p>
          </table:table-cell>
          <table:table-cell office:value-type="float" office:value="4332.121094">
            <text:p>4332.121094</text:p>
          </table:table-cell>
          <table:table-cell office:value-type="float" office:value="4.968848">
            <text:p>4.968848</text:p>
          </table:table-cell>
          <table:table-cell office:value-type="float" office:value="9.026895">
            <text:p>9.026895</text:p>
          </table:table-cell>
          <table:table-cell office:value-type="float" office:value="2.689285">
            <text:p>2.689285</text:p>
          </table:table-cell>
          <table:table-cell office:value-type="float" office:value="7.232255">
            <text:p>7.2322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46">
            <text:p>2008346</text:p>
          </table:table-cell>
          <table:table-cell table:formula="of:=[.A630]/1000" office:value-type="float" office:value="2008.346">
            <text:p>2008</text:p>
          </table:table-cell>
          <table:table-cell table:formula="of:=[.A630]-INT([.B630])*1000" office:value-type="float" office:value="346">
            <text:p>346</text:p>
          </table:table-cell>
          <table:table-cell table:formula="of:=CONCATENATE(INT([.B630]);&quot;-&quot;;[.C630])" office:value-type="string" office:string-value="2008-346">
            <text:p>2008-34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47">
            <text:p>2008347</text:p>
          </table:table-cell>
          <table:table-cell table:formula="of:=[.A631]/1000" office:value-type="float" office:value="2008.347">
            <text:p>2008</text:p>
          </table:table-cell>
          <table:table-cell table:formula="of:=[.A631]-INT([.B631])*1000" office:value-type="float" office:value="347">
            <text:p>347</text:p>
          </table:table-cell>
          <table:table-cell table:formula="of:=CONCATENATE(INT([.B631]);&quot;-&quot;;[.C631])" office:value-type="string" office:string-value="2008-347">
            <text:p>2008-34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48">
            <text:p>2008348</text:p>
          </table:table-cell>
          <table:table-cell table:formula="of:=[.A632]/1000" office:value-type="float" office:value="2008.348">
            <text:p>2008</text:p>
          </table:table-cell>
          <table:table-cell table:formula="of:=[.A632]-INT([.B632])*1000" office:value-type="float" office:value="348">
            <text:p>348</text:p>
          </table:table-cell>
          <table:table-cell table:formula="of:=CONCATENATE(INT([.B632]);&quot;-&quot;;[.C632])" office:value-type="string" office:string-value="2008-348">
            <text:p>2008-34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49">
            <text:p>2008349</text:p>
          </table:table-cell>
          <table:table-cell table:formula="of:=[.A633]/1000" office:value-type="float" office:value="2008.349">
            <text:p>2008</text:p>
          </table:table-cell>
          <table:table-cell table:formula="of:=[.A633]-INT([.B633])*1000" office:value-type="float" office:value="349">
            <text:p>349</text:p>
          </table:table-cell>
          <table:table-cell table:formula="of:=CONCATENATE(INT([.B633]);&quot;-&quot;;[.C633])" office:value-type="string" office:string-value="2008-349">
            <text:p>2008-34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50">
            <text:p>2008350</text:p>
          </table:table-cell>
          <table:table-cell table:formula="of:=[.A634]/1000" office:value-type="float" office:value="2008.35">
            <text:p>2008</text:p>
          </table:table-cell>
          <table:table-cell table:formula="of:=[.A634]-INT([.B634])*1000" office:value-type="float" office:value="350">
            <text:p>350</text:p>
          </table:table-cell>
          <table:table-cell table:formula="of:=CONCATENATE(INT([.B634]);&quot;-&quot;;[.C634])" office:value-type="string" office:string-value="2008-350">
            <text:p>2008-350</text:p>
          </table:table-cell>
          <table:table-cell office:value-type="float" office:value="116">
            <text:p>116</text:p>
          </table:table-cell>
          <table:table-cell office:value-type="float" office:value="1163.347778">
            <text:p>1163.347778</text:p>
          </table:table-cell>
          <table:table-cell office:value-type="float" office:value="8.522625">
            <text:p>8.522625</text:p>
          </table:table-cell>
          <table:table-cell office:value-type="float" office:value="10.982892">
            <text:p>10.982892</text:p>
          </table:table-cell>
          <table:table-cell office:value-type="float" office:value="3.166837">
            <text:p>3.166837</text:p>
          </table:table-cell>
          <table:table-cell office:value-type="float" office:value="10.02886">
            <text:p>10.0288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08351">
            <text:p>2008351</text:p>
          </table:table-cell>
          <table:table-cell table:formula="of:=[.A635]/1000" office:value-type="float" office:value="2008.351">
            <text:p>2008</text:p>
          </table:table-cell>
          <table:table-cell table:formula="of:=[.A635]-INT([.B635])*1000" office:value-type="float" office:value="351">
            <text:p>351</text:p>
          </table:table-cell>
          <table:table-cell table:formula="of:=CONCATENATE(INT([.B635]);&quot;-&quot;;[.C635])" office:value-type="string" office:string-value="2008-351">
            <text:p>2008-351</text:p>
          </table:table-cell>
          <table:table-cell office:value-type="float" office:value="589">
            <text:p>589</text:p>
          </table:table-cell>
          <table:table-cell office:value-type="float" office:value="4977.691406">
            <text:p>4977.691406</text:p>
          </table:table-cell>
          <table:table-cell office:value-type="float" office:value="6.974003">
            <text:p>6.974003</text:p>
          </table:table-cell>
          <table:table-cell office:value-type="float" office:value="9.684267">
            <text:p>9.684267</text:p>
          </table:table-cell>
          <table:table-cell office:value-type="float" office:value="2.907076">
            <text:p>2.907076</text:p>
          </table:table-cell>
          <table:table-cell office:value-type="float" office:value="8.451089">
            <text:p>8.4510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52">
            <text:p>2008352</text:p>
          </table:table-cell>
          <table:table-cell table:formula="of:=[.A636]/1000" office:value-type="float" office:value="2008.352">
            <text:p>2008</text:p>
          </table:table-cell>
          <table:table-cell table:formula="of:=[.A636]-INT([.B636])*1000" office:value-type="float" office:value="352">
            <text:p>352</text:p>
          </table:table-cell>
          <table:table-cell table:formula="of:=CONCATENATE(INT([.B636]);&quot;-&quot;;[.C636])" office:value-type="string" office:string-value="2008-352">
            <text:p>2008-35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53">
            <text:p>2008353</text:p>
          </table:table-cell>
          <table:table-cell table:formula="of:=[.A637]/1000" office:value-type="float" office:value="2008.353">
            <text:p>2008</text:p>
          </table:table-cell>
          <table:table-cell table:formula="of:=[.A637]-INT([.B637])*1000" office:value-type="float" office:value="353">
            <text:p>353</text:p>
          </table:table-cell>
          <table:table-cell table:formula="of:=CONCATENATE(INT([.B637]);&quot;-&quot;;[.C637])" office:value-type="string" office:string-value="2008-353">
            <text:p>2008-353</text:p>
          </table:table-cell>
          <table:table-cell office:value-type="float" office:value="161">
            <text:p>161</text:p>
          </table:table-cell>
          <table:table-cell office:value-type="float" office:value="1629.251709">
            <text:p>1629.251709</text:p>
          </table:table-cell>
          <table:table-cell office:value-type="float" office:value="9.110584">
            <text:p>9.110584</text:p>
          </table:table-cell>
          <table:table-cell office:value-type="float" office:value="11.799171">
            <text:p>11.799171</text:p>
          </table:table-cell>
          <table:table-cell office:value-type="float" office:value="3.181128">
            <text:p>3.181128</text:p>
          </table:table-cell>
          <table:table-cell office:value-type="float" office:value="10.119576">
            <text:p>10.1195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54">
            <text:p>2008354</text:p>
          </table:table-cell>
          <table:table-cell table:formula="of:=[.A638]/1000" office:value-type="float" office:value="2008.354">
            <text:p>2008</text:p>
          </table:table-cell>
          <table:table-cell table:formula="of:=[.A638]-INT([.B638])*1000" office:value-type="float" office:value="354">
            <text:p>354</text:p>
          </table:table-cell>
          <table:table-cell table:formula="of:=CONCATENATE(INT([.B638]);&quot;-&quot;;[.C638])" office:value-type="string" office:string-value="2008-354">
            <text:p>2008-354</text:p>
          </table:table-cell>
          <table:table-cell office:value-type="float" office:value="591">
            <text:p>591</text:p>
          </table:table-cell>
          <table:table-cell office:value-type="float" office:value="6276.808594">
            <text:p>6276.808594</text:p>
          </table:table-cell>
          <table:table-cell office:value-type="float" office:value="8.2303">
            <text:p>8.2303</text:p>
          </table:table-cell>
          <table:table-cell office:value-type="float" office:value="12.242029">
            <text:p>12.242029</text:p>
          </table:table-cell>
          <table:table-cell office:value-type="float" office:value="3.258935">
            <text:p>3.258935</text:p>
          </table:table-cell>
          <table:table-cell office:value-type="float" office:value="10.620658">
            <text:p>10.6206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55">
            <text:p>2008355</text:p>
          </table:table-cell>
          <table:table-cell table:formula="of:=[.A639]/1000" office:value-type="float" office:value="2008.355">
            <text:p>2008</text:p>
          </table:table-cell>
          <table:table-cell table:formula="of:=[.A639]-INT([.B639])*1000" office:value-type="float" office:value="355">
            <text:p>355</text:p>
          </table:table-cell>
          <table:table-cell table:formula="of:=CONCATENATE(INT([.B639]);&quot;-&quot;;[.C639])" office:value-type="string" office:string-value="2008-355">
            <text:p>2008-35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58">
            <text:p>2008358</text:p>
          </table:table-cell>
          <table:table-cell table:formula="of:=[.A640]/1000" office:value-type="float" office:value="2008.358">
            <text:p>2008</text:p>
          </table:table-cell>
          <table:table-cell table:formula="of:=[.A640]-INT([.B640])*1000" office:value-type="float" office:value="358">
            <text:p>358</text:p>
          </table:table-cell>
          <table:table-cell table:formula="of:=CONCATENATE(INT([.B640]);&quot;-&quot;;[.C640])" office:value-type="string" office:string-value="2008-358">
            <text:p>2008-35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59">
            <text:p>2008359</text:p>
          </table:table-cell>
          <table:table-cell table:formula="of:=[.A641]/1000" office:value-type="float" office:value="2008.359">
            <text:p>2008</text:p>
          </table:table-cell>
          <table:table-cell table:formula="of:=[.A641]-INT([.B641])*1000" office:value-type="float" office:value="359">
            <text:p>359</text:p>
          </table:table-cell>
          <table:table-cell table:formula="of:=CONCATENATE(INT([.B641]);&quot;-&quot;;[.C641])" office:value-type="string" office:string-value="2008-359">
            <text:p>2008-359</text:p>
          </table:table-cell>
          <table:table-cell office:value-type="float" office:value="599">
            <text:p>599</text:p>
          </table:table-cell>
          <table:table-cell office:value-type="float" office:value="5646.942383">
            <text:p>5646.942383</text:p>
          </table:table-cell>
          <table:table-cell office:value-type="float" office:value="8.13479">
            <text:p>8.13479</text:p>
          </table:table-cell>
          <table:table-cell office:value-type="float" office:value="11.068862">
            <text:p>11.068862</text:p>
          </table:table-cell>
          <table:table-cell office:value-type="float" office:value="3.070388">
            <text:p>3.070388</text:p>
          </table:table-cell>
          <table:table-cell office:value-type="float" office:value="9.427282">
            <text:p>9.42728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8360">
            <text:p>2008360</text:p>
          </table:table-cell>
          <table:table-cell table:formula="of:=[.A642]/1000" office:value-type="float" office:value="2008.36">
            <text:p>2008</text:p>
          </table:table-cell>
          <table:table-cell table:formula="of:=[.A642]-INT([.B642])*1000" office:value-type="float" office:value="360">
            <text:p>360</text:p>
          </table:table-cell>
          <table:table-cell table:formula="of:=CONCATENATE(INT([.B642]);&quot;-&quot;;[.C642])" office:value-type="string" office:string-value="2008-360">
            <text:p>2008-360</text:p>
          </table:table-cell>
          <table:table-cell office:value-type="float" office:value="599">
            <text:p>599</text:p>
          </table:table-cell>
          <table:table-cell office:value-type="float" office:value="2899.253418">
            <text:p>2899.253418</text:p>
          </table:table-cell>
          <table:table-cell office:value-type="float" office:value="2.374803">
            <text:p>2.374803</text:p>
          </table:table-cell>
          <table:table-cell office:value-type="float" office:value="6.568247">
            <text:p>6.568247</text:p>
          </table:table-cell>
          <table:table-cell office:value-type="float" office:value="2.200036">
            <text:p>2.200036</text:p>
          </table:table-cell>
          <table:table-cell office:value-type="float" office:value="4.840156">
            <text:p>4.8401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61">
            <text:p>2008361</text:p>
          </table:table-cell>
          <table:table-cell table:formula="of:=[.A643]/1000" office:value-type="float" office:value="2008.361">
            <text:p>2008</text:p>
          </table:table-cell>
          <table:table-cell table:formula="of:=[.A643]-INT([.B643])*1000" office:value-type="float" office:value="361">
            <text:p>361</text:p>
          </table:table-cell>
          <table:table-cell table:formula="of:=CONCATENATE(INT([.B643]);&quot;-&quot;;[.C643])" office:value-type="string" office:string-value="2008-361">
            <text:p>2008-361</text:p>
          </table:table-cell>
          <table:table-cell office:value-type="float" office:value="599">
            <text:p>599</text:p>
          </table:table-cell>
          <table:table-cell office:value-type="float" office:value="3596.260498">
            <text:p>3596.260498</text:p>
          </table:table-cell>
          <table:table-cell office:value-type="float" office:value="3.950924">
            <text:p>3.950924</text:p>
          </table:table-cell>
          <table:table-cell office:value-type="float" office:value="7.865364">
            <text:p>7.865364</text:p>
          </table:table-cell>
          <table:table-cell office:value-type="float" office:value="2.45026">
            <text:p>2.45026</text:p>
          </table:table-cell>
          <table:table-cell office:value-type="float" office:value="6.003774">
            <text:p>6.0037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62">
            <text:p>2008362</text:p>
          </table:table-cell>
          <table:table-cell table:formula="of:=[.A644]/1000" office:value-type="float" office:value="2008.362">
            <text:p>2008</text:p>
          </table:table-cell>
          <table:table-cell table:formula="of:=[.A644]-INT([.B644])*1000" office:value-type="float" office:value="362">
            <text:p>362</text:p>
          </table:table-cell>
          <table:table-cell table:formula="of:=CONCATENATE(INT([.B644]);&quot;-&quot;;[.C644])" office:value-type="string" office:string-value="2008-362">
            <text:p>2008-36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63">
            <text:p>2008363</text:p>
          </table:table-cell>
          <table:table-cell table:formula="of:=[.A645]/1000" office:value-type="float" office:value="2008.363">
            <text:p>2008</text:p>
          </table:table-cell>
          <table:table-cell table:formula="of:=[.A645]-INT([.B645])*1000" office:value-type="float" office:value="363">
            <text:p>363</text:p>
          </table:table-cell>
          <table:table-cell table:formula="of:=CONCATENATE(INT([.B645]);&quot;-&quot;;[.C645])" office:value-type="string" office:string-value="2008-363">
            <text:p>2008-363</text:p>
          </table:table-cell>
          <table:table-cell office:value-type="float" office:value="599">
            <text:p>599</text:p>
          </table:table-cell>
          <table:table-cell office:value-type="float" office:value="4356.088867">
            <text:p>4356.088867</text:p>
          </table:table-cell>
          <table:table-cell office:value-type="float" office:value="5.716387">
            <text:p>5.716387</text:p>
          </table:table-cell>
          <table:table-cell office:value-type="float" office:value="9.047708">
            <text:p>9.047708</text:p>
          </table:table-cell>
          <table:table-cell office:value-type="float" office:value="2.696714">
            <text:p>2.696714</text:p>
          </table:table-cell>
          <table:table-cell office:value-type="float" office:value="7.272269">
            <text:p>7.2722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64">
            <text:p>2008364</text:p>
          </table:table-cell>
          <table:table-cell table:formula="of:=[.A646]/1000" office:value-type="float" office:value="2008.364">
            <text:p>2008</text:p>
          </table:table-cell>
          <table:table-cell table:formula="of:=[.A646]-INT([.B646])*1000" office:value-type="float" office:value="364">
            <text:p>364</text:p>
          </table:table-cell>
          <table:table-cell table:formula="of:=CONCATENATE(INT([.B646]);&quot;-&quot;;[.C646])" office:value-type="string" office:string-value="2008-364">
            <text:p>2008-36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65">
            <text:p>2008365</text:p>
          </table:table-cell>
          <table:table-cell table:formula="of:=[.A647]/1000" office:value-type="float" office:value="2008.365">
            <text:p>2008</text:p>
          </table:table-cell>
          <table:table-cell table:formula="of:=[.A647]-INT([.B647])*1000" office:value-type="float" office:value="365">
            <text:p>365</text:p>
          </table:table-cell>
          <table:table-cell table:formula="of:=CONCATENATE(INT([.B647]);&quot;-&quot;;[.C647])" office:value-type="string" office:string-value="2008-365">
            <text:p>2008-36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66">
            <text:p>2008366</text:p>
          </table:table-cell>
          <table:table-cell table:formula="of:=[.A648]/1000" office:value-type="float" office:value="2008.366">
            <text:p>2008</text:p>
          </table:table-cell>
          <table:table-cell table:formula="of:=[.A648]-INT([.B648])*1000" office:value-type="float" office:value="366">
            <text:p>366</text:p>
          </table:table-cell>
          <table:table-cell table:formula="of:=CONCATENATE(INT([.B648]);&quot;-&quot;;[.C648])" office:value-type="string" office:string-value="2008-366">
            <text:p>2008-366</text:p>
          </table:table-cell>
          <table:table-cell office:value-type="float" office:value="574">
            <text:p>574</text:p>
          </table:table-cell>
          <table:table-cell office:value-type="float" office:value="4706.854004">
            <text:p>4706.854004</text:p>
          </table:table-cell>
          <table:table-cell office:value-type="float" office:value="6.255527">
            <text:p>6.255527</text:p>
          </table:table-cell>
          <table:table-cell office:value-type="float" office:value="10.337357">
            <text:p>10.337357</text:p>
          </table:table-cell>
          <table:table-cell office:value-type="float" office:value="2.863581">
            <text:p>2.863581</text:p>
          </table:table-cell>
          <table:table-cell office:value-type="float" office:value="8.200094">
            <text:p>8.20009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9001">
            <text:p>2009001</text:p>
          </table:table-cell>
          <table:table-cell table:formula="of:=[.A649]/1000" office:value-type="float" office:value="2009.001">
            <text:p>2009</text:p>
          </table:table-cell>
          <table:table-cell table:formula="of:=[.A649]-INT([.B649])*1000" office:value-type="float" office:value="1">
            <text:p>1</text:p>
          </table:table-cell>
          <table:table-cell table:formula="of:=CONCATENATE(INT([.B649]);&quot;-&quot;;[.C649])" office:value-type="string" office:string-value="2009-1">
            <text:p>2009-1</text:p>
          </table:table-cell>
          <table:table-cell office:value-type="float" office:value="592">
            <text:p>592</text:p>
          </table:table-cell>
          <table:table-cell office:value-type="float" office:value="4211.780273">
            <text:p>4211.780273</text:p>
          </table:table-cell>
          <table:table-cell office:value-type="float" office:value="3.65694">
            <text:p>3.65694</text:p>
          </table:table-cell>
          <table:table-cell office:value-type="float" office:value="8.694669">
            <text:p>8.694669</text:p>
          </table:table-cell>
          <table:table-cell office:value-type="float" office:value="2.667301">
            <text:p>2.667301</text:p>
          </table:table-cell>
          <table:table-cell office:value-type="float" office:value="7.114494">
            <text:p>7.114494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02">
            <text:p>2009002</text:p>
          </table:table-cell>
          <table:table-cell table:formula="of:=[.A650]/1000" office:value-type="float" office:value="2009.002">
            <text:p>2009</text:p>
          </table:table-cell>
          <table:table-cell table:formula="of:=[.A650]-INT([.B650])*1000" office:value-type="float" office:value="2">
            <text:p>2</text:p>
          </table:table-cell>
          <table:table-cell table:formula="of:=CONCATENATE(INT([.B650]);&quot;-&quot;;[.C650])" office:value-type="string" office:string-value="2009-2">
            <text:p>2009-2</text:p>
          </table:table-cell>
          <table:table-cell office:value-type="float" office:value="550">
            <text:p>550</text:p>
          </table:table-cell>
          <table:table-cell office:value-type="float" office:value="4661.353516">
            <text:p>4661.353516</text:p>
          </table:table-cell>
          <table:table-cell office:value-type="float" office:value="5.85232">
            <text:p>5.85232</text:p>
          </table:table-cell>
          <table:table-cell office:value-type="float" office:value="10.218805">
            <text:p>10.218805</text:p>
          </table:table-cell>
          <table:table-cell office:value-type="float" office:value="2.911218">
            <text:p>2.911218</text:p>
          </table:table-cell>
          <table:table-cell office:value-type="float" office:value="8.475188">
            <text:p>8.475188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03">
            <text:p>2009003</text:p>
          </table:table-cell>
          <table:table-cell table:formula="of:=[.A651]/1000" office:value-type="float" office:value="2009.003">
            <text:p>2009</text:p>
          </table:table-cell>
          <table:table-cell table:formula="of:=[.A651]-INT([.B651])*1000" office:value-type="float" office:value="3">
            <text:p>3</text:p>
          </table:table-cell>
          <table:table-cell table:formula="of:=CONCATENATE(INT([.B651]);&quot;-&quot;;[.C651])" office:value-type="string" office:string-value="2009-3">
            <text:p>2009-3</text:p>
          </table:table-cell>
          <table:table-cell office:value-type="float" office:value="598">
            <text:p>598</text:p>
          </table:table-cell>
          <table:table-cell office:value-type="float" office:value="2794.1521">
            <text:p>2794.1521</text:p>
          </table:table-cell>
          <table:table-cell office:value-type="float" office:value="2.024279">
            <text:p>2.024279</text:p>
          </table:table-cell>
          <table:table-cell office:value-type="float" office:value="6.574463">
            <text:p>6.574463</text:p>
          </table:table-cell>
          <table:table-cell office:value-type="float" office:value="2.161596">
            <text:p>2.161596</text:p>
          </table:table-cell>
          <table:table-cell office:value-type="float" office:value="4.672495">
            <text:p>4.672495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04">
            <text:p>2009004</text:p>
          </table:table-cell>
          <table:table-cell table:formula="of:=[.A652]/1000" office:value-type="float" office:value="2009.004">
            <text:p>2009</text:p>
          </table:table-cell>
          <table:table-cell table:formula="of:=[.A652]-INT([.B652])*1000" office:value-type="float" office:value="4">
            <text:p>4</text:p>
          </table:table-cell>
          <table:table-cell table:formula="of:=CONCATENATE(INT([.B652]);&quot;-&quot;;[.C652])" office:value-type="string" office:string-value="2009-4">
            <text:p>2009-4</text:p>
          </table:table-cell>
          <table:table-cell office:value-type="float" office:value="599">
            <text:p>599</text:p>
          </table:table-cell>
          <table:table-cell office:value-type="float" office:value="3104.822754">
            <text:p>3104.822754</text:p>
          </table:table-cell>
          <table:table-cell office:value-type="float" office:value="0.362894">
            <text:p>0.362894</text:p>
          </table:table-cell>
          <table:table-cell office:value-type="float" office:value="7.43212">
            <text:p>7.43212</text:p>
          </table:table-cell>
          <table:table-cell office:value-type="float" office:value="2.276696">
            <text:p>2.276696</text:p>
          </table:table-cell>
          <table:table-cell office:value-type="float" office:value="5.183343">
            <text:p>5.183343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05">
            <text:p>2009005</text:p>
          </table:table-cell>
          <table:table-cell table:formula="of:=[.A653]/1000" office:value-type="float" office:value="2009.005">
            <text:p>2009</text:p>
          </table:table-cell>
          <table:table-cell table:formula="of:=[.A653]-INT([.B653])*1000" office:value-type="float" office:value="5">
            <text:p>5</text:p>
          </table:table-cell>
          <table:table-cell table:formula="of:=CONCATENATE(INT([.B653]);&quot;-&quot;;[.C653])" office:value-type="string" office:string-value="2009-5">
            <text:p>2009-5</text:p>
          </table:table-cell>
          <table:table-cell table:number-columns-repeated="6"/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float" office:value="2009006">
            <text:p>2009006</text:p>
          </table:table-cell>
          <table:table-cell table:formula="of:=[.A654]/1000" office:value-type="float" office:value="2009.006">
            <text:p>2009</text:p>
          </table:table-cell>
          <table:table-cell table:formula="of:=[.A654]-INT([.B654])*1000" office:value-type="float" office:value="6">
            <text:p>6</text:p>
          </table:table-cell>
          <table:table-cell table:formula="of:=CONCATENATE(INT([.B654]);&quot;-&quot;;[.C654])" office:value-type="string" office:string-value="2009-6">
            <text:p>2009-6</text:p>
          </table:table-cell>
          <table:table-cell office:value-type="float" office:value="599">
            <text:p>599</text:p>
          </table:table-cell>
          <table:table-cell office:value-type="float" office:value="3047.976807">
            <text:p>3047.976807</text:p>
          </table:table-cell>
          <table:table-cell office:value-type="float" office:value="0.133278">
            <text:p>0.133278</text:p>
          </table:table-cell>
          <table:table-cell office:value-type="float" office:value="7.019779">
            <text:p>7.019779</text:p>
          </table:table-cell>
          <table:table-cell office:value-type="float" office:value="2.255758">
            <text:p>2.255758</text:p>
          </table:table-cell>
          <table:table-cell office:value-type="float" office:value="5.088442">
            <text:p>5.088442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office:value-type="float" office:value="2009007">
            <text:p>2009007</text:p>
          </table:table-cell>
          <table:table-cell table:formula="of:=[.A655]/1000" office:value-type="float" office:value="2009.007">
            <text:p>2009</text:p>
          </table:table-cell>
          <table:table-cell table:formula="of:=[.A655]-INT([.B655])*1000" office:value-type="float" office:value="7">
            <text:p>7</text:p>
          </table:table-cell>
          <table:table-cell table:formula="of:=CONCATENATE(INT([.B655]);&quot;-&quot;;[.C655])" office:value-type="string" office:string-value="2009-7">
            <text:p>2009-7</text:p>
          </table:table-cell>
          <table:table-cell office:value-type="float" office:value="167">
            <text:p>167</text:p>
          </table:table-cell>
          <table:table-cell office:value-type="float" office:value="762.243103">
            <text:p>762.243103</text:p>
          </table:table-cell>
          <table:table-cell office:value-type="float" office:value="1.979873">
            <text:p>1.979873</text:p>
          </table:table-cell>
          <table:table-cell office:value-type="float" office:value="5.855655">
            <text:p>5.855655</text:p>
          </table:table-cell>
          <table:table-cell office:value-type="float" office:value="2.136429">
            <text:p>2.136429</text:p>
          </table:table-cell>
          <table:table-cell office:value-type="float" office:value="4.56433">
            <text:p>4.56433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08">
            <text:p>2009008</text:p>
          </table:table-cell>
          <table:table-cell table:formula="of:=[.A656]/1000" office:value-type="float" office:value="2009.008">
            <text:p>2009</text:p>
          </table:table-cell>
          <table:table-cell table:formula="of:=[.A656]-INT([.B656])*1000" office:value-type="float" office:value="8">
            <text:p>8</text:p>
          </table:table-cell>
          <table:table-cell table:formula="of:=CONCATENATE(INT([.B656]);&quot;-&quot;;[.C656])" office:value-type="string" office:string-value="2009-8">
            <text:p>2009-8</text:p>
          </table:table-cell>
          <table:table-cell office:value-type="float" office:value="587">
            <text:p>587</text:p>
          </table:table-cell>
          <table:table-cell office:value-type="float" office:value="3868.906982">
            <text:p>3868.906982</text:p>
          </table:table-cell>
          <table:table-cell office:value-type="float" office:value="2.933458">
            <text:p>2.933458</text:p>
          </table:table-cell>
          <table:table-cell office:value-type="float" office:value="8.226319">
            <text:p>8.226319</text:p>
          </table:table-cell>
          <table:table-cell office:value-type="float" office:value="2.567291">
            <text:p>2.567291</text:p>
          </table:table-cell>
          <table:table-cell office:value-type="float" office:value="6.590983">
            <text:p>6.590983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09">
            <text:p>2009009</text:p>
          </table:table-cell>
          <table:table-cell table:formula="of:=[.A657]/1000" office:value-type="float" office:value="2009.009">
            <text:p>2009</text:p>
          </table:table-cell>
          <table:table-cell table:formula="of:=[.A657]-INT([.B657])*1000" office:value-type="float" office:value="9">
            <text:p>9</text:p>
          </table:table-cell>
          <table:table-cell table:formula="of:=CONCATENATE(INT([.B657]);&quot;-&quot;;[.C657])" office:value-type="string" office:string-value="2009-9">
            <text:p>2009-9</text:p>
          </table:table-cell>
          <table:table-cell office:value-type="float" office:value="506">
            <text:p>506</text:p>
          </table:table-cell>
          <table:table-cell office:value-type="float" office:value="3410.300049">
            <text:p>3410.300049</text:p>
          </table:table-cell>
          <table:table-cell office:value-type="float" office:value="2.871575">
            <text:p>2.871575</text:p>
          </table:table-cell>
          <table:table-cell office:value-type="float" office:value="8.647561">
            <text:p>8.647561</text:p>
          </table:table-cell>
          <table:table-cell office:value-type="float" office:value="2.596098">
            <text:p>2.596098</text:p>
          </table:table-cell>
          <table:table-cell office:value-type="float" office:value="6.739723">
            <text:p>6.739723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10">
            <text:p>2009010</text:p>
          </table:table-cell>
          <table:table-cell table:formula="of:=[.A658]/1000" office:value-type="float" office:value="2009.01">
            <text:p>2009</text:p>
          </table:table-cell>
          <table:table-cell table:formula="of:=[.A658]-INT([.B658])*1000" office:value-type="float" office:value="10">
            <text:p>10</text:p>
          </table:table-cell>
          <table:table-cell table:formula="of:=CONCATENATE(INT([.B658]);&quot;-&quot;;[.C658])" office:value-type="string" office:string-value="2009-10">
            <text:p>2009-10</text:p>
          </table:table-cell>
          <table:table-cell office:value-type="float" office:value="112">
            <text:p>112</text:p>
          </table:table-cell>
          <table:table-cell office:value-type="float" office:value="891.735535">
            <text:p>891.735535</text:p>
          </table:table-cell>
          <table:table-cell office:value-type="float" office:value="5.621623">
            <text:p>5.621623</text:p>
          </table:table-cell>
          <table:table-cell office:value-type="float" office:value="9.11565">
            <text:p>9.11565</text:p>
          </table:table-cell>
          <table:table-cell office:value-type="float" office:value="2.821688">
            <text:p>2.821688</text:p>
          </table:table-cell>
          <table:table-cell office:value-type="float" office:value="7.961925">
            <text:p>7.961925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11">
            <text:p>2009011</text:p>
          </table:table-cell>
          <table:table-cell table:formula="of:=[.A659]/1000" office:value-type="float" office:value="2009.011">
            <text:p>2009</text:p>
          </table:table-cell>
          <table:table-cell table:formula="of:=[.A659]-INT([.B659])*1000" office:value-type="float" office:value="11">
            <text:p>11</text:p>
          </table:table-cell>
          <table:table-cell table:formula="of:=CONCATENATE(INT([.B659]);&quot;-&quot;;[.C659])" office:value-type="string" office:string-value="2009-11">
            <text:p>2009-11</text:p>
          </table:table-cell>
          <table:table-cell office:value-type="float" office:value="596">
            <text:p>596</text:p>
          </table:table-cell>
          <table:table-cell office:value-type="float" office:value="4156.117188">
            <text:p>4156.117188</text:p>
          </table:table-cell>
          <table:table-cell office:value-type="float" office:value="3.505991">
            <text:p>3.505991</text:p>
          </table:table-cell>
          <table:table-cell office:value-type="float" office:value="8.134157">
            <text:p>8.134157</text:p>
          </table:table-cell>
          <table:table-cell office:value-type="float" office:value="2.64071">
            <text:p>2.64071</text:p>
          </table:table-cell>
          <table:table-cell office:value-type="float" office:value="6.973351">
            <text:p>6.973351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12">
            <text:p>2009012</text:p>
          </table:table-cell>
          <table:table-cell table:formula="of:=[.A660]/1000" office:value-type="float" office:value="2009.012">
            <text:p>2009</text:p>
          </table:table-cell>
          <table:table-cell table:formula="of:=[.A660]-INT([.B660])*1000" office:value-type="float" office:value="12">
            <text:p>12</text:p>
          </table:table-cell>
          <table:table-cell table:formula="of:=CONCATENATE(INT([.B660]);&quot;-&quot;;[.C660])" office:value-type="string" office:string-value="2009-12">
            <text:p>2009-12</text:p>
          </table:table-cell>
          <table:table-cell table:number-columns-repeated="6"/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float" office:value="2009013">
            <text:p>2009013</text:p>
          </table:table-cell>
          <table:table-cell table:formula="of:=[.A661]/1000" office:value-type="float" office:value="2009.013">
            <text:p>2009</text:p>
          </table:table-cell>
          <table:table-cell table:formula="of:=[.A661]-INT([.B661])*1000" office:value-type="float" office:value="13">
            <text:p>13</text:p>
          </table:table-cell>
          <table:table-cell table:formula="of:=CONCATENATE(INT([.B661]);&quot;-&quot;;[.C661])" office:value-type="string" office:string-value="2009-13">
            <text:p>2009-13</text:p>
          </table:table-cell>
          <table:table-cell office:value-type="float" office:value="599">
            <text:p>599</text:p>
          </table:table-cell>
          <table:table-cell office:value-type="float" office:value="3330.938721">
            <text:p>3330.938721</text:p>
          </table:table-cell>
          <table:table-cell office:value-type="float" office:value="0.702973">
            <text:p>0.702973</text:p>
          </table:table-cell>
          <table:table-cell office:value-type="float" office:value="7.284491">
            <text:p>7.284491</text:p>
          </table:table-cell>
          <table:table-cell office:value-type="float" office:value="2.358142">
            <text:p>2.358142</text:p>
          </table:table-cell>
          <table:table-cell office:value-type="float" office:value="5.560833">
            <text:p>5.560833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office:value-type="float" office:value="2009014">
            <text:p>2009014</text:p>
          </table:table-cell>
          <table:table-cell table:formula="of:=[.A662]/1000" office:value-type="float" office:value="2009.014">
            <text:p>2009</text:p>
          </table:table-cell>
          <table:table-cell table:formula="of:=[.A662]-INT([.B662])*1000" office:value-type="float" office:value="14">
            <text:p>14</text:p>
          </table:table-cell>
          <table:table-cell table:formula="of:=CONCATENATE(INT([.B662]);&quot;-&quot;;[.C662])" office:value-type="string" office:string-value="2009-14">
            <text:p>2009-14</text:p>
          </table:table-cell>
          <table:table-cell table:number-columns-repeated="6"/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float" office:value="2009015">
            <text:p>2009015</text:p>
          </table:table-cell>
          <table:table-cell table:formula="of:=[.A663]/1000" office:value-type="float" office:value="2009.015">
            <text:p>2009</text:p>
          </table:table-cell>
          <table:table-cell table:formula="of:=[.A663]-INT([.B663])*1000" office:value-type="float" office:value="15">
            <text:p>15</text:p>
          </table:table-cell>
          <table:table-cell table:formula="of:=CONCATENATE(INT([.B663]);&quot;-&quot;;[.C663])" office:value-type="string" office:string-value="2009-15">
            <text:p>2009-15</text:p>
          </table:table-cell>
          <table:table-cell office:value-type="float" office:value="454">
            <text:p>454</text:p>
          </table:table-cell>
          <table:table-cell office:value-type="float" office:value="3088.663574">
            <text:p>3088.663574</text:p>
          </table:table-cell>
          <table:table-cell office:value-type="float" office:value="4.128054">
            <text:p>4.128054</text:p>
          </table:table-cell>
          <table:table-cell office:value-type="float" office:value="9.84592">
            <text:p>9.84592</text:p>
          </table:table-cell>
          <table:table-cell office:value-type="float" office:value="2.608299">
            <text:p>2.608299</text:p>
          </table:table-cell>
          <table:table-cell office:value-type="float" office:value="6.803224">
            <text:p>6.803224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office:value-type="float" office:value="2009016">
            <text:p>2009016</text:p>
          </table:table-cell>
          <table:table-cell table:formula="of:=[.A664]/1000" office:value-type="float" office:value="2009.016">
            <text:p>2009</text:p>
          </table:table-cell>
          <table:table-cell table:formula="of:=[.A664]-INT([.B664])*1000" office:value-type="float" office:value="16">
            <text:p>16</text:p>
          </table:table-cell>
          <table:table-cell table:formula="of:=CONCATENATE(INT([.B664]);&quot;-&quot;;[.C664])" office:value-type="string" office:string-value="2009-16">
            <text:p>2009-16</text:p>
          </table:table-cell>
          <table:table-cell office:value-type="float" office:value="599">
            <text:p>599</text:p>
          </table:table-cell>
          <table:table-cell office:value-type="float" office:value="4880.708496">
            <text:p>4880.708496</text:p>
          </table:table-cell>
          <table:table-cell office:value-type="float" office:value="5.53767">
            <text:p>5.53767</text:p>
          </table:table-cell>
          <table:table-cell office:value-type="float" office:value="9.84189">
            <text:p>9.84189</text:p>
          </table:table-cell>
          <table:table-cell office:value-type="float" office:value="2.854487">
            <text:p>2.854487</text:p>
          </table:table-cell>
          <table:table-cell office:value-type="float" office:value="8.148094">
            <text:p>8.148094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17">
            <text:p>2009017</text:p>
          </table:table-cell>
          <table:table-cell table:formula="of:=[.A665]/1000" office:value-type="float" office:value="2009.017">
            <text:p>2009</text:p>
          </table:table-cell>
          <table:table-cell table:formula="of:=[.A665]-INT([.B665])*1000" office:value-type="float" office:value="17">
            <text:p>17</text:p>
          </table:table-cell>
          <table:table-cell table:formula="of:=CONCATENATE(INT([.B665]);&quot;-&quot;;[.C665])" office:value-type="string" office:string-value="2009-17">
            <text:p>2009-17</text:p>
          </table:table-cell>
          <table:table-cell office:value-type="float" office:value="599">
            <text:p>599</text:p>
          </table:table-cell>
          <table:table-cell office:value-type="float" office:value="3897.363281">
            <text:p>3897.363281</text:p>
          </table:table-cell>
          <table:table-cell office:value-type="float" office:value="5.176182">
            <text:p>5.176182</text:p>
          </table:table-cell>
          <table:table-cell office:value-type="float" office:value="8.12895">
            <text:p>8.12895</text:p>
          </table:table-cell>
          <table:table-cell office:value-type="float" office:value="2.550774">
            <text:p>2.550774</text:p>
          </table:table-cell>
          <table:table-cell office:value-type="float" office:value="6.50645">
            <text:p>6.50645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18">
            <text:p>2009018</text:p>
          </table:table-cell>
          <table:table-cell table:formula="of:=[.A666]/1000" office:value-type="float" office:value="2009.018">
            <text:p>2009</text:p>
          </table:table-cell>
          <table:table-cell table:formula="of:=[.A666]-INT([.B666])*1000" office:value-type="float" office:value="18">
            <text:p>18</text:p>
          </table:table-cell>
          <table:table-cell table:formula="of:=CONCATENATE(INT([.B666]);&quot;-&quot;;[.C666])" office:value-type="string" office:string-value="2009-18">
            <text:p>2009-18</text:p>
          </table:table-cell>
          <table:table-cell office:value-type="float" office:value="437">
            <text:p>437</text:p>
          </table:table-cell>
          <table:table-cell office:value-type="float" office:value="3398.561768">
            <text:p>3398.561768</text:p>
          </table:table-cell>
          <table:table-cell office:value-type="float" office:value="5.317498">
            <text:p>5.317498</text:p>
          </table:table-cell>
          <table:table-cell office:value-type="float" office:value="10.55477">
            <text:p>10.55477</text:p>
          </table:table-cell>
          <table:table-cell office:value-type="float" office:value="2.788733">
            <text:p>2.788733</text:p>
          </table:table-cell>
          <table:table-cell office:value-type="float" office:value="7.777029">
            <text:p>7.777029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19">
            <text:p>2009019</text:p>
          </table:table-cell>
          <table:table-cell table:formula="of:=[.A667]/1000" office:value-type="float" office:value="2009.019">
            <text:p>2009</text:p>
          </table:table-cell>
          <table:table-cell table:formula="of:=[.A667]-INT([.B667])*1000" office:value-type="float" office:value="19">
            <text:p>19</text:p>
          </table:table-cell>
          <table:table-cell table:formula="of:=CONCATENATE(INT([.B667]);&quot;-&quot;;[.C667])" office:value-type="string" office:string-value="2009-19">
            <text:p>2009-19</text:p>
          </table:table-cell>
          <table:table-cell office:value-type="float" office:value="599">
            <text:p>599</text:p>
          </table:table-cell>
          <table:table-cell office:value-type="float" office:value="2993.1875">
            <text:p>2993.1875</text:p>
          </table:table-cell>
          <table:table-cell office:value-type="float" office:value="1.89111">
            <text:p>1.89111</text:p>
          </table:table-cell>
          <table:table-cell office:value-type="float" office:value="6.655065">
            <text:p>6.655065</text:p>
          </table:table-cell>
          <table:table-cell office:value-type="float" office:value="2.235391">
            <text:p>2.235391</text:p>
          </table:table-cell>
          <table:table-cell office:value-type="float" office:value="4.996974">
            <text:p>4.996974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20">
            <text:p>2009020</text:p>
          </table:table-cell>
          <table:table-cell table:formula="of:=[.A668]/1000" office:value-type="float" office:value="2009.02">
            <text:p>2009</text:p>
          </table:table-cell>
          <table:table-cell table:formula="of:=[.A668]-INT([.B668])*1000" office:value-type="float" office:value="20">
            <text:p>20</text:p>
          </table:table-cell>
          <table:table-cell table:formula="of:=CONCATENATE(INT([.B668]);&quot;-&quot;;[.C668])" office:value-type="string" office:string-value="2009-20">
            <text:p>2009-20</text:p>
          </table:table-cell>
          <table:table-cell office:value-type="float" office:value="596">
            <text:p>596</text:p>
          </table:table-cell>
          <table:table-cell office:value-type="float" office:value="3623.804199">
            <text:p>3623.804199</text:p>
          </table:table-cell>
          <table:table-cell office:value-type="float" office:value="3.776397">
            <text:p>3.776397</text:p>
          </table:table-cell>
          <table:table-cell office:value-type="float" office:value="9.026449">
            <text:p>9.026449</text:p>
          </table:table-cell>
          <table:table-cell office:value-type="float" office:value="2.465808">
            <text:p>2.465808</text:p>
          </table:table-cell>
          <table:table-cell office:value-type="float" office:value="6.080208">
            <text:p>6.080208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21">
            <text:p>2009021</text:p>
          </table:table-cell>
          <table:table-cell table:formula="of:=[.A669]/1000" office:value-type="float" office:value="2009.021">
            <text:p>2009</text:p>
          </table:table-cell>
          <table:table-cell table:formula="of:=[.A669]-INT([.B669])*1000" office:value-type="float" office:value="21">
            <text:p>21</text:p>
          </table:table-cell>
          <table:table-cell table:formula="of:=CONCATENATE(INT([.B669]);&quot;-&quot;;[.C669])" office:value-type="string" office:string-value="2009-21">
            <text:p>2009-21</text:p>
          </table:table-cell>
          <table:table-cell table:number-columns-repeated="6"/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float" office:value="2009022">
            <text:p>2009022</text:p>
          </table:table-cell>
          <table:table-cell table:formula="of:=[.A670]/1000" office:value-type="float" office:value="2009.022">
            <text:p>2009</text:p>
          </table:table-cell>
          <table:table-cell table:formula="of:=[.A670]-INT([.B670])*1000" office:value-type="float" office:value="22">
            <text:p>22</text:p>
          </table:table-cell>
          <table:table-cell table:formula="of:=CONCATENATE(INT([.B670]);&quot;-&quot;;[.C670])" office:value-type="string" office:string-value="2009-22">
            <text:p>2009-22</text:p>
          </table:table-cell>
          <table:table-cell office:value-type="float" office:value="137">
            <text:p>137</text:p>
          </table:table-cell>
          <table:table-cell office:value-type="float" office:value="942.486877">
            <text:p>942.486877</text:p>
          </table:table-cell>
          <table:table-cell office:value-type="float" office:value="4.772316">
            <text:p>4.772316</text:p>
          </table:table-cell>
          <table:table-cell office:value-type="float" office:value="8.525212">
            <text:p>8.525212</text:p>
          </table:table-cell>
          <table:table-cell office:value-type="float" office:value="2.622874">
            <text:p>2.622874</text:p>
          </table:table-cell>
          <table:table-cell office:value-type="float" office:value="6.879466">
            <text:p>6.879466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office:value-type="float" office:value="2009023">
            <text:p>2009023</text:p>
          </table:table-cell>
          <table:table-cell table:formula="of:=[.A671]/1000" office:value-type="float" office:value="2009.023">
            <text:p>2009</text:p>
          </table:table-cell>
          <table:table-cell table:formula="of:=[.A671]-INT([.B671])*1000" office:value-type="float" office:value="23">
            <text:p>23</text:p>
          </table:table-cell>
          <table:table-cell table:formula="of:=CONCATENATE(INT([.B671]);&quot;-&quot;;[.C671])" office:value-type="string" office:string-value="2009-23">
            <text:p>2009-23</text:p>
          </table:table-cell>
          <table:table-cell office:value-type="float" office:value="20">
            <text:p>20</text:p>
          </table:table-cell>
          <table:table-cell office:value-type="float" office:value="188.934845">
            <text:p>188.934845</text:p>
          </table:table-cell>
          <table:table-cell office:value-type="float" office:value="8.347178">
            <text:p>8.347178</text:p>
          </table:table-cell>
          <table:table-cell office:value-type="float" office:value="9.918324">
            <text:p>9.918324</text:p>
          </table:table-cell>
          <table:table-cell office:value-type="float" office:value="3.073555">
            <text:p>3.073555</text:p>
          </table:table-cell>
          <table:table-cell office:value-type="float" office:value="9.446742">
            <text:p>9.446742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24">
            <text:p>2009024</text:p>
          </table:table-cell>
          <table:table-cell table:formula="of:=[.A672]/1000" office:value-type="float" office:value="2009.024">
            <text:p>2009</text:p>
          </table:table-cell>
          <table:table-cell table:formula="of:=[.A672]-INT([.B672])*1000" office:value-type="float" office:value="24">
            <text:p>24</text:p>
          </table:table-cell>
          <table:table-cell table:formula="of:=CONCATENATE(INT([.B672]);&quot;-&quot;;[.C672])" office:value-type="string" office:string-value="2009-24">
            <text:p>2009-24</text:p>
          </table:table-cell>
          <table:table-cell office:value-type="float" office:value="142">
            <text:p>142</text:p>
          </table:table-cell>
          <table:table-cell office:value-type="float" office:value="875.049133">
            <text:p>875.049133</text:p>
          </table:table-cell>
          <table:table-cell office:value-type="float" office:value="4.162982">
            <text:p>4.162982</text:p>
          </table:table-cell>
          <table:table-cell office:value-type="float" office:value="8.781318">
            <text:p>8.781318</text:p>
          </table:table-cell>
          <table:table-cell office:value-type="float" office:value="2.482402">
            <text:p>2.482402</text:p>
          </table:table-cell>
          <table:table-cell office:value-type="float" office:value="6.162318">
            <text:p>6.162318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25">
            <text:p>2009025</text:p>
          </table:table-cell>
          <table:table-cell table:formula="of:=[.A673]/1000" office:value-type="float" office:value="2009.025">
            <text:p>2009</text:p>
          </table:table-cell>
          <table:table-cell table:formula="of:=[.A673]-INT([.B673])*1000" office:value-type="float" office:value="25">
            <text:p>25</text:p>
          </table:table-cell>
          <table:table-cell table:formula="of:=CONCATENATE(INT([.B673]);&quot;-&quot;;[.C673])" office:value-type="string" office:string-value="2009-25">
            <text:p>2009-25</text:p>
          </table:table-cell>
          <table:table-cell office:value-type="float" office:value="599">
            <text:p>599</text:p>
          </table:table-cell>
          <table:table-cell office:value-type="float" office:value="2809.933838">
            <text:p>2809.933838</text:p>
          </table:table-cell>
          <table:table-cell office:value-type="float" office:value="1.413286">
            <text:p>1.413286</text:p>
          </table:table-cell>
          <table:table-cell office:value-type="float" office:value="7.385179">
            <text:p>7.385179</text:p>
          </table:table-cell>
          <table:table-cell office:value-type="float" office:value="2.165881">
            <text:p>2.165881</text:p>
          </table:table-cell>
          <table:table-cell office:value-type="float" office:value="4.691041">
            <text:p>4.691041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26">
            <text:p>2009026</text:p>
          </table:table-cell>
          <table:table-cell table:formula="of:=[.A674]/1000" office:value-type="float" office:value="2009.026">
            <text:p>2009</text:p>
          </table:table-cell>
          <table:table-cell table:formula="of:=[.A674]-INT([.B674])*1000" office:value-type="float" office:value="26">
            <text:p>26</text:p>
          </table:table-cell>
          <table:table-cell table:formula="of:=CONCATENATE(INT([.B674]);&quot;-&quot;;[.C674])" office:value-type="string" office:string-value="2009-26">
            <text:p>2009-26</text:p>
          </table:table-cell>
          <table:table-cell office:value-type="float" office:value="597">
            <text:p>597</text:p>
          </table:table-cell>
          <table:table-cell office:value-type="float" office:value="1601.655151">
            <text:p>1601.655151</text:p>
          </table:table-cell>
          <table:table-cell office:value-type="float" office:value="0.156936">
            <text:p>0.156936</text:p>
          </table:table-cell>
          <table:table-cell office:value-type="float" office:value="4.799079">
            <text:p>4.799079</text:p>
          </table:table-cell>
          <table:table-cell office:value-type="float" office:value="1.637938">
            <text:p>1.637938</text:p>
          </table:table-cell>
          <table:table-cell office:value-type="float" office:value="2.682839">
            <text:p>2.682839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27">
            <text:p>2009027</text:p>
          </table:table-cell>
          <table:table-cell table:formula="of:=[.A675]/1000" office:value-type="float" office:value="2009.027">
            <text:p>2009</text:p>
          </table:table-cell>
          <table:table-cell table:formula="of:=[.A675]-INT([.B675])*1000" office:value-type="float" office:value="27">
            <text:p>27</text:p>
          </table:table-cell>
          <table:table-cell table:formula="of:=CONCATENATE(INT([.B675]);&quot;-&quot;;[.C675])" office:value-type="string" office:string-value="2009-27">
            <text:p>2009-27</text:p>
          </table:table-cell>
          <table:table-cell office:value-type="float" office:value="593">
            <text:p>593</text:p>
          </table:table-cell>
          <table:table-cell office:value-type="float" office:value="4280.056641">
            <text:p>4280.056641</text:p>
          </table:table-cell>
          <table:table-cell office:value-type="float" office:value="5.166954">
            <text:p>5.166954</text:p>
          </table:table-cell>
          <table:table-cell office:value-type="float" office:value="9.468254">
            <text:p>9.468254</text:p>
          </table:table-cell>
          <table:table-cell office:value-type="float" office:value="2.686565">
            <text:p>2.686565</text:p>
          </table:table-cell>
          <table:table-cell office:value-type="float" office:value="7.217633">
            <text:p>7.217633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28">
            <text:p>2009028</text:p>
          </table:table-cell>
          <table:table-cell table:formula="of:=[.A676]/1000" office:value-type="float" office:value="2009.028">
            <text:p>2009</text:p>
          </table:table-cell>
          <table:table-cell table:formula="of:=[.A676]-INT([.B676])*1000" office:value-type="float" office:value="28">
            <text:p>28</text:p>
          </table:table-cell>
          <table:table-cell table:formula="of:=CONCATENATE(INT([.B676]);&quot;-&quot;;[.C676])" office:value-type="string" office:string-value="2009-28">
            <text:p>2009-28</text:p>
          </table:table-cell>
          <table:table-cell table:number-columns-repeated="6"/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float" office:value="2009029">
            <text:p>2009029</text:p>
          </table:table-cell>
          <table:table-cell table:formula="of:=[.A677]/1000" office:value-type="float" office:value="2009.029">
            <text:p>2009</text:p>
          </table:table-cell>
          <table:table-cell table:formula="of:=[.A677]-INT([.B677])*1000" office:value-type="float" office:value="29">
            <text:p>29</text:p>
          </table:table-cell>
          <table:table-cell table:formula="of:=CONCATENATE(INT([.B677]);&quot;-&quot;;[.C677])" office:value-type="string" office:string-value="2009-29">
            <text:p>2009-29</text:p>
          </table:table-cell>
          <table:table-cell office:value-type="float" office:value="598">
            <text:p>598</text:p>
          </table:table-cell>
          <table:table-cell office:value-type="float" office:value="1516.245361">
            <text:p>1516.245361</text:p>
          </table:table-cell>
          <table:table-cell office:value-type="float" office:value="0.402579">
            <text:p>0.402579</text:p>
          </table:table-cell>
          <table:table-cell office:value-type="float" office:value="4.678908">
            <text:p>4.678908</text:p>
          </table:table-cell>
          <table:table-cell office:value-type="float" office:value="1.592334">
            <text:p>1.592334</text:p>
          </table:table-cell>
          <table:table-cell office:value-type="float" office:value="2.535527">
            <text:p>2.535527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office:value-type="float" office:value="2009030">
            <text:p>2009030</text:p>
          </table:table-cell>
          <table:table-cell table:formula="of:=[.A678]/1000" office:value-type="float" office:value="2009.03">
            <text:p>2009</text:p>
          </table:table-cell>
          <table:table-cell table:formula="of:=[.A678]-INT([.B678])*1000" office:value-type="float" office:value="30">
            <text:p>30</text:p>
          </table:table-cell>
          <table:table-cell table:formula="of:=CONCATENATE(INT([.B678]);&quot;-&quot;;[.C678])" office:value-type="string" office:string-value="2009-30">
            <text:p>2009-30</text:p>
          </table:table-cell>
          <table:table-cell table:number-columns-repeated="6"/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float" office:value="2009031">
            <text:p>2009031</text:p>
          </table:table-cell>
          <table:table-cell table:formula="of:=[.A679]/1000" office:value-type="float" office:value="2009.031">
            <text:p>2009</text:p>
          </table:table-cell>
          <table:table-cell table:formula="of:=[.A679]-INT([.B679])*1000" office:value-type="float" office:value="31">
            <text:p>31</text:p>
          </table:table-cell>
          <table:table-cell table:formula="of:=CONCATENATE(INT([.B679]);&quot;-&quot;;[.C679])" office:value-type="string" office:string-value="2009-31">
            <text:p>2009-31</text:p>
          </table:table-cell>
          <table:table-cell office:value-type="float" office:value="599">
            <text:p>599</text:p>
          </table:table-cell>
          <table:table-cell office:value-type="float" office:value="2498.068359">
            <text:p>2498.068359</text:p>
          </table:table-cell>
          <table:table-cell office:value-type="float" office:value="1.782153">
            <text:p>1.782153</text:p>
          </table:table-cell>
          <table:table-cell office:value-type="float" office:value="5.970751">
            <text:p>5.970751</text:p>
          </table:table-cell>
          <table:table-cell office:value-type="float" office:value="2.042155">
            <text:p>2.042155</text:p>
          </table:table-cell>
          <table:table-cell office:value-type="float" office:value="4.170398">
            <text:p>4.170398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office:value-type="float" office:value="2009032">
            <text:p>2009032</text:p>
          </table:table-cell>
          <table:table-cell table:formula="of:=[.A680]/1000" office:value-type="float" office:value="2009.032">
            <text:p>2009</text:p>
          </table:table-cell>
          <table:table-cell table:formula="of:=[.A680]-INT([.B680])*1000" office:value-type="float" office:value="32">
            <text:p>32</text:p>
          </table:table-cell>
          <table:table-cell table:formula="of:=CONCATENATE(INT([.B680]);&quot;-&quot;;[.C680])" office:value-type="string" office:string-value="2009-32">
            <text:p>2009-32</text:p>
          </table:table-cell>
          <table:table-cell office:value-type="float" office:value="322">
            <text:p>322</text:p>
          </table:table-cell>
          <table:table-cell office:value-type="float" office:value="2375.11084">
            <text:p>2375.11084</text:p>
          </table:table-cell>
          <table:table-cell office:value-type="float" office:value="5.578001">
            <text:p>5.578001</text:p>
          </table:table-cell>
          <table:table-cell office:value-type="float" office:value="9.315027">
            <text:p>9.315027</text:p>
          </table:table-cell>
          <table:table-cell office:value-type="float" office:value="2.715901">
            <text:p>2.715901</text:p>
          </table:table-cell>
          <table:table-cell office:value-type="float" office:value="7.376121">
            <text:p>7.3761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33">
            <text:p>2009033</text:p>
          </table:table-cell>
          <table:table-cell table:formula="of:=[.A681]/1000" office:value-type="float" office:value="2009.033">
            <text:p>2009</text:p>
          </table:table-cell>
          <table:table-cell table:formula="of:=[.A681]-INT([.B681])*1000" office:value-type="float" office:value="33">
            <text:p>33</text:p>
          </table:table-cell>
          <table:table-cell table:formula="of:=CONCATENATE(INT([.B681]);&quot;-&quot;;[.C681])" office:value-type="string" office:string-value="2009-33">
            <text:p>2009-33</text:p>
          </table:table-cell>
          <table:table-cell office:value-type="float" office:value="478">
            <text:p>478</text:p>
          </table:table-cell>
          <table:table-cell office:value-type="float" office:value="3351.094727">
            <text:p>3351.094727</text:p>
          </table:table-cell>
          <table:table-cell office:value-type="float" office:value="5.192216">
            <text:p>5.192216</text:p>
          </table:table-cell>
          <table:table-cell office:value-type="float" office:value="9.054599">
            <text:p>9.054599</text:p>
          </table:table-cell>
          <table:table-cell office:value-type="float" office:value="2.647765">
            <text:p>2.647765</text:p>
          </table:table-cell>
          <table:table-cell office:value-type="float" office:value="7.010658">
            <text:p>7.0106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34">
            <text:p>2009034</text:p>
          </table:table-cell>
          <table:table-cell table:formula="of:=[.A682]/1000" office:value-type="float" office:value="2009.034">
            <text:p>2009</text:p>
          </table:table-cell>
          <table:table-cell table:formula="of:=[.A682]-INT([.B682])*1000" office:value-type="float" office:value="34">
            <text:p>34</text:p>
          </table:table-cell>
          <table:table-cell table:formula="of:=CONCATENATE(INT([.B682]);&quot;-&quot;;[.C682])" office:value-type="string" office:string-value="2009-34">
            <text:p>2009-34</text:p>
          </table:table-cell>
          <table:table-cell office:value-type="float" office:value="301">
            <text:p>301</text:p>
          </table:table-cell>
          <table:table-cell office:value-type="float" office:value="2066.600342">
            <text:p>2066.600342</text:p>
          </table:table-cell>
          <table:table-cell office:value-type="float" office:value="4.633277">
            <text:p>4.633277</text:p>
          </table:table-cell>
          <table:table-cell office:value-type="float" office:value="8.691911">
            <text:p>8.691911</text:p>
          </table:table-cell>
          <table:table-cell office:value-type="float" office:value="2.620264">
            <text:p>2.620264</text:p>
          </table:table-cell>
          <table:table-cell office:value-type="float" office:value="6.865782">
            <text:p>6.8657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35">
            <text:p>2009035</text:p>
          </table:table-cell>
          <table:table-cell table:formula="of:=[.A683]/1000" office:value-type="float" office:value="2009.035">
            <text:p>2009</text:p>
          </table:table-cell>
          <table:table-cell table:formula="of:=[.A683]-INT([.B683])*1000" office:value-type="float" office:value="35">
            <text:p>35</text:p>
          </table:table-cell>
          <table:table-cell table:formula="of:=CONCATENATE(INT([.B683]);&quot;-&quot;;[.C683])" office:value-type="string" office:string-value="2009-35">
            <text:p>2009-35</text:p>
          </table:table-cell>
          <table:table-cell office:value-type="float" office:value="599">
            <text:p>599</text:p>
          </table:table-cell>
          <table:table-cell office:value-type="float" office:value="2662.777588">
            <text:p>2662.777588</text:p>
          </table:table-cell>
          <table:table-cell office:value-type="float" office:value="1.37639">
            <text:p>1.37639</text:p>
          </table:table-cell>
          <table:table-cell office:value-type="float" office:value="6.357509">
            <text:p>6.357509</text:p>
          </table:table-cell>
          <table:table-cell office:value-type="float" office:value="2.108405">
            <text:p>2.108405</text:p>
          </table:table-cell>
          <table:table-cell office:value-type="float" office:value="4.445372">
            <text:p>4.4453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36">
            <text:p>2009036</text:p>
          </table:table-cell>
          <table:table-cell table:formula="of:=[.A684]/1000" office:value-type="float" office:value="2009.036">
            <text:p>2009</text:p>
          </table:table-cell>
          <table:table-cell table:formula="of:=[.A684]-INT([.B684])*1000" office:value-type="float" office:value="36">
            <text:p>36</text:p>
          </table:table-cell>
          <table:table-cell table:formula="of:=CONCATENATE(INT([.B684]);&quot;-&quot;;[.C684])" office:value-type="string" office:string-value="2009-36">
            <text:p>2009-36</text:p>
          </table:table-cell>
          <table:table-cell office:value-type="float" office:value="592">
            <text:p>592</text:p>
          </table:table-cell>
          <table:table-cell office:value-type="float" office:value="1721.114136">
            <text:p>1721.114136</text:p>
          </table:table-cell>
          <table:table-cell office:value-type="float" office:value="0.115622">
            <text:p>0.115622</text:p>
          </table:table-cell>
          <table:table-cell office:value-type="float" office:value="5.626275">
            <text:p>5.626275</text:p>
          </table:table-cell>
          <table:table-cell office:value-type="float" office:value="1.705077">
            <text:p>1.705077</text:p>
          </table:table-cell>
          <table:table-cell office:value-type="float" office:value="2.907287">
            <text:p>2.9072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37">
            <text:p>2009037</text:p>
          </table:table-cell>
          <table:table-cell table:formula="of:=[.A685]/1000" office:value-type="float" office:value="2009.037">
            <text:p>2009</text:p>
          </table:table-cell>
          <table:table-cell table:formula="of:=[.A685]-INT([.B685])*1000" office:value-type="float" office:value="37">
            <text:p>37</text:p>
          </table:table-cell>
          <table:table-cell table:formula="of:=CONCATENATE(INT([.B685]);&quot;-&quot;;[.C685])" office:value-type="string" office:string-value="2009-37">
            <text:p>2009-3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38">
            <text:p>2009038</text:p>
          </table:table-cell>
          <table:table-cell table:formula="of:=[.A686]/1000" office:value-type="float" office:value="2009.038">
            <text:p>2009</text:p>
          </table:table-cell>
          <table:table-cell table:formula="of:=[.A686]-INT([.B686])*1000" office:value-type="float" office:value="38">
            <text:p>38</text:p>
          </table:table-cell>
          <table:table-cell table:formula="of:=CONCATENATE(INT([.B686]);&quot;-&quot;;[.C686])" office:value-type="string" office:string-value="2009-38">
            <text:p>2009-38</text:p>
          </table:table-cell>
          <table:table-cell office:value-type="float" office:value="599">
            <text:p>599</text:p>
          </table:table-cell>
          <table:table-cell office:value-type="float" office:value="3481.681885">
            <text:p>3481.681885</text:p>
          </table:table-cell>
          <table:table-cell office:value-type="float" office:value="3.14964">
            <text:p>3.14964</text:p>
          </table:table-cell>
          <table:table-cell office:value-type="float" office:value="7.597673">
            <text:p>7.597673</text:p>
          </table:table-cell>
          <table:table-cell office:value-type="float" office:value="2.410911">
            <text:p>2.410911</text:p>
          </table:table-cell>
          <table:table-cell office:value-type="float" office:value="5.81249">
            <text:p>5.812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39">
            <text:p>2009039</text:p>
          </table:table-cell>
          <table:table-cell table:formula="of:=[.A687]/1000" office:value-type="float" office:value="2009.039">
            <text:p>2009</text:p>
          </table:table-cell>
          <table:table-cell table:formula="of:=[.A687]-INT([.B687])*1000" office:value-type="float" office:value="39">
            <text:p>39</text:p>
          </table:table-cell>
          <table:table-cell table:formula="of:=CONCATENATE(INT([.B687]);&quot;-&quot;;[.C687])" office:value-type="string" office:string-value="2009-39">
            <text:p>2009-39</text:p>
          </table:table-cell>
          <table:table-cell office:value-type="float" office:value="46">
            <text:p>46</text:p>
          </table:table-cell>
          <table:table-cell office:value-type="float" office:value="423.481171">
            <text:p>423.481171</text:p>
          </table:table-cell>
          <table:table-cell office:value-type="float" office:value="8.715325">
            <text:p>8.715325</text:p>
          </table:table-cell>
          <table:table-cell office:value-type="float" office:value="9.570911">
            <text:p>9.570911</text:p>
          </table:table-cell>
          <table:table-cell office:value-type="float" office:value="3.034158">
            <text:p>3.034158</text:p>
          </table:table-cell>
          <table:table-cell office:value-type="float" office:value="9.206113">
            <text:p>9.2061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40">
            <text:p>2009040</text:p>
          </table:table-cell>
          <table:table-cell table:formula="of:=[.A688]/1000" office:value-type="float" office:value="2009.04">
            <text:p>2009</text:p>
          </table:table-cell>
          <table:table-cell table:formula="of:=[.A688]-INT([.B688])*1000" office:value-type="float" office:value="40">
            <text:p>40</text:p>
          </table:table-cell>
          <table:table-cell table:formula="of:=CONCATENATE(INT([.B688]);&quot;-&quot;;[.C688])" office:value-type="string" office:string-value="2009-40">
            <text:p>2009-40</text:p>
          </table:table-cell>
          <table:table-cell office:value-type="float" office:value="44">
            <text:p>44</text:p>
          </table:table-cell>
          <table:table-cell office:value-type="float" office:value="350.114532">
            <text:p>350.114532</text:p>
          </table:table-cell>
          <table:table-cell office:value-type="float" office:value="7.378671">
            <text:p>7.378671</text:p>
          </table:table-cell>
          <table:table-cell office:value-type="float" office:value="9.401421">
            <text:p>9.401421</text:p>
          </table:table-cell>
          <table:table-cell office:value-type="float" office:value="2.820842">
            <text:p>2.820842</text:p>
          </table:table-cell>
          <table:table-cell office:value-type="float" office:value="7.957149">
            <text:p>7.9571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41">
            <text:p>2009041</text:p>
          </table:table-cell>
          <table:table-cell table:formula="of:=[.A689]/1000" office:value-type="float" office:value="2009.041">
            <text:p>2009</text:p>
          </table:table-cell>
          <table:table-cell table:formula="of:=[.A689]-INT([.B689])*1000" office:value-type="float" office:value="41">
            <text:p>41</text:p>
          </table:table-cell>
          <table:table-cell table:formula="of:=CONCATENATE(INT([.B689]);&quot;-&quot;;[.C689])" office:value-type="string" office:string-value="2009-41">
            <text:p>2009-4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42">
            <text:p>2009042</text:p>
          </table:table-cell>
          <table:table-cell table:formula="of:=[.A690]/1000" office:value-type="float" office:value="2009.042">
            <text:p>2009</text:p>
          </table:table-cell>
          <table:table-cell table:formula="of:=[.A690]-INT([.B690])*1000" office:value-type="float" office:value="42">
            <text:p>42</text:p>
          </table:table-cell>
          <table:table-cell table:formula="of:=CONCATENATE(INT([.B690]);&quot;-&quot;;[.C690])" office:value-type="string" office:string-value="2009-42">
            <text:p>2009-42</text:p>
          </table:table-cell>
          <table:table-cell office:value-type="float" office:value="5">
            <text:p>5</text:p>
          </table:table-cell>
          <table:table-cell office:value-type="float" office:value="30.540411">
            <text:p>30.540411</text:p>
          </table:table-cell>
          <table:table-cell office:value-type="float" office:value="5.884405">
            <text:p>5.884405</text:p>
          </table:table-cell>
          <table:table-cell office:value-type="float" office:value="6.665139">
            <text:p>6.665139</text:p>
          </table:table-cell>
          <table:table-cell office:value-type="float" office:value="2.471453">
            <text:p>2.471453</text:p>
          </table:table-cell>
          <table:table-cell office:value-type="float" office:value="6.108082">
            <text:p>6.10808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43">
            <text:p>2009043</text:p>
          </table:table-cell>
          <table:table-cell table:formula="of:=[.A691]/1000" office:value-type="float" office:value="2009.043">
            <text:p>2009</text:p>
          </table:table-cell>
          <table:table-cell table:formula="of:=[.A691]-INT([.B691])*1000" office:value-type="float" office:value="43">
            <text:p>43</text:p>
          </table:table-cell>
          <table:table-cell table:formula="of:=CONCATENATE(INT([.B691]);&quot;-&quot;;[.C691])" office:value-type="string" office:string-value="2009-43">
            <text:p>2009-43</text:p>
          </table:table-cell>
          <table:table-cell office:value-type="float" office:value="10">
            <text:p>10</text:p>
          </table:table-cell>
          <table:table-cell office:value-type="float" office:value="59.633804">
            <text:p>59.633804</text:p>
          </table:table-cell>
          <table:table-cell office:value-type="float" office:value="5.259013">
            <text:p>5.259013</text:p>
          </table:table-cell>
          <table:table-cell office:value-type="float" office:value="7.272672">
            <text:p>7.272672</text:p>
          </table:table-cell>
          <table:table-cell office:value-type="float" office:value="2.442003">
            <text:p>2.442003</text:p>
          </table:table-cell>
          <table:table-cell office:value-type="float" office:value="5.96338">
            <text:p>5.963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44">
            <text:p>2009044</text:p>
          </table:table-cell>
          <table:table-cell table:formula="of:=[.A692]/1000" office:value-type="float" office:value="2009.044">
            <text:p>2009</text:p>
          </table:table-cell>
          <table:table-cell table:formula="of:=[.A692]-INT([.B692])*1000" office:value-type="float" office:value="44">
            <text:p>44</text:p>
          </table:table-cell>
          <table:table-cell table:formula="of:=CONCATENATE(INT([.B692]);&quot;-&quot;;[.C692])" office:value-type="string" office:string-value="2009-44">
            <text:p>2009-4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45">
            <text:p>2009045</text:p>
          </table:table-cell>
          <table:table-cell table:formula="of:=[.A693]/1000" office:value-type="float" office:value="2009.045">
            <text:p>2009</text:p>
          </table:table-cell>
          <table:table-cell table:formula="of:=[.A693]-INT([.B693])*1000" office:value-type="float" office:value="45">
            <text:p>45</text:p>
          </table:table-cell>
          <table:table-cell table:formula="of:=CONCATENATE(INT([.B693]);&quot;-&quot;;[.C693])" office:value-type="string" office:string-value="2009-45">
            <text:p>2009-45</text:p>
          </table:table-cell>
          <table:table-cell office:value-type="float" office:value="524">
            <text:p>524</text:p>
          </table:table-cell>
          <table:table-cell office:value-type="float" office:value="2878.538574">
            <text:p>2878.538574</text:p>
          </table:table-cell>
          <table:table-cell office:value-type="float" office:value="2.984052">
            <text:p>2.984052</text:p>
          </table:table-cell>
          <table:table-cell office:value-type="float" office:value="7.48542">
            <text:p>7.48542</text:p>
          </table:table-cell>
          <table:table-cell office:value-type="float" office:value="2.343799">
            <text:p>2.343799</text:p>
          </table:table-cell>
          <table:table-cell office:value-type="float" office:value="5.493394">
            <text:p>5.4933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46">
            <text:p>2009046</text:p>
          </table:table-cell>
          <table:table-cell table:formula="of:=[.A694]/1000" office:value-type="float" office:value="2009.046">
            <text:p>2009</text:p>
          </table:table-cell>
          <table:table-cell table:formula="of:=[.A694]-INT([.B694])*1000" office:value-type="float" office:value="46">
            <text:p>46</text:p>
          </table:table-cell>
          <table:table-cell table:formula="of:=CONCATENATE(INT([.B694]);&quot;-&quot;;[.C694])" office:value-type="string" office:string-value="2009-46">
            <text:p>2009-4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47">
            <text:p>2009047</text:p>
          </table:table-cell>
          <table:table-cell table:formula="of:=[.A695]/1000" office:value-type="float" office:value="2009.047">
            <text:p>2009</text:p>
          </table:table-cell>
          <table:table-cell table:formula="of:=[.A695]-INT([.B695])*1000" office:value-type="float" office:value="47">
            <text:p>47</text:p>
          </table:table-cell>
          <table:table-cell table:formula="of:=CONCATENATE(INT([.B695]);&quot;-&quot;;[.C695])" office:value-type="string" office:string-value="2009-47">
            <text:p>2009-47</text:p>
          </table:table-cell>
          <table:table-cell office:value-type="float" office:value="599">
            <text:p>599</text:p>
          </table:table-cell>
          <table:table-cell office:value-type="float" office:value="2590.493164">
            <text:p>2590.493164</text:p>
          </table:table-cell>
          <table:table-cell office:value-type="float" office:value="1.946526">
            <text:p>1.946526</text:p>
          </table:table-cell>
          <table:table-cell office:value-type="float" office:value="6.571838">
            <text:p>6.571838</text:p>
          </table:table-cell>
          <table:table-cell office:value-type="float" office:value="2.079591">
            <text:p>2.079591</text:p>
          </table:table-cell>
          <table:table-cell office:value-type="float" office:value="4.324697">
            <text:p>4.3246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48">
            <text:p>2009048</text:p>
          </table:table-cell>
          <table:table-cell table:formula="of:=[.A696]/1000" office:value-type="float" office:value="2009.048">
            <text:p>2009</text:p>
          </table:table-cell>
          <table:table-cell table:formula="of:=[.A696]-INT([.B696])*1000" office:value-type="float" office:value="48">
            <text:p>48</text:p>
          </table:table-cell>
          <table:table-cell table:formula="of:=CONCATENATE(INT([.B696]);&quot;-&quot;;[.C696])" office:value-type="string" office:string-value="2009-48">
            <text:p>2009-48</text:p>
          </table:table-cell>
          <table:table-cell office:value-type="float" office:value="100">
            <text:p>100</text:p>
          </table:table-cell>
          <table:table-cell office:value-type="float" office:value="810.499939">
            <text:p>810.499939</text:p>
          </table:table-cell>
          <table:table-cell office:value-type="float" office:value="5.792217">
            <text:p>5.792217</text:p>
          </table:table-cell>
          <table:table-cell office:value-type="float" office:value="10.510747">
            <text:p>10.510747</text:p>
          </table:table-cell>
          <table:table-cell office:value-type="float" office:value="2.846928">
            <text:p>2.846928</text:p>
          </table:table-cell>
          <table:table-cell office:value-type="float" office:value="8.105">
            <text:p>8.1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49">
            <text:p>2009049</text:p>
          </table:table-cell>
          <table:table-cell table:formula="of:=[.A697]/1000" office:value-type="float" office:value="2009.049">
            <text:p>2009</text:p>
          </table:table-cell>
          <table:table-cell table:formula="of:=[.A697]-INT([.B697])*1000" office:value-type="float" office:value="49">
            <text:p>49</text:p>
          </table:table-cell>
          <table:table-cell table:formula="of:=CONCATENATE(INT([.B697]);&quot;-&quot;;[.C697])" office:value-type="string" office:string-value="2009-49">
            <text:p>2009-49</text:p>
          </table:table-cell>
          <table:table-cell office:value-type="float" office:value="38">
            <text:p>38</text:p>
          </table:table-cell>
          <table:table-cell office:value-type="float" office:value="223.711319">
            <text:p>223.711319</text:p>
          </table:table-cell>
          <table:table-cell office:value-type="float" office:value="4.283949">
            <text:p>4.283949</text:p>
          </table:table-cell>
          <table:table-cell office:value-type="float" office:value="7.710242">
            <text:p>7.710242</text:p>
          </table:table-cell>
          <table:table-cell office:value-type="float" office:value="2.426343">
            <text:p>2.426343</text:p>
          </table:table-cell>
          <table:table-cell office:value-type="float" office:value="5.88714">
            <text:p>5.887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50">
            <text:p>2009050</text:p>
          </table:table-cell>
          <table:table-cell table:formula="of:=[.A698]/1000" office:value-type="float" office:value="2009.05">
            <text:p>2009</text:p>
          </table:table-cell>
          <table:table-cell table:formula="of:=[.A698]-INT([.B698])*1000" office:value-type="float" office:value="50">
            <text:p>50</text:p>
          </table:table-cell>
          <table:table-cell table:formula="of:=CONCATENATE(INT([.B698]);&quot;-&quot;;[.C698])" office:value-type="string" office:string-value="2009-50">
            <text:p>2009-50</text:p>
          </table:table-cell>
          <table:table-cell office:value-type="float" office:value="599">
            <text:p>599</text:p>
          </table:table-cell>
          <table:table-cell office:value-type="float" office:value="2836.218262">
            <text:p>2836.218262</text:p>
          </table:table-cell>
          <table:table-cell office:value-type="float" office:value="3.00995">
            <text:p>3.00995</text:p>
          </table:table-cell>
          <table:table-cell office:value-type="float" office:value="6.706609">
            <text:p>6.706609</text:p>
          </table:table-cell>
          <table:table-cell office:value-type="float" office:value="2.175987">
            <text:p>2.175987</text:p>
          </table:table-cell>
          <table:table-cell office:value-type="float" office:value="4.734922">
            <text:p>4.7349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51">
            <text:p>2009051</text:p>
          </table:table-cell>
          <table:table-cell table:formula="of:=[.A699]/1000" office:value-type="float" office:value="2009.051">
            <text:p>2009</text:p>
          </table:table-cell>
          <table:table-cell table:formula="of:=[.A699]-INT([.B699])*1000" office:value-type="float" office:value="51">
            <text:p>51</text:p>
          </table:table-cell>
          <table:table-cell table:formula="of:=CONCATENATE(INT([.B699]);&quot;-&quot;;[.C699])" office:value-type="string" office:string-value="2009-51">
            <text:p>2009-51</text:p>
          </table:table-cell>
          <table:table-cell office:value-type="float" office:value="101">
            <text:p>101</text:p>
          </table:table-cell>
          <table:table-cell office:value-type="float" office:value="525.118774">
            <text:p>525.118774</text:p>
          </table:table-cell>
          <table:table-cell office:value-type="float" office:value="3.224378">
            <text:p>3.224378</text:p>
          </table:table-cell>
          <table:table-cell office:value-type="float" office:value="7.014848">
            <text:p>7.014848</text:p>
          </table:table-cell>
          <table:table-cell office:value-type="float" office:value="2.280174">
            <text:p>2.280174</text:p>
          </table:table-cell>
          <table:table-cell office:value-type="float" office:value="5.199196">
            <text:p>5.1991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52">
            <text:p>2009052</text:p>
          </table:table-cell>
          <table:table-cell table:formula="of:=[.A700]/1000" office:value-type="float" office:value="2009.052">
            <text:p>2009</text:p>
          </table:table-cell>
          <table:table-cell table:formula="of:=[.A700]-INT([.B700])*1000" office:value-type="float" office:value="52">
            <text:p>52</text:p>
          </table:table-cell>
          <table:table-cell table:formula="of:=CONCATENATE(INT([.B700]);&quot;-&quot;;[.C700])" office:value-type="string" office:string-value="2009-52">
            <text:p>2009-52</text:p>
          </table:table-cell>
          <table:table-cell office:value-type="float" office:value="599">
            <text:p>599</text:p>
          </table:table-cell>
          <table:table-cell office:value-type="float" office:value="2914.328369">
            <text:p>2914.328369</text:p>
          </table:table-cell>
          <table:table-cell office:value-type="float" office:value="3.606198">
            <text:p>3.606198</text:p>
          </table:table-cell>
          <table:table-cell office:value-type="float" office:value="6.696273">
            <text:p>6.696273</text:p>
          </table:table-cell>
          <table:table-cell office:value-type="float" office:value="2.205748">
            <text:p>2.205748</text:p>
          </table:table-cell>
          <table:table-cell office:value-type="float" office:value="4.865323">
            <text:p>4.8653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53">
            <text:p>2009053</text:p>
          </table:table-cell>
          <table:table-cell table:formula="of:=[.A701]/1000" office:value-type="float" office:value="2009.053">
            <text:p>2009</text:p>
          </table:table-cell>
          <table:table-cell table:formula="of:=[.A701]-INT([.B701])*1000" office:value-type="float" office:value="53">
            <text:p>53</text:p>
          </table:table-cell>
          <table:table-cell table:formula="of:=CONCATENATE(INT([.B701]);&quot;-&quot;;[.C701])" office:value-type="string" office:string-value="2009-53">
            <text:p>2009-5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54">
            <text:p>2009054</text:p>
          </table:table-cell>
          <table:table-cell table:formula="of:=[.A702]/1000" office:value-type="float" office:value="2009.054">
            <text:p>2009</text:p>
          </table:table-cell>
          <table:table-cell table:formula="of:=[.A702]-INT([.B702])*1000" office:value-type="float" office:value="54">
            <text:p>54</text:p>
          </table:table-cell>
          <table:table-cell table:formula="of:=CONCATENATE(INT([.B702]);&quot;-&quot;;[.C702])" office:value-type="string" office:string-value="2009-54">
            <text:p>2009-54</text:p>
          </table:table-cell>
          <table:table-cell office:value-type="float" office:value="599">
            <text:p>599</text:p>
          </table:table-cell>
          <table:table-cell office:value-type="float" office:value="1058.922729">
            <text:p>1058.922729</text:p>
          </table:table-cell>
          <table:table-cell office:value-type="float" office:value="0.081205">
            <text:p>0.081205</text:p>
          </table:table-cell>
          <table:table-cell office:value-type="float" office:value="3.674983">
            <text:p>3.674983</text:p>
          </table:table-cell>
          <table:table-cell office:value-type="float" office:value="1.329593">
            <text:p>1.329593</text:p>
          </table:table-cell>
          <table:table-cell office:value-type="float" office:value="1.767818">
            <text:p>1.7678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55">
            <text:p>2009055</text:p>
          </table:table-cell>
          <table:table-cell table:formula="of:=[.A703]/1000" office:value-type="float" office:value="2009.055">
            <text:p>2009</text:p>
          </table:table-cell>
          <table:table-cell table:formula="of:=[.A703]-INT([.B703])*1000" office:value-type="float" office:value="55">
            <text:p>55</text:p>
          </table:table-cell>
          <table:table-cell table:formula="of:=CONCATENATE(INT([.B703]);&quot;-&quot;;[.C703])" office:value-type="string" office:string-value="2009-55">
            <text:p>2009-55</text:p>
          </table:table-cell>
          <table:table-cell office:value-type="float" office:value="197">
            <text:p>197</text:p>
          </table:table-cell>
          <table:table-cell office:value-type="float" office:value="1357.430786">
            <text:p>1357.430786</text:p>
          </table:table-cell>
          <table:table-cell office:value-type="float" office:value="5.369608">
            <text:p>5.369608</text:p>
          </table:table-cell>
          <table:table-cell office:value-type="float" office:value="8.062408">
            <text:p>8.062408</text:p>
          </table:table-cell>
          <table:table-cell office:value-type="float" office:value="2.624978">
            <text:p>2.624978</text:p>
          </table:table-cell>
          <table:table-cell office:value-type="float" office:value="6.890512">
            <text:p>6.8905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56">
            <text:p>2009056</text:p>
          </table:table-cell>
          <table:table-cell table:formula="of:=[.A704]/1000" office:value-type="float" office:value="2009.056">
            <text:p>2009</text:p>
          </table:table-cell>
          <table:table-cell table:formula="of:=[.A704]-INT([.B704])*1000" office:value-type="float" office:value="56">
            <text:p>56</text:p>
          </table:table-cell>
          <table:table-cell table:formula="of:=CONCATENATE(INT([.B704]);&quot;-&quot;;[.C704])" office:value-type="string" office:string-value="2009-56">
            <text:p>2009-56</text:p>
          </table:table-cell>
          <table:table-cell office:value-type="float" office:value="599">
            <text:p>599</text:p>
          </table:table-cell>
          <table:table-cell office:value-type="float" office:value="2442.06665">
            <text:p>2442.06665</text:p>
          </table:table-cell>
          <table:table-cell office:value-type="float" office:value="2.929628">
            <text:p>2.929628</text:p>
          </table:table-cell>
          <table:table-cell office:value-type="float" office:value="5.849771">
            <text:p>5.849771</text:p>
          </table:table-cell>
          <table:table-cell office:value-type="float" office:value="2.019135">
            <text:p>2.019135</text:p>
          </table:table-cell>
          <table:table-cell office:value-type="float" office:value="4.076906">
            <text:p>4.0769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57">
            <text:p>2009057</text:p>
          </table:table-cell>
          <table:table-cell table:formula="of:=[.A705]/1000" office:value-type="float" office:value="2009.057">
            <text:p>2009</text:p>
          </table:table-cell>
          <table:table-cell table:formula="of:=[.A705]-INT([.B705])*1000" office:value-type="float" office:value="57">
            <text:p>57</text:p>
          </table:table-cell>
          <table:table-cell table:formula="of:=CONCATENATE(INT([.B705]);&quot;-&quot;;[.C705])" office:value-type="string" office:string-value="2009-57">
            <text:p>2009-57</text:p>
          </table:table-cell>
          <table:table-cell office:value-type="float" office:value="599">
            <text:p>599</text:p>
          </table:table-cell>
          <table:table-cell office:value-type="float" office:value="3068.87207">
            <text:p>3068.87207</text:p>
          </table:table-cell>
          <table:table-cell office:value-type="float" office:value="3.688603">
            <text:p>3.688603</text:p>
          </table:table-cell>
          <table:table-cell office:value-type="float" office:value="6.953398">
            <text:p>6.953398</text:p>
          </table:table-cell>
          <table:table-cell office:value-type="float" office:value="2.263476">
            <text:p>2.263476</text:p>
          </table:table-cell>
          <table:table-cell office:value-type="float" office:value="5.123326">
            <text:p>5.1233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58">
            <text:p>2009058</text:p>
          </table:table-cell>
          <table:table-cell table:formula="of:=[.A706]/1000" office:value-type="float" office:value="2009.058">
            <text:p>2009</text:p>
          </table:table-cell>
          <table:table-cell table:formula="of:=[.A706]-INT([.B706])*1000" office:value-type="float" office:value="58">
            <text:p>58</text:p>
          </table:table-cell>
          <table:table-cell table:formula="of:=CONCATENATE(INT([.B706]);&quot;-&quot;;[.C706])" office:value-type="string" office:string-value="2009-58">
            <text:p>2009-58</text:p>
          </table:table-cell>
          <table:table-cell office:value-type="float" office:value="598">
            <text:p>598</text:p>
          </table:table-cell>
          <table:table-cell office:value-type="float" office:value="2543.137939">
            <text:p>2543.137939</text:p>
          </table:table-cell>
          <table:table-cell office:value-type="float" office:value="2.959334">
            <text:p>2.959334</text:p>
          </table:table-cell>
          <table:table-cell office:value-type="float" office:value="5.720755">
            <text:p>5.720755</text:p>
          </table:table-cell>
          <table:table-cell office:value-type="float" office:value="2.062217">
            <text:p>2.062217</text:p>
          </table:table-cell>
          <table:table-cell office:value-type="float" office:value="4.252739">
            <text:p>4.2527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59">
            <text:p>2009059</text:p>
          </table:table-cell>
          <table:table-cell table:formula="of:=[.A707]/1000" office:value-type="float" office:value="2009.059">
            <text:p>2009</text:p>
          </table:table-cell>
          <table:table-cell table:formula="of:=[.A707]-INT([.B707])*1000" office:value-type="float" office:value="59">
            <text:p>59</text:p>
          </table:table-cell>
          <table:table-cell table:formula="of:=CONCATENATE(INT([.B707]);&quot;-&quot;;[.C707])" office:value-type="string" office:string-value="2009-59">
            <text:p>2009-59</text:p>
          </table:table-cell>
          <table:table-cell office:value-type="float" office:value="599">
            <text:p>599</text:p>
          </table:table-cell>
          <table:table-cell office:value-type="float" office:value="3097.119385">
            <text:p>3097.119385</text:p>
          </table:table-cell>
          <table:table-cell office:value-type="float" office:value="3.843541">
            <text:p>3.843541</text:p>
          </table:table-cell>
          <table:table-cell office:value-type="float" office:value="6.725105">
            <text:p>6.725105</text:p>
          </table:table-cell>
          <table:table-cell office:value-type="float" office:value="2.27387">
            <text:p>2.27387</text:p>
          </table:table-cell>
          <table:table-cell office:value-type="float" office:value="5.170483">
            <text:p>5.1704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60">
            <text:p>2009060</text:p>
          </table:table-cell>
          <table:table-cell table:formula="of:=[.A708]/1000" office:value-type="float" office:value="2009.06">
            <text:p>2009</text:p>
          </table:table-cell>
          <table:table-cell table:formula="of:=[.A708]-INT([.B708])*1000" office:value-type="float" office:value="60">
            <text:p>60</text:p>
          </table:table-cell>
          <table:table-cell table:formula="of:=CONCATENATE(INT([.B708]);&quot;-&quot;;[.C708])" office:value-type="string" office:string-value="2009-60">
            <text:p>2009-6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61">
            <text:p>2009061</text:p>
          </table:table-cell>
          <table:table-cell table:formula="of:=[.A709]/1000" office:value-type="float" office:value="2009.061">
            <text:p>2009</text:p>
          </table:table-cell>
          <table:table-cell table:formula="of:=[.A709]-INT([.B709])*1000" office:value-type="float" office:value="61">
            <text:p>61</text:p>
          </table:table-cell>
          <table:table-cell table:formula="of:=CONCATENATE(INT([.B709]);&quot;-&quot;;[.C709])" office:value-type="string" office:string-value="2009-61">
            <text:p>2009-61</text:p>
          </table:table-cell>
          <table:table-cell office:value-type="float" office:value="534">
            <text:p>534</text:p>
          </table:table-cell>
          <table:table-cell office:value-type="float" office:value="2953.823975">
            <text:p>2953.823975</text:p>
          </table:table-cell>
          <table:table-cell office:value-type="float" office:value="3.891111">
            <text:p>3.891111</text:p>
          </table:table-cell>
          <table:table-cell office:value-type="float" office:value="7.602108">
            <text:p>7.602108</text:p>
          </table:table-cell>
          <table:table-cell office:value-type="float" office:value="2.351915">
            <text:p>2.351915</text:p>
          </table:table-cell>
          <table:table-cell office:value-type="float" office:value="5.531506">
            <text:p>5.5315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62">
            <text:p>2009062</text:p>
          </table:table-cell>
          <table:table-cell table:formula="of:=[.A710]/1000" office:value-type="float" office:value="2009.062">
            <text:p>2009</text:p>
          </table:table-cell>
          <table:table-cell table:formula="of:=[.A710]-INT([.B710])*1000" office:value-type="float" office:value="62">
            <text:p>62</text:p>
          </table:table-cell>
          <table:table-cell table:formula="of:=CONCATENATE(INT([.B710]);&quot;-&quot;;[.C710])" office:value-type="string" office:string-value="2009-62">
            <text:p>2009-6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63">
            <text:p>2009063</text:p>
          </table:table-cell>
          <table:table-cell table:formula="of:=[.A711]/1000" office:value-type="float" office:value="2009.063">
            <text:p>2009</text:p>
          </table:table-cell>
          <table:table-cell table:formula="of:=[.A711]-INT([.B711])*1000" office:value-type="float" office:value="63">
            <text:p>63</text:p>
          </table:table-cell>
          <table:table-cell table:formula="of:=CONCATENATE(INT([.B711]);&quot;-&quot;;[.C711])" office:value-type="string" office:string-value="2009-63">
            <text:p>2009-63</text:p>
          </table:table-cell>
          <table:table-cell office:value-type="float" office:value="424">
            <text:p>424</text:p>
          </table:table-cell>
          <table:table-cell office:value-type="float" office:value="2370.185547">
            <text:p>2370.185547</text:p>
          </table:table-cell>
          <table:table-cell office:value-type="float" office:value="4.373479">
            <text:p>4.373479</text:p>
          </table:table-cell>
          <table:table-cell office:value-type="float" office:value="6.716681">
            <text:p>6.716681</text:p>
          </table:table-cell>
          <table:table-cell office:value-type="float" office:value="2.364331">
            <text:p>2.364331</text:p>
          </table:table-cell>
          <table:table-cell office:value-type="float" office:value="5.59006">
            <text:p>5.590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64">
            <text:p>2009064</text:p>
          </table:table-cell>
          <table:table-cell table:formula="of:=[.A712]/1000" office:value-type="float" office:value="2009.064">
            <text:p>2009</text:p>
          </table:table-cell>
          <table:table-cell table:formula="of:=[.A712]-INT([.B712])*1000" office:value-type="float" office:value="64">
            <text:p>64</text:p>
          </table:table-cell>
          <table:table-cell table:formula="of:=CONCATENATE(INT([.B712]);&quot;-&quot;;[.C712])" office:value-type="string" office:string-value="2009-64">
            <text:p>2009-6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65">
            <text:p>2009065</text:p>
          </table:table-cell>
          <table:table-cell table:formula="of:=[.A713]/1000" office:value-type="float" office:value="2009.065">
            <text:p>2009</text:p>
          </table:table-cell>
          <table:table-cell table:formula="of:=[.A713]-INT([.B713])*1000" office:value-type="float" office:value="65">
            <text:p>65</text:p>
          </table:table-cell>
          <table:table-cell table:formula="of:=CONCATENATE(INT([.B713]);&quot;-&quot;;[.C713])" office:value-type="string" office:string-value="2009-65">
            <text:p>2009-65</text:p>
          </table:table-cell>
          <table:table-cell office:value-type="float" office:value="593">
            <text:p>593</text:p>
          </table:table-cell>
          <table:table-cell office:value-type="float" office:value="2912.649902">
            <text:p>2912.649902</text:p>
          </table:table-cell>
          <table:table-cell office:value-type="float" office:value="3.494998">
            <text:p>3.494998</text:p>
          </table:table-cell>
          <table:table-cell office:value-type="float" office:value="6.125856">
            <text:p>6.125856</text:p>
          </table:table-cell>
          <table:table-cell office:value-type="float" office:value="2.21624">
            <text:p>2.21624</text:p>
          </table:table-cell>
          <table:table-cell office:value-type="float" office:value="4.91172">
            <text:p>4.9117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66">
            <text:p>2009066</text:p>
          </table:table-cell>
          <table:table-cell table:formula="of:=[.A714]/1000" office:value-type="float" office:value="2009.066">
            <text:p>2009</text:p>
          </table:table-cell>
          <table:table-cell table:formula="of:=[.A714]-INT([.B714])*1000" office:value-type="float" office:value="66">
            <text:p>66</text:p>
          </table:table-cell>
          <table:table-cell table:formula="of:=CONCATENATE(INT([.B714]);&quot;-&quot;;[.C714])" office:value-type="string" office:string-value="2009-66">
            <text:p>2009-66</text:p>
          </table:table-cell>
          <table:table-cell office:value-type="float" office:value="598">
            <text:p>598</text:p>
          </table:table-cell>
          <table:table-cell office:value-type="float" office:value="2567.309814">
            <text:p>2567.309814</text:p>
          </table:table-cell>
          <table:table-cell office:value-type="float" office:value="2.926691">
            <text:p>2.926691</text:p>
          </table:table-cell>
          <table:table-cell office:value-type="float" office:value="5.913105">
            <text:p>5.913105</text:p>
          </table:table-cell>
          <table:table-cell office:value-type="float" office:value="2.071994">
            <text:p>2.071994</text:p>
          </table:table-cell>
          <table:table-cell office:value-type="float" office:value="4.29316">
            <text:p>4.293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67">
            <text:p>2009067</text:p>
          </table:table-cell>
          <table:table-cell table:formula="of:=[.A715]/1000" office:value-type="float" office:value="2009.067">
            <text:p>2009</text:p>
          </table:table-cell>
          <table:table-cell table:formula="of:=[.A715]-INT([.B715])*1000" office:value-type="float" office:value="67">
            <text:p>67</text:p>
          </table:table-cell>
          <table:table-cell table:formula="of:=CONCATENATE(INT([.B715]);&quot;-&quot;;[.C715])" office:value-type="string" office:string-value="2009-67">
            <text:p>2009-67</text:p>
          </table:table-cell>
          <table:table-cell office:value-type="float" office:value="599">
            <text:p>599</text:p>
          </table:table-cell>
          <table:table-cell office:value-type="float" office:value="2974.823242">
            <text:p>2974.823242</text:p>
          </table:table-cell>
          <table:table-cell office:value-type="float" office:value="3.145023">
            <text:p>3.145023</text:p>
          </table:table-cell>
          <table:table-cell office:value-type="float" office:value="6.386159">
            <text:p>6.386159</text:p>
          </table:table-cell>
          <table:table-cell office:value-type="float" office:value="2.228523">
            <text:p>2.228523</text:p>
          </table:table-cell>
          <table:table-cell office:value-type="float" office:value="4.966316">
            <text:p>4.9663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68">
            <text:p>2009068</text:p>
          </table:table-cell>
          <table:table-cell table:formula="of:=[.A716]/1000" office:value-type="float" office:value="2009.068">
            <text:p>2009</text:p>
          </table:table-cell>
          <table:table-cell table:formula="of:=[.A716]-INT([.B716])*1000" office:value-type="float" office:value="68">
            <text:p>68</text:p>
          </table:table-cell>
          <table:table-cell table:formula="of:=CONCATENATE(INT([.B716]);&quot;-&quot;;[.C716])" office:value-type="string" office:string-value="2009-68">
            <text:p>2009-68</text:p>
          </table:table-cell>
          <table:table-cell office:value-type="float" office:value="599">
            <text:p>599</text:p>
          </table:table-cell>
          <table:table-cell office:value-type="float" office:value="3069.493408">
            <text:p>3069.493408</text:p>
          </table:table-cell>
          <table:table-cell office:value-type="float" office:value="2.993994">
            <text:p>2.993994</text:p>
          </table:table-cell>
          <table:table-cell office:value-type="float" office:value="6.324951">
            <text:p>6.324951</text:p>
          </table:table-cell>
          <table:table-cell office:value-type="float" office:value="2.263705">
            <text:p>2.263705</text:p>
          </table:table-cell>
          <table:table-cell office:value-type="float" office:value="5.124363">
            <text:p>5.1243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69">
            <text:p>2009069</text:p>
          </table:table-cell>
          <table:table-cell table:formula="of:=[.A717]/1000" office:value-type="float" office:value="2009.069">
            <text:p>2009</text:p>
          </table:table-cell>
          <table:table-cell table:formula="of:=[.A717]-INT([.B717])*1000" office:value-type="float" office:value="69">
            <text:p>69</text:p>
          </table:table-cell>
          <table:table-cell table:formula="of:=CONCATENATE(INT([.B717]);&quot;-&quot;;[.C717])" office:value-type="string" office:string-value="2009-69">
            <text:p>2009-6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70">
            <text:p>2009070</text:p>
          </table:table-cell>
          <table:table-cell table:formula="of:=[.A718]/1000" office:value-type="float" office:value="2009.07">
            <text:p>2009</text:p>
          </table:table-cell>
          <table:table-cell table:formula="of:=[.A718]-INT([.B718])*1000" office:value-type="float" office:value="70">
            <text:p>70</text:p>
          </table:table-cell>
          <table:table-cell table:formula="of:=CONCATENATE(INT([.B718]);&quot;-&quot;;[.C718])" office:value-type="string" office:string-value="2009-70">
            <text:p>2009-7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71">
            <text:p>2009071</text:p>
          </table:table-cell>
          <table:table-cell table:formula="of:=[.A719]/1000" office:value-type="float" office:value="2009.071">
            <text:p>2009</text:p>
          </table:table-cell>
          <table:table-cell table:formula="of:=[.A719]-INT([.B719])*1000" office:value-type="float" office:value="71">
            <text:p>71</text:p>
          </table:table-cell>
          <table:table-cell table:formula="of:=CONCATENATE(INT([.B719]);&quot;-&quot;;[.C719])" office:value-type="string" office:string-value="2009-71">
            <text:p>2009-7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72">
            <text:p>2009072</text:p>
          </table:table-cell>
          <table:table-cell table:formula="of:=[.A720]/1000" office:value-type="float" office:value="2009.072">
            <text:p>2009</text:p>
          </table:table-cell>
          <table:table-cell table:formula="of:=[.A720]-INT([.B720])*1000" office:value-type="float" office:value="72">
            <text:p>72</text:p>
          </table:table-cell>
          <table:table-cell table:formula="of:=CONCATENATE(INT([.B720]);&quot;-&quot;;[.C720])" office:value-type="string" office:string-value="2009-72">
            <text:p>2009-72</text:p>
          </table:table-cell>
          <table:table-cell office:value-type="float" office:value="36">
            <text:p>36</text:p>
          </table:table-cell>
          <table:table-cell office:value-type="float" office:value="201.992661">
            <text:p>201.992661</text:p>
          </table:table-cell>
          <table:table-cell office:value-type="float" office:value="4.372909">
            <text:p>4.372909</text:p>
          </table:table-cell>
          <table:table-cell office:value-type="float" office:value="6.763249">
            <text:p>6.763249</text:p>
          </table:table-cell>
          <table:table-cell office:value-type="float" office:value="2.368735">
            <text:p>2.368735</text:p>
          </table:table-cell>
          <table:table-cell office:value-type="float" office:value="5.610907">
            <text:p>5.61090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9073">
            <text:p>2009073</text:p>
          </table:table-cell>
          <table:table-cell table:formula="of:=[.A721]/1000" office:value-type="float" office:value="2009.073">
            <text:p>2009</text:p>
          </table:table-cell>
          <table:table-cell table:formula="of:=[.A721]-INT([.B721])*1000" office:value-type="float" office:value="73">
            <text:p>73</text:p>
          </table:table-cell>
          <table:table-cell table:formula="of:=CONCATENATE(INT([.B721]);&quot;-&quot;;[.C721])" office:value-type="string" office:string-value="2009-73">
            <text:p>2009-7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74">
            <text:p>2009074</text:p>
          </table:table-cell>
          <table:table-cell table:formula="of:=[.A722]/1000" office:value-type="float" office:value="2009.074">
            <text:p>2009</text:p>
          </table:table-cell>
          <table:table-cell table:formula="of:=[.A722]-INT([.B722])*1000" office:value-type="float" office:value="74">
            <text:p>74</text:p>
          </table:table-cell>
          <table:table-cell table:formula="of:=CONCATENATE(INT([.B722]);&quot;-&quot;;[.C722])" office:value-type="string" office:string-value="2009-74">
            <text:p>2009-74</text:p>
          </table:table-cell>
          <table:table-cell office:value-type="float" office:value="510">
            <text:p>510</text:p>
          </table:table-cell>
          <table:table-cell office:value-type="float" office:value="2254.481689">
            <text:p>2254.481689</text:p>
          </table:table-cell>
          <table:table-cell office:value-type="float" office:value="3.204207">
            <text:p>3.204207</text:p>
          </table:table-cell>
          <table:table-cell office:value-type="float" office:value="5.82276">
            <text:p>5.82276</text:p>
          </table:table-cell>
          <table:table-cell office:value-type="float" office:value="2.102511">
            <text:p>2.102511</text:p>
          </table:table-cell>
          <table:table-cell office:value-type="float" office:value="4.420552">
            <text:p>4.42055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75">
            <text:p>2009075</text:p>
          </table:table-cell>
          <table:table-cell table:formula="of:=[.A723]/1000" office:value-type="float" office:value="2009.075">
            <text:p>2009</text:p>
          </table:table-cell>
          <table:table-cell table:formula="of:=[.A723]-INT([.B723])*1000" office:value-type="float" office:value="75">
            <text:p>75</text:p>
          </table:table-cell>
          <table:table-cell table:formula="of:=CONCATENATE(INT([.B723]);&quot;-&quot;;[.C723])" office:value-type="string" office:string-value="2009-75">
            <text:p>2009-75</text:p>
          </table:table-cell>
          <table:table-cell office:value-type="float" office:value="575">
            <text:p>575</text:p>
          </table:table-cell>
          <table:table-cell office:value-type="float" office:value="3105.787842">
            <text:p>3105.787842</text:p>
          </table:table-cell>
          <table:table-cell office:value-type="float" office:value="4.292918">
            <text:p>4.292918</text:p>
          </table:table-cell>
          <table:table-cell office:value-type="float" office:value="6.357075">
            <text:p>6.357075</text:p>
          </table:table-cell>
          <table:table-cell office:value-type="float" office:value="2.324085">
            <text:p>2.324085</text:p>
          </table:table-cell>
          <table:table-cell office:value-type="float" office:value="5.40137">
            <text:p>5.401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76">
            <text:p>2009076</text:p>
          </table:table-cell>
          <table:table-cell table:formula="of:=[.A724]/1000" office:value-type="float" office:value="2009.076">
            <text:p>2009</text:p>
          </table:table-cell>
          <table:table-cell table:formula="of:=[.A724]-INT([.B724])*1000" office:value-type="float" office:value="76">
            <text:p>76</text:p>
          </table:table-cell>
          <table:table-cell table:formula="of:=CONCATENATE(INT([.B724]);&quot;-&quot;;[.C724])" office:value-type="string" office:string-value="2009-76">
            <text:p>2009-7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77">
            <text:p>2009077</text:p>
          </table:table-cell>
          <table:table-cell table:formula="of:=[.A725]/1000" office:value-type="float" office:value="2009.077">
            <text:p>2009</text:p>
          </table:table-cell>
          <table:table-cell table:formula="of:=[.A725]-INT([.B725])*1000" office:value-type="float" office:value="77">
            <text:p>77</text:p>
          </table:table-cell>
          <table:table-cell table:formula="of:=CONCATENATE(INT([.B725]);&quot;-&quot;;[.C725])" office:value-type="string" office:string-value="2009-77">
            <text:p>2009-77</text:p>
          </table:table-cell>
          <table:table-cell office:value-type="float" office:value="599">
            <text:p>599</text:p>
          </table:table-cell>
          <table:table-cell office:value-type="float" office:value="2079.307373">
            <text:p>2079.307373</text:p>
          </table:table-cell>
          <table:table-cell office:value-type="float" office:value="1.672403">
            <text:p>1.672403</text:p>
          </table:table-cell>
          <table:table-cell office:value-type="float" office:value="5.018364">
            <text:p>5.018364</text:p>
          </table:table-cell>
          <table:table-cell office:value-type="float" office:value="1.863142">
            <text:p>1.863142</text:p>
          </table:table-cell>
          <table:table-cell office:value-type="float" office:value="3.471298">
            <text:p>3.4712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78">
            <text:p>2009078</text:p>
          </table:table-cell>
          <table:table-cell table:formula="of:=[.A726]/1000" office:value-type="float" office:value="2009.078">
            <text:p>2009</text:p>
          </table:table-cell>
          <table:table-cell table:formula="of:=[.A726]-INT([.B726])*1000" office:value-type="float" office:value="78">
            <text:p>78</text:p>
          </table:table-cell>
          <table:table-cell table:formula="of:=CONCATENATE(INT([.B726]);&quot;-&quot;;[.C726])" office:value-type="string" office:string-value="2009-78">
            <text:p>2009-7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79">
            <text:p>2009079</text:p>
          </table:table-cell>
          <table:table-cell table:formula="of:=[.A727]/1000" office:value-type="float" office:value="2009.079">
            <text:p>2009</text:p>
          </table:table-cell>
          <table:table-cell table:formula="of:=[.A727]-INT([.B727])*1000" office:value-type="float" office:value="79">
            <text:p>79</text:p>
          </table:table-cell>
          <table:table-cell table:formula="of:=CONCATENATE(INT([.B727]);&quot;-&quot;;[.C727])" office:value-type="string" office:string-value="2009-79">
            <text:p>2009-79</text:p>
          </table:table-cell>
          <table:table-cell office:value-type="float" office:value="599">
            <text:p>599</text:p>
          </table:table-cell>
          <table:table-cell office:value-type="float" office:value="1529.791748">
            <text:p>1529.791748</text:p>
          </table:table-cell>
          <table:table-cell office:value-type="float" office:value="0.508631">
            <text:p>0.508631</text:p>
          </table:table-cell>
          <table:table-cell office:value-type="float" office:value="3.820109">
            <text:p>3.820109</text:p>
          </table:table-cell>
          <table:table-cell office:value-type="float" office:value="1.598096">
            <text:p>1.598096</text:p>
          </table:table-cell>
          <table:table-cell office:value-type="float" office:value="2.55391">
            <text:p>2.5539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80">
            <text:p>2009080</text:p>
          </table:table-cell>
          <table:table-cell table:formula="of:=[.A728]/1000" office:value-type="float" office:value="2009.08">
            <text:p>2009</text:p>
          </table:table-cell>
          <table:table-cell table:formula="of:=[.A728]-INT([.B728])*1000" office:value-type="float" office:value="80">
            <text:p>80</text:p>
          </table:table-cell>
          <table:table-cell table:formula="of:=CONCATENATE(INT([.B728]);&quot;-&quot;;[.C728])" office:value-type="string" office:string-value="2009-80">
            <text:p>2009-80</text:p>
          </table:table-cell>
          <table:table-cell office:value-type="float" office:value="599">
            <text:p>599</text:p>
          </table:table-cell>
          <table:table-cell office:value-type="float" office:value="2577.561279">
            <text:p>2577.561279</text:p>
          </table:table-cell>
          <table:table-cell office:value-type="float" office:value="2.331551">
            <text:p>2.331551</text:p>
          </table:table-cell>
          <table:table-cell office:value-type="float" office:value="5.763965">
            <text:p>5.763965</text:p>
          </table:table-cell>
          <table:table-cell office:value-type="float" office:value="2.074393">
            <text:p>2.074393</text:p>
          </table:table-cell>
          <table:table-cell office:value-type="float" office:value="4.303107">
            <text:p>4.3031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81">
            <text:p>2009081</text:p>
          </table:table-cell>
          <table:table-cell table:formula="of:=[.A729]/1000" office:value-type="float" office:value="2009.081">
            <text:p>2009</text:p>
          </table:table-cell>
          <table:table-cell table:formula="of:=[.A729]-INT([.B729])*1000" office:value-type="float" office:value="81">
            <text:p>81</text:p>
          </table:table-cell>
          <table:table-cell table:formula="of:=CONCATENATE(INT([.B729]);&quot;-&quot;;[.C729])" office:value-type="string" office:string-value="2009-81">
            <text:p>2009-81</text:p>
          </table:table-cell>
          <table:table-cell office:value-type="float" office:value="23">
            <text:p>23</text:p>
          </table:table-cell>
          <table:table-cell office:value-type="float" office:value="115.197655">
            <text:p>115.197655</text:p>
          </table:table-cell>
          <table:table-cell office:value-type="float" office:value="3.97554">
            <text:p>3.97554</text:p>
          </table:table-cell>
          <table:table-cell office:value-type="float" office:value="6.072109">
            <text:p>6.072109</text:p>
          </table:table-cell>
          <table:table-cell office:value-type="float" office:value="2.237989">
            <text:p>2.237989</text:p>
          </table:table-cell>
          <table:table-cell office:value-type="float" office:value="5.008594">
            <text:p>5.0085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82">
            <text:p>2009082</text:p>
          </table:table-cell>
          <table:table-cell table:formula="of:=[.A730]/1000" office:value-type="float" office:value="2009.082">
            <text:p>2009</text:p>
          </table:table-cell>
          <table:table-cell table:formula="of:=[.A730]-INT([.B730])*1000" office:value-type="float" office:value="82">
            <text:p>82</text:p>
          </table:table-cell>
          <table:table-cell table:formula="of:=CONCATENATE(INT([.B730]);&quot;-&quot;;[.C730])" office:value-type="string" office:string-value="2009-82">
            <text:p>2009-82</text:p>
          </table:table-cell>
          <table:table-cell office:value-type="float" office:value="590">
            <text:p>590</text:p>
          </table:table-cell>
          <table:table-cell office:value-type="float" office:value="638.563049">
            <text:p>638.563049</text:p>
          </table:table-cell>
          <table:table-cell office:value-type="float" office:value="0.059317">
            <text:p>0.059317</text:p>
          </table:table-cell>
          <table:table-cell office:value-type="float" office:value="3.070736">
            <text:p>3.070736</text:p>
          </table:table-cell>
          <table:table-cell office:value-type="float" office:value="1.040341">
            <text:p>1.040341</text:p>
          </table:table-cell>
          <table:table-cell office:value-type="float" office:value="1.08231">
            <text:p>1.082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83">
            <text:p>2009083</text:p>
          </table:table-cell>
          <table:table-cell table:formula="of:=[.A731]/1000" office:value-type="float" office:value="2009.083">
            <text:p>2009</text:p>
          </table:table-cell>
          <table:table-cell table:formula="of:=[.A731]-INT([.B731])*1000" office:value-type="float" office:value="83">
            <text:p>83</text:p>
          </table:table-cell>
          <table:table-cell table:formula="of:=CONCATENATE(INT([.B731]);&quot;-&quot;;[.C731])" office:value-type="string" office:string-value="2009-83">
            <text:p>2009-83</text:p>
          </table:table-cell>
          <table:table-cell office:value-type="float" office:value="446">
            <text:p>446</text:p>
          </table:table-cell>
          <table:table-cell office:value-type="float" office:value="1481.704346">
            <text:p>1481.704346</text:p>
          </table:table-cell>
          <table:table-cell office:value-type="float" office:value="2.226562">
            <text:p>2.226562</text:p>
          </table:table-cell>
          <table:table-cell office:value-type="float" office:value="6.0072">
            <text:p>6.0072</text:p>
          </table:table-cell>
          <table:table-cell office:value-type="float" office:value="1.822692">
            <text:p>1.822692</text:p>
          </table:table-cell>
          <table:table-cell office:value-type="float" office:value="3.322207">
            <text:p>3.3222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84">
            <text:p>2009084</text:p>
          </table:table-cell>
          <table:table-cell table:formula="of:=[.A732]/1000" office:value-type="float" office:value="2009.084">
            <text:p>2009</text:p>
          </table:table-cell>
          <table:table-cell table:formula="of:=[.A732]-INT([.B732])*1000" office:value-type="float" office:value="84">
            <text:p>84</text:p>
          </table:table-cell>
          <table:table-cell table:formula="of:=CONCATENATE(INT([.B732]);&quot;-&quot;;[.C732])" office:value-type="string" office:string-value="2009-84">
            <text:p>2009-84</text:p>
          </table:table-cell>
          <table:table-cell office:value-type="float" office:value="144">
            <text:p>144</text:p>
          </table:table-cell>
          <table:table-cell office:value-type="float" office:value="660.955505">
            <text:p>660.955505</text:p>
          </table:table-cell>
          <table:table-cell office:value-type="float" office:value="3.778709">
            <text:p>3.778709</text:p>
          </table:table-cell>
          <table:table-cell office:value-type="float" office:value="5.472737">
            <text:p>5.472737</text:p>
          </table:table-cell>
          <table:table-cell office:value-type="float" office:value="2.142421">
            <text:p>2.142421</text:p>
          </table:table-cell>
          <table:table-cell office:value-type="float" office:value="4.589969">
            <text:p>4.5899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85">
            <text:p>2009085</text:p>
          </table:table-cell>
          <table:table-cell table:formula="of:=[.A733]/1000" office:value-type="float" office:value="2009.085">
            <text:p>2009</text:p>
          </table:table-cell>
          <table:table-cell table:formula="of:=[.A733]-INT([.B733])*1000" office:value-type="float" office:value="85">
            <text:p>85</text:p>
          </table:table-cell>
          <table:table-cell table:formula="of:=CONCATENATE(INT([.B733]);&quot;-&quot;;[.C733])" office:value-type="string" office:string-value="2009-85">
            <text:p>2009-8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86">
            <text:p>2009086</text:p>
          </table:table-cell>
          <table:table-cell table:formula="of:=[.A734]/1000" office:value-type="float" office:value="2009.086">
            <text:p>2009</text:p>
          </table:table-cell>
          <table:table-cell table:formula="of:=[.A734]-INT([.B734])*1000" office:value-type="float" office:value="86">
            <text:p>86</text:p>
          </table:table-cell>
          <table:table-cell table:formula="of:=CONCATENATE(INT([.B734]);&quot;-&quot;;[.C734])" office:value-type="string" office:string-value="2009-86">
            <text:p>2009-86</text:p>
          </table:table-cell>
          <table:table-cell office:value-type="float" office:value="599">
            <text:p>599</text:p>
          </table:table-cell>
          <table:table-cell office:value-type="float" office:value="2138.562012">
            <text:p>2138.562012</text:p>
          </table:table-cell>
          <table:table-cell office:value-type="float" office:value="2.474463">
            <text:p>2.474463</text:p>
          </table:table-cell>
          <table:table-cell office:value-type="float" office:value="4.759283">
            <text:p>4.759283</text:p>
          </table:table-cell>
          <table:table-cell office:value-type="float" office:value="1.889503">
            <text:p>1.889503</text:p>
          </table:table-cell>
          <table:table-cell office:value-type="float" office:value="3.57022">
            <text:p>3.570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87">
            <text:p>2009087</text:p>
          </table:table-cell>
          <table:table-cell table:formula="of:=[.A735]/1000" office:value-type="float" office:value="2009.087">
            <text:p>2009</text:p>
          </table:table-cell>
          <table:table-cell table:formula="of:=[.A735]-INT([.B735])*1000" office:value-type="float" office:value="87">
            <text:p>87</text:p>
          </table:table-cell>
          <table:table-cell table:formula="of:=CONCATENATE(INT([.B735]);&quot;-&quot;;[.C735])" office:value-type="string" office:string-value="2009-87">
            <text:p>2009-87</text:p>
          </table:table-cell>
          <table:table-cell office:value-type="float" office:value="165">
            <text:p>165</text:p>
          </table:table-cell>
          <table:table-cell office:value-type="float" office:value="578.12262">
            <text:p>578.12262</text:p>
          </table:table-cell>
          <table:table-cell office:value-type="float" office:value="2.407834">
            <text:p>2.407834</text:p>
          </table:table-cell>
          <table:table-cell office:value-type="float" office:value="4.574169">
            <text:p>4.574169</text:p>
          </table:table-cell>
          <table:table-cell office:value-type="float" office:value="1.871837">
            <text:p>1.871837</text:p>
          </table:table-cell>
          <table:table-cell office:value-type="float" office:value="3.503773">
            <text:p>3.5037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88">
            <text:p>2009088</text:p>
          </table:table-cell>
          <table:table-cell table:formula="of:=[.A736]/1000" office:value-type="float" office:value="2009.088">
            <text:p>2009</text:p>
          </table:table-cell>
          <table:table-cell table:formula="of:=[.A736]-INT([.B736])*1000" office:value-type="float" office:value="88">
            <text:p>88</text:p>
          </table:table-cell>
          <table:table-cell table:formula="of:=CONCATENATE(INT([.B736]);&quot;-&quot;;[.C736])" office:value-type="string" office:string-value="2009-88">
            <text:p>2009-88</text:p>
          </table:table-cell>
          <table:table-cell office:value-type="float" office:value="599">
            <text:p>599</text:p>
          </table:table-cell>
          <table:table-cell office:value-type="float" office:value="1481.647095">
            <text:p>1481.647095</text:p>
          </table:table-cell>
          <table:table-cell office:value-type="float" office:value="0.833933">
            <text:p>0.833933</text:p>
          </table:table-cell>
          <table:table-cell office:value-type="float" office:value="4.474177">
            <text:p>4.474177</text:p>
          </table:table-cell>
          <table:table-cell office:value-type="float" office:value="1.572747">
            <text:p>1.572747</text:p>
          </table:table-cell>
          <table:table-cell office:value-type="float" office:value="2.473534">
            <text:p>2.4735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89">
            <text:p>2009089</text:p>
          </table:table-cell>
          <table:table-cell table:formula="of:=[.A737]/1000" office:value-type="float" office:value="2009.089">
            <text:p>2009</text:p>
          </table:table-cell>
          <table:table-cell table:formula="of:=[.A737]-INT([.B737])*1000" office:value-type="float" office:value="89">
            <text:p>89</text:p>
          </table:table-cell>
          <table:table-cell table:formula="of:=CONCATENATE(INT([.B737]);&quot;-&quot;;[.C737])" office:value-type="string" office:string-value="2009-89">
            <text:p>2009-89</text:p>
          </table:table-cell>
          <table:table-cell office:value-type="float" office:value="599">
            <text:p>599</text:p>
          </table:table-cell>
          <table:table-cell office:value-type="float" office:value="2038.940796">
            <text:p>2038.940796</text:p>
          </table:table-cell>
          <table:table-cell office:value-type="float" office:value="2.413317">
            <text:p>2.413317</text:p>
          </table:table-cell>
          <table:table-cell office:value-type="float" office:value="4.493122">
            <text:p>4.493122</text:p>
          </table:table-cell>
          <table:table-cell office:value-type="float" office:value="1.844968">
            <text:p>1.844968</text:p>
          </table:table-cell>
          <table:table-cell office:value-type="float" office:value="3.403908">
            <text:p>3.4039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90">
            <text:p>2009090</text:p>
          </table:table-cell>
          <table:table-cell table:formula="of:=[.A738]/1000" office:value-type="float" office:value="2009.09">
            <text:p>2009</text:p>
          </table:table-cell>
          <table:table-cell table:formula="of:=[.A738]-INT([.B738])*1000" office:value-type="float" office:value="90">
            <text:p>90</text:p>
          </table:table-cell>
          <table:table-cell table:formula="of:=CONCATENATE(INT([.B738]);&quot;-&quot;;[.C738])" office:value-type="string" office:string-value="2009-90">
            <text:p>2009-90</text:p>
          </table:table-cell>
          <table:table-cell office:value-type="float" office:value="599">
            <text:p>599</text:p>
          </table:table-cell>
          <table:table-cell office:value-type="float" office:value="1928.085449">
            <text:p>1928.085449</text:p>
          </table:table-cell>
          <table:table-cell office:value-type="float" office:value="2.432934">
            <text:p>2.432934</text:p>
          </table:table-cell>
          <table:table-cell office:value-type="float" office:value="4.35625">
            <text:p>4.35625</text:p>
          </table:table-cell>
          <table:table-cell office:value-type="float" office:value="1.794113">
            <text:p>1.794113</text:p>
          </table:table-cell>
          <table:table-cell office:value-type="float" office:value="3.218841">
            <text:p>3.2188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91">
            <text:p>2009091</text:p>
          </table:table-cell>
          <table:table-cell table:formula="of:=[.A739]/1000" office:value-type="float" office:value="2009.091">
            <text:p>2009</text:p>
          </table:table-cell>
          <table:table-cell table:formula="of:=[.A739]-INT([.B739])*1000" office:value-type="float" office:value="91">
            <text:p>91</text:p>
          </table:table-cell>
          <table:table-cell table:formula="of:=CONCATENATE(INT([.B739]);&quot;-&quot;;[.C739])" office:value-type="string" office:string-value="2009-91">
            <text:p>2009-91</text:p>
          </table:table-cell>
          <table:table-cell office:value-type="float" office:value="599">
            <text:p>599</text:p>
          </table:table-cell>
          <table:table-cell office:value-type="float" office:value="1880.163818">
            <text:p>1880.163818</text:p>
          </table:table-cell>
          <table:table-cell office:value-type="float" office:value="2.00386">
            <text:p>2.00386</text:p>
          </table:table-cell>
          <table:table-cell office:value-type="float" office:value="4.388331">
            <text:p>4.388331</text:p>
          </table:table-cell>
          <table:table-cell office:value-type="float" office:value="1.771677">
            <text:p>1.771677</text:p>
          </table:table-cell>
          <table:table-cell office:value-type="float" office:value="3.138838">
            <text:p>3.1388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92">
            <text:p>2009092</text:p>
          </table:table-cell>
          <table:table-cell table:formula="of:=[.A740]/1000" office:value-type="float" office:value="2009.092">
            <text:p>2009</text:p>
          </table:table-cell>
          <table:table-cell table:formula="of:=[.A740]-INT([.B740])*1000" office:value-type="float" office:value="92">
            <text:p>92</text:p>
          </table:table-cell>
          <table:table-cell table:formula="of:=CONCATENATE(INT([.B740]);&quot;-&quot;;[.C740])" office:value-type="string" office:string-value="2009-92">
            <text:p>2009-9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93">
            <text:p>2009093</text:p>
          </table:table-cell>
          <table:table-cell table:formula="of:=[.A741]/1000" office:value-type="float" office:value="2009.093">
            <text:p>2009</text:p>
          </table:table-cell>
          <table:table-cell table:formula="of:=[.A741]-INT([.B741])*1000" office:value-type="float" office:value="93">
            <text:p>93</text:p>
          </table:table-cell>
          <table:table-cell table:formula="of:=CONCATENATE(INT([.B741]);&quot;-&quot;;[.C741])" office:value-type="string" office:string-value="2009-93">
            <text:p>2009-93</text:p>
          </table:table-cell>
          <table:table-cell office:value-type="float" office:value="62">
            <text:p>62</text:p>
          </table:table-cell>
          <table:table-cell office:value-type="float" office:value="273.173218">
            <text:p>273.173218</text:p>
          </table:table-cell>
          <table:table-cell office:value-type="float" office:value="3.264873">
            <text:p>3.264873</text:p>
          </table:table-cell>
          <table:table-cell office:value-type="float" office:value="5.575372">
            <text:p>5.575372</text:p>
          </table:table-cell>
          <table:table-cell office:value-type="float" office:value="2.099052">
            <text:p>2.099052</text:p>
          </table:table-cell>
          <table:table-cell office:value-type="float" office:value="4.40602">
            <text:p>4.406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94">
            <text:p>2009094</text:p>
          </table:table-cell>
          <table:table-cell table:formula="of:=[.A742]/1000" office:value-type="float" office:value="2009.094">
            <text:p>2009</text:p>
          </table:table-cell>
          <table:table-cell table:formula="of:=[.A742]-INT([.B742])*1000" office:value-type="float" office:value="94">
            <text:p>94</text:p>
          </table:table-cell>
          <table:table-cell table:formula="of:=CONCATENATE(INT([.B742]);&quot;-&quot;;[.C742])" office:value-type="string" office:string-value="2009-94">
            <text:p>2009-9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95">
            <text:p>2009095</text:p>
          </table:table-cell>
          <table:table-cell table:formula="of:=[.A743]/1000" office:value-type="float" office:value="2009.095">
            <text:p>2009</text:p>
          </table:table-cell>
          <table:table-cell table:formula="of:=[.A743]-INT([.B743])*1000" office:value-type="float" office:value="95">
            <text:p>95</text:p>
          </table:table-cell>
          <table:table-cell table:formula="of:=CONCATENATE(INT([.B743]);&quot;-&quot;;[.C743])" office:value-type="string" office:string-value="2009-95">
            <text:p>2009-95</text:p>
          </table:table-cell>
          <table:table-cell office:value-type="float" office:value="599">
            <text:p>599</text:p>
          </table:table-cell>
          <table:table-cell office:value-type="float" office:value="2404.404297">
            <text:p>2404.404297</text:p>
          </table:table-cell>
          <table:table-cell office:value-type="float" office:value="3.226833">
            <text:p>3.226833</text:p>
          </table:table-cell>
          <table:table-cell office:value-type="float" office:value="4.929345">
            <text:p>4.929345</text:p>
          </table:table-cell>
          <table:table-cell office:value-type="float" office:value="2.003505">
            <text:p>2.003505</text:p>
          </table:table-cell>
          <table:table-cell office:value-type="float" office:value="4.01403">
            <text:p>4.014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96">
            <text:p>2009096</text:p>
          </table:table-cell>
          <table:table-cell table:formula="of:=[.A744]/1000" office:value-type="float" office:value="2009.096">
            <text:p>2009</text:p>
          </table:table-cell>
          <table:table-cell table:formula="of:=[.A744]-INT([.B744])*1000" office:value-type="float" office:value="96">
            <text:p>96</text:p>
          </table:table-cell>
          <table:table-cell table:formula="of:=CONCATENATE(INT([.B744]);&quot;-&quot;;[.C744])" office:value-type="string" office:string-value="2009-96">
            <text:p>2009-96</text:p>
          </table:table-cell>
          <table:table-cell office:value-type="float" office:value="445">
            <text:p>445</text:p>
          </table:table-cell>
          <table:table-cell office:value-type="float" office:value="1383.284424">
            <text:p>1383.284424</text:p>
          </table:table-cell>
          <table:table-cell office:value-type="float" office:value="1.965917">
            <text:p>1.965917</text:p>
          </table:table-cell>
          <table:table-cell office:value-type="float" office:value="3.883333">
            <text:p>3.883333</text:p>
          </table:table-cell>
          <table:table-cell office:value-type="float" office:value="1.763095">
            <text:p>1.763095</text:p>
          </table:table-cell>
          <table:table-cell office:value-type="float" office:value="3.108504">
            <text:p>3.1085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97">
            <text:p>2009097</text:p>
          </table:table-cell>
          <table:table-cell table:formula="of:=[.A745]/1000" office:value-type="float" office:value="2009.097">
            <text:p>2009</text:p>
          </table:table-cell>
          <table:table-cell table:formula="of:=[.A745]-INT([.B745])*1000" office:value-type="float" office:value="97">
            <text:p>97</text:p>
          </table:table-cell>
          <table:table-cell table:formula="of:=CONCATENATE(INT([.B745]);&quot;-&quot;;[.C745])" office:value-type="string" office:string-value="2009-97">
            <text:p>2009-97</text:p>
          </table:table-cell>
          <table:table-cell office:value-type="float" office:value="570">
            <text:p>570</text:p>
          </table:table-cell>
          <table:table-cell office:value-type="float" office:value="1659.884644">
            <text:p>1659.884644</text:p>
          </table:table-cell>
          <table:table-cell office:value-type="float" office:value="1.931145">
            <text:p>1.931145</text:p>
          </table:table-cell>
          <table:table-cell office:value-type="float" office:value="3.800455">
            <text:p>3.800455</text:p>
          </table:table-cell>
          <table:table-cell office:value-type="float" office:value="1.706481">
            <text:p>1.706481</text:p>
          </table:table-cell>
          <table:table-cell office:value-type="float" office:value="2.912078">
            <text:p>2.9120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98">
            <text:p>2009098</text:p>
          </table:table-cell>
          <table:table-cell table:formula="of:=[.A746]/1000" office:value-type="float" office:value="2009.098">
            <text:p>2009</text:p>
          </table:table-cell>
          <table:table-cell table:formula="of:=[.A746]-INT([.B746])*1000" office:value-type="float" office:value="98">
            <text:p>98</text:p>
          </table:table-cell>
          <table:table-cell table:formula="of:=CONCATENATE(INT([.B746]);&quot;-&quot;;[.C746])" office:value-type="string" office:string-value="2009-98">
            <text:p>2009-98</text:p>
          </table:table-cell>
          <table:table-cell office:value-type="float" office:value="599">
            <text:p>599</text:p>
          </table:table-cell>
          <table:table-cell office:value-type="float" office:value="1754.658447">
            <text:p>1754.658447</text:p>
          </table:table-cell>
          <table:table-cell office:value-type="float" office:value="2.083457">
            <text:p>2.083457</text:p>
          </table:table-cell>
          <table:table-cell office:value-type="float" office:value="4.248001">
            <text:p>4.248001</text:p>
          </table:table-cell>
          <table:table-cell office:value-type="float" office:value="1.711524">
            <text:p>1.711524</text:p>
          </table:table-cell>
          <table:table-cell office:value-type="float" office:value="2.929313">
            <text:p>2.9293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99">
            <text:p>2009099</text:p>
          </table:table-cell>
          <table:table-cell table:formula="of:=[.A747]/1000" office:value-type="float" office:value="2009.099">
            <text:p>2009</text:p>
          </table:table-cell>
          <table:table-cell table:formula="of:=[.A747]-INT([.B747])*1000" office:value-type="float" office:value="99">
            <text:p>99</text:p>
          </table:table-cell>
          <table:table-cell table:formula="of:=CONCATENATE(INT([.B747]);&quot;-&quot;;[.C747])" office:value-type="string" office:string-value="2009-99">
            <text:p>2009-99</text:p>
          </table:table-cell>
          <table:table-cell office:value-type="float" office:value="599">
            <text:p>599</text:p>
          </table:table-cell>
          <table:table-cell office:value-type="float" office:value="2495.912842">
            <text:p>2495.912842</text:p>
          </table:table-cell>
          <table:table-cell office:value-type="float" office:value="3.267321">
            <text:p>3.267321</text:p>
          </table:table-cell>
          <table:table-cell office:value-type="float" office:value="5.152694">
            <text:p>5.152694</text:p>
          </table:table-cell>
          <table:table-cell office:value-type="float" office:value="2.041274">
            <text:p>2.041274</text:p>
          </table:table-cell>
          <table:table-cell office:value-type="float" office:value="4.1668">
            <text:p>4.16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00">
            <text:p>2009100</text:p>
          </table:table-cell>
          <table:table-cell table:formula="of:=[.A748]/1000" office:value-type="float" office:value="2009.1">
            <text:p>2009</text:p>
          </table:table-cell>
          <table:table-cell table:formula="of:=[.A748]-INT([.B748])*1000" office:value-type="float" office:value="100">
            <text:p>100</text:p>
          </table:table-cell>
          <table:table-cell table:formula="of:=CONCATENATE(INT([.B748]);&quot;-&quot;;[.C748])" office:value-type="string" office:string-value="2009-100">
            <text:p>2009-100</text:p>
          </table:table-cell>
          <table:table-cell office:value-type="float" office:value="361">
            <text:p>361</text:p>
          </table:table-cell>
          <table:table-cell office:value-type="float" office:value="1075.937622">
            <text:p>1075.937622</text:p>
          </table:table-cell>
          <table:table-cell office:value-type="float" office:value="1.323473">
            <text:p>1.323473</text:p>
          </table:table-cell>
          <table:table-cell office:value-type="float" office:value="5.182321">
            <text:p>5.182321</text:p>
          </table:table-cell>
          <table:table-cell office:value-type="float" office:value="1.726394">
            <text:p>1.726394</text:p>
          </table:table-cell>
          <table:table-cell office:value-type="float" office:value="2.980437">
            <text:p>2.9804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01">
            <text:p>2009101</text:p>
          </table:table-cell>
          <table:table-cell table:formula="of:=[.A749]/1000" office:value-type="float" office:value="2009.101">
            <text:p>2009</text:p>
          </table:table-cell>
          <table:table-cell table:formula="of:=[.A749]-INT([.B749])*1000" office:value-type="float" office:value="101">
            <text:p>101</text:p>
          </table:table-cell>
          <table:table-cell table:formula="of:=CONCATENATE(INT([.B749]);&quot;-&quot;;[.C749])" office:value-type="string" office:string-value="2009-101">
            <text:p>2009-10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02">
            <text:p>2009102</text:p>
          </table:table-cell>
          <table:table-cell table:formula="of:=[.A750]/1000" office:value-type="float" office:value="2009.102">
            <text:p>2009</text:p>
          </table:table-cell>
          <table:table-cell table:formula="of:=[.A750]-INT([.B750])*1000" office:value-type="float" office:value="102">
            <text:p>102</text:p>
          </table:table-cell>
          <table:table-cell table:formula="of:=CONCATENATE(INT([.B750]);&quot;-&quot;;[.C750])" office:value-type="string" office:string-value="2009-102">
            <text:p>2009-102</text:p>
          </table:table-cell>
          <table:table-cell office:value-type="float" office:value="599">
            <text:p>599</text:p>
          </table:table-cell>
          <table:table-cell office:value-type="float" office:value="1238.072876">
            <text:p>1238.072876</text:p>
          </table:table-cell>
          <table:table-cell office:value-type="float" office:value="1.109271">
            <text:p>1.109271</text:p>
          </table:table-cell>
          <table:table-cell office:value-type="float" office:value="3.492732">
            <text:p>3.492732</text:p>
          </table:table-cell>
          <table:table-cell office:value-type="float" office:value="1.437672">
            <text:p>1.437672</text:p>
          </table:table-cell>
          <table:table-cell office:value-type="float" office:value="2.0669">
            <text:p>2.06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03">
            <text:p>2009103</text:p>
          </table:table-cell>
          <table:table-cell table:formula="of:=[.A751]/1000" office:value-type="float" office:value="2009.103">
            <text:p>2009</text:p>
          </table:table-cell>
          <table:table-cell table:formula="of:=[.A751]-INT([.B751])*1000" office:value-type="float" office:value="103">
            <text:p>103</text:p>
          </table:table-cell>
          <table:table-cell table:formula="of:=CONCATENATE(INT([.B751]);&quot;-&quot;;[.C751])" office:value-type="string" office:string-value="2009-103">
            <text:p>2009-10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04">
            <text:p>2009104</text:p>
          </table:table-cell>
          <table:table-cell table:formula="of:=[.A752]/1000" office:value-type="float" office:value="2009.104">
            <text:p>2009</text:p>
          </table:table-cell>
          <table:table-cell table:formula="of:=[.A752]-INT([.B752])*1000" office:value-type="float" office:value="104">
            <text:p>104</text:p>
          </table:table-cell>
          <table:table-cell table:formula="of:=CONCATENATE(INT([.B752]);&quot;-&quot;;[.C752])" office:value-type="string" office:string-value="2009-104">
            <text:p>2009-104</text:p>
          </table:table-cell>
          <table:table-cell office:value-type="float" office:value="578">
            <text:p>578</text:p>
          </table:table-cell>
          <table:table-cell office:value-type="float" office:value="1519.616699">
            <text:p>1519.616699</text:p>
          </table:table-cell>
          <table:table-cell office:value-type="float" office:value="1.516827">
            <text:p>1.516827</text:p>
          </table:table-cell>
          <table:table-cell office:value-type="float" office:value="4.026282">
            <text:p>4.026282</text:p>
          </table:table-cell>
          <table:table-cell office:value-type="float" office:value="1.621448">
            <text:p>1.621448</text:p>
          </table:table-cell>
          <table:table-cell office:value-type="float" office:value="2.629095">
            <text:p>2.6290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05">
            <text:p>2009105</text:p>
          </table:table-cell>
          <table:table-cell table:formula="of:=[.A753]/1000" office:value-type="float" office:value="2009.105">
            <text:p>2009</text:p>
          </table:table-cell>
          <table:table-cell table:formula="of:=[.A753]-INT([.B753])*1000" office:value-type="float" office:value="105">
            <text:p>105</text:p>
          </table:table-cell>
          <table:table-cell table:formula="of:=CONCATENATE(INT([.B753]);&quot;-&quot;;[.C753])" office:value-type="string" office:string-value="2009-105">
            <text:p>2009-10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06">
            <text:p>2009106</text:p>
          </table:table-cell>
          <table:table-cell table:formula="of:=[.A754]/1000" office:value-type="float" office:value="2009.106">
            <text:p>2009</text:p>
          </table:table-cell>
          <table:table-cell table:formula="of:=[.A754]-INT([.B754])*1000" office:value-type="float" office:value="106">
            <text:p>106</text:p>
          </table:table-cell>
          <table:table-cell table:formula="of:=CONCATENATE(INT([.B754]);&quot;-&quot;;[.C754])" office:value-type="string" office:string-value="2009-106">
            <text:p>2009-106</text:p>
          </table:table-cell>
          <table:table-cell office:value-type="float" office:value="401">
            <text:p>401</text:p>
          </table:table-cell>
          <table:table-cell office:value-type="float" office:value="1515.966553">
            <text:p>1515.966553</text:p>
          </table:table-cell>
          <table:table-cell office:value-type="float" office:value="2.926875">
            <text:p>2.926875</text:p>
          </table:table-cell>
          <table:table-cell office:value-type="float" office:value="4.586501">
            <text:p>4.586501</text:p>
          </table:table-cell>
          <table:table-cell office:value-type="float" office:value="1.944342">
            <text:p>1.944342</text:p>
          </table:table-cell>
          <table:table-cell office:value-type="float" office:value="3.780465">
            <text:p>3.78046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07">
            <text:p>2009107</text:p>
          </table:table-cell>
          <table:table-cell table:formula="of:=[.A755]/1000" office:value-type="float" office:value="2009.107">
            <text:p>2009</text:p>
          </table:table-cell>
          <table:table-cell table:formula="of:=[.A755]-INT([.B755])*1000" office:value-type="float" office:value="107">
            <text:p>107</text:p>
          </table:table-cell>
          <table:table-cell table:formula="of:=CONCATENATE(INT([.B755]);&quot;-&quot;;[.C755])" office:value-type="string" office:string-value="2009-107">
            <text:p>2009-107</text:p>
          </table:table-cell>
          <table:table-cell office:value-type="float" office:value="599">
            <text:p>599</text:p>
          </table:table-cell>
          <table:table-cell office:value-type="float" office:value="1678.134033">
            <text:p>1678.134033</text:p>
          </table:table-cell>
          <table:table-cell office:value-type="float" office:value="2.063134">
            <text:p>2.063134</text:p>
          </table:table-cell>
          <table:table-cell office:value-type="float" office:value="3.849952">
            <text:p>3.849952</text:p>
          </table:table-cell>
          <table:table-cell office:value-type="float" office:value="1.673786">
            <text:p>1.673786</text:p>
          </table:table-cell>
          <table:table-cell office:value-type="float" office:value="2.801559">
            <text:p>2.8015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08">
            <text:p>2009108</text:p>
          </table:table-cell>
          <table:table-cell table:formula="of:=[.A756]/1000" office:value-type="float" office:value="2009.108">
            <text:p>2009</text:p>
          </table:table-cell>
          <table:table-cell table:formula="of:=[.A756]-INT([.B756])*1000" office:value-type="float" office:value="108">
            <text:p>108</text:p>
          </table:table-cell>
          <table:table-cell table:formula="of:=CONCATENATE(INT([.B756]);&quot;-&quot;;[.C756])" office:value-type="string" office:string-value="2009-108">
            <text:p>2009-10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09">
            <text:p>2009109</text:p>
          </table:table-cell>
          <table:table-cell table:formula="of:=[.A757]/1000" office:value-type="float" office:value="2009.109">
            <text:p>2009</text:p>
          </table:table-cell>
          <table:table-cell table:formula="of:=[.A757]-INT([.B757])*1000" office:value-type="float" office:value="109">
            <text:p>109</text:p>
          </table:table-cell>
          <table:table-cell table:formula="of:=CONCATENATE(INT([.B757]);&quot;-&quot;;[.C757])" office:value-type="string" office:string-value="2009-109">
            <text:p>2009-109</text:p>
          </table:table-cell>
          <table:table-cell office:value-type="float" office:value="588">
            <text:p>588</text:p>
          </table:table-cell>
          <table:table-cell office:value-type="float" office:value="1550.536011">
            <text:p>1550.536011</text:p>
          </table:table-cell>
          <table:table-cell office:value-type="float" office:value="1.842006">
            <text:p>1.842006</text:p>
          </table:table-cell>
          <table:table-cell office:value-type="float" office:value="3.293651">
            <text:p>3.293651</text:p>
          </table:table-cell>
          <table:table-cell office:value-type="float" office:value="1.623874">
            <text:p>1.623874</text:p>
          </table:table-cell>
          <table:table-cell office:value-type="float" office:value="2.636966">
            <text:p>2.63696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10">
            <text:p>2009110</text:p>
          </table:table-cell>
          <table:table-cell table:formula="of:=[.A758]/1000" office:value-type="float" office:value="2009.11">
            <text:p>2009</text:p>
          </table:table-cell>
          <table:table-cell table:formula="of:=[.A758]-INT([.B758])*1000" office:value-type="float" office:value="110">
            <text:p>110</text:p>
          </table:table-cell>
          <table:table-cell table:formula="of:=CONCATENATE(INT([.B758]);&quot;-&quot;;[.C758])" office:value-type="string" office:string-value="2009-110">
            <text:p>2009-11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11">
            <text:p>2009111</text:p>
          </table:table-cell>
          <table:table-cell table:formula="of:=[.A759]/1000" office:value-type="float" office:value="2009.111">
            <text:p>2009</text:p>
          </table:table-cell>
          <table:table-cell table:formula="of:=[.A759]-INT([.B759])*1000" office:value-type="float" office:value="111">
            <text:p>111</text:p>
          </table:table-cell>
          <table:table-cell table:formula="of:=CONCATENATE(INT([.B759]);&quot;-&quot;;[.C759])" office:value-type="string" office:string-value="2009-111">
            <text:p>2009-111</text:p>
          </table:table-cell>
          <table:table-cell office:value-type="float" office:value="597">
            <text:p>597</text:p>
          </table:table-cell>
          <table:table-cell office:value-type="float" office:value="1370.434326">
            <text:p>1370.434326</text:p>
          </table:table-cell>
          <table:table-cell office:value-type="float" office:value="1.683567">
            <text:p>1.683567</text:p>
          </table:table-cell>
          <table:table-cell office:value-type="float" office:value="3.044841">
            <text:p>3.044841</text:p>
          </table:table-cell>
          <table:table-cell office:value-type="float" office:value="1.515102">
            <text:p>1.515102</text:p>
          </table:table-cell>
          <table:table-cell office:value-type="float" office:value="2.295535">
            <text:p>2.2955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12">
            <text:p>2009112</text:p>
          </table:table-cell>
          <table:table-cell table:formula="of:=[.A760]/1000" office:value-type="float" office:value="2009.112">
            <text:p>2009</text:p>
          </table:table-cell>
          <table:table-cell table:formula="of:=[.A760]-INT([.B760])*1000" office:value-type="float" office:value="112">
            <text:p>112</text:p>
          </table:table-cell>
          <table:table-cell table:formula="of:=CONCATENATE(INT([.B760]);&quot;-&quot;;[.C760])" office:value-type="string" office:string-value="2009-112">
            <text:p>2009-112</text:p>
          </table:table-cell>
          <table:table-cell office:value-type="float" office:value="428">
            <text:p>428</text:p>
          </table:table-cell>
          <table:table-cell office:value-type="float" office:value="1476.225952">
            <text:p>1476.225952</text:p>
          </table:table-cell>
          <table:table-cell office:value-type="float" office:value="2.788676">
            <text:p>2.788676</text:p>
          </table:table-cell>
          <table:table-cell office:value-type="float" office:value="4.224432">
            <text:p>4.224432</text:p>
          </table:table-cell>
          <table:table-cell office:value-type="float" office:value="1.857182">
            <text:p>1.857182</text:p>
          </table:table-cell>
          <table:table-cell office:value-type="float" office:value="3.449126">
            <text:p>3.4491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13">
            <text:p>2009113</text:p>
          </table:table-cell>
          <table:table-cell table:formula="of:=[.A761]/1000" office:value-type="float" office:value="2009.113">
            <text:p>2009</text:p>
          </table:table-cell>
          <table:table-cell table:formula="of:=[.A761]-INT([.B761])*1000" office:value-type="float" office:value="113">
            <text:p>113</text:p>
          </table:table-cell>
          <table:table-cell table:formula="of:=CONCATENATE(INT([.B761]);&quot;-&quot;;[.C761])" office:value-type="string" office:string-value="2009-113">
            <text:p>2009-113</text:p>
          </table:table-cell>
          <table:table-cell office:value-type="float" office:value="411">
            <text:p>411</text:p>
          </table:table-cell>
          <table:table-cell office:value-type="float" office:value="1086.849243">
            <text:p>1086.849243</text:p>
          </table:table-cell>
          <table:table-cell office:value-type="float" office:value="1.827493">
            <text:p>1.827493</text:p>
          </table:table-cell>
          <table:table-cell office:value-type="float" office:value="3.243485">
            <text:p>3.243485</text:p>
          </table:table-cell>
          <table:table-cell office:value-type="float" office:value="1.626162">
            <text:p>1.626162</text:p>
          </table:table-cell>
          <table:table-cell office:value-type="float" office:value="2.644402">
            <text:p>2.6444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14">
            <text:p>2009114</text:p>
          </table:table-cell>
          <table:table-cell table:formula="of:=[.A762]/1000" office:value-type="float" office:value="2009.114">
            <text:p>2009</text:p>
          </table:table-cell>
          <table:table-cell table:formula="of:=[.A762]-INT([.B762])*1000" office:value-type="float" office:value="114">
            <text:p>114</text:p>
          </table:table-cell>
          <table:table-cell table:formula="of:=CONCATENATE(INT([.B762]);&quot;-&quot;;[.C762])" office:value-type="string" office:string-value="2009-114">
            <text:p>2009-11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15">
            <text:p>2009115</text:p>
          </table:table-cell>
          <table:table-cell table:formula="of:=[.A763]/1000" office:value-type="float" office:value="2009.115">
            <text:p>2009</text:p>
          </table:table-cell>
          <table:table-cell table:formula="of:=[.A763]-INT([.B763])*1000" office:value-type="float" office:value="115">
            <text:p>115</text:p>
          </table:table-cell>
          <table:table-cell table:formula="of:=CONCATENATE(INT([.B763]);&quot;-&quot;;[.C763])" office:value-type="string" office:string-value="2009-115">
            <text:p>2009-11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16">
            <text:p>2009116</text:p>
          </table:table-cell>
          <table:table-cell table:formula="of:=[.A764]/1000" office:value-type="float" office:value="2009.116">
            <text:p>2009</text:p>
          </table:table-cell>
          <table:table-cell table:formula="of:=[.A764]-INT([.B764])*1000" office:value-type="float" office:value="116">
            <text:p>116</text:p>
          </table:table-cell>
          <table:table-cell table:formula="of:=CONCATENATE(INT([.B764]);&quot;-&quot;;[.C764])" office:value-type="string" office:string-value="2009-116">
            <text:p>2009-11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17">
            <text:p>2009117</text:p>
          </table:table-cell>
          <table:table-cell table:formula="of:=[.A765]/1000" office:value-type="float" office:value="2009.117">
            <text:p>2009</text:p>
          </table:table-cell>
          <table:table-cell table:formula="of:=[.A765]-INT([.B765])*1000" office:value-type="float" office:value="117">
            <text:p>117</text:p>
          </table:table-cell>
          <table:table-cell table:formula="of:=CONCATENATE(INT([.B765]);&quot;-&quot;;[.C765])" office:value-type="string" office:string-value="2009-117">
            <text:p>2009-11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18">
            <text:p>2009118</text:p>
          </table:table-cell>
          <table:table-cell table:formula="of:=[.A766]/1000" office:value-type="float" office:value="2009.118">
            <text:p>2009</text:p>
          </table:table-cell>
          <table:table-cell table:formula="of:=[.A766]-INT([.B766])*1000" office:value-type="float" office:value="118">
            <text:p>118</text:p>
          </table:table-cell>
          <table:table-cell table:formula="of:=CONCATENATE(INT([.B766]);&quot;-&quot;;[.C766])" office:value-type="string" office:string-value="2009-118">
            <text:p>2009-118</text:p>
          </table:table-cell>
          <table:table-cell office:value-type="float" office:value="64">
            <text:p>64</text:p>
          </table:table-cell>
          <table:table-cell office:value-type="float" office:value="226.036728">
            <text:p>226.036728</text:p>
          </table:table-cell>
          <table:table-cell office:value-type="float" office:value="3.086524">
            <text:p>3.086524</text:p>
          </table:table-cell>
          <table:table-cell office:value-type="float" office:value="4.120611">
            <text:p>4.120611</text:p>
          </table:table-cell>
          <table:table-cell office:value-type="float" office:value="1.879315">
            <text:p>1.879315</text:p>
          </table:table-cell>
          <table:table-cell office:value-type="float" office:value="3.531824">
            <text:p>3.5318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09119">
            <text:p>2009119</text:p>
          </table:table-cell>
          <table:table-cell table:formula="of:=[.A767]/1000" office:value-type="float" office:value="2009.119">
            <text:p>2009</text:p>
          </table:table-cell>
          <table:table-cell table:formula="of:=[.A767]-INT([.B767])*1000" office:value-type="float" office:value="119">
            <text:p>119</text:p>
          </table:table-cell>
          <table:table-cell table:formula="of:=CONCATENATE(INT([.B767]);&quot;-&quot;;[.C767])" office:value-type="string" office:string-value="2009-119">
            <text:p>2009-11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20">
            <text:p>2009120</text:p>
          </table:table-cell>
          <table:table-cell table:formula="of:=[.A768]/1000" office:value-type="float" office:value="2009.12">
            <text:p>2009</text:p>
          </table:table-cell>
          <table:table-cell table:formula="of:=[.A768]-INT([.B768])*1000" office:value-type="float" office:value="120">
            <text:p>120</text:p>
          </table:table-cell>
          <table:table-cell table:formula="of:=CONCATENATE(INT([.B768]);&quot;-&quot;;[.C768])" office:value-type="string" office:string-value="2009-120">
            <text:p>2009-120</text:p>
          </table:table-cell>
          <table:table-cell office:value-type="float" office:value="491">
            <text:p>491</text:p>
          </table:table-cell>
          <table:table-cell office:value-type="float" office:value="1572.28064">
            <text:p>1572.28064</text:p>
          </table:table-cell>
          <table:table-cell office:value-type="float" office:value="2.516915">
            <text:p>2.516915</text:p>
          </table:table-cell>
          <table:table-cell office:value-type="float" office:value="3.729283">
            <text:p>3.729283</text:p>
          </table:table-cell>
          <table:table-cell office:value-type="float" office:value="1.789469">
            <text:p>1.789469</text:p>
          </table:table-cell>
          <table:table-cell office:value-type="float" office:value="3.202201">
            <text:p>3.2022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21">
            <text:p>2009121</text:p>
          </table:table-cell>
          <table:table-cell table:formula="of:=[.A769]/1000" office:value-type="float" office:value="2009.121">
            <text:p>2009</text:p>
          </table:table-cell>
          <table:table-cell table:formula="of:=[.A769]-INT([.B769])*1000" office:value-type="float" office:value="121">
            <text:p>121</text:p>
          </table:table-cell>
          <table:table-cell table:formula="of:=CONCATENATE(INT([.B769]);&quot;-&quot;;[.C769])" office:value-type="string" office:string-value="2009-121">
            <text:p>2009-121</text:p>
          </table:table-cell>
          <table:table-cell office:value-type="float" office:value="469">
            <text:p>469</text:p>
          </table:table-cell>
          <table:table-cell office:value-type="float" office:value="1512.035645">
            <text:p>1512.035645</text:p>
          </table:table-cell>
          <table:table-cell office:value-type="float" office:value="2.48221">
            <text:p>2.48221</text:p>
          </table:table-cell>
          <table:table-cell office:value-type="float" office:value="3.698168">
            <text:p>3.698168</text:p>
          </table:table-cell>
          <table:table-cell office:value-type="float" office:value="1.795538">
            <text:p>1.795538</text:p>
          </table:table-cell>
          <table:table-cell office:value-type="float" office:value="3.223957">
            <text:p>3.2239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22">
            <text:p>2009122</text:p>
          </table:table-cell>
          <table:table-cell table:formula="of:=[.A770]/1000" office:value-type="float" office:value="2009.122">
            <text:p>2009</text:p>
          </table:table-cell>
          <table:table-cell table:formula="of:=[.A770]-INT([.B770])*1000" office:value-type="float" office:value="122">
            <text:p>122</text:p>
          </table:table-cell>
          <table:table-cell table:formula="of:=CONCATENATE(INT([.B770]);&quot;-&quot;;[.C770])" office:value-type="string" office:string-value="2009-122">
            <text:p>2009-12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23">
            <text:p>2009123</text:p>
          </table:table-cell>
          <table:table-cell table:formula="of:=[.A771]/1000" office:value-type="float" office:value="2009.123">
            <text:p>2009</text:p>
          </table:table-cell>
          <table:table-cell table:formula="of:=[.A771]-INT([.B771])*1000" office:value-type="float" office:value="123">
            <text:p>123</text:p>
          </table:table-cell>
          <table:table-cell table:formula="of:=CONCATENATE(INT([.B771]);&quot;-&quot;;[.C771])" office:value-type="string" office:string-value="2009-123">
            <text:p>2009-123</text:p>
          </table:table-cell>
          <table:table-cell office:value-type="float" office:value="461">
            <text:p>461</text:p>
          </table:table-cell>
          <table:table-cell office:value-type="float" office:value="1296.01709">
            <text:p>1296.01709</text:p>
          </table:table-cell>
          <table:table-cell office:value-type="float" office:value="2.146075">
            <text:p>2.146075</text:p>
          </table:table-cell>
          <table:table-cell office:value-type="float" office:value="3.367206">
            <text:p>3.367206</text:p>
          </table:table-cell>
          <table:table-cell office:value-type="float" office:value="1.676698">
            <text:p>1.676698</text:p>
          </table:table-cell>
          <table:table-cell office:value-type="float" office:value="2.811317">
            <text:p>2.8113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24">
            <text:p>2009124</text:p>
          </table:table-cell>
          <table:table-cell table:formula="of:=[.A772]/1000" office:value-type="float" office:value="2009.124">
            <text:p>2009</text:p>
          </table:table-cell>
          <table:table-cell table:formula="of:=[.A772]-INT([.B772])*1000" office:value-type="float" office:value="124">
            <text:p>124</text:p>
          </table:table-cell>
          <table:table-cell table:formula="of:=CONCATENATE(INT([.B772]);&quot;-&quot;;[.C772])" office:value-type="string" office:string-value="2009-124">
            <text:p>2009-12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25">
            <text:p>2009125</text:p>
          </table:table-cell>
          <table:table-cell table:formula="of:=[.A773]/1000" office:value-type="float" office:value="2009.125">
            <text:p>2009</text:p>
          </table:table-cell>
          <table:table-cell table:formula="of:=[.A773]-INT([.B773])*1000" office:value-type="float" office:value="125">
            <text:p>125</text:p>
          </table:table-cell>
          <table:table-cell table:formula="of:=CONCATENATE(INT([.B773]);&quot;-&quot;;[.C773])" office:value-type="string" office:string-value="2009-125">
            <text:p>2009-125</text:p>
          </table:table-cell>
          <table:table-cell office:value-type="float" office:value="424">
            <text:p>424</text:p>
          </table:table-cell>
          <table:table-cell office:value-type="float" office:value="1317.252808">
            <text:p>1317.252808</text:p>
          </table:table-cell>
          <table:table-cell office:value-type="float" office:value="2.222503">
            <text:p>2.222503</text:p>
          </table:table-cell>
          <table:table-cell office:value-type="float" office:value="3.99789">
            <text:p>3.99789</text:p>
          </table:table-cell>
          <table:table-cell office:value-type="float" office:value="1.762591">
            <text:p>1.762591</text:p>
          </table:table-cell>
          <table:table-cell office:value-type="float" office:value="3.106728">
            <text:p>3.1067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26">
            <text:p>2009126</text:p>
          </table:table-cell>
          <table:table-cell table:formula="of:=[.A774]/1000" office:value-type="float" office:value="2009.126">
            <text:p>2009</text:p>
          </table:table-cell>
          <table:table-cell table:formula="of:=[.A774]-INT([.B774])*1000" office:value-type="float" office:value="126">
            <text:p>126</text:p>
          </table:table-cell>
          <table:table-cell table:formula="of:=CONCATENATE(INT([.B774]);&quot;-&quot;;[.C774])" office:value-type="string" office:string-value="2009-126">
            <text:p>2009-12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27">
            <text:p>2009127</text:p>
          </table:table-cell>
          <table:table-cell table:formula="of:=[.A775]/1000" office:value-type="float" office:value="2009.127">
            <text:p>2009</text:p>
          </table:table-cell>
          <table:table-cell table:formula="of:=[.A775]-INT([.B775])*1000" office:value-type="float" office:value="127">
            <text:p>127</text:p>
          </table:table-cell>
          <table:table-cell table:formula="of:=CONCATENATE(INT([.B775]);&quot;-&quot;;[.C775])" office:value-type="string" office:string-value="2009-127">
            <text:p>2009-127</text:p>
          </table:table-cell>
          <table:table-cell office:value-type="float" office:value="476">
            <text:p>476</text:p>
          </table:table-cell>
          <table:table-cell office:value-type="float" office:value="1418.254639">
            <text:p>1418.254639</text:p>
          </table:table-cell>
          <table:table-cell office:value-type="float" office:value="2.442563">
            <text:p>2.442563</text:p>
          </table:table-cell>
          <table:table-cell office:value-type="float" office:value="3.505703">
            <text:p>3.505703</text:p>
          </table:table-cell>
          <table:table-cell office:value-type="float" office:value="1.72613">
            <text:p>1.72613</text:p>
          </table:table-cell>
          <table:table-cell office:value-type="float" office:value="2.979527">
            <text:p>2.9795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28">
            <text:p>2009128</text:p>
          </table:table-cell>
          <table:table-cell table:formula="of:=[.A776]/1000" office:value-type="float" office:value="2009.128">
            <text:p>2009</text:p>
          </table:table-cell>
          <table:table-cell table:formula="of:=[.A776]-INT([.B776])*1000" office:value-type="float" office:value="128">
            <text:p>128</text:p>
          </table:table-cell>
          <table:table-cell table:formula="of:=CONCATENATE(INT([.B776]);&quot;-&quot;;[.C776])" office:value-type="string" office:string-value="2009-128">
            <text:p>2009-128</text:p>
          </table:table-cell>
          <table:table-cell office:value-type="float" office:value="397">
            <text:p>397</text:p>
          </table:table-cell>
          <table:table-cell office:value-type="float" office:value="1096.334473">
            <text:p>1096.334473</text:p>
          </table:table-cell>
          <table:table-cell office:value-type="float" office:value="2.25925">
            <text:p>2.25925</text:p>
          </table:table-cell>
          <table:table-cell office:value-type="float" office:value="3.3976">
            <text:p>3.3976</text:p>
          </table:table-cell>
          <table:table-cell office:value-type="float" office:value="1.66179">
            <text:p>1.66179</text:p>
          </table:table-cell>
          <table:table-cell office:value-type="float" office:value="2.761548">
            <text:p>2.7615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29">
            <text:p>2009129</text:p>
          </table:table-cell>
          <table:table-cell table:formula="of:=[.A777]/1000" office:value-type="float" office:value="2009.129">
            <text:p>2009</text:p>
          </table:table-cell>
          <table:table-cell table:formula="of:=[.A777]-INT([.B777])*1000" office:value-type="float" office:value="129">
            <text:p>129</text:p>
          </table:table-cell>
          <table:table-cell table:formula="of:=CONCATENATE(INT([.B777]);&quot;-&quot;;[.C777])" office:value-type="string" office:string-value="2009-129">
            <text:p>2009-129</text:p>
          </table:table-cell>
          <table:table-cell office:value-type="float" office:value="422">
            <text:p>422</text:p>
          </table:table-cell>
          <table:table-cell office:value-type="float" office:value="1024.086792">
            <text:p>1024.086792</text:p>
          </table:table-cell>
          <table:table-cell office:value-type="float" office:value="1.565035">
            <text:p>1.565035</text:p>
          </table:table-cell>
          <table:table-cell office:value-type="float" office:value="2.981279">
            <text:p>2.981279</text:p>
          </table:table-cell>
          <table:table-cell office:value-type="float" office:value="1.557802">
            <text:p>1.557802</text:p>
          </table:table-cell>
          <table:table-cell office:value-type="float" office:value="2.426746">
            <text:p>2.4267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30">
            <text:p>2009130</text:p>
          </table:table-cell>
          <table:table-cell table:formula="of:=[.A778]/1000" office:value-type="float" office:value="2009.13">
            <text:p>2009</text:p>
          </table:table-cell>
          <table:table-cell table:formula="of:=[.A778]-INT([.B778])*1000" office:value-type="float" office:value="130">
            <text:p>130</text:p>
          </table:table-cell>
          <table:table-cell table:formula="of:=CONCATENATE(INT([.B778]);&quot;-&quot;;[.C778])" office:value-type="string" office:string-value="2009-130">
            <text:p>2009-130</text:p>
          </table:table-cell>
          <table:table-cell office:value-type="float" office:value="408">
            <text:p>408</text:p>
          </table:table-cell>
          <table:table-cell office:value-type="float" office:value="1050.874634">
            <text:p>1050.874634</text:p>
          </table:table-cell>
          <table:table-cell office:value-type="float" office:value="1.854608">
            <text:p>1.854608</text:p>
          </table:table-cell>
          <table:table-cell office:value-type="float" office:value="3.046821">
            <text:p>3.046821</text:p>
          </table:table-cell>
          <table:table-cell office:value-type="float" office:value="1.60489">
            <text:p>1.60489</text:p>
          </table:table-cell>
          <table:table-cell office:value-type="float" office:value="2.575673">
            <text:p>2.5756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31">
            <text:p>2009131</text:p>
          </table:table-cell>
          <table:table-cell table:formula="of:=[.A779]/1000" office:value-type="float" office:value="2009.131">
            <text:p>2009</text:p>
          </table:table-cell>
          <table:table-cell table:formula="of:=[.A779]-INT([.B779])*1000" office:value-type="float" office:value="131">
            <text:p>131</text:p>
          </table:table-cell>
          <table:table-cell table:formula="of:=CONCATENATE(INT([.B779]);&quot;-&quot;;[.C779])" office:value-type="string" office:string-value="2009-131">
            <text:p>2009-131</text:p>
          </table:table-cell>
          <table:table-cell office:value-type="float" office:value="350">
            <text:p>350</text:p>
          </table:table-cell>
          <table:table-cell office:value-type="float" office:value="843.825439">
            <text:p>843.825439</text:p>
          </table:table-cell>
          <table:table-cell office:value-type="float" office:value="1.569562">
            <text:p>1.569562</text:p>
          </table:table-cell>
          <table:table-cell office:value-type="float" office:value="2.837234">
            <text:p>2.837234</text:p>
          </table:table-cell>
          <table:table-cell office:value-type="float" office:value="1.552717">
            <text:p>1.552717</text:p>
          </table:table-cell>
          <table:table-cell office:value-type="float" office:value="2.41093">
            <text:p>2.410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32">
            <text:p>2009132</text:p>
          </table:table-cell>
          <table:table-cell table:formula="of:=[.A780]/1000" office:value-type="float" office:value="2009.132">
            <text:p>2009</text:p>
          </table:table-cell>
          <table:table-cell table:formula="of:=[.A780]-INT([.B780])*1000" office:value-type="float" office:value="132">
            <text:p>132</text:p>
          </table:table-cell>
          <table:table-cell table:formula="of:=CONCATENATE(INT([.B780]);&quot;-&quot;;[.C780])" office:value-type="string" office:string-value="2009-132">
            <text:p>2009-132</text:p>
          </table:table-cell>
          <table:table-cell office:value-type="float" office:value="424">
            <text:p>424</text:p>
          </table:table-cell>
          <table:table-cell office:value-type="float" office:value="808.964294">
            <text:p>808.964294</text:p>
          </table:table-cell>
          <table:table-cell office:value-type="float" office:value="1.044429">
            <text:p>1.044429</text:p>
          </table:table-cell>
          <table:table-cell office:value-type="float" office:value="2.583621">
            <text:p>2.583621</text:p>
          </table:table-cell>
          <table:table-cell office:value-type="float" office:value="1.38128">
            <text:p>1.38128</text:p>
          </table:table-cell>
          <table:table-cell office:value-type="float" office:value="1.907935">
            <text:p>1.9079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33">
            <text:p>2009133</text:p>
          </table:table-cell>
          <table:table-cell table:formula="of:=[.A781]/1000" office:value-type="float" office:value="2009.133">
            <text:p>2009</text:p>
          </table:table-cell>
          <table:table-cell table:formula="of:=[.A781]-INT([.B781])*1000" office:value-type="float" office:value="133">
            <text:p>133</text:p>
          </table:table-cell>
          <table:table-cell table:formula="of:=CONCATENATE(INT([.B781]);&quot;-&quot;;[.C781])" office:value-type="string" office:string-value="2009-133">
            <text:p>2009-13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34">
            <text:p>2009134</text:p>
          </table:table-cell>
          <table:table-cell table:formula="of:=[.A782]/1000" office:value-type="float" office:value="2009.134">
            <text:p>2009</text:p>
          </table:table-cell>
          <table:table-cell table:formula="of:=[.A782]-INT([.B782])*1000" office:value-type="float" office:value="134">
            <text:p>134</text:p>
          </table:table-cell>
          <table:table-cell table:formula="of:=CONCATENATE(INT([.B782]);&quot;-&quot;;[.C782])" office:value-type="string" office:string-value="2009-134">
            <text:p>2009-134</text:p>
          </table:table-cell>
          <table:table-cell office:value-type="float" office:value="364">
            <text:p>364</text:p>
          </table:table-cell>
          <table:table-cell office:value-type="float" office:value="942.395508">
            <text:p>942.395508</text:p>
          </table:table-cell>
          <table:table-cell office:value-type="float" office:value="1.925336">
            <text:p>1.925336</text:p>
          </table:table-cell>
          <table:table-cell office:value-type="float" office:value="3.299884">
            <text:p>3.299884</text:p>
          </table:table-cell>
          <table:table-cell office:value-type="float" office:value="1.609037">
            <text:p>1.609037</text:p>
          </table:table-cell>
          <table:table-cell office:value-type="float" office:value="2.588999">
            <text:p>2.5889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35">
            <text:p>2009135</text:p>
          </table:table-cell>
          <table:table-cell table:formula="of:=[.A783]/1000" office:value-type="float" office:value="2009.135">
            <text:p>2009</text:p>
          </table:table-cell>
          <table:table-cell table:formula="of:=[.A783]-INT([.B783])*1000" office:value-type="float" office:value="135">
            <text:p>135</text:p>
          </table:table-cell>
          <table:table-cell table:formula="of:=CONCATENATE(INT([.B783]);&quot;-&quot;;[.C783])" office:value-type="string" office:string-value="2009-135">
            <text:p>2009-135</text:p>
          </table:table-cell>
          <table:table-cell office:value-type="float" office:value="3">
            <text:p>3</text:p>
          </table:table-cell>
          <table:table-cell office:value-type="float" office:value="10.380309">
            <text:p>10.380309</text:p>
          </table:table-cell>
          <table:table-cell office:value-type="float" office:value="3.425747">
            <text:p>3.425747</text:p>
          </table:table-cell>
          <table:table-cell office:value-type="float" office:value="3.477316">
            <text:p>3.477316</text:p>
          </table:table-cell>
          <table:table-cell office:value-type="float" office:value="1.860135">
            <text:p>1.860135</text:p>
          </table:table-cell>
          <table:table-cell office:value-type="float" office:value="3.460103">
            <text:p>3.4601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36">
            <text:p>2009136</text:p>
          </table:table-cell>
          <table:table-cell table:formula="of:=[.A784]/1000" office:value-type="float" office:value="2009.136">
            <text:p>2009</text:p>
          </table:table-cell>
          <table:table-cell table:formula="of:=[.A784]-INT([.B784])*1000" office:value-type="float" office:value="136">
            <text:p>136</text:p>
          </table:table-cell>
          <table:table-cell table:formula="of:=CONCATENATE(INT([.B784]);&quot;-&quot;;[.C784])" office:value-type="string" office:string-value="2009-136">
            <text:p>2009-136</text:p>
          </table:table-cell>
          <table:table-cell office:value-type="float" office:value="83">
            <text:p>83</text:p>
          </table:table-cell>
          <table:table-cell office:value-type="float" office:value="219.913025">
            <text:p>219.913025</text:p>
          </table:table-cell>
          <table:table-cell office:value-type="float" office:value="1.947136">
            <text:p>1.947136</text:p>
          </table:table-cell>
          <table:table-cell office:value-type="float" office:value="3.192789">
            <text:p>3.192789</text:p>
          </table:table-cell>
          <table:table-cell office:value-type="float" office:value="1.627745">
            <text:p>1.627745</text:p>
          </table:table-cell>
          <table:table-cell office:value-type="float" office:value="2.649554">
            <text:p>2.6495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37">
            <text:p>2009137</text:p>
          </table:table-cell>
          <table:table-cell table:formula="of:=[.A785]/1000" office:value-type="float" office:value="2009.137">
            <text:p>2009</text:p>
          </table:table-cell>
          <table:table-cell table:formula="of:=[.A785]-INT([.B785])*1000" office:value-type="float" office:value="137">
            <text:p>137</text:p>
          </table:table-cell>
          <table:table-cell table:formula="of:=CONCATENATE(INT([.B785]);&quot;-&quot;;[.C785])" office:value-type="string" office:string-value="2009-137">
            <text:p>2009-137</text:p>
          </table:table-cell>
          <table:table-cell office:value-type="float" office:value="258">
            <text:p>258</text:p>
          </table:table-cell>
          <table:table-cell office:value-type="float" office:value="589.430298">
            <text:p>589.430298</text:p>
          </table:table-cell>
          <table:table-cell office:value-type="float" office:value="1.404036">
            <text:p>1.404036</text:p>
          </table:table-cell>
          <table:table-cell office:value-type="float" office:value="2.969359">
            <text:p>2.969359</text:p>
          </table:table-cell>
          <table:table-cell office:value-type="float" office:value="1.511494">
            <text:p>1.511494</text:p>
          </table:table-cell>
          <table:table-cell office:value-type="float" office:value="2.284614">
            <text:p>2.2846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38">
            <text:p>2009138</text:p>
          </table:table-cell>
          <table:table-cell table:formula="of:=[.A786]/1000" office:value-type="float" office:value="2009.138">
            <text:p>2009</text:p>
          </table:table-cell>
          <table:table-cell table:formula="of:=[.A786]-INT([.B786])*1000" office:value-type="float" office:value="138">
            <text:p>138</text:p>
          </table:table-cell>
          <table:table-cell table:formula="of:=CONCATENATE(INT([.B786]);&quot;-&quot;;[.C786])" office:value-type="string" office:string-value="2009-138">
            <text:p>2009-138</text:p>
          </table:table-cell>
          <table:table-cell office:value-type="float" office:value="385">
            <text:p>385</text:p>
          </table:table-cell>
          <table:table-cell office:value-type="float" office:value="857.652466">
            <text:p>857.652466</text:p>
          </table:table-cell>
          <table:table-cell office:value-type="float" office:value="1.386893">
            <text:p>1.386893</text:p>
          </table:table-cell>
          <table:table-cell office:value-type="float" office:value="2.927088">
            <text:p>2.927088</text:p>
          </table:table-cell>
          <table:table-cell office:value-type="float" office:value="1.492538">
            <text:p>1.492538</text:p>
          </table:table-cell>
          <table:table-cell office:value-type="float" office:value="2.227669">
            <text:p>2.2276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39">
            <text:p>2009139</text:p>
          </table:table-cell>
          <table:table-cell table:formula="of:=[.A787]/1000" office:value-type="float" office:value="2009.139">
            <text:p>2009</text:p>
          </table:table-cell>
          <table:table-cell table:formula="of:=[.A787]-INT([.B787])*1000" office:value-type="float" office:value="139">
            <text:p>139</text:p>
          </table:table-cell>
          <table:table-cell table:formula="of:=CONCATENATE(INT([.B787]);&quot;-&quot;;[.C787])" office:value-type="string" office:string-value="2009-139">
            <text:p>2009-139</text:p>
          </table:table-cell>
          <table:table-cell office:value-type="float" office:value="22">
            <text:p>22</text:p>
          </table:table-cell>
          <table:table-cell office:value-type="float" office:value="56.834568">
            <text:p>56.834568</text:p>
          </table:table-cell>
          <table:table-cell office:value-type="float" office:value="2.151492">
            <text:p>2.151492</text:p>
          </table:table-cell>
          <table:table-cell office:value-type="float" office:value="2.984282">
            <text:p>2.984282</text:p>
          </table:table-cell>
          <table:table-cell office:value-type="float" office:value="1.607293">
            <text:p>1.607293</text:p>
          </table:table-cell>
          <table:table-cell office:value-type="float" office:value="2.58339">
            <text:p>2.583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40">
            <text:p>2009140</text:p>
          </table:table-cell>
          <table:table-cell table:formula="of:=[.A788]/1000" office:value-type="float" office:value="2009.14">
            <text:p>2009</text:p>
          </table:table-cell>
          <table:table-cell table:formula="of:=[.A788]-INT([.B788])*1000" office:value-type="float" office:value="140">
            <text:p>140</text:p>
          </table:table-cell>
          <table:table-cell table:formula="of:=CONCATENATE(INT([.B788]);&quot;-&quot;;[.C788])" office:value-type="string" office:string-value="2009-140">
            <text:p>2009-14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41">
            <text:p>2009141</text:p>
          </table:table-cell>
          <table:table-cell table:formula="of:=[.A789]/1000" office:value-type="float" office:value="2009.141">
            <text:p>2009</text:p>
          </table:table-cell>
          <table:table-cell table:formula="of:=[.A789]-INT([.B789])*1000" office:value-type="float" office:value="141">
            <text:p>141</text:p>
          </table:table-cell>
          <table:table-cell table:formula="of:=CONCATENATE(INT([.B789]);&quot;-&quot;;[.C789])" office:value-type="string" office:string-value="2009-141">
            <text:p>2009-141</text:p>
          </table:table-cell>
          <table:table-cell office:value-type="float" office:value="422">
            <text:p>422</text:p>
          </table:table-cell>
          <table:table-cell office:value-type="float" office:value="602.228699">
            <text:p>602.228699</text:p>
          </table:table-cell>
          <table:table-cell office:value-type="float" office:value="0.711746">
            <text:p>0.711746</text:p>
          </table:table-cell>
          <table:table-cell office:value-type="float" office:value="2.502171">
            <text:p>2.502171</text:p>
          </table:table-cell>
          <table:table-cell office:value-type="float" office:value="1.194605">
            <text:p>1.194605</text:p>
          </table:table-cell>
          <table:table-cell office:value-type="float" office:value="1.427082">
            <text:p>1.42708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42">
            <text:p>2009142</text:p>
          </table:table-cell>
          <table:table-cell table:formula="of:=[.A790]/1000" office:value-type="float" office:value="2009.142">
            <text:p>2009</text:p>
          </table:table-cell>
          <table:table-cell table:formula="of:=[.A790]-INT([.B790])*1000" office:value-type="float" office:value="142">
            <text:p>142</text:p>
          </table:table-cell>
          <table:table-cell table:formula="of:=CONCATENATE(INT([.B790]);&quot;-&quot;;[.C790])" office:value-type="string" office:string-value="2009-142">
            <text:p>2009-14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43">
            <text:p>2009143</text:p>
          </table:table-cell>
          <table:table-cell table:formula="of:=[.A791]/1000" office:value-type="float" office:value="2009.143">
            <text:p>2009</text:p>
          </table:table-cell>
          <table:table-cell table:formula="of:=[.A791]-INT([.B791])*1000" office:value-type="float" office:value="143">
            <text:p>143</text:p>
          </table:table-cell>
          <table:table-cell table:formula="of:=CONCATENATE(INT([.B791]);&quot;-&quot;;[.C791])" office:value-type="string" office:string-value="2009-143">
            <text:p>2009-143</text:p>
          </table:table-cell>
          <table:table-cell office:value-type="float" office:value="405">
            <text:p>405</text:p>
          </table:table-cell>
          <table:table-cell office:value-type="float" office:value="707.676819">
            <text:p>707.676819</text:p>
          </table:table-cell>
          <table:table-cell office:value-type="float" office:value="0.807384">
            <text:p>0.807384</text:p>
          </table:table-cell>
          <table:table-cell office:value-type="float" office:value="2.936392">
            <text:p>2.936392</text:p>
          </table:table-cell>
          <table:table-cell office:value-type="float" office:value="1.321874">
            <text:p>1.321874</text:p>
          </table:table-cell>
          <table:table-cell office:value-type="float" office:value="1.74735">
            <text:p>1.747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44">
            <text:p>2009144</text:p>
          </table:table-cell>
          <table:table-cell table:formula="of:=[.A792]/1000" office:value-type="float" office:value="2009.144">
            <text:p>2009</text:p>
          </table:table-cell>
          <table:table-cell table:formula="of:=[.A792]-INT([.B792])*1000" office:value-type="float" office:value="144">
            <text:p>144</text:p>
          </table:table-cell>
          <table:table-cell table:formula="of:=CONCATENATE(INT([.B792]);&quot;-&quot;;[.C792])" office:value-type="string" office:string-value="2009-144">
            <text:p>2009-14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45">
            <text:p>2009145</text:p>
          </table:table-cell>
          <table:table-cell table:formula="of:=[.A793]/1000" office:value-type="float" office:value="2009.145">
            <text:p>2009</text:p>
          </table:table-cell>
          <table:table-cell table:formula="of:=[.A793]-INT([.B793])*1000" office:value-type="float" office:value="145">
            <text:p>145</text:p>
          </table:table-cell>
          <table:table-cell table:formula="of:=CONCATENATE(INT([.B793]);&quot;-&quot;;[.C793])" office:value-type="string" office:string-value="2009-145">
            <text:p>2009-145</text:p>
          </table:table-cell>
          <table:table-cell office:value-type="float" office:value="4">
            <text:p>4</text:p>
          </table:table-cell>
          <table:table-cell office:value-type="float" office:value="11.157852">
            <text:p>11.157852</text:p>
          </table:table-cell>
          <table:table-cell office:value-type="float" office:value="2.536218">
            <text:p>2.536218</text:p>
          </table:table-cell>
          <table:table-cell office:value-type="float" office:value="3.160689">
            <text:p>3.160689</text:p>
          </table:table-cell>
          <table:table-cell office:value-type="float" office:value="1.670169">
            <text:p>1.670169</text:p>
          </table:table-cell>
          <table:table-cell office:value-type="float" office:value="2.789463">
            <text:p>2.78946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46">
            <text:p>2009146</text:p>
          </table:table-cell>
          <table:table-cell table:formula="of:=[.A794]/1000" office:value-type="float" office:value="2009.146">
            <text:p>2009</text:p>
          </table:table-cell>
          <table:table-cell table:formula="of:=[.A794]-INT([.B794])*1000" office:value-type="float" office:value="146">
            <text:p>146</text:p>
          </table:table-cell>
          <table:table-cell table:formula="of:=CONCATENATE(INT([.B794]);&quot;-&quot;;[.C794])" office:value-type="string" office:string-value="2009-146">
            <text:p>2009-146</text:p>
          </table:table-cell>
          <table:table-cell office:value-type="float" office:value="21">
            <text:p>21</text:p>
          </table:table-cell>
          <table:table-cell office:value-type="float" office:value="32.047451">
            <text:p>32.047451</text:p>
          </table:table-cell>
          <table:table-cell office:value-type="float" office:value="0.838927">
            <text:p>0.838927</text:p>
          </table:table-cell>
          <table:table-cell office:value-type="float" office:value="2.114148">
            <text:p>2.114148</text:p>
          </table:table-cell>
          <table:table-cell office:value-type="float" office:value="1.235342">
            <text:p>1.235342</text:p>
          </table:table-cell>
          <table:table-cell office:value-type="float" office:value="1.526069">
            <text:p>1.5260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47">
            <text:p>2009147</text:p>
          </table:table-cell>
          <table:table-cell table:formula="of:=[.A795]/1000" office:value-type="float" office:value="2009.147">
            <text:p>2009</text:p>
          </table:table-cell>
          <table:table-cell table:formula="of:=[.A795]-INT([.B795])*1000" office:value-type="float" office:value="147">
            <text:p>147</text:p>
          </table:table-cell>
          <table:table-cell table:formula="of:=CONCATENATE(INT([.B795]);&quot;-&quot;;[.C795])" office:value-type="string" office:string-value="2009-147">
            <text:p>2009-147</text:p>
          </table:table-cell>
          <table:table-cell office:value-type="float" office:value="385">
            <text:p>385</text:p>
          </table:table-cell>
          <table:table-cell office:value-type="float" office:value="759.501587">
            <text:p>759.501587</text:p>
          </table:table-cell>
          <table:table-cell office:value-type="float" office:value="1.114192">
            <text:p>1.114192</text:p>
          </table:table-cell>
          <table:table-cell office:value-type="float" office:value="2.539435">
            <text:p>2.539435</text:p>
          </table:table-cell>
          <table:table-cell office:value-type="float" office:value="1.40454">
            <text:p>1.40454</text:p>
          </table:table-cell>
          <table:table-cell office:value-type="float" office:value="1.972731">
            <text:p>1.9727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48">
            <text:p>2009148</text:p>
          </table:table-cell>
          <table:table-cell table:formula="of:=[.A796]/1000" office:value-type="float" office:value="2009.148">
            <text:p>2009</text:p>
          </table:table-cell>
          <table:table-cell table:formula="of:=[.A796]-INT([.B796])*1000" office:value-type="float" office:value="148">
            <text:p>148</text:p>
          </table:table-cell>
          <table:table-cell table:formula="of:=CONCATENATE(INT([.B796]);&quot;-&quot;;[.C796])" office:value-type="string" office:string-value="2009-148">
            <text:p>2009-148</text:p>
          </table:table-cell>
          <table:table-cell office:value-type="float" office:value="464">
            <text:p>464</text:p>
          </table:table-cell>
          <table:table-cell office:value-type="float" office:value="1031.782593">
            <text:p>1031.782593</text:p>
          </table:table-cell>
          <table:table-cell office:value-type="float" office:value="1.533587">
            <text:p>1.533587</text:p>
          </table:table-cell>
          <table:table-cell office:value-type="float" office:value="2.857797">
            <text:p>2.857797</text:p>
          </table:table-cell>
          <table:table-cell office:value-type="float" office:value="1.491197">
            <text:p>1.491197</text:p>
          </table:table-cell>
          <table:table-cell office:value-type="float" office:value="2.223669">
            <text:p>2.2236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49">
            <text:p>2009149</text:p>
          </table:table-cell>
          <table:table-cell table:formula="of:=[.A797]/1000" office:value-type="float" office:value="2009.149">
            <text:p>2009</text:p>
          </table:table-cell>
          <table:table-cell table:formula="of:=[.A797]-INT([.B797])*1000" office:value-type="float" office:value="149">
            <text:p>149</text:p>
          </table:table-cell>
          <table:table-cell table:formula="of:=CONCATENATE(INT([.B797]);&quot;-&quot;;[.C797])" office:value-type="string" office:string-value="2009-149">
            <text:p>2009-14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50">
            <text:p>2009150</text:p>
          </table:table-cell>
          <table:table-cell table:formula="of:=[.A798]/1000" office:value-type="float" office:value="2009.15">
            <text:p>2009</text:p>
          </table:table-cell>
          <table:table-cell table:formula="of:=[.A798]-INT([.B798])*1000" office:value-type="float" office:value="150">
            <text:p>150</text:p>
          </table:table-cell>
          <table:table-cell table:formula="of:=CONCATENATE(INT([.B798]);&quot;-&quot;;[.C798])" office:value-type="string" office:string-value="2009-150">
            <text:p>2009-150</text:p>
          </table:table-cell>
          <table:table-cell office:value-type="float" office:value="465">
            <text:p>465</text:p>
          </table:table-cell>
          <table:table-cell office:value-type="float" office:value="957.091614">
            <text:p>957.091614</text:p>
          </table:table-cell>
          <table:table-cell office:value-type="float" office:value="1.417996">
            <text:p>1.417996</text:p>
          </table:table-cell>
          <table:table-cell office:value-type="float" office:value="2.591955">
            <text:p>2.591955</text:p>
          </table:table-cell>
          <table:table-cell office:value-type="float" office:value="1.434664">
            <text:p>1.434664</text:p>
          </table:table-cell>
          <table:table-cell office:value-type="float" office:value="2.058262">
            <text:p>2.05826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51">
            <text:p>2009151</text:p>
          </table:table-cell>
          <table:table-cell table:formula="of:=[.A799]/1000" office:value-type="float" office:value="2009.151">
            <text:p>2009</text:p>
          </table:table-cell>
          <table:table-cell table:formula="of:=[.A799]-INT([.B799])*1000" office:value-type="float" office:value="151">
            <text:p>151</text:p>
          </table:table-cell>
          <table:table-cell table:formula="of:=CONCATENATE(INT([.B799]);&quot;-&quot;;[.C799])" office:value-type="string" office:string-value="2009-151">
            <text:p>2009-15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52">
            <text:p>2009152</text:p>
          </table:table-cell>
          <table:table-cell table:formula="of:=[.A800]/1000" office:value-type="float" office:value="2009.152">
            <text:p>2009</text:p>
          </table:table-cell>
          <table:table-cell table:formula="of:=[.A800]-INT([.B800])*1000" office:value-type="float" office:value="152">
            <text:p>152</text:p>
          </table:table-cell>
          <table:table-cell table:formula="of:=CONCATENATE(INT([.B800]);&quot;-&quot;;[.C800])" office:value-type="string" office:string-value="2009-152">
            <text:p>2009-15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53">
            <text:p>2009153</text:p>
          </table:table-cell>
          <table:table-cell table:formula="of:=[.A801]/1000" office:value-type="float" office:value="2009.153">
            <text:p>2009</text:p>
          </table:table-cell>
          <table:table-cell table:formula="of:=[.A801]-INT([.B801])*1000" office:value-type="float" office:value="153">
            <text:p>153</text:p>
          </table:table-cell>
          <table:table-cell table:formula="of:=CONCATENATE(INT([.B801]);&quot;-&quot;;[.C801])" office:value-type="string" office:string-value="2009-153">
            <text:p>2009-15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54">
            <text:p>2009154</text:p>
          </table:table-cell>
          <table:table-cell table:formula="of:=[.A802]/1000" office:value-type="float" office:value="2009.154">
            <text:p>2009</text:p>
          </table:table-cell>
          <table:table-cell table:formula="of:=[.A802]-INT([.B802])*1000" office:value-type="float" office:value="154">
            <text:p>154</text:p>
          </table:table-cell>
          <table:table-cell table:formula="of:=CONCATENATE(INT([.B802]);&quot;-&quot;;[.C802])" office:value-type="string" office:string-value="2009-154">
            <text:p>2009-15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55">
            <text:p>2009155</text:p>
          </table:table-cell>
          <table:table-cell table:formula="of:=[.A803]/1000" office:value-type="float" office:value="2009.155">
            <text:p>2009</text:p>
          </table:table-cell>
          <table:table-cell table:formula="of:=[.A803]-INT([.B803])*1000" office:value-type="float" office:value="155">
            <text:p>155</text:p>
          </table:table-cell>
          <table:table-cell table:formula="of:=CONCATENATE(INT([.B803]);&quot;-&quot;;[.C803])" office:value-type="string" office:string-value="2009-155">
            <text:p>2009-155</text:p>
          </table:table-cell>
          <table:table-cell office:value-type="float" office:value="306">
            <text:p>306</text:p>
          </table:table-cell>
          <table:table-cell office:value-type="float" office:value="566.995361">
            <text:p>566.995361</text:p>
          </table:table-cell>
          <table:table-cell office:value-type="float" office:value="1.256248">
            <text:p>1.256248</text:p>
          </table:table-cell>
          <table:table-cell office:value-type="float" office:value="2.891842">
            <text:p>2.891842</text:p>
          </table:table-cell>
          <table:table-cell office:value-type="float" office:value="1.361222">
            <text:p>1.361222</text:p>
          </table:table-cell>
          <table:table-cell office:value-type="float" office:value="1.852926">
            <text:p>1.8529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09156">
            <text:p>2009156</text:p>
          </table:table-cell>
          <table:table-cell table:formula="of:=[.A804]/1000" office:value-type="float" office:value="2009.156">
            <text:p>2009</text:p>
          </table:table-cell>
          <table:table-cell table:formula="of:=[.A804]-INT([.B804])*1000" office:value-type="float" office:value="156">
            <text:p>156</text:p>
          </table:table-cell>
          <table:table-cell table:formula="of:=CONCATENATE(INT([.B804]);&quot;-&quot;;[.C804])" office:value-type="string" office:string-value="2009-156">
            <text:p>2009-15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57">
            <text:p>2009157</text:p>
          </table:table-cell>
          <table:table-cell table:formula="of:=[.A805]/1000" office:value-type="float" office:value="2009.157">
            <text:p>2009</text:p>
          </table:table-cell>
          <table:table-cell table:formula="of:=[.A805]-INT([.B805])*1000" office:value-type="float" office:value="157">
            <text:p>157</text:p>
          </table:table-cell>
          <table:table-cell table:formula="of:=CONCATENATE(INT([.B805]);&quot;-&quot;;[.C805])" office:value-type="string" office:string-value="2009-157">
            <text:p>2009-157</text:p>
          </table:table-cell>
          <table:table-cell office:value-type="float" office:value="1">
            <text:p>1</text:p>
          </table:table-cell>
          <table:table-cell table:number-columns-repeated="3" office:value-type="float" office:value="2.58038">
            <text:p>2.58038</text:p>
          </table:table-cell>
          <table:table-cell office:value-type="float" office:value="1.606356">
            <text:p>1.606356</text:p>
          </table:table-cell>
          <table:table-cell office:value-type="float" office:value="2.58038">
            <text:p>2.580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58">
            <text:p>2009158</text:p>
          </table:table-cell>
          <table:table-cell table:formula="of:=[.A806]/1000" office:value-type="float" office:value="2009.158">
            <text:p>2009</text:p>
          </table:table-cell>
          <table:table-cell table:formula="of:=[.A806]-INT([.B806])*1000" office:value-type="float" office:value="158">
            <text:p>158</text:p>
          </table:table-cell>
          <table:table-cell table:formula="of:=CONCATENATE(INT([.B806]);&quot;-&quot;;[.C806])" office:value-type="string" office:string-value="2009-158">
            <text:p>2009-15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59">
            <text:p>2009159</text:p>
          </table:table-cell>
          <table:table-cell table:formula="of:=[.A807]/1000" office:value-type="float" office:value="2009.159">
            <text:p>2009</text:p>
          </table:table-cell>
          <table:table-cell table:formula="of:=[.A807]-INT([.B807])*1000" office:value-type="float" office:value="159">
            <text:p>159</text:p>
          </table:table-cell>
          <table:table-cell table:formula="of:=CONCATENATE(INT([.B807]);&quot;-&quot;;[.C807])" office:value-type="string" office:string-value="2009-159">
            <text:p>2009-159</text:p>
          </table:table-cell>
          <table:table-cell office:value-type="float" office:value="15">
            <text:p>15</text:p>
          </table:table-cell>
          <table:table-cell office:value-type="float" office:value="29.843664">
            <text:p>29.843664</text:p>
          </table:table-cell>
          <table:table-cell office:value-type="float" office:value="1.802142">
            <text:p>1.802142</text:p>
          </table:table-cell>
          <table:table-cell office:value-type="float" office:value="2.187157">
            <text:p>2.187157</text:p>
          </table:table-cell>
          <table:table-cell office:value-type="float" office:value="1.410524">
            <text:p>1.410524</text:p>
          </table:table-cell>
          <table:table-cell office:value-type="float" office:value="1.989578">
            <text:p>1.98957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60">
            <text:p>2009160</text:p>
          </table:table-cell>
          <table:table-cell table:formula="of:=[.A808]/1000" office:value-type="float" office:value="2009.16">
            <text:p>2009</text:p>
          </table:table-cell>
          <table:table-cell table:formula="of:=[.A808]-INT([.B808])*1000" office:value-type="float" office:value="160">
            <text:p>160</text:p>
          </table:table-cell>
          <table:table-cell table:formula="of:=CONCATENATE(INT([.B808]);&quot;-&quot;;[.C808])" office:value-type="string" office:string-value="2009-160">
            <text:p>2009-16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61">
            <text:p>2009161</text:p>
          </table:table-cell>
          <table:table-cell table:formula="of:=[.A809]/1000" office:value-type="float" office:value="2009.161">
            <text:p>2009</text:p>
          </table:table-cell>
          <table:table-cell table:formula="of:=[.A809]-INT([.B809])*1000" office:value-type="float" office:value="161">
            <text:p>161</text:p>
          </table:table-cell>
          <table:table-cell table:formula="of:=CONCATENATE(INT([.B809]);&quot;-&quot;;[.C809])" office:value-type="string" office:string-value="2009-161">
            <text:p>2009-161</text:p>
          </table:table-cell>
          <table:table-cell office:value-type="float" office:value="585">
            <text:p>585</text:p>
          </table:table-cell>
          <table:table-cell office:value-type="float" office:value="956.796326">
            <text:p>956.796326</text:p>
          </table:table-cell>
          <table:table-cell office:value-type="float" office:value="0.663467">
            <text:p>0.663467</text:p>
          </table:table-cell>
          <table:table-cell office:value-type="float" office:value="2.222459">
            <text:p>2.222459</text:p>
          </table:table-cell>
          <table:table-cell office:value-type="float" office:value="1.278886">
            <text:p>1.278886</text:p>
          </table:table-cell>
          <table:table-cell office:value-type="float" office:value="1.635549">
            <text:p>1.6355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62">
            <text:p>2009162</text:p>
          </table:table-cell>
          <table:table-cell table:formula="of:=[.A810]/1000" office:value-type="float" office:value="2009.162">
            <text:p>2009</text:p>
          </table:table-cell>
          <table:table-cell table:formula="of:=[.A810]-INT([.B810])*1000" office:value-type="float" office:value="162">
            <text:p>162</text:p>
          </table:table-cell>
          <table:table-cell table:formula="of:=CONCATENATE(INT([.B810]);&quot;-&quot;;[.C810])" office:value-type="string" office:string-value="2009-162">
            <text:p>2009-162</text:p>
          </table:table-cell>
          <table:table-cell office:value-type="float" office:value="585">
            <text:p>585</text:p>
          </table:table-cell>
          <table:table-cell office:value-type="float" office:value="1299.558472">
            <text:p>1299.558472</text:p>
          </table:table-cell>
          <table:table-cell office:value-type="float" office:value="1.556242">
            <text:p>1.556242</text:p>
          </table:table-cell>
          <table:table-cell office:value-type="float" office:value="2.613414">
            <text:p>2.613414</text:p>
          </table:table-cell>
          <table:table-cell office:value-type="float" office:value="1.490459">
            <text:p>1.490459</text:p>
          </table:table-cell>
          <table:table-cell office:value-type="float" office:value="2.221467">
            <text:p>2.2214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63">
            <text:p>2009163</text:p>
          </table:table-cell>
          <table:table-cell table:formula="of:=[.A811]/1000" office:value-type="float" office:value="2009.163">
            <text:p>2009</text:p>
          </table:table-cell>
          <table:table-cell table:formula="of:=[.A811]-INT([.B811])*1000" office:value-type="float" office:value="163">
            <text:p>163</text:p>
          </table:table-cell>
          <table:table-cell table:formula="of:=CONCATENATE(INT([.B811]);&quot;-&quot;;[.C811])" office:value-type="string" office:string-value="2009-163">
            <text:p>2009-163</text:p>
          </table:table-cell>
          <table:table-cell office:value-type="float" office:value="274">
            <text:p>274</text:p>
          </table:table-cell>
          <table:table-cell office:value-type="float" office:value="741.71814">
            <text:p>741.71814</text:p>
          </table:table-cell>
          <table:table-cell office:value-type="float" office:value="2.159455">
            <text:p>2.159455</text:p>
          </table:table-cell>
          <table:table-cell office:value-type="float" office:value="3.413384">
            <text:p>3.413384</text:p>
          </table:table-cell>
          <table:table-cell office:value-type="float" office:value="1.645296">
            <text:p>1.645296</text:p>
          </table:table-cell>
          <table:table-cell office:value-type="float" office:value="2.707">
            <text:p>2.7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64">
            <text:p>2009164</text:p>
          </table:table-cell>
          <table:table-cell table:formula="of:=[.A812]/1000" office:value-type="float" office:value="2009.164">
            <text:p>2009</text:p>
          </table:table-cell>
          <table:table-cell table:formula="of:=[.A812]-INT([.B812])*1000" office:value-type="float" office:value="164">
            <text:p>164</text:p>
          </table:table-cell>
          <table:table-cell table:formula="of:=CONCATENATE(INT([.B812]);&quot;-&quot;;[.C812])" office:value-type="string" office:string-value="2009-164">
            <text:p>2009-164</text:p>
          </table:table-cell>
          <table:table-cell office:value-type="float" office:value="535">
            <text:p>535</text:p>
          </table:table-cell>
          <table:table-cell office:value-type="float" office:value="1251.924438">
            <text:p>1251.924438</text:p>
          </table:table-cell>
          <table:table-cell office:value-type="float" office:value="1.810663">
            <text:p>1.810663</text:p>
          </table:table-cell>
          <table:table-cell office:value-type="float" office:value="3.248685">
            <text:p>3.248685</text:p>
          </table:table-cell>
          <table:table-cell office:value-type="float" office:value="1.529721">
            <text:p>1.529721</text:p>
          </table:table-cell>
          <table:table-cell office:value-type="float" office:value="2.340046">
            <text:p>2.3400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65">
            <text:p>2009165</text:p>
          </table:table-cell>
          <table:table-cell table:formula="of:=[.A813]/1000" office:value-type="float" office:value="2009.165">
            <text:p>2009</text:p>
          </table:table-cell>
          <table:table-cell table:formula="of:=[.A813]-INT([.B813])*1000" office:value-type="float" office:value="165">
            <text:p>165</text:p>
          </table:table-cell>
          <table:table-cell table:formula="of:=CONCATENATE(INT([.B813]);&quot;-&quot;;[.C813])" office:value-type="string" office:string-value="2009-165">
            <text:p>2009-16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66">
            <text:p>2009166</text:p>
          </table:table-cell>
          <table:table-cell table:formula="of:=[.A814]/1000" office:value-type="float" office:value="2009.166">
            <text:p>2009</text:p>
          </table:table-cell>
          <table:table-cell table:formula="of:=[.A814]-INT([.B814])*1000" office:value-type="float" office:value="166">
            <text:p>166</text:p>
          </table:table-cell>
          <table:table-cell table:formula="of:=CONCATENATE(INT([.B814]);&quot;-&quot;;[.C814])" office:value-type="string" office:string-value="2009-166">
            <text:p>2009-166</text:p>
          </table:table-cell>
          <table:table-cell office:value-type="float" office:value="446">
            <text:p>446</text:p>
          </table:table-cell>
          <table:table-cell office:value-type="float" office:value="1057.02771">
            <text:p>1057.02771</text:p>
          </table:table-cell>
          <table:table-cell office:value-type="float" office:value="1.543592">
            <text:p>1.543592</text:p>
          </table:table-cell>
          <table:table-cell office:value-type="float" office:value="3.377217">
            <text:p>3.377217</text:p>
          </table:table-cell>
          <table:table-cell office:value-type="float" office:value="1.539486">
            <text:p>1.539486</text:p>
          </table:table-cell>
          <table:table-cell office:value-type="float" office:value="2.370017">
            <text:p>2.3700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67">
            <text:p>2009167</text:p>
          </table:table-cell>
          <table:table-cell table:formula="of:=[.A815]/1000" office:value-type="float" office:value="2009.167">
            <text:p>2009</text:p>
          </table:table-cell>
          <table:table-cell table:formula="of:=[.A815]-INT([.B815])*1000" office:value-type="float" office:value="167">
            <text:p>167</text:p>
          </table:table-cell>
          <table:table-cell table:formula="of:=CONCATENATE(INT([.B815]);&quot;-&quot;;[.C815])" office:value-type="string" office:string-value="2009-167">
            <text:p>2009-167</text:p>
          </table:table-cell>
          <table:table-cell office:value-type="float" office:value="205">
            <text:p>205</text:p>
          </table:table-cell>
          <table:table-cell office:value-type="float" office:value="211.089722">
            <text:p>211.089722</text:p>
          </table:table-cell>
          <table:table-cell office:value-type="float" office:value="0.247136">
            <text:p>0.247136</text:p>
          </table:table-cell>
          <table:table-cell office:value-type="float" office:value="1.59305">
            <text:p>1.59305</text:p>
          </table:table-cell>
          <table:table-cell office:value-type="float" office:value="1.014744">
            <text:p>1.014744</text:p>
          </table:table-cell>
          <table:table-cell office:value-type="float" office:value="1.029706">
            <text:p>1.0297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68">
            <text:p>2009168</text:p>
          </table:table-cell>
          <table:table-cell table:formula="of:=[.A816]/1000" office:value-type="float" office:value="2009.168">
            <text:p>2009</text:p>
          </table:table-cell>
          <table:table-cell table:formula="of:=[.A816]-INT([.B816])*1000" office:value-type="float" office:value="168">
            <text:p>168</text:p>
          </table:table-cell>
          <table:table-cell table:formula="of:=CONCATENATE(INT([.B816]);&quot;-&quot;;[.C816])" office:value-type="string" office:string-value="2009-168">
            <text:p>2009-168</text:p>
          </table:table-cell>
          <table:table-cell office:value-type="float" office:value="570">
            <text:p>570</text:p>
          </table:table-cell>
          <table:table-cell office:value-type="float" office:value="1087.965698">
            <text:p>1087.965698</text:p>
          </table:table-cell>
          <table:table-cell office:value-type="float" office:value="1.176402">
            <text:p>1.176402</text:p>
          </table:table-cell>
          <table:table-cell office:value-type="float" office:value="2.35837">
            <text:p>2.35837</text:p>
          </table:table-cell>
          <table:table-cell office:value-type="float" office:value="1.381561">
            <text:p>1.381561</text:p>
          </table:table-cell>
          <table:table-cell office:value-type="float" office:value="1.908712">
            <text:p>1.9087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69">
            <text:p>2009169</text:p>
          </table:table-cell>
          <table:table-cell table:formula="of:=[.A817]/1000" office:value-type="float" office:value="2009.169">
            <text:p>2009</text:p>
          </table:table-cell>
          <table:table-cell table:formula="of:=[.A817]-INT([.B817])*1000" office:value-type="float" office:value="169">
            <text:p>169</text:p>
          </table:table-cell>
          <table:table-cell table:formula="of:=CONCATENATE(INT([.B817]);&quot;-&quot;;[.C817])" office:value-type="string" office:string-value="2009-169">
            <text:p>2009-169</text:p>
          </table:table-cell>
          <table:table-cell office:value-type="float" office:value="347">
            <text:p>347</text:p>
          </table:table-cell>
          <table:table-cell office:value-type="float" office:value="734.898987">
            <text:p>734.898987</text:p>
          </table:table-cell>
          <table:table-cell office:value-type="float" office:value="1.311809">
            <text:p>1.311809</text:p>
          </table:table-cell>
          <table:table-cell office:value-type="float" office:value="3.200567">
            <text:p>3.200567</text:p>
          </table:table-cell>
          <table:table-cell office:value-type="float" office:value="1.455289">
            <text:p>1.455289</text:p>
          </table:table-cell>
          <table:table-cell office:value-type="float" office:value="2.117865">
            <text:p>2.1178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70">
            <text:p>2009170</text:p>
          </table:table-cell>
          <table:table-cell table:formula="of:=[.A818]/1000" office:value-type="float" office:value="2009.17">
            <text:p>2009</text:p>
          </table:table-cell>
          <table:table-cell table:formula="of:=[.A818]-INT([.B818])*1000" office:value-type="float" office:value="170">
            <text:p>170</text:p>
          </table:table-cell>
          <table:table-cell table:formula="of:=CONCATENATE(INT([.B818]);&quot;-&quot;;[.C818])" office:value-type="string" office:string-value="2009-170">
            <text:p>2009-170</text:p>
          </table:table-cell>
          <table:table-cell office:value-type="float" office:value="547">
            <text:p>547</text:p>
          </table:table-cell>
          <table:table-cell office:value-type="float" office:value="943.204529">
            <text:p>943.204529</text:p>
          </table:table-cell>
          <table:table-cell office:value-type="float" office:value="1.038837">
            <text:p>1.038837</text:p>
          </table:table-cell>
          <table:table-cell office:value-type="float" office:value="2.164132">
            <text:p>2.164132</text:p>
          </table:table-cell>
          <table:table-cell office:value-type="float" office:value="1.313135">
            <text:p>1.313135</text:p>
          </table:table-cell>
          <table:table-cell office:value-type="float" office:value="1.724323">
            <text:p>1.7243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71">
            <text:p>2009171</text:p>
          </table:table-cell>
          <table:table-cell table:formula="of:=[.A819]/1000" office:value-type="float" office:value="2009.171">
            <text:p>2009</text:p>
          </table:table-cell>
          <table:table-cell table:formula="of:=[.A819]-INT([.B819])*1000" office:value-type="float" office:value="171">
            <text:p>171</text:p>
          </table:table-cell>
          <table:table-cell table:formula="of:=CONCATENATE(INT([.B819]);&quot;-&quot;;[.C819])" office:value-type="string" office:string-value="2009-171">
            <text:p>2009-171</text:p>
          </table:table-cell>
          <table:table-cell office:value-type="float" office:value="201">
            <text:p>201</text:p>
          </table:table-cell>
          <table:table-cell office:value-type="float" office:value="370.606537">
            <text:p>370.606537</text:p>
          </table:table-cell>
          <table:table-cell office:value-type="float" office:value="1.148313">
            <text:p>1.148313</text:p>
          </table:table-cell>
          <table:table-cell office:value-type="float" office:value="2.872143">
            <text:p>2.872143</text:p>
          </table:table-cell>
          <table:table-cell office:value-type="float" office:value="1.357871">
            <text:p>1.357871</text:p>
          </table:table-cell>
          <table:table-cell office:value-type="float" office:value="1.843814">
            <text:p>1.8438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72">
            <text:p>2009172</text:p>
          </table:table-cell>
          <table:table-cell table:formula="of:=[.A820]/1000" office:value-type="float" office:value="2009.172">
            <text:p>2009</text:p>
          </table:table-cell>
          <table:table-cell table:formula="of:=[.A820]-INT([.B820])*1000" office:value-type="float" office:value="172">
            <text:p>172</text:p>
          </table:table-cell>
          <table:table-cell table:formula="of:=CONCATENATE(INT([.B820]);&quot;-&quot;;[.C820])" office:value-type="string" office:string-value="2009-172">
            <text:p>2009-17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73">
            <text:p>2009173</text:p>
          </table:table-cell>
          <table:table-cell table:formula="of:=[.A821]/1000" office:value-type="float" office:value="2009.173">
            <text:p>2009</text:p>
          </table:table-cell>
          <table:table-cell table:formula="of:=[.A821]-INT([.B821])*1000" office:value-type="float" office:value="173">
            <text:p>173</text:p>
          </table:table-cell>
          <table:table-cell table:formula="of:=CONCATENATE(INT([.B821]);&quot;-&quot;;[.C821])" office:value-type="string" office:string-value="2009-173">
            <text:p>2009-173</text:p>
          </table:table-cell>
          <table:table-cell office:value-type="float" office:value="222">
            <text:p>222</text:p>
          </table:table-cell>
          <table:table-cell office:value-type="float" office:value="369.324463">
            <text:p>369.324463</text:p>
          </table:table-cell>
          <table:table-cell office:value-type="float" office:value="0.850437">
            <text:p>0.850437</text:p>
          </table:table-cell>
          <table:table-cell office:value-type="float" office:value="3.166767">
            <text:p>3.166767</text:p>
          </table:table-cell>
          <table:table-cell office:value-type="float" office:value="1.289815">
            <text:p>1.289815</text:p>
          </table:table-cell>
          <table:table-cell office:value-type="float" office:value="1.663624">
            <text:p>1.6636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74">
            <text:p>2009174</text:p>
          </table:table-cell>
          <table:table-cell table:formula="of:=[.A822]/1000" office:value-type="float" office:value="2009.174">
            <text:p>2009</text:p>
          </table:table-cell>
          <table:table-cell table:formula="of:=[.A822]-INT([.B822])*1000" office:value-type="float" office:value="174">
            <text:p>174</text:p>
          </table:table-cell>
          <table:table-cell table:formula="of:=CONCATENATE(INT([.B822]);&quot;-&quot;;[.C822])" office:value-type="string" office:string-value="2009-174">
            <text:p>2009-17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75">
            <text:p>2009175</text:p>
          </table:table-cell>
          <table:table-cell table:formula="of:=[.A823]/1000" office:value-type="float" office:value="2009.175">
            <text:p>2009</text:p>
          </table:table-cell>
          <table:table-cell table:formula="of:=[.A823]-INT([.B823])*1000" office:value-type="float" office:value="175">
            <text:p>175</text:p>
          </table:table-cell>
          <table:table-cell table:formula="of:=CONCATENATE(INT([.B823]);&quot;-&quot;;[.C823])" office:value-type="string" office:string-value="2009-175">
            <text:p>2009-175</text:p>
          </table:table-cell>
          <table:table-cell office:value-type="float" office:value="571">
            <text:p>571</text:p>
          </table:table-cell>
          <table:table-cell office:value-type="float" office:value="1098.037231">
            <text:p>1098.037231</text:p>
          </table:table-cell>
          <table:table-cell office:value-type="float" office:value="1.201413">
            <text:p>1.201413</text:p>
          </table:table-cell>
          <table:table-cell office:value-type="float" office:value="3.011623">
            <text:p>3.011623</text:p>
          </table:table-cell>
          <table:table-cell office:value-type="float" office:value="1.386725">
            <text:p>1.386725</text:p>
          </table:table-cell>
          <table:table-cell office:value-type="float" office:value="1.923007">
            <text:p>1.9230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76">
            <text:p>2009176</text:p>
          </table:table-cell>
          <table:table-cell table:formula="of:=[.A824]/1000" office:value-type="float" office:value="2009.176">
            <text:p>2009</text:p>
          </table:table-cell>
          <table:table-cell table:formula="of:=[.A824]-INT([.B824])*1000" office:value-type="float" office:value="176">
            <text:p>176</text:p>
          </table:table-cell>
          <table:table-cell table:formula="of:=CONCATENATE(INT([.B824]);&quot;-&quot;;[.C824])" office:value-type="string" office:string-value="2009-176">
            <text:p>2009-176</text:p>
          </table:table-cell>
          <table:table-cell office:value-type="float" office:value="258">
            <text:p>258</text:p>
          </table:table-cell>
          <table:table-cell office:value-type="float" office:value="459.213715">
            <text:p>459.213715</text:p>
          </table:table-cell>
          <table:table-cell office:value-type="float" office:value="0.886887">
            <text:p>0.886887</text:p>
          </table:table-cell>
          <table:table-cell office:value-type="float" office:value="2.702362">
            <text:p>2.702362</text:p>
          </table:table-cell>
          <table:table-cell office:value-type="float" office:value="1.334128">
            <text:p>1.334128</text:p>
          </table:table-cell>
          <table:table-cell office:value-type="float" office:value="1.779898">
            <text:p>1.7798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77">
            <text:p>2009177</text:p>
          </table:table-cell>
          <table:table-cell table:formula="of:=[.A825]/1000" office:value-type="float" office:value="2009.177">
            <text:p>2009</text:p>
          </table:table-cell>
          <table:table-cell table:formula="of:=[.A825]-INT([.B825])*1000" office:value-type="float" office:value="177">
            <text:p>177</text:p>
          </table:table-cell>
          <table:table-cell table:formula="of:=CONCATENATE(INT([.B825]);&quot;-&quot;;[.C825])" office:value-type="string" office:string-value="2009-177">
            <text:p>2009-177</text:p>
          </table:table-cell>
          <table:table-cell office:value-type="float" office:value="255">
            <text:p>255</text:p>
          </table:table-cell>
          <table:table-cell office:value-type="float" office:value="478.52475">
            <text:p>478.52475</text:p>
          </table:table-cell>
          <table:table-cell office:value-type="float" office:value="0.861867">
            <text:p>0.861867</text:p>
          </table:table-cell>
          <table:table-cell office:value-type="float" office:value="2.968029">
            <text:p>2.968029</text:p>
          </table:table-cell>
          <table:table-cell office:value-type="float" office:value="1.369879">
            <text:p>1.369879</text:p>
          </table:table-cell>
          <table:table-cell office:value-type="float" office:value="1.876568">
            <text:p>1.8765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78">
            <text:p>2009178</text:p>
          </table:table-cell>
          <table:table-cell table:formula="of:=[.A826]/1000" office:value-type="float" office:value="2009.178">
            <text:p>2009</text:p>
          </table:table-cell>
          <table:table-cell table:formula="of:=[.A826]-INT([.B826])*1000" office:value-type="float" office:value="178">
            <text:p>178</text:p>
          </table:table-cell>
          <table:table-cell table:formula="of:=CONCATENATE(INT([.B826]);&quot;-&quot;;[.C826])" office:value-type="string" office:string-value="2009-178">
            <text:p>2009-17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79">
            <text:p>2009179</text:p>
          </table:table-cell>
          <table:table-cell table:formula="of:=[.A827]/1000" office:value-type="float" office:value="2009.179">
            <text:p>2009</text:p>
          </table:table-cell>
          <table:table-cell table:formula="of:=[.A827]-INT([.B827])*1000" office:value-type="float" office:value="179">
            <text:p>179</text:p>
          </table:table-cell>
          <table:table-cell table:formula="of:=CONCATENATE(INT([.B827]);&quot;-&quot;;[.C827])" office:value-type="string" office:string-value="2009-179">
            <text:p>2009-17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80">
            <text:p>2009180</text:p>
          </table:table-cell>
          <table:table-cell table:formula="of:=[.A828]/1000" office:value-type="float" office:value="2009.18">
            <text:p>2009</text:p>
          </table:table-cell>
          <table:table-cell table:formula="of:=[.A828]-INT([.B828])*1000" office:value-type="float" office:value="180">
            <text:p>180</text:p>
          </table:table-cell>
          <table:table-cell table:formula="of:=CONCATENATE(INT([.B828]);&quot;-&quot;;[.C828])" office:value-type="string" office:string-value="2009-180">
            <text:p>2009-180</text:p>
          </table:table-cell>
          <table:table-cell office:value-type="float" office:value="19">
            <text:p>19</text:p>
          </table:table-cell>
          <table:table-cell office:value-type="float" office:value="2.732507">
            <text:p>2.732507</text:p>
          </table:table-cell>
          <table:table-cell office:value-type="float" office:value="0.007252">
            <text:p>0.007252</text:p>
          </table:table-cell>
          <table:table-cell office:value-type="float" office:value="0.59643">
            <text:p>0.59643</text:p>
          </table:table-cell>
          <table:table-cell office:value-type="float" office:value="0.379231">
            <text:p>0.379231</text:p>
          </table:table-cell>
          <table:table-cell office:value-type="float" office:value="0.143816">
            <text:p>0.1438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9181">
            <text:p>2009181</text:p>
          </table:table-cell>
          <table:table-cell table:formula="of:=[.A829]/1000" office:value-type="float" office:value="2009.181">
            <text:p>2009</text:p>
          </table:table-cell>
          <table:table-cell table:formula="of:=[.A829]-INT([.B829])*1000" office:value-type="float" office:value="181">
            <text:p>181</text:p>
          </table:table-cell>
          <table:table-cell table:formula="of:=CONCATENATE(INT([.B829]);&quot;-&quot;;[.C829])" office:value-type="string" office:string-value="2009-181">
            <text:p>2009-18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82">
            <text:p>2009182</text:p>
          </table:table-cell>
          <table:table-cell table:formula="of:=[.A830]/1000" office:value-type="float" office:value="2009.182">
            <text:p>2009</text:p>
          </table:table-cell>
          <table:table-cell table:formula="of:=[.A830]-INT([.B830])*1000" office:value-type="float" office:value="182">
            <text:p>182</text:p>
          </table:table-cell>
          <table:table-cell table:formula="of:=CONCATENATE(INT([.B830]);&quot;-&quot;;[.C830])" office:value-type="string" office:string-value="2009-182">
            <text:p>2009-182</text:p>
          </table:table-cell>
          <table:table-cell office:value-type="float" office:value="598">
            <text:p>598</text:p>
          </table:table-cell>
          <table:table-cell office:value-type="float" office:value="1243.711914">
            <text:p>1243.711914</text:p>
          </table:table-cell>
          <table:table-cell office:value-type="float" office:value="1.482053">
            <text:p>1.482053</text:p>
          </table:table-cell>
          <table:table-cell office:value-type="float" office:value="2.789538">
            <text:p>2.789538</text:p>
          </table:table-cell>
          <table:table-cell office:value-type="float" office:value="1.442146">
            <text:p>1.442146</text:p>
          </table:table-cell>
          <table:table-cell office:value-type="float" office:value="2.079786">
            <text:p>2.07978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83">
            <text:p>2009183</text:p>
          </table:table-cell>
          <table:table-cell table:formula="of:=[.A831]/1000" office:value-type="float" office:value="2009.183">
            <text:p>2009</text:p>
          </table:table-cell>
          <table:table-cell table:formula="of:=[.A831]-INT([.B831])*1000" office:value-type="float" office:value="183">
            <text:p>183</text:p>
          </table:table-cell>
          <table:table-cell table:formula="of:=CONCATENATE(INT([.B831]);&quot;-&quot;;[.C831])" office:value-type="string" office:string-value="2009-183">
            <text:p>2009-183</text:p>
          </table:table-cell>
          <table:table-cell office:value-type="float" office:value="109">
            <text:p>109</text:p>
          </table:table-cell>
          <table:table-cell office:value-type="float" office:value="239.175507">
            <text:p>239.175507</text:p>
          </table:table-cell>
          <table:table-cell office:value-type="float" office:value="1.718445">
            <text:p>1.718445</text:p>
          </table:table-cell>
          <table:table-cell office:value-type="float" office:value="2.718272">
            <text:p>2.718272</text:p>
          </table:table-cell>
          <table:table-cell office:value-type="float" office:value="1.481307">
            <text:p>1.481307</text:p>
          </table:table-cell>
          <table:table-cell office:value-type="float" office:value="2.194271">
            <text:p>2.1942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84">
            <text:p>2009184</text:p>
          </table:table-cell>
          <table:table-cell table:formula="of:=[.A832]/1000" office:value-type="float" office:value="2009.184">
            <text:p>2009</text:p>
          </table:table-cell>
          <table:table-cell table:formula="of:=[.A832]-INT([.B832])*1000" office:value-type="float" office:value="184">
            <text:p>184</text:p>
          </table:table-cell>
          <table:table-cell table:formula="of:=CONCATENATE(INT([.B832]);&quot;-&quot;;[.C832])" office:value-type="string" office:string-value="2009-184">
            <text:p>2009-184</text:p>
          </table:table-cell>
          <table:table-cell office:value-type="float" office:value="599">
            <text:p>599</text:p>
          </table:table-cell>
          <table:table-cell office:value-type="float" office:value="1150.10437">
            <text:p>1150.10437</text:p>
          </table:table-cell>
          <table:table-cell office:value-type="float" office:value="1.246734">
            <text:p>1.246734</text:p>
          </table:table-cell>
          <table:table-cell office:value-type="float" office:value="2.651356">
            <text:p>2.651356</text:p>
          </table:table-cell>
          <table:table-cell office:value-type="float" office:value="1.385655">
            <text:p>1.385655</text:p>
          </table:table-cell>
          <table:table-cell office:value-type="float" office:value="1.920041">
            <text:p>1.9200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85">
            <text:p>2009185</text:p>
          </table:table-cell>
          <table:table-cell table:formula="of:=[.A833]/1000" office:value-type="float" office:value="2009.185">
            <text:p>2009</text:p>
          </table:table-cell>
          <table:table-cell table:formula="of:=[.A833]-INT([.B833])*1000" office:value-type="float" office:value="185">
            <text:p>185</text:p>
          </table:table-cell>
          <table:table-cell table:formula="of:=CONCATENATE(INT([.B833]);&quot;-&quot;;[.C833])" office:value-type="string" office:string-value="2009-185">
            <text:p>2009-185</text:p>
          </table:table-cell>
          <table:table-cell office:value-type="float" office:value="19">
            <text:p>19</text:p>
          </table:table-cell>
          <table:table-cell office:value-type="float" office:value="45.416615">
            <text:p>45.416615</text:p>
          </table:table-cell>
          <table:table-cell office:value-type="float" office:value="2.014745">
            <text:p>2.014745</text:p>
          </table:table-cell>
          <table:table-cell office:value-type="float" office:value="2.75799">
            <text:p>2.75799</text:p>
          </table:table-cell>
          <table:table-cell office:value-type="float" office:value="1.546075">
            <text:p>1.546075</text:p>
          </table:table-cell>
          <table:table-cell office:value-type="float" office:value="2.390348">
            <text:p>2.3903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86">
            <text:p>2009186</text:p>
          </table:table-cell>
          <table:table-cell table:formula="of:=[.A834]/1000" office:value-type="float" office:value="2009.186">
            <text:p>2009</text:p>
          </table:table-cell>
          <table:table-cell table:formula="of:=[.A834]-INT([.B834])*1000" office:value-type="float" office:value="186">
            <text:p>186</text:p>
          </table:table-cell>
          <table:table-cell table:formula="of:=CONCATENATE(INT([.B834]);&quot;-&quot;;[.C834])" office:value-type="string" office:string-value="2009-186">
            <text:p>2009-186</text:p>
          </table:table-cell>
          <table:table-cell office:value-type="float" office:value="587">
            <text:p>587</text:p>
          </table:table-cell>
          <table:table-cell office:value-type="float" office:value="915.654602">
            <text:p>915.654602</text:p>
          </table:table-cell>
          <table:table-cell office:value-type="float" office:value="0.584771">
            <text:p>0.584771</text:p>
          </table:table-cell>
          <table:table-cell office:value-type="float" office:value="2.776034">
            <text:p>2.776034</text:p>
          </table:table-cell>
          <table:table-cell office:value-type="float" office:value="1.248955">
            <text:p>1.248955</text:p>
          </table:table-cell>
          <table:table-cell office:value-type="float" office:value="1.559889">
            <text:p>1.5598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87">
            <text:p>2009187</text:p>
          </table:table-cell>
          <table:table-cell table:formula="of:=[.A835]/1000" office:value-type="float" office:value="2009.187">
            <text:p>2009</text:p>
          </table:table-cell>
          <table:table-cell table:formula="of:=[.A835]-INT([.B835])*1000" office:value-type="float" office:value="187">
            <text:p>187</text:p>
          </table:table-cell>
          <table:table-cell table:formula="of:=CONCATENATE(INT([.B835]);&quot;-&quot;;[.C835])" office:value-type="string" office:string-value="2009-187">
            <text:p>2009-187</text:p>
          </table:table-cell>
          <table:table-cell office:value-type="float" office:value="190">
            <text:p>190</text:p>
          </table:table-cell>
          <table:table-cell office:value-type="float" office:value="447.350006">
            <text:p>447.350006</text:p>
          </table:table-cell>
          <table:table-cell office:value-type="float" office:value="1.666999">
            <text:p>1.666999</text:p>
          </table:table-cell>
          <table:table-cell office:value-type="float" office:value="3.57386">
            <text:p>3.57386</text:p>
          </table:table-cell>
          <table:table-cell office:value-type="float" office:value="1.534429">
            <text:p>1.534429</text:p>
          </table:table-cell>
          <table:table-cell office:value-type="float" office:value="2.354474">
            <text:p>2.3544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88">
            <text:p>2009188</text:p>
          </table:table-cell>
          <table:table-cell table:formula="of:=[.A836]/1000" office:value-type="float" office:value="2009.188">
            <text:p>2009</text:p>
          </table:table-cell>
          <table:table-cell table:formula="of:=[.A836]-INT([.B836])*1000" office:value-type="float" office:value="188">
            <text:p>188</text:p>
          </table:table-cell>
          <table:table-cell table:formula="of:=CONCATENATE(INT([.B836]);&quot;-&quot;;[.C836])" office:value-type="string" office:string-value="2009-188">
            <text:p>2009-18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89">
            <text:p>2009189</text:p>
          </table:table-cell>
          <table:table-cell table:formula="of:=[.A837]/1000" office:value-type="float" office:value="2009.189">
            <text:p>2009</text:p>
          </table:table-cell>
          <table:table-cell table:formula="of:=[.A837]-INT([.B837])*1000" office:value-type="float" office:value="189">
            <text:p>189</text:p>
          </table:table-cell>
          <table:table-cell table:formula="of:=CONCATENATE(INT([.B837]);&quot;-&quot;;[.C837])" office:value-type="string" office:string-value="2009-189">
            <text:p>2009-189</text:p>
          </table:table-cell>
          <table:table-cell office:value-type="float" office:value="583">
            <text:p>583</text:p>
          </table:table-cell>
          <table:table-cell office:value-type="float" office:value="1359.509766">
            <text:p>1359.509766</text:p>
          </table:table-cell>
          <table:table-cell office:value-type="float" office:value="1.778679">
            <text:p>1.778679</text:p>
          </table:table-cell>
          <table:table-cell office:value-type="float" office:value="2.84429">
            <text:p>2.84429</text:p>
          </table:table-cell>
          <table:table-cell office:value-type="float" office:value="1.527063">
            <text:p>1.527063</text:p>
          </table:table-cell>
          <table:table-cell office:value-type="float" office:value="2.331921">
            <text:p>2.3319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90">
            <text:p>2009190</text:p>
          </table:table-cell>
          <table:table-cell table:formula="of:=[.A838]/1000" office:value-type="float" office:value="2009.19">
            <text:p>2009</text:p>
          </table:table-cell>
          <table:table-cell table:formula="of:=[.A838]-INT([.B838])*1000" office:value-type="float" office:value="190">
            <text:p>190</text:p>
          </table:table-cell>
          <table:table-cell table:formula="of:=CONCATENATE(INT([.B838]);&quot;-&quot;;[.C838])" office:value-type="string" office:string-value="2009-190">
            <text:p>2009-19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91">
            <text:p>2009191</text:p>
          </table:table-cell>
          <table:table-cell table:formula="of:=[.A839]/1000" office:value-type="float" office:value="2009.191">
            <text:p>2009</text:p>
          </table:table-cell>
          <table:table-cell table:formula="of:=[.A839]-INT([.B839])*1000" office:value-type="float" office:value="191">
            <text:p>191</text:p>
          </table:table-cell>
          <table:table-cell table:formula="of:=CONCATENATE(INT([.B839]);&quot;-&quot;;[.C839])" office:value-type="string" office:string-value="2009-191">
            <text:p>2009-191</text:p>
          </table:table-cell>
          <table:table-cell office:value-type="float" office:value="324">
            <text:p>324</text:p>
          </table:table-cell>
          <table:table-cell office:value-type="float" office:value="626.706604">
            <text:p>626.706604</text:p>
          </table:table-cell>
          <table:table-cell office:value-type="float" office:value="1.012488">
            <text:p>1.012488</text:p>
          </table:table-cell>
          <table:table-cell office:value-type="float" office:value="3.24215">
            <text:p>3.24215</text:p>
          </table:table-cell>
          <table:table-cell office:value-type="float" office:value="1.390784">
            <text:p>1.390784</text:p>
          </table:table-cell>
          <table:table-cell office:value-type="float" office:value="1.93428">
            <text:p>1.934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92">
            <text:p>2009192</text:p>
          </table:table-cell>
          <table:table-cell table:formula="of:=[.A840]/1000" office:value-type="float" office:value="2009.192">
            <text:p>2009</text:p>
          </table:table-cell>
          <table:table-cell table:formula="of:=[.A840]-INT([.B840])*1000" office:value-type="float" office:value="192">
            <text:p>192</text:p>
          </table:table-cell>
          <table:table-cell table:formula="of:=CONCATENATE(INT([.B840]);&quot;-&quot;;[.C840])" office:value-type="string" office:string-value="2009-192">
            <text:p>2009-19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93">
            <text:p>2009193</text:p>
          </table:table-cell>
          <table:table-cell table:formula="of:=[.A841]/1000" office:value-type="float" office:value="2009.193">
            <text:p>2009</text:p>
          </table:table-cell>
          <table:table-cell table:formula="of:=[.A841]-INT([.B841])*1000" office:value-type="float" office:value="193">
            <text:p>193</text:p>
          </table:table-cell>
          <table:table-cell table:formula="of:=CONCATENATE(INT([.B841]);&quot;-&quot;;[.C841])" office:value-type="string" office:string-value="2009-193">
            <text:p>2009-193</text:p>
          </table:table-cell>
          <table:table-cell office:value-type="float" office:value="576">
            <text:p>576</text:p>
          </table:table-cell>
          <table:table-cell office:value-type="float" office:value="719.449158">
            <text:p>719.449158</text:p>
          </table:table-cell>
          <table:table-cell office:value-type="float" office:value="0.431942">
            <text:p>0.431942</text:p>
          </table:table-cell>
          <table:table-cell office:value-type="float" office:value="2.027904">
            <text:p>2.027904</text:p>
          </table:table-cell>
          <table:table-cell office:value-type="float" office:value="1.117606">
            <text:p>1.117606</text:p>
          </table:table-cell>
          <table:table-cell office:value-type="float" office:value="1.249044">
            <text:p>1.2490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94">
            <text:p>2009194</text:p>
          </table:table-cell>
          <table:table-cell table:formula="of:=[.A842]/1000" office:value-type="float" office:value="2009.194">
            <text:p>2009</text:p>
          </table:table-cell>
          <table:table-cell table:formula="of:=[.A842]-INT([.B842])*1000" office:value-type="float" office:value="194">
            <text:p>194</text:p>
          </table:table-cell>
          <table:table-cell table:formula="of:=CONCATENATE(INT([.B842]);&quot;-&quot;;[.C842])" office:value-type="string" office:string-value="2009-194">
            <text:p>2009-194</text:p>
          </table:table-cell>
          <table:table-cell office:value-type="float" office:value="573">
            <text:p>573</text:p>
          </table:table-cell>
          <table:table-cell office:value-type="float" office:value="1195.606567">
            <text:p>1195.606567</text:p>
          </table:table-cell>
          <table:table-cell office:value-type="float" office:value="1.546807">
            <text:p>1.546807</text:p>
          </table:table-cell>
          <table:table-cell office:value-type="float" office:value="2.58586">
            <text:p>2.58586</text:p>
          </table:table-cell>
          <table:table-cell office:value-type="float" office:value="1.444498">
            <text:p>1.444498</text:p>
          </table:table-cell>
          <table:table-cell office:value-type="float" office:value="2.086573">
            <text:p>2.0865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95">
            <text:p>2009195</text:p>
          </table:table-cell>
          <table:table-cell table:formula="of:=[.A843]/1000" office:value-type="float" office:value="2009.195">
            <text:p>2009</text:p>
          </table:table-cell>
          <table:table-cell table:formula="of:=[.A843]-INT([.B843])*1000" office:value-type="float" office:value="195">
            <text:p>195</text:p>
          </table:table-cell>
          <table:table-cell table:formula="of:=CONCATENATE(INT([.B843]);&quot;-&quot;;[.C843])" office:value-type="string" office:string-value="2009-195">
            <text:p>2009-195</text:p>
          </table:table-cell>
          <table:table-cell office:value-type="float" office:value="210">
            <text:p>210</text:p>
          </table:table-cell>
          <table:table-cell office:value-type="float" office:value="472.578217">
            <text:p>472.578217</text:p>
          </table:table-cell>
          <table:table-cell office:value-type="float" office:value="1.478917">
            <text:p>1.478917</text:p>
          </table:table-cell>
          <table:table-cell office:value-type="float" office:value="3.37371">
            <text:p>3.37371</text:p>
          </table:table-cell>
          <table:table-cell office:value-type="float" office:value="1.500124">
            <text:p>1.500124</text:p>
          </table:table-cell>
          <table:table-cell office:value-type="float" office:value="2.250372">
            <text:p>2.2503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96">
            <text:p>2009196</text:p>
          </table:table-cell>
          <table:table-cell table:formula="of:=[.A844]/1000" office:value-type="float" office:value="2009.196">
            <text:p>2009</text:p>
          </table:table-cell>
          <table:table-cell table:formula="of:=[.A844]-INT([.B844])*1000" office:value-type="float" office:value="196">
            <text:p>196</text:p>
          </table:table-cell>
          <table:table-cell table:formula="of:=CONCATENATE(INT([.B844]);&quot;-&quot;;[.C844])" office:value-type="string" office:string-value="2009-196">
            <text:p>2009-196</text:p>
          </table:table-cell>
          <table:table-cell office:value-type="float" office:value="571">
            <text:p>571</text:p>
          </table:table-cell>
          <table:table-cell office:value-type="float" office:value="1110.154663">
            <text:p>1110.154663</text:p>
          </table:table-cell>
          <table:table-cell office:value-type="float" office:value="1.106457">
            <text:p>1.106457</text:p>
          </table:table-cell>
          <table:table-cell office:value-type="float" office:value="3.493162">
            <text:p>3.493162</text:p>
          </table:table-cell>
          <table:table-cell office:value-type="float" office:value="1.394356">
            <text:p>1.394356</text:p>
          </table:table-cell>
          <table:table-cell office:value-type="float" office:value="1.944229">
            <text:p>1.9442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97">
            <text:p>2009197</text:p>
          </table:table-cell>
          <table:table-cell table:formula="of:=[.A845]/1000" office:value-type="float" office:value="2009.197">
            <text:p>2009</text:p>
          </table:table-cell>
          <table:table-cell table:formula="of:=[.A845]-INT([.B845])*1000" office:value-type="float" office:value="197">
            <text:p>197</text:p>
          </table:table-cell>
          <table:table-cell table:formula="of:=CONCATENATE(INT([.B845]);&quot;-&quot;;[.C845])" office:value-type="string" office:string-value="2009-197">
            <text:p>2009-19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98">
            <text:p>2009198</text:p>
          </table:table-cell>
          <table:table-cell table:formula="of:=[.A846]/1000" office:value-type="float" office:value="2009.198">
            <text:p>2009</text:p>
          </table:table-cell>
          <table:table-cell table:formula="of:=[.A846]-INT([.B846])*1000" office:value-type="float" office:value="198">
            <text:p>198</text:p>
          </table:table-cell>
          <table:table-cell table:formula="of:=CONCATENATE(INT([.B846]);&quot;-&quot;;[.C846])" office:value-type="string" office:string-value="2009-198">
            <text:p>2009-198</text:p>
          </table:table-cell>
          <table:table-cell office:value-type="float" office:value="577">
            <text:p>577</text:p>
          </table:table-cell>
          <table:table-cell office:value-type="float" office:value="1296.552368">
            <text:p>1296.552368</text:p>
          </table:table-cell>
          <table:table-cell office:value-type="float" office:value="1.343442">
            <text:p>1.343442</text:p>
          </table:table-cell>
          <table:table-cell office:value-type="float" office:value="3.114866">
            <text:p>3.114866</text:p>
          </table:table-cell>
          <table:table-cell office:value-type="float" office:value="1.499019">
            <text:p>1.499019</text:p>
          </table:table-cell>
          <table:table-cell office:value-type="float" office:value="2.247058">
            <text:p>2.2470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99">
            <text:p>2009199</text:p>
          </table:table-cell>
          <table:table-cell table:formula="of:=[.A847]/1000" office:value-type="float" office:value="2009.199">
            <text:p>2009</text:p>
          </table:table-cell>
          <table:table-cell table:formula="of:=[.A847]-INT([.B847])*1000" office:value-type="float" office:value="199">
            <text:p>199</text:p>
          </table:table-cell>
          <table:table-cell table:formula="of:=CONCATENATE(INT([.B847]);&quot;-&quot;;[.C847])" office:value-type="string" office:string-value="2009-199">
            <text:p>2009-199</text:p>
          </table:table-cell>
          <table:table-cell office:value-type="float" office:value="84">
            <text:p>84</text:p>
          </table:table-cell>
          <table:table-cell office:value-type="float" office:value="52.565395">
            <text:p>52.565395</text:p>
          </table:table-cell>
          <table:table-cell office:value-type="float" office:value="0.009487">
            <text:p>0.009487</text:p>
          </table:table-cell>
          <table:table-cell office:value-type="float" office:value="2.02799">
            <text:p>2.02799</text:p>
          </table:table-cell>
          <table:table-cell office:value-type="float" office:value="0.791062">
            <text:p>0.791062</text:p>
          </table:table-cell>
          <table:table-cell office:value-type="float" office:value="0.625778">
            <text:p>0.6257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00">
            <text:p>2009200</text:p>
          </table:table-cell>
          <table:table-cell table:formula="of:=[.A848]/1000" office:value-type="float" office:value="2009.2">
            <text:p>2009</text:p>
          </table:table-cell>
          <table:table-cell table:formula="of:=[.A848]-INT([.B848])*1000" office:value-type="float" office:value="200">
            <text:p>200</text:p>
          </table:table-cell>
          <table:table-cell table:formula="of:=CONCATENATE(INT([.B848]);&quot;-&quot;;[.C848])" office:value-type="string" office:string-value="2009-200">
            <text:p>2009-200</text:p>
          </table:table-cell>
          <table:table-cell office:value-type="float" office:value="577">
            <text:p>577</text:p>
          </table:table-cell>
          <table:table-cell office:value-type="float" office:value="1101.775757">
            <text:p>1101.775757</text:p>
          </table:table-cell>
          <table:table-cell office:value-type="float" office:value="1.156347">
            <text:p>1.156347</text:p>
          </table:table-cell>
          <table:table-cell office:value-type="float" office:value="2.554552">
            <text:p>2.554552</text:p>
          </table:table-cell>
          <table:table-cell office:value-type="float" office:value="1.381843">
            <text:p>1.381843</text:p>
          </table:table-cell>
          <table:table-cell office:value-type="float" office:value="1.90949">
            <text:p>1.909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01">
            <text:p>2009201</text:p>
          </table:table-cell>
          <table:table-cell table:formula="of:=[.A849]/1000" office:value-type="float" office:value="2009.201">
            <text:p>2009</text:p>
          </table:table-cell>
          <table:table-cell table:formula="of:=[.A849]-INT([.B849])*1000" office:value-type="float" office:value="201">
            <text:p>201</text:p>
          </table:table-cell>
          <table:table-cell table:formula="of:=CONCATENATE(INT([.B849]);&quot;-&quot;;[.C849])" office:value-type="string" office:string-value="2009-201">
            <text:p>2009-201</text:p>
          </table:table-cell>
          <table:table-cell office:value-type="float" office:value="573">
            <text:p>573</text:p>
          </table:table-cell>
          <table:table-cell office:value-type="float" office:value="1034.403687">
            <text:p>1034.403687</text:p>
          </table:table-cell>
          <table:table-cell office:value-type="float" office:value="1.063732">
            <text:p>1.063732</text:p>
          </table:table-cell>
          <table:table-cell office:value-type="float" office:value="2.615001">
            <text:p>2.615001</text:p>
          </table:table-cell>
          <table:table-cell office:value-type="float" office:value="1.343593">
            <text:p>1.343593</text:p>
          </table:table-cell>
          <table:table-cell office:value-type="float" office:value="1.805242">
            <text:p>1.8052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02">
            <text:p>2009202</text:p>
          </table:table-cell>
          <table:table-cell table:formula="of:=[.A850]/1000" office:value-type="float" office:value="2009.202">
            <text:p>2009</text:p>
          </table:table-cell>
          <table:table-cell table:formula="of:=[.A850]-INT([.B850])*1000" office:value-type="float" office:value="202">
            <text:p>202</text:p>
          </table:table-cell>
          <table:table-cell table:formula="of:=CONCATENATE(INT([.B850]);&quot;-&quot;;[.C850])" office:value-type="string" office:string-value="2009-202">
            <text:p>2009-202</text:p>
          </table:table-cell>
          <table:table-cell office:value-type="float" office:value="572">
            <text:p>572</text:p>
          </table:table-cell>
          <table:table-cell office:value-type="float" office:value="1777.175293">
            <text:p>1777.175293</text:p>
          </table:table-cell>
          <table:table-cell office:value-type="float" office:value="2.58182">
            <text:p>2.58182</text:p>
          </table:table-cell>
          <table:table-cell office:value-type="float" office:value="3.629472">
            <text:p>3.629472</text:p>
          </table:table-cell>
          <table:table-cell office:value-type="float" office:value="1.762654">
            <text:p>1.762654</text:p>
          </table:table-cell>
          <table:table-cell office:value-type="float" office:value="3.10695">
            <text:p>3.106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03">
            <text:p>2009203</text:p>
          </table:table-cell>
          <table:table-cell table:formula="of:=[.A851]/1000" office:value-type="float" office:value="2009.203">
            <text:p>2009</text:p>
          </table:table-cell>
          <table:table-cell table:formula="of:=[.A851]-INT([.B851])*1000" office:value-type="float" office:value="203">
            <text:p>203</text:p>
          </table:table-cell>
          <table:table-cell table:formula="of:=CONCATENATE(INT([.B851]);&quot;-&quot;;[.C851])" office:value-type="string" office:string-value="2009-203">
            <text:p>2009-203</text:p>
          </table:table-cell>
          <table:table-cell office:value-type="float" office:value="592">
            <text:p>592</text:p>
          </table:table-cell>
          <table:table-cell office:value-type="float" office:value="1829.122437">
            <text:p>1829.122437</text:p>
          </table:table-cell>
          <table:table-cell office:value-type="float" office:value="1.953266">
            <text:p>1.953266</text:p>
          </table:table-cell>
          <table:table-cell office:value-type="float" office:value="4.09404">
            <text:p>4.09404</text:p>
          </table:table-cell>
          <table:table-cell office:value-type="float" office:value="1.757764">
            <text:p>1.757764</text:p>
          </table:table-cell>
          <table:table-cell office:value-type="float" office:value="3.089734">
            <text:p>3.0897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04">
            <text:p>2009204</text:p>
          </table:table-cell>
          <table:table-cell table:formula="of:=[.A852]/1000" office:value-type="float" office:value="2009.204">
            <text:p>2009</text:p>
          </table:table-cell>
          <table:table-cell table:formula="of:=[.A852]-INT([.B852])*1000" office:value-type="float" office:value="204">
            <text:p>204</text:p>
          </table:table-cell>
          <table:table-cell table:formula="of:=CONCATENATE(INT([.B852]);&quot;-&quot;;[.C852])" office:value-type="string" office:string-value="2009-204">
            <text:p>2009-20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05">
            <text:p>2009205</text:p>
          </table:table-cell>
          <table:table-cell table:formula="of:=[.A853]/1000" office:value-type="float" office:value="2009.205">
            <text:p>2009</text:p>
          </table:table-cell>
          <table:table-cell table:formula="of:=[.A853]-INT([.B853])*1000" office:value-type="float" office:value="205">
            <text:p>205</text:p>
          </table:table-cell>
          <table:table-cell table:formula="of:=CONCATENATE(INT([.B853]);&quot;-&quot;;[.C853])" office:value-type="string" office:string-value="2009-205">
            <text:p>2009-205</text:p>
          </table:table-cell>
          <table:table-cell office:value-type="float" office:value="597">
            <text:p>597</text:p>
          </table:table-cell>
          <table:table-cell office:value-type="float" office:value="1627.978149">
            <text:p>1627.978149</text:p>
          </table:table-cell>
          <table:table-cell office:value-type="float" office:value="1.815068">
            <text:p>1.815068</text:p>
          </table:table-cell>
          <table:table-cell office:value-type="float" office:value="3.433308">
            <text:p>3.433308</text:p>
          </table:table-cell>
          <table:table-cell office:value-type="float" office:value="1.651342">
            <text:p>1.651342</text:p>
          </table:table-cell>
          <table:table-cell office:value-type="float" office:value="2.726932">
            <text:p>2.72693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06">
            <text:p>2009206</text:p>
          </table:table-cell>
          <table:table-cell table:formula="of:=[.A854]/1000" office:value-type="float" office:value="2009.206">
            <text:p>2009</text:p>
          </table:table-cell>
          <table:table-cell table:formula="of:=[.A854]-INT([.B854])*1000" office:value-type="float" office:value="206">
            <text:p>206</text:p>
          </table:table-cell>
          <table:table-cell table:formula="of:=CONCATENATE(INT([.B854]);&quot;-&quot;;[.C854])" office:value-type="string" office:string-value="2009-206">
            <text:p>2009-20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07">
            <text:p>2009207</text:p>
          </table:table-cell>
          <table:table-cell table:formula="of:=[.A855]/1000" office:value-type="float" office:value="2009.207">
            <text:p>2009</text:p>
          </table:table-cell>
          <table:table-cell table:formula="of:=[.A855]-INT([.B855])*1000" office:value-type="float" office:value="207">
            <text:p>207</text:p>
          </table:table-cell>
          <table:table-cell table:formula="of:=CONCATENATE(INT([.B855]);&quot;-&quot;;[.C855])" office:value-type="string" office:string-value="2009-207">
            <text:p>2009-207</text:p>
          </table:table-cell>
          <table:table-cell office:value-type="float" office:value="102">
            <text:p>102</text:p>
          </table:table-cell>
          <table:table-cell office:value-type="float" office:value="318.90509">
            <text:p>318.90509</text:p>
          </table:table-cell>
          <table:table-cell office:value-type="float" office:value="2.564288">
            <text:p>2.564288</text:p>
          </table:table-cell>
          <table:table-cell office:value-type="float" office:value="3.613231">
            <text:p>3.613231</text:p>
          </table:table-cell>
          <table:table-cell office:value-type="float" office:value="1.768197">
            <text:p>1.768197</text:p>
          </table:table-cell>
          <table:table-cell office:value-type="float" office:value="3.12652">
            <text:p>3.1265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08">
            <text:p>2009208</text:p>
          </table:table-cell>
          <table:table-cell table:formula="of:=[.A856]/1000" office:value-type="float" office:value="2009.208">
            <text:p>2009</text:p>
          </table:table-cell>
          <table:table-cell table:formula="of:=[.A856]-INT([.B856])*1000" office:value-type="float" office:value="208">
            <text:p>208</text:p>
          </table:table-cell>
          <table:table-cell table:formula="of:=CONCATENATE(INT([.B856]);&quot;-&quot;;[.C856])" office:value-type="string" office:string-value="2009-208">
            <text:p>2009-208</text:p>
          </table:table-cell>
          <table:table-cell office:value-type="float" office:value="230">
            <text:p>230</text:p>
          </table:table-cell>
          <table:table-cell office:value-type="float" office:value="99.353432">
            <text:p>99.353432</text:p>
          </table:table-cell>
          <table:table-cell office:value-type="float" office:value="0.000464">
            <text:p>0.000464</text:p>
          </table:table-cell>
          <table:table-cell office:value-type="float" office:value="1.304631">
            <text:p>1.304631</text:p>
          </table:table-cell>
          <table:table-cell office:value-type="float" office:value="0.657245">
            <text:p>0.657245</text:p>
          </table:table-cell>
          <table:table-cell office:value-type="float" office:value="0.431971">
            <text:p>0.4319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09">
            <text:p>2009209</text:p>
          </table:table-cell>
          <table:table-cell table:formula="of:=[.A857]/1000" office:value-type="float" office:value="2009.209">
            <text:p>2009</text:p>
          </table:table-cell>
          <table:table-cell table:formula="of:=[.A857]-INT([.B857])*1000" office:value-type="float" office:value="209">
            <text:p>209</text:p>
          </table:table-cell>
          <table:table-cell table:formula="of:=CONCATENATE(INT([.B857]);&quot;-&quot;;[.C857])" office:value-type="string" office:string-value="2009-209">
            <text:p>2009-209</text:p>
          </table:table-cell>
          <table:table-cell office:value-type="float" office:value="158">
            <text:p>158</text:p>
          </table:table-cell>
          <table:table-cell office:value-type="float" office:value="543.579468">
            <text:p>543.579468</text:p>
          </table:table-cell>
          <table:table-cell office:value-type="float" office:value="2.489">
            <text:p>2.489</text:p>
          </table:table-cell>
          <table:table-cell office:value-type="float" office:value="4.515032">
            <text:p>4.515032</text:p>
          </table:table-cell>
          <table:table-cell office:value-type="float" office:value="1.854825">
            <text:p>1.854825</text:p>
          </table:table-cell>
          <table:table-cell office:value-type="float" office:value="3.440376">
            <text:p>3.4403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10">
            <text:p>2009210</text:p>
          </table:table-cell>
          <table:table-cell table:formula="of:=[.A858]/1000" office:value-type="float" office:value="2009.21">
            <text:p>2009</text:p>
          </table:table-cell>
          <table:table-cell table:formula="of:=[.A858]-INT([.B858])*1000" office:value-type="float" office:value="210">
            <text:p>210</text:p>
          </table:table-cell>
          <table:table-cell table:formula="of:=CONCATENATE(INT([.B858]);&quot;-&quot;;[.C858])" office:value-type="string" office:string-value="2009-210">
            <text:p>2009-210</text:p>
          </table:table-cell>
          <table:table-cell office:value-type="float" office:value="380">
            <text:p>380</text:p>
          </table:table-cell>
          <table:table-cell office:value-type="float" office:value="928.393433">
            <text:p>928.393433</text:p>
          </table:table-cell>
          <table:table-cell office:value-type="float" office:value="1.09694">
            <text:p>1.09694</text:p>
          </table:table-cell>
          <table:table-cell office:value-type="float" office:value="4.600907">
            <text:p>4.600907</text:p>
          </table:table-cell>
          <table:table-cell office:value-type="float" office:value="1.563055">
            <text:p>1.563055</text:p>
          </table:table-cell>
          <table:table-cell office:value-type="float" office:value="2.443141">
            <text:p>2.4431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11">
            <text:p>2009211</text:p>
          </table:table-cell>
          <table:table-cell table:formula="of:=[.A859]/1000" office:value-type="float" office:value="2009.211">
            <text:p>2009</text:p>
          </table:table-cell>
          <table:table-cell table:formula="of:=[.A859]-INT([.B859])*1000" office:value-type="float" office:value="211">
            <text:p>211</text:p>
          </table:table-cell>
          <table:table-cell table:formula="of:=CONCATENATE(INT([.B859]);&quot;-&quot;;[.C859])" office:value-type="string" office:string-value="2009-211">
            <text:p>2009-211</text:p>
          </table:table-cell>
          <table:table-cell office:value-type="float" office:value="87">
            <text:p>87</text:p>
          </table:table-cell>
          <table:table-cell office:value-type="float" office:value="234.59874">
            <text:p>234.59874</text:p>
          </table:table-cell>
          <table:table-cell office:value-type="float" office:value="1.305446">
            <text:p>1.305446</text:p>
          </table:table-cell>
          <table:table-cell office:value-type="float" office:value="4.383611">
            <text:p>4.383611</text:p>
          </table:table-cell>
          <table:table-cell office:value-type="float" office:value="1.642114">
            <text:p>1.642114</text:p>
          </table:table-cell>
          <table:table-cell office:value-type="float" office:value="2.696537">
            <text:p>2.6965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12">
            <text:p>2009212</text:p>
          </table:table-cell>
          <table:table-cell table:formula="of:=[.A860]/1000" office:value-type="float" office:value="2009.212">
            <text:p>2009</text:p>
          </table:table-cell>
          <table:table-cell table:formula="of:=[.A860]-INT([.B860])*1000" office:value-type="float" office:value="212">
            <text:p>212</text:p>
          </table:table-cell>
          <table:table-cell table:formula="of:=CONCATENATE(INT([.B860]);&quot;-&quot;;[.C860])" office:value-type="string" office:string-value="2009-212">
            <text:p>2009-212</text:p>
          </table:table-cell>
          <table:table-cell office:value-type="float" office:value="186">
            <text:p>186</text:p>
          </table:table-cell>
          <table:table-cell office:value-type="float" office:value="501.896088">
            <text:p>501.896088</text:p>
          </table:table-cell>
          <table:table-cell office:value-type="float" office:value="1.470636">
            <text:p>1.470636</text:p>
          </table:table-cell>
          <table:table-cell office:value-type="float" office:value="3.334448">
            <text:p>3.334448</text:p>
          </table:table-cell>
          <table:table-cell office:value-type="float" office:value="1.64267">
            <text:p>1.64267</text:p>
          </table:table-cell>
          <table:table-cell office:value-type="float" office:value="2.698366">
            <text:p>2.6983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13">
            <text:p>2009213</text:p>
          </table:table-cell>
          <table:table-cell table:formula="of:=[.A861]/1000" office:value-type="float" office:value="2009.213">
            <text:p>2009</text:p>
          </table:table-cell>
          <table:table-cell table:formula="of:=[.A861]-INT([.B861])*1000" office:value-type="float" office:value="213">
            <text:p>213</text:p>
          </table:table-cell>
          <table:table-cell table:formula="of:=CONCATENATE(INT([.B861]);&quot;-&quot;;[.C861])" office:value-type="string" office:string-value="2009-213">
            <text:p>2009-21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14">
            <text:p>2009214</text:p>
          </table:table-cell>
          <table:table-cell table:formula="of:=[.A862]/1000" office:value-type="float" office:value="2009.214">
            <text:p>2009</text:p>
          </table:table-cell>
          <table:table-cell table:formula="of:=[.A862]-INT([.B862])*1000" office:value-type="float" office:value="214">
            <text:p>214</text:p>
          </table:table-cell>
          <table:table-cell table:formula="of:=CONCATENATE(INT([.B862]);&quot;-&quot;;[.C862])" office:value-type="string" office:string-value="2009-214">
            <text:p>2009-214</text:p>
          </table:table-cell>
          <table:table-cell office:value-type="float" office:value="74">
            <text:p>74</text:p>
          </table:table-cell>
          <table:table-cell office:value-type="float" office:value="211.603836">
            <text:p>211.603836</text:p>
          </table:table-cell>
          <table:table-cell office:value-type="float" office:value="1.091854">
            <text:p>1.091854</text:p>
          </table:table-cell>
          <table:table-cell office:value-type="float" office:value="4.744307">
            <text:p>4.744307</text:p>
          </table:table-cell>
          <table:table-cell office:value-type="float" office:value="1.691009">
            <text:p>1.691009</text:p>
          </table:table-cell>
          <table:table-cell office:value-type="float" office:value="2.859511">
            <text:p>2.8595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15">
            <text:p>2009215</text:p>
          </table:table-cell>
          <table:table-cell table:formula="of:=[.A863]/1000" office:value-type="float" office:value="2009.215">
            <text:p>2009</text:p>
          </table:table-cell>
          <table:table-cell table:formula="of:=[.A863]-INT([.B863])*1000" office:value-type="float" office:value="215">
            <text:p>215</text:p>
          </table:table-cell>
          <table:table-cell table:formula="of:=CONCATENATE(INT([.B863]);&quot;-&quot;;[.C863])" office:value-type="string" office:string-value="2009-215">
            <text:p>2009-215</text:p>
          </table:table-cell>
          <table:table-cell office:value-type="float" office:value="241">
            <text:p>241</text:p>
          </table:table-cell>
          <table:table-cell office:value-type="float" office:value="719.275085">
            <text:p>719.275085</text:p>
          </table:table-cell>
          <table:table-cell office:value-type="float" office:value="2.197919">
            <text:p>2.197919</text:p>
          </table:table-cell>
          <table:table-cell office:value-type="float" office:value="4.630816">
            <text:p>4.630816</text:p>
          </table:table-cell>
          <table:table-cell office:value-type="float" office:value="1.727583">
            <text:p>1.727583</text:p>
          </table:table-cell>
          <table:table-cell office:value-type="float" office:value="2.984544">
            <text:p>2.9845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16">
            <text:p>2009216</text:p>
          </table:table-cell>
          <table:table-cell table:formula="of:=[.A864]/1000" office:value-type="float" office:value="2009.216">
            <text:p>2009</text:p>
          </table:table-cell>
          <table:table-cell table:formula="of:=[.A864]-INT([.B864])*1000" office:value-type="float" office:value="216">
            <text:p>216</text:p>
          </table:table-cell>
          <table:table-cell table:formula="of:=CONCATENATE(INT([.B864]);&quot;-&quot;;[.C864])" office:value-type="string" office:string-value="2009-216">
            <text:p>2009-216</text:p>
          </table:table-cell>
          <table:table-cell office:value-type="float" office:value="25">
            <text:p>25</text:p>
          </table:table-cell>
          <table:table-cell office:value-type="float" office:value="85.177025">
            <text:p>85.177025</text:p>
          </table:table-cell>
          <table:table-cell office:value-type="float" office:value="2.303729">
            <text:p>2.303729</text:p>
          </table:table-cell>
          <table:table-cell office:value-type="float" office:value="4.224598">
            <text:p>4.224598</text:p>
          </table:table-cell>
          <table:table-cell office:value-type="float" office:value="1.845828">
            <text:p>1.845828</text:p>
          </table:table-cell>
          <table:table-cell office:value-type="float" office:value="3.407081">
            <text:p>3.4070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17">
            <text:p>2009217</text:p>
          </table:table-cell>
          <table:table-cell table:formula="of:=[.A865]/1000" office:value-type="float" office:value="2009.217">
            <text:p>2009</text:p>
          </table:table-cell>
          <table:table-cell table:formula="of:=[.A865]-INT([.B865])*1000" office:value-type="float" office:value="217">
            <text:p>217</text:p>
          </table:table-cell>
          <table:table-cell table:formula="of:=CONCATENATE(INT([.B865]);&quot;-&quot;;[.C865])" office:value-type="string" office:string-value="2009-217">
            <text:p>2009-217</text:p>
          </table:table-cell>
          <table:table-cell office:value-type="float" office:value="578">
            <text:p>578</text:p>
          </table:table-cell>
          <table:table-cell office:value-type="float" office:value="1433.167725">
            <text:p>1433.167725</text:p>
          </table:table-cell>
          <table:table-cell office:value-type="float" office:value="1.572896">
            <text:p>1.572896</text:p>
          </table:table-cell>
          <table:table-cell office:value-type="float" office:value="4.610096">
            <text:p>4.610096</text:p>
          </table:table-cell>
          <table:table-cell office:value-type="float" office:value="1.574652">
            <text:p>1.574652</text:p>
          </table:table-cell>
          <table:table-cell office:value-type="float" office:value="2.479529">
            <text:p>2.4795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18">
            <text:p>2009218</text:p>
          </table:table-cell>
          <table:table-cell table:formula="of:=[.A866]/1000" office:value-type="float" office:value="2009.218">
            <text:p>2009</text:p>
          </table:table-cell>
          <table:table-cell table:formula="of:=[.A866]-INT([.B866])*1000" office:value-type="float" office:value="218">
            <text:p>218</text:p>
          </table:table-cell>
          <table:table-cell table:formula="of:=CONCATENATE(INT([.B866]);&quot;-&quot;;[.C866])" office:value-type="string" office:string-value="2009-218">
            <text:p>2009-218</text:p>
          </table:table-cell>
          <table:table-cell office:value-type="float" office:value="577">
            <text:p>577</text:p>
          </table:table-cell>
          <table:table-cell office:value-type="float" office:value="1245.646362">
            <text:p>1245.646362</text:p>
          </table:table-cell>
          <table:table-cell office:value-type="float" office:value="1.106645">
            <text:p>1.106645</text:p>
          </table:table-cell>
          <table:table-cell office:value-type="float" office:value="4.53128">
            <text:p>4.53128</text:p>
          </table:table-cell>
          <table:table-cell office:value-type="float" office:value="1.469297">
            <text:p>1.469297</text:p>
          </table:table-cell>
          <table:table-cell office:value-type="float" office:value="2.158833">
            <text:p>2.1588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19">
            <text:p>2009219</text:p>
          </table:table-cell>
          <table:table-cell table:formula="of:=[.A867]/1000" office:value-type="float" office:value="2009.219">
            <text:p>2009</text:p>
          </table:table-cell>
          <table:table-cell table:formula="of:=[.A867]-INT([.B867])*1000" office:value-type="float" office:value="219">
            <text:p>219</text:p>
          </table:table-cell>
          <table:table-cell table:formula="of:=CONCATENATE(INT([.B867]);&quot;-&quot;;[.C867])" office:value-type="string" office:string-value="2009-219">
            <text:p>2009-219</text:p>
          </table:table-cell>
          <table:table-cell office:value-type="float" office:value="575">
            <text:p>575</text:p>
          </table:table-cell>
          <table:table-cell office:value-type="float" office:value="1996.267212">
            <text:p>1996.267212</text:p>
          </table:table-cell>
          <table:table-cell office:value-type="float" office:value="2.701933">
            <text:p>2.701933</text:p>
          </table:table-cell>
          <table:table-cell office:value-type="float" office:value="5.150257">
            <text:p>5.150257</text:p>
          </table:table-cell>
          <table:table-cell office:value-type="float" office:value="1.863268">
            <text:p>1.863268</text:p>
          </table:table-cell>
          <table:table-cell office:value-type="float" office:value="3.471769">
            <text:p>3.4717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20">
            <text:p>2009220</text:p>
          </table:table-cell>
          <table:table-cell table:formula="of:=[.A868]/1000" office:value-type="float" office:value="2009.22">
            <text:p>2009</text:p>
          </table:table-cell>
          <table:table-cell table:formula="of:=[.A868]-INT([.B868])*1000" office:value-type="float" office:value="220">
            <text:p>220</text:p>
          </table:table-cell>
          <table:table-cell table:formula="of:=CONCATENATE(INT([.B868]);&quot;-&quot;;[.C868])" office:value-type="string" office:string-value="2009-220">
            <text:p>2009-22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21">
            <text:p>2009221</text:p>
          </table:table-cell>
          <table:table-cell table:formula="of:=[.A869]/1000" office:value-type="float" office:value="2009.221">
            <text:p>2009</text:p>
          </table:table-cell>
          <table:table-cell table:formula="of:=[.A869]-INT([.B869])*1000" office:value-type="float" office:value="221">
            <text:p>221</text:p>
          </table:table-cell>
          <table:table-cell table:formula="of:=CONCATENATE(INT([.B869]);&quot;-&quot;;[.C869])" office:value-type="string" office:string-value="2009-221">
            <text:p>2009-22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22">
            <text:p>2009222</text:p>
          </table:table-cell>
          <table:table-cell table:formula="of:=[.A870]/1000" office:value-type="float" office:value="2009.222">
            <text:p>2009</text:p>
          </table:table-cell>
          <table:table-cell table:formula="of:=[.A870]-INT([.B870])*1000" office:value-type="float" office:value="222">
            <text:p>222</text:p>
          </table:table-cell>
          <table:table-cell table:formula="of:=CONCATENATE(INT([.B870]);&quot;-&quot;;[.C870])" office:value-type="string" office:string-value="2009-222">
            <text:p>2009-22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23">
            <text:p>2009223</text:p>
          </table:table-cell>
          <table:table-cell table:formula="of:=[.A871]/1000" office:value-type="float" office:value="2009.223">
            <text:p>2009</text:p>
          </table:table-cell>
          <table:table-cell table:formula="of:=[.A871]-INT([.B871])*1000" office:value-type="float" office:value="223">
            <text:p>223</text:p>
          </table:table-cell>
          <table:table-cell table:formula="of:=CONCATENATE(INT([.B871]);&quot;-&quot;;[.C871])" office:value-type="string" office:string-value="2009-223">
            <text:p>2009-223</text:p>
          </table:table-cell>
          <table:table-cell office:value-type="float" office:value="532">
            <text:p>532</text:p>
          </table:table-cell>
          <table:table-cell office:value-type="float" office:value="1560.50354">
            <text:p>1560.50354</text:p>
          </table:table-cell>
          <table:table-cell office:value-type="float" office:value="1.743933">
            <text:p>1.743933</text:p>
          </table:table-cell>
          <table:table-cell office:value-type="float" office:value="5.159104">
            <text:p>5.159104</text:p>
          </table:table-cell>
          <table:table-cell office:value-type="float" office:value="1.712681">
            <text:p>1.712681</text:p>
          </table:table-cell>
          <table:table-cell office:value-type="float" office:value="2.933277">
            <text:p>2.93327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9224">
            <text:p>2009224</text:p>
          </table:table-cell>
          <table:table-cell table:formula="of:=[.A872]/1000" office:value-type="float" office:value="2009.224">
            <text:p>2009</text:p>
          </table:table-cell>
          <table:table-cell table:formula="of:=[.A872]-INT([.B872])*1000" office:value-type="float" office:value="224">
            <text:p>224</text:p>
          </table:table-cell>
          <table:table-cell table:formula="of:=CONCATENATE(INT([.B872]);&quot;-&quot;;[.C872])" office:value-type="string" office:string-value="2009-224">
            <text:p>2009-224</text:p>
          </table:table-cell>
          <table:table-cell office:value-type="float" office:value="235">
            <text:p>235</text:p>
          </table:table-cell>
          <table:table-cell office:value-type="float" office:value="1011.757751">
            <text:p>1011.757751</text:p>
          </table:table-cell>
          <table:table-cell office:value-type="float" office:value="3.285286">
            <text:p>3.285286</text:p>
          </table:table-cell>
          <table:table-cell office:value-type="float" office:value="5.861549">
            <text:p>5.861549</text:p>
          </table:table-cell>
          <table:table-cell office:value-type="float" office:value="2.074934">
            <text:p>2.074934</text:p>
          </table:table-cell>
          <table:table-cell office:value-type="float" office:value="4.305352">
            <text:p>4.3053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25">
            <text:p>2009225</text:p>
          </table:table-cell>
          <table:table-cell table:formula="of:=[.A873]/1000" office:value-type="float" office:value="2009.225">
            <text:p>2009</text:p>
          </table:table-cell>
          <table:table-cell table:formula="of:=[.A873]-INT([.B873])*1000" office:value-type="float" office:value="225">
            <text:p>225</text:p>
          </table:table-cell>
          <table:table-cell table:formula="of:=CONCATENATE(INT([.B873]);&quot;-&quot;;[.C873])" office:value-type="string" office:string-value="2009-225">
            <text:p>2009-225</text:p>
          </table:table-cell>
          <table:table-cell office:value-type="float" office:value="266">
            <text:p>266</text:p>
          </table:table-cell>
          <table:table-cell office:value-type="float" office:value="923.920288">
            <text:p>923.920288</text:p>
          </table:table-cell>
          <table:table-cell office:value-type="float" office:value="2.886349">
            <text:p>2.886349</text:p>
          </table:table-cell>
          <table:table-cell office:value-type="float" office:value="4.203177">
            <text:p>4.203177</text:p>
          </table:table-cell>
          <table:table-cell office:value-type="float" office:value="1.863702">
            <text:p>1.863702</text:p>
          </table:table-cell>
          <table:table-cell office:value-type="float" office:value="3.473385">
            <text:p>3.4733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26">
            <text:p>2009226</text:p>
          </table:table-cell>
          <table:table-cell table:formula="of:=[.A874]/1000" office:value-type="float" office:value="2009.226">
            <text:p>2009</text:p>
          </table:table-cell>
          <table:table-cell table:formula="of:=[.A874]-INT([.B874])*1000" office:value-type="float" office:value="226">
            <text:p>226</text:p>
          </table:table-cell>
          <table:table-cell table:formula="of:=CONCATENATE(INT([.B874]);&quot;-&quot;;[.C874])" office:value-type="string" office:string-value="2009-226">
            <text:p>2009-22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27">
            <text:p>2009227</text:p>
          </table:table-cell>
          <table:table-cell table:formula="of:=[.A875]/1000" office:value-type="float" office:value="2009.227">
            <text:p>2009</text:p>
          </table:table-cell>
          <table:table-cell table:formula="of:=[.A875]-INT([.B875])*1000" office:value-type="float" office:value="227">
            <text:p>227</text:p>
          </table:table-cell>
          <table:table-cell table:formula="of:=CONCATENATE(INT([.B875]);&quot;-&quot;;[.C875])" office:value-type="string" office:string-value="2009-227">
            <text:p>2009-227</text:p>
          </table:table-cell>
          <table:table-cell office:value-type="float" office:value="570">
            <text:p>570</text:p>
          </table:table-cell>
          <table:table-cell office:value-type="float" office:value="1550.236816">
            <text:p>1550.236816</text:p>
          </table:table-cell>
          <table:table-cell office:value-type="float" office:value="1.752575">
            <text:p>1.752575</text:p>
          </table:table-cell>
          <table:table-cell office:value-type="float" office:value="5.273126">
            <text:p>5.273126</text:p>
          </table:table-cell>
          <table:table-cell office:value-type="float" office:value="1.649155">
            <text:p>1.649155</text:p>
          </table:table-cell>
          <table:table-cell office:value-type="float" office:value="2.719714">
            <text:p>2.7197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28">
            <text:p>2009228</text:p>
          </table:table-cell>
          <table:table-cell table:formula="of:=[.A876]/1000" office:value-type="float" office:value="2009.228">
            <text:p>2009</text:p>
          </table:table-cell>
          <table:table-cell table:formula="of:=[.A876]-INT([.B876])*1000" office:value-type="float" office:value="228">
            <text:p>228</text:p>
          </table:table-cell>
          <table:table-cell table:formula="of:=CONCATENATE(INT([.B876]);&quot;-&quot;;[.C876])" office:value-type="string" office:string-value="2009-228">
            <text:p>2009-228</text:p>
          </table:table-cell>
          <table:table-cell office:value-type="float" office:value="233">
            <text:p>233</text:p>
          </table:table-cell>
          <table:table-cell office:value-type="float" office:value="1077.357544">
            <text:p>1077.357544</text:p>
          </table:table-cell>
          <table:table-cell office:value-type="float" office:value="3.95825">
            <text:p>3.95825</text:p>
          </table:table-cell>
          <table:table-cell office:value-type="float" office:value="5.704782">
            <text:p>5.704782</text:p>
          </table:table-cell>
          <table:table-cell office:value-type="float" office:value="2.150315">
            <text:p>2.150315</text:p>
          </table:table-cell>
          <table:table-cell office:value-type="float" office:value="4.623852">
            <text:p>4.6238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29">
            <text:p>2009229</text:p>
          </table:table-cell>
          <table:table-cell table:formula="of:=[.A877]/1000" office:value-type="float" office:value="2009.229">
            <text:p>2009</text:p>
          </table:table-cell>
          <table:table-cell table:formula="of:=[.A877]-INT([.B877])*1000" office:value-type="float" office:value="229">
            <text:p>229</text:p>
          </table:table-cell>
          <table:table-cell table:formula="of:=CONCATENATE(INT([.B877]);&quot;-&quot;;[.C877])" office:value-type="string" office:string-value="2009-229">
            <text:p>2009-22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30">
            <text:p>2009230</text:p>
          </table:table-cell>
          <table:table-cell table:formula="of:=[.A878]/1000" office:value-type="float" office:value="2009.23">
            <text:p>2009</text:p>
          </table:table-cell>
          <table:table-cell table:formula="of:=[.A878]-INT([.B878])*1000" office:value-type="float" office:value="230">
            <text:p>230</text:p>
          </table:table-cell>
          <table:table-cell table:formula="of:=CONCATENATE(INT([.B878]);&quot;-&quot;;[.C878])" office:value-type="string" office:string-value="2009-230">
            <text:p>2009-230</text:p>
          </table:table-cell>
          <table:table-cell office:value-type="float" office:value="582">
            <text:p>582</text:p>
          </table:table-cell>
          <table:table-cell office:value-type="float" office:value="1635.452271">
            <text:p>1635.452271</text:p>
          </table:table-cell>
          <table:table-cell office:value-type="float" office:value="1.521904">
            <text:p>1.521904</text:p>
          </table:table-cell>
          <table:table-cell office:value-type="float" office:value="5.694554">
            <text:p>5.694554</text:p>
          </table:table-cell>
          <table:table-cell office:value-type="float" office:value="1.676322">
            <text:p>1.676322</text:p>
          </table:table-cell>
          <table:table-cell office:value-type="float" office:value="2.810055">
            <text:p>2.8100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31">
            <text:p>2009231</text:p>
          </table:table-cell>
          <table:table-cell table:formula="of:=[.A879]/1000" office:value-type="float" office:value="2009.231">
            <text:p>2009</text:p>
          </table:table-cell>
          <table:table-cell table:formula="of:=[.A879]-INT([.B879])*1000" office:value-type="float" office:value="231">
            <text:p>231</text:p>
          </table:table-cell>
          <table:table-cell table:formula="of:=CONCATENATE(INT([.B879]);&quot;-&quot;;[.C879])" office:value-type="string" office:string-value="2009-231">
            <text:p>2009-231</text:p>
          </table:table-cell>
          <table:table-cell office:value-type="float" office:value="230">
            <text:p>230</text:p>
          </table:table-cell>
          <table:table-cell office:value-type="float" office:value="812.395996">
            <text:p>812.395996</text:p>
          </table:table-cell>
          <table:table-cell office:value-type="float" office:value="2.84059">
            <text:p>2.84059</text:p>
          </table:table-cell>
          <table:table-cell office:value-type="float" office:value="4.281642">
            <text:p>4.281642</text:p>
          </table:table-cell>
          <table:table-cell office:value-type="float" office:value="1.879403">
            <text:p>1.879403</text:p>
          </table:table-cell>
          <table:table-cell office:value-type="float" office:value="3.532156">
            <text:p>3.5321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32">
            <text:p>2009232</text:p>
          </table:table-cell>
          <table:table-cell table:formula="of:=[.A880]/1000" office:value-type="float" office:value="2009.232">
            <text:p>2009</text:p>
          </table:table-cell>
          <table:table-cell table:formula="of:=[.A880]-INT([.B880])*1000" office:value-type="float" office:value="232">
            <text:p>232</text:p>
          </table:table-cell>
          <table:table-cell table:formula="of:=CONCATENATE(INT([.B880]);&quot;-&quot;;[.C880])" office:value-type="string" office:string-value="2009-232">
            <text:p>2009-232</text:p>
          </table:table-cell>
          <table:table-cell office:value-type="float" office:value="580">
            <text:p>580</text:p>
          </table:table-cell>
          <table:table-cell office:value-type="float" office:value="1061.294189">
            <text:p>1061.294189</text:p>
          </table:table-cell>
          <table:table-cell office:value-type="float" office:value="0.474445">
            <text:p>0.474445</text:p>
          </table:table-cell>
          <table:table-cell office:value-type="float" office:value="5.203047">
            <text:p>5.203047</text:p>
          </table:table-cell>
          <table:table-cell office:value-type="float" office:value="1.352708">
            <text:p>1.352708</text:p>
          </table:table-cell>
          <table:table-cell office:value-type="float" office:value="1.829818">
            <text:p>1.8298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33">
            <text:p>2009233</text:p>
          </table:table-cell>
          <table:table-cell table:formula="of:=[.A881]/1000" office:value-type="float" office:value="2009.233">
            <text:p>2009</text:p>
          </table:table-cell>
          <table:table-cell table:formula="of:=[.A881]-INT([.B881])*1000" office:value-type="float" office:value="233">
            <text:p>233</text:p>
          </table:table-cell>
          <table:table-cell table:formula="of:=CONCATENATE(INT([.B881]);&quot;-&quot;;[.C881])" office:value-type="string" office:string-value="2009-233">
            <text:p>2009-23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34">
            <text:p>2009234</text:p>
          </table:table-cell>
          <table:table-cell table:formula="of:=[.A882]/1000" office:value-type="float" office:value="2009.234">
            <text:p>2009</text:p>
          </table:table-cell>
          <table:table-cell table:formula="of:=[.A882]-INT([.B882])*1000" office:value-type="float" office:value="234">
            <text:p>234</text:p>
          </table:table-cell>
          <table:table-cell table:formula="of:=CONCATENATE(INT([.B882]);&quot;-&quot;;[.C882])" office:value-type="string" office:string-value="2009-234">
            <text:p>2009-234</text:p>
          </table:table-cell>
          <table:table-cell office:value-type="float" office:value="575">
            <text:p>575</text:p>
          </table:table-cell>
          <table:table-cell office:value-type="float" office:value="2364.481934">
            <text:p>2364.481934</text:p>
          </table:table-cell>
          <table:table-cell office:value-type="float" office:value="3.287271">
            <text:p>3.287271</text:p>
          </table:table-cell>
          <table:table-cell office:value-type="float" office:value="6.409906">
            <text:p>6.409906</text:p>
          </table:table-cell>
          <table:table-cell office:value-type="float" office:value="2.027842">
            <text:p>2.027842</text:p>
          </table:table-cell>
          <table:table-cell office:value-type="float" office:value="4.112143">
            <text:p>4.1121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35">
            <text:p>2009235</text:p>
          </table:table-cell>
          <table:table-cell table:formula="of:=[.A883]/1000" office:value-type="float" office:value="2009.235">
            <text:p>2009</text:p>
          </table:table-cell>
          <table:table-cell table:formula="of:=[.A883]-INT([.B883])*1000" office:value-type="float" office:value="235">
            <text:p>235</text:p>
          </table:table-cell>
          <table:table-cell table:formula="of:=CONCATENATE(INT([.B883]);&quot;-&quot;;[.C883])" office:value-type="string" office:string-value="2009-235">
            <text:p>2009-235</text:p>
          </table:table-cell>
          <table:table-cell office:value-type="float" office:value="531">
            <text:p>531</text:p>
          </table:table-cell>
          <table:table-cell office:value-type="float" office:value="1746.322876">
            <text:p>1746.322876</text:p>
          </table:table-cell>
          <table:table-cell office:value-type="float" office:value="1.737831">
            <text:p>1.737831</text:p>
          </table:table-cell>
          <table:table-cell office:value-type="float" office:value="5.796634">
            <text:p>5.796634</text:p>
          </table:table-cell>
          <table:table-cell office:value-type="float" office:value="1.813489">
            <text:p>1.813489</text:p>
          </table:table-cell>
          <table:table-cell office:value-type="float" office:value="3.288744">
            <text:p>3.2887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36">
            <text:p>2009236</text:p>
          </table:table-cell>
          <table:table-cell table:formula="of:=[.A884]/1000" office:value-type="float" office:value="2009.236">
            <text:p>2009</text:p>
          </table:table-cell>
          <table:table-cell table:formula="of:=[.A884]-INT([.B884])*1000" office:value-type="float" office:value="236">
            <text:p>236</text:p>
          </table:table-cell>
          <table:table-cell table:formula="of:=CONCATENATE(INT([.B884]);&quot;-&quot;;[.C884])" office:value-type="string" office:string-value="2009-236">
            <text:p>2009-23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37">
            <text:p>2009237</text:p>
          </table:table-cell>
          <table:table-cell table:formula="of:=[.A885]/1000" office:value-type="float" office:value="2009.237">
            <text:p>2009</text:p>
          </table:table-cell>
          <table:table-cell table:formula="of:=[.A885]-INT([.B885])*1000" office:value-type="float" office:value="237">
            <text:p>237</text:p>
          </table:table-cell>
          <table:table-cell table:formula="of:=CONCATENATE(INT([.B885]);&quot;-&quot;;[.C885])" office:value-type="string" office:string-value="2009-237">
            <text:p>2009-237</text:p>
          </table:table-cell>
          <table:table-cell office:value-type="float" office:value="586">
            <text:p>586</text:p>
          </table:table-cell>
          <table:table-cell office:value-type="float" office:value="2479.973633">
            <text:p>2479.973633</text:p>
          </table:table-cell>
          <table:table-cell office:value-type="float" office:value="2.573846">
            <text:p>2.573846</text:p>
          </table:table-cell>
          <table:table-cell office:value-type="float" office:value="6.415901">
            <text:p>6.415901</text:p>
          </table:table-cell>
          <table:table-cell office:value-type="float" office:value="2.057192">
            <text:p>2.057192</text:p>
          </table:table-cell>
          <table:table-cell office:value-type="float" office:value="4.232037">
            <text:p>4.2320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38">
            <text:p>2009238</text:p>
          </table:table-cell>
          <table:table-cell table:formula="of:=[.A886]/1000" office:value-type="float" office:value="2009.238">
            <text:p>2009</text:p>
          </table:table-cell>
          <table:table-cell table:formula="of:=[.A886]-INT([.B886])*1000" office:value-type="float" office:value="238">
            <text:p>238</text:p>
          </table:table-cell>
          <table:table-cell table:formula="of:=CONCATENATE(INT([.B886]);&quot;-&quot;;[.C886])" office:value-type="string" office:string-value="2009-238">
            <text:p>2009-23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39">
            <text:p>2009239</text:p>
          </table:table-cell>
          <table:table-cell table:formula="of:=[.A887]/1000" office:value-type="float" office:value="2009.239">
            <text:p>2009</text:p>
          </table:table-cell>
          <table:table-cell table:formula="of:=[.A887]-INT([.B887])*1000" office:value-type="float" office:value="239">
            <text:p>239</text:p>
          </table:table-cell>
          <table:table-cell table:formula="of:=CONCATENATE(INT([.B887]);&quot;-&quot;;[.C887])" office:value-type="string" office:string-value="2009-239">
            <text:p>2009-239</text:p>
          </table:table-cell>
          <table:table-cell office:value-type="float" office:value="588">
            <text:p>588</text:p>
          </table:table-cell>
          <table:table-cell office:value-type="float" office:value="2346.563232">
            <text:p>2346.563232</text:p>
          </table:table-cell>
          <table:table-cell office:value-type="float" office:value="3.178824">
            <text:p>3.178824</text:p>
          </table:table-cell>
          <table:table-cell office:value-type="float" office:value="6.73672">
            <text:p>6.73672</text:p>
          </table:table-cell>
          <table:table-cell office:value-type="float" office:value="1.997687">
            <text:p>1.997687</text:p>
          </table:table-cell>
          <table:table-cell office:value-type="float" office:value="3.990754">
            <text:p>3.99075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40">
            <text:p>2009240</text:p>
          </table:table-cell>
          <table:table-cell table:formula="of:=[.A888]/1000" office:value-type="float" office:value="2009.24">
            <text:p>2009</text:p>
          </table:table-cell>
          <table:table-cell table:formula="of:=[.A888]-INT([.B888])*1000" office:value-type="float" office:value="240">
            <text:p>240</text:p>
          </table:table-cell>
          <table:table-cell table:formula="of:=CONCATENATE(INT([.B888]);&quot;-&quot;;[.C888])" office:value-type="string" office:string-value="2009-240">
            <text:p>2009-240</text:p>
          </table:table-cell>
          <table:table-cell office:value-type="float" office:value="580">
            <text:p>580</text:p>
          </table:table-cell>
          <table:table-cell office:value-type="float" office:value="1933.926636">
            <text:p>1933.926636</text:p>
          </table:table-cell>
          <table:table-cell office:value-type="float" office:value="2.216135">
            <text:p>2.216135</text:p>
          </table:table-cell>
          <table:table-cell office:value-type="float" office:value="6.230389">
            <text:p>6.230389</text:p>
          </table:table-cell>
          <table:table-cell office:value-type="float" office:value="1.826022">
            <text:p>1.826022</text:p>
          </table:table-cell>
          <table:table-cell office:value-type="float" office:value="3.334356">
            <text:p>3.3343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41">
            <text:p>2009241</text:p>
          </table:table-cell>
          <table:table-cell table:formula="of:=[.A889]/1000" office:value-type="float" office:value="2009.241">
            <text:p>2009</text:p>
          </table:table-cell>
          <table:table-cell table:formula="of:=[.A889]-INT([.B889])*1000" office:value-type="float" office:value="241">
            <text:p>241</text:p>
          </table:table-cell>
          <table:table-cell table:formula="of:=CONCATENATE(INT([.B889]);&quot;-&quot;;[.C889])" office:value-type="string" office:string-value="2009-241">
            <text:p>2009-241</text:p>
          </table:table-cell>
          <table:table-cell office:value-type="float" office:value="578">
            <text:p>578</text:p>
          </table:table-cell>
          <table:table-cell office:value-type="float" office:value="1887.581543">
            <text:p>1887.581543</text:p>
          </table:table-cell>
          <table:table-cell office:value-type="float" office:value="1.822266">
            <text:p>1.822266</text:p>
          </table:table-cell>
          <table:table-cell office:value-type="float" office:value="6.006016">
            <text:p>6.006016</text:p>
          </table:table-cell>
          <table:table-cell office:value-type="float" office:value="1.807128">
            <text:p>1.807128</text:p>
          </table:table-cell>
          <table:table-cell office:value-type="float" office:value="3.265712">
            <text:p>3.2657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42">
            <text:p>2009242</text:p>
          </table:table-cell>
          <table:table-cell table:formula="of:=[.A890]/1000" office:value-type="float" office:value="2009.242">
            <text:p>2009</text:p>
          </table:table-cell>
          <table:table-cell table:formula="of:=[.A890]-INT([.B890])*1000" office:value-type="float" office:value="242">
            <text:p>242</text:p>
          </table:table-cell>
          <table:table-cell table:formula="of:=CONCATENATE(INT([.B890]);&quot;-&quot;;[.C890])" office:value-type="string" office:string-value="2009-242">
            <text:p>2009-242</text:p>
          </table:table-cell>
          <table:table-cell office:value-type="float" office:value="586">
            <text:p>586</text:p>
          </table:table-cell>
          <table:table-cell office:value-type="float" office:value="2274.220947">
            <text:p>2274.220947</text:p>
          </table:table-cell>
          <table:table-cell office:value-type="float" office:value="2.822032">
            <text:p>2.822032</text:p>
          </table:table-cell>
          <table:table-cell office:value-type="float" office:value="6.161048">
            <text:p>6.161048</text:p>
          </table:table-cell>
          <table:table-cell office:value-type="float" office:value="1.970006">
            <text:p>1.970006</text:p>
          </table:table-cell>
          <table:table-cell office:value-type="float" office:value="3.880923">
            <text:p>3.8809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43">
            <text:p>2009243</text:p>
          </table:table-cell>
          <table:table-cell table:formula="of:=[.A891]/1000" office:value-type="float" office:value="2009.243">
            <text:p>2009</text:p>
          </table:table-cell>
          <table:table-cell table:formula="of:=[.A891]-INT([.B891])*1000" office:value-type="float" office:value="243">
            <text:p>243</text:p>
          </table:table-cell>
          <table:table-cell table:formula="of:=CONCATENATE(INT([.B891]);&quot;-&quot;;[.C891])" office:value-type="string" office:string-value="2009-243">
            <text:p>2009-243</text:p>
          </table:table-cell>
          <table:table-cell office:value-type="float" office:value="18">
            <text:p>18</text:p>
          </table:table-cell>
          <table:table-cell office:value-type="float" office:value="88.55925">
            <text:p>88.55925</text:p>
          </table:table-cell>
          <table:table-cell office:value-type="float" office:value="3.87338">
            <text:p>3.87338</text:p>
          </table:table-cell>
          <table:table-cell office:value-type="float" office:value="7.188513">
            <text:p>7.188513</text:p>
          </table:table-cell>
          <table:table-cell office:value-type="float" office:value="2.218098">
            <text:p>2.218098</text:p>
          </table:table-cell>
          <table:table-cell office:value-type="float" office:value="4.919958">
            <text:p>4.9199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44">
            <text:p>2009244</text:p>
          </table:table-cell>
          <table:table-cell table:formula="of:=[.A892]/1000" office:value-type="float" office:value="2009.244">
            <text:p>2009</text:p>
          </table:table-cell>
          <table:table-cell table:formula="of:=[.A892]-INT([.B892])*1000" office:value-type="float" office:value="244">
            <text:p>244</text:p>
          </table:table-cell>
          <table:table-cell table:formula="of:=CONCATENATE(INT([.B892]);&quot;-&quot;;[.C892])" office:value-type="string" office:string-value="2009-244">
            <text:p>2009-244</text:p>
          </table:table-cell>
          <table:table-cell office:value-type="float" office:value="590">
            <text:p>590</text:p>
          </table:table-cell>
          <table:table-cell office:value-type="float" office:value="1487.543823">
            <text:p>1487.543823</text:p>
          </table:table-cell>
          <table:table-cell office:value-type="float" office:value="1.054735">
            <text:p>1.054735</text:p>
          </table:table-cell>
          <table:table-cell office:value-type="float" office:value="5.71211">
            <text:p>5.71211</text:p>
          </table:table-cell>
          <table:table-cell office:value-type="float" office:value="1.587848">
            <text:p>1.587848</text:p>
          </table:table-cell>
          <table:table-cell office:value-type="float" office:value="2.521261">
            <text:p>2.5212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45">
            <text:p>2009245</text:p>
          </table:table-cell>
          <table:table-cell table:formula="of:=[.A893]/1000" office:value-type="float" office:value="2009.245">
            <text:p>2009</text:p>
          </table:table-cell>
          <table:table-cell table:formula="of:=[.A893]-INT([.B893])*1000" office:value-type="float" office:value="245">
            <text:p>245</text:p>
          </table:table-cell>
          <table:table-cell table:formula="of:=CONCATENATE(INT([.B893]);&quot;-&quot;;[.C893])" office:value-type="string" office:string-value="2009-245">
            <text:p>2009-24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46">
            <text:p>2009246</text:p>
          </table:table-cell>
          <table:table-cell table:formula="of:=[.A894]/1000" office:value-type="float" office:value="2009.246">
            <text:p>2009</text:p>
          </table:table-cell>
          <table:table-cell table:formula="of:=[.A894]-INT([.B894])*1000" office:value-type="float" office:value="246">
            <text:p>246</text:p>
          </table:table-cell>
          <table:table-cell table:formula="of:=CONCATENATE(INT([.B894]);&quot;-&quot;;[.C894])" office:value-type="string" office:string-value="2009-246">
            <text:p>2009-246</text:p>
          </table:table-cell>
          <table:table-cell office:value-type="float" office:value="587">
            <text:p>587</text:p>
          </table:table-cell>
          <table:table-cell office:value-type="float" office:value="1523.525513">
            <text:p>1523.525513</text:p>
          </table:table-cell>
          <table:table-cell office:value-type="float" office:value="1.158661">
            <text:p>1.158661</text:p>
          </table:table-cell>
          <table:table-cell office:value-type="float" office:value="5.795694">
            <text:p>5.795694</text:p>
          </table:table-cell>
          <table:table-cell office:value-type="float" office:value="1.611038">
            <text:p>1.611038</text:p>
          </table:table-cell>
          <table:table-cell office:value-type="float" office:value="2.595444">
            <text:p>2.59544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47">
            <text:p>2009247</text:p>
          </table:table-cell>
          <table:table-cell table:formula="of:=[.A895]/1000" office:value-type="float" office:value="2009.247">
            <text:p>2009</text:p>
          </table:table-cell>
          <table:table-cell table:formula="of:=[.A895]-INT([.B895])*1000" office:value-type="float" office:value="247">
            <text:p>247</text:p>
          </table:table-cell>
          <table:table-cell table:formula="of:=CONCATENATE(INT([.B895]);&quot;-&quot;;[.C895])" office:value-type="string" office:string-value="2009-247">
            <text:p>2009-247</text:p>
          </table:table-cell>
          <table:table-cell office:value-type="float" office:value="194">
            <text:p>194</text:p>
          </table:table-cell>
          <table:table-cell office:value-type="float" office:value="841.093689">
            <text:p>841.093689</text:p>
          </table:table-cell>
          <table:table-cell office:value-type="float" office:value="2.892699">
            <text:p>2.892699</text:p>
          </table:table-cell>
          <table:table-cell office:value-type="float" office:value="5.956551">
            <text:p>5.956551</text:p>
          </table:table-cell>
          <table:table-cell office:value-type="float" office:value="2.082195">
            <text:p>2.082195</text:p>
          </table:table-cell>
          <table:table-cell office:value-type="float" office:value="4.335535">
            <text:p>4.3355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48">
            <text:p>2009248</text:p>
          </table:table-cell>
          <table:table-cell table:formula="of:=[.A896]/1000" office:value-type="float" office:value="2009.248">
            <text:p>2009</text:p>
          </table:table-cell>
          <table:table-cell table:formula="of:=[.A896]-INT([.B896])*1000" office:value-type="float" office:value="248">
            <text:p>248</text:p>
          </table:table-cell>
          <table:table-cell table:formula="of:=CONCATENATE(INT([.B896]);&quot;-&quot;;[.C896])" office:value-type="string" office:string-value="2009-248">
            <text:p>2009-248</text:p>
          </table:table-cell>
          <table:table-cell office:value-type="float" office:value="545">
            <text:p>545</text:p>
          </table:table-cell>
          <table:table-cell office:value-type="float" office:value="2002.314453">
            <text:p>2002.314453</text:p>
          </table:table-cell>
          <table:table-cell office:value-type="float" office:value="1.863902">
            <text:p>1.863902</text:p>
          </table:table-cell>
          <table:table-cell office:value-type="float" office:value="6.455437">
            <text:p>6.455437</text:p>
          </table:table-cell>
          <table:table-cell office:value-type="float" office:value="1.916761">
            <text:p>1.916761</text:p>
          </table:table-cell>
          <table:table-cell office:value-type="float" office:value="3.673971">
            <text:p>3.6739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49">
            <text:p>2009249</text:p>
          </table:table-cell>
          <table:table-cell table:formula="of:=[.A897]/1000" office:value-type="float" office:value="2009.249">
            <text:p>2009</text:p>
          </table:table-cell>
          <table:table-cell table:formula="of:=[.A897]-INT([.B897])*1000" office:value-type="float" office:value="249">
            <text:p>249</text:p>
          </table:table-cell>
          <table:table-cell table:formula="of:=CONCATENATE(INT([.B897]);&quot;-&quot;;[.C897])" office:value-type="string" office:string-value="2009-249">
            <text:p>2009-249</text:p>
          </table:table-cell>
          <table:table-cell office:value-type="float" office:value="484">
            <text:p>484</text:p>
          </table:table-cell>
          <table:table-cell office:value-type="float" office:value="1719.861084">
            <text:p>1719.861084</text:p>
          </table:table-cell>
          <table:table-cell office:value-type="float" office:value="1.522228">
            <text:p>1.522228</text:p>
          </table:table-cell>
          <table:table-cell office:value-type="float" office:value="6.286514">
            <text:p>6.286514</text:p>
          </table:table-cell>
          <table:table-cell office:value-type="float" office:value="1.885055">
            <text:p>1.885055</text:p>
          </table:table-cell>
          <table:table-cell office:value-type="float" office:value="3.553432">
            <text:p>3.5534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50">
            <text:p>2009250</text:p>
          </table:table-cell>
          <table:table-cell table:formula="of:=[.A898]/1000" office:value-type="float" office:value="2009.25">
            <text:p>2009</text:p>
          </table:table-cell>
          <table:table-cell table:formula="of:=[.A898]-INT([.B898])*1000" office:value-type="float" office:value="250">
            <text:p>250</text:p>
          </table:table-cell>
          <table:table-cell table:formula="of:=CONCATENATE(INT([.B898]);&quot;-&quot;;[.C898])" office:value-type="string" office:string-value="2009-250">
            <text:p>2009-250</text:p>
          </table:table-cell>
          <table:table-cell office:value-type="float" office:value="82">
            <text:p>82</text:p>
          </table:table-cell>
          <table:table-cell office:value-type="float" office:value="386.833435">
            <text:p>386.833435</text:p>
          </table:table-cell>
          <table:table-cell office:value-type="float" office:value="3.009567">
            <text:p>3.009567</text:p>
          </table:table-cell>
          <table:table-cell office:value-type="float" office:value="8.455772">
            <text:p>8.455772</text:p>
          </table:table-cell>
          <table:table-cell office:value-type="float" office:value="2.171976">
            <text:p>2.171976</text:p>
          </table:table-cell>
          <table:table-cell office:value-type="float" office:value="4.717481">
            <text:p>4.7174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51">
            <text:p>2009251</text:p>
          </table:table-cell>
          <table:table-cell table:formula="of:=[.A899]/1000" office:value-type="float" office:value="2009.251">
            <text:p>2009</text:p>
          </table:table-cell>
          <table:table-cell table:formula="of:=[.A899]-INT([.B899])*1000" office:value-type="float" office:value="251">
            <text:p>251</text:p>
          </table:table-cell>
          <table:table-cell table:formula="of:=CONCATENATE(INT([.B899]);&quot;-&quot;;[.C899])" office:value-type="string" office:string-value="2009-251">
            <text:p>2009-251</text:p>
          </table:table-cell>
          <table:table-cell office:value-type="float" office:value="569">
            <text:p>569</text:p>
          </table:table-cell>
          <table:table-cell office:value-type="float" office:value="2507.824951">
            <text:p>2507.824951</text:p>
          </table:table-cell>
          <table:table-cell office:value-type="float" office:value="2.989431">
            <text:p>2.989431</text:p>
          </table:table-cell>
          <table:table-cell office:value-type="float" office:value="6.78242">
            <text:p>6.78242</text:p>
          </table:table-cell>
          <table:table-cell office:value-type="float" office:value="2.099387">
            <text:p>2.099387</text:p>
          </table:table-cell>
          <table:table-cell office:value-type="float" office:value="4.407425">
            <text:p>4.4074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52">
            <text:p>2009252</text:p>
          </table:table-cell>
          <table:table-cell table:formula="of:=[.A900]/1000" office:value-type="float" office:value="2009.252">
            <text:p>2009</text:p>
          </table:table-cell>
          <table:table-cell table:formula="of:=[.A900]-INT([.B900])*1000" office:value-type="float" office:value="252">
            <text:p>252</text:p>
          </table:table-cell>
          <table:table-cell table:formula="of:=CONCATENATE(INT([.B900]);&quot;-&quot;;[.C900])" office:value-type="string" office:string-value="2009-252">
            <text:p>2009-25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53">
            <text:p>2009253</text:p>
          </table:table-cell>
          <table:table-cell table:formula="of:=[.A901]/1000" office:value-type="float" office:value="2009.253">
            <text:p>2009</text:p>
          </table:table-cell>
          <table:table-cell table:formula="of:=[.A901]-INT([.B901])*1000" office:value-type="float" office:value="253">
            <text:p>253</text:p>
          </table:table-cell>
          <table:table-cell table:formula="of:=CONCATENATE(INT([.B901]);&quot;-&quot;;[.C901])" office:value-type="string" office:string-value="2009-253">
            <text:p>2009-253</text:p>
          </table:table-cell>
          <table:table-cell office:value-type="float" office:value="594">
            <text:p>594</text:p>
          </table:table-cell>
          <table:table-cell office:value-type="float" office:value="2633.2146">
            <text:p>2633.2146</text:p>
          </table:table-cell>
          <table:table-cell office:value-type="float" office:value="3.228233">
            <text:p>3.228233</text:p>
          </table:table-cell>
          <table:table-cell office:value-type="float" office:value="6.951255">
            <text:p>6.951255</text:p>
          </table:table-cell>
          <table:table-cell office:value-type="float" office:value="2.105474">
            <text:p>2.105474</text:p>
          </table:table-cell>
          <table:table-cell office:value-type="float" office:value="4.433021">
            <text:p>4.4330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54">
            <text:p>2009254</text:p>
          </table:table-cell>
          <table:table-cell table:formula="of:=[.A902]/1000" office:value-type="float" office:value="2009.254">
            <text:p>2009</text:p>
          </table:table-cell>
          <table:table-cell table:formula="of:=[.A902]-INT([.B902])*1000" office:value-type="float" office:value="254">
            <text:p>254</text:p>
          </table:table-cell>
          <table:table-cell table:formula="of:=CONCATENATE(INT([.B902]);&quot;-&quot;;[.C902])" office:value-type="string" office:string-value="2009-254">
            <text:p>2009-25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55">
            <text:p>2009255</text:p>
          </table:table-cell>
          <table:table-cell table:formula="of:=[.A903]/1000" office:value-type="float" office:value="2009.255">
            <text:p>2009</text:p>
          </table:table-cell>
          <table:table-cell table:formula="of:=[.A903]-INT([.B903])*1000" office:value-type="float" office:value="255">
            <text:p>255</text:p>
          </table:table-cell>
          <table:table-cell table:formula="of:=CONCATENATE(INT([.B903]);&quot;-&quot;;[.C903])" office:value-type="string" office:string-value="2009-255">
            <text:p>2009-255</text:p>
          </table:table-cell>
          <table:table-cell office:value-type="float" office:value="599">
            <text:p>599</text:p>
          </table:table-cell>
          <table:table-cell office:value-type="float" office:value="1364.582031">
            <text:p>1364.582031</text:p>
          </table:table-cell>
          <table:table-cell office:value-type="float" office:value="0.446973">
            <text:p>0.446973</text:p>
          </table:table-cell>
          <table:table-cell office:value-type="float" office:value="6.559705">
            <text:p>6.559705</text:p>
          </table:table-cell>
          <table:table-cell office:value-type="float" office:value="1.509338">
            <text:p>1.509338</text:p>
          </table:table-cell>
          <table:table-cell office:value-type="float" office:value="2.2781">
            <text:p>2.27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56">
            <text:p>2009256</text:p>
          </table:table-cell>
          <table:table-cell table:formula="of:=[.A904]/1000" office:value-type="float" office:value="2009.256">
            <text:p>2009</text:p>
          </table:table-cell>
          <table:table-cell table:formula="of:=[.A904]-INT([.B904])*1000" office:value-type="float" office:value="256">
            <text:p>256</text:p>
          </table:table-cell>
          <table:table-cell table:formula="of:=CONCATENATE(INT([.B904]);&quot;-&quot;;[.C904])" office:value-type="string" office:string-value="2009-256">
            <text:p>2009-256</text:p>
          </table:table-cell>
          <table:table-cell office:value-type="float" office:value="599">
            <text:p>599</text:p>
          </table:table-cell>
          <table:table-cell office:value-type="float" office:value="1945.703247">
            <text:p>1945.703247</text:p>
          </table:table-cell>
          <table:table-cell office:value-type="float" office:value="1.387723">
            <text:p>1.387723</text:p>
          </table:table-cell>
          <table:table-cell office:value-type="float" office:value="6.020942">
            <text:p>6.020942</text:p>
          </table:table-cell>
          <table:table-cell office:value-type="float" office:value="1.802291">
            <text:p>1.802291</text:p>
          </table:table-cell>
          <table:table-cell office:value-type="float" office:value="3.248252">
            <text:p>3.2482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57">
            <text:p>2009257</text:p>
          </table:table-cell>
          <table:table-cell table:formula="of:=[.A905]/1000" office:value-type="float" office:value="2009.257">
            <text:p>2009</text:p>
          </table:table-cell>
          <table:table-cell table:formula="of:=[.A905]-INT([.B905])*1000" office:value-type="float" office:value="257">
            <text:p>257</text:p>
          </table:table-cell>
          <table:table-cell table:formula="of:=CONCATENATE(INT([.B905]);&quot;-&quot;;[.C905])" office:value-type="string" office:string-value="2009-257">
            <text:p>2009-257</text:p>
          </table:table-cell>
          <table:table-cell office:value-type="float" office:value="578">
            <text:p>578</text:p>
          </table:table-cell>
          <table:table-cell office:value-type="float" office:value="1830.453979">
            <text:p>1830.453979</text:p>
          </table:table-cell>
          <table:table-cell office:value-type="float" office:value="1.520669">
            <text:p>1.520669</text:p>
          </table:table-cell>
          <table:table-cell office:value-type="float" office:value="5.438198">
            <text:p>5.438198</text:p>
          </table:table-cell>
          <table:table-cell office:value-type="float" office:value="1.779572">
            <text:p>1.779572</text:p>
          </table:table-cell>
          <table:table-cell office:value-type="float" office:value="3.166875">
            <text:p>3.1668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58">
            <text:p>2009258</text:p>
          </table:table-cell>
          <table:table-cell table:formula="of:=[.A906]/1000" office:value-type="float" office:value="2009.258">
            <text:p>2009</text:p>
          </table:table-cell>
          <table:table-cell table:formula="of:=[.A906]-INT([.B906])*1000" office:value-type="float" office:value="258">
            <text:p>258</text:p>
          </table:table-cell>
          <table:table-cell table:formula="of:=CONCATENATE(INT([.B906]);&quot;-&quot;;[.C906])" office:value-type="string" office:string-value="2009-258">
            <text:p>2009-258</text:p>
          </table:table-cell>
          <table:table-cell office:value-type="float" office:value="599">
            <text:p>599</text:p>
          </table:table-cell>
          <table:table-cell office:value-type="float" office:value="3066.244629">
            <text:p>3066.244629</text:p>
          </table:table-cell>
          <table:table-cell office:value-type="float" office:value="3.850525">
            <text:p>3.850525</text:p>
          </table:table-cell>
          <table:table-cell office:value-type="float" office:value="6.91584">
            <text:p>6.91584</text:p>
          </table:table-cell>
          <table:table-cell office:value-type="float" office:value="2.262507">
            <text:p>2.262507</text:p>
          </table:table-cell>
          <table:table-cell office:value-type="float" office:value="5.118939">
            <text:p>5.1189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59">
            <text:p>2009259</text:p>
          </table:table-cell>
          <table:table-cell table:formula="of:=[.A907]/1000" office:value-type="float" office:value="2009.259">
            <text:p>2009</text:p>
          </table:table-cell>
          <table:table-cell table:formula="of:=[.A907]-INT([.B907])*1000" office:value-type="float" office:value="259">
            <text:p>259</text:p>
          </table:table-cell>
          <table:table-cell table:formula="of:=CONCATENATE(INT([.B907]);&quot;-&quot;;[.C907])" office:value-type="string" office:string-value="2009-259">
            <text:p>2009-259</text:p>
          </table:table-cell>
          <table:table-cell office:value-type="float" office:value="599">
            <text:p>599</text:p>
          </table:table-cell>
          <table:table-cell office:value-type="float" office:value="2413.483887">
            <text:p>2413.483887</text:p>
          </table:table-cell>
          <table:table-cell office:value-type="float" office:value="2.844358">
            <text:p>2.844358</text:p>
          </table:table-cell>
          <table:table-cell office:value-type="float" office:value="6.315228">
            <text:p>6.315228</text:p>
          </table:table-cell>
          <table:table-cell office:value-type="float" office:value="2.007284">
            <text:p>2.007284</text:p>
          </table:table-cell>
          <table:table-cell office:value-type="float" office:value="4.029189">
            <text:p>4.0291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60">
            <text:p>2009260</text:p>
          </table:table-cell>
          <table:table-cell table:formula="of:=[.A908]/1000" office:value-type="float" office:value="2009.26">
            <text:p>2009</text:p>
          </table:table-cell>
          <table:table-cell table:formula="of:=[.A908]-INT([.B908])*1000" office:value-type="float" office:value="260">
            <text:p>260</text:p>
          </table:table-cell>
          <table:table-cell table:formula="of:=CONCATENATE(INT([.B908]);&quot;-&quot;;[.C908])" office:value-type="string" office:string-value="2009-260">
            <text:p>2009-260</text:p>
          </table:table-cell>
          <table:table-cell office:value-type="float" office:value="546">
            <text:p>546</text:p>
          </table:table-cell>
          <table:table-cell office:value-type="float" office:value="3668.713379">
            <text:p>3668.713379</text:p>
          </table:table-cell>
          <table:table-cell office:value-type="float" office:value="5.74001">
            <text:p>5.74001</text:p>
          </table:table-cell>
          <table:table-cell office:value-type="float" office:value="8.042872">
            <text:p>8.042872</text:p>
          </table:table-cell>
          <table:table-cell office:value-type="float" office:value="2.592153">
            <text:p>2.592153</text:p>
          </table:table-cell>
          <table:table-cell office:value-type="float" office:value="6.719255">
            <text:p>6.7192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61">
            <text:p>2009261</text:p>
          </table:table-cell>
          <table:table-cell table:formula="of:=[.A909]/1000" office:value-type="float" office:value="2009.261">
            <text:p>2009</text:p>
          </table:table-cell>
          <table:table-cell table:formula="of:=[.A909]-INT([.B909])*1000" office:value-type="float" office:value="261">
            <text:p>261</text:p>
          </table:table-cell>
          <table:table-cell table:formula="of:=CONCATENATE(INT([.B909]);&quot;-&quot;;[.C909])" office:value-type="string" office:string-value="2009-261">
            <text:p>2009-26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62">
            <text:p>2009262</text:p>
          </table:table-cell>
          <table:table-cell table:formula="of:=[.A910]/1000" office:value-type="float" office:value="2009.262">
            <text:p>2009</text:p>
          </table:table-cell>
          <table:table-cell table:formula="of:=[.A910]-INT([.B910])*1000" office:value-type="float" office:value="262">
            <text:p>262</text:p>
          </table:table-cell>
          <table:table-cell table:formula="of:=CONCATENATE(INT([.B910]);&quot;-&quot;;[.C910])" office:value-type="string" office:string-value="2009-262">
            <text:p>2009-262</text:p>
          </table:table-cell>
          <table:table-cell office:value-type="float" office:value="546">
            <text:p>546</text:p>
          </table:table-cell>
          <table:table-cell office:value-type="float" office:value="3126.682617">
            <text:p>3126.682617</text:p>
          </table:table-cell>
          <table:table-cell office:value-type="float" office:value="4.263165">
            <text:p>4.263165</text:p>
          </table:table-cell>
          <table:table-cell office:value-type="float" office:value="7.463057">
            <text:p>7.463057</text:p>
          </table:table-cell>
          <table:table-cell office:value-type="float" office:value="2.393016">
            <text:p>2.393016</text:p>
          </table:table-cell>
          <table:table-cell office:value-type="float" office:value="5.726525">
            <text:p>5.7265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63">
            <text:p>2009263</text:p>
          </table:table-cell>
          <table:table-cell table:formula="of:=[.A911]/1000" office:value-type="float" office:value="2009.263">
            <text:p>2009</text:p>
          </table:table-cell>
          <table:table-cell table:formula="of:=[.A911]-INT([.B911])*1000" office:value-type="float" office:value="263">
            <text:p>263</text:p>
          </table:table-cell>
          <table:table-cell table:formula="of:=CONCATENATE(INT([.B911]);&quot;-&quot;;[.C911])" office:value-type="string" office:string-value="2009-263">
            <text:p>2009-26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64">
            <text:p>2009264</text:p>
          </table:table-cell>
          <table:table-cell table:formula="of:=[.A912]/1000" office:value-type="float" office:value="2009.264">
            <text:p>2009</text:p>
          </table:table-cell>
          <table:table-cell table:formula="of:=[.A912]-INT([.B912])*1000" office:value-type="float" office:value="264">
            <text:p>264</text:p>
          </table:table-cell>
          <table:table-cell table:formula="of:=CONCATENATE(INT([.B912]);&quot;-&quot;;[.C912])" office:value-type="string" office:string-value="2009-264">
            <text:p>2009-264</text:p>
          </table:table-cell>
          <table:table-cell office:value-type="float" office:value="599">
            <text:p>599</text:p>
          </table:table-cell>
          <table:table-cell office:value-type="float" office:value="3136.376709">
            <text:p>3136.376709</text:p>
          </table:table-cell>
          <table:table-cell office:value-type="float" office:value="4.049301">
            <text:p>4.049301</text:p>
          </table:table-cell>
          <table:table-cell office:value-type="float" office:value="7.440705">
            <text:p>7.440705</text:p>
          </table:table-cell>
          <table:table-cell office:value-type="float" office:value="2.288235">
            <text:p>2.288235</text:p>
          </table:table-cell>
          <table:table-cell office:value-type="float" office:value="5.236021">
            <text:p>5.2360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65">
            <text:p>2009265</text:p>
          </table:table-cell>
          <table:table-cell table:formula="of:=[.A913]/1000" office:value-type="float" office:value="2009.265">
            <text:p>2009</text:p>
          </table:table-cell>
          <table:table-cell table:formula="of:=[.A913]-INT([.B913])*1000" office:value-type="float" office:value="265">
            <text:p>265</text:p>
          </table:table-cell>
          <table:table-cell table:formula="of:=CONCATENATE(INT([.B913]);&quot;-&quot;;[.C913])" office:value-type="string" office:string-value="2009-265">
            <text:p>2009-265</text:p>
          </table:table-cell>
          <table:table-cell office:value-type="float" office:value="577">
            <text:p>577</text:p>
          </table:table-cell>
          <table:table-cell office:value-type="float" office:value="2222.354004">
            <text:p>2222.354004</text:p>
          </table:table-cell>
          <table:table-cell office:value-type="float" office:value="0.702904">
            <text:p>0.702904</text:p>
          </table:table-cell>
          <table:table-cell office:value-type="float" office:value="6.421687">
            <text:p>6.421687</text:p>
          </table:table-cell>
          <table:table-cell office:value-type="float" office:value="1.962541">
            <text:p>1.962541</text:p>
          </table:table-cell>
          <table:table-cell office:value-type="float" office:value="3.851567">
            <text:p>3.8515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66">
            <text:p>2009266</text:p>
          </table:table-cell>
          <table:table-cell table:formula="of:=[.A914]/1000" office:value-type="float" office:value="2009.266">
            <text:p>2009</text:p>
          </table:table-cell>
          <table:table-cell table:formula="of:=[.A914]-INT([.B914])*1000" office:value-type="float" office:value="266">
            <text:p>266</text:p>
          </table:table-cell>
          <table:table-cell table:formula="of:=CONCATENATE(INT([.B914]);&quot;-&quot;;[.C914])" office:value-type="string" office:string-value="2009-266">
            <text:p>2009-266</text:p>
          </table:table-cell>
          <table:table-cell office:value-type="float" office:value="72">
            <text:p>72</text:p>
          </table:table-cell>
          <table:table-cell office:value-type="float" office:value="487.872223">
            <text:p>487.872223</text:p>
          </table:table-cell>
          <table:table-cell office:value-type="float" office:value="5.849209">
            <text:p>5.849209</text:p>
          </table:table-cell>
          <table:table-cell office:value-type="float" office:value="7.783811">
            <text:p>7.783811</text:p>
          </table:table-cell>
          <table:table-cell office:value-type="float" office:value="2.603076">
            <text:p>2.603076</text:p>
          </table:table-cell>
          <table:table-cell office:value-type="float" office:value="6.776003">
            <text:p>6.7760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67">
            <text:p>2009267</text:p>
          </table:table-cell>
          <table:table-cell table:formula="of:=[.A915]/1000" office:value-type="float" office:value="2009.267">
            <text:p>2009</text:p>
          </table:table-cell>
          <table:table-cell table:formula="of:=[.A915]-INT([.B915])*1000" office:value-type="float" office:value="267">
            <text:p>267</text:p>
          </table:table-cell>
          <table:table-cell table:formula="of:=CONCATENATE(INT([.B915]);&quot;-&quot;;[.C915])" office:value-type="string" office:string-value="2009-267">
            <text:p>2009-267</text:p>
          </table:table-cell>
          <table:table-cell office:value-type="float" office:value="521">
            <text:p>521</text:p>
          </table:table-cell>
          <table:table-cell office:value-type="float" office:value="3175.186279">
            <text:p>3175.186279</text:p>
          </table:table-cell>
          <table:table-cell office:value-type="float" office:value="4.024483">
            <text:p>4.024483</text:p>
          </table:table-cell>
          <table:table-cell office:value-type="float" office:value="8.132056">
            <text:p>8.132056</text:p>
          </table:table-cell>
          <table:table-cell office:value-type="float" office:value="2.468685">
            <text:p>2.468685</text:p>
          </table:table-cell>
          <table:table-cell office:value-type="float" office:value="6.094408">
            <text:p>6.0944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68">
            <text:p>2009268</text:p>
          </table:table-cell>
          <table:table-cell table:formula="of:=[.A916]/1000" office:value-type="float" office:value="2009.268">
            <text:p>2009</text:p>
          </table:table-cell>
          <table:table-cell table:formula="of:=[.A916]-INT([.B916])*1000" office:value-type="float" office:value="268">
            <text:p>268</text:p>
          </table:table-cell>
          <table:table-cell table:formula="of:=CONCATENATE(INT([.B916]);&quot;-&quot;;[.C916])" office:value-type="string" office:string-value="2009-268">
            <text:p>2009-26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69">
            <text:p>2009269</text:p>
          </table:table-cell>
          <table:table-cell table:formula="of:=[.A917]/1000" office:value-type="float" office:value="2009.269">
            <text:p>2009</text:p>
          </table:table-cell>
          <table:table-cell table:formula="of:=[.A917]-INT([.B917])*1000" office:value-type="float" office:value="269">
            <text:p>269</text:p>
          </table:table-cell>
          <table:table-cell table:formula="of:=CONCATENATE(INT([.B917]);&quot;-&quot;;[.C917])" office:value-type="string" office:string-value="2009-269">
            <text:p>2009-269</text:p>
          </table:table-cell>
          <table:table-cell office:value-type="float" office:value="52">
            <text:p>52</text:p>
          </table:table-cell>
          <table:table-cell office:value-type="float" office:value="376.157623">
            <text:p>376.157623</text:p>
          </table:table-cell>
          <table:table-cell office:value-type="float" office:value="6.248014">
            <text:p>6.248014</text:p>
          </table:table-cell>
          <table:table-cell office:value-type="float" office:value="8.361564">
            <text:p>8.361564</text:p>
          </table:table-cell>
          <table:table-cell office:value-type="float" office:value="2.689573">
            <text:p>2.689573</text:p>
          </table:table-cell>
          <table:table-cell office:value-type="float" office:value="7.2338">
            <text:p>7.23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70">
            <text:p>2009270</text:p>
          </table:table-cell>
          <table:table-cell table:formula="of:=[.A918]/1000" office:value-type="float" office:value="2009.27">
            <text:p>2009</text:p>
          </table:table-cell>
          <table:table-cell table:formula="of:=[.A918]-INT([.B918])*1000" office:value-type="float" office:value="270">
            <text:p>270</text:p>
          </table:table-cell>
          <table:table-cell table:formula="of:=CONCATENATE(INT([.B918]);&quot;-&quot;;[.C918])" office:value-type="string" office:string-value="2009-270">
            <text:p>2009-27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71">
            <text:p>2009271</text:p>
          </table:table-cell>
          <table:table-cell table:formula="of:=[.A919]/1000" office:value-type="float" office:value="2009.271">
            <text:p>2009</text:p>
          </table:table-cell>
          <table:table-cell table:formula="of:=[.A919]-INT([.B919])*1000" office:value-type="float" office:value="271">
            <text:p>271</text:p>
          </table:table-cell>
          <table:table-cell table:formula="of:=CONCATENATE(INT([.B919]);&quot;-&quot;;[.C919])" office:value-type="string" office:string-value="2009-271">
            <text:p>2009-271</text:p>
          </table:table-cell>
          <table:table-cell office:value-type="float" office:value="570">
            <text:p>570</text:p>
          </table:table-cell>
          <table:table-cell office:value-type="float" office:value="3334.739258">
            <text:p>3334.739258</text:p>
          </table:table-cell>
          <table:table-cell office:value-type="float" office:value="4.573699">
            <text:p>4.573699</text:p>
          </table:table-cell>
          <table:table-cell office:value-type="float" office:value="7.969478">
            <text:p>7.969478</text:p>
          </table:table-cell>
          <table:table-cell office:value-type="float" office:value="2.418764">
            <text:p>2.418764</text:p>
          </table:table-cell>
          <table:table-cell office:value-type="float" office:value="5.85042">
            <text:p>5.8504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72">
            <text:p>2009272</text:p>
          </table:table-cell>
          <table:table-cell table:formula="of:=[.A920]/1000" office:value-type="float" office:value="2009.272">
            <text:p>2009</text:p>
          </table:table-cell>
          <table:table-cell table:formula="of:=[.A920]-INT([.B920])*1000" office:value-type="float" office:value="272">
            <text:p>272</text:p>
          </table:table-cell>
          <table:table-cell table:formula="of:=CONCATENATE(INT([.B920]);&quot;-&quot;;[.C920])" office:value-type="string" office:string-value="2009-272">
            <text:p>2009-272</text:p>
          </table:table-cell>
          <table:table-cell office:value-type="float" office:value="218">
            <text:p>218</text:p>
          </table:table-cell>
          <table:table-cell office:value-type="float" office:value="1427.367676">
            <text:p>1427.367676</text:p>
          </table:table-cell>
          <table:table-cell office:value-type="float" office:value="4.658856">
            <text:p>4.658856</text:p>
          </table:table-cell>
          <table:table-cell office:value-type="float" office:value="9.044929">
            <text:p>9.044929</text:p>
          </table:table-cell>
          <table:table-cell office:value-type="float" office:value="2.55882">
            <text:p>2.55882</text:p>
          </table:table-cell>
          <table:table-cell office:value-type="float" office:value="6.547558">
            <text:p>6.5475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05">
            <text:p>2009305</text:p>
          </table:table-cell>
          <table:table-cell table:formula="of:=[.A921]/1000" office:value-type="float" office:value="2009.305">
            <text:p>2009</text:p>
          </table:table-cell>
          <table:table-cell table:formula="of:=[.A921]-INT([.B921])*1000" office:value-type="float" office:value="305">
            <text:p>305</text:p>
          </table:table-cell>
          <table:table-cell table:formula="of:=CONCATENATE(INT([.B921]);&quot;-&quot;;[.C921])" office:value-type="string" office:string-value="2009-305">
            <text:p>2009-305</text:p>
          </table:table-cell>
          <table:table-cell office:value-type="float" office:value="548">
            <text:p>548</text:p>
          </table:table-cell>
          <table:table-cell office:value-type="float" office:value="1914.052734">
            <text:p>1914.052734</text:p>
          </table:table-cell>
          <table:table-cell office:value-type="float" office:value="1.527304">
            <text:p>1.527304</text:p>
          </table:table-cell>
          <table:table-cell office:value-type="float" office:value="6.925557">
            <text:p>6.925557</text:p>
          </table:table-cell>
          <table:table-cell office:value-type="float" office:value="1.868903">
            <text:p>1.868903</text:p>
          </table:table-cell>
          <table:table-cell office:value-type="float" office:value="3.492797">
            <text:p>3.4927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06">
            <text:p>2009306</text:p>
          </table:table-cell>
          <table:table-cell table:formula="of:=[.A922]/1000" office:value-type="float" office:value="2009.306">
            <text:p>2009</text:p>
          </table:table-cell>
          <table:table-cell table:formula="of:=[.A922]-INT([.B922])*1000" office:value-type="float" office:value="306">
            <text:p>306</text:p>
          </table:table-cell>
          <table:table-cell table:formula="of:=CONCATENATE(INT([.B922]);&quot;-&quot;;[.C922])" office:value-type="string" office:string-value="2009-306">
            <text:p>2009-306</text:p>
          </table:table-cell>
          <table:table-cell office:value-type="float" office:value="176">
            <text:p>176</text:p>
          </table:table-cell>
          <table:table-cell office:value-type="float" office:value="1177.200928">
            <text:p>1177.200928</text:p>
          </table:table-cell>
          <table:table-cell office:value-type="float" office:value="4.716554">
            <text:p>4.716554</text:p>
          </table:table-cell>
          <table:table-cell office:value-type="float" office:value="8.82936">
            <text:p>8.82936</text:p>
          </table:table-cell>
          <table:table-cell office:value-type="float" office:value="2.586241">
            <text:p>2.586241</text:p>
          </table:table-cell>
          <table:table-cell office:value-type="float" office:value="6.688642">
            <text:p>6.6886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07">
            <text:p>2009307</text:p>
          </table:table-cell>
          <table:table-cell table:formula="of:=[.A923]/1000" office:value-type="float" office:value="2009.307">
            <text:p>2009</text:p>
          </table:table-cell>
          <table:table-cell table:formula="of:=[.A923]-INT([.B923])*1000" office:value-type="float" office:value="307">
            <text:p>307</text:p>
          </table:table-cell>
          <table:table-cell table:formula="of:=CONCATENATE(INT([.B923]);&quot;-&quot;;[.C923])" office:value-type="string" office:string-value="2009-307">
            <text:p>2009-30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08">
            <text:p>2009308</text:p>
          </table:table-cell>
          <table:table-cell table:formula="of:=[.A924]/1000" office:value-type="float" office:value="2009.308">
            <text:p>2009</text:p>
          </table:table-cell>
          <table:table-cell table:formula="of:=[.A924]-INT([.B924])*1000" office:value-type="float" office:value="308">
            <text:p>308</text:p>
          </table:table-cell>
          <table:table-cell table:formula="of:=CONCATENATE(INT([.B924]);&quot;-&quot;;[.C924])" office:value-type="string" office:string-value="2009-308">
            <text:p>2009-308</text:p>
          </table:table-cell>
          <table:table-cell office:value-type="float" office:value="599">
            <text:p>599</text:p>
          </table:table-cell>
          <table:table-cell office:value-type="float" office:value="4028.699219">
            <text:p>4028.699219</text:p>
          </table:table-cell>
          <table:table-cell office:value-type="float" office:value="5.040251">
            <text:p>5.040251</text:p>
          </table:table-cell>
          <table:table-cell office:value-type="float" office:value="8.855593">
            <text:p>8.855593</text:p>
          </table:table-cell>
          <table:table-cell office:value-type="float" office:value="2.593397">
            <text:p>2.593397</text:p>
          </table:table-cell>
          <table:table-cell office:value-type="float" office:value="6.725708">
            <text:p>6.72570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09">
            <text:p>2009309</text:p>
          </table:table-cell>
          <table:table-cell table:formula="of:=[.A925]/1000" office:value-type="float" office:value="2009.309">
            <text:p>2009</text:p>
          </table:table-cell>
          <table:table-cell table:formula="of:=[.A925]-INT([.B925])*1000" office:value-type="float" office:value="309">
            <text:p>309</text:p>
          </table:table-cell>
          <table:table-cell table:formula="of:=CONCATENATE(INT([.B925]);&quot;-&quot;;[.C925])" office:value-type="string" office:string-value="2009-309">
            <text:p>2009-30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10">
            <text:p>2009310</text:p>
          </table:table-cell>
          <table:table-cell table:formula="of:=[.A926]/1000" office:value-type="float" office:value="2009.31">
            <text:p>2009</text:p>
          </table:table-cell>
          <table:table-cell table:formula="of:=[.A926]-INT([.B926])*1000" office:value-type="float" office:value="310">
            <text:p>310</text:p>
          </table:table-cell>
          <table:table-cell table:formula="of:=CONCATENATE(INT([.B926]);&quot;-&quot;;[.C926])" office:value-type="string" office:string-value="2009-310">
            <text:p>2009-310</text:p>
          </table:table-cell>
          <table:table-cell office:value-type="float" office:value="599">
            <text:p>599</text:p>
          </table:table-cell>
          <table:table-cell office:value-type="float" office:value="3260.710938">
            <text:p>3260.710938</text:p>
          </table:table-cell>
          <table:table-cell office:value-type="float" office:value="3.422379">
            <text:p>3.422379</text:p>
          </table:table-cell>
          <table:table-cell office:value-type="float" office:value="7.956598">
            <text:p>7.956598</text:p>
          </table:table-cell>
          <table:table-cell office:value-type="float" office:value="2.33315">
            <text:p>2.33315</text:p>
          </table:table-cell>
          <table:table-cell office:value-type="float" office:value="5.443591">
            <text:p>5.44359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11">
            <text:p>2009311</text:p>
          </table:table-cell>
          <table:table-cell table:formula="of:=[.A927]/1000" office:value-type="float" office:value="2009.311">
            <text:p>2009</text:p>
          </table:table-cell>
          <table:table-cell table:formula="of:=[.A927]-INT([.B927])*1000" office:value-type="float" office:value="311">
            <text:p>311</text:p>
          </table:table-cell>
          <table:table-cell table:formula="of:=CONCATENATE(INT([.B927]);&quot;-&quot;;[.C927])" office:value-type="string" office:string-value="2009-311">
            <text:p>2009-311</text:p>
          </table:table-cell>
          <table:table-cell office:value-type="float" office:value="189">
            <text:p>189</text:p>
          </table:table-cell>
          <table:table-cell office:value-type="float" office:value="1278.744995">
            <text:p>1278.744995</text:p>
          </table:table-cell>
          <table:table-cell office:value-type="float" office:value="4.954006">
            <text:p>4.954006</text:p>
          </table:table-cell>
          <table:table-cell office:value-type="float" office:value="8.065491">
            <text:p>8.065491</text:p>
          </table:table-cell>
          <table:table-cell office:value-type="float" office:value="2.601124">
            <text:p>2.601124</text:p>
          </table:table-cell>
          <table:table-cell office:value-type="float" office:value="6.765847">
            <text:p>6.7658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12">
            <text:p>2009312</text:p>
          </table:table-cell>
          <table:table-cell table:formula="of:=[.A928]/1000" office:value-type="float" office:value="2009.312">
            <text:p>2009</text:p>
          </table:table-cell>
          <table:table-cell table:formula="of:=[.A928]-INT([.B928])*1000" office:value-type="float" office:value="312">
            <text:p>312</text:p>
          </table:table-cell>
          <table:table-cell table:formula="of:=CONCATENATE(INT([.B928]);&quot;-&quot;;[.C928])" office:value-type="string" office:string-value="2009-312">
            <text:p>2009-312</text:p>
          </table:table-cell>
          <table:table-cell office:value-type="float" office:value="599">
            <text:p>599</text:p>
          </table:table-cell>
          <table:table-cell office:value-type="float" office:value="2982.247559">
            <text:p>2982.247559</text:p>
          </table:table-cell>
          <table:table-cell office:value-type="float" office:value="2.897878">
            <text:p>2.897878</text:p>
          </table:table-cell>
          <table:table-cell office:value-type="float" office:value="7.698038">
            <text:p>7.698038</text:p>
          </table:table-cell>
          <table:table-cell office:value-type="float" office:value="2.231302">
            <text:p>2.231302</text:p>
          </table:table-cell>
          <table:table-cell office:value-type="float" office:value="4.978711">
            <text:p>4.9787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13">
            <text:p>2009313</text:p>
          </table:table-cell>
          <table:table-cell table:formula="of:=[.A929]/1000" office:value-type="float" office:value="2009.313">
            <text:p>2009</text:p>
          </table:table-cell>
          <table:table-cell table:formula="of:=[.A929]-INT([.B929])*1000" office:value-type="float" office:value="313">
            <text:p>313</text:p>
          </table:table-cell>
          <table:table-cell table:formula="of:=CONCATENATE(INT([.B929]);&quot;-&quot;;[.C929])" office:value-type="string" office:string-value="2009-313">
            <text:p>2009-313</text:p>
          </table:table-cell>
          <table:table-cell office:value-type="float" office:value="599">
            <text:p>599</text:p>
          </table:table-cell>
          <table:table-cell office:value-type="float" office:value="3047.910645">
            <text:p>3047.910645</text:p>
          </table:table-cell>
          <table:table-cell office:value-type="float" office:value="2.127282">
            <text:p>2.127282</text:p>
          </table:table-cell>
          <table:table-cell office:value-type="float" office:value="8.071227">
            <text:p>8.071227</text:p>
          </table:table-cell>
          <table:table-cell office:value-type="float" office:value="2.255733">
            <text:p>2.255733</text:p>
          </table:table-cell>
          <table:table-cell office:value-type="float" office:value="5.088332">
            <text:p>5.0883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14">
            <text:p>2009314</text:p>
          </table:table-cell>
          <table:table-cell table:formula="of:=[.A930]/1000" office:value-type="float" office:value="2009.314">
            <text:p>2009</text:p>
          </table:table-cell>
          <table:table-cell table:formula="of:=[.A930]-INT([.B930])*1000" office:value-type="float" office:value="314">
            <text:p>314</text:p>
          </table:table-cell>
          <table:table-cell table:formula="of:=CONCATENATE(INT([.B930]);&quot;-&quot;;[.C930])" office:value-type="string" office:string-value="2009-314">
            <text:p>2009-314</text:p>
          </table:table-cell>
          <table:table-cell office:value-type="float" office:value="599">
            <text:p>599</text:p>
          </table:table-cell>
          <table:table-cell office:value-type="float" office:value="2439.568848">
            <text:p>2439.568848</text:p>
          </table:table-cell>
          <table:table-cell office:value-type="float" office:value="2.180955">
            <text:p>2.180955</text:p>
          </table:table-cell>
          <table:table-cell office:value-type="float" office:value="7.35872">
            <text:p>7.35872</text:p>
          </table:table-cell>
          <table:table-cell office:value-type="float" office:value="2.018102">
            <text:p>2.018102</text:p>
          </table:table-cell>
          <table:table-cell office:value-type="float" office:value="4.072736">
            <text:p>4.0727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15">
            <text:p>2009315</text:p>
          </table:table-cell>
          <table:table-cell table:formula="of:=[.A931]/1000" office:value-type="float" office:value="2009.315">
            <text:p>2009</text:p>
          </table:table-cell>
          <table:table-cell table:formula="of:=[.A931]-INT([.B931])*1000" office:value-type="float" office:value="315">
            <text:p>315</text:p>
          </table:table-cell>
          <table:table-cell table:formula="of:=CONCATENATE(INT([.B931]);&quot;-&quot;;[.C931])" office:value-type="string" office:string-value="2009-315">
            <text:p>2009-315</text:p>
          </table:table-cell>
          <table:table-cell office:value-type="float" office:value="599">
            <text:p>599</text:p>
          </table:table-cell>
          <table:table-cell office:value-type="float" office:value="3022.167236">
            <text:p>3022.167236</text:p>
          </table:table-cell>
          <table:table-cell office:value-type="float" office:value="2.409883">
            <text:p>2.409883</text:p>
          </table:table-cell>
          <table:table-cell office:value-type="float" office:value="7.571095">
            <text:p>7.571095</text:p>
          </table:table-cell>
          <table:table-cell office:value-type="float" office:value="2.246187">
            <text:p>2.246187</text:p>
          </table:table-cell>
          <table:table-cell office:value-type="float" office:value="5.045354">
            <text:p>5.0453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16">
            <text:p>2009316</text:p>
          </table:table-cell>
          <table:table-cell table:formula="of:=[.A932]/1000" office:value-type="float" office:value="2009.316">
            <text:p>2009</text:p>
          </table:table-cell>
          <table:table-cell table:formula="of:=[.A932]-INT([.B932])*1000" office:value-type="float" office:value="316">
            <text:p>316</text:p>
          </table:table-cell>
          <table:table-cell table:formula="of:=CONCATENATE(INT([.B932]);&quot;-&quot;;[.C932])" office:value-type="string" office:string-value="2009-316">
            <text:p>2009-31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17">
            <text:p>2009317</text:p>
          </table:table-cell>
          <table:table-cell table:formula="of:=[.A933]/1000" office:value-type="float" office:value="2009.317">
            <text:p>2009</text:p>
          </table:table-cell>
          <table:table-cell table:formula="of:=[.A933]-INT([.B933])*1000" office:value-type="float" office:value="317">
            <text:p>317</text:p>
          </table:table-cell>
          <table:table-cell table:formula="of:=CONCATENATE(INT([.B933]);&quot;-&quot;;[.C933])" office:value-type="string" office:string-value="2009-317">
            <text:p>2009-317</text:p>
          </table:table-cell>
          <table:table-cell office:value-type="float" office:value="599">
            <text:p>599</text:p>
          </table:table-cell>
          <table:table-cell office:value-type="float" office:value="2556.768555">
            <text:p>2556.768555</text:p>
          </table:table-cell>
          <table:table-cell office:value-type="float" office:value="0.841385">
            <text:p>0.841385</text:p>
          </table:table-cell>
          <table:table-cell office:value-type="float" office:value="7.030257">
            <text:p>7.030257</text:p>
          </table:table-cell>
          <table:table-cell office:value-type="float" office:value="2.06601">
            <text:p>2.06601</text:p>
          </table:table-cell>
          <table:table-cell office:value-type="float" office:value="4.268395">
            <text:p>4.2683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18">
            <text:p>2009318</text:p>
          </table:table-cell>
          <table:table-cell table:formula="of:=[.A934]/1000" office:value-type="float" office:value="2009.318">
            <text:p>2009</text:p>
          </table:table-cell>
          <table:table-cell table:formula="of:=[.A934]-INT([.B934])*1000" office:value-type="float" office:value="318">
            <text:p>318</text:p>
          </table:table-cell>
          <table:table-cell table:formula="of:=CONCATENATE(INT([.B934]);&quot;-&quot;;[.C934])" office:value-type="string" office:string-value="2009-318">
            <text:p>2009-31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19">
            <text:p>2009319</text:p>
          </table:table-cell>
          <table:table-cell table:formula="of:=[.A935]/1000" office:value-type="float" office:value="2009.319">
            <text:p>2009</text:p>
          </table:table-cell>
          <table:table-cell table:formula="of:=[.A935]-INT([.B935])*1000" office:value-type="float" office:value="319">
            <text:p>319</text:p>
          </table:table-cell>
          <table:table-cell table:formula="of:=CONCATENATE(INT([.B935]);&quot;-&quot;;[.C935])" office:value-type="string" office:string-value="2009-319">
            <text:p>2009-319</text:p>
          </table:table-cell>
          <table:table-cell office:value-type="float" office:value="599">
            <text:p>599</text:p>
          </table:table-cell>
          <table:table-cell office:value-type="float" office:value="2564.412598">
            <text:p>2564.412598</text:p>
          </table:table-cell>
          <table:table-cell office:value-type="float" office:value="1.671963">
            <text:p>1.671963</text:p>
          </table:table-cell>
          <table:table-cell office:value-type="float" office:value="7.523195">
            <text:p>7.523195</text:p>
          </table:table-cell>
          <table:table-cell office:value-type="float" office:value="2.069095">
            <text:p>2.069095</text:p>
          </table:table-cell>
          <table:table-cell office:value-type="float" office:value="4.281156">
            <text:p>4.28115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20">
            <text:p>2009320</text:p>
          </table:table-cell>
          <table:table-cell table:formula="of:=[.A936]/1000" office:value-type="float" office:value="2009.32">
            <text:p>2009</text:p>
          </table:table-cell>
          <table:table-cell table:formula="of:=[.A936]-INT([.B936])*1000" office:value-type="float" office:value="320">
            <text:p>320</text:p>
          </table:table-cell>
          <table:table-cell table:formula="of:=CONCATENATE(INT([.B936]);&quot;-&quot;;[.C936])" office:value-type="string" office:string-value="2009-320">
            <text:p>2009-320</text:p>
          </table:table-cell>
          <table:table-cell office:value-type="float" office:value="422">
            <text:p>422</text:p>
          </table:table-cell>
          <table:table-cell office:value-type="float" office:value="3330.182129">
            <text:p>3330.182129</text:p>
          </table:table-cell>
          <table:table-cell office:value-type="float" office:value="6.529461">
            <text:p>6.529461</text:p>
          </table:table-cell>
          <table:table-cell office:value-type="float" office:value="9.247166">
            <text:p>9.247166</text:p>
          </table:table-cell>
          <table:table-cell office:value-type="float" office:value="2.809168">
            <text:p>2.809168</text:p>
          </table:table-cell>
          <table:table-cell office:value-type="float" office:value="7.891427">
            <text:p>7.8914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21">
            <text:p>2009321</text:p>
          </table:table-cell>
          <table:table-cell table:formula="of:=[.A937]/1000" office:value-type="float" office:value="2009.321">
            <text:p>2009</text:p>
          </table:table-cell>
          <table:table-cell table:formula="of:=[.A937]-INT([.B937])*1000" office:value-type="float" office:value="321">
            <text:p>321</text:p>
          </table:table-cell>
          <table:table-cell table:formula="of:=CONCATENATE(INT([.B937]);&quot;-&quot;;[.C937])" office:value-type="string" office:string-value="2009-321">
            <text:p>2009-321</text:p>
          </table:table-cell>
          <table:table-cell office:value-type="float" office:value="599">
            <text:p>599</text:p>
          </table:table-cell>
          <table:table-cell office:value-type="float" office:value="4198.642578">
            <text:p>4198.642578</text:p>
          </table:table-cell>
          <table:table-cell office:value-type="float" office:value="5.552317">
            <text:p>5.552317</text:p>
          </table:table-cell>
          <table:table-cell office:value-type="float" office:value="9.183558">
            <text:p>9.183558</text:p>
          </table:table-cell>
          <table:table-cell office:value-type="float" office:value="2.647531">
            <text:p>2.647531</text:p>
          </table:table-cell>
          <table:table-cell office:value-type="float" office:value="7.00942">
            <text:p>7.009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22">
            <text:p>2009322</text:p>
          </table:table-cell>
          <table:table-cell table:formula="of:=[.A938]/1000" office:value-type="float" office:value="2009.322">
            <text:p>2009</text:p>
          </table:table-cell>
          <table:table-cell table:formula="of:=[.A938]-INT([.B938])*1000" office:value-type="float" office:value="322">
            <text:p>322</text:p>
          </table:table-cell>
          <table:table-cell table:formula="of:=CONCATENATE(INT([.B938]);&quot;-&quot;;[.C938])" office:value-type="string" office:string-value="2009-322">
            <text:p>2009-322</text:p>
          </table:table-cell>
          <table:table-cell office:value-type="float" office:value="599">
            <text:p>599</text:p>
          </table:table-cell>
          <table:table-cell office:value-type="float" office:value="4107.287598">
            <text:p>4107.287598</text:p>
          </table:table-cell>
          <table:table-cell office:value-type="float" office:value="4.970265">
            <text:p>4.970265</text:p>
          </table:table-cell>
          <table:table-cell office:value-type="float" office:value="8.588946">
            <text:p>8.588946</text:p>
          </table:table-cell>
          <table:table-cell office:value-type="float" office:value="2.61857">
            <text:p>2.61857</text:p>
          </table:table-cell>
          <table:table-cell office:value-type="float" office:value="6.856907">
            <text:p>6.8569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23">
            <text:p>2009323</text:p>
          </table:table-cell>
          <table:table-cell table:formula="of:=[.A939]/1000" office:value-type="float" office:value="2009.323">
            <text:p>2009</text:p>
          </table:table-cell>
          <table:table-cell table:formula="of:=[.A939]-INT([.B939])*1000" office:value-type="float" office:value="323">
            <text:p>323</text:p>
          </table:table-cell>
          <table:table-cell table:formula="of:=CONCATENATE(INT([.B939]);&quot;-&quot;;[.C939])" office:value-type="string" office:string-value="2009-323">
            <text:p>2009-32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24">
            <text:p>2009324</text:p>
          </table:table-cell>
          <table:table-cell table:formula="of:=[.A940]/1000" office:value-type="float" office:value="2009.324">
            <text:p>2009</text:p>
          </table:table-cell>
          <table:table-cell table:formula="of:=[.A940]-INT([.B940])*1000" office:value-type="float" office:value="324">
            <text:p>324</text:p>
          </table:table-cell>
          <table:table-cell table:formula="of:=CONCATENATE(INT([.B940]);&quot;-&quot;;[.C940])" office:value-type="string" office:string-value="2009-324">
            <text:p>2009-324</text:p>
          </table:table-cell>
          <table:table-cell office:value-type="float" office:value="4">
            <text:p>4</text:p>
          </table:table-cell>
          <table:table-cell office:value-type="float" office:value="36.714546">
            <text:p>36.714546</text:p>
          </table:table-cell>
          <table:table-cell office:value-type="float" office:value="8.772539">
            <text:p>8.772539</text:p>
          </table:table-cell>
          <table:table-cell office:value-type="float" office:value="9.582997">
            <text:p>9.582997</text:p>
          </table:table-cell>
          <table:table-cell office:value-type="float" office:value="3.029626">
            <text:p>3.029626</text:p>
          </table:table-cell>
          <table:table-cell office:value-type="float" office:value="9.178637">
            <text:p>9.1786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25">
            <text:p>2009325</text:p>
          </table:table-cell>
          <table:table-cell table:formula="of:=[.A941]/1000" office:value-type="float" office:value="2009.325">
            <text:p>2009</text:p>
          </table:table-cell>
          <table:table-cell table:formula="of:=[.A941]-INT([.B941])*1000" office:value-type="float" office:value="325">
            <text:p>325</text:p>
          </table:table-cell>
          <table:table-cell table:formula="of:=CONCATENATE(INT([.B941]);&quot;-&quot;;[.C941])" office:value-type="string" office:string-value="2009-325">
            <text:p>2009-32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26">
            <text:p>2009326</text:p>
          </table:table-cell>
          <table:table-cell table:formula="of:=[.A942]/1000" office:value-type="float" office:value="2009.326">
            <text:p>2009</text:p>
          </table:table-cell>
          <table:table-cell table:formula="of:=[.A942]-INT([.B942])*1000" office:value-type="float" office:value="326">
            <text:p>326</text:p>
          </table:table-cell>
          <table:table-cell table:formula="of:=CONCATENATE(INT([.B942]);&quot;-&quot;;[.C942])" office:value-type="string" office:string-value="2009-326">
            <text:p>2009-32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27">
            <text:p>2009327</text:p>
          </table:table-cell>
          <table:table-cell table:formula="of:=[.A943]/1000" office:value-type="float" office:value="2009.327">
            <text:p>2009</text:p>
          </table:table-cell>
          <table:table-cell table:formula="of:=[.A943]-INT([.B943])*1000" office:value-type="float" office:value="327">
            <text:p>327</text:p>
          </table:table-cell>
          <table:table-cell table:formula="of:=CONCATENATE(INT([.B943]);&quot;-&quot;;[.C943])" office:value-type="string" office:string-value="2009-327">
            <text:p>2009-32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28">
            <text:p>2009328</text:p>
          </table:table-cell>
          <table:table-cell table:formula="of:=[.A944]/1000" office:value-type="float" office:value="2009.328">
            <text:p>2009</text:p>
          </table:table-cell>
          <table:table-cell table:formula="of:=[.A944]-INT([.B944])*1000" office:value-type="float" office:value="328">
            <text:p>328</text:p>
          </table:table-cell>
          <table:table-cell table:formula="of:=CONCATENATE(INT([.B944]);&quot;-&quot;;[.C944])" office:value-type="string" office:string-value="2009-328">
            <text:p>2009-32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29">
            <text:p>2009329</text:p>
          </table:table-cell>
          <table:table-cell table:formula="of:=[.A945]/1000" office:value-type="float" office:value="2009.329">
            <text:p>2009</text:p>
          </table:table-cell>
          <table:table-cell table:formula="of:=[.A945]-INT([.B945])*1000" office:value-type="float" office:value="329">
            <text:p>329</text:p>
          </table:table-cell>
          <table:table-cell table:formula="of:=CONCATENATE(INT([.B945]);&quot;-&quot;;[.C945])" office:value-type="string" office:string-value="2009-329">
            <text:p>2009-329</text:p>
          </table:table-cell>
          <table:table-cell office:value-type="float" office:value="241">
            <text:p>241</text:p>
          </table:table-cell>
          <table:table-cell office:value-type="float" office:value="1694.765991">
            <text:p>1694.765991</text:p>
          </table:table-cell>
          <table:table-cell office:value-type="float" office:value="5.432724">
            <text:p>5.432724</text:p>
          </table:table-cell>
          <table:table-cell office:value-type="float" office:value="8.617372">
            <text:p>8.617372</text:p>
          </table:table-cell>
          <table:table-cell office:value-type="float" office:value="2.651834">
            <text:p>2.651834</text:p>
          </table:table-cell>
          <table:table-cell office:value-type="float" office:value="7.032224">
            <text:p>7.0322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09330">
            <text:p>2009330</text:p>
          </table:table-cell>
          <table:table-cell table:formula="of:=[.A946]/1000" office:value-type="float" office:value="2009.33">
            <text:p>2009</text:p>
          </table:table-cell>
          <table:table-cell table:formula="of:=[.A946]-INT([.B946])*1000" office:value-type="float" office:value="330">
            <text:p>330</text:p>
          </table:table-cell>
          <table:table-cell table:formula="of:=CONCATENATE(INT([.B946]);&quot;-&quot;;[.C946])" office:value-type="string" office:string-value="2009-330">
            <text:p>2009-33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31">
            <text:p>2009331</text:p>
          </table:table-cell>
          <table:table-cell table:formula="of:=[.A947]/1000" office:value-type="float" office:value="2009.331">
            <text:p>2009</text:p>
          </table:table-cell>
          <table:table-cell table:formula="of:=[.A947]-INT([.B947])*1000" office:value-type="float" office:value="331">
            <text:p>331</text:p>
          </table:table-cell>
          <table:table-cell table:formula="of:=CONCATENATE(INT([.B947]);&quot;-&quot;;[.C947])" office:value-type="string" office:string-value="2009-331">
            <text:p>2009-331</text:p>
          </table:table-cell>
          <table:table-cell office:value-type="float" office:value="599">
            <text:p>599</text:p>
          </table:table-cell>
          <table:table-cell office:value-type="float" office:value="5574.207031">
            <text:p>5574.207031</text:p>
          </table:table-cell>
          <table:table-cell office:value-type="float" office:value="8.054136">
            <text:p>8.054136</text:p>
          </table:table-cell>
          <table:table-cell office:value-type="float" office:value="10.906415">
            <text:p>10.906415</text:p>
          </table:table-cell>
          <table:table-cell office:value-type="float" office:value="3.05055">
            <text:p>3.05055</text:p>
          </table:table-cell>
          <table:table-cell office:value-type="float" office:value="9.305855">
            <text:p>9.3058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32">
            <text:p>2009332</text:p>
          </table:table-cell>
          <table:table-cell table:formula="of:=[.A948]/1000" office:value-type="float" office:value="2009.332">
            <text:p>2009</text:p>
          </table:table-cell>
          <table:table-cell table:formula="of:=[.A948]-INT([.B948])*1000" office:value-type="float" office:value="332">
            <text:p>332</text:p>
          </table:table-cell>
          <table:table-cell table:formula="of:=CONCATENATE(INT([.B948]);&quot;-&quot;;[.C948])" office:value-type="string" office:string-value="2009-332">
            <text:p>2009-33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33">
            <text:p>2009333</text:p>
          </table:table-cell>
          <table:table-cell table:formula="of:=[.A949]/1000" office:value-type="float" office:value="2009.333">
            <text:p>2009</text:p>
          </table:table-cell>
          <table:table-cell table:formula="of:=[.A949]-INT([.B949])*1000" office:value-type="float" office:value="333">
            <text:p>333</text:p>
          </table:table-cell>
          <table:table-cell table:formula="of:=CONCATENATE(INT([.B949]);&quot;-&quot;;[.C949])" office:value-type="string" office:string-value="2009-333">
            <text:p>2009-333</text:p>
          </table:table-cell>
          <table:table-cell office:value-type="float" office:value="225">
            <text:p>225</text:p>
          </table:table-cell>
          <table:table-cell office:value-type="float" office:value="2372.524902">
            <text:p>2372.524902</text:p>
          </table:table-cell>
          <table:table-cell office:value-type="float" office:value="8.482858">
            <text:p>8.482858</text:p>
          </table:table-cell>
          <table:table-cell office:value-type="float" office:value="12.243814">
            <text:p>12.243814</text:p>
          </table:table-cell>
          <table:table-cell office:value-type="float" office:value="3.247238">
            <text:p>3.247238</text:p>
          </table:table-cell>
          <table:table-cell office:value-type="float" office:value="10.544555">
            <text:p>10.5445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34">
            <text:p>2009334</text:p>
          </table:table-cell>
          <table:table-cell table:formula="of:=[.A950]/1000" office:value-type="float" office:value="2009.334">
            <text:p>2009</text:p>
          </table:table-cell>
          <table:table-cell table:formula="of:=[.A950]-INT([.B950])*1000" office:value-type="float" office:value="334">
            <text:p>334</text:p>
          </table:table-cell>
          <table:table-cell table:formula="of:=CONCATENATE(INT([.B950]);&quot;-&quot;;[.C950])" office:value-type="string" office:string-value="2009-334">
            <text:p>2009-33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35">
            <text:p>2009335</text:p>
          </table:table-cell>
          <table:table-cell table:formula="of:=[.A951]/1000" office:value-type="float" office:value="2009.335">
            <text:p>2009</text:p>
          </table:table-cell>
          <table:table-cell table:formula="of:=[.A951]-INT([.B951])*1000" office:value-type="float" office:value="335">
            <text:p>335</text:p>
          </table:table-cell>
          <table:table-cell table:formula="of:=CONCATENATE(INT([.B951]);&quot;-&quot;;[.C951])" office:value-type="string" office:string-value="2009-335">
            <text:p>2009-335</text:p>
          </table:table-cell>
          <table:table-cell office:value-type="float" office:value="599">
            <text:p>599</text:p>
          </table:table-cell>
          <table:table-cell office:value-type="float" office:value="4269.919434">
            <text:p>4269.919434</text:p>
          </table:table-cell>
          <table:table-cell office:value-type="float" office:value="5.085354">
            <text:p>5.085354</text:p>
          </table:table-cell>
          <table:table-cell office:value-type="float" office:value="9.248972">
            <text:p>9.248972</text:p>
          </table:table-cell>
          <table:table-cell office:value-type="float" office:value="2.669909">
            <text:p>2.669909</text:p>
          </table:table-cell>
          <table:table-cell office:value-type="float" office:value="7.128413">
            <text:p>7.1284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36">
            <text:p>2009336</text:p>
          </table:table-cell>
          <table:table-cell table:formula="of:=[.A952]/1000" office:value-type="float" office:value="2009.336">
            <text:p>2009</text:p>
          </table:table-cell>
          <table:table-cell table:formula="of:=[.A952]-INT([.B952])*1000" office:value-type="float" office:value="336">
            <text:p>336</text:p>
          </table:table-cell>
          <table:table-cell table:formula="of:=CONCATENATE(INT([.B952]);&quot;-&quot;;[.C952])" office:value-type="string" office:string-value="2009-336">
            <text:p>2009-336</text:p>
          </table:table-cell>
          <table:table-cell office:value-type="float" office:value="599">
            <text:p>599</text:p>
          </table:table-cell>
          <table:table-cell office:value-type="float" office:value="4370.19043">
            <text:p>4370.19043</text:p>
          </table:table-cell>
          <table:table-cell office:value-type="float" office:value="5.420063">
            <text:p>5.420063</text:p>
          </table:table-cell>
          <table:table-cell office:value-type="float" office:value="9.202835">
            <text:p>9.202835</text:p>
          </table:table-cell>
          <table:table-cell office:value-type="float" office:value="2.701076">
            <text:p>2.701076</text:p>
          </table:table-cell>
          <table:table-cell office:value-type="float" office:value="7.29581">
            <text:p>7.295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37">
            <text:p>2009337</text:p>
          </table:table-cell>
          <table:table-cell table:formula="of:=[.A953]/1000" office:value-type="float" office:value="2009.337">
            <text:p>2009</text:p>
          </table:table-cell>
          <table:table-cell table:formula="of:=[.A953]-INT([.B953])*1000" office:value-type="float" office:value="337">
            <text:p>337</text:p>
          </table:table-cell>
          <table:table-cell table:formula="of:=CONCATENATE(INT([.B953]);&quot;-&quot;;[.C953])" office:value-type="string" office:string-value="2009-337">
            <text:p>2009-337</text:p>
          </table:table-cell>
          <table:table-cell office:value-type="float" office:value="599">
            <text:p>599</text:p>
          </table:table-cell>
          <table:table-cell office:value-type="float" office:value="3938.265625">
            <text:p>3938.265625</text:p>
          </table:table-cell>
          <table:table-cell office:value-type="float" office:value="4.871003">
            <text:p>4.871003</text:p>
          </table:table-cell>
          <table:table-cell office:value-type="float" office:value="8.651851">
            <text:p>8.651851</text:p>
          </table:table-cell>
          <table:table-cell office:value-type="float" office:value="2.564124">
            <text:p>2.564124</text:p>
          </table:table-cell>
          <table:table-cell office:value-type="float" office:value="6.574734">
            <text:p>6.5747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38">
            <text:p>2009338</text:p>
          </table:table-cell>
          <table:table-cell table:formula="of:=[.A954]/1000" office:value-type="float" office:value="2009.338">
            <text:p>2009</text:p>
          </table:table-cell>
          <table:table-cell table:formula="of:=[.A954]-INT([.B954])*1000" office:value-type="float" office:value="338">
            <text:p>338</text:p>
          </table:table-cell>
          <table:table-cell table:formula="of:=CONCATENATE(INT([.B954]);&quot;-&quot;;[.C954])" office:value-type="string" office:string-value="2009-338">
            <text:p>2009-338</text:p>
          </table:table-cell>
          <table:table-cell office:value-type="float" office:value="6">
            <text:p>6</text:p>
          </table:table-cell>
          <table:table-cell office:value-type="float" office:value="61.796154">
            <text:p>61.796154</text:p>
          </table:table-cell>
          <table:table-cell office:value-type="float" office:value="10.099005">
            <text:p>10.099005</text:p>
          </table:table-cell>
          <table:table-cell office:value-type="float" office:value="10.761078">
            <text:p>10.761078</text:p>
          </table:table-cell>
          <table:table-cell office:value-type="float" office:value="3.209261">
            <text:p>3.209261</text:p>
          </table:table-cell>
          <table:table-cell office:value-type="float" office:value="10.299359">
            <text:p>10.2993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39">
            <text:p>2009339</text:p>
          </table:table-cell>
          <table:table-cell table:formula="of:=[.A955]/1000" office:value-type="float" office:value="2009.339">
            <text:p>2009</text:p>
          </table:table-cell>
          <table:table-cell table:formula="of:=[.A955]-INT([.B955])*1000" office:value-type="float" office:value="339">
            <text:p>339</text:p>
          </table:table-cell>
          <table:table-cell table:formula="of:=CONCATENATE(INT([.B955]);&quot;-&quot;;[.C955])" office:value-type="string" office:string-value="2009-339">
            <text:p>2009-339</text:p>
          </table:table-cell>
          <table:table-cell office:value-type="float" office:value="537">
            <text:p>537</text:p>
          </table:table-cell>
          <table:table-cell office:value-type="float" office:value="4481.713867">
            <text:p>4481.713867</text:p>
          </table:table-cell>
          <table:table-cell office:value-type="float" office:value="7.000753">
            <text:p>7.000753</text:p>
          </table:table-cell>
          <table:table-cell office:value-type="float" office:value="10.353359">
            <text:p>10.353359</text:p>
          </table:table-cell>
          <table:table-cell office:value-type="float" office:value="2.888916">
            <text:p>2.888916</text:p>
          </table:table-cell>
          <table:table-cell office:value-type="float" office:value="8.345836">
            <text:p>8.3458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40">
            <text:p>2009340</text:p>
          </table:table-cell>
          <table:table-cell table:formula="of:=[.A956]/1000" office:value-type="float" office:value="2009.34">
            <text:p>2009</text:p>
          </table:table-cell>
          <table:table-cell table:formula="of:=[.A956]-INT([.B956])*1000" office:value-type="float" office:value="340">
            <text:p>340</text:p>
          </table:table-cell>
          <table:table-cell table:formula="of:=CONCATENATE(INT([.B956]);&quot;-&quot;;[.C956])" office:value-type="string" office:string-value="2009-340">
            <text:p>2009-340</text:p>
          </table:table-cell>
          <table:table-cell office:value-type="float" office:value="599">
            <text:p>599</text:p>
          </table:table-cell>
          <table:table-cell office:value-type="float" office:value="4494.314941">
            <text:p>4494.314941</text:p>
          </table:table-cell>
          <table:table-cell office:value-type="float" office:value="5.272047">
            <text:p>5.272047</text:p>
          </table:table-cell>
          <table:table-cell office:value-type="float" office:value="10.855927">
            <text:p>10.855927</text:p>
          </table:table-cell>
          <table:table-cell office:value-type="float" office:value="2.739166">
            <text:p>2.739166</text:p>
          </table:table-cell>
          <table:table-cell office:value-type="float" office:value="7.50303">
            <text:p>7.503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41">
            <text:p>2009341</text:p>
          </table:table-cell>
          <table:table-cell table:formula="of:=[.A957]/1000" office:value-type="float" office:value="2009.341">
            <text:p>2009</text:p>
          </table:table-cell>
          <table:table-cell table:formula="of:=[.A957]-INT([.B957])*1000" office:value-type="float" office:value="341">
            <text:p>341</text:p>
          </table:table-cell>
          <table:table-cell table:formula="of:=CONCATENATE(INT([.B957]);&quot;-&quot;;[.C957])" office:value-type="string" office:string-value="2009-341">
            <text:p>2009-34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42">
            <text:p>2009342</text:p>
          </table:table-cell>
          <table:table-cell table:formula="of:=[.A958]/1000" office:value-type="float" office:value="2009.342">
            <text:p>2009</text:p>
          </table:table-cell>
          <table:table-cell table:formula="of:=[.A958]-INT([.B958])*1000" office:value-type="float" office:value="342">
            <text:p>342</text:p>
          </table:table-cell>
          <table:table-cell table:formula="of:=CONCATENATE(INT([.B958]);&quot;-&quot;;[.C958])" office:value-type="string" office:string-value="2009-342">
            <text:p>2009-342</text:p>
          </table:table-cell>
          <table:table-cell office:value-type="float" office:value="81">
            <text:p>81</text:p>
          </table:table-cell>
          <table:table-cell office:value-type="float" office:value="831.517395">
            <text:p>831.517395</text:p>
          </table:table-cell>
          <table:table-cell office:value-type="float" office:value="8.178651">
            <text:p>8.178651</text:p>
          </table:table-cell>
          <table:table-cell office:value-type="float" office:value="11.585378">
            <text:p>11.585378</text:p>
          </table:table-cell>
          <table:table-cell office:value-type="float" office:value="3.204005">
            <text:p>3.204005</text:p>
          </table:table-cell>
          <table:table-cell office:value-type="float" office:value="10.265647">
            <text:p>10.2656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43">
            <text:p>2009343</text:p>
          </table:table-cell>
          <table:table-cell table:formula="of:=[.A959]/1000" office:value-type="float" office:value="2009.343">
            <text:p>2009</text:p>
          </table:table-cell>
          <table:table-cell table:formula="of:=[.A959]-INT([.B959])*1000" office:value-type="float" office:value="343">
            <text:p>343</text:p>
          </table:table-cell>
          <table:table-cell table:formula="of:=CONCATENATE(INT([.B959]);&quot;-&quot;;[.C959])" office:value-type="string" office:string-value="2009-343">
            <text:p>2009-343</text:p>
          </table:table-cell>
          <table:table-cell office:value-type="float" office:value="57">
            <text:p>57</text:p>
          </table:table-cell>
          <table:table-cell office:value-type="float" office:value="543.663086">
            <text:p>543.663086</text:p>
          </table:table-cell>
          <table:table-cell office:value-type="float" office:value="8.261301">
            <text:p>8.261301</text:p>
          </table:table-cell>
          <table:table-cell office:value-type="float" office:value="11.269753">
            <text:p>11.269753</text:p>
          </table:table-cell>
          <table:table-cell office:value-type="float" office:value="3.088357">
            <text:p>3.088357</text:p>
          </table:table-cell>
          <table:table-cell office:value-type="float" office:value="9.537949">
            <text:p>9.5379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44">
            <text:p>2009344</text:p>
          </table:table-cell>
          <table:table-cell table:formula="of:=[.A960]/1000" office:value-type="float" office:value="2009.344">
            <text:p>2009</text:p>
          </table:table-cell>
          <table:table-cell table:formula="of:=[.A960]-INT([.B960])*1000" office:value-type="float" office:value="344">
            <text:p>344</text:p>
          </table:table-cell>
          <table:table-cell table:formula="of:=CONCATENATE(INT([.B960]);&quot;-&quot;;[.C960])" office:value-type="string" office:string-value="2009-344">
            <text:p>2009-344</text:p>
          </table:table-cell>
          <table:table-cell office:value-type="float" office:value="73">
            <text:p>73</text:p>
          </table:table-cell>
          <table:table-cell office:value-type="float" office:value="598.047119">
            <text:p>598.047119</text:p>
          </table:table-cell>
          <table:table-cell office:value-type="float" office:value="6.79459">
            <text:p>6.79459</text:p>
          </table:table-cell>
          <table:table-cell office:value-type="float" office:value="10.330943">
            <text:p>10.330943</text:p>
          </table:table-cell>
          <table:table-cell office:value-type="float" office:value="2.862242">
            <text:p>2.862242</text:p>
          </table:table-cell>
          <table:table-cell office:value-type="float" office:value="8.192427">
            <text:p>8.1924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45">
            <text:p>2009345</text:p>
          </table:table-cell>
          <table:table-cell table:formula="of:=[.A961]/1000" office:value-type="float" office:value="2009.345">
            <text:p>2009</text:p>
          </table:table-cell>
          <table:table-cell table:formula="of:=[.A961]-INT([.B961])*1000" office:value-type="float" office:value="345">
            <text:p>345</text:p>
          </table:table-cell>
          <table:table-cell table:formula="of:=CONCATENATE(INT([.B961]);&quot;-&quot;;[.C961])" office:value-type="string" office:string-value="2009-345">
            <text:p>2009-345</text:p>
          </table:table-cell>
          <table:table-cell office:value-type="float" office:value="599">
            <text:p>599</text:p>
          </table:table-cell>
          <table:table-cell office:value-type="float" office:value="5822.834961">
            <text:p>5822.834961</text:p>
          </table:table-cell>
          <table:table-cell office:value-type="float" office:value="8.14125">
            <text:p>8.14125</text:p>
          </table:table-cell>
          <table:table-cell office:value-type="float" office:value="11.294123">
            <text:p>11.294123</text:p>
          </table:table-cell>
          <table:table-cell office:value-type="float" office:value="3.11784">
            <text:p>3.11784</text:p>
          </table:table-cell>
          <table:table-cell office:value-type="float" office:value="9.720926">
            <text:p>9.7209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46">
            <text:p>2009346</text:p>
          </table:table-cell>
          <table:table-cell table:formula="of:=[.A962]/1000" office:value-type="float" office:value="2009.346">
            <text:p>2009</text:p>
          </table:table-cell>
          <table:table-cell table:formula="of:=[.A962]-INT([.B962])*1000" office:value-type="float" office:value="346">
            <text:p>346</text:p>
          </table:table-cell>
          <table:table-cell table:formula="of:=CONCATENATE(INT([.B962]);&quot;-&quot;;[.C962])" office:value-type="string" office:string-value="2009-346">
            <text:p>2009-346</text:p>
          </table:table-cell>
          <table:table-cell office:value-type="float" office:value="599">
            <text:p>599</text:p>
          </table:table-cell>
          <table:table-cell office:value-type="float" office:value="3564.638672">
            <text:p>3564.638672</text:p>
          </table:table-cell>
          <table:table-cell office:value-type="float" office:value="4.400382">
            <text:p>4.400382</text:p>
          </table:table-cell>
          <table:table-cell office:value-type="float" office:value="8.021067">
            <text:p>8.021067</text:p>
          </table:table-cell>
          <table:table-cell office:value-type="float" office:value="2.439464">
            <text:p>2.439464</text:p>
          </table:table-cell>
          <table:table-cell office:value-type="float" office:value="5.950983">
            <text:p>5.9509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47">
            <text:p>2009347</text:p>
          </table:table-cell>
          <table:table-cell table:formula="of:=[.A963]/1000" office:value-type="float" office:value="2009.347">
            <text:p>2009</text:p>
          </table:table-cell>
          <table:table-cell table:formula="of:=[.A963]-INT([.B963])*1000" office:value-type="float" office:value="347">
            <text:p>347</text:p>
          </table:table-cell>
          <table:table-cell table:formula="of:=CONCATENATE(INT([.B963]);&quot;-&quot;;[.C963])" office:value-type="string" office:string-value="2009-347">
            <text:p>2009-347</text:p>
          </table:table-cell>
          <table:table-cell office:value-type="float" office:value="599">
            <text:p>599</text:p>
          </table:table-cell>
          <table:table-cell office:value-type="float" office:value="4476.680176">
            <text:p>4476.680176</text:p>
          </table:table-cell>
          <table:table-cell office:value-type="float" office:value="5.732855">
            <text:p>5.732855</text:p>
          </table:table-cell>
          <table:table-cell office:value-type="float" office:value="9.409636">
            <text:p>9.409636</text:p>
          </table:table-cell>
          <table:table-cell office:value-type="float" office:value="2.733787">
            <text:p>2.733787</text:p>
          </table:table-cell>
          <table:table-cell office:value-type="float" office:value="7.473589">
            <text:p>7.4735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48">
            <text:p>2009348</text:p>
          </table:table-cell>
          <table:table-cell table:formula="of:=[.A964]/1000" office:value-type="float" office:value="2009.348">
            <text:p>2009</text:p>
          </table:table-cell>
          <table:table-cell table:formula="of:=[.A964]-INT([.B964])*1000" office:value-type="float" office:value="348">
            <text:p>348</text:p>
          </table:table-cell>
          <table:table-cell table:formula="of:=CONCATENATE(INT([.B964]);&quot;-&quot;;[.C964])" office:value-type="string" office:string-value="2009-348">
            <text:p>2009-34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49">
            <text:p>2009349</text:p>
          </table:table-cell>
          <table:table-cell table:formula="of:=[.A965]/1000" office:value-type="float" office:value="2009.349">
            <text:p>2009</text:p>
          </table:table-cell>
          <table:table-cell table:formula="of:=[.A965]-INT([.B965])*1000" office:value-type="float" office:value="349">
            <text:p>349</text:p>
          </table:table-cell>
          <table:table-cell table:formula="of:=CONCATENATE(INT([.B965]);&quot;-&quot;;[.C965])" office:value-type="string" office:string-value="2009-349">
            <text:p>2009-349</text:p>
          </table:table-cell>
          <table:table-cell office:value-type="float" office:value="585">
            <text:p>585</text:p>
          </table:table-cell>
          <table:table-cell office:value-type="float" office:value="4201.150391">
            <text:p>4201.150391</text:p>
          </table:table-cell>
          <table:table-cell office:value-type="float" office:value="4.213127">
            <text:p>4.213127</text:p>
          </table:table-cell>
          <table:table-cell office:value-type="float" office:value="11.562073">
            <text:p>11.562073</text:p>
          </table:table-cell>
          <table:table-cell office:value-type="float" office:value="2.679823">
            <text:p>2.679823</text:p>
          </table:table-cell>
          <table:table-cell office:value-type="float" office:value="7.181454">
            <text:p>7.18145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50">
            <text:p>2009350</text:p>
          </table:table-cell>
          <table:table-cell table:formula="of:=[.A966]/1000" office:value-type="float" office:value="2009.35">
            <text:p>2009</text:p>
          </table:table-cell>
          <table:table-cell table:formula="of:=[.A966]-INT([.B966])*1000" office:value-type="float" office:value="350">
            <text:p>350</text:p>
          </table:table-cell>
          <table:table-cell table:formula="of:=CONCATENATE(INT([.B966]);&quot;-&quot;;[.C966])" office:value-type="string" office:string-value="2009-350">
            <text:p>2009-35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51">
            <text:p>2009351</text:p>
          </table:table-cell>
          <table:table-cell table:formula="of:=[.A967]/1000" office:value-type="float" office:value="2009.351">
            <text:p>2009</text:p>
          </table:table-cell>
          <table:table-cell table:formula="of:=[.A967]-INT([.B967])*1000" office:value-type="float" office:value="351">
            <text:p>351</text:p>
          </table:table-cell>
          <table:table-cell table:formula="of:=CONCATENATE(INT([.B967]);&quot;-&quot;;[.C967])" office:value-type="string" office:string-value="2009-351">
            <text:p>2009-351</text:p>
          </table:table-cell>
          <table:table-cell office:value-type="float" office:value="566">
            <text:p>566</text:p>
          </table:table-cell>
          <table:table-cell office:value-type="float" office:value="4388.01416">
            <text:p>4388.01416</text:p>
          </table:table-cell>
          <table:table-cell office:value-type="float" office:value="5.64958">
            <text:p>5.64958</text:p>
          </table:table-cell>
          <table:table-cell office:value-type="float" office:value="12.035851">
            <text:p>12.035851</text:p>
          </table:table-cell>
          <table:table-cell office:value-type="float" office:value="2.784363">
            <text:p>2.784363</text:p>
          </table:table-cell>
          <table:table-cell office:value-type="float" office:value="7.752675">
            <text:p>7.7526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52">
            <text:p>2009352</text:p>
          </table:table-cell>
          <table:table-cell table:formula="of:=[.A968]/1000" office:value-type="float" office:value="2009.352">
            <text:p>2009</text:p>
          </table:table-cell>
          <table:table-cell table:formula="of:=[.A968]-INT([.B968])*1000" office:value-type="float" office:value="352">
            <text:p>352</text:p>
          </table:table-cell>
          <table:table-cell table:formula="of:=CONCATENATE(INT([.B968]);&quot;-&quot;;[.C968])" office:value-type="string" office:string-value="2009-352">
            <text:p>2009-352</text:p>
          </table:table-cell>
          <table:table-cell office:value-type="float" office:value="244">
            <text:p>244</text:p>
          </table:table-cell>
          <table:table-cell office:value-type="float" office:value="2412.664307">
            <text:p>2412.664307</text:p>
          </table:table-cell>
          <table:table-cell office:value-type="float" office:value="8.336496">
            <text:p>8.336496</text:p>
          </table:table-cell>
          <table:table-cell office:value-type="float" office:value="10.844842">
            <text:p>10.844842</text:p>
          </table:table-cell>
          <table:table-cell office:value-type="float" office:value="3.144514">
            <text:p>3.144514</text:p>
          </table:table-cell>
          <table:table-cell office:value-type="float" office:value="9.887968">
            <text:p>9.8879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53">
            <text:p>2009353</text:p>
          </table:table-cell>
          <table:table-cell table:formula="of:=[.A969]/1000" office:value-type="float" office:value="2009.353">
            <text:p>2009</text:p>
          </table:table-cell>
          <table:table-cell table:formula="of:=[.A969]-INT([.B969])*1000" office:value-type="float" office:value="353">
            <text:p>353</text:p>
          </table:table-cell>
          <table:table-cell table:formula="of:=CONCATENATE(INT([.B969]);&quot;-&quot;;[.C969])" office:value-type="string" office:string-value="2009-353">
            <text:p>2009-353</text:p>
          </table:table-cell>
          <table:table-cell office:value-type="float" office:value="599">
            <text:p>599</text:p>
          </table:table-cell>
          <table:table-cell office:value-type="float" office:value="4093.288818">
            <text:p>4093.288818</text:p>
          </table:table-cell>
          <table:table-cell office:value-type="float" office:value="5.229246">
            <text:p>5.229246</text:p>
          </table:table-cell>
          <table:table-cell office:value-type="float" office:value="8.844163">
            <text:p>8.844163</text:p>
          </table:table-cell>
          <table:table-cell office:value-type="float" office:value="2.614104">
            <text:p>2.614104</text:p>
          </table:table-cell>
          <table:table-cell office:value-type="float" office:value="6.833537">
            <text:p>6.8335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54">
            <text:p>2009354</text:p>
          </table:table-cell>
          <table:table-cell table:formula="of:=[.A970]/1000" office:value-type="float" office:value="2009.354">
            <text:p>2009</text:p>
          </table:table-cell>
          <table:table-cell table:formula="of:=[.A970]-INT([.B970])*1000" office:value-type="float" office:value="354">
            <text:p>354</text:p>
          </table:table-cell>
          <table:table-cell table:formula="of:=CONCATENATE(INT([.B970]);&quot;-&quot;;[.C970])" office:value-type="string" office:string-value="2009-354">
            <text:p>2009-35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55">
            <text:p>2009355</text:p>
          </table:table-cell>
          <table:table-cell table:formula="of:=[.A971]/1000" office:value-type="float" office:value="2009.355">
            <text:p>2009</text:p>
          </table:table-cell>
          <table:table-cell table:formula="of:=[.A971]-INT([.B971])*1000" office:value-type="float" office:value="355">
            <text:p>355</text:p>
          </table:table-cell>
          <table:table-cell table:formula="of:=CONCATENATE(INT([.B971]);&quot;-&quot;;[.C971])" office:value-type="string" office:string-value="2009-355">
            <text:p>2009-355</text:p>
          </table:table-cell>
          <table:table-cell office:value-type="float" office:value="427">
            <text:p>427</text:p>
          </table:table-cell>
          <table:table-cell office:value-type="float" office:value="3122.393799">
            <text:p>3122.393799</text:p>
          </table:table-cell>
          <table:table-cell office:value-type="float" office:value="3.976723">
            <text:p>3.976723</text:p>
          </table:table-cell>
          <table:table-cell office:value-type="float" office:value="10.757878">
            <text:p>10.757878</text:p>
          </table:table-cell>
          <table:table-cell office:value-type="float" office:value="2.704144">
            <text:p>2.704144</text:p>
          </table:table-cell>
          <table:table-cell office:value-type="float" office:value="7.312397">
            <text:p>7.3123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56">
            <text:p>2009356</text:p>
          </table:table-cell>
          <table:table-cell table:formula="of:=[.A972]/1000" office:value-type="float" office:value="2009.356">
            <text:p>2009</text:p>
          </table:table-cell>
          <table:table-cell table:formula="of:=[.A972]-INT([.B972])*1000" office:value-type="float" office:value="356">
            <text:p>356</text:p>
          </table:table-cell>
          <table:table-cell table:formula="of:=CONCATENATE(INT([.B972]);&quot;-&quot;;[.C972])" office:value-type="string" office:string-value="2009-356">
            <text:p>2009-356</text:p>
          </table:table-cell>
          <table:table-cell office:value-type="float" office:value="598">
            <text:p>598</text:p>
          </table:table-cell>
          <table:table-cell office:value-type="float" office:value="4090.435547">
            <text:p>4090.435547</text:p>
          </table:table-cell>
          <table:table-cell office:value-type="float" office:value="4.22537">
            <text:p>4.22537</text:p>
          </table:table-cell>
          <table:table-cell office:value-type="float" office:value="9.951035">
            <text:p>9.951035</text:p>
          </table:table-cell>
          <table:table-cell office:value-type="float" office:value="2.615376">
            <text:p>2.615376</text:p>
          </table:table-cell>
          <table:table-cell office:value-type="float" office:value="6.840193">
            <text:p>6.8401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57">
            <text:p>2009357</text:p>
          </table:table-cell>
          <table:table-cell table:formula="of:=[.A973]/1000" office:value-type="float" office:value="2009.357">
            <text:p>2009</text:p>
          </table:table-cell>
          <table:table-cell table:formula="of:=[.A973]-INT([.B973])*1000" office:value-type="float" office:value="357">
            <text:p>357</text:p>
          </table:table-cell>
          <table:table-cell table:formula="of:=CONCATENATE(INT([.B973]);&quot;-&quot;;[.C973])" office:value-type="string" office:string-value="2009-357">
            <text:p>2009-35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58">
            <text:p>2009358</text:p>
          </table:table-cell>
          <table:table-cell table:formula="of:=[.A974]/1000" office:value-type="float" office:value="2009.358">
            <text:p>2009</text:p>
          </table:table-cell>
          <table:table-cell table:formula="of:=[.A974]-INT([.B974])*1000" office:value-type="float" office:value="358">
            <text:p>358</text:p>
          </table:table-cell>
          <table:table-cell table:formula="of:=CONCATENATE(INT([.B974]);&quot;-&quot;;[.C974])" office:value-type="string" office:string-value="2009-358">
            <text:p>2009-35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59">
            <text:p>2009359</text:p>
          </table:table-cell>
          <table:table-cell table:formula="of:=[.A975]/1000" office:value-type="float" office:value="2009.359">
            <text:p>2009</text:p>
          </table:table-cell>
          <table:table-cell table:formula="of:=[.A975]-INT([.B975])*1000" office:value-type="float" office:value="359">
            <text:p>359</text:p>
          </table:table-cell>
          <table:table-cell table:formula="of:=CONCATENATE(INT([.B975]);&quot;-&quot;;[.C975])" office:value-type="string" office:string-value="2009-359">
            <text:p>2009-35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60">
            <text:p>2009360</text:p>
          </table:table-cell>
          <table:table-cell table:formula="of:=[.A976]/1000" office:value-type="float" office:value="2009.36">
            <text:p>2009</text:p>
          </table:table-cell>
          <table:table-cell table:formula="of:=[.A976]-INT([.B976])*1000" office:value-type="float" office:value="360">
            <text:p>360</text:p>
          </table:table-cell>
          <table:table-cell table:formula="of:=CONCATENATE(INT([.B976]);&quot;-&quot;;[.C976])" office:value-type="string" office:string-value="2009-360">
            <text:p>2009-360</text:p>
          </table:table-cell>
          <table:table-cell office:value-type="float" office:value="469">
            <text:p>469</text:p>
          </table:table-cell>
          <table:table-cell office:value-type="float" office:value="3280.00415">
            <text:p>3280.00415</text:p>
          </table:table-cell>
          <table:table-cell office:value-type="float" office:value="4.937842">
            <text:p>4.937842</text:p>
          </table:table-cell>
          <table:table-cell office:value-type="float" office:value="9.203752">
            <text:p>9.203752</text:p>
          </table:table-cell>
          <table:table-cell office:value-type="float" office:value="2.644544">
            <text:p>2.644544</text:p>
          </table:table-cell>
          <table:table-cell office:value-type="float" office:value="6.993612">
            <text:p>6.9936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9361">
            <text:p>2009361</text:p>
          </table:table-cell>
          <table:table-cell table:formula="of:=[.A977]/1000" office:value-type="float" office:value="2009.361">
            <text:p>2009</text:p>
          </table:table-cell>
          <table:table-cell table:formula="of:=[.A977]-INT([.B977])*1000" office:value-type="float" office:value="361">
            <text:p>361</text:p>
          </table:table-cell>
          <table:table-cell table:formula="of:=CONCATENATE(INT([.B977]);&quot;-&quot;;[.C977])" office:value-type="string" office:string-value="2009-361">
            <text:p>2009-36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62">
            <text:p>2009362</text:p>
          </table:table-cell>
          <table:table-cell table:formula="of:=[.A978]/1000" office:value-type="float" office:value="2009.362">
            <text:p>2009</text:p>
          </table:table-cell>
          <table:table-cell table:formula="of:=[.A978]-INT([.B978])*1000" office:value-type="float" office:value="362">
            <text:p>362</text:p>
          </table:table-cell>
          <table:table-cell table:formula="of:=CONCATENATE(INT([.B978]);&quot;-&quot;;[.C978])" office:value-type="string" office:string-value="2009-362">
            <text:p>2009-362</text:p>
          </table:table-cell>
          <table:table-cell office:value-type="float" office:value="599">
            <text:p>599</text:p>
          </table:table-cell>
          <table:table-cell office:value-type="float" office:value="3630.827881">
            <text:p>3630.827881</text:p>
          </table:table-cell>
          <table:table-cell office:value-type="float" office:value="3.531384">
            <text:p>3.531384</text:p>
          </table:table-cell>
          <table:table-cell office:value-type="float" office:value="9.102063">
            <text:p>9.102063</text:p>
          </table:table-cell>
          <table:table-cell office:value-type="float" office:value="2.462008">
            <text:p>2.462008</text:p>
          </table:table-cell>
          <table:table-cell office:value-type="float" office:value="6.061482">
            <text:p>6.06148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63">
            <text:p>2009363</text:p>
          </table:table-cell>
          <table:table-cell table:formula="of:=[.A979]/1000" office:value-type="float" office:value="2009.363">
            <text:p>2009</text:p>
          </table:table-cell>
          <table:table-cell table:formula="of:=[.A979]-INT([.B979])*1000" office:value-type="float" office:value="363">
            <text:p>363</text:p>
          </table:table-cell>
          <table:table-cell table:formula="of:=CONCATENATE(INT([.B979]);&quot;-&quot;;[.C979])" office:value-type="string" office:string-value="2009-363">
            <text:p>2009-363</text:p>
          </table:table-cell>
          <table:table-cell office:value-type="float" office:value="599">
            <text:p>599</text:p>
          </table:table-cell>
          <table:table-cell office:value-type="float" office:value="3718.684326">
            <text:p>3718.684326</text:p>
          </table:table-cell>
          <table:table-cell office:value-type="float" office:value="4.006309">
            <text:p>4.006309</text:p>
          </table:table-cell>
          <table:table-cell office:value-type="float" office:value="8.362482">
            <text:p>8.362482</text:p>
          </table:table-cell>
          <table:table-cell office:value-type="float" office:value="2.491617">
            <text:p>2.491617</text:p>
          </table:table-cell>
          <table:table-cell office:value-type="float" office:value="6.208154">
            <text:p>6.2081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64">
            <text:p>2009364</text:p>
          </table:table-cell>
          <table:table-cell table:formula="of:=[.A980]/1000" office:value-type="float" office:value="2009.364">
            <text:p>2009</text:p>
          </table:table-cell>
          <table:table-cell table:formula="of:=[.A980]-INT([.B980])*1000" office:value-type="float" office:value="364">
            <text:p>364</text:p>
          </table:table-cell>
          <table:table-cell table:formula="of:=CONCATENATE(INT([.B980]);&quot;-&quot;;[.C980])" office:value-type="string" office:string-value="2009-364">
            <text:p>2009-36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65">
            <text:p>2009365</text:p>
          </table:table-cell>
          <table:table-cell table:formula="of:=[.A981]/1000" office:value-type="float" office:value="2009.365">
            <text:p>2009</text:p>
          </table:table-cell>
          <table:table-cell table:formula="of:=[.A981]-INT([.B981])*1000" office:value-type="float" office:value="365">
            <text:p>365</text:p>
          </table:table-cell>
          <table:table-cell table:formula="of:=CONCATENATE(INT([.B981]);&quot;-&quot;;[.C981])" office:value-type="string" office:string-value="2009-365">
            <text:p>2009-365</text:p>
          </table:table-cell>
          <table:table-cell office:value-type="float" office:value="86">
            <text:p>86</text:p>
          </table:table-cell>
          <table:table-cell office:value-type="float" office:value="732.454285">
            <text:p>732.454285</text:p>
          </table:table-cell>
          <table:table-cell office:value-type="float" office:value="6.530711">
            <text:p>6.530711</text:p>
          </table:table-cell>
          <table:table-cell office:value-type="float" office:value="10.659137">
            <text:p>10.659137</text:p>
          </table:table-cell>
          <table:table-cell office:value-type="float" office:value="2.918375">
            <text:p>2.918375</text:p>
          </table:table-cell>
          <table:table-cell office:value-type="float" office:value="8.516911">
            <text:p>8.5169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01">
            <text:p>2010001</text:p>
          </table:table-cell>
          <table:table-cell table:formula="of:=[.A982]/1000" office:value-type="float" office:value="2010.001">
            <text:p>2010</text:p>
          </table:table-cell>
          <table:table-cell table:formula="of:=[.A982]-INT([.B982])*1000" office:value-type="float" office:value="1">
            <text:p>1</text:p>
          </table:table-cell>
          <table:table-cell table:formula="of:=CONCATENATE(INT([.B982]);&quot;-&quot;;[.C982])" office:value-type="string" office:string-value="2010-1">
            <text:p>2010-1</text:p>
          </table:table-cell>
          <table:table-cell table:number-columns-repeated="6"/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0002">
            <text:p>2010002</text:p>
          </table:table-cell>
          <table:table-cell table:formula="of:=[.A983]/1000" office:value-type="float" office:value="2010.002">
            <text:p>2010</text:p>
          </table:table-cell>
          <table:table-cell table:formula="of:=[.A983]-INT([.B983])*1000" office:value-type="float" office:value="2">
            <text:p>2</text:p>
          </table:table-cell>
          <table:table-cell table:formula="of:=CONCATENATE(INT([.B983]);&quot;-&quot;;[.C983])" office:value-type="string" office:string-value="2010-2">
            <text:p>2010-2</text:p>
          </table:table-cell>
          <table:table-cell office:value-type="float" office:value="164">
            <text:p>164</text:p>
          </table:table-cell>
          <table:table-cell office:value-type="float" office:value="1451.556274">
            <text:p>1451.556274</text:p>
          </table:table-cell>
          <table:table-cell office:value-type="float" office:value="7.798412">
            <text:p>7.798412</text:p>
          </table:table-cell>
          <table:table-cell office:value-type="float" office:value="9.967102">
            <text:p>9.967102</text:p>
          </table:table-cell>
          <table:table-cell office:value-type="float" office:value="2.975055">
            <text:p>2.975055</text:p>
          </table:table-cell>
          <table:table-cell office:value-type="float" office:value="8.850953">
            <text:p>8.85095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office:value-type="float" office:value="2010003">
            <text:p>2010003</text:p>
          </table:table-cell>
          <table:table-cell table:formula="of:=[.A984]/1000" office:value-type="float" office:value="2010.003">
            <text:p>2010</text:p>
          </table:table-cell>
          <table:table-cell table:formula="of:=[.A984]-INT([.B984])*1000" office:value-type="float" office:value="3">
            <text:p>3</text:p>
          </table:table-cell>
          <table:table-cell table:formula="of:=CONCATENATE(INT([.B984]);&quot;-&quot;;[.C984])" office:value-type="string" office:string-value="2010-3">
            <text:p>2010-3</text:p>
          </table:table-cell>
          <table:table-cell office:value-type="float" office:value="499">
            <text:p>499</text:p>
          </table:table-cell>
          <table:table-cell office:value-type="float" office:value="4151.546387">
            <text:p>4151.546387</text:p>
          </table:table-cell>
          <table:table-cell office:value-type="float" office:value="6.448416">
            <text:p>6.448416</text:p>
          </table:table-cell>
          <table:table-cell office:value-type="float" office:value="9.806128">
            <text:p>9.806128</text:p>
          </table:table-cell>
          <table:table-cell office:value-type="float" office:value="2.884395">
            <text:p>2.884395</text:p>
          </table:table-cell>
          <table:table-cell office:value-type="float" office:value="8.319733">
            <text:p>8.319733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04">
            <text:p>2010004</text:p>
          </table:table-cell>
          <table:table-cell table:formula="of:=[.A985]/1000" office:value-type="float" office:value="2010.004">
            <text:p>2010</text:p>
          </table:table-cell>
          <table:table-cell table:formula="of:=[.A985]-INT([.B985])*1000" office:value-type="float" office:value="4">
            <text:p>4</text:p>
          </table:table-cell>
          <table:table-cell table:formula="of:=CONCATENATE(INT([.B985]);&quot;-&quot;;[.C985])" office:value-type="string" office:string-value="2010-4">
            <text:p>2010-4</text:p>
          </table:table-cell>
          <table:table-cell office:value-type="float" office:value="599">
            <text:p>599</text:p>
          </table:table-cell>
          <table:table-cell office:value-type="float" office:value="3262.246826">
            <text:p>3262.246826</text:p>
          </table:table-cell>
          <table:table-cell office:value-type="float" office:value="3.234299">
            <text:p>3.234299</text:p>
          </table:table-cell>
          <table:table-cell office:value-type="float" office:value="6.99272">
            <text:p>6.99272</text:p>
          </table:table-cell>
          <table:table-cell office:value-type="float" office:value="2.3337">
            <text:p>2.3337</text:p>
          </table:table-cell>
          <table:table-cell office:value-type="float" office:value="5.446155">
            <text:p>5.446155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05">
            <text:p>2010005</text:p>
          </table:table-cell>
          <table:table-cell table:formula="of:=[.A986]/1000" office:value-type="float" office:value="2010.005">
            <text:p>2010</text:p>
          </table:table-cell>
          <table:table-cell table:formula="of:=[.A986]-INT([.B986])*1000" office:value-type="float" office:value="5">
            <text:p>5</text:p>
          </table:table-cell>
          <table:table-cell table:formula="of:=CONCATENATE(INT([.B986]);&quot;-&quot;;[.C986])" office:value-type="string" office:string-value="2010-5">
            <text:p>2010-5</text:p>
          </table:table-cell>
          <table:table-cell office:value-type="float" office:value="599">
            <text:p>599</text:p>
          </table:table-cell>
          <table:table-cell office:value-type="float" office:value="3109.814941">
            <text:p>3109.814941</text:p>
          </table:table-cell>
          <table:table-cell office:value-type="float" office:value="2.422967">
            <text:p>2.422967</text:p>
          </table:table-cell>
          <table:table-cell office:value-type="float" office:value="7.294339">
            <text:p>7.294339</text:p>
          </table:table-cell>
          <table:table-cell office:value-type="float" office:value="2.278525">
            <text:p>2.278525</text:p>
          </table:table-cell>
          <table:table-cell office:value-type="float" office:value="5.191678">
            <text:p>5.191678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06">
            <text:p>2010006</text:p>
          </table:table-cell>
          <table:table-cell table:formula="of:=[.A987]/1000" office:value-type="float" office:value="2010.006">
            <text:p>2010</text:p>
          </table:table-cell>
          <table:table-cell table:formula="of:=[.A987]-INT([.B987])*1000" office:value-type="float" office:value="6">
            <text:p>6</text:p>
          </table:table-cell>
          <table:table-cell table:formula="of:=CONCATENATE(INT([.B987]);&quot;-&quot;;[.C987])" office:value-type="string" office:string-value="2010-6">
            <text:p>2010-6</text:p>
          </table:table-cell>
          <table:table-cell office:value-type="float" office:value="599">
            <text:p>599</text:p>
          </table:table-cell>
          <table:table-cell office:value-type="float" office:value="3359.869629">
            <text:p>3359.869629</text:p>
          </table:table-cell>
          <table:table-cell office:value-type="float" office:value="3.337564">
            <text:p>3.337564</text:p>
          </table:table-cell>
          <table:table-cell office:value-type="float" office:value="7.163407">
            <text:p>7.163407</text:p>
          </table:table-cell>
          <table:table-cell office:value-type="float" office:value="2.368361">
            <text:p>2.368361</text:p>
          </table:table-cell>
          <table:table-cell office:value-type="float" office:value="5.609131">
            <text:p>5.60913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07">
            <text:p>2010007</text:p>
          </table:table-cell>
          <table:table-cell table:formula="of:=[.A988]/1000" office:value-type="float" office:value="2010.007">
            <text:p>2010</text:p>
          </table:table-cell>
          <table:table-cell table:formula="of:=[.A988]-INT([.B988])*1000" office:value-type="float" office:value="7">
            <text:p>7</text:p>
          </table:table-cell>
          <table:table-cell table:formula="of:=CONCATENATE(INT([.B988]);&quot;-&quot;;[.C988])" office:value-type="string" office:string-value="2010-7">
            <text:p>2010-7</text:p>
          </table:table-cell>
          <table:table-cell office:value-type="float" office:value="599">
            <text:p>599</text:p>
          </table:table-cell>
          <table:table-cell office:value-type="float" office:value="2704.101562">
            <text:p>2704.101562</text:p>
          </table:table-cell>
          <table:table-cell office:value-type="float" office:value="1.459864">
            <text:p>1.459864</text:p>
          </table:table-cell>
          <table:table-cell office:value-type="float" office:value="6.44024">
            <text:p>6.44024</text:p>
          </table:table-cell>
          <table:table-cell office:value-type="float" office:value="2.124702">
            <text:p>2.124702</text:p>
          </table:table-cell>
          <table:table-cell office:value-type="float" office:value="4.51436">
            <text:p>4.51436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08">
            <text:p>2010008</text:p>
          </table:table-cell>
          <table:table-cell table:formula="of:=[.A989]/1000" office:value-type="float" office:value="2010.008">
            <text:p>2010</text:p>
          </table:table-cell>
          <table:table-cell table:formula="of:=[.A989]-INT([.B989])*1000" office:value-type="float" office:value="8">
            <text:p>8</text:p>
          </table:table-cell>
          <table:table-cell table:formula="of:=CONCATENATE(INT([.B989]);&quot;-&quot;;[.C989])" office:value-type="string" office:string-value="2010-8">
            <text:p>2010-8</text:p>
          </table:table-cell>
          <table:table-cell table:number-columns-repeated="6"/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0009">
            <text:p>2010009</text:p>
          </table:table-cell>
          <table:table-cell table:formula="of:=[.A990]/1000" office:value-type="float" office:value="2010.009">
            <text:p>2010</text:p>
          </table:table-cell>
          <table:table-cell table:formula="of:=[.A990]-INT([.B990])*1000" office:value-type="float" office:value="9">
            <text:p>9</text:p>
          </table:table-cell>
          <table:table-cell table:formula="of:=CONCATENATE(INT([.B990]);&quot;-&quot;;[.C990])" office:value-type="string" office:string-value="2010-9">
            <text:p>2010-9</text:p>
          </table:table-cell>
          <table:table-cell office:value-type="float" office:value="599">
            <text:p>599</text:p>
          </table:table-cell>
          <table:table-cell office:value-type="float" office:value="3208.953857">
            <text:p>3208.953857</text:p>
          </table:table-cell>
          <table:table-cell office:value-type="float" office:value="3.23858">
            <text:p>3.23858</text:p>
          </table:table-cell>
          <table:table-cell office:value-type="float" office:value="6.828484">
            <text:p>6.828484</text:p>
          </table:table-cell>
          <table:table-cell office:value-type="float" office:value="2.314559">
            <text:p>2.314559</text:p>
          </table:table-cell>
          <table:table-cell office:value-type="float" office:value="5.357185">
            <text:p>5.357185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office:value-type="float" office:value="2010010">
            <text:p>2010010</text:p>
          </table:table-cell>
          <table:table-cell table:formula="of:=[.A991]/1000" office:value-type="float" office:value="2010.01">
            <text:p>2010</text:p>
          </table:table-cell>
          <table:table-cell table:formula="of:=[.A991]-INT([.B991])*1000" office:value-type="float" office:value="10">
            <text:p>10</text:p>
          </table:table-cell>
          <table:table-cell table:formula="of:=CONCATENATE(INT([.B991]);&quot;-&quot;;[.C991])" office:value-type="string" office:string-value="2010-10">
            <text:p>2010-10</text:p>
          </table:table-cell>
          <table:table-cell office:value-type="float" office:value="263">
            <text:p>263</text:p>
          </table:table-cell>
          <table:table-cell office:value-type="float" office:value="1740.161377">
            <text:p>1740.161377</text:p>
          </table:table-cell>
          <table:table-cell office:value-type="float" office:value="4.042374">
            <text:p>4.042374</text:p>
          </table:table-cell>
          <table:table-cell office:value-type="float" office:value="8.200418">
            <text:p>8.200418</text:p>
          </table:table-cell>
          <table:table-cell office:value-type="float" office:value="2.572272">
            <text:p>2.572272</text:p>
          </table:table-cell>
          <table:table-cell office:value-type="float" office:value="6.616583">
            <text:p>6.616583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11">
            <text:p>2010011</text:p>
          </table:table-cell>
          <table:table-cell table:formula="of:=[.A992]/1000" office:value-type="float" office:value="2010.011">
            <text:p>2010</text:p>
          </table:table-cell>
          <table:table-cell table:formula="of:=[.A992]-INT([.B992])*1000" office:value-type="float" office:value="11">
            <text:p>11</text:p>
          </table:table-cell>
          <table:table-cell table:formula="of:=CONCATENATE(INT([.B992]);&quot;-&quot;;[.C992])" office:value-type="string" office:string-value="2010-11">
            <text:p>2010-11</text:p>
          </table:table-cell>
          <table:table-cell office:value-type="float" office:value="599">
            <text:p>599</text:p>
          </table:table-cell>
          <table:table-cell office:value-type="float" office:value="2286.643066">
            <text:p>2286.643066</text:p>
          </table:table-cell>
          <table:table-cell office:value-type="float" office:value="1.450549">
            <text:p>1.450549</text:p>
          </table:table-cell>
          <table:table-cell office:value-type="float" office:value="5.775874">
            <text:p>5.775874</text:p>
          </table:table-cell>
          <table:table-cell office:value-type="float" office:value="1.953825">
            <text:p>1.953825</text:p>
          </table:table-cell>
          <table:table-cell office:value-type="float" office:value="3.817434">
            <text:p>3.817434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12">
            <text:p>2010012</text:p>
          </table:table-cell>
          <table:table-cell table:formula="of:=[.A993]/1000" office:value-type="float" office:value="2010.012">
            <text:p>2010</text:p>
          </table:table-cell>
          <table:table-cell table:formula="of:=[.A993]-INT([.B993])*1000" office:value-type="float" office:value="12">
            <text:p>12</text:p>
          </table:table-cell>
          <table:table-cell table:formula="of:=CONCATENATE(INT([.B993]);&quot;-&quot;;[.C993])" office:value-type="string" office:string-value="2010-12">
            <text:p>2010-12</text:p>
          </table:table-cell>
          <table:table-cell office:value-type="float" office:value="512">
            <text:p>512</text:p>
          </table:table-cell>
          <table:table-cell office:value-type="float" office:value="4160.694824">
            <text:p>4160.694824</text:p>
          </table:table-cell>
          <table:table-cell office:value-type="float" office:value="5.80589">
            <text:p>5.80589</text:p>
          </table:table-cell>
          <table:table-cell office:value-type="float" office:value="9.630656">
            <text:p>9.630656</text:p>
          </table:table-cell>
          <table:table-cell office:value-type="float" office:value="2.850677">
            <text:p>2.850677</text:p>
          </table:table-cell>
          <table:table-cell office:value-type="float" office:value="8.126357">
            <text:p>8.126357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13">
            <text:p>2010013</text:p>
          </table:table-cell>
          <table:table-cell table:formula="of:=[.A994]/1000" office:value-type="float" office:value="2010.013">
            <text:p>2010</text:p>
          </table:table-cell>
          <table:table-cell table:formula="of:=[.A994]-INT([.B994])*1000" office:value-type="float" office:value="13">
            <text:p>13</text:p>
          </table:table-cell>
          <table:table-cell table:formula="of:=CONCATENATE(INT([.B994]);&quot;-&quot;;[.C994])" office:value-type="string" office:string-value="2010-13">
            <text:p>2010-13</text:p>
          </table:table-cell>
          <table:table-cell table:number-columns-repeated="6"/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0014">
            <text:p>2010014</text:p>
          </table:table-cell>
          <table:table-cell table:formula="of:=[.A995]/1000" office:value-type="float" office:value="2010.014">
            <text:p>2010</text:p>
          </table:table-cell>
          <table:table-cell table:formula="of:=[.A995]-INT([.B995])*1000" office:value-type="float" office:value="14">
            <text:p>14</text:p>
          </table:table-cell>
          <table:table-cell table:formula="of:=CONCATENATE(INT([.B995]);&quot;-&quot;;[.C995])" office:value-type="string" office:string-value="2010-14">
            <text:p>2010-14</text:p>
          </table:table-cell>
          <table:table-cell office:value-type="float" office:value="599">
            <text:p>599</text:p>
          </table:table-cell>
          <table:table-cell office:value-type="float" office:value="2414.080322">
            <text:p>2414.080322</text:p>
          </table:table-cell>
          <table:table-cell office:value-type="float" office:value="0.998011">
            <text:p>0.998011</text:p>
          </table:table-cell>
          <table:table-cell office:value-type="float" office:value="6.401824">
            <text:p>6.401824</text:p>
          </table:table-cell>
          <table:table-cell office:value-type="float" office:value="2.007532">
            <text:p>2.007532</text:p>
          </table:table-cell>
          <table:table-cell office:value-type="float" office:value="4.030184">
            <text:p>4.030184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office:value-type="float" office:value="2010015">
            <text:p>2010015</text:p>
          </table:table-cell>
          <table:table-cell table:formula="of:=[.A996]/1000" office:value-type="float" office:value="2010.015">
            <text:p>2010</text:p>
          </table:table-cell>
          <table:table-cell table:formula="of:=[.A996]-INT([.B996])*1000" office:value-type="float" office:value="15">
            <text:p>15</text:p>
          </table:table-cell>
          <table:table-cell table:formula="of:=CONCATENATE(INT([.B996]);&quot;-&quot;;[.C996])" office:value-type="string" office:string-value="2010-15">
            <text:p>2010-15</text:p>
          </table:table-cell>
          <table:table-cell table:number-columns-repeated="6"/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0016">
            <text:p>2010016</text:p>
          </table:table-cell>
          <table:table-cell table:formula="of:=[.A997]/1000" office:value-type="float" office:value="2010.016">
            <text:p>2010</text:p>
          </table:table-cell>
          <table:table-cell table:formula="of:=[.A997]-INT([.B997])*1000" office:value-type="float" office:value="16">
            <text:p>16</text:p>
          </table:table-cell>
          <table:table-cell table:formula="of:=CONCATENATE(INT([.B997]);&quot;-&quot;;[.C997])" office:value-type="string" office:string-value="2010-16">
            <text:p>2010-16</text:p>
          </table:table-cell>
          <table:table-cell office:value-type="float" office:value="68">
            <text:p>68</text:p>
          </table:table-cell>
          <table:table-cell office:value-type="float" office:value="344.925415">
            <text:p>344.925415</text:p>
          </table:table-cell>
          <table:table-cell office:value-type="float" office:value="3.23958">
            <text:p>3.23958</text:p>
          </table:table-cell>
          <table:table-cell office:value-type="float" office:value="9.840714">
            <text:p>9.840714</text:p>
          </table:table-cell>
          <table:table-cell office:value-type="float" office:value="2.252206">
            <text:p>2.252206</text:p>
          </table:table-cell>
          <table:table-cell office:value-type="float" office:value="5.072433">
            <text:p>5.07243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office:value-type="float" office:value="2010017">
            <text:p>2010017</text:p>
          </table:table-cell>
          <table:table-cell table:formula="of:=[.A998]/1000" office:value-type="float" office:value="2010.017">
            <text:p>2010</text:p>
          </table:table-cell>
          <table:table-cell table:formula="of:=[.A998]-INT([.B998])*1000" office:value-type="float" office:value="17">
            <text:p>17</text:p>
          </table:table-cell>
          <table:table-cell table:formula="of:=CONCATENATE(INT([.B998]);&quot;-&quot;;[.C998])" office:value-type="string" office:string-value="2010-17">
            <text:p>2010-17</text:p>
          </table:table-cell>
          <table:table-cell table:number-columns-repeated="6"/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0018">
            <text:p>2010018</text:p>
          </table:table-cell>
          <table:table-cell table:formula="of:=[.A999]/1000" office:value-type="float" office:value="2010.018">
            <text:p>2010</text:p>
          </table:table-cell>
          <table:table-cell table:formula="of:=[.A999]-INT([.B999])*1000" office:value-type="float" office:value="18">
            <text:p>18</text:p>
          </table:table-cell>
          <table:table-cell table:formula="of:=CONCATENATE(INT([.B999]);&quot;-&quot;;[.C999])" office:value-type="string" office:string-value="2010-18">
            <text:p>2010-18</text:p>
          </table:table-cell>
          <table:table-cell office:value-type="float" office:value="12">
            <text:p>12</text:p>
          </table:table-cell>
          <table:table-cell office:value-type="float" office:value="90.586563">
            <text:p>90.586563</text:p>
          </table:table-cell>
          <table:table-cell office:value-type="float" office:value="6.725272">
            <text:p>6.725272</text:p>
          </table:table-cell>
          <table:table-cell office:value-type="float" office:value="8.448375">
            <text:p>8.448375</text:p>
          </table:table-cell>
          <table:table-cell office:value-type="float" office:value="2.747523">
            <text:p>2.747523</text:p>
          </table:table-cell>
          <table:table-cell office:value-type="float" office:value="7.54888">
            <text:p>7.54888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office:value-type="float" office:value="2010019">
            <text:p>2010019</text:p>
          </table:table-cell>
          <table:table-cell table:formula="of:=[.A1000]/1000" office:value-type="float" office:value="2010.019">
            <text:p>2010</text:p>
          </table:table-cell>
          <table:table-cell table:formula="of:=[.A1000]-INT([.B1000])*1000" office:value-type="float" office:value="19">
            <text:p>19</text:p>
          </table:table-cell>
          <table:table-cell table:formula="of:=CONCATENATE(INT([.B1000]);&quot;-&quot;;[.C1000])" office:value-type="string" office:string-value="2010-19">
            <text:p>2010-19</text:p>
          </table:table-cell>
          <table:table-cell office:value-type="float" office:value="564">
            <text:p>564</text:p>
          </table:table-cell>
          <table:table-cell office:value-type="float" office:value="3663.067383">
            <text:p>3663.067383</text:p>
          </table:table-cell>
          <table:table-cell office:value-type="float" office:value="3.895464">
            <text:p>3.895464</text:p>
          </table:table-cell>
          <table:table-cell office:value-type="float" office:value="8.200905">
            <text:p>8.200905</text:p>
          </table:table-cell>
          <table:table-cell office:value-type="float" office:value="2.54849">
            <text:p>2.54849</text:p>
          </table:table-cell>
          <table:table-cell office:value-type="float" office:value="6.4948">
            <text:p>6.4948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20">
            <text:p>2010020</text:p>
          </table:table-cell>
          <table:table-cell table:formula="of:=[.A1001]/1000" office:value-type="float" office:value="2010.02">
            <text:p>2010</text:p>
          </table:table-cell>
          <table:table-cell table:formula="of:=[.A1001]-INT([.B1001])*1000" office:value-type="float" office:value="20">
            <text:p>20</text:p>
          </table:table-cell>
          <table:table-cell table:formula="of:=CONCATENATE(INT([.B1001]);&quot;-&quot;;[.C1001])" office:value-type="string" office:string-value="2010-20">
            <text:p>2010-20</text:p>
          </table:table-cell>
          <table:table-cell office:value-type="float" office:value="599">
            <text:p>599</text:p>
          </table:table-cell>
          <table:table-cell office:value-type="float" office:value="3593.23584">
            <text:p>3593.23584</text:p>
          </table:table-cell>
          <table:table-cell office:value-type="float" office:value="3.791693">
            <text:p>3.791693</text:p>
          </table:table-cell>
          <table:table-cell office:value-type="float" office:value="7.380008">
            <text:p>7.380008</text:p>
          </table:table-cell>
          <table:table-cell office:value-type="float" office:value="2.449229">
            <text:p>2.449229</text:p>
          </table:table-cell>
          <table:table-cell office:value-type="float" office:value="5.998724">
            <text:p>5.998724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21">
            <text:p>2010021</text:p>
          </table:table-cell>
          <table:table-cell table:formula="of:=[.A1002]/1000" office:value-type="float" office:value="2010.021">
            <text:p>2010</text:p>
          </table:table-cell>
          <table:table-cell table:formula="of:=[.A1002]-INT([.B1002])*1000" office:value-type="float" office:value="21">
            <text:p>21</text:p>
          </table:table-cell>
          <table:table-cell table:formula="of:=CONCATENATE(INT([.B1002]);&quot;-&quot;;[.C1002])" office:value-type="string" office:string-value="2010-21">
            <text:p>2010-21</text:p>
          </table:table-cell>
          <table:table-cell office:value-type="float" office:value="397">
            <text:p>397</text:p>
          </table:table-cell>
          <table:table-cell office:value-type="float" office:value="2505.984863">
            <text:p>2505.984863</text:p>
          </table:table-cell>
          <table:table-cell office:value-type="float" office:value="4.320711">
            <text:p>4.320711</text:p>
          </table:table-cell>
          <table:table-cell office:value-type="float" office:value="9.36541">
            <text:p>9.36541</text:p>
          </table:table-cell>
          <table:table-cell office:value-type="float" office:value="2.51243">
            <text:p>2.51243</text:p>
          </table:table-cell>
          <table:table-cell office:value-type="float" office:value="6.312304">
            <text:p>6.312304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22">
            <text:p>2010022</text:p>
          </table:table-cell>
          <table:table-cell table:formula="of:=[.A1003]/1000" office:value-type="float" office:value="2010.022">
            <text:p>2010</text:p>
          </table:table-cell>
          <table:table-cell table:formula="of:=[.A1003]-INT([.B1003])*1000" office:value-type="float" office:value="22">
            <text:p>22</text:p>
          </table:table-cell>
          <table:table-cell table:formula="of:=CONCATENATE(INT([.B1003]);&quot;-&quot;;[.C1003])" office:value-type="string" office:string-value="2010-22">
            <text:p>2010-22</text:p>
          </table:table-cell>
          <table:table-cell office:value-type="float" office:value="599">
            <text:p>599</text:p>
          </table:table-cell>
          <table:table-cell office:value-type="float" office:value="3175.030273">
            <text:p>3175.030273</text:p>
          </table:table-cell>
          <table:table-cell office:value-type="float" office:value="2.989697">
            <text:p>2.989697</text:p>
          </table:table-cell>
          <table:table-cell office:value-type="float" office:value="6.75375">
            <text:p>6.75375</text:p>
          </table:table-cell>
          <table:table-cell office:value-type="float" office:value="2.302293">
            <text:p>2.302293</text:p>
          </table:table-cell>
          <table:table-cell office:value-type="float" office:value="5.300551">
            <text:p>5.30055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23">
            <text:p>2010023</text:p>
          </table:table-cell>
          <table:table-cell table:formula="of:=[.A1004]/1000" office:value-type="float" office:value="2010.023">
            <text:p>2010</text:p>
          </table:table-cell>
          <table:table-cell table:formula="of:=[.A1004]-INT([.B1004])*1000" office:value-type="float" office:value="23">
            <text:p>23</text:p>
          </table:table-cell>
          <table:table-cell table:formula="of:=CONCATENATE(INT([.B1004]);&quot;-&quot;;[.C1004])" office:value-type="string" office:string-value="2010-23">
            <text:p>2010-23</text:p>
          </table:table-cell>
          <table:table-cell office:value-type="float" office:value="599">
            <text:p>599</text:p>
          </table:table-cell>
          <table:table-cell office:value-type="float" office:value="3888.774414">
            <text:p>3888.774414</text:p>
          </table:table-cell>
          <table:table-cell office:value-type="float" office:value="4.153952">
            <text:p>4.153952</text:p>
          </table:table-cell>
          <table:table-cell office:value-type="float" office:value="8.001118">
            <text:p>8.001118</text:p>
          </table:table-cell>
          <table:table-cell office:value-type="float" office:value="2.547962">
            <text:p>2.547962</text:p>
          </table:table-cell>
          <table:table-cell office:value-type="float" office:value="6.492111">
            <text:p>6.49211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24">
            <text:p>2010024</text:p>
          </table:table-cell>
          <table:table-cell table:formula="of:=[.A1005]/1000" office:value-type="float" office:value="2010.024">
            <text:p>2010</text:p>
          </table:table-cell>
          <table:table-cell table:formula="of:=[.A1005]-INT([.B1005])*1000" office:value-type="float" office:value="24">
            <text:p>24</text:p>
          </table:table-cell>
          <table:table-cell table:formula="of:=CONCATENATE(INT([.B1005]);&quot;-&quot;;[.C1005])" office:value-type="string" office:string-value="2010-24">
            <text:p>2010-24</text:p>
          </table:table-cell>
          <table:table-cell table:number-columns-repeated="6"/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0025">
            <text:p>2010025</text:p>
          </table:table-cell>
          <table:table-cell table:formula="of:=[.A1006]/1000" office:value-type="float" office:value="2010.025">
            <text:p>2010</text:p>
          </table:table-cell>
          <table:table-cell table:formula="of:=[.A1006]-INT([.B1006])*1000" office:value-type="float" office:value="25">
            <text:p>25</text:p>
          </table:table-cell>
          <table:table-cell table:formula="of:=CONCATENATE(INT([.B1006]);&quot;-&quot;;[.C1006])" office:value-type="string" office:string-value="2010-25">
            <text:p>2010-25</text:p>
          </table:table-cell>
          <table:table-cell office:value-type="float" office:value="589">
            <text:p>589</text:p>
          </table:table-cell>
          <table:table-cell office:value-type="float" office:value="3090.231201">
            <text:p>3090.231201</text:p>
          </table:table-cell>
          <table:table-cell office:value-type="float" office:value="1.001797">
            <text:p>1.001797</text:p>
          </table:table-cell>
          <table:table-cell office:value-type="float" office:value="9.585594">
            <text:p>9.585594</text:p>
          </table:table-cell>
          <table:table-cell office:value-type="float" office:value="2.29054">
            <text:p>2.29054</text:p>
          </table:table-cell>
          <table:table-cell office:value-type="float" office:value="5.246572">
            <text:p>5.246572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office:value-type="float" office:value="2010026">
            <text:p>2010026</text:p>
          </table:table-cell>
          <table:table-cell table:formula="of:=[.A1007]/1000" office:value-type="float" office:value="2010.026">
            <text:p>2010</text:p>
          </table:table-cell>
          <table:table-cell table:formula="of:=[.A1007]-INT([.B1007])*1000" office:value-type="float" office:value="26">
            <text:p>26</text:p>
          </table:table-cell>
          <table:table-cell table:formula="of:=CONCATENATE(INT([.B1007]);&quot;-&quot;;[.C1007])" office:value-type="string" office:string-value="2010-26">
            <text:p>2010-26</text:p>
          </table:table-cell>
          <table:table-cell office:value-type="float" office:value="303">
            <text:p>303</text:p>
          </table:table-cell>
          <table:table-cell office:value-type="float" office:value="2098.382812">
            <text:p>2098.382812</text:p>
          </table:table-cell>
          <table:table-cell office:value-type="float" office:value="4.405714">
            <text:p>4.405714</text:p>
          </table:table-cell>
          <table:table-cell office:value-type="float" office:value="8.176329">
            <text:p>8.176329</text:p>
          </table:table-cell>
          <table:table-cell office:value-type="float" office:value="2.631607">
            <text:p>2.631607</text:p>
          </table:table-cell>
          <table:table-cell office:value-type="float" office:value="6.925356">
            <text:p>6.925356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27">
            <text:p>2010027</text:p>
          </table:table-cell>
          <table:table-cell table:formula="of:=[.A1008]/1000" office:value-type="float" office:value="2010.027">
            <text:p>2010</text:p>
          </table:table-cell>
          <table:table-cell table:formula="of:=[.A1008]-INT([.B1008])*1000" office:value-type="float" office:value="27">
            <text:p>27</text:p>
          </table:table-cell>
          <table:table-cell table:formula="of:=CONCATENATE(INT([.B1008]);&quot;-&quot;;[.C1008])" office:value-type="string" office:string-value="2010-27">
            <text:p>2010-27</text:p>
          </table:table-cell>
          <table:table-cell office:value-type="float" office:value="595">
            <text:p>595</text:p>
          </table:table-cell>
          <table:table-cell office:value-type="float" office:value="2365.445801">
            <text:p>2365.445801</text:p>
          </table:table-cell>
          <table:table-cell office:value-type="float" office:value="1.52074">
            <text:p>1.52074</text:p>
          </table:table-cell>
          <table:table-cell office:value-type="float" office:value="6.055251">
            <text:p>6.055251</text:p>
          </table:table-cell>
          <table:table-cell office:value-type="float" office:value="1.993875">
            <text:p>1.993875</text:p>
          </table:table-cell>
          <table:table-cell office:value-type="float" office:value="3.975539">
            <text:p>3.975539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28">
            <text:p>2010028</text:p>
          </table:table-cell>
          <table:table-cell table:formula="of:=[.A1009]/1000" office:value-type="float" office:value="2010.028">
            <text:p>2010</text:p>
          </table:table-cell>
          <table:table-cell table:formula="of:=[.A1009]-INT([.B1009])*1000" office:value-type="float" office:value="28">
            <text:p>28</text:p>
          </table:table-cell>
          <table:table-cell table:formula="of:=CONCATENATE(INT([.B1009]);&quot;-&quot;;[.C1009])" office:value-type="string" office:string-value="2010-28">
            <text:p>2010-28</text:p>
          </table:table-cell>
          <table:table-cell office:value-type="float" office:value="584">
            <text:p>584</text:p>
          </table:table-cell>
          <table:table-cell office:value-type="float" office:value="4064.801758">
            <text:p>4064.801758</text:p>
          </table:table-cell>
          <table:table-cell office:value-type="float" office:value="4.682273">
            <text:p>4.682273</text:p>
          </table:table-cell>
          <table:table-cell office:value-type="float" office:value="9.102171">
            <text:p>9.102171</text:p>
          </table:table-cell>
          <table:table-cell office:value-type="float" office:value="2.638234">
            <text:p>2.638234</text:p>
          </table:table-cell>
          <table:table-cell office:value-type="float" office:value="6.960277">
            <text:p>6.960277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29">
            <text:p>2010029</text:p>
          </table:table-cell>
          <table:table-cell table:formula="of:=[.A1010]/1000" office:value-type="float" office:value="2010.029">
            <text:p>2010</text:p>
          </table:table-cell>
          <table:table-cell table:formula="of:=[.A1010]-INT([.B1010])*1000" office:value-type="float" office:value="29">
            <text:p>29</text:p>
          </table:table-cell>
          <table:table-cell table:formula="of:=CONCATENATE(INT([.B1010]);&quot;-&quot;;[.C1010])" office:value-type="string" office:string-value="2010-29">
            <text:p>2010-29</text:p>
          </table:table-cell>
          <table:table-cell office:value-type="float" office:value="599">
            <text:p>599</text:p>
          </table:table-cell>
          <table:table-cell office:value-type="float" office:value="3636.085938">
            <text:p>3636.085938</text:p>
          </table:table-cell>
          <table:table-cell office:value-type="float" office:value="4.255258">
            <text:p>4.255258</text:p>
          </table:table-cell>
          <table:table-cell office:value-type="float" office:value="7.435169">
            <text:p>7.435169</text:p>
          </table:table-cell>
          <table:table-cell office:value-type="float" office:value="2.46379">
            <text:p>2.46379</text:p>
          </table:table-cell>
          <table:table-cell office:value-type="float" office:value="6.070261">
            <text:p>6.070261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30">
            <text:p>2010030</text:p>
          </table:table-cell>
          <table:table-cell table:formula="of:=[.A1011]/1000" office:value-type="float" office:value="2010.03">
            <text:p>2010</text:p>
          </table:table-cell>
          <table:table-cell table:formula="of:=[.A1011]-INT([.B1011])*1000" office:value-type="float" office:value="30">
            <text:p>30</text:p>
          </table:table-cell>
          <table:table-cell table:formula="of:=CONCATENATE(INT([.B1011]);&quot;-&quot;;[.C1011])" office:value-type="string" office:string-value="2010-30">
            <text:p>2010-30</text:p>
          </table:table-cell>
          <table:table-cell office:value-type="float" office:value="599">
            <text:p>599</text:p>
          </table:table-cell>
          <table:table-cell office:value-type="float" office:value="3723.379395">
            <text:p>3723.379395</text:p>
          </table:table-cell>
          <table:table-cell office:value-type="float" office:value="3.827122">
            <text:p>3.827122</text:p>
          </table:table-cell>
          <table:table-cell office:value-type="float" office:value="7.73624">
            <text:p>7.73624</text:p>
          </table:table-cell>
          <table:table-cell office:value-type="float" office:value="2.493189">
            <text:p>2.493189</text:p>
          </table:table-cell>
          <table:table-cell office:value-type="float" office:value="6.215992">
            <text:p>6.215992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office:value-type="float" office:value="2010031">
            <text:p>2010031</text:p>
          </table:table-cell>
          <table:table-cell table:formula="of:=[.A1012]/1000" office:value-type="float" office:value="2010.031">
            <text:p>2010</text:p>
          </table:table-cell>
          <table:table-cell table:formula="of:=[.A1012]-INT([.B1012])*1000" office:value-type="float" office:value="31">
            <text:p>31</text:p>
          </table:table-cell>
          <table:table-cell table:formula="of:=CONCATENATE(INT([.B1012]);&quot;-&quot;;[.C1012])" office:value-type="string" office:string-value="2010-31">
            <text:p>2010-31</text:p>
          </table:table-cell>
          <table:table-cell table:number-columns-repeated="6"/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0032">
            <text:p>2010032</text:p>
          </table:table-cell>
          <table:table-cell table:formula="of:=[.A1013]/1000" office:value-type="float" office:value="2010.032">
            <text:p>2010</text:p>
          </table:table-cell>
          <table:table-cell table:formula="of:=[.A1013]-INT([.B1013])*1000" office:value-type="float" office:value="32">
            <text:p>32</text:p>
          </table:table-cell>
          <table:table-cell table:formula="of:=CONCATENATE(INT([.B1013]);&quot;-&quot;;[.C1013])" office:value-type="string" office:string-value="2010-32">
            <text:p>2010-32</text:p>
          </table:table-cell>
          <table:table-cell office:value-type="float" office:value="161">
            <text:p>161</text:p>
          </table:table-cell>
          <table:table-cell office:value-type="float" office:value="855.358337">
            <text:p>855.358337</text:p>
          </table:table-cell>
          <table:table-cell office:value-type="float" office:value="2.558992">
            <text:p>2.558992</text:p>
          </table:table-cell>
          <table:table-cell office:value-type="float" office:value="7.404409">
            <text:p>7.404409</text:p>
          </table:table-cell>
          <table:table-cell office:value-type="float" office:value="2.304948">
            <text:p>2.304948</text:p>
          </table:table-cell>
          <table:table-cell office:value-type="float" office:value="5.312785">
            <text:p>5.3127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33">
            <text:p>2010033</text:p>
          </table:table-cell>
          <table:table-cell table:formula="of:=[.A1014]/1000" office:value-type="float" office:value="2010.033">
            <text:p>2010</text:p>
          </table:table-cell>
          <table:table-cell table:formula="of:=[.A1014]-INT([.B1014])*1000" office:value-type="float" office:value="33">
            <text:p>33</text:p>
          </table:table-cell>
          <table:table-cell table:formula="of:=CONCATENATE(INT([.B1014]);&quot;-&quot;;[.C1014])" office:value-type="string" office:string-value="2010-33">
            <text:p>2010-3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34">
            <text:p>2010034</text:p>
          </table:table-cell>
          <table:table-cell table:formula="of:=[.A1015]/1000" office:value-type="float" office:value="2010.034">
            <text:p>2010</text:p>
          </table:table-cell>
          <table:table-cell table:formula="of:=[.A1015]-INT([.B1015])*1000" office:value-type="float" office:value="34">
            <text:p>34</text:p>
          </table:table-cell>
          <table:table-cell table:formula="of:=CONCATENATE(INT([.B1015]);&quot;-&quot;;[.C1015])" office:value-type="string" office:string-value="2010-34">
            <text:p>2010-34</text:p>
          </table:table-cell>
          <table:table-cell office:value-type="float" office:value="565">
            <text:p>565</text:p>
          </table:table-cell>
          <table:table-cell office:value-type="float" office:value="3749.917236">
            <text:p>3749.917236</text:p>
          </table:table-cell>
          <table:table-cell office:value-type="float" office:value="4.838099">
            <text:p>4.838099</text:p>
          </table:table-cell>
          <table:table-cell office:value-type="float" office:value="8.091338">
            <text:p>8.091338</text:p>
          </table:table-cell>
          <table:table-cell office:value-type="float" office:value="2.576242">
            <text:p>2.576242</text:p>
          </table:table-cell>
          <table:table-cell office:value-type="float" office:value="6.637022">
            <text:p>6.6370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35">
            <text:p>2010035</text:p>
          </table:table-cell>
          <table:table-cell table:formula="of:=[.A1016]/1000" office:value-type="float" office:value="2010.035">
            <text:p>2010</text:p>
          </table:table-cell>
          <table:table-cell table:formula="of:=[.A1016]-INT([.B1016])*1000" office:value-type="float" office:value="35">
            <text:p>35</text:p>
          </table:table-cell>
          <table:table-cell table:formula="of:=CONCATENATE(INT([.B1016]);&quot;-&quot;;[.C1016])" office:value-type="string" office:string-value="2010-35">
            <text:p>2010-3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36">
            <text:p>2010036</text:p>
          </table:table-cell>
          <table:table-cell table:formula="of:=[.A1017]/1000" office:value-type="float" office:value="2010.036">
            <text:p>2010</text:p>
          </table:table-cell>
          <table:table-cell table:formula="of:=[.A1017]-INT([.B1017])*1000" office:value-type="float" office:value="36">
            <text:p>36</text:p>
          </table:table-cell>
          <table:table-cell table:formula="of:=CONCATENATE(INT([.B1017]);&quot;-&quot;;[.C1017])" office:value-type="string" office:string-value="2010-36">
            <text:p>2010-3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37">
            <text:p>2010037</text:p>
          </table:table-cell>
          <table:table-cell table:formula="of:=[.A1018]/1000" office:value-type="float" office:value="2010.037">
            <text:p>2010</text:p>
          </table:table-cell>
          <table:table-cell table:formula="of:=[.A1018]-INT([.B1018])*1000" office:value-type="float" office:value="37">
            <text:p>37</text:p>
          </table:table-cell>
          <table:table-cell table:formula="of:=CONCATENATE(INT([.B1018]);&quot;-&quot;;[.C1018])" office:value-type="string" office:string-value="2010-37">
            <text:p>2010-37</text:p>
          </table:table-cell>
          <table:table-cell office:value-type="float" office:value="10">
            <text:p>10</text:p>
          </table:table-cell>
          <table:table-cell office:value-type="float" office:value="79.850807">
            <text:p>79.850807</text:p>
          </table:table-cell>
          <table:table-cell office:value-type="float" office:value="7.500049">
            <text:p>7.500049</text:p>
          </table:table-cell>
          <table:table-cell office:value-type="float" office:value="8.535196">
            <text:p>8.535196</text:p>
          </table:table-cell>
          <table:table-cell office:value-type="float" office:value="2.825788">
            <text:p>2.825788</text:p>
          </table:table-cell>
          <table:table-cell office:value-type="float" office:value="7.985081">
            <text:p>7.98508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0038">
            <text:p>2010038</text:p>
          </table:table-cell>
          <table:table-cell table:formula="of:=[.A1019]/1000" office:value-type="float" office:value="2010.038">
            <text:p>2010</text:p>
          </table:table-cell>
          <table:table-cell table:formula="of:=[.A1019]-INT([.B1019])*1000" office:value-type="float" office:value="38">
            <text:p>38</text:p>
          </table:table-cell>
          <table:table-cell table:formula="of:=CONCATENATE(INT([.B1019]);&quot;-&quot;;[.C1019])" office:value-type="string" office:string-value="2010-38">
            <text:p>2010-38</text:p>
          </table:table-cell>
          <table:table-cell office:value-type="float" office:value="250">
            <text:p>250</text:p>
          </table:table-cell>
          <table:table-cell office:value-type="float" office:value="1649.025024">
            <text:p>1649.025024</text:p>
          </table:table-cell>
          <table:table-cell office:value-type="float" office:value="4.479961">
            <text:p>4.479961</text:p>
          </table:table-cell>
          <table:table-cell office:value-type="float" office:value="8.009377">
            <text:p>8.009377</text:p>
          </table:table-cell>
          <table:table-cell office:value-type="float" office:value="2.568287">
            <text:p>2.568287</text:p>
          </table:table-cell>
          <table:table-cell office:value-type="float" office:value="6.5961">
            <text:p>6.59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39">
            <text:p>2010039</text:p>
          </table:table-cell>
          <table:table-cell table:formula="of:=[.A1020]/1000" office:value-type="float" office:value="2010.039">
            <text:p>2010</text:p>
          </table:table-cell>
          <table:table-cell table:formula="of:=[.A1020]-INT([.B1020])*1000" office:value-type="float" office:value="39">
            <text:p>39</text:p>
          </table:table-cell>
          <table:table-cell table:formula="of:=CONCATENATE(INT([.B1020]);&quot;-&quot;;[.C1020])" office:value-type="string" office:string-value="2010-39">
            <text:p>2010-39</text:p>
          </table:table-cell>
          <table:table-cell office:value-type="float" office:value="213">
            <text:p>213</text:p>
          </table:table-cell>
          <table:table-cell office:value-type="float" office:value="852.535278">
            <text:p>852.535278</text:p>
          </table:table-cell>
          <table:table-cell office:value-type="float" office:value="0.052406">
            <text:p>0.052406</text:p>
          </table:table-cell>
          <table:table-cell office:value-type="float" office:value="6.08446">
            <text:p>6.08446</text:p>
          </table:table-cell>
          <table:table-cell office:value-type="float" office:value="2.000628">
            <text:p>2.000628</text:p>
          </table:table-cell>
          <table:table-cell office:value-type="float" office:value="4.002513">
            <text:p>4.0025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40">
            <text:p>2010040</text:p>
          </table:table-cell>
          <table:table-cell table:formula="of:=[.A1021]/1000" office:value-type="float" office:value="2010.04">
            <text:p>2010</text:p>
          </table:table-cell>
          <table:table-cell table:formula="of:=[.A1021]-INT([.B1021])*1000" office:value-type="float" office:value="40">
            <text:p>40</text:p>
          </table:table-cell>
          <table:table-cell table:formula="of:=CONCATENATE(INT([.B1021]);&quot;-&quot;;[.C1021])" office:value-type="string" office:string-value="2010-40">
            <text:p>2010-4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41">
            <text:p>2010041</text:p>
          </table:table-cell>
          <table:table-cell table:formula="of:=[.A1022]/1000" office:value-type="float" office:value="2010.041">
            <text:p>2010</text:p>
          </table:table-cell>
          <table:table-cell table:formula="of:=[.A1022]-INT([.B1022])*1000" office:value-type="float" office:value="41">
            <text:p>41</text:p>
          </table:table-cell>
          <table:table-cell table:formula="of:=CONCATENATE(INT([.B1022]);&quot;-&quot;;[.C1022])" office:value-type="string" office:string-value="2010-41">
            <text:p>2010-41</text:p>
          </table:table-cell>
          <table:table-cell office:value-type="float" office:value="271">
            <text:p>271</text:p>
          </table:table-cell>
          <table:table-cell office:value-type="float" office:value="505.306976">
            <text:p>505.306976</text:p>
          </table:table-cell>
          <table:table-cell office:value-type="float" office:value="0.019501">
            <text:p>0.019501</text:p>
          </table:table-cell>
          <table:table-cell office:value-type="float" office:value="6.363679">
            <text:p>6.363679</text:p>
          </table:table-cell>
          <table:table-cell office:value-type="float" office:value="1.365504">
            <text:p>1.365504</text:p>
          </table:table-cell>
          <table:table-cell office:value-type="float" office:value="1.864601">
            <text:p>1.8646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42">
            <text:p>2010042</text:p>
          </table:table-cell>
          <table:table-cell table:formula="of:=[.A1023]/1000" office:value-type="float" office:value="2010.042">
            <text:p>2010</text:p>
          </table:table-cell>
          <table:table-cell table:formula="of:=[.A1023]-INT([.B1023])*1000" office:value-type="float" office:value="42">
            <text:p>42</text:p>
          </table:table-cell>
          <table:table-cell table:formula="of:=CONCATENATE(INT([.B1023]);&quot;-&quot;;[.C1023])" office:value-type="string" office:string-value="2010-42">
            <text:p>2010-4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43">
            <text:p>2010043</text:p>
          </table:table-cell>
          <table:table-cell table:formula="of:=[.A1024]/1000" office:value-type="float" office:value="2010.043">
            <text:p>2010</text:p>
          </table:table-cell>
          <table:table-cell table:formula="of:=[.A1024]-INT([.B1024])*1000" office:value-type="float" office:value="43">
            <text:p>43</text:p>
          </table:table-cell>
          <table:table-cell table:formula="of:=CONCATENATE(INT([.B1024]);&quot;-&quot;;[.C1024])" office:value-type="string" office:string-value="2010-43">
            <text:p>2010-4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44">
            <text:p>2010044</text:p>
          </table:table-cell>
          <table:table-cell table:formula="of:=[.A1025]/1000" office:value-type="float" office:value="2010.044">
            <text:p>2010</text:p>
          </table:table-cell>
          <table:table-cell table:formula="of:=[.A1025]-INT([.B1025])*1000" office:value-type="float" office:value="44">
            <text:p>44</text:p>
          </table:table-cell>
          <table:table-cell table:formula="of:=CONCATENATE(INT([.B1025]);&quot;-&quot;;[.C1025])" office:value-type="string" office:string-value="2010-44">
            <text:p>2010-4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45">
            <text:p>2010045</text:p>
          </table:table-cell>
          <table:table-cell table:formula="of:=[.A1026]/1000" office:value-type="float" office:value="2010.045">
            <text:p>2010</text:p>
          </table:table-cell>
          <table:table-cell table:formula="of:=[.A1026]-INT([.B1026])*1000" office:value-type="float" office:value="45">
            <text:p>45</text:p>
          </table:table-cell>
          <table:table-cell table:formula="of:=CONCATENATE(INT([.B1026]);&quot;-&quot;;[.C1026])" office:value-type="string" office:string-value="2010-45">
            <text:p>2010-45</text:p>
          </table:table-cell>
          <table:table-cell office:value-type="float" office:value="117">
            <text:p>117</text:p>
          </table:table-cell>
          <table:table-cell office:value-type="float" office:value="793.950012">
            <text:p>793.950012</text:p>
          </table:table-cell>
          <table:table-cell office:value-type="float" office:value="3.935572">
            <text:p>3.935572</text:p>
          </table:table-cell>
          <table:table-cell office:value-type="float" office:value="9.07631">
            <text:p>9.07631</text:p>
          </table:table-cell>
          <table:table-cell office:value-type="float" office:value="2.604975">
            <text:p>2.604975</text:p>
          </table:table-cell>
          <table:table-cell office:value-type="float" office:value="6.785898">
            <text:p>6.78589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0046">
            <text:p>2010046</text:p>
          </table:table-cell>
          <table:table-cell table:formula="of:=[.A1027]/1000" office:value-type="float" office:value="2010.046">
            <text:p>2010</text:p>
          </table:table-cell>
          <table:table-cell table:formula="of:=[.A1027]-INT([.B1027])*1000" office:value-type="float" office:value="46">
            <text:p>46</text:p>
          </table:table-cell>
          <table:table-cell table:formula="of:=CONCATENATE(INT([.B1027]);&quot;-&quot;;[.C1027])" office:value-type="string" office:string-value="2010-46">
            <text:p>2010-46</text:p>
          </table:table-cell>
          <table:table-cell office:value-type="float" office:value="585">
            <text:p>585</text:p>
          </table:table-cell>
          <table:table-cell office:value-type="float" office:value="2851.602783">
            <text:p>2851.602783</text:p>
          </table:table-cell>
          <table:table-cell office:value-type="float" office:value="2.507437">
            <text:p>2.507437</text:p>
          </table:table-cell>
          <table:table-cell office:value-type="float" office:value="8.419929">
            <text:p>8.419929</text:p>
          </table:table-cell>
          <table:table-cell office:value-type="float" office:value="2.207835">
            <text:p>2.207835</text:p>
          </table:table-cell>
          <table:table-cell office:value-type="float" office:value="4.874535">
            <text:p>4.8745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47">
            <text:p>2010047</text:p>
          </table:table-cell>
          <table:table-cell table:formula="of:=[.A1028]/1000" office:value-type="float" office:value="2010.047">
            <text:p>2010</text:p>
          </table:table-cell>
          <table:table-cell table:formula="of:=[.A1028]-INT([.B1028])*1000" office:value-type="float" office:value="47">
            <text:p>47</text:p>
          </table:table-cell>
          <table:table-cell table:formula="of:=CONCATENATE(INT([.B1028]);&quot;-&quot;;[.C1028])" office:value-type="string" office:string-value="2010-47">
            <text:p>2010-4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48">
            <text:p>2010048</text:p>
          </table:table-cell>
          <table:table-cell table:formula="of:=[.A1029]/1000" office:value-type="float" office:value="2010.048">
            <text:p>2010</text:p>
          </table:table-cell>
          <table:table-cell table:formula="of:=[.A1029]-INT([.B1029])*1000" office:value-type="float" office:value="48">
            <text:p>48</text:p>
          </table:table-cell>
          <table:table-cell table:formula="of:=CONCATENATE(INT([.B1029]);&quot;-&quot;;[.C1029])" office:value-type="string" office:string-value="2010-48">
            <text:p>2010-48</text:p>
          </table:table-cell>
          <table:table-cell office:value-type="float" office:value="599">
            <text:p>599</text:p>
          </table:table-cell>
          <table:table-cell office:value-type="float" office:value="3738.986328">
            <text:p>3738.986328</text:p>
          </table:table-cell>
          <table:table-cell office:value-type="float" office:value="4.279327">
            <text:p>4.279327</text:p>
          </table:table-cell>
          <table:table-cell office:value-type="float" office:value="7.421451">
            <text:p>7.421451</text:p>
          </table:table-cell>
          <table:table-cell office:value-type="float" office:value="2.498409">
            <text:p>2.498409</text:p>
          </table:table-cell>
          <table:table-cell office:value-type="float" office:value="6.242047">
            <text:p>6.2420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49">
            <text:p>2010049</text:p>
          </table:table-cell>
          <table:table-cell table:formula="of:=[.A1030]/1000" office:value-type="float" office:value="2010.049">
            <text:p>2010</text:p>
          </table:table-cell>
          <table:table-cell table:formula="of:=[.A1030]-INT([.B1030])*1000" office:value-type="float" office:value="49">
            <text:p>49</text:p>
          </table:table-cell>
          <table:table-cell table:formula="of:=CONCATENATE(INT([.B1030]);&quot;-&quot;;[.C1030])" office:value-type="string" office:string-value="2010-49">
            <text:p>2010-4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50">
            <text:p>2010050</text:p>
          </table:table-cell>
          <table:table-cell table:formula="of:=[.A1031]/1000" office:value-type="float" office:value="2010.05">
            <text:p>2010</text:p>
          </table:table-cell>
          <table:table-cell table:formula="of:=[.A1031]-INT([.B1031])*1000" office:value-type="float" office:value="50">
            <text:p>50</text:p>
          </table:table-cell>
          <table:table-cell table:formula="of:=CONCATENATE(INT([.B1031]);&quot;-&quot;;[.C1031])" office:value-type="string" office:string-value="2010-50">
            <text:p>2010-50</text:p>
          </table:table-cell>
          <table:table-cell office:value-type="float" office:value="592">
            <text:p>592</text:p>
          </table:table-cell>
          <table:table-cell office:value-type="float" office:value="1277.247437">
            <text:p>1277.247437</text:p>
          </table:table-cell>
          <table:table-cell office:value-type="float" office:value="0.000959">
            <text:p>0.000959</text:p>
          </table:table-cell>
          <table:table-cell office:value-type="float" office:value="4.045187">
            <text:p>4.045187</text:p>
          </table:table-cell>
          <table:table-cell office:value-type="float" office:value="1.468847">
            <text:p>1.468847</text:p>
          </table:table-cell>
          <table:table-cell office:value-type="float" office:value="2.157513">
            <text:p>2.1575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51">
            <text:p>2010051</text:p>
          </table:table-cell>
          <table:table-cell table:formula="of:=[.A1032]/1000" office:value-type="float" office:value="2010.051">
            <text:p>2010</text:p>
          </table:table-cell>
          <table:table-cell table:formula="of:=[.A1032]-INT([.B1032])*1000" office:value-type="float" office:value="51">
            <text:p>51</text:p>
          </table:table-cell>
          <table:table-cell table:formula="of:=CONCATENATE(INT([.B1032]);&quot;-&quot;;[.C1032])" office:value-type="string" office:string-value="2010-51">
            <text:p>2010-51</text:p>
          </table:table-cell>
          <table:table-cell office:value-type="float" office:value="206">
            <text:p>206</text:p>
          </table:table-cell>
          <table:table-cell office:value-type="float" office:value="1257.085083">
            <text:p>1257.085083</text:p>
          </table:table-cell>
          <table:table-cell office:value-type="float" office:value="3.561914">
            <text:p>3.561914</text:p>
          </table:table-cell>
          <table:table-cell office:value-type="float" office:value="7.723382">
            <text:p>7.723382</text:p>
          </table:table-cell>
          <table:table-cell office:value-type="float" office:value="2.470294">
            <text:p>2.470294</text:p>
          </table:table-cell>
          <table:table-cell office:value-type="float" office:value="6.102355">
            <text:p>6.1023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52">
            <text:p>2010052</text:p>
          </table:table-cell>
          <table:table-cell table:formula="of:=[.A1033]/1000" office:value-type="float" office:value="2010.052">
            <text:p>2010</text:p>
          </table:table-cell>
          <table:table-cell table:formula="of:=[.A1033]-INT([.B1033])*1000" office:value-type="float" office:value="52">
            <text:p>52</text:p>
          </table:table-cell>
          <table:table-cell table:formula="of:=CONCATENATE(INT([.B1033]);&quot;-&quot;;[.C1033])" office:value-type="string" office:string-value="2010-52">
            <text:p>2010-52</text:p>
          </table:table-cell>
          <table:table-cell office:value-type="float" office:value="556">
            <text:p>556</text:p>
          </table:table-cell>
          <table:table-cell office:value-type="float" office:value="2904.398682">
            <text:p>2904.398682</text:p>
          </table:table-cell>
          <table:table-cell office:value-type="float" office:value="3.284275">
            <text:p>3.284275</text:p>
          </table:table-cell>
          <table:table-cell office:value-type="float" office:value="7.097775">
            <text:p>7.097775</text:p>
          </table:table-cell>
          <table:table-cell office:value-type="float" office:value="2.28555">
            <text:p>2.28555</text:p>
          </table:table-cell>
          <table:table-cell office:value-type="float" office:value="5.223739">
            <text:p>5.2237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53">
            <text:p>2010053</text:p>
          </table:table-cell>
          <table:table-cell table:formula="of:=[.A1034]/1000" office:value-type="float" office:value="2010.053">
            <text:p>2010</text:p>
          </table:table-cell>
          <table:table-cell table:formula="of:=[.A1034]-INT([.B1034])*1000" office:value-type="float" office:value="53">
            <text:p>53</text:p>
          </table:table-cell>
          <table:table-cell table:formula="of:=CONCATENATE(INT([.B1034]);&quot;-&quot;;[.C1034])" office:value-type="string" office:string-value="2010-53">
            <text:p>2010-53</text:p>
          </table:table-cell>
          <table:table-cell office:value-type="float" office:value="2">
            <text:p>2</text:p>
          </table:table-cell>
          <table:table-cell office:value-type="float" office:value="15.95409">
            <text:p>15.95409</text:p>
          </table:table-cell>
          <table:table-cell office:value-type="float" office:value="7.880716">
            <text:p>7.880716</text:p>
          </table:table-cell>
          <table:table-cell office:value-type="float" office:value="8.073374">
            <text:p>8.073374</text:p>
          </table:table-cell>
          <table:table-cell office:value-type="float" office:value="2.824366">
            <text:p>2.824366</text:p>
          </table:table-cell>
          <table:table-cell office:value-type="float" office:value="7.977045">
            <text:p>7.9770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54">
            <text:p>2010054</text:p>
          </table:table-cell>
          <table:table-cell table:formula="of:=[.A1035]/1000" office:value-type="float" office:value="2010.054">
            <text:p>2010</text:p>
          </table:table-cell>
          <table:table-cell table:formula="of:=[.A1035]-INT([.B1035])*1000" office:value-type="float" office:value="54">
            <text:p>54</text:p>
          </table:table-cell>
          <table:table-cell table:formula="of:=CONCATENATE(INT([.B1035]);&quot;-&quot;;[.C1035])" office:value-type="string" office:string-value="2010-54">
            <text:p>2010-54</text:p>
          </table:table-cell>
          <table:table-cell office:value-type="float" office:value="568">
            <text:p>568</text:p>
          </table:table-cell>
          <table:table-cell office:value-type="float" office:value="3979.050537">
            <text:p>3979.050537</text:p>
          </table:table-cell>
          <table:table-cell office:value-type="float" office:value="5.304081">
            <text:p>5.304081</text:p>
          </table:table-cell>
          <table:table-cell office:value-type="float" office:value="8.168182">
            <text:p>8.168182</text:p>
          </table:table-cell>
          <table:table-cell office:value-type="float" office:value="2.646766">
            <text:p>2.646766</text:p>
          </table:table-cell>
          <table:table-cell office:value-type="float" office:value="7.005371">
            <text:p>7.0053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55">
            <text:p>2010055</text:p>
          </table:table-cell>
          <table:table-cell table:formula="of:=[.A1036]/1000" office:value-type="float" office:value="2010.055">
            <text:p>2010</text:p>
          </table:table-cell>
          <table:table-cell table:formula="of:=[.A1036]-INT([.B1036])*1000" office:value-type="float" office:value="55">
            <text:p>55</text:p>
          </table:table-cell>
          <table:table-cell table:formula="of:=CONCATENATE(INT([.B1036]);&quot;-&quot;;[.C1036])" office:value-type="string" office:string-value="2010-55">
            <text:p>2010-55</text:p>
          </table:table-cell>
          <table:table-cell office:value-type="float" office:value="599">
            <text:p>599</text:p>
          </table:table-cell>
          <table:table-cell office:value-type="float" office:value="1948.653198">
            <text:p>1948.653198</text:p>
          </table:table-cell>
          <table:table-cell office:value-type="float" office:value="0.30298">
            <text:p>0.30298</text:p>
          </table:table-cell>
          <table:table-cell office:value-type="float" office:value="5.132039">
            <text:p>5.132039</text:p>
          </table:table-cell>
          <table:table-cell office:value-type="float" office:value="1.803657">
            <text:p>1.803657</text:p>
          </table:table-cell>
          <table:table-cell office:value-type="float" office:value="3.253177">
            <text:p>3.2531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56">
            <text:p>2010056</text:p>
          </table:table-cell>
          <table:table-cell table:formula="of:=[.A1037]/1000" office:value-type="float" office:value="2010.056">
            <text:p>2010</text:p>
          </table:table-cell>
          <table:table-cell table:formula="of:=[.A1037]-INT([.B1037])*1000" office:value-type="float" office:value="56">
            <text:p>56</text:p>
          </table:table-cell>
          <table:table-cell table:formula="of:=CONCATENATE(INT([.B1037]);&quot;-&quot;;[.C1037])" office:value-type="string" office:string-value="2010-56">
            <text:p>2010-5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57">
            <text:p>2010057</text:p>
          </table:table-cell>
          <table:table-cell table:formula="of:=[.A1038]/1000" office:value-type="float" office:value="2010.057">
            <text:p>2010</text:p>
          </table:table-cell>
          <table:table-cell table:formula="of:=[.A1038]-INT([.B1038])*1000" office:value-type="float" office:value="57">
            <text:p>57</text:p>
          </table:table-cell>
          <table:table-cell table:formula="of:=CONCATENATE(INT([.B1038]);&quot;-&quot;;[.C1038])" office:value-type="string" office:string-value="2010-57">
            <text:p>2010-57</text:p>
          </table:table-cell>
          <table:table-cell office:value-type="float" office:value="292">
            <text:p>292</text:p>
          </table:table-cell>
          <table:table-cell office:value-type="float" office:value="1971.519165">
            <text:p>1971.519165</text:p>
          </table:table-cell>
          <table:table-cell office:value-type="float" office:value="4.619897">
            <text:p>4.619897</text:p>
          </table:table-cell>
          <table:table-cell office:value-type="float" office:value="8.691905">
            <text:p>8.691905</text:p>
          </table:table-cell>
          <table:table-cell office:value-type="float" office:value="2.598418">
            <text:p>2.598418</text:p>
          </table:table-cell>
          <table:table-cell office:value-type="float" office:value="6.751778">
            <text:p>6.75177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58">
            <text:p>2010058</text:p>
          </table:table-cell>
          <table:table-cell table:formula="of:=[.A1039]/1000" office:value-type="float" office:value="2010.058">
            <text:p>2010</text:p>
          </table:table-cell>
          <table:table-cell table:formula="of:=[.A1039]-INT([.B1039])*1000" office:value-type="float" office:value="58">
            <text:p>58</text:p>
          </table:table-cell>
          <table:table-cell table:formula="of:=CONCATENATE(INT([.B1039]);&quot;-&quot;;[.C1039])" office:value-type="string" office:string-value="2010-58">
            <text:p>2010-5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59">
            <text:p>2010059</text:p>
          </table:table-cell>
          <table:table-cell table:formula="of:=[.A1040]/1000" office:value-type="float" office:value="2010.059">
            <text:p>2010</text:p>
          </table:table-cell>
          <table:table-cell table:formula="of:=[.A1040]-INT([.B1040])*1000" office:value-type="float" office:value="59">
            <text:p>59</text:p>
          </table:table-cell>
          <table:table-cell table:formula="of:=CONCATENATE(INT([.B1040]);&quot;-&quot;;[.C1040])" office:value-type="string" office:string-value="2010-59">
            <text:p>2010-5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60">
            <text:p>2010060</text:p>
          </table:table-cell>
          <table:table-cell table:formula="of:=[.A1041]/1000" office:value-type="float" office:value="2010.06">
            <text:p>2010</text:p>
          </table:table-cell>
          <table:table-cell table:formula="of:=[.A1041]-INT([.B1041])*1000" office:value-type="float" office:value="60">
            <text:p>60</text:p>
          </table:table-cell>
          <table:table-cell table:formula="of:=CONCATENATE(INT([.B1041]);&quot;-&quot;;[.C1041])" office:value-type="string" office:string-value="2010-60">
            <text:p>2010-60</text:p>
          </table:table-cell>
          <table:table-cell office:value-type="float" office:value="569">
            <text:p>569</text:p>
          </table:table-cell>
          <table:table-cell office:value-type="float" office:value="3116.724609">
            <text:p>3116.724609</text:p>
          </table:table-cell>
          <table:table-cell office:value-type="float" office:value="3.033747">
            <text:p>3.033747</text:p>
          </table:table-cell>
          <table:table-cell office:value-type="float" office:value="7.279255">
            <text:p>7.279255</text:p>
          </table:table-cell>
          <table:table-cell office:value-type="float" office:value="2.340416">
            <text:p>2.340416</text:p>
          </table:table-cell>
          <table:table-cell office:value-type="float" office:value="5.477548">
            <text:p>5.47754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0061">
            <text:p>2010061</text:p>
          </table:table-cell>
          <table:table-cell table:formula="of:=[.A1042]/1000" office:value-type="float" office:value="2010.061">
            <text:p>2010</text:p>
          </table:table-cell>
          <table:table-cell table:formula="of:=[.A1042]-INT([.B1042])*1000" office:value-type="float" office:value="61">
            <text:p>61</text:p>
          </table:table-cell>
          <table:table-cell table:formula="of:=CONCATENATE(INT([.B1042]);&quot;-&quot;;[.C1042])" office:value-type="string" office:string-value="2010-61">
            <text:p>2010-61</text:p>
          </table:table-cell>
          <table:table-cell office:value-type="float" office:value="599">
            <text:p>599</text:p>
          </table:table-cell>
          <table:table-cell office:value-type="float" office:value="2937.762695">
            <text:p>2937.762695</text:p>
          </table:table-cell>
          <table:table-cell office:value-type="float" office:value="2.336402">
            <text:p>2.336402</text:p>
          </table:table-cell>
          <table:table-cell office:value-type="float" office:value="5.981422">
            <text:p>5.981422</text:p>
          </table:table-cell>
          <table:table-cell office:value-type="float" office:value="2.214598">
            <text:p>2.214598</text:p>
          </table:table-cell>
          <table:table-cell office:value-type="float" office:value="4.904445">
            <text:p>4.9044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62">
            <text:p>2010062</text:p>
          </table:table-cell>
          <table:table-cell table:formula="of:=[.A1043]/1000" office:value-type="float" office:value="2010.062">
            <text:p>2010</text:p>
          </table:table-cell>
          <table:table-cell table:formula="of:=[.A1043]-INT([.B1043])*1000" office:value-type="float" office:value="62">
            <text:p>62</text:p>
          </table:table-cell>
          <table:table-cell table:formula="of:=CONCATENATE(INT([.B1043]);&quot;-&quot;;[.C1043])" office:value-type="string" office:string-value="2010-62">
            <text:p>2010-62</text:p>
          </table:table-cell>
          <table:table-cell office:value-type="float" office:value="599">
            <text:p>599</text:p>
          </table:table-cell>
          <table:table-cell office:value-type="float" office:value="2478.559082">
            <text:p>2478.559082</text:p>
          </table:table-cell>
          <table:table-cell office:value-type="float" office:value="1.516574">
            <text:p>1.516574</text:p>
          </table:table-cell>
          <table:table-cell office:value-type="float" office:value="5.45184">
            <text:p>5.45184</text:p>
          </table:table-cell>
          <table:table-cell office:value-type="float" office:value="2.034165">
            <text:p>2.034165</text:p>
          </table:table-cell>
          <table:table-cell office:value-type="float" office:value="4.137828">
            <text:p>4.1378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63">
            <text:p>2010063</text:p>
          </table:table-cell>
          <table:table-cell table:formula="of:=[.A1044]/1000" office:value-type="float" office:value="2010.063">
            <text:p>2010</text:p>
          </table:table-cell>
          <table:table-cell table:formula="of:=[.A1044]-INT([.B1044])*1000" office:value-type="float" office:value="63">
            <text:p>63</text:p>
          </table:table-cell>
          <table:table-cell table:formula="of:=CONCATENATE(INT([.B1044]);&quot;-&quot;;[.C1044])" office:value-type="string" office:string-value="2010-63">
            <text:p>2010-6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64">
            <text:p>2010064</text:p>
          </table:table-cell>
          <table:table-cell table:formula="of:=[.A1045]/1000" office:value-type="float" office:value="2010.064">
            <text:p>2010</text:p>
          </table:table-cell>
          <table:table-cell table:formula="of:=[.A1045]-INT([.B1045])*1000" office:value-type="float" office:value="64">
            <text:p>64</text:p>
          </table:table-cell>
          <table:table-cell table:formula="of:=CONCATENATE(INT([.B1045]);&quot;-&quot;;[.C1045])" office:value-type="string" office:string-value="2010-64">
            <text:p>2010-6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65">
            <text:p>2010065</text:p>
          </table:table-cell>
          <table:table-cell table:formula="of:=[.A1046]/1000" office:value-type="float" office:value="2010.065">
            <text:p>2010</text:p>
          </table:table-cell>
          <table:table-cell table:formula="of:=[.A1046]-INT([.B1046])*1000" office:value-type="float" office:value="65">
            <text:p>65</text:p>
          </table:table-cell>
          <table:table-cell table:formula="of:=CONCATENATE(INT([.B1046]);&quot;-&quot;;[.C1046])" office:value-type="string" office:string-value="2010-65">
            <text:p>2010-6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66">
            <text:p>2010066</text:p>
          </table:table-cell>
          <table:table-cell table:formula="of:=[.A1047]/1000" office:value-type="float" office:value="2010.066">
            <text:p>2010</text:p>
          </table:table-cell>
          <table:table-cell table:formula="of:=[.A1047]-INT([.B1047])*1000" office:value-type="float" office:value="66">
            <text:p>66</text:p>
          </table:table-cell>
          <table:table-cell table:formula="of:=CONCATENATE(INT([.B1047]);&quot;-&quot;;[.C1047])" office:value-type="string" office:string-value="2010-66">
            <text:p>2010-66</text:p>
          </table:table-cell>
          <table:table-cell office:value-type="float" office:value="191">
            <text:p>191</text:p>
          </table:table-cell>
          <table:table-cell office:value-type="float" office:value="1175.200684">
            <text:p>1175.200684</text:p>
          </table:table-cell>
          <table:table-cell office:value-type="float" office:value="4.84127">
            <text:p>4.84127</text:p>
          </table:table-cell>
          <table:table-cell office:value-type="float" office:value="7.305666">
            <text:p>7.305666</text:p>
          </table:table-cell>
          <table:table-cell office:value-type="float" office:value="2.4805">
            <text:p>2.4805</text:p>
          </table:table-cell>
          <table:table-cell office:value-type="float" office:value="6.152883">
            <text:p>6.15288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0067">
            <text:p>2010067</text:p>
          </table:table-cell>
          <table:table-cell table:formula="of:=[.A1048]/1000" office:value-type="float" office:value="2010.067">
            <text:p>2010</text:p>
          </table:table-cell>
          <table:table-cell table:formula="of:=[.A1048]-INT([.B1048])*1000" office:value-type="float" office:value="67">
            <text:p>67</text:p>
          </table:table-cell>
          <table:table-cell table:formula="of:=CONCATENATE(INT([.B1048]);&quot;-&quot;;[.C1048])" office:value-type="string" office:string-value="2010-67">
            <text:p>2010-67</text:p>
          </table:table-cell>
          <table:table-cell office:value-type="float" office:value="35">
            <text:p>35</text:p>
          </table:table-cell>
          <table:table-cell office:value-type="float" office:value="260.017975">
            <text:p>260.017975</text:p>
          </table:table-cell>
          <table:table-cell office:value-type="float" office:value="6.634196">
            <text:p>6.634196</text:p>
          </table:table-cell>
          <table:table-cell office:value-type="float" office:value="8.19908">
            <text:p>8.19908</text:p>
          </table:table-cell>
          <table:table-cell office:value-type="float" office:value="2.725635">
            <text:p>2.725635</text:p>
          </table:table-cell>
          <table:table-cell office:value-type="float" office:value="7.429085">
            <text:p>7.4290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68">
            <text:p>2010068</text:p>
          </table:table-cell>
          <table:table-cell table:formula="of:=[.A1049]/1000" office:value-type="float" office:value="2010.068">
            <text:p>2010</text:p>
          </table:table-cell>
          <table:table-cell table:formula="of:=[.A1049]-INT([.B1049])*1000" office:value-type="float" office:value="68">
            <text:p>68</text:p>
          </table:table-cell>
          <table:table-cell table:formula="of:=CONCATENATE(INT([.B1049]);&quot;-&quot;;[.C1049])" office:value-type="string" office:string-value="2010-68">
            <text:p>2010-6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69">
            <text:p>2010069</text:p>
          </table:table-cell>
          <table:table-cell table:formula="of:=[.A1050]/1000" office:value-type="float" office:value="2010.069">
            <text:p>2010</text:p>
          </table:table-cell>
          <table:table-cell table:formula="of:=[.A1050]-INT([.B1050])*1000" office:value-type="float" office:value="69">
            <text:p>69</text:p>
          </table:table-cell>
          <table:table-cell table:formula="of:=CONCATENATE(INT([.B1050]);&quot;-&quot;;[.C1050])" office:value-type="string" office:string-value="2010-69">
            <text:p>2010-6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70">
            <text:p>2010070</text:p>
          </table:table-cell>
          <table:table-cell table:formula="of:=[.A1051]/1000" office:value-type="float" office:value="2010.07">
            <text:p>2010</text:p>
          </table:table-cell>
          <table:table-cell table:formula="of:=[.A1051]-INT([.B1051])*1000" office:value-type="float" office:value="70">
            <text:p>70</text:p>
          </table:table-cell>
          <table:table-cell table:formula="of:=CONCATENATE(INT([.B1051]);&quot;-&quot;;[.C1051])" office:value-type="string" office:string-value="2010-70">
            <text:p>2010-70</text:p>
          </table:table-cell>
          <table:table-cell office:value-type="float" office:value="340">
            <text:p>340</text:p>
          </table:table-cell>
          <table:table-cell office:value-type="float" office:value="1783.624268">
            <text:p>1783.624268</text:p>
          </table:table-cell>
          <table:table-cell office:value-type="float" office:value="3.423316">
            <text:p>3.423316</text:p>
          </table:table-cell>
          <table:table-cell office:value-type="float" office:value="6.753467">
            <text:p>6.753467</text:p>
          </table:table-cell>
          <table:table-cell office:value-type="float" office:value="2.290405">
            <text:p>2.290405</text:p>
          </table:table-cell>
          <table:table-cell office:value-type="float" office:value="5.245954">
            <text:p>5.24595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0071">
            <text:p>2010071</text:p>
          </table:table-cell>
          <table:table-cell table:formula="of:=[.A1052]/1000" office:value-type="float" office:value="2010.071">
            <text:p>2010</text:p>
          </table:table-cell>
          <table:table-cell table:formula="of:=[.A1052]-INT([.B1052])*1000" office:value-type="float" office:value="71">
            <text:p>71</text:p>
          </table:table-cell>
          <table:table-cell table:formula="of:=CONCATENATE(INT([.B1052]);&quot;-&quot;;[.C1052])" office:value-type="string" office:string-value="2010-71">
            <text:p>2010-71</text:p>
          </table:table-cell>
          <table:table-cell office:value-type="float" office:value="599">
            <text:p>599</text:p>
          </table:table-cell>
          <table:table-cell office:value-type="float" office:value="3393.487305">
            <text:p>3393.487305</text:p>
          </table:table-cell>
          <table:table-cell office:value-type="float" office:value="4.290078">
            <text:p>4.290078</text:p>
          </table:table-cell>
          <table:table-cell office:value-type="float" office:value="8.374957">
            <text:p>8.374957</text:p>
          </table:table-cell>
          <table:table-cell office:value-type="float" office:value="2.380179">
            <text:p>2.380179</text:p>
          </table:table-cell>
          <table:table-cell office:value-type="float" office:value="5.665254">
            <text:p>5.6652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72">
            <text:p>2010072</text:p>
          </table:table-cell>
          <table:table-cell table:formula="of:=[.A1053]/1000" office:value-type="float" office:value="2010.072">
            <text:p>2010</text:p>
          </table:table-cell>
          <table:table-cell table:formula="of:=[.A1053]-INT([.B1053])*1000" office:value-type="float" office:value="72">
            <text:p>72</text:p>
          </table:table-cell>
          <table:table-cell table:formula="of:=CONCATENATE(INT([.B1053]);&quot;-&quot;;[.C1053])" office:value-type="string" office:string-value="2010-72">
            <text:p>2010-7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73">
            <text:p>2010073</text:p>
          </table:table-cell>
          <table:table-cell table:formula="of:=[.A1054]/1000" office:value-type="float" office:value="2010.073">
            <text:p>2010</text:p>
          </table:table-cell>
          <table:table-cell table:formula="of:=[.A1054]-INT([.B1054])*1000" office:value-type="float" office:value="73">
            <text:p>73</text:p>
          </table:table-cell>
          <table:table-cell table:formula="of:=CONCATENATE(INT([.B1054]);&quot;-&quot;;[.C1054])" office:value-type="string" office:string-value="2010-73">
            <text:p>2010-73</text:p>
          </table:table-cell>
          <table:table-cell office:value-type="float" office:value="546">
            <text:p>546</text:p>
          </table:table-cell>
          <table:table-cell office:value-type="float" office:value="3034.401611">
            <text:p>3034.401611</text:p>
          </table:table-cell>
          <table:table-cell office:value-type="float" office:value="4.290658">
            <text:p>4.290658</text:p>
          </table:table-cell>
          <table:table-cell office:value-type="float" office:value="7.285429">
            <text:p>7.285429</text:p>
          </table:table-cell>
          <table:table-cell office:value-type="float" office:value="2.357438">
            <text:p>2.357438</text:p>
          </table:table-cell>
          <table:table-cell office:value-type="float" office:value="5.557512">
            <text:p>5.5575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74">
            <text:p>2010074</text:p>
          </table:table-cell>
          <table:table-cell table:formula="of:=[.A1055]/1000" office:value-type="float" office:value="2010.074">
            <text:p>2010</text:p>
          </table:table-cell>
          <table:table-cell table:formula="of:=[.A1055]-INT([.B1055])*1000" office:value-type="float" office:value="74">
            <text:p>74</text:p>
          </table:table-cell>
          <table:table-cell table:formula="of:=CONCATENATE(INT([.B1055]);&quot;-&quot;;[.C1055])" office:value-type="string" office:string-value="2010-74">
            <text:p>2010-74</text:p>
          </table:table-cell>
          <table:table-cell office:value-type="float" office:value="63">
            <text:p>63</text:p>
          </table:table-cell>
          <table:table-cell office:value-type="float" office:value="320.064301">
            <text:p>320.064301</text:p>
          </table:table-cell>
          <table:table-cell office:value-type="float" office:value="3.210073">
            <text:p>3.210073</text:p>
          </table:table-cell>
          <table:table-cell office:value-type="float" office:value="7.870022">
            <text:p>7.870022</text:p>
          </table:table-cell>
          <table:table-cell office:value-type="float" office:value="2.253971">
            <text:p>2.253971</text:p>
          </table:table-cell>
          <table:table-cell office:value-type="float" office:value="5.080386">
            <text:p>5.0803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75">
            <text:p>2010075</text:p>
          </table:table-cell>
          <table:table-cell table:formula="of:=[.A1056]/1000" office:value-type="float" office:value="2010.075">
            <text:p>2010</text:p>
          </table:table-cell>
          <table:table-cell table:formula="of:=[.A1056]-INT([.B1056])*1000" office:value-type="float" office:value="75">
            <text:p>75</text:p>
          </table:table-cell>
          <table:table-cell table:formula="of:=CONCATENATE(INT([.B1056]);&quot;-&quot;;[.C1056])" office:value-type="string" office:string-value="2010-75">
            <text:p>2010-75</text:p>
          </table:table-cell>
          <table:table-cell office:value-type="float" office:value="599">
            <text:p>599</text:p>
          </table:table-cell>
          <table:table-cell office:value-type="float" office:value="1653.983765">
            <text:p>1653.983765</text:p>
          </table:table-cell>
          <table:table-cell office:value-type="float" office:value="1.220644">
            <text:p>1.220644</text:p>
          </table:table-cell>
          <table:table-cell office:value-type="float" office:value="4.226932">
            <text:p>4.226932</text:p>
          </table:table-cell>
          <table:table-cell office:value-type="float" office:value="1.661698">
            <text:p>1.661698</text:p>
          </table:table-cell>
          <table:table-cell office:value-type="float" office:value="2.761242">
            <text:p>2.7612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76">
            <text:p>2010076</text:p>
          </table:table-cell>
          <table:table-cell table:formula="of:=[.A1057]/1000" office:value-type="float" office:value="2010.076">
            <text:p>2010</text:p>
          </table:table-cell>
          <table:table-cell table:formula="of:=[.A1057]-INT([.B1057])*1000" office:value-type="float" office:value="76">
            <text:p>76</text:p>
          </table:table-cell>
          <table:table-cell table:formula="of:=CONCATENATE(INT([.B1057]);&quot;-&quot;;[.C1057])" office:value-type="string" office:string-value="2010-76">
            <text:p>2010-76</text:p>
          </table:table-cell>
          <table:table-cell office:value-type="float" office:value="599">
            <text:p>599</text:p>
          </table:table-cell>
          <table:table-cell office:value-type="float" office:value="2726.676514">
            <text:p>2726.676514</text:p>
          </table:table-cell>
          <table:table-cell office:value-type="float" office:value="3.291607">
            <text:p>3.291607</text:p>
          </table:table-cell>
          <table:table-cell office:value-type="float" office:value="5.758646">
            <text:p>5.758646</text:p>
          </table:table-cell>
          <table:table-cell office:value-type="float" office:value="2.133553">
            <text:p>2.133553</text:p>
          </table:table-cell>
          <table:table-cell office:value-type="float" office:value="4.552048">
            <text:p>4.5520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77">
            <text:p>2010077</text:p>
          </table:table-cell>
          <table:table-cell table:formula="of:=[.A1058]/1000" office:value-type="float" office:value="2010.077">
            <text:p>2010</text:p>
          </table:table-cell>
          <table:table-cell table:formula="of:=[.A1058]-INT([.B1058])*1000" office:value-type="float" office:value="77">
            <text:p>77</text:p>
          </table:table-cell>
          <table:table-cell table:formula="of:=CONCATENATE(INT([.B1058]);&quot;-&quot;;[.C1058])" office:value-type="string" office:string-value="2010-77">
            <text:p>2010-77</text:p>
          </table:table-cell>
          <table:table-cell office:value-type="float" office:value="599">
            <text:p>599</text:p>
          </table:table-cell>
          <table:table-cell office:value-type="float" office:value="1570.353516">
            <text:p>1570.353516</text:p>
          </table:table-cell>
          <table:table-cell office:value-type="float" office:value="0.902393">
            <text:p>0.902393</text:p>
          </table:table-cell>
          <table:table-cell office:value-type="float" office:value="4.20575">
            <text:p>4.20575</text:p>
          </table:table-cell>
          <table:table-cell office:value-type="float" office:value="1.619143">
            <text:p>1.619143</text:p>
          </table:table-cell>
          <table:table-cell office:value-type="float" office:value="2.621625">
            <text:p>2.6216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78">
            <text:p>2010078</text:p>
          </table:table-cell>
          <table:table-cell table:formula="of:=[.A1059]/1000" office:value-type="float" office:value="2010.078">
            <text:p>2010</text:p>
          </table:table-cell>
          <table:table-cell table:formula="of:=[.A1059]-INT([.B1059])*1000" office:value-type="float" office:value="78">
            <text:p>78</text:p>
          </table:table-cell>
          <table:table-cell table:formula="of:=CONCATENATE(INT([.B1059]);&quot;-&quot;;[.C1059])" office:value-type="string" office:string-value="2010-78">
            <text:p>2010-78</text:p>
          </table:table-cell>
          <table:table-cell office:value-type="float" office:value="517">
            <text:p>517</text:p>
          </table:table-cell>
          <table:table-cell office:value-type="float" office:value="2260.735352">
            <text:p>2260.735352</text:p>
          </table:table-cell>
          <table:table-cell office:value-type="float" office:value="2.604157">
            <text:p>2.604157</text:p>
          </table:table-cell>
          <table:table-cell office:value-type="float" office:value="6.691566">
            <text:p>6.691566</text:p>
          </table:table-cell>
          <table:table-cell office:value-type="float" office:value="2.091123">
            <text:p>2.091123</text:p>
          </table:table-cell>
          <table:table-cell office:value-type="float" office:value="4.372796">
            <text:p>4.3727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79">
            <text:p>2010079</text:p>
          </table:table-cell>
          <table:table-cell table:formula="of:=[.A1060]/1000" office:value-type="float" office:value="2010.079">
            <text:p>2010</text:p>
          </table:table-cell>
          <table:table-cell table:formula="of:=[.A1060]-INT([.B1060])*1000" office:value-type="float" office:value="79">
            <text:p>79</text:p>
          </table:table-cell>
          <table:table-cell table:formula="of:=CONCATENATE(INT([.B1060]);&quot;-&quot;;[.C1060])" office:value-type="string" office:string-value="2010-79">
            <text:p>2010-7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80">
            <text:p>2010080</text:p>
          </table:table-cell>
          <table:table-cell table:formula="of:=[.A1061]/1000" office:value-type="float" office:value="2010.08">
            <text:p>2010</text:p>
          </table:table-cell>
          <table:table-cell table:formula="of:=[.A1061]-INT([.B1061])*1000" office:value-type="float" office:value="80">
            <text:p>80</text:p>
          </table:table-cell>
          <table:table-cell table:formula="of:=CONCATENATE(INT([.B1061]);&quot;-&quot;;[.C1061])" office:value-type="string" office:string-value="2010-80">
            <text:p>2010-80</text:p>
          </table:table-cell>
          <table:table-cell office:value-type="float" office:value="555">
            <text:p>555</text:p>
          </table:table-cell>
          <table:table-cell office:value-type="float" office:value="3694.135498">
            <text:p>3694.135498</text:p>
          </table:table-cell>
          <table:table-cell office:value-type="float" office:value="5.591147">
            <text:p>5.591147</text:p>
          </table:table-cell>
          <table:table-cell office:value-type="float" office:value="7.63096">
            <text:p>7.63096</text:p>
          </table:table-cell>
          <table:table-cell office:value-type="float" office:value="2.579942">
            <text:p>2.579942</text:p>
          </table:table-cell>
          <table:table-cell office:value-type="float" office:value="6.6561">
            <text:p>6.656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81">
            <text:p>2010081</text:p>
          </table:table-cell>
          <table:table-cell table:formula="of:=[.A1062]/1000" office:value-type="float" office:value="2010.081">
            <text:p>2010</text:p>
          </table:table-cell>
          <table:table-cell table:formula="of:=[.A1062]-INT([.B1062])*1000" office:value-type="float" office:value="81">
            <text:p>81</text:p>
          </table:table-cell>
          <table:table-cell table:formula="of:=CONCATENATE(INT([.B1062]);&quot;-&quot;;[.C1062])" office:value-type="string" office:string-value="2010-81">
            <text:p>2010-8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82">
            <text:p>2010082</text:p>
          </table:table-cell>
          <table:table-cell table:formula="of:=[.A1063]/1000" office:value-type="float" office:value="2010.082">
            <text:p>2010</text:p>
          </table:table-cell>
          <table:table-cell table:formula="of:=[.A1063]-INT([.B1063])*1000" office:value-type="float" office:value="82">
            <text:p>82</text:p>
          </table:table-cell>
          <table:table-cell table:formula="of:=CONCATENATE(INT([.B1063]);&quot;-&quot;;[.C1063])" office:value-type="string" office:string-value="2010-82">
            <text:p>2010-82</text:p>
          </table:table-cell>
          <table:table-cell office:value-type="float" office:value="599">
            <text:p>599</text:p>
          </table:table-cell>
          <table:table-cell office:value-type="float" office:value="2577.466797">
            <text:p>2577.466797</text:p>
          </table:table-cell>
          <table:table-cell office:value-type="float" office:value="3.14466">
            <text:p>3.14466</text:p>
          </table:table-cell>
          <table:table-cell office:value-type="float" office:value="5.565505">
            <text:p>5.565505</text:p>
          </table:table-cell>
          <table:table-cell office:value-type="float" office:value="2.074355">
            <text:p>2.074355</text:p>
          </table:table-cell>
          <table:table-cell office:value-type="float" office:value="4.302949">
            <text:p>4.3029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83">
            <text:p>2010083</text:p>
          </table:table-cell>
          <table:table-cell table:formula="of:=[.A1064]/1000" office:value-type="float" office:value="2010.083">
            <text:p>2010</text:p>
          </table:table-cell>
          <table:table-cell table:formula="of:=[.A1064]-INT([.B1064])*1000" office:value-type="float" office:value="83">
            <text:p>83</text:p>
          </table:table-cell>
          <table:table-cell table:formula="of:=CONCATENATE(INT([.B1064]);&quot;-&quot;;[.C1064])" office:value-type="string" office:string-value="2010-83">
            <text:p>2010-83</text:p>
          </table:table-cell>
          <table:table-cell office:value-type="float" office:value="457">
            <text:p>457</text:p>
          </table:table-cell>
          <table:table-cell office:value-type="float" office:value="2327.27417">
            <text:p>2327.27417</text:p>
          </table:table-cell>
          <table:table-cell office:value-type="float" office:value="3.694304">
            <text:p>3.694304</text:p>
          </table:table-cell>
          <table:table-cell office:value-type="float" office:value="6.761518">
            <text:p>6.761518</text:p>
          </table:table-cell>
          <table:table-cell office:value-type="float" office:value="2.256658">
            <text:p>2.256658</text:p>
          </table:table-cell>
          <table:table-cell office:value-type="float" office:value="5.092504">
            <text:p>5.0925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84">
            <text:p>2010084</text:p>
          </table:table-cell>
          <table:table-cell table:formula="of:=[.A1065]/1000" office:value-type="float" office:value="2010.084">
            <text:p>2010</text:p>
          </table:table-cell>
          <table:table-cell table:formula="of:=[.A1065]-INT([.B1065])*1000" office:value-type="float" office:value="84">
            <text:p>84</text:p>
          </table:table-cell>
          <table:table-cell table:formula="of:=CONCATENATE(INT([.B1065]);&quot;-&quot;;[.C1065])" office:value-type="string" office:string-value="2010-84">
            <text:p>2010-84</text:p>
          </table:table-cell>
          <table:table-cell office:value-type="float" office:value="599">
            <text:p>599</text:p>
          </table:table-cell>
          <table:table-cell office:value-type="float" office:value="1700.57959">
            <text:p>1700.57959</text:p>
          </table:table-cell>
          <table:table-cell office:value-type="float" office:value="1.660758">
            <text:p>1.660758</text:p>
          </table:table-cell>
          <table:table-cell office:value-type="float" office:value="3.983361">
            <text:p>3.983361</text:p>
          </table:table-cell>
          <table:table-cell office:value-type="float" office:value="1.684942">
            <text:p>1.684942</text:p>
          </table:table-cell>
          <table:table-cell office:value-type="float" office:value="2.839031">
            <text:p>2.8390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85">
            <text:p>2010085</text:p>
          </table:table-cell>
          <table:table-cell table:formula="of:=[.A1066]/1000" office:value-type="float" office:value="2010.085">
            <text:p>2010</text:p>
          </table:table-cell>
          <table:table-cell table:formula="of:=[.A1066]-INT([.B1066])*1000" office:value-type="float" office:value="85">
            <text:p>85</text:p>
          </table:table-cell>
          <table:table-cell table:formula="of:=CONCATENATE(INT([.B1066]);&quot;-&quot;;[.C1066])" office:value-type="string" office:string-value="2010-85">
            <text:p>2010-85</text:p>
          </table:table-cell>
          <table:table-cell office:value-type="float" office:value="559">
            <text:p>559</text:p>
          </table:table-cell>
          <table:table-cell office:value-type="float" office:value="2205.94873">
            <text:p>2205.94873</text:p>
          </table:table-cell>
          <table:table-cell office:value-type="float" office:value="2.313806">
            <text:p>2.313806</text:p>
          </table:table-cell>
          <table:table-cell office:value-type="float" office:value="6.680873">
            <text:p>6.680873</text:p>
          </table:table-cell>
          <table:table-cell office:value-type="float" office:value="1.986515">
            <text:p>1.986515</text:p>
          </table:table-cell>
          <table:table-cell office:value-type="float" office:value="3.946241">
            <text:p>3.9462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86">
            <text:p>2010086</text:p>
          </table:table-cell>
          <table:table-cell table:formula="of:=[.A1067]/1000" office:value-type="float" office:value="2010.086">
            <text:p>2010</text:p>
          </table:table-cell>
          <table:table-cell table:formula="of:=[.A1067]-INT([.B1067])*1000" office:value-type="float" office:value="86">
            <text:p>86</text:p>
          </table:table-cell>
          <table:table-cell table:formula="of:=CONCATENATE(INT([.B1067]);&quot;-&quot;;[.C1067])" office:value-type="string" office:string-value="2010-86">
            <text:p>2010-86</text:p>
          </table:table-cell>
          <table:table-cell office:value-type="float" office:value="338">
            <text:p>338</text:p>
          </table:table-cell>
          <table:table-cell office:value-type="float" office:value="1702.500366">
            <text:p>1702.500366</text:p>
          </table:table-cell>
          <table:table-cell office:value-type="float" office:value="3.493366">
            <text:p>3.493366</text:p>
          </table:table-cell>
          <table:table-cell office:value-type="float" office:value="6.693324">
            <text:p>6.693324</text:p>
          </table:table-cell>
          <table:table-cell office:value-type="float" office:value="2.244323">
            <text:p>2.244323</text:p>
          </table:table-cell>
          <table:table-cell office:value-type="float" office:value="5.036983">
            <text:p>5.0369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87">
            <text:p>2010087</text:p>
          </table:table-cell>
          <table:table-cell table:formula="of:=[.A1068]/1000" office:value-type="float" office:value="2010.087">
            <text:p>2010</text:p>
          </table:table-cell>
          <table:table-cell table:formula="of:=[.A1068]-INT([.B1068])*1000" office:value-type="float" office:value="87">
            <text:p>87</text:p>
          </table:table-cell>
          <table:table-cell table:formula="of:=CONCATENATE(INT([.B1068]);&quot;-&quot;;[.C1068])" office:value-type="string" office:string-value="2010-87">
            <text:p>2010-87</text:p>
          </table:table-cell>
          <table:table-cell office:value-type="float" office:value="327">
            <text:p>327</text:p>
          </table:table-cell>
          <table:table-cell office:value-type="float" office:value="1002.129395">
            <text:p>1002.129395</text:p>
          </table:table-cell>
          <table:table-cell office:value-type="float" office:value="1.838094">
            <text:p>1.838094</text:p>
          </table:table-cell>
          <table:table-cell office:value-type="float" office:value="4.289538">
            <text:p>4.289538</text:p>
          </table:table-cell>
          <table:table-cell office:value-type="float" office:value="1.750605">
            <text:p>1.750605</text:p>
          </table:table-cell>
          <table:table-cell office:value-type="float" office:value="3.064616">
            <text:p>3.0646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88">
            <text:p>2010088</text:p>
          </table:table-cell>
          <table:table-cell table:formula="of:=[.A1069]/1000" office:value-type="float" office:value="2010.088">
            <text:p>2010</text:p>
          </table:table-cell>
          <table:table-cell table:formula="of:=[.A1069]-INT([.B1069])*1000" office:value-type="float" office:value="88">
            <text:p>88</text:p>
          </table:table-cell>
          <table:table-cell table:formula="of:=CONCATENATE(INT([.B1069]);&quot;-&quot;;[.C1069])" office:value-type="string" office:string-value="2010-88">
            <text:p>2010-88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89">
            <text:p>2010089</text:p>
          </table:table-cell>
          <table:table-cell table:formula="of:=[.A1070]/1000" office:value-type="float" office:value="2010.089">
            <text:p>2010</text:p>
          </table:table-cell>
          <table:table-cell table:formula="of:=[.A1070]-INT([.B1070])*1000" office:value-type="float" office:value="89">
            <text:p>89</text:p>
          </table:table-cell>
          <table:table-cell table:formula="of:=CONCATENATE(INT([.B1070]);&quot;-&quot;;[.C1070])" office:value-type="string" office:string-value="2010-89">
            <text:p>2010-89</text:p>
          </table:table-cell>
          <table:table-cell office:value-type="float" office:value="598">
            <text:p>598</text:p>
          </table:table-cell>
          <table:table-cell office:value-type="float" office:value="1216.279175">
            <text:p>1216.279175</text:p>
          </table:table-cell>
          <table:table-cell office:value-type="float" office:value="0.786782">
            <text:p>0.786782</text:p>
          </table:table-cell>
          <table:table-cell office:value-type="float" office:value="3.434923">
            <text:p>3.434923</text:p>
          </table:table-cell>
          <table:table-cell office:value-type="float" office:value="1.426153">
            <text:p>1.426153</text:p>
          </table:table-cell>
          <table:table-cell office:value-type="float" office:value="2.033912">
            <text:p>2.0339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90">
            <text:p>2010090</text:p>
          </table:table-cell>
          <table:table-cell table:formula="of:=[.A1071]/1000" office:value-type="float" office:value="2010.09">
            <text:p>2010</text:p>
          </table:table-cell>
          <table:table-cell table:formula="of:=[.A1071]-INT([.B1071])*1000" office:value-type="float" office:value="90">
            <text:p>90</text:p>
          </table:table-cell>
          <table:table-cell table:formula="of:=CONCATENATE(INT([.B1071]);&quot;-&quot;;[.C1071])" office:value-type="string" office:string-value="2010-90">
            <text:p>2010-90</text:p>
          </table:table-cell>
          <table:table-cell office:value-type="float" office:value="223">
            <text:p>223</text:p>
          </table:table-cell>
          <table:table-cell office:value-type="float" office:value="943.215027">
            <text:p>943.215027</text:p>
          </table:table-cell>
          <table:table-cell office:value-type="float" office:value="3.389337">
            <text:p>3.389337</text:p>
          </table:table-cell>
          <table:table-cell office:value-type="float" office:value="5.174059">
            <text:p>5.174059</text:p>
          </table:table-cell>
          <table:table-cell office:value-type="float" office:value="2.056615">
            <text:p>2.056615</text:p>
          </table:table-cell>
          <table:table-cell office:value-type="float" office:value="4.229664">
            <text:p>4.2296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91">
            <text:p>2010091</text:p>
          </table:table-cell>
          <table:table-cell table:formula="of:=[.A1072]/1000" office:value-type="float" office:value="2010.091">
            <text:p>2010</text:p>
          </table:table-cell>
          <table:table-cell table:formula="of:=[.A1072]-INT([.B1072])*1000" office:value-type="float" office:value="91">
            <text:p>91</text:p>
          </table:table-cell>
          <table:table-cell table:formula="of:=CONCATENATE(INT([.B1072]);&quot;-&quot;;[.C1072])" office:value-type="string" office:string-value="2010-91">
            <text:p>2010-91</text:p>
          </table:table-cell>
          <table:table-cell office:value-type="float" office:value="599">
            <text:p>599</text:p>
          </table:table-cell>
          <table:table-cell office:value-type="float" office:value="997.698669">
            <text:p>997.698669</text:p>
          </table:table-cell>
          <table:table-cell office:value-type="float" office:value="0.092052">
            <text:p>0.092052</text:p>
          </table:table-cell>
          <table:table-cell office:value-type="float" office:value="2.765517">
            <text:p>2.765517</text:p>
          </table:table-cell>
          <table:table-cell office:value-type="float" office:value="1.290584">
            <text:p>1.290584</text:p>
          </table:table-cell>
          <table:table-cell office:value-type="float" office:value="1.665607">
            <text:p>1.6656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92">
            <text:p>2010092</text:p>
          </table:table-cell>
          <table:table-cell table:formula="of:=[.A1073]/1000" office:value-type="float" office:value="2010.092">
            <text:p>2010</text:p>
          </table:table-cell>
          <table:table-cell table:formula="of:=[.A1073]-INT([.B1073])*1000" office:value-type="float" office:value="92">
            <text:p>92</text:p>
          </table:table-cell>
          <table:table-cell table:formula="of:=CONCATENATE(INT([.B1073]);&quot;-&quot;;[.C1073])" office:value-type="string" office:string-value="2010-92">
            <text:p>2010-92</text:p>
          </table:table-cell>
          <table:table-cell office:value-type="float" office:value="599">
            <text:p>599</text:p>
          </table:table-cell>
          <table:table-cell office:value-type="float" office:value="1841.490723">
            <text:p>1841.490723</text:p>
          </table:table-cell>
          <table:table-cell office:value-type="float" office:value="1.801671">
            <text:p>1.801671</text:p>
          </table:table-cell>
          <table:table-cell office:value-type="float" office:value="4.364723">
            <text:p>4.364723</text:p>
          </table:table-cell>
          <table:table-cell office:value-type="float" office:value="1.753361">
            <text:p>1.753361</text:p>
          </table:table-cell>
          <table:table-cell office:value-type="float" office:value="3.074275">
            <text:p>3.0742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93">
            <text:p>2010093</text:p>
          </table:table-cell>
          <table:table-cell table:formula="of:=[.A1074]/1000" office:value-type="float" office:value="2010.093">
            <text:p>2010</text:p>
          </table:table-cell>
          <table:table-cell table:formula="of:=[.A1074]-INT([.B1074])*1000" office:value-type="float" office:value="93">
            <text:p>93</text:p>
          </table:table-cell>
          <table:table-cell table:formula="of:=CONCATENATE(INT([.B1074]);&quot;-&quot;;[.C1074])" office:value-type="string" office:string-value="2010-93">
            <text:p>2010-93</text:p>
          </table:table-cell>
          <table:table-cell office:value-type="float" office:value="64">
            <text:p>64</text:p>
          </table:table-cell>
          <table:table-cell office:value-type="float" office:value="281.450378">
            <text:p>281.450378</text:p>
          </table:table-cell>
          <table:table-cell office:value-type="float" office:value="3.75621">
            <text:p>3.75621</text:p>
          </table:table-cell>
          <table:table-cell office:value-type="float" office:value="5.089665">
            <text:p>5.089665</text:p>
          </table:table-cell>
          <table:table-cell office:value-type="float" office:value="2.09706">
            <text:p>2.09706</text:p>
          </table:table-cell>
          <table:table-cell office:value-type="float" office:value="4.397662">
            <text:p>4.3976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94">
            <text:p>2010094</text:p>
          </table:table-cell>
          <table:table-cell table:formula="of:=[.A1075]/1000" office:value-type="float" office:value="2010.094">
            <text:p>2010</text:p>
          </table:table-cell>
          <table:table-cell table:formula="of:=[.A1075]-INT([.B1075])*1000" office:value-type="float" office:value="94">
            <text:p>94</text:p>
          </table:table-cell>
          <table:table-cell table:formula="of:=CONCATENATE(INT([.B1075]);&quot;-&quot;;[.C1075])" office:value-type="string" office:string-value="2010-94">
            <text:p>2010-94</text:p>
          </table:table-cell>
          <table:table-cell office:value-type="float" office:value="120">
            <text:p>120</text:p>
          </table:table-cell>
          <table:table-cell office:value-type="float" office:value="482.091339">
            <text:p>482.091339</text:p>
          </table:table-cell>
          <table:table-cell office:value-type="float" office:value="2.684718">
            <text:p>2.684718</text:p>
          </table:table-cell>
          <table:table-cell office:value-type="float" office:value="4.906362">
            <text:p>4.906362</text:p>
          </table:table-cell>
          <table:table-cell office:value-type="float" office:value="2.004352">
            <text:p>2.004352</text:p>
          </table:table-cell>
          <table:table-cell office:value-type="float" office:value="4.017428">
            <text:p>4.0174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95">
            <text:p>2010095</text:p>
          </table:table-cell>
          <table:table-cell table:formula="of:=[.A1076]/1000" office:value-type="float" office:value="2010.095">
            <text:p>2010</text:p>
          </table:table-cell>
          <table:table-cell table:formula="of:=[.A1076]-INT([.B1076])*1000" office:value-type="float" office:value="95">
            <text:p>95</text:p>
          </table:table-cell>
          <table:table-cell table:formula="of:=CONCATENATE(INT([.B1076]);&quot;-&quot;;[.C1076])" office:value-type="string" office:string-value="2010-95">
            <text:p>2010-9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96">
            <text:p>2010096</text:p>
          </table:table-cell>
          <table:table-cell table:formula="of:=[.A1077]/1000" office:value-type="float" office:value="2010.096">
            <text:p>2010</text:p>
          </table:table-cell>
          <table:table-cell table:formula="of:=[.A1077]-INT([.B1077])*1000" office:value-type="float" office:value="96">
            <text:p>96</text:p>
          </table:table-cell>
          <table:table-cell table:formula="of:=CONCATENATE(INT([.B1077]);&quot;-&quot;;[.C1077])" office:value-type="string" office:string-value="2010-96">
            <text:p>2010-96</text:p>
          </table:table-cell>
          <table:table-cell office:value-type="float" office:value="47">
            <text:p>47</text:p>
          </table:table-cell>
          <table:table-cell office:value-type="float" office:value="161.052917">
            <text:p>161.052917</text:p>
          </table:table-cell>
          <table:table-cell office:value-type="float" office:value="1.715352">
            <text:p>1.715352</text:p>
          </table:table-cell>
          <table:table-cell office:value-type="float" office:value="4.455029">
            <text:p>4.455029</text:p>
          </table:table-cell>
          <table:table-cell office:value-type="float" office:value="1.851123">
            <text:p>1.851123</text:p>
          </table:table-cell>
          <table:table-cell office:value-type="float" office:value="3.426658">
            <text:p>3.4266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97">
            <text:p>2010097</text:p>
          </table:table-cell>
          <table:table-cell table:formula="of:=[.A1078]/1000" office:value-type="float" office:value="2010.097">
            <text:p>2010</text:p>
          </table:table-cell>
          <table:table-cell table:formula="of:=[.A1078]-INT([.B1078])*1000" office:value-type="float" office:value="97">
            <text:p>97</text:p>
          </table:table-cell>
          <table:table-cell table:formula="of:=CONCATENATE(INT([.B1078]);&quot;-&quot;;[.C1078])" office:value-type="string" office:string-value="2010-97">
            <text:p>2010-9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98">
            <text:p>2010098</text:p>
          </table:table-cell>
          <table:table-cell table:formula="of:=[.A1079]/1000" office:value-type="float" office:value="2010.098">
            <text:p>2010</text:p>
          </table:table-cell>
          <table:table-cell table:formula="of:=[.A1079]-INT([.B1079])*1000" office:value-type="float" office:value="98">
            <text:p>98</text:p>
          </table:table-cell>
          <table:table-cell table:formula="of:=CONCATENATE(INT([.B1079]);&quot;-&quot;;[.C1079])" office:value-type="string" office:string-value="2010-98">
            <text:p>2010-98</text:p>
          </table:table-cell>
          <table:table-cell office:value-type="float" office:value="537">
            <text:p>537</text:p>
          </table:table-cell>
          <table:table-cell office:value-type="float" office:value="1351.067383">
            <text:p>1351.067383</text:p>
          </table:table-cell>
          <table:table-cell office:value-type="float" office:value="0.364205">
            <text:p>0.364205</text:p>
          </table:table-cell>
          <table:table-cell office:value-type="float" office:value="3.572104">
            <text:p>3.572104</text:p>
          </table:table-cell>
          <table:table-cell office:value-type="float" office:value="1.586176">
            <text:p>1.586176</text:p>
          </table:table-cell>
          <table:table-cell office:value-type="float" office:value="2.515954">
            <text:p>2.51595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99">
            <text:p>2010099</text:p>
          </table:table-cell>
          <table:table-cell table:formula="of:=[.A1080]/1000" office:value-type="float" office:value="2010.099">
            <text:p>2010</text:p>
          </table:table-cell>
          <table:table-cell table:formula="of:=[.A1080]-INT([.B1080])*1000" office:value-type="float" office:value="99">
            <text:p>99</text:p>
          </table:table-cell>
          <table:table-cell table:formula="of:=CONCATENATE(INT([.B1080]);&quot;-&quot;;[.C1080])" office:value-type="string" office:string-value="2010-99">
            <text:p>2010-9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00">
            <text:p>2010100</text:p>
          </table:table-cell>
          <table:table-cell table:formula="of:=[.A1081]/1000" office:value-type="float" office:value="2010.1">
            <text:p>2010</text:p>
          </table:table-cell>
          <table:table-cell table:formula="of:=[.A1081]-INT([.B1081])*1000" office:value-type="float" office:value="100">
            <text:p>100</text:p>
          </table:table-cell>
          <table:table-cell table:formula="of:=CONCATENATE(INT([.B1081]);&quot;-&quot;;[.C1081])" office:value-type="string" office:string-value="2010-100">
            <text:p>2010-100</text:p>
          </table:table-cell>
          <table:table-cell office:value-type="float" office:value="158">
            <text:p>158</text:p>
          </table:table-cell>
          <table:table-cell office:value-type="float" office:value="779.105652">
            <text:p>779.105652</text:p>
          </table:table-cell>
          <table:table-cell office:value-type="float" office:value="3.688419">
            <text:p>3.688419</text:p>
          </table:table-cell>
          <table:table-cell office:value-type="float" office:value="6.091775">
            <text:p>6.091775</text:p>
          </table:table-cell>
          <table:table-cell office:value-type="float" office:value="2.220596">
            <text:p>2.220596</text:p>
          </table:table-cell>
          <table:table-cell office:value-type="float" office:value="4.931048">
            <text:p>4.93104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01">
            <text:p>2010101</text:p>
          </table:table-cell>
          <table:table-cell table:formula="of:=[.A1082]/1000" office:value-type="float" office:value="2010.101">
            <text:p>2010</text:p>
          </table:table-cell>
          <table:table-cell table:formula="of:=[.A1082]-INT([.B1082])*1000" office:value-type="float" office:value="101">
            <text:p>101</text:p>
          </table:table-cell>
          <table:table-cell table:formula="of:=CONCATENATE(INT([.B1082]);&quot;-&quot;;[.C1082])" office:value-type="string" office:string-value="2010-101">
            <text:p>2010-101</text:p>
          </table:table-cell>
          <table:table-cell office:value-type="float" office:value="156">
            <text:p>156</text:p>
          </table:table-cell>
          <table:table-cell office:value-type="float" office:value="789.555298">
            <text:p>789.555298</text:p>
          </table:table-cell>
          <table:table-cell office:value-type="float" office:value="3.726745">
            <text:p>3.726745</text:p>
          </table:table-cell>
          <table:table-cell office:value-type="float" office:value="6.065746">
            <text:p>6.065746</text:p>
          </table:table-cell>
          <table:table-cell office:value-type="float" office:value="2.249723">
            <text:p>2.249723</text:p>
          </table:table-cell>
          <table:table-cell office:value-type="float" office:value="5.061252">
            <text:p>5.0612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02">
            <text:p>2010102</text:p>
          </table:table-cell>
          <table:table-cell table:formula="of:=[.A1083]/1000" office:value-type="float" office:value="2010.102">
            <text:p>2010</text:p>
          </table:table-cell>
          <table:table-cell table:formula="of:=[.A1083]-INT([.B1083])*1000" office:value-type="float" office:value="102">
            <text:p>102</text:p>
          </table:table-cell>
          <table:table-cell table:formula="of:=CONCATENATE(INT([.B1083]);&quot;-&quot;;[.C1083])" office:value-type="string" office:string-value="2010-102">
            <text:p>2010-102</text:p>
          </table:table-cell>
          <table:table-cell office:value-type="float" office:value="452">
            <text:p>452</text:p>
          </table:table-cell>
          <table:table-cell office:value-type="float" office:value="1547.441284">
            <text:p>1547.441284</text:p>
          </table:table-cell>
          <table:table-cell office:value-type="float" office:value="1.865576">
            <text:p>1.865576</text:p>
          </table:table-cell>
          <table:table-cell office:value-type="float" office:value="4.109998">
            <text:p>4.109998</text:p>
          </table:table-cell>
          <table:table-cell office:value-type="float" office:value="1.850282">
            <text:p>1.850282</text:p>
          </table:table-cell>
          <table:table-cell office:value-type="float" office:value="3.423543">
            <text:p>3.4235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03">
            <text:p>2010103</text:p>
          </table:table-cell>
          <table:table-cell table:formula="of:=[.A1084]/1000" office:value-type="float" office:value="2010.103">
            <text:p>2010</text:p>
          </table:table-cell>
          <table:table-cell table:formula="of:=[.A1084]-INT([.B1084])*1000" office:value-type="float" office:value="103">
            <text:p>103</text:p>
          </table:table-cell>
          <table:table-cell table:formula="of:=CONCATENATE(INT([.B1084]);&quot;-&quot;;[.C1084])" office:value-type="string" office:string-value="2010-103">
            <text:p>2010-103</text:p>
          </table:table-cell>
          <table:table-cell office:value-type="float" office:value="568">
            <text:p>568</text:p>
          </table:table-cell>
          <table:table-cell office:value-type="float" office:value="1537.11499">
            <text:p>1537.11499</text:p>
          </table:table-cell>
          <table:table-cell office:value-type="float" office:value="1.18254">
            <text:p>1.18254</text:p>
          </table:table-cell>
          <table:table-cell office:value-type="float" office:value="3.720481">
            <text:p>3.720481</text:p>
          </table:table-cell>
          <table:table-cell office:value-type="float" office:value="1.64505">
            <text:p>1.64505</text:p>
          </table:table-cell>
          <table:table-cell office:value-type="float" office:value="2.706188">
            <text:p>2.7061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04">
            <text:p>2010104</text:p>
          </table:table-cell>
          <table:table-cell table:formula="of:=[.A1085]/1000" office:value-type="float" office:value="2010.104">
            <text:p>2010</text:p>
          </table:table-cell>
          <table:table-cell table:formula="of:=[.A1085]-INT([.B1085])*1000" office:value-type="float" office:value="104">
            <text:p>104</text:p>
          </table:table-cell>
          <table:table-cell table:formula="of:=CONCATENATE(INT([.B1085]);&quot;-&quot;;[.C1085])" office:value-type="string" office:string-value="2010-104">
            <text:p>2010-10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05">
            <text:p>2010105</text:p>
          </table:table-cell>
          <table:table-cell table:formula="of:=[.A1086]/1000" office:value-type="float" office:value="2010.105">
            <text:p>2010</text:p>
          </table:table-cell>
          <table:table-cell table:formula="of:=[.A1086]-INT([.B1086])*1000" office:value-type="float" office:value="105">
            <text:p>105</text:p>
          </table:table-cell>
          <table:table-cell table:formula="of:=CONCATENATE(INT([.B1086]);&quot;-&quot;;[.C1086])" office:value-type="string" office:string-value="2010-105">
            <text:p>2010-105</text:p>
          </table:table-cell>
          <table:table-cell office:value-type="float" office:value="592">
            <text:p>592</text:p>
          </table:table-cell>
          <table:table-cell office:value-type="float" office:value="1443.731812">
            <text:p>1443.731812</text:p>
          </table:table-cell>
          <table:table-cell office:value-type="float" office:value="0.748026">
            <text:p>0.748026</text:p>
          </table:table-cell>
          <table:table-cell office:value-type="float" office:value="3.425865">
            <text:p>3.425865</text:p>
          </table:table-cell>
          <table:table-cell office:value-type="float" office:value="1.561645">
            <text:p>1.561645</text:p>
          </table:table-cell>
          <table:table-cell office:value-type="float" office:value="2.438736">
            <text:p>2.4387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06">
            <text:p>2010106</text:p>
          </table:table-cell>
          <table:table-cell table:formula="of:=[.A1087]/1000" office:value-type="float" office:value="2010.106">
            <text:p>2010</text:p>
          </table:table-cell>
          <table:table-cell table:formula="of:=[.A1087]-INT([.B1087])*1000" office:value-type="float" office:value="106">
            <text:p>106</text:p>
          </table:table-cell>
          <table:table-cell table:formula="of:=CONCATENATE(INT([.B1087]);&quot;-&quot;;[.C1087])" office:value-type="string" office:string-value="2010-106">
            <text:p>2010-106</text:p>
          </table:table-cell>
          <table:table-cell office:value-type="float" office:value="254">
            <text:p>254</text:p>
          </table:table-cell>
          <table:table-cell office:value-type="float" office:value="684.252747">
            <text:p>684.252747</text:p>
          </table:table-cell>
          <table:table-cell office:value-type="float" office:value="1.934516">
            <text:p>1.934516</text:p>
          </table:table-cell>
          <table:table-cell office:value-type="float" office:value="3.697844">
            <text:p>3.697844</text:p>
          </table:table-cell>
          <table:table-cell office:value-type="float" office:value="1.641313">
            <text:p>1.641313</text:p>
          </table:table-cell>
          <table:table-cell office:value-type="float" office:value="2.693908">
            <text:p>2.6939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07">
            <text:p>2010107</text:p>
          </table:table-cell>
          <table:table-cell table:formula="of:=[.A1088]/1000" office:value-type="float" office:value="2010.107">
            <text:p>2010</text:p>
          </table:table-cell>
          <table:table-cell table:formula="of:=[.A1088]-INT([.B1088])*1000" office:value-type="float" office:value="107">
            <text:p>107</text:p>
          </table:table-cell>
          <table:table-cell table:formula="of:=CONCATENATE(INT([.B1088]);&quot;-&quot;;[.C1088])" office:value-type="string" office:string-value="2010-107">
            <text:p>2010-107</text:p>
          </table:table-cell>
          <table:table-cell office:value-type="float" office:value="557">
            <text:p>557</text:p>
          </table:table-cell>
          <table:table-cell office:value-type="float" office:value="1655.060059">
            <text:p>1655.060059</text:p>
          </table:table-cell>
          <table:table-cell office:value-type="float" office:value="1.970487">
            <text:p>1.970487</text:p>
          </table:table-cell>
          <table:table-cell office:value-type="float" office:value="3.879386">
            <text:p>3.879386</text:p>
          </table:table-cell>
          <table:table-cell office:value-type="float" office:value="1.72377">
            <text:p>1.72377</text:p>
          </table:table-cell>
          <table:table-cell office:value-type="float" office:value="2.971383">
            <text:p>2.9713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08">
            <text:p>2010108</text:p>
          </table:table-cell>
          <table:table-cell table:formula="of:=[.A1089]/1000" office:value-type="float" office:value="2010.108">
            <text:p>2010</text:p>
          </table:table-cell>
          <table:table-cell table:formula="of:=[.A1089]-INT([.B1089])*1000" office:value-type="float" office:value="108">
            <text:p>108</text:p>
          </table:table-cell>
          <table:table-cell table:formula="of:=CONCATENATE(INT([.B1089]);&quot;-&quot;;[.C1089])" office:value-type="string" office:string-value="2010-108">
            <text:p>2010-108</text:p>
          </table:table-cell>
          <table:table-cell office:value-type="float" office:value="206">
            <text:p>206</text:p>
          </table:table-cell>
          <table:table-cell office:value-type="float" office:value="625.810242">
            <text:p>625.810242</text:p>
          </table:table-cell>
          <table:table-cell office:value-type="float" office:value="1.075851">
            <text:p>1.075851</text:p>
          </table:table-cell>
          <table:table-cell office:value-type="float" office:value="5.548722">
            <text:p>5.548722</text:p>
          </table:table-cell>
          <table:table-cell office:value-type="float" office:value="1.742961">
            <text:p>1.742961</text:p>
          </table:table-cell>
          <table:table-cell office:value-type="float" office:value="3.037914">
            <text:p>3.0379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09">
            <text:p>2010109</text:p>
          </table:table-cell>
          <table:table-cell table:formula="of:=[.A1090]/1000" office:value-type="float" office:value="2010.109">
            <text:p>2010</text:p>
          </table:table-cell>
          <table:table-cell table:formula="of:=[.A1090]-INT([.B1090])*1000" office:value-type="float" office:value="109">
            <text:p>109</text:p>
          </table:table-cell>
          <table:table-cell table:formula="of:=CONCATENATE(INT([.B1090]);&quot;-&quot;;[.C1090])" office:value-type="string" office:string-value="2010-109">
            <text:p>2010-109</text:p>
          </table:table-cell>
          <table:table-cell office:value-type="float" office:value="595">
            <text:p>595</text:p>
          </table:table-cell>
          <table:table-cell office:value-type="float" office:value="1158.357788">
            <text:p>1158.357788</text:p>
          </table:table-cell>
          <table:table-cell office:value-type="float" office:value="0.47191">
            <text:p>0.47191</text:p>
          </table:table-cell>
          <table:table-cell office:value-type="float" office:value="2.90974">
            <text:p>2.90974</text:p>
          </table:table-cell>
          <table:table-cell office:value-type="float" office:value="1.395285">
            <text:p>1.395285</text:p>
          </table:table-cell>
          <table:table-cell office:value-type="float" office:value="1.94682">
            <text:p>1.946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10">
            <text:p>2010110</text:p>
          </table:table-cell>
          <table:table-cell table:formula="of:=[.A1091]/1000" office:value-type="float" office:value="2010.11">
            <text:p>2010</text:p>
          </table:table-cell>
          <table:table-cell table:formula="of:=[.A1091]-INT([.B1091])*1000" office:value-type="float" office:value="110">
            <text:p>110</text:p>
          </table:table-cell>
          <table:table-cell table:formula="of:=CONCATENATE(INT([.B1091]);&quot;-&quot;;[.C1091])" office:value-type="string" office:string-value="2010-110">
            <text:p>2010-110</text:p>
          </table:table-cell>
          <table:table-cell office:value-type="float" office:value="428">
            <text:p>428</text:p>
          </table:table-cell>
          <table:table-cell office:value-type="float" office:value="1051.984985">
            <text:p>1051.984985</text:p>
          </table:table-cell>
          <table:table-cell office:value-type="float" office:value="0.963746">
            <text:p>0.963746</text:p>
          </table:table-cell>
          <table:table-cell office:value-type="float" office:value="3.852336">
            <text:p>3.852336</text:p>
          </table:table-cell>
          <table:table-cell office:value-type="float" office:value="1.567772">
            <text:p>1.567772</text:p>
          </table:table-cell>
          <table:table-cell office:value-type="float" office:value="2.457909">
            <text:p>2.4579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11">
            <text:p>2010111</text:p>
          </table:table-cell>
          <table:table-cell table:formula="of:=[.A1092]/1000" office:value-type="float" office:value="2010.111">
            <text:p>2010</text:p>
          </table:table-cell>
          <table:table-cell table:formula="of:=[.A1092]-INT([.B1092])*1000" office:value-type="float" office:value="111">
            <text:p>111</text:p>
          </table:table-cell>
          <table:table-cell table:formula="of:=CONCATENATE(INT([.B1092]);&quot;-&quot;;[.C1092])" office:value-type="string" office:string-value="2010-111">
            <text:p>2010-11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12">
            <text:p>2010112</text:p>
          </table:table-cell>
          <table:table-cell table:formula="of:=[.A1093]/1000" office:value-type="float" office:value="2010.112">
            <text:p>2010</text:p>
          </table:table-cell>
          <table:table-cell table:formula="of:=[.A1093]-INT([.B1093])*1000" office:value-type="float" office:value="112">
            <text:p>112</text:p>
          </table:table-cell>
          <table:table-cell table:formula="of:=CONCATENATE(INT([.B1093]);&quot;-&quot;;[.C1093])" office:value-type="string" office:string-value="2010-112">
            <text:p>2010-112</text:p>
          </table:table-cell>
          <table:table-cell office:value-type="float" office:value="504">
            <text:p>504</text:p>
          </table:table-cell>
          <table:table-cell office:value-type="float" office:value="542.832336">
            <text:p>542.832336</text:p>
          </table:table-cell>
          <table:table-cell office:value-type="float" office:value="0.00096">
            <text:p>0.00096</text:p>
          </table:table-cell>
          <table:table-cell office:value-type="float" office:value="2.759448">
            <text:p>2.759448</text:p>
          </table:table-cell>
          <table:table-cell office:value-type="float" office:value="1.037809">
            <text:p>1.037809</text:p>
          </table:table-cell>
          <table:table-cell office:value-type="float" office:value="1.077048">
            <text:p>1.07704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13">
            <text:p>2010113</text:p>
          </table:table-cell>
          <table:table-cell table:formula="of:=[.A1094]/1000" office:value-type="float" office:value="2010.113">
            <text:p>2010</text:p>
          </table:table-cell>
          <table:table-cell table:formula="of:=[.A1094]-INT([.B1094])*1000" office:value-type="float" office:value="113">
            <text:p>113</text:p>
          </table:table-cell>
          <table:table-cell table:formula="of:=CONCATENATE(INT([.B1094]);&quot;-&quot;;[.C1094])" office:value-type="string" office:string-value="2010-113">
            <text:p>2010-11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14">
            <text:p>2010114</text:p>
          </table:table-cell>
          <table:table-cell table:formula="of:=[.A1095]/1000" office:value-type="float" office:value="2010.114">
            <text:p>2010</text:p>
          </table:table-cell>
          <table:table-cell table:formula="of:=[.A1095]-INT([.B1095])*1000" office:value-type="float" office:value="114">
            <text:p>114</text:p>
          </table:table-cell>
          <table:table-cell table:formula="of:=CONCATENATE(INT([.B1095]);&quot;-&quot;;[.C1095])" office:value-type="string" office:string-value="2010-114">
            <text:p>2010-114</text:p>
          </table:table-cell>
          <table:table-cell office:value-type="float" office:value="6">
            <text:p>6</text:p>
          </table:table-cell>
          <table:table-cell office:value-type="float" office:value="30.988476">
            <text:p>30.988476</text:p>
          </table:table-cell>
          <table:table-cell office:value-type="float" office:value="5.072649">
            <text:p>5.072649</text:p>
          </table:table-cell>
          <table:table-cell office:value-type="float" office:value="5.236382">
            <text:p>5.236382</text:p>
          </table:table-cell>
          <table:table-cell office:value-type="float" office:value="2.272608">
            <text:p>2.272608</text:p>
          </table:table-cell>
          <table:table-cell office:value-type="float" office:value="5.164746">
            <text:p>5.16474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15">
            <text:p>2010115</text:p>
          </table:table-cell>
          <table:table-cell table:formula="of:=[.A1096]/1000" office:value-type="float" office:value="2010.115">
            <text:p>2010</text:p>
          </table:table-cell>
          <table:table-cell table:formula="of:=[.A1096]-INT([.B1096])*1000" office:value-type="float" office:value="115">
            <text:p>115</text:p>
          </table:table-cell>
          <table:table-cell table:formula="of:=CONCATENATE(INT([.B1096]);&quot;-&quot;;[.C1096])" office:value-type="string" office:string-value="2010-115">
            <text:p>2010-115</text:p>
          </table:table-cell>
          <table:table-cell office:value-type="float" office:value="8">
            <text:p>8</text:p>
          </table:table-cell>
          <table:table-cell office:value-type="float" office:value="39.729836">
            <text:p>39.729836</text:p>
          </table:table-cell>
          <table:table-cell office:value-type="float" office:value="4.702056">
            <text:p>4.702056</text:p>
          </table:table-cell>
          <table:table-cell office:value-type="float" office:value="5.306168">
            <text:p>5.306168</text:p>
          </table:table-cell>
          <table:table-cell office:value-type="float" office:value="2.228504">
            <text:p>2.228504</text:p>
          </table:table-cell>
          <table:table-cell office:value-type="float" office:value="4.966229">
            <text:p>4.9662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16">
            <text:p>2010116</text:p>
          </table:table-cell>
          <table:table-cell table:formula="of:=[.A1097]/1000" office:value-type="float" office:value="2010.116">
            <text:p>2010</text:p>
          </table:table-cell>
          <table:table-cell table:formula="of:=[.A1097]-INT([.B1097])*1000" office:value-type="float" office:value="116">
            <text:p>116</text:p>
          </table:table-cell>
          <table:table-cell table:formula="of:=CONCATENATE(INT([.B1097]);&quot;-&quot;;[.C1097])" office:value-type="string" office:string-value="2010-116">
            <text:p>2010-116</text:p>
          </table:table-cell>
          <table:table-cell office:value-type="float" office:value="428">
            <text:p>428</text:p>
          </table:table-cell>
          <table:table-cell office:value-type="float" office:value="1847.952271">
            <text:p>1847.952271</text:p>
          </table:table-cell>
          <table:table-cell office:value-type="float" office:value="2.877747">
            <text:p>2.877747</text:p>
          </table:table-cell>
          <table:table-cell office:value-type="float" office:value="5.099588">
            <text:p>5.099588</text:p>
          </table:table-cell>
          <table:table-cell office:value-type="float" office:value="2.077894">
            <text:p>2.077894</text:p>
          </table:table-cell>
          <table:table-cell office:value-type="float" office:value="4.317646">
            <text:p>4.3176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17">
            <text:p>2010117</text:p>
          </table:table-cell>
          <table:table-cell table:formula="of:=[.A1098]/1000" office:value-type="float" office:value="2010.117">
            <text:p>2010</text:p>
          </table:table-cell>
          <table:table-cell table:formula="of:=[.A1098]-INT([.B1098])*1000" office:value-type="float" office:value="117">
            <text:p>117</text:p>
          </table:table-cell>
          <table:table-cell table:formula="of:=CONCATENATE(INT([.B1098]);&quot;-&quot;;[.C1098])" office:value-type="string" office:string-value="2010-117">
            <text:p>2010-11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18">
            <text:p>2010118</text:p>
          </table:table-cell>
          <table:table-cell table:formula="of:=[.A1099]/1000" office:value-type="float" office:value="2010.118">
            <text:p>2010</text:p>
          </table:table-cell>
          <table:table-cell table:formula="of:=[.A1099]-INT([.B1099])*1000" office:value-type="float" office:value="118">
            <text:p>118</text:p>
          </table:table-cell>
          <table:table-cell table:formula="of:=CONCATENATE(INT([.B1099]);&quot;-&quot;;[.C1099])" office:value-type="string" office:string-value="2010-118">
            <text:p>2010-118</text:p>
          </table:table-cell>
          <table:table-cell office:value-type="float" office:value="479">
            <text:p>479</text:p>
          </table:table-cell>
          <table:table-cell office:value-type="float" office:value="1577.335205">
            <text:p>1577.335205</text:p>
          </table:table-cell>
          <table:table-cell office:value-type="float" office:value="0.51399">
            <text:p>0.51399</text:p>
          </table:table-cell>
          <table:table-cell office:value-type="float" office:value="4.131906">
            <text:p>4.131906</text:p>
          </table:table-cell>
          <table:table-cell office:value-type="float" office:value="1.814656">
            <text:p>1.814656</text:p>
          </table:table-cell>
          <table:table-cell office:value-type="float" office:value="3.292975">
            <text:p>3.2929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19">
            <text:p>2010119</text:p>
          </table:table-cell>
          <table:table-cell table:formula="of:=[.A1100]/1000" office:value-type="float" office:value="2010.119">
            <text:p>2010</text:p>
          </table:table-cell>
          <table:table-cell table:formula="of:=[.A1100]-INT([.B1100])*1000" office:value-type="float" office:value="119">
            <text:p>119</text:p>
          </table:table-cell>
          <table:table-cell table:formula="of:=CONCATENATE(INT([.B1100]);&quot;-&quot;;[.C1100])" office:value-type="string" office:string-value="2010-119">
            <text:p>2010-119</text:p>
          </table:table-cell>
          <table:table-cell office:value-type="float" office:value="395">
            <text:p>395</text:p>
          </table:table-cell>
          <table:table-cell office:value-type="float" office:value="1729.720337">
            <text:p>1729.720337</text:p>
          </table:table-cell>
          <table:table-cell office:value-type="float" office:value="2.987071">
            <text:p>2.987071</text:p>
          </table:table-cell>
          <table:table-cell office:value-type="float" office:value="5.07694">
            <text:p>5.07694</text:p>
          </table:table-cell>
          <table:table-cell office:value-type="float" office:value="2.092615">
            <text:p>2.092615</text:p>
          </table:table-cell>
          <table:table-cell office:value-type="float" office:value="4.379039">
            <text:p>4.3790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20">
            <text:p>2010120</text:p>
          </table:table-cell>
          <table:table-cell table:formula="of:=[.A1101]/1000" office:value-type="float" office:value="2010.12">
            <text:p>2010</text:p>
          </table:table-cell>
          <table:table-cell table:formula="of:=[.A1101]-INT([.B1101])*1000" office:value-type="float" office:value="120">
            <text:p>120</text:p>
          </table:table-cell>
          <table:table-cell table:formula="of:=CONCATENATE(INT([.B1101]);&quot;-&quot;;[.C1101])" office:value-type="string" office:string-value="2010-120">
            <text:p>2010-12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21">
            <text:p>2010121</text:p>
          </table:table-cell>
          <table:table-cell table:formula="of:=[.A1102]/1000" office:value-type="float" office:value="2010.121">
            <text:p>2010</text:p>
          </table:table-cell>
          <table:table-cell table:formula="of:=[.A1102]-INT([.B1102])*1000" office:value-type="float" office:value="121">
            <text:p>121</text:p>
          </table:table-cell>
          <table:table-cell table:formula="of:=CONCATENATE(INT([.B1102]);&quot;-&quot;;[.C1102])" office:value-type="string" office:string-value="2010-121">
            <text:p>2010-121</text:p>
          </table:table-cell>
          <table:table-cell office:value-type="float" office:value="558">
            <text:p>558</text:p>
          </table:table-cell>
          <table:table-cell office:value-type="float" office:value="2006.620728">
            <text:p>2006.620728</text:p>
          </table:table-cell>
          <table:table-cell office:value-type="float" office:value="2.013957">
            <text:p>2.013957</text:p>
          </table:table-cell>
          <table:table-cell office:value-type="float" office:value="4.404823">
            <text:p>4.404823</text:p>
          </table:table-cell>
          <table:table-cell office:value-type="float" office:value="1.896337">
            <text:p>1.896337</text:p>
          </table:table-cell>
          <table:table-cell office:value-type="float" office:value="3.596095">
            <text:p>3.5960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22">
            <text:p>2010122</text:p>
          </table:table-cell>
          <table:table-cell table:formula="of:=[.A1103]/1000" office:value-type="float" office:value="2010.122">
            <text:p>2010</text:p>
          </table:table-cell>
          <table:table-cell table:formula="of:=[.A1103]-INT([.B1103])*1000" office:value-type="float" office:value="122">
            <text:p>122</text:p>
          </table:table-cell>
          <table:table-cell table:formula="of:=CONCATENATE(INT([.B1103]);&quot;-&quot;;[.C1103])" office:value-type="string" office:string-value="2010-122">
            <text:p>2010-122</text:p>
          </table:table-cell>
          <table:table-cell office:value-type="float" office:value="230">
            <text:p>230</text:p>
          </table:table-cell>
          <table:table-cell office:value-type="float" office:value="867.316833">
            <text:p>867.316833</text:p>
          </table:table-cell>
          <table:table-cell office:value-type="float" office:value="2.46091">
            <text:p>2.46091</text:p>
          </table:table-cell>
          <table:table-cell office:value-type="float" office:value="4.209579">
            <text:p>4.209579</text:p>
          </table:table-cell>
          <table:table-cell office:value-type="float" office:value="1.941892">
            <text:p>1.941892</text:p>
          </table:table-cell>
          <table:table-cell office:value-type="float" office:value="3.770943">
            <text:p>3.7709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23">
            <text:p>2010123</text:p>
          </table:table-cell>
          <table:table-cell table:formula="of:=[.A1104]/1000" office:value-type="float" office:value="2010.123">
            <text:p>2010</text:p>
          </table:table-cell>
          <table:table-cell table:formula="of:=[.A1104]-INT([.B1104])*1000" office:value-type="float" office:value="123">
            <text:p>123</text:p>
          </table:table-cell>
          <table:table-cell table:formula="of:=CONCATENATE(INT([.B1104]);&quot;-&quot;;[.C1104])" office:value-type="string" office:string-value="2010-123">
            <text:p>2010-123</text:p>
          </table:table-cell>
          <table:table-cell office:value-type="float" office:value="523">
            <text:p>523</text:p>
          </table:table-cell>
          <table:table-cell office:value-type="float" office:value="1748.663452">
            <text:p>1748.663452</text:p>
          </table:table-cell>
          <table:table-cell office:value-type="float" office:value="1.601415">
            <text:p>1.601415</text:p>
          </table:table-cell>
          <table:table-cell office:value-type="float" office:value="4.185067">
            <text:p>4.185067</text:p>
          </table:table-cell>
          <table:table-cell office:value-type="float" office:value="1.828531">
            <text:p>1.828531</text:p>
          </table:table-cell>
          <table:table-cell office:value-type="float" office:value="3.343525">
            <text:p>3.3435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24">
            <text:p>2010124</text:p>
          </table:table-cell>
          <table:table-cell table:formula="of:=[.A1105]/1000" office:value-type="float" office:value="2010.124">
            <text:p>2010</text:p>
          </table:table-cell>
          <table:table-cell table:formula="of:=[.A1105]-INT([.B1105])*1000" office:value-type="float" office:value="124">
            <text:p>124</text:p>
          </table:table-cell>
          <table:table-cell table:formula="of:=CONCATENATE(INT([.B1105]);&quot;-&quot;;[.C1105])" office:value-type="string" office:string-value="2010-124">
            <text:p>2010-124</text:p>
          </table:table-cell>
          <table:table-cell office:value-type="float" office:value="541">
            <text:p>541</text:p>
          </table:table-cell>
          <table:table-cell office:value-type="float" office:value="1704.734619">
            <text:p>1704.734619</text:p>
          </table:table-cell>
          <table:table-cell office:value-type="float" office:value="1.398869">
            <text:p>1.398869</text:p>
          </table:table-cell>
          <table:table-cell office:value-type="float" office:value="4.045853">
            <text:p>4.045853</text:p>
          </table:table-cell>
          <table:table-cell office:value-type="float" office:value="1.775128">
            <text:p>1.775128</text:p>
          </table:table-cell>
          <table:table-cell office:value-type="float" office:value="3.151081">
            <text:p>3.1510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25">
            <text:p>2010125</text:p>
          </table:table-cell>
          <table:table-cell table:formula="of:=[.A1106]/1000" office:value-type="float" office:value="2010.125">
            <text:p>2010</text:p>
          </table:table-cell>
          <table:table-cell table:formula="of:=[.A1106]-INT([.B1106])*1000" office:value-type="float" office:value="125">
            <text:p>125</text:p>
          </table:table-cell>
          <table:table-cell table:formula="of:=CONCATENATE(INT([.B1106]);&quot;-&quot;;[.C1106])" office:value-type="string" office:string-value="2010-125">
            <text:p>2010-125</text:p>
          </table:table-cell>
          <table:table-cell office:value-type="float" office:value="505">
            <text:p>505</text:p>
          </table:table-cell>
          <table:table-cell office:value-type="float" office:value="1555.761597">
            <text:p>1555.761597</text:p>
          </table:table-cell>
          <table:table-cell office:value-type="float" office:value="0.617217">
            <text:p>0.617217</text:p>
          </table:table-cell>
          <table:table-cell office:value-type="float" office:value="4.120386">
            <text:p>4.120386</text:p>
          </table:table-cell>
          <table:table-cell office:value-type="float" office:value="1.755197">
            <text:p>1.755197</text:p>
          </table:table-cell>
          <table:table-cell office:value-type="float" office:value="3.080716">
            <text:p>3.0807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26">
            <text:p>2010126</text:p>
          </table:table-cell>
          <table:table-cell table:formula="of:=[.A1107]/1000" office:value-type="float" office:value="2010.126">
            <text:p>2010</text:p>
          </table:table-cell>
          <table:table-cell table:formula="of:=[.A1107]-INT([.B1107])*1000" office:value-type="float" office:value="126">
            <text:p>126</text:p>
          </table:table-cell>
          <table:table-cell table:formula="of:=CONCATENATE(INT([.B1107]);&quot;-&quot;;[.C1107])" office:value-type="string" office:string-value="2010-126">
            <text:p>2010-126</text:p>
          </table:table-cell>
          <table:table-cell office:value-type="float" office:value="490">
            <text:p>490</text:p>
          </table:table-cell>
          <table:table-cell office:value-type="float" office:value="1735.515259">
            <text:p>1735.515259</text:p>
          </table:table-cell>
          <table:table-cell office:value-type="float" office:value="2.02999">
            <text:p>2.02999</text:p>
          </table:table-cell>
          <table:table-cell office:value-type="float" office:value="4.406775">
            <text:p>4.406775</text:p>
          </table:table-cell>
          <table:table-cell office:value-type="float" office:value="1.881985">
            <text:p>1.881985</text:p>
          </table:table-cell>
          <table:table-cell office:value-type="float" office:value="3.541868">
            <text:p>3.5418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27">
            <text:p>2010127</text:p>
          </table:table-cell>
          <table:table-cell table:formula="of:=[.A1108]/1000" office:value-type="float" office:value="2010.127">
            <text:p>2010</text:p>
          </table:table-cell>
          <table:table-cell table:formula="of:=[.A1108]-INT([.B1108])*1000" office:value-type="float" office:value="127">
            <text:p>127</text:p>
          </table:table-cell>
          <table:table-cell table:formula="of:=CONCATENATE(INT([.B1108]);&quot;-&quot;;[.C1108])" office:value-type="string" office:string-value="2010-127">
            <text:p>2010-12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28">
            <text:p>2010128</text:p>
          </table:table-cell>
          <table:table-cell table:formula="of:=[.A1109]/1000" office:value-type="float" office:value="2010.128">
            <text:p>2010</text:p>
          </table:table-cell>
          <table:table-cell table:formula="of:=[.A1109]-INT([.B1109])*1000" office:value-type="float" office:value="128">
            <text:p>128</text:p>
          </table:table-cell>
          <table:table-cell table:formula="of:=CONCATENATE(INT([.B1109]);&quot;-&quot;;[.C1109])" office:value-type="string" office:string-value="2010-128">
            <text:p>2010-128</text:p>
          </table:table-cell>
          <table:table-cell office:value-type="float" office:value="544">
            <text:p>544</text:p>
          </table:table-cell>
          <table:table-cell office:value-type="float" office:value="1723.19043">
            <text:p>1723.19043</text:p>
          </table:table-cell>
          <table:table-cell office:value-type="float" office:value="1.14149">
            <text:p>1.14149</text:p>
          </table:table-cell>
          <table:table-cell office:value-type="float" office:value="4.243948">
            <text:p>4.243948</text:p>
          </table:table-cell>
          <table:table-cell office:value-type="float" office:value="1.779784">
            <text:p>1.779784</text:p>
          </table:table-cell>
          <table:table-cell office:value-type="float" office:value="3.167629">
            <text:p>3.1676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29">
            <text:p>2010129</text:p>
          </table:table-cell>
          <table:table-cell table:formula="of:=[.A1110]/1000" office:value-type="float" office:value="2010.129">
            <text:p>2010</text:p>
          </table:table-cell>
          <table:table-cell table:formula="of:=[.A1110]-INT([.B1110])*1000" office:value-type="float" office:value="129">
            <text:p>129</text:p>
          </table:table-cell>
          <table:table-cell table:formula="of:=CONCATENATE(INT([.B1110]);&quot;-&quot;;[.C1110])" office:value-type="string" office:string-value="2010-129">
            <text:p>2010-129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30">
            <text:p>2010130</text:p>
          </table:table-cell>
          <table:table-cell table:formula="of:=[.A1111]/1000" office:value-type="float" office:value="2010.13">
            <text:p>2010</text:p>
          </table:table-cell>
          <table:table-cell table:formula="of:=[.A1111]-INT([.B1111])*1000" office:value-type="float" office:value="130">
            <text:p>130</text:p>
          </table:table-cell>
          <table:table-cell table:formula="of:=CONCATENATE(INT([.B1111]);&quot;-&quot;;[.C1111])" office:value-type="string" office:string-value="2010-130">
            <text:p>2010-130</text:p>
          </table:table-cell>
          <table:table-cell office:value-type="float" office:value="524">
            <text:p>524</text:p>
          </table:table-cell>
          <table:table-cell office:value-type="float" office:value="1117.931274">
            <text:p>1117.931274</text:p>
          </table:table-cell>
          <table:table-cell office:value-type="float" office:value="1.184482">
            <text:p>1.184482</text:p>
          </table:table-cell>
          <table:table-cell office:value-type="float" office:value="3.234735">
            <text:p>3.234735</text:p>
          </table:table-cell>
          <table:table-cell office:value-type="float" office:value="1.460636">
            <text:p>1.460636</text:p>
          </table:table-cell>
          <table:table-cell office:value-type="float" office:value="2.133457">
            <text:p>2.1334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31">
            <text:p>2010131</text:p>
          </table:table-cell>
          <table:table-cell table:formula="of:=[.A1112]/1000" office:value-type="float" office:value="2010.131">
            <text:p>2010</text:p>
          </table:table-cell>
          <table:table-cell table:formula="of:=[.A1112]-INT([.B1112])*1000" office:value-type="float" office:value="131">
            <text:p>131</text:p>
          </table:table-cell>
          <table:table-cell table:formula="of:=CONCATENATE(INT([.B1112]);&quot;-&quot;;[.C1112])" office:value-type="string" office:string-value="2010-131">
            <text:p>2010-131</text:p>
          </table:table-cell>
          <table:table-cell office:value-type="float" office:value="500">
            <text:p>500</text:p>
          </table:table-cell>
          <table:table-cell office:value-type="float" office:value="1310.784302">
            <text:p>1310.784302</text:p>
          </table:table-cell>
          <table:table-cell office:value-type="float" office:value="1.655797">
            <text:p>1.655797</text:p>
          </table:table-cell>
          <table:table-cell office:value-type="float" office:value="3.268503">
            <text:p>3.268503</text:p>
          </table:table-cell>
          <table:table-cell office:value-type="float" office:value="1.619126">
            <text:p>1.619126</text:p>
          </table:table-cell>
          <table:table-cell office:value-type="float" office:value="2.621569">
            <text:p>2.6215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32">
            <text:p>2010132</text:p>
          </table:table-cell>
          <table:table-cell table:formula="of:=[.A1113]/1000" office:value-type="float" office:value="2010.132">
            <text:p>2010</text:p>
          </table:table-cell>
          <table:table-cell table:formula="of:=[.A1113]-INT([.B1113])*1000" office:value-type="float" office:value="132">
            <text:p>132</text:p>
          </table:table-cell>
          <table:table-cell table:formula="of:=CONCATENATE(INT([.B1113]);&quot;-&quot;;[.C1113])" office:value-type="string" office:string-value="2010-132">
            <text:p>2010-132</text:p>
          </table:table-cell>
          <table:table-cell office:value-type="float" office:value="498">
            <text:p>498</text:p>
          </table:table-cell>
          <table:table-cell office:value-type="float" office:value="1191.063843">
            <text:p>1191.063843</text:p>
          </table:table-cell>
          <table:table-cell office:value-type="float" office:value="1.475978">
            <text:p>1.475978</text:p>
          </table:table-cell>
          <table:table-cell office:value-type="float" office:value="2.956711">
            <text:p>2.956711</text:p>
          </table:table-cell>
          <table:table-cell office:value-type="float" office:value="1.54651">
            <text:p>1.54651</text:p>
          </table:table-cell>
          <table:table-cell office:value-type="float" office:value="2.391695">
            <text:p>2.3916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33">
            <text:p>2010133</text:p>
          </table:table-cell>
          <table:table-cell table:formula="of:=[.A1114]/1000" office:value-type="float" office:value="2010.133">
            <text:p>2010</text:p>
          </table:table-cell>
          <table:table-cell table:formula="of:=[.A1114]-INT([.B1114])*1000" office:value-type="float" office:value="133">
            <text:p>133</text:p>
          </table:table-cell>
          <table:table-cell table:formula="of:=CONCATENATE(INT([.B1114]);&quot;-&quot;;[.C1114])" office:value-type="string" office:string-value="2010-133">
            <text:p>2010-133</text:p>
          </table:table-cell>
          <table:table-cell office:value-type="float" office:value="516">
            <text:p>516</text:p>
          </table:table-cell>
          <table:table-cell office:value-type="float" office:value="1073.33728">
            <text:p>1073.33728</text:p>
          </table:table-cell>
          <table:table-cell office:value-type="float" office:value="0.985756">
            <text:p>0.985756</text:p>
          </table:table-cell>
          <table:table-cell office:value-type="float" office:value="2.64268">
            <text:p>2.64268</text:p>
          </table:table-cell>
          <table:table-cell office:value-type="float" office:value="1.442259">
            <text:p>1.442259</text:p>
          </table:table-cell>
          <table:table-cell office:value-type="float" office:value="2.080111">
            <text:p>2.0801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34">
            <text:p>2010134</text:p>
          </table:table-cell>
          <table:table-cell table:formula="of:=[.A1115]/1000" office:value-type="float" office:value="2010.134">
            <text:p>2010</text:p>
          </table:table-cell>
          <table:table-cell table:formula="of:=[.A1115]-INT([.B1115])*1000" office:value-type="float" office:value="134">
            <text:p>134</text:p>
          </table:table-cell>
          <table:table-cell table:formula="of:=CONCATENATE(INT([.B1115]);&quot;-&quot;;[.C1115])" office:value-type="string" office:string-value="2010-134">
            <text:p>2010-134</text:p>
          </table:table-cell>
          <table:table-cell office:value-type="float" office:value="444">
            <text:p>444</text:p>
          </table:table-cell>
          <table:table-cell office:value-type="float" office:value="1325.454346">
            <text:p>1325.454346</text:p>
          </table:table-cell>
          <table:table-cell office:value-type="float" office:value="2.323519">
            <text:p>2.323519</text:p>
          </table:table-cell>
          <table:table-cell office:value-type="float" office:value="3.497344">
            <text:p>3.497344</text:p>
          </table:table-cell>
          <table:table-cell office:value-type="float" office:value="1.72779">
            <text:p>1.72779</text:p>
          </table:table-cell>
          <table:table-cell office:value-type="float" office:value="2.985258">
            <text:p>2.9852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35">
            <text:p>2010135</text:p>
          </table:table-cell>
          <table:table-cell table:formula="of:=[.A1116]/1000" office:value-type="float" office:value="2010.135">
            <text:p>2010</text:p>
          </table:table-cell>
          <table:table-cell table:formula="of:=[.A1116]-INT([.B1116])*1000" office:value-type="float" office:value="135">
            <text:p>135</text:p>
          </table:table-cell>
          <table:table-cell table:formula="of:=CONCATENATE(INT([.B1116]);&quot;-&quot;;[.C1116])" office:value-type="string" office:string-value="2010-135">
            <text:p>2010-135</text:p>
          </table:table-cell>
          <table:table-cell office:value-type="float" office:value="518">
            <text:p>518</text:p>
          </table:table-cell>
          <table:table-cell office:value-type="float" office:value="965.780396">
            <text:p>965.780396</text:p>
          </table:table-cell>
          <table:table-cell office:value-type="float" office:value="0.830755">
            <text:p>0.830755</text:p>
          </table:table-cell>
          <table:table-cell office:value-type="float" office:value="2.430729">
            <text:p>2.430729</text:p>
          </table:table-cell>
          <table:table-cell office:value-type="float" office:value="1.365445">
            <text:p>1.365445</text:p>
          </table:table-cell>
          <table:table-cell office:value-type="float" office:value="1.864441">
            <text:p>1.8644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36">
            <text:p>2010136</text:p>
          </table:table-cell>
          <table:table-cell table:formula="of:=[.A1117]/1000" office:value-type="float" office:value="2010.136">
            <text:p>2010</text:p>
          </table:table-cell>
          <table:table-cell table:formula="of:=[.A1117]-INT([.B1117])*1000" office:value-type="float" office:value="136">
            <text:p>136</text:p>
          </table:table-cell>
          <table:table-cell table:formula="of:=CONCATENATE(INT([.B1117]);&quot;-&quot;;[.C1117])" office:value-type="string" office:string-value="2010-136">
            <text:p>2010-13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37">
            <text:p>2010137</text:p>
          </table:table-cell>
          <table:table-cell table:formula="of:=[.A1118]/1000" office:value-type="float" office:value="2010.137">
            <text:p>2010</text:p>
          </table:table-cell>
          <table:table-cell table:formula="of:=[.A1118]-INT([.B1118])*1000" office:value-type="float" office:value="137">
            <text:p>137</text:p>
          </table:table-cell>
          <table:table-cell table:formula="of:=CONCATENATE(INT([.B1118]);&quot;-&quot;;[.C1118])" office:value-type="string" office:string-value="2010-137">
            <text:p>2010-137</text:p>
          </table:table-cell>
          <table:table-cell office:value-type="float" office:value="194">
            <text:p>194</text:p>
          </table:table-cell>
          <table:table-cell office:value-type="float" office:value="378.401642">
            <text:p>378.401642</text:p>
          </table:table-cell>
          <table:table-cell office:value-type="float" office:value="1.135787">
            <text:p>1.135787</text:p>
          </table:table-cell>
          <table:table-cell office:value-type="float" office:value="2.907458">
            <text:p>2.907458</text:p>
          </table:table-cell>
          <table:table-cell office:value-type="float" office:value="1.396612">
            <text:p>1.396612</text:p>
          </table:table-cell>
          <table:table-cell office:value-type="float" office:value="1.950524">
            <text:p>1.9505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38">
            <text:p>2010138</text:p>
          </table:table-cell>
          <table:table-cell table:formula="of:=[.A1119]/1000" office:value-type="float" office:value="2010.138">
            <text:p>2010</text:p>
          </table:table-cell>
          <table:table-cell table:formula="of:=[.A1119]-INT([.B1119])*1000" office:value-type="float" office:value="138">
            <text:p>138</text:p>
          </table:table-cell>
          <table:table-cell table:formula="of:=CONCATENATE(INT([.B1119]);&quot;-&quot;;[.C1119])" office:value-type="string" office:string-value="2010-138">
            <text:p>2010-138</text:p>
          </table:table-cell>
          <table:table-cell office:value-type="float" office:value="45">
            <text:p>45</text:p>
          </table:table-cell>
          <table:table-cell office:value-type="float" office:value="108.810661">
            <text:p>108.810661</text:p>
          </table:table-cell>
          <table:table-cell office:value-type="float" office:value="2.071857">
            <text:p>2.071857</text:p>
          </table:table-cell>
          <table:table-cell office:value-type="float" office:value="3.291116">
            <text:p>3.291116</text:p>
          </table:table-cell>
          <table:table-cell office:value-type="float" office:value="1.554997">
            <text:p>1.554997</text:p>
          </table:table-cell>
          <table:table-cell office:value-type="float" office:value="2.418015">
            <text:p>2.4180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39">
            <text:p>2010139</text:p>
          </table:table-cell>
          <table:table-cell table:formula="of:=[.A1120]/1000" office:value-type="float" office:value="2010.139">
            <text:p>2010</text:p>
          </table:table-cell>
          <table:table-cell table:formula="of:=[.A1120]-INT([.B1120])*1000" office:value-type="float" office:value="139">
            <text:p>139</text:p>
          </table:table-cell>
          <table:table-cell table:formula="of:=CONCATENATE(INT([.B1120]);&quot;-&quot;;[.C1120])" office:value-type="string" office:string-value="2010-139">
            <text:p>2010-139</text:p>
          </table:table-cell>
          <table:table-cell office:value-type="float" office:value="508">
            <text:p>508</text:p>
          </table:table-cell>
          <table:table-cell office:value-type="float" office:value="769.91272">
            <text:p>769.91272</text:p>
          </table:table-cell>
          <table:table-cell office:value-type="float" office:value="0.582836">
            <text:p>0.582836</text:p>
          </table:table-cell>
          <table:table-cell office:value-type="float" office:value="2.06936">
            <text:p>2.06936</text:p>
          </table:table-cell>
          <table:table-cell office:value-type="float" office:value="1.231087">
            <text:p>1.231087</text:p>
          </table:table-cell>
          <table:table-cell office:value-type="float" office:value="1.515576">
            <text:p>1.5155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40">
            <text:p>2010140</text:p>
          </table:table-cell>
          <table:table-cell table:formula="of:=[.A1121]/1000" office:value-type="float" office:value="2010.14">
            <text:p>2010</text:p>
          </table:table-cell>
          <table:table-cell table:formula="of:=[.A1121]-INT([.B1121])*1000" office:value-type="float" office:value="140">
            <text:p>140</text:p>
          </table:table-cell>
          <table:table-cell table:formula="of:=CONCATENATE(INT([.B1121]);&quot;-&quot;;[.C1121])" office:value-type="string" office:string-value="2010-140">
            <text:p>2010-14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41">
            <text:p>2010141</text:p>
          </table:table-cell>
          <table:table-cell table:formula="of:=[.A1122]/1000" office:value-type="float" office:value="2010.141">
            <text:p>2010</text:p>
          </table:table-cell>
          <table:table-cell table:formula="of:=[.A1122]-INT([.B1122])*1000" office:value-type="float" office:value="141">
            <text:p>141</text:p>
          </table:table-cell>
          <table:table-cell table:formula="of:=CONCATENATE(INT([.B1122]);&quot;-&quot;;[.C1122])" office:value-type="string" office:string-value="2010-141">
            <text:p>2010-141</text:p>
          </table:table-cell>
          <table:table-cell office:value-type="float" office:value="479">
            <text:p>479</text:p>
          </table:table-cell>
          <table:table-cell office:value-type="float" office:value="950.326294">
            <text:p>950.326294</text:p>
          </table:table-cell>
          <table:table-cell office:value-type="float" office:value="1.16764">
            <text:p>1.16764</text:p>
          </table:table-cell>
          <table:table-cell office:value-type="float" office:value="2.486005">
            <text:p>2.486005</text:p>
          </table:table-cell>
          <table:table-cell office:value-type="float" office:value="1.408538">
            <text:p>1.408538</text:p>
          </table:table-cell>
          <table:table-cell office:value-type="float" office:value="1.98398">
            <text:p>1.983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42">
            <text:p>2010142</text:p>
          </table:table-cell>
          <table:table-cell table:formula="of:=[.A1123]/1000" office:value-type="float" office:value="2010.142">
            <text:p>2010</text:p>
          </table:table-cell>
          <table:table-cell table:formula="of:=[.A1123]-INT([.B1123])*1000" office:value-type="float" office:value="142">
            <text:p>142</text:p>
          </table:table-cell>
          <table:table-cell table:formula="of:=CONCATENATE(INT([.B1123]);&quot;-&quot;;[.C1123])" office:value-type="string" office:string-value="2010-142">
            <text:p>2010-142</text:p>
          </table:table-cell>
          <table:table-cell office:value-type="float" office:value="509">
            <text:p>509</text:p>
          </table:table-cell>
          <table:table-cell office:value-type="float" office:value="937.578796">
            <text:p>937.578796</text:p>
          </table:table-cell>
          <table:table-cell office:value-type="float" office:value="1.119941">
            <text:p>1.119941</text:p>
          </table:table-cell>
          <table:table-cell office:value-type="float" office:value="2.681621">
            <text:p>2.681621</text:p>
          </table:table-cell>
          <table:table-cell office:value-type="float" office:value="1.357204">
            <text:p>1.357204</text:p>
          </table:table-cell>
          <table:table-cell office:value-type="float" office:value="1.842002">
            <text:p>1.84200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0143">
            <text:p>2010143</text:p>
          </table:table-cell>
          <table:table-cell table:formula="of:=[.A1124]/1000" office:value-type="float" office:value="2010.143">
            <text:p>2010</text:p>
          </table:table-cell>
          <table:table-cell table:formula="of:=[.A1124]-INT([.B1124])*1000" office:value-type="float" office:value="143">
            <text:p>143</text:p>
          </table:table-cell>
          <table:table-cell table:formula="of:=CONCATENATE(INT([.B1124]);&quot;-&quot;;[.C1124])" office:value-type="string" office:string-value="2010-143">
            <text:p>2010-14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44">
            <text:p>2010144</text:p>
          </table:table-cell>
          <table:table-cell table:formula="of:=[.A1125]/1000" office:value-type="float" office:value="2010.144">
            <text:p>2010</text:p>
          </table:table-cell>
          <table:table-cell table:formula="of:=[.A1125]-INT([.B1125])*1000" office:value-type="float" office:value="144">
            <text:p>144</text:p>
          </table:table-cell>
          <table:table-cell table:formula="of:=CONCATENATE(INT([.B1125]);&quot;-&quot;;[.C1125])" office:value-type="string" office:string-value="2010-144">
            <text:p>2010-144</text:p>
          </table:table-cell>
          <table:table-cell table:number-columns-repeated="6"/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2007001">
            <text:p>2007001</text:p>
          </table:table-cell>
          <table:table-cell office:value-type="string">
            <text:p>.tif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7002">
            <text:p>2007002</text:p>
          </table:table-cell>
          <table:table-cell office:value-type="string">
            <text:p>.tif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7003">
            <text:p>2007003</text:p>
          </table:table-cell>
          <table:table-cell office:value-type="string">
            <text:p>.tif</text:p>
          </table:table-cell>
          <table:table-cell table:style-name="ce4" office:value-type="float" office:value="3">
            <text:p>3</text:p>
          </table:table-cell>
        </table:table-row>
        <table:table-row table:style-name="ro1">
          <table:table-cell office:value-type="float" office:value="2007004">
            <text:p>2007004</text:p>
          </table:table-cell>
          <table:table-cell office:value-type="string">
            <text:p>.tif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005">
            <text:p>2007005</text:p>
          </table:table-cell>
          <table:table-cell office:value-type="string">
            <text:p>.tif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006">
            <text:p>2007006</text:p>
          </table:table-cell>
          <table:table-cell office:value-type="string">
            <text:p>.tif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7007">
            <text:p>2007007</text:p>
          </table:table-cell>
          <table:table-cell office:value-type="string">
            <text:p>.tif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7008">
            <text:p>2007008</text:p>
          </table:table-cell>
          <table:table-cell office:value-type="string">
            <text:p>.tif</text:p>
          </table:table-cell>
          <table:table-cell table:style-name="ce4" office:value-type="float" office:value="3">
            <text:p>3</text:p>
          </table:table-cell>
        </table:table-row>
        <table:table-row table:style-name="ro1">
          <table:table-cell office:value-type="float" office:value="2007009">
            <text:p>2007009</text:p>
          </table:table-cell>
          <table:table-cell office:value-type="string">
            <text:p>.tif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7010">
            <text:p>2007010</text:p>
          </table:table-cell>
          <table:table-cell office:value-type="string">
            <text:p>.tif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office:value-type="float" office:value="2007011">
            <text:p>2007011</text:p>
          </table:table-cell>
          <table:table-cell office:value-type="string">
            <text:p>.tif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012">
            <text:p>2007012</text:p>
          </table:table-cell>
          <table:table-cell office:value-type="string">
            <text:p>.tif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013">
            <text:p>2007013</text:p>
          </table:table-cell>
          <table:table-cell office:value-type="string">
            <text:p>.tif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014">
            <text:p>2007014</text:p>
          </table:table-cell>
          <table:table-cell office:value-type="string">
            <text:p>.tif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015">
            <text:p>2007015</text:p>
          </table:table-cell>
          <table:table-cell office:value-type="string">
            <text:p>.tif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016">
            <text:p>2007016</text:p>
          </table:table-cell>
          <table:table-cell office:value-type="string">
            <text:p>.tif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7097">
            <text:p>2007097</text:p>
          </table:table-cell>
          <table:table-cell office:value-type="string">
            <text:p>.tif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office:value-type="float" office:value="2007098">
            <text:p>2007098</text:p>
          </table:table-cell>
          <table:table-cell office:value-type="string">
            <text:p>.tif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099">
            <text:p>2007099</text:p>
          </table:table-cell>
          <table:table-cell office:value-type="string">
            <text:p>.tif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100">
            <text:p>2007100</text:p>
          </table:table-cell>
          <table:table-cell office:value-type="string">
            <text:p>.tif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7101">
            <text:p>2007101</text:p>
          </table:table-cell>
          <table:table-cell office:value-type="string">
            <text:p>.tif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office:value-type="float" office:value="2007102">
            <text:p>2007102</text:p>
          </table:table-cell>
          <table:table-cell office:value-type="string">
            <text:p>.tif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103">
            <text:p>2007103</text:p>
          </table:table-cell>
          <table:table-cell office:value-type="string">
            <text:p>.tif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7104">
            <text:p>2007104</text:p>
          </table:table-cell>
          <table:table-cell office:value-type="string">
            <text:p>.tif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office:value-type="float" office:value="2007105">
            <text:p>2007105</text:p>
          </table:table-cell>
          <table:table-cell office:value-type="string">
            <text:p>.tif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float" office:value="2007106">
            <text:p>2007106</text:p>
          </table:table-cell>
          <table:table-cell office:value-type="string">
            <text:p>.tif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office:value-type="float" office:value="2007107">
            <text:p>2007107</text:p>
          </table:table-cell>
          <table:table-cell office:value-type="string">
            <text:p>.tif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108">
            <text:p>2007108</text:p>
          </table:table-cell>
          <table:table-cell office:value-type="string">
            <text:p>.tif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109">
            <text:p>2007109</text:p>
          </table:table-cell>
          <table:table-cell office:value-type="string">
            <text:p>.tif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110">
            <text:p>2007110</text:p>
          </table:table-cell>
          <table:table-cell office:value-type="string">
            <text:p>.tif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float" office:value="2007111">
            <text:p>200711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12">
            <text:p>200711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13">
            <text:p>200711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14">
            <text:p>200711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15">
            <text:p>200711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16">
            <text:p>200711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17">
            <text:p>200711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18">
            <text:p>2007118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19">
            <text:p>200711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20">
            <text:p>200712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21">
            <text:p>200712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22">
            <text:p>200712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23">
            <text:p>200712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24">
            <text:p>200712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25">
            <text:p>200712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26">
            <text:p>200712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27">
            <text:p>200712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28">
            <text:p>200712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29">
            <text:p>200712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30">
            <text:p>200713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31">
            <text:p>200713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32">
            <text:p>200713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33">
            <text:p>200713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34">
            <text:p>200713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35">
            <text:p>200713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36">
            <text:p>2007136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37">
            <text:p>200713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38">
            <text:p>2007138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39">
            <text:p>200713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40">
            <text:p>200714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41">
            <text:p>200714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42">
            <text:p>200714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43">
            <text:p>200714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44">
            <text:p>200714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45">
            <text:p>200714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46">
            <text:p>200714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47">
            <text:p>200714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48">
            <text:p>200714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49">
            <text:p>200714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50">
            <text:p>200715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51">
            <text:p>200715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52">
            <text:p>200715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53">
            <text:p>200715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54">
            <text:p>200715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55">
            <text:p>200715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56">
            <text:p>200715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57">
            <text:p>200715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58">
            <text:p>200715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59">
            <text:p>200715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60">
            <text:p>200716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61">
            <text:p>200716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62">
            <text:p>200716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63">
            <text:p>200716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64">
            <text:p>200716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65">
            <text:p>200716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66">
            <text:p>200716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67">
            <text:p>200716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68">
            <text:p>2007168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69">
            <text:p>200716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70">
            <text:p>200717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71">
            <text:p>200717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72">
            <text:p>200717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73">
            <text:p>200717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74">
            <text:p>200717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75">
            <text:p>200717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76">
            <text:p>200717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77">
            <text:p>200717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78">
            <text:p>200717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79">
            <text:p>200717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80">
            <text:p>200718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81">
            <text:p>200718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82">
            <text:p>200718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83">
            <text:p>200718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84">
            <text:p>200718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85">
            <text:p>200718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86">
            <text:p>2007186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87">
            <text:p>200718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88">
            <text:p>200718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89">
            <text:p>200718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90">
            <text:p>200719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91">
            <text:p>200719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92">
            <text:p>200719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193">
            <text:p>200719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194">
            <text:p>200719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95">
            <text:p>200719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96">
            <text:p>200719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97">
            <text:p>200719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98">
            <text:p>200719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199">
            <text:p>200719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00">
            <text:p>200720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01">
            <text:p>200720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02">
            <text:p>200720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03">
            <text:p>200720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04">
            <text:p>200720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05">
            <text:p>200720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06">
            <text:p>200720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07">
            <text:p>200720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08">
            <text:p>200720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09">
            <text:p>200720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10">
            <text:p>200721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11">
            <text:p>200721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12">
            <text:p>200721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13">
            <text:p>200721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14">
            <text:p>200721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15">
            <text:p>200721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16">
            <text:p>2007216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17">
            <text:p>200721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18">
            <text:p>2007218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19">
            <text:p>200721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20">
            <text:p>200722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21">
            <text:p>200722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22">
            <text:p>200722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23">
            <text:p>200722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24">
            <text:p>200722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25">
            <text:p>200722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26">
            <text:p>200722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27">
            <text:p>200722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28">
            <text:p>200722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29">
            <text:p>200722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30">
            <text:p>2007230</text:p>
          </table:table-cell>
          <table:table-cell office:value-type="string">
            <text:p>.ti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7231">
            <text:p>200723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32">
            <text:p>200723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33">
            <text:p>200723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34">
            <text:p>200723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35">
            <text:p>200723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36">
            <text:p>200723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37">
            <text:p>200723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38">
            <text:p>200723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39">
            <text:p>200723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40">
            <text:p>200724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41">
            <text:p>200724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42">
            <text:p>200724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43">
            <text:p>200724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44">
            <text:p>200724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45">
            <text:p>200724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46">
            <text:p>200724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47">
            <text:p>200724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48">
            <text:p>2007248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49">
            <text:p>200724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50">
            <text:p>200725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51">
            <text:p>200725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52">
            <text:p>200725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53">
            <text:p>200725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54">
            <text:p>200725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55">
            <text:p>200725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56">
            <text:p>200725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57">
            <text:p>200725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58">
            <text:p>200725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59">
            <text:p>200725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60">
            <text:p>200726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61">
            <text:p>200726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62">
            <text:p>200726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63">
            <text:p>200726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64">
            <text:p>200726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65">
            <text:p>200726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66">
            <text:p>2007266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67">
            <text:p>200726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68">
            <text:p>200726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69">
            <text:p>200726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70">
            <text:p>200727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71">
            <text:p>200727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72">
            <text:p>200727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73">
            <text:p>200727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74">
            <text:p>200727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75">
            <text:p>200727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76">
            <text:p>200727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77">
            <text:p>200727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78">
            <text:p>200727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79">
            <text:p>200727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80">
            <text:p>200728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81">
            <text:p>200728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82">
            <text:p>200728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83">
            <text:p>200728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84">
            <text:p>200728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85">
            <text:p>200728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86">
            <text:p>200728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87">
            <text:p>200728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88">
            <text:p>200728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89">
            <text:p>200728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290">
            <text:p>200729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91">
            <text:p>200729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92">
            <text:p>200729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93">
            <text:p>200729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94">
            <text:p>200729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295">
            <text:p>200729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96">
            <text:p>200729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97">
            <text:p>200729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98">
            <text:p>200729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299">
            <text:p>200729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00">
            <text:p>2007300</text:p>
          </table:table-cell>
          <table:table-cell office:value-type="string">
            <text:p>.tif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07301">
            <text:p>200730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02">
            <text:p>200730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03">
            <text:p>200730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04">
            <text:p>200730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05">
            <text:p>200730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06">
            <text:p>200730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07">
            <text:p>200730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08">
            <text:p>200730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09">
            <text:p>200730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10">
            <text:p>200731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11">
            <text:p>200731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12">
            <text:p>200731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13">
            <text:p>200731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14">
            <text:p>200731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15">
            <text:p>200731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16">
            <text:p>200731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18">
            <text:p>200731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19">
            <text:p>200731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20">
            <text:p>200732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21">
            <text:p>200732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22">
            <text:p>200732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23">
            <text:p>200732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24">
            <text:p>200732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25">
            <text:p>200732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26">
            <text:p>200732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27">
            <text:p>200732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28">
            <text:p>2007328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29">
            <text:p>200732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30">
            <text:p>200733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31">
            <text:p>200733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32">
            <text:p>200733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33">
            <text:p>2007333</text:p>
          </table:table-cell>
          <table:table-cell office:value-type="string">
            <text:p>.ti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7334">
            <text:p>200733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35">
            <text:p>200733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36">
            <text:p>200733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37">
            <text:p>200733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38">
            <text:p>200733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39">
            <text:p>200733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40">
            <text:p>200734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41">
            <text:p>200734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42">
            <text:p>200734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43">
            <text:p>200734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44">
            <text:p>200734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45">
            <text:p>200734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46">
            <text:p>2007346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47">
            <text:p>200734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48">
            <text:p>200734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49">
            <text:p>200734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50">
            <text:p>200735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51">
            <text:p>200735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52">
            <text:p>200735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53">
            <text:p>200735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54">
            <text:p>200735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55">
            <text:p>2007355</text:p>
          </table:table-cell>
          <table:table-cell office:value-type="string">
            <text:p>.tif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7356">
            <text:p>200735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57">
            <text:p>200735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58">
            <text:p>200735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59">
            <text:p>200735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60">
            <text:p>200736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61">
            <text:p>200736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7362">
            <text:p>200736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7363">
            <text:p>200736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64">
            <text:p>200736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7365">
            <text:p>200736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01">
            <text:p>2008001</text:p>
          </table:table-cell>
          <table:table-cell office:value-type="string">
            <text:p>.tif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02">
            <text:p>2008002</text:p>
          </table:table-cell>
          <table:table-cell office:value-type="string">
            <text:p>.tif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03">
            <text:p>2008003</text:p>
          </table:table-cell>
          <table:table-cell office:value-type="string">
            <text:p>.tif</text:p>
          </table:table-cell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04">
            <text:p>2008004</text:p>
          </table:table-cell>
          <table:table-cell office:value-type="string">
            <text:p>.tif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float" office:value="2008005">
            <text:p>2008005</text:p>
          </table:table-cell>
          <table:table-cell office:value-type="string">
            <text:p>.tif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06">
            <text:p>2008006</text:p>
          </table:table-cell>
          <table:table-cell office:value-type="string">
            <text:p>.tif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07">
            <text:p>2008007</text:p>
          </table:table-cell>
          <table:table-cell office:value-type="string">
            <text:p>.tif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08">
            <text:p>2008008</text:p>
          </table:table-cell>
          <table:table-cell office:value-type="string">
            <text:p>.tif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09">
            <text:p>2008009</text:p>
          </table:table-cell>
          <table:table-cell office:value-type="string">
            <text:p>.tif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10">
            <text:p>2008010</text:p>
          </table:table-cell>
          <table:table-cell office:value-type="string">
            <text:p>.tif</text:p>
          </table:table-cell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11">
            <text:p>2008011</text:p>
          </table:table-cell>
          <table:table-cell office:value-type="string">
            <text:p>.tif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float" office:value="2008012">
            <text:p>2008012</text:p>
          </table:table-cell>
          <table:table-cell office:value-type="string">
            <text:p>.tif</text:p>
          </table:table-cell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13">
            <text:p>2008013</text:p>
          </table:table-cell>
          <table:table-cell office:value-type="string">
            <text:p>.tif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float" office:value="2008014">
            <text:p>2008014</text:p>
          </table:table-cell>
          <table:table-cell office:value-type="string">
            <text:p>.tif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15">
            <text:p>2008015</text:p>
          </table:table-cell>
          <table:table-cell office:value-type="string">
            <text:p>.tif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16">
            <text:p>2008016</text:p>
          </table:table-cell>
          <table:table-cell office:value-type="string">
            <text:p>.tif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17">
            <text:p>2008017</text:p>
          </table:table-cell>
          <table:table-cell office:value-type="string">
            <text:p>.tif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18">
            <text:p>2008018</text:p>
          </table:table-cell>
          <table:table-cell office:value-type="string">
            <text:p>.tif</text:p>
          </table:table-cell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19">
            <text:p>2008019</text:p>
          </table:table-cell>
          <table:table-cell office:value-type="string">
            <text:p>.tif</text:p>
          </table:table-cell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20">
            <text:p>2008020</text:p>
          </table:table-cell>
          <table:table-cell office:value-type="string">
            <text:p>.tif</text:p>
          </table:table-cell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21">
            <text:p>2008021</text:p>
          </table:table-cell>
          <table:table-cell office:value-type="string">
            <text:p>.tif</text:p>
          </table:table-cell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22">
            <text:p>2008022</text:p>
          </table:table-cell>
          <table:table-cell office:value-type="string">
            <text:p>.tif</text:p>
          </table:table-cell>
          <table:table-cell table:style-name="ce5" office:value-type="float" office:value="5">
            <text:p>5</text:p>
          </table:table-cell>
        </table:table-row>
        <table:table-row table:style-name="ro1">
          <table:table-cell office:value-type="float" office:value="2008023">
            <text:p>2008023</text:p>
          </table:table-cell>
          <table:table-cell office:value-type="string">
            <text:p>.tif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24">
            <text:p>2008024</text:p>
          </table:table-cell>
          <table:table-cell office:value-type="string">
            <text:p>.tif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25">
            <text:p>2008025</text:p>
          </table:table-cell>
          <table:table-cell office:value-type="string">
            <text:p>.tif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office:value-type="float" office:value="2008026">
            <text:p>2008026</text:p>
          </table:table-cell>
          <table:table-cell office:value-type="string">
            <text:p>.tif</text:p>
          </table:table-cell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27">
            <text:p>2008027</text:p>
          </table:table-cell>
          <table:table-cell office:value-type="string">
            <text:p>.tif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float" office:value="2008028">
            <text:p>2008028</text:p>
          </table:table-cell>
          <table:table-cell office:value-type="string">
            <text:p>.tif</text:p>
          </table:table-cell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29">
            <text:p>2008029</text:p>
          </table:table-cell>
          <table:table-cell office:value-type="string">
            <text:p>.tif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float" office:value="2008030">
            <text:p>2008030</text:p>
          </table:table-cell>
          <table:table-cell office:value-type="string">
            <text:p>.tif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float" office:value="2008031">
            <text:p>2008031</text:p>
          </table:table-cell>
          <table:table-cell office:value-type="string">
            <text:p>.tif</text:p>
          </table:table-cell>
          <table:table-cell table:style-name="ce5" office:value-type="float" office:value="0">
            <text:p>0</text:p>
          </table:table-cell>
        </table:table-row>
        <table:table-row table:style-name="ro1">
          <table:table-cell office:value-type="float" office:value="2008032">
            <text:p>200803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33">
            <text:p>200803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34">
            <text:p>200803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35">
            <text:p>200803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36">
            <text:p>2008036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37">
            <text:p>200803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38">
            <text:p>2008038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39">
            <text:p>200803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40">
            <text:p>200804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41">
            <text:p>200804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42">
            <text:p>200804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43">
            <text:p>200804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44">
            <text:p>200804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45">
            <text:p>200804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46">
            <text:p>200804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47">
            <text:p>200804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48">
            <text:p>200804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49">
            <text:p>200804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50">
            <text:p>200805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51">
            <text:p>200805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52">
            <text:p>200805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53">
            <text:p>200805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54">
            <text:p>200805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55">
            <text:p>200805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56">
            <text:p>200805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57">
            <text:p>200805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58">
            <text:p>200805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59">
            <text:p>200805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60">
            <text:p>200806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61">
            <text:p>200806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62">
            <text:p>200806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63">
            <text:p>200806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64">
            <text:p>200806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65">
            <text:p>200806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66">
            <text:p>200806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67">
            <text:p>200806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68">
            <text:p>2008068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69">
            <text:p>200806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70">
            <text:p>200807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71">
            <text:p>200807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72">
            <text:p>200807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73">
            <text:p>200807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74">
            <text:p>200807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75">
            <text:p>200807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76">
            <text:p>200807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77">
            <text:p>200807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78">
            <text:p>200807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79">
            <text:p>200807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80">
            <text:p>200808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81">
            <text:p>200808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82">
            <text:p>200808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83">
            <text:p>200808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84">
            <text:p>200808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85">
            <text:p>200808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86">
            <text:p>2008086</text:p>
          </table:table-cell>
          <table:table-cell office:value-type="string">
            <text:p>.tif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8087">
            <text:p>200808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88">
            <text:p>200808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89">
            <text:p>200808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90">
            <text:p>200809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91">
            <text:p>200809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92">
            <text:p>200809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093">
            <text:p>200809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094">
            <text:p>200809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95">
            <text:p>200809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96">
            <text:p>200809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97">
            <text:p>200809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98">
            <text:p>200809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099">
            <text:p>200809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00">
            <text:p>200810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01">
            <text:p>200810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02">
            <text:p>200810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03">
            <text:p>200810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04">
            <text:p>200810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05">
            <text:p>200810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06">
            <text:p>200810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07">
            <text:p>200810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08">
            <text:p>200810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09">
            <text:p>200810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10">
            <text:p>200811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11">
            <text:p>200811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12">
            <text:p>200811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13">
            <text:p>200811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14">
            <text:p>200811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15">
            <text:p>200811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17">
            <text:p>200811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18">
            <text:p>200811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19">
            <text:p>200811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20">
            <text:p>2008120</text:p>
          </table:table-cell>
          <table:table-cell office:value-type="string">
            <text:p>.ti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8121">
            <text:p>200812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22">
            <text:p>200812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23">
            <text:p>200812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24">
            <text:p>200812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25">
            <text:p>200812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26">
            <text:p>200812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27">
            <text:p>200812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28">
            <text:p>200812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29">
            <text:p>200812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30">
            <text:p>200813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31">
            <text:p>200813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32">
            <text:p>200813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33">
            <text:p>200813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34">
            <text:p>200813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35">
            <text:p>200813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36">
            <text:p>200813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37">
            <text:p>200813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38">
            <text:p>200813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39">
            <text:p>200813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40">
            <text:p>200814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41">
            <text:p>200814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42">
            <text:p>200814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43">
            <text:p>200814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44">
            <text:p>200814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45">
            <text:p>200814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46">
            <text:p>200814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47">
            <text:p>200814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48">
            <text:p>2008148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49">
            <text:p>200814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50">
            <text:p>200815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51">
            <text:p>200815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52">
            <text:p>200815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53">
            <text:p>200815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54">
            <text:p>200815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55">
            <text:p>200815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56">
            <text:p>200815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57">
            <text:p>200815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58">
            <text:p>200815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59">
            <text:p>200815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60">
            <text:p>200816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61">
            <text:p>200816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62">
            <text:p>200816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63">
            <text:p>200816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64">
            <text:p>200816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65">
            <text:p>200816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66">
            <text:p>200816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67">
            <text:p>200816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68">
            <text:p>200816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69">
            <text:p>200816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70">
            <text:p>200817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71">
            <text:p>200817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72">
            <text:p>200817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73">
            <text:p>200817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74">
            <text:p>200817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75">
            <text:p>200817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76">
            <text:p>2008176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77">
            <text:p>200817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78">
            <text:p>200817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79">
            <text:p>200817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80">
            <text:p>200818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81">
            <text:p>200818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82">
            <text:p>200818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83">
            <text:p>200818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84">
            <text:p>200818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85">
            <text:p>200818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86">
            <text:p>200818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87">
            <text:p>200818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88">
            <text:p>200818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89">
            <text:p>200818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90">
            <text:p>2008190</text:p>
          </table:table-cell>
          <table:table-cell office:value-type="string">
            <text:p>.ti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8191">
            <text:p>200819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92">
            <text:p>200819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93">
            <text:p>200819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94">
            <text:p>200819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95">
            <text:p>200819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196">
            <text:p>2008196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197">
            <text:p>200819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98">
            <text:p>200819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199">
            <text:p>200819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00">
            <text:p>200820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01">
            <text:p>200820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02">
            <text:p>200820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03">
            <text:p>200820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04">
            <text:p>200820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05">
            <text:p>200820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06">
            <text:p>200820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07">
            <text:p>200820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08">
            <text:p>200820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09">
            <text:p>200820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10">
            <text:p>200821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11">
            <text:p>200821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12">
            <text:p>200821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13">
            <text:p>200821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14">
            <text:p>200821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15">
            <text:p>200821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16">
            <text:p>200821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17">
            <text:p>200821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18">
            <text:p>200821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19">
            <text:p>200821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20">
            <text:p>200822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21">
            <text:p>200822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22">
            <text:p>200822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23">
            <text:p>200822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24">
            <text:p>200822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25">
            <text:p>200822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26">
            <text:p>200822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27">
            <text:p>200822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28">
            <text:p>2008228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29">
            <text:p>200822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30">
            <text:p>200823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31">
            <text:p>200823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32">
            <text:p>200823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33">
            <text:p>200823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34">
            <text:p>200823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35">
            <text:p>2008235</text:p>
          </table:table-cell>
          <table:table-cell office:value-type="string">
            <text:p>.ti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8236">
            <text:p>200823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37">
            <text:p>200823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38">
            <text:p>200823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39">
            <text:p>200823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40">
            <text:p>200824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41">
            <text:p>200824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42">
            <text:p>200824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43">
            <text:p>200824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44">
            <text:p>200824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45">
            <text:p>200824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46">
            <text:p>200824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47">
            <text:p>200824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48">
            <text:p>200824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49">
            <text:p>200824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50">
            <text:p>200825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51">
            <text:p>200825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52">
            <text:p>200825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53">
            <text:p>200825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54">
            <text:p>200825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55">
            <text:p>200825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56">
            <text:p>200825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57">
            <text:p>200825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58">
            <text:p>200825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59">
            <text:p>200825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60">
            <text:p>200826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61">
            <text:p>200826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62">
            <text:p>200826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63">
            <text:p>200826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64">
            <text:p>200826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65">
            <text:p>200826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66">
            <text:p>200826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67">
            <text:p>200826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68">
            <text:p>200826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69">
            <text:p>200826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70">
            <text:p>200827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71">
            <text:p>200827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72">
            <text:p>200827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73">
            <text:p>200827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74">
            <text:p>200827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75">
            <text:p>200827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76">
            <text:p>2008276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77">
            <text:p>200827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78">
            <text:p>200827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79">
            <text:p>200827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80">
            <text:p>200828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81">
            <text:p>200828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82">
            <text:p>200828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83">
            <text:p>200828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84">
            <text:p>200828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85">
            <text:p>200828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86">
            <text:p>200828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87">
            <text:p>200828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88">
            <text:p>200828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89">
            <text:p>200828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90">
            <text:p>200829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91">
            <text:p>200829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92">
            <text:p>200829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293">
            <text:p>200829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94">
            <text:p>200829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95">
            <text:p>200829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96">
            <text:p>200829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97">
            <text:p>200829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298">
            <text:p>200829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299">
            <text:p>200829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00">
            <text:p>200830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01">
            <text:p>200830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02">
            <text:p>200830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03">
            <text:p>200830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04">
            <text:p>200830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05">
            <text:p>200830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06">
            <text:p>200830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07">
            <text:p>200830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08">
            <text:p>2008308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09">
            <text:p>200830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10">
            <text:p>200831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11">
            <text:p>200831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12">
            <text:p>200831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13">
            <text:p>200831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14">
            <text:p>200831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15">
            <text:p>200831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16">
            <text:p>200831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17">
            <text:p>200831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18">
            <text:p>200831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19">
            <text:p>200831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20">
            <text:p>200832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21">
            <text:p>200832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22">
            <text:p>200832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23">
            <text:p>200832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24">
            <text:p>200832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25">
            <text:p>200832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26">
            <text:p>2008326</text:p>
          </table:table-cell>
          <table:table-cell office:value-type="string">
            <text:p>.tif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8327">
            <text:p>200832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28">
            <text:p>200832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29">
            <text:p>200832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30">
            <text:p>200833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31">
            <text:p>200833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32">
            <text:p>200833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33">
            <text:p>200833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34">
            <text:p>200833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35">
            <text:p>2008335</text:p>
          </table:table-cell>
          <table:table-cell office:value-type="string">
            <text:p>.tif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8336">
            <text:p>200833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37">
            <text:p>200833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38">
            <text:p>200833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39">
            <text:p>200833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40">
            <text:p>200834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41">
            <text:p>200834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42">
            <text:p>200834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43">
            <text:p>200834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44">
            <text:p>200834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45">
            <text:p>200834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46">
            <text:p>200834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47">
            <text:p>200834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48">
            <text:p>200834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49">
            <text:p>200834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50">
            <text:p>2008350</text:p>
          </table:table-cell>
          <table:table-cell office:value-type="string">
            <text:p>.tif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08351">
            <text:p>200835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52">
            <text:p>200835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53">
            <text:p>200835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54">
            <text:p>200835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55">
            <text:p>200835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58">
            <text:p>200835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59">
            <text:p>2008359</text:p>
          </table:table-cell>
          <table:table-cell office:value-type="string">
            <text:p>.ti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8360">
            <text:p>200836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61">
            <text:p>200836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8362">
            <text:p>200836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63">
            <text:p>200836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8364">
            <text:p>200836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65">
            <text:p>200836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366">
            <text:p>2008366</text:p>
          </table:table-cell>
          <table:table-cell office:value-type="string">
            <text:p>.ti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9001">
            <text:p>2009001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02">
            <text:p>2009002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03">
            <text:p>2009003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04">
            <text:p>2009004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05">
            <text:p>2009005</text:p>
          </table:table-cell>
          <table:table-cell office:value-type="string">
            <text:p>.tif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float" office:value="2009006">
            <text:p>2009006</text:p>
          </table:table-cell>
          <table:table-cell office:value-type="string">
            <text:p>.tif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office:value-type="float" office:value="2009007">
            <text:p>2009007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08">
            <text:p>2009008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09">
            <text:p>2009009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10">
            <text:p>2009010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11">
            <text:p>2009011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12">
            <text:p>2009012</text:p>
          </table:table-cell>
          <table:table-cell office:value-type="string">
            <text:p>.tif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float" office:value="2009013">
            <text:p>2009013</text:p>
          </table:table-cell>
          <table:table-cell office:value-type="string">
            <text:p>.tif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office:value-type="float" office:value="2009014">
            <text:p>2009014</text:p>
          </table:table-cell>
          <table:table-cell office:value-type="string">
            <text:p>.tif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float" office:value="2009015">
            <text:p>2009015</text:p>
          </table:table-cell>
          <table:table-cell office:value-type="string">
            <text:p>.tif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office:value-type="float" office:value="2009016">
            <text:p>2009016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17">
            <text:p>2009017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18">
            <text:p>2009018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19">
            <text:p>2009019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20">
            <text:p>2009020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21">
            <text:p>2009021</text:p>
          </table:table-cell>
          <table:table-cell office:value-type="string">
            <text:p>.tif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float" office:value="2009022">
            <text:p>2009022</text:p>
          </table:table-cell>
          <table:table-cell office:value-type="string">
            <text:p>.tif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office:value-type="float" office:value="2009023">
            <text:p>2009023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24">
            <text:p>2009024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25">
            <text:p>2009025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26">
            <text:p>2009026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27">
            <text:p>2009027</text:p>
          </table:table-cell>
          <table:table-cell office:value-type="string">
            <text:p>.tif</text:p>
          </table:table-cell>
          <table:table-cell table:style-name="ce6" office:value-type="float" office:value="1">
            <text:p>1</text:p>
          </table:table-cell>
        </table:table-row>
        <table:table-row table:style-name="ro1">
          <table:table-cell office:value-type="float" office:value="2009028">
            <text:p>2009028</text:p>
          </table:table-cell>
          <table:table-cell office:value-type="string">
            <text:p>.tif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float" office:value="2009029">
            <text:p>2009029</text:p>
          </table:table-cell>
          <table:table-cell office:value-type="string">
            <text:p>.tif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office:value-type="float" office:value="2009030">
            <text:p>2009030</text:p>
          </table:table-cell>
          <table:table-cell office:value-type="string">
            <text:p>.tif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float" office:value="2009031">
            <text:p>2009031</text:p>
          </table:table-cell>
          <table:table-cell office:value-type="string">
            <text:p>.tif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office:value-type="float" office:value="2009032">
            <text:p>200903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33">
            <text:p>200903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34">
            <text:p>200903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35">
            <text:p>200903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36">
            <text:p>200903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37">
            <text:p>200903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38">
            <text:p>2009038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39">
            <text:p>200903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40">
            <text:p>200904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41">
            <text:p>200904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42">
            <text:p>200904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43">
            <text:p>200904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44">
            <text:p>200904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45">
            <text:p>200904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46">
            <text:p>200904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47">
            <text:p>200904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48">
            <text:p>200904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49">
            <text:p>200904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50">
            <text:p>200905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51">
            <text:p>200905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52">
            <text:p>200905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53">
            <text:p>200905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54">
            <text:p>200905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55">
            <text:p>200905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56">
            <text:p>200905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57">
            <text:p>200905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58">
            <text:p>200905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59">
            <text:p>200905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60">
            <text:p>200906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61">
            <text:p>200906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62">
            <text:p>200906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63">
            <text:p>200906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64">
            <text:p>200906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65">
            <text:p>200906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66">
            <text:p>200906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67">
            <text:p>200906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68">
            <text:p>200906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69">
            <text:p>200906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70">
            <text:p>200907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71">
            <text:p>200907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72">
            <text:p>2009072</text:p>
          </table:table-cell>
          <table:table-cell office:value-type="string">
            <text:p>.tif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9073">
            <text:p>200907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74">
            <text:p>200907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75">
            <text:p>200907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76">
            <text:p>200907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77">
            <text:p>200907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78">
            <text:p>200907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79">
            <text:p>200907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80">
            <text:p>200908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81">
            <text:p>200908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82">
            <text:p>200908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83">
            <text:p>200908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84">
            <text:p>200908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85">
            <text:p>200908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86">
            <text:p>2009086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87">
            <text:p>200908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88">
            <text:p>200908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89">
            <text:p>200908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90">
            <text:p>200909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91">
            <text:p>200909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92">
            <text:p>200909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93">
            <text:p>200909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94">
            <text:p>200909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095">
            <text:p>200909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096">
            <text:p>200909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97">
            <text:p>200909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98">
            <text:p>200909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099">
            <text:p>200909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00">
            <text:p>200910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01">
            <text:p>200910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02">
            <text:p>200910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03">
            <text:p>200910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04">
            <text:p>200910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05">
            <text:p>200910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06">
            <text:p>2009106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07">
            <text:p>200910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08">
            <text:p>200910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09">
            <text:p>200910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10">
            <text:p>200911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11">
            <text:p>200911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12">
            <text:p>200911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13">
            <text:p>200911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14">
            <text:p>200911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15">
            <text:p>200911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16">
            <text:p>200911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17">
            <text:p>200911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18">
            <text:p>2009118</text:p>
          </table:table-cell>
          <table:table-cell office:value-type="string">
            <text:p>.tif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09119">
            <text:p>200911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20">
            <text:p>200912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21">
            <text:p>200912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22">
            <text:p>200912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23">
            <text:p>200912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24">
            <text:p>200912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25">
            <text:p>200912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26">
            <text:p>200912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27">
            <text:p>200912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28">
            <text:p>200912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29">
            <text:p>200912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30">
            <text:p>200913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31">
            <text:p>200913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32">
            <text:p>200913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33">
            <text:p>200913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34">
            <text:p>200913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35">
            <text:p>200913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36">
            <text:p>200913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37">
            <text:p>200913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38">
            <text:p>200913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39">
            <text:p>200913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40">
            <text:p>200914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41">
            <text:p>200914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42">
            <text:p>200914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43">
            <text:p>200914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44">
            <text:p>200914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45">
            <text:p>200914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46">
            <text:p>200914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47">
            <text:p>200914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48">
            <text:p>200914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49">
            <text:p>200914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50">
            <text:p>200915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51">
            <text:p>200915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52">
            <text:p>200915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53">
            <text:p>200915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54">
            <text:p>200915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55">
            <text:p>2009155</text:p>
          </table:table-cell>
          <table:table-cell office:value-type="string">
            <text:p>.tif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09156">
            <text:p>200915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57">
            <text:p>200915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58">
            <text:p>200915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59">
            <text:p>200915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60">
            <text:p>200916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61">
            <text:p>200916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62">
            <text:p>200916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63">
            <text:p>200916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64">
            <text:p>200916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65">
            <text:p>200916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66">
            <text:p>2009166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67">
            <text:p>200916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68">
            <text:p>200916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69">
            <text:p>200916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70">
            <text:p>200917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71">
            <text:p>200917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72">
            <text:p>200917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73">
            <text:p>200917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74">
            <text:p>200917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75">
            <text:p>200917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76">
            <text:p>200917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77">
            <text:p>200917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78">
            <text:p>200917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79">
            <text:p>200917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80">
            <text:p>2009180</text:p>
          </table:table-cell>
          <table:table-cell office:value-type="string">
            <text:p>.ti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9181">
            <text:p>200918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82">
            <text:p>200918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83">
            <text:p>200918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84">
            <text:p>200918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85">
            <text:p>200918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86">
            <text:p>200918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87">
            <text:p>200918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88">
            <text:p>200918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89">
            <text:p>200918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90">
            <text:p>200919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91">
            <text:p>200919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92">
            <text:p>200919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93">
            <text:p>200919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94">
            <text:p>200919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95">
            <text:p>200919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96">
            <text:p>200919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197">
            <text:p>200919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198">
            <text:p>2009198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199">
            <text:p>200919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00">
            <text:p>200920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01">
            <text:p>200920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02">
            <text:p>200920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03">
            <text:p>200920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04">
            <text:p>200920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05">
            <text:p>200920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06">
            <text:p>200920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07">
            <text:p>200920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08">
            <text:p>200920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09">
            <text:p>200920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10">
            <text:p>200921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11">
            <text:p>200921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12">
            <text:p>200921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13">
            <text:p>200921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14">
            <text:p>200921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15">
            <text:p>200921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16">
            <text:p>200921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17">
            <text:p>200921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18">
            <text:p>200921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19">
            <text:p>200921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20">
            <text:p>200922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21">
            <text:p>200922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22">
            <text:p>200922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23">
            <text:p>2009223</text:p>
          </table:table-cell>
          <table:table-cell office:value-type="string">
            <text:p>.tif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9224">
            <text:p>200922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25">
            <text:p>200922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26">
            <text:p>200922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27">
            <text:p>200922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28">
            <text:p>200922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29">
            <text:p>200922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30">
            <text:p>200923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31">
            <text:p>200923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32">
            <text:p>200923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33">
            <text:p>200923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34">
            <text:p>200923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35">
            <text:p>200923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36">
            <text:p>200923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37">
            <text:p>200923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38">
            <text:p>200923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39">
            <text:p>200923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40">
            <text:p>200924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41">
            <text:p>200924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42">
            <text:p>200924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43">
            <text:p>200924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44">
            <text:p>200924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45">
            <text:p>200924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46">
            <text:p>2009246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47">
            <text:p>200924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48">
            <text:p>200924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49">
            <text:p>200924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50">
            <text:p>200925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51">
            <text:p>200925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52">
            <text:p>200925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53">
            <text:p>200925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54">
            <text:p>200925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55">
            <text:p>200925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56">
            <text:p>200925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57">
            <text:p>200925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58">
            <text:p>200925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59">
            <text:p>200925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60">
            <text:p>200926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61">
            <text:p>200926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62">
            <text:p>200926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63">
            <text:p>200926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64">
            <text:p>200926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65">
            <text:p>200926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66">
            <text:p>200926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67">
            <text:p>200926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268">
            <text:p>200926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69">
            <text:p>200926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70">
            <text:p>200927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271">
            <text:p>200927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272">
            <text:p>200927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05">
            <text:p>200930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06">
            <text:p>200930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07">
            <text:p>200930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08">
            <text:p>2009308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09">
            <text:p>200930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10">
            <text:p>200931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11">
            <text:p>200931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12">
            <text:p>200931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13">
            <text:p>200931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14">
            <text:p>200931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15">
            <text:p>200931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16">
            <text:p>200931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17">
            <text:p>200931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18">
            <text:p>200931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19">
            <text:p>200931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20">
            <text:p>200932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21">
            <text:p>200932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22">
            <text:p>200932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23">
            <text:p>200932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24">
            <text:p>200932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25">
            <text:p>200932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26">
            <text:p>200932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27">
            <text:p>200932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28">
            <text:p>200932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29">
            <text:p>2009329</text:p>
          </table:table-cell>
          <table:table-cell office:value-type="string">
            <text:p>.tif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09330">
            <text:p>200933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31">
            <text:p>200933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32">
            <text:p>200933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33">
            <text:p>200933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34">
            <text:p>200933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35">
            <text:p>200933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36">
            <text:p>200933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37">
            <text:p>200933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38">
            <text:p>200933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39">
            <text:p>200933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40">
            <text:p>200934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41">
            <text:p>200934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42">
            <text:p>200934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43">
            <text:p>200934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44">
            <text:p>200934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45">
            <text:p>200934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46">
            <text:p>200934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47">
            <text:p>200934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48">
            <text:p>200934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49">
            <text:p>200934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50">
            <text:p>200935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51">
            <text:p>200935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52">
            <text:p>200935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53">
            <text:p>200935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54">
            <text:p>200935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55">
            <text:p>200935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56">
            <text:p>200935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57">
            <text:p>200935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58">
            <text:p>200935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59">
            <text:p>200935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60">
            <text:p>2009360</text:p>
          </table:table-cell>
          <table:table-cell office:value-type="string">
            <text:p>.tif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09361">
            <text:p>200936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62">
            <text:p>200936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9363">
            <text:p>200936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09364">
            <text:p>200936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9365">
            <text:p>200936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01">
            <text:p>2010001</text:p>
          </table:table-cell>
          <table:table-cell office:value-type="string">
            <text:p>.tif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0002">
            <text:p>2010002</text:p>
          </table:table-cell>
          <table:table-cell office:value-type="string">
            <text:p>.tif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office:value-type="float" office:value="2010003">
            <text:p>2010003</text:p>
          </table:table-cell>
          <table:table-cell office:value-type="string">
            <text:p>.tif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04">
            <text:p>2010004</text:p>
          </table:table-cell>
          <table:table-cell office:value-type="string">
            <text:p>.tif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05">
            <text:p>2010005</text:p>
          </table:table-cell>
          <table:table-cell office:value-type="string">
            <text:p>.tif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06">
            <text:p>2010006</text:p>
          </table:table-cell>
          <table:table-cell office:value-type="string">
            <text:p>.tif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07">
            <text:p>2010007</text:p>
          </table:table-cell>
          <table:table-cell office:value-type="string">
            <text:p>.tif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08">
            <text:p>2010008</text:p>
          </table:table-cell>
          <table:table-cell office:value-type="string">
            <text:p>.tif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0009">
            <text:p>2010009</text:p>
          </table:table-cell>
          <table:table-cell office:value-type="string">
            <text:p>.tif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office:value-type="float" office:value="2010010">
            <text:p>2010010</text:p>
          </table:table-cell>
          <table:table-cell office:value-type="string">
            <text:p>.tif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11">
            <text:p>2010011</text:p>
          </table:table-cell>
          <table:table-cell office:value-type="string">
            <text:p>.tif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12">
            <text:p>2010012</text:p>
          </table:table-cell>
          <table:table-cell office:value-type="string">
            <text:p>.tif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13">
            <text:p>2010013</text:p>
          </table:table-cell>
          <table:table-cell office:value-type="string">
            <text:p>.tif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0014">
            <text:p>2010014</text:p>
          </table:table-cell>
          <table:table-cell office:value-type="string">
            <text:p>.tif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office:value-type="float" office:value="2010015">
            <text:p>2010015</text:p>
          </table:table-cell>
          <table:table-cell office:value-type="string">
            <text:p>.tif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0016">
            <text:p>2010016</text:p>
          </table:table-cell>
          <table:table-cell office:value-type="string">
            <text:p>.tif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office:value-type="float" office:value="2010017">
            <text:p>2010017</text:p>
          </table:table-cell>
          <table:table-cell office:value-type="string">
            <text:p>.tif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0018">
            <text:p>2010018</text:p>
          </table:table-cell>
          <table:table-cell office:value-type="string">
            <text:p>.tif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office:value-type="float" office:value="2010019">
            <text:p>2010019</text:p>
          </table:table-cell>
          <table:table-cell office:value-type="string">
            <text:p>.tif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20">
            <text:p>2010020</text:p>
          </table:table-cell>
          <table:table-cell office:value-type="string">
            <text:p>.tif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21">
            <text:p>2010021</text:p>
          </table:table-cell>
          <table:table-cell office:value-type="string">
            <text:p>.tif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22">
            <text:p>2010022</text:p>
          </table:table-cell>
          <table:table-cell office:value-type="string">
            <text:p>.tif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23">
            <text:p>2010023</text:p>
          </table:table-cell>
          <table:table-cell office:value-type="string">
            <text:p>.tif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24">
            <text:p>2010024</text:p>
          </table:table-cell>
          <table:table-cell office:value-type="string">
            <text:p>.tif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0025">
            <text:p>2010025</text:p>
          </table:table-cell>
          <table:table-cell office:value-type="string">
            <text:p>.tif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office:value-type="float" office:value="2010026">
            <text:p>2010026</text:p>
          </table:table-cell>
          <table:table-cell office:value-type="string">
            <text:p>.tif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27">
            <text:p>2010027</text:p>
          </table:table-cell>
          <table:table-cell office:value-type="string">
            <text:p>.tif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28">
            <text:p>2010028</text:p>
          </table:table-cell>
          <table:table-cell office:value-type="string">
            <text:p>.tif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29">
            <text:p>2010029</text:p>
          </table:table-cell>
          <table:table-cell office:value-type="string">
            <text:p>.tif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2010030">
            <text:p>2010030</text:p>
          </table:table-cell>
          <table:table-cell office:value-type="string">
            <text:p>.tif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office:value-type="float" office:value="2010031">
            <text:p>2010031</text:p>
          </table:table-cell>
          <table:table-cell office:value-type="string">
            <text:p>.tif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float" office:value="2010032">
            <text:p>201003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33">
            <text:p>201003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34">
            <text:p>201003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35">
            <text:p>201003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36">
            <text:p>201003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37">
            <text:p>2010037</text:p>
          </table:table-cell>
          <table:table-cell office:value-type="string">
            <text:p>.ti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0038">
            <text:p>201003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39">
            <text:p>201003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40">
            <text:p>201004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41">
            <text:p>201004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42">
            <text:p>201004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43">
            <text:p>201004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44">
            <text:p>201004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45">
            <text:p>2010045</text:p>
          </table:table-cell>
          <table:table-cell office:value-type="string">
            <text:p>.tif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0046">
            <text:p>201004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47">
            <text:p>201004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48">
            <text:p>2010048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49">
            <text:p>201004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50">
            <text:p>201005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51">
            <text:p>201005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52">
            <text:p>201005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53">
            <text:p>201005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54">
            <text:p>201005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55">
            <text:p>201005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56">
            <text:p>201005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57">
            <text:p>201005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58">
            <text:p>201005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59">
            <text:p>201005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60">
            <text:p>2010060</text:p>
          </table:table-cell>
          <table:table-cell office:value-type="string">
            <text:p>.ti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0061">
            <text:p>201006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62">
            <text:p>201006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63">
            <text:p>201006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64">
            <text:p>201006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65">
            <text:p>201006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66">
            <text:p>2010066</text:p>
          </table:table-cell>
          <table:table-cell office:value-type="string">
            <text:p>.tif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10067">
            <text:p>201006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68">
            <text:p>201006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69">
            <text:p>201006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70">
            <text:p>2010070</text:p>
          </table:table-cell>
          <table:table-cell office:value-type="string">
            <text:p>.ti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0071">
            <text:p>201007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72">
            <text:p>2010072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73">
            <text:p>2010073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74">
            <text:p>201007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75">
            <text:p>201007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76">
            <text:p>201007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77">
            <text:p>201007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78">
            <text:p>201007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79">
            <text:p>201007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80">
            <text:p>201008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81">
            <text:p>201008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82">
            <text:p>201008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83">
            <text:p>201008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84">
            <text:p>201008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85">
            <text:p>201008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86">
            <text:p>201008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87">
            <text:p>201008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88">
            <text:p>2010088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89">
            <text:p>2010089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90">
            <text:p>201009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91">
            <text:p>201009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92">
            <text:p>201009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93">
            <text:p>201009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94">
            <text:p>201009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095">
            <text:p>2010095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96">
            <text:p>2010096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97">
            <text:p>201009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098">
            <text:p>2010098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099">
            <text:p>201009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00">
            <text:p>201010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01">
            <text:p>201010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02">
            <text:p>201010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03">
            <text:p>201010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04">
            <text:p>201010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05">
            <text:p>2010105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06">
            <text:p>201010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07">
            <text:p>2010107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08">
            <text:p>201010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09">
            <text:p>201010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10">
            <text:p>2010110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11">
            <text:p>2010111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12">
            <text:p>2010112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13">
            <text:p>201011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14">
            <text:p>2010114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15">
            <text:p>201011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16">
            <text:p>201011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17">
            <text:p>201011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18">
            <text:p>2010118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19">
            <text:p>201011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20">
            <text:p>201012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21">
            <text:p>201012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22">
            <text:p>201012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23">
            <text:p>201012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24">
            <text:p>201012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25">
            <text:p>201012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26">
            <text:p>2010126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27">
            <text:p>2010127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28">
            <text:p>2010128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29">
            <text:p>2010129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30">
            <text:p>2010130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31">
            <text:p>2010131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32">
            <text:p>2010132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33">
            <text:p>2010133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34">
            <text:p>2010134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35">
            <text:p>2010135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36">
            <text:p>2010136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37">
            <text:p>2010137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38">
            <text:p>2010138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39">
            <text:p>2010139</text:p>
          </table:table-cell>
          <table:table-cell office:value-type="string">
            <text:p>.ti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10140">
            <text:p>2010140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41">
            <text:p>2010141</text:p>
          </table:table-cell>
          <table:table-cell office:value-type="string">
            <text:p>.ti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0142">
            <text:p>2010142</text:p>
          </table:table-cell>
          <table:table-cell office:value-type="string">
            <text:p>.ti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10143">
            <text:p>2010143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0144">
            <text:p>2010144</text:p>
          </table:table-cell>
          <table:table-cell office:value-type="string">
            <text:p>.tif</text:p>
          </table:table-cell>
          <table:table-cell office:value-type="float" office:value="0">
            <text:p>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9">07/09/2010</text:date>, <text:time>09:2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8T15:58:30</meta:creation-date>
    <dc:date>2010-07-08T16:17:23</dc:date>
    <meta:editing-duration>PT00H18M54S</meta:editing-duration>
    <meta:editing-cycles>2</meta:editing-cycles>
    <meta:generator>OpenOffice.org/3.2$Unix OpenOffice.org_project/320m19$Build-9505</meta:generator>
    <meta:document-statistic meta:table-count="3" meta:cell-count="13796" meta:object-count="0"/>
  </office:meta>
</office:document-meta>
</file>